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GGER00" table:style-name="ta1">
        <table:shapes>
          <draw:frame draw:z-index="0" draw:style-name="gr1" draw:text-style-name="P1" svg:width="27.012cm" svg:height="15.194cm" svg:x="12.93cm" svg:y="0.445cm">
            <draw:object draw:notify-on-update-of-ranges="LOGGER00.B1:LOGGER00.B1 LOGGER00.B2:LOGGER00.B1029 LOGGER00.C1:LOGGER00.C1 LOGGER00.C2:LOGGER00.C10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illis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energ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1000/(60*60*24)" office:value-type="time" office:time-value="PT00H00M00S" calcext:value-type="time">
            <text:p>00:00:00</text:p>
          </table:table-cell>
          <table:table-cell office:value-type="float" office:value="1.29" calcext:value-type="float">
            <text:p>1.29</text:p>
          </table:table-cell>
          <table:table-cell office:value-type="float" office:value="501" calcext:value-type="float">
            <text:p>501</text:p>
          </table:table-cell>
          <table:table-cell office:value-type="float" office:value="644.34" calcext:value-type="float">
            <text:p>644.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44" calcext:value-type="float">
            <text:p>15344</text:p>
          </table:table-cell>
          <table:table-cell table:formula="of:=[.A3]/1000/(60*60*24)" office:value-type="time" office:time-value="PT00H00M15.344S" calcext:value-type="time">
            <text:p>00:00:15</text:p>
          </table:table-cell>
          <table:table-cell office:value-type="float" office:value="1.29" calcext:value-type="float">
            <text:p>1.29</text:p>
          </table:table-cell>
          <table:table-cell office:value-type="float" office:value="499.72" calcext:value-type="float">
            <text:p>499.72</text:p>
          </table:table-cell>
          <table:table-cell office:value-type="float" office:value="642.6" calcext:value-type="float">
            <text:p>642.6</text:p>
          </table:table-cell>
          <table:table-cell office:value-type="float" office:value="2.13" calcext:value-type="float">
            <text:p>2.13</text:p>
          </table:table-cell>
          <table:table-cell office:value-type="float" office:value="2.74" calcext:value-type="float">
            <text:p>2.74</text:p>
          </table:table-cell>
        </table:table-row>
        <table:table-row table:style-name="ro1">
          <table:table-cell office:value-type="float" office:value="31344" calcext:value-type="float">
            <text:p>31344</text:p>
          </table:table-cell>
          <table:table-cell table:formula="of:=[.A4]/1000/(60*60*24)" office:value-type="time" office:time-value="PT00H00M31.344S" calcext:value-type="time">
            <text:p>00:00:31</text:p>
          </table:table-cell>
          <table:table-cell office:value-type="float" office:value="1.28" calcext:value-type="float">
            <text:p>1.28</text:p>
          </table:table-cell>
          <table:table-cell office:value-type="float" office:value="499.32" calcext:value-type="float">
            <text:p>499.32</text:p>
          </table:table-cell>
          <table:table-cell office:value-type="float" office:value="638.1" calcext:value-type="float">
            <text:p>638.1</text:p>
          </table:table-cell>
          <table:table-cell office:value-type="float" office:value="4.35" calcext:value-type="float">
            <text:p>4.35</text:p>
          </table:table-cell>
          <table:table-cell office:value-type="float" office:value="5.59" calcext:value-type="float">
            <text:p>5.59</text:p>
          </table:table-cell>
        </table:table-row>
        <table:table-row table:style-name="ro1">
          <table:table-cell office:value-type="float" office:value="47344" calcext:value-type="float">
            <text:p>47344</text:p>
          </table:table-cell>
          <table:table-cell table:formula="of:=[.A5]/1000/(60*60*24)" office:value-type="time" office:time-value="PT00H00M47.344S" calcext:value-type="time">
            <text:p>00:00:47</text:p>
          </table:table-cell>
          <table:table-cell office:value-type="float" office:value="1.28" calcext:value-type="float">
            <text:p>1.28</text:p>
          </table:table-cell>
          <table:table-cell office:value-type="float" office:value="499.4" calcext:value-type="float">
            <text:p>499.4</text:p>
          </table:table-cell>
          <table:table-cell office:value-type="float" office:value="638.2" calcext:value-type="float">
            <text:p>638.2</text:p>
          </table:table-cell>
          <table:table-cell office:value-type="float" office:value="6.57" calcext:value-type="float">
            <text:p>6.57</text:p>
          </table:table-cell>
          <table:table-cell office:value-type="float" office:value="8.43" calcext:value-type="float">
            <text:p>8.43</text:p>
          </table:table-cell>
        </table:table-row>
        <table:table-row table:style-name="ro1">
          <table:table-cell office:value-type="float" office:value="63345" calcext:value-type="float">
            <text:p>63345</text:p>
          </table:table-cell>
          <table:table-cell table:formula="of:=[.A6]/1000/(60*60*24)" office:value-type="time" office:time-value="PT00H01M03.345S" calcext:value-type="time">
            <text:p>00:01:03</text:p>
          </table:table-cell>
          <table:table-cell office:value-type="float" office:value="1.27" calcext:value-type="float">
            <text:p>1.27</text:p>
          </table:table-cell>
          <table:table-cell office:value-type="float" office:value="499.4" calcext:value-type="float">
            <text:p>499.4</text:p>
          </table:table-cell>
          <table:table-cell office:value-type="float" office:value="634.21" calcext:value-type="float">
            <text:p>634.21</text:p>
          </table:table-cell>
          <table:table-cell office:value-type="float" office:value="8.79" calcext:value-type="float">
            <text:p>8.79</text:p>
          </table:table-cell>
          <table:table-cell office:value-type="float" office:value="11.26" calcext:value-type="float">
            <text:p>11.26</text:p>
          </table:table-cell>
        </table:table-row>
        <table:table-row table:style-name="ro1">
          <table:table-cell office:value-type="float" office:value="79344" calcext:value-type="float">
            <text:p>79344</text:p>
          </table:table-cell>
          <table:table-cell table:formula="of:=[.A7]/1000/(60*60*24)" office:value-type="time" office:time-value="PT00H01M19.344S" calcext:value-type="time">
            <text:p>00:01:19</text:p>
          </table:table-cell>
          <table:table-cell office:value-type="float" office:value="1.27" calcext:value-type="float">
            <text:p>1.27</text:p>
          </table:table-cell>
          <table:table-cell office:value-type="float" office:value="499.8" calcext:value-type="float">
            <text:p>499.8</text:p>
          </table:table-cell>
          <table:table-cell office:value-type="float" office:value="632.73" calcext:value-type="float">
            <text:p>632.73</text:p>
          </table:table-cell>
          <table:table-cell office:value-type="float" office:value="11.01" calcext:value-type="float">
            <text:p>11.01</text:p>
          </table:table-cell>
          <table:table-cell office:value-type="float" office:value="14.08" calcext:value-type="float">
            <text:p>14.08</text:p>
          </table:table-cell>
        </table:table-row>
        <table:table-row table:style-name="ro1">
          <table:table-cell office:value-type="float" office:value="95344" calcext:value-type="float">
            <text:p>95344</text:p>
          </table:table-cell>
          <table:table-cell table:formula="of:=[.A8]/1000/(60*60*24)" office:value-type="time" office:time-value="PT00H01M35.344S" calcext:value-type="time">
            <text:p>00:01:35</text:p>
          </table:table-cell>
          <table:table-cell office:value-type="float" office:value="1.27" calcext:value-type="float">
            <text:p>1.27</text:p>
          </table:table-cell>
          <table:table-cell office:value-type="float" office:value="499.4" calcext:value-type="float">
            <text:p>499.4</text:p>
          </table:table-cell>
          <table:table-cell office:value-type="float" office:value="632.22" calcext:value-type="float">
            <text:p>632.22</text:p>
          </table:table-cell>
          <table:table-cell office:value-type="float" office:value="13.23" calcext:value-type="float">
            <text:p>13.23</text:p>
          </table:table-cell>
          <table:table-cell office:value-type="float" office:value="16.9" calcext:value-type="float">
            <text:p>16.9</text:p>
          </table:table-cell>
        </table:table-row>
        <table:table-row table:style-name="ro1">
          <table:table-cell office:value-type="float" office:value="111345" calcext:value-type="float">
            <text:p>111345</text:p>
          </table:table-cell>
          <table:table-cell table:formula="of:=[.A9]/1000/(60*60*24)" office:value-type="time" office:time-value="PT00H01M51.345S" calcext:value-type="time">
            <text:p>00:01:51</text:p>
          </table:table-cell>
          <table:table-cell office:value-type="float" office:value="1.27" calcext:value-type="float">
            <text:p>1.27</text:p>
          </table:table-cell>
          <table:table-cell office:value-type="float" office:value="499.52" calcext:value-type="float">
            <text:p>499.52</text:p>
          </table:table-cell>
          <table:table-cell office:value-type="float" office:value="632.38" calcext:value-type="float">
            <text:p>632.38</text:p>
          </table:table-cell>
          <table:table-cell office:value-type="float" office:value="15.45" calcext:value-type="float">
            <text:p>15.45</text:p>
          </table:table-cell>
          <table:table-cell office:value-type="float" office:value="19.71" calcext:value-type="float">
            <text:p>19.71</text:p>
          </table:table-cell>
        </table:table-row>
        <table:table-row table:style-name="ro1">
          <table:table-cell office:value-type="float" office:value="127344" calcext:value-type="float">
            <text:p>127344</text:p>
          </table:table-cell>
          <table:table-cell table:formula="of:=[.A10]/1000/(60*60*24)" office:value-type="time" office:time-value="PT00H02M07.344S" calcext:value-type="time">
            <text:p>00:02:07</text:p>
          </table:table-cell>
          <table:table-cell office:value-type="float" office:value="1.27" calcext:value-type="float">
            <text:p>1.27</text:p>
          </table:table-cell>
          <table:table-cell office:value-type="float" office:value="499.6" calcext:value-type="float">
            <text:p>499.6</text:p>
          </table:table-cell>
          <table:table-cell office:value-type="float" office:value="632.47" calcext:value-type="float">
            <text:p>632.47</text:p>
          </table:table-cell>
          <table:table-cell office:value-type="float" office:value="17.67" calcext:value-type="float">
            <text:p>17.67</text:p>
          </table:table-cell>
          <table:table-cell office:value-type="float" office:value="22.52" calcext:value-type="float">
            <text:p>22.52</text:p>
          </table:table-cell>
        </table:table-row>
        <table:table-row table:style-name="ro1">
          <table:table-cell office:value-type="float" office:value="143344" calcext:value-type="float">
            <text:p>143344</text:p>
          </table:table-cell>
          <table:table-cell table:formula="of:=[.A11]/1000/(60*60*24)" office:value-type="time" office:time-value="PT00H02M23.344S" calcext:value-type="time">
            <text:p>00:02:23</text:p>
          </table:table-cell>
          <table:table-cell office:value-type="float" office:value="1.26" calcext:value-type="float">
            <text:p>1.26</text:p>
          </table:table-cell>
          <table:table-cell office:value-type="float" office:value="499.2" calcext:value-type="float">
            <text:p>499.2</text:p>
          </table:table-cell>
          <table:table-cell office:value-type="float" office:value="629.97" calcext:value-type="float">
            <text:p>629.97</text:p>
          </table:table-cell>
          <table:table-cell office:value-type="float" office:value="19.89" calcext:value-type="float">
            <text:p>19.89</text:p>
          </table:table-cell>
          <table:table-cell office:value-type="float" office:value="25.33" calcext:value-type="float">
            <text:p>25.33</text:p>
          </table:table-cell>
        </table:table-row>
        <table:table-row table:style-name="ro1">
          <table:table-cell office:value-type="float" office:value="159345" calcext:value-type="float">
            <text:p>159345</text:p>
          </table:table-cell>
          <table:table-cell table:formula="of:=[.A12]/1000/(60*60*24)" office:value-type="time" office:time-value="PT00H02M39.345S" calcext:value-type="time">
            <text:p>00:02:39</text:p>
          </table:table-cell>
          <table:table-cell office:value-type="float" office:value="1.26" calcext:value-type="float">
            <text:p>1.26</text:p>
          </table:table-cell>
          <table:table-cell office:value-type="float" office:value="499.4" calcext:value-type="float">
            <text:p>499.4</text:p>
          </table:table-cell>
          <table:table-cell office:value-type="float" office:value="630.21" calcext:value-type="float">
            <text:p>630.21</text:p>
          </table:table-cell>
          <table:table-cell office:value-type="float" office:value="22.11" calcext:value-type="float">
            <text:p>22.11</text:p>
          </table:table-cell>
          <table:table-cell office:value-type="float" office:value="28.13" calcext:value-type="float">
            <text:p>28.13</text:p>
          </table:table-cell>
        </table:table-row>
        <table:table-row table:style-name="ro1">
          <table:table-cell office:value-type="float" office:value="175344" calcext:value-type="float">
            <text:p>175344</text:p>
          </table:table-cell>
          <table:table-cell table:formula="of:=[.A13]/1000/(60*60*24)" office:value-type="time" office:time-value="PT00H02M55.344S" calcext:value-type="time">
            <text:p>00:02:55</text:p>
          </table:table-cell>
          <table:table-cell office:value-type="float" office:value="1.26" calcext:value-type="float">
            <text:p>1.26</text:p>
          </table:table-cell>
          <table:table-cell office:value-type="float" office:value="499.4" calcext:value-type="float">
            <text:p>499.4</text:p>
          </table:table-cell>
          <table:table-cell office:value-type="float" office:value="628.21" calcext:value-type="float">
            <text:p>628.21</text:p>
          </table:table-cell>
          <table:table-cell office:value-type="float" office:value="24.33" calcext:value-type="float">
            <text:p>24.33</text:p>
          </table:table-cell>
          <table:table-cell office:value-type="float" office:value="30.93" calcext:value-type="float">
            <text:p>30.93</text:p>
          </table:table-cell>
        </table:table-row>
        <table:table-row table:style-name="ro1">
          <table:table-cell office:value-type="float" office:value="191344" calcext:value-type="float">
            <text:p>191344</text:p>
          </table:table-cell>
          <table:table-cell table:formula="of:=[.A14]/1000/(60*60*24)" office:value-type="time" office:time-value="PT00H03M11.344S" calcext:value-type="time">
            <text:p>00:03:11</text:p>
          </table:table-cell>
          <table:table-cell office:value-type="float" office:value="1.26" calcext:value-type="float">
            <text:p>1.26</text:p>
          </table:table-cell>
          <table:table-cell office:value-type="float" office:value="499.52" calcext:value-type="float">
            <text:p>499.52</text:p>
          </table:table-cell>
          <table:table-cell office:value-type="float" office:value="628.37" calcext:value-type="float">
            <text:p>628.37</text:p>
          </table:table-cell>
          <table:table-cell office:value-type="float" office:value="26.55" calcext:value-type="float">
            <text:p>26.55</text:p>
          </table:table-cell>
          <table:table-cell office:value-type="float" office:value="33.73" calcext:value-type="float">
            <text:p>33.73</text:p>
          </table:table-cell>
        </table:table-row>
        <table:table-row table:style-name="ro1">
          <table:table-cell office:value-type="float" office:value="207345" calcext:value-type="float">
            <text:p>207345</text:p>
          </table:table-cell>
          <table:table-cell table:formula="of:=[.A15]/1000/(60*60*24)" office:value-type="time" office:time-value="PT00H03M27.345S" calcext:value-type="time">
            <text:p>00:03:27</text:p>
          </table:table-cell>
          <table:table-cell office:value-type="float" office:value="1.26" calcext:value-type="float">
            <text:p>1.26</text:p>
          </table:table-cell>
          <table:table-cell office:value-type="float" office:value="499.52" calcext:value-type="float">
            <text:p>499.52</text:p>
          </table:table-cell>
          <table:table-cell office:value-type="float" office:value="628.39" calcext:value-type="float">
            <text:p>628.39</text:p>
          </table:table-cell>
          <table:table-cell office:value-type="float" office:value="28.77" calcext:value-type="float">
            <text:p>28.77</text:p>
          </table:table-cell>
          <table:table-cell office:value-type="float" office:value="36.52" calcext:value-type="float">
            <text:p>36.52</text:p>
          </table:table-cell>
        </table:table-row>
        <table:table-row table:style-name="ro1">
          <table:table-cell office:value-type="float" office:value="223344" calcext:value-type="float">
            <text:p>223344</text:p>
          </table:table-cell>
          <table:table-cell table:formula="of:=[.A16]/1000/(60*60*24)" office:value-type="time" office:time-value="PT00H03M43.344S" calcext:value-type="time">
            <text:p>00:03:43</text:p>
          </table:table-cell>
          <table:table-cell office:value-type="float" office:value="1.25" calcext:value-type="float">
            <text:p>1.25</text:p>
          </table:table-cell>
          <table:table-cell office:value-type="float" office:value="499.6" calcext:value-type="float">
            <text:p>499.6</text:p>
          </table:table-cell>
          <table:table-cell office:value-type="float" office:value="626.47" calcext:value-type="float">
            <text:p>626.47</text:p>
          </table:table-cell>
          <table:table-cell office:value-type="float" office:value="30.99" calcext:value-type="float">
            <text:p>30.99</text:p>
          </table:table-cell>
          <table:table-cell office:value-type="float" office:value="39.31" calcext:value-type="float">
            <text:p>39.31</text:p>
          </table:table-cell>
        </table:table-row>
        <table:table-row table:style-name="ro1">
          <table:table-cell office:value-type="float" office:value="239345" calcext:value-type="float">
            <text:p>239345</text:p>
          </table:table-cell>
          <table:table-cell table:formula="of:=[.A17]/1000/(60*60*24)" office:value-type="time" office:time-value="PT00H03M59.345S" calcext:value-type="time">
            <text:p>00:03:59</text:p>
          </table:table-cell>
          <table:table-cell office:value-type="float" office:value="1.25" calcext:value-type="float">
            <text:p>1.25</text:p>
          </table:table-cell>
          <table:table-cell office:value-type="float" office:value="499.2" calcext:value-type="float">
            <text:p>499.2</text:p>
          </table:table-cell>
          <table:table-cell office:value-type="float" office:value="625.98" calcext:value-type="float">
            <text:p>625.98</text:p>
          </table:table-cell>
          <table:table-cell office:value-type="float" office:value="33.21" calcext:value-type="float">
            <text:p>33.21</text:p>
          </table:table-cell>
          <table:table-cell office:value-type="float" office:value="42.09" calcext:value-type="float">
            <text:p>42.09</text:p>
          </table:table-cell>
        </table:table-row>
        <table:table-row table:style-name="ro1">
          <table:table-cell office:value-type="float" office:value="255344" calcext:value-type="float">
            <text:p>255344</text:p>
          </table:table-cell>
          <table:table-cell table:formula="of:=[.A18]/1000/(60*60*24)" office:value-type="time" office:time-value="PT00H04M15.344S" calcext:value-type="time">
            <text:p>00:04:15</text:p>
          </table:table-cell>
          <table:table-cell office:value-type="float" office:value="1.25" calcext:value-type="float">
            <text:p>1.25</text:p>
          </table:table-cell>
          <table:table-cell office:value-type="float" office:value="499.2" calcext:value-type="float">
            <text:p>499.2</text:p>
          </table:table-cell>
          <table:table-cell office:value-type="float" office:value="625.97" calcext:value-type="float">
            <text:p>625.97</text:p>
          </table:table-cell>
          <table:table-cell office:value-type="float" office:value="35.43" calcext:value-type="float">
            <text:p>35.43</text:p>
          </table:table-cell>
          <table:table-cell office:value-type="float" office:value="44.88" calcext:value-type="float">
            <text:p>44.88</text:p>
          </table:table-cell>
        </table:table-row>
        <table:table-row table:style-name="ro1">
          <table:table-cell office:value-type="float" office:value="271344" calcext:value-type="float">
            <text:p>271344</text:p>
          </table:table-cell>
          <table:table-cell table:formula="of:=[.A19]/1000/(60*60*24)" office:value-type="time" office:time-value="PT00H04M31.344S" calcext:value-type="time">
            <text:p>00:04:31</text:p>
          </table:table-cell>
          <table:table-cell office:value-type="float" office:value="1.25" calcext:value-type="float">
            <text:p>1.25</text:p>
          </table:table-cell>
          <table:table-cell office:value-type="float" office:value="499.6" calcext:value-type="float">
            <text:p>499.6</text:p>
          </table:table-cell>
          <table:table-cell office:value-type="float" office:value="624.46" calcext:value-type="float">
            <text:p>624.46</text:p>
          </table:table-cell>
          <table:table-cell office:value-type="float" office:value="37.65" calcext:value-type="float">
            <text:p>37.65</text:p>
          </table:table-cell>
          <table:table-cell office:value-type="float" office:value="47.66" calcext:value-type="float">
            <text:p>47.66</text:p>
          </table:table-cell>
        </table:table-row>
        <table:table-row table:style-name="ro1">
          <table:table-cell office:value-type="float" office:value="287344" calcext:value-type="float">
            <text:p>287344</text:p>
          </table:table-cell>
          <table:table-cell table:formula="of:=[.A20]/1000/(60*60*24)" office:value-type="time" office:time-value="PT00H04M47.344S" calcext:value-type="time">
            <text:p>00:04:47</text:p>
          </table:table-cell>
          <table:table-cell office:value-type="float" office:value="1.25" calcext:value-type="float">
            <text:p>1.25</text:p>
          </table:table-cell>
          <table:table-cell office:value-type="float" office:value="499.2" calcext:value-type="float">
            <text:p>499.2</text:p>
          </table:table-cell>
          <table:table-cell office:value-type="float" office:value="625.97" calcext:value-type="float">
            <text:p>625.97</text:p>
          </table:table-cell>
          <table:table-cell office:value-type="float" office:value="39.87" calcext:value-type="float">
            <text:p>39.87</text:p>
          </table:table-cell>
          <table:table-cell office:value-type="float" office:value="50.44" calcext:value-type="float">
            <text:p>50.44</text:p>
          </table:table-cell>
        </table:table-row>
        <table:table-row table:style-name="ro1">
          <table:table-cell office:value-type="float" office:value="303345" calcext:value-type="float">
            <text:p>303345</text:p>
          </table:table-cell>
          <table:table-cell table:formula="of:=[.A21]/1000/(60*60*24)" office:value-type="time" office:time-value="PT00H05M03.345S" calcext:value-type="time">
            <text:p>00:05:03</text:p>
          </table:table-cell>
          <table:table-cell office:value-type="float" office:value="1.25" calcext:value-type="float">
            <text:p>1.25</text:p>
          </table:table-cell>
          <table:table-cell office:value-type="float" office:value="499.6" calcext:value-type="float">
            <text:p>499.6</text:p>
          </table:table-cell>
          <table:table-cell office:value-type="float" office:value="624.48" calcext:value-type="float">
            <text:p>624.48</text:p>
          </table:table-cell>
          <table:table-cell office:value-type="float" office:value="42.09" calcext:value-type="float">
            <text:p>42.09</text:p>
          </table:table-cell>
          <table:table-cell office:value-type="float" office:value="53.21" calcext:value-type="float">
            <text:p>53.21</text:p>
          </table:table-cell>
        </table:table-row>
        <table:table-row table:style-name="ro1">
          <table:table-cell office:value-type="float" office:value="319344" calcext:value-type="float">
            <text:p>319344</text:p>
          </table:table-cell>
          <table:table-cell table:formula="of:=[.A22]/1000/(60*60*24)" office:value-type="time" office:time-value="PT00H05M19.344S" calcext:value-type="time">
            <text:p>00:05:19</text:p>
          </table:table-cell>
          <table:table-cell office:value-type="float" office:value="1.25" calcext:value-type="float">
            <text:p>1.25</text:p>
          </table:table-cell>
          <table:table-cell office:value-type="float" office:value="499.52" calcext:value-type="float">
            <text:p>499.52</text:p>
          </table:table-cell>
          <table:table-cell office:value-type="float" office:value="624.36" calcext:value-type="float">
            <text:p>624.36</text:p>
          </table:table-cell>
          <table:table-cell office:value-type="float" office:value="44.31" calcext:value-type="float">
            <text:p>44.31</text:p>
          </table:table-cell>
          <table:table-cell office:value-type="float" office:value="55.98" calcext:value-type="float">
            <text:p>55.98</text:p>
          </table:table-cell>
        </table:table-row>
        <table:table-row table:style-name="ro1">
          <table:table-cell office:value-type="float" office:value="335344" calcext:value-type="float">
            <text:p>335344</text:p>
          </table:table-cell>
          <table:table-cell table:formula="of:=[.A23]/1000/(60*60*24)" office:value-type="time" office:time-value="PT00H05M35.344S" calcext:value-type="time">
            <text:p>00:05:35</text:p>
          </table:table-cell>
          <table:table-cell office:value-type="float" office:value="1.25" calcext:value-type="float">
            <text:p>1.25</text:p>
          </table:table-cell>
          <table:table-cell office:value-type="float" office:value="499.4" calcext:value-type="float">
            <text:p>499.4</text:p>
          </table:table-cell>
          <table:table-cell office:value-type="float" office:value="622.21" calcext:value-type="float">
            <text:p>622.21</text:p>
          </table:table-cell>
          <table:table-cell office:value-type="float" office:value="46.53" calcext:value-type="float">
            <text:p>46.53</text:p>
          </table:table-cell>
          <table:table-cell office:value-type="float" office:value="58.75" calcext:value-type="float">
            <text:p>58.75</text:p>
          </table:table-cell>
        </table:table-row>
        <table:table-row table:style-name="ro1">
          <table:table-cell office:value-type="float" office:value="351344" calcext:value-type="float">
            <text:p>351344</text:p>
          </table:table-cell>
          <table:table-cell table:formula="of:=[.A24]/1000/(60*60*24)" office:value-type="time" office:time-value="PT00H05M51.344S" calcext:value-type="time">
            <text:p>00:05:51</text:p>
          </table:table-cell>
          <table:table-cell office:value-type="float" office:value="1.25" calcext:value-type="float">
            <text:p>1.25</text:p>
          </table:table-cell>
          <table:table-cell office:value-type="float" office:value="499.4" calcext:value-type="float">
            <text:p>499.4</text:p>
          </table:table-cell>
          <table:table-cell office:value-type="float" office:value="622.21" calcext:value-type="float">
            <text:p>622.21</text:p>
          </table:table-cell>
          <table:table-cell office:value-type="float" office:value="48.75" calcext:value-type="float">
            <text:p>48.75</text:p>
          </table:table-cell>
          <table:table-cell office:value-type="float" office:value="61.52" calcext:value-type="float">
            <text:p>61.52</text:p>
          </table:table-cell>
        </table:table-row>
        <table:table-row table:style-name="ro1">
          <table:table-cell office:value-type="float" office:value="367344" calcext:value-type="float">
            <text:p>367344</text:p>
          </table:table-cell>
          <table:table-cell table:formula="of:=[.A25]/1000/(60*60*24)" office:value-type="time" office:time-value="PT00H06M07.344S" calcext:value-type="time">
            <text:p>00:06:07</text:p>
          </table:table-cell>
          <table:table-cell office:value-type="float" office:value="1.25" calcext:value-type="float">
            <text:p>1.25</text:p>
          </table:table-cell>
          <table:table-cell office:value-type="float" office:value="499.4" calcext:value-type="float">
            <text:p>499.4</text:p>
          </table:table-cell>
          <table:table-cell office:value-type="float" office:value="622.22" calcext:value-type="float">
            <text:p>622.22</text:p>
          </table:table-cell>
          <table:table-cell office:value-type="float" office:value="50.97" calcext:value-type="float">
            <text:p>50.97</text:p>
          </table:table-cell>
          <table:table-cell office:value-type="float" office:value="64.29" calcext:value-type="float">
            <text:p>64.29</text:p>
          </table:table-cell>
        </table:table-row>
        <table:table-row table:style-name="ro1">
          <table:table-cell office:value-type="float" office:value="383344" calcext:value-type="float">
            <text:p>383344</text:p>
          </table:table-cell>
          <table:table-cell table:formula="of:=[.A26]/1000/(60*60*24)" office:value-type="time" office:time-value="PT00H06M23.344S" calcext:value-type="time">
            <text:p>00:06:23</text:p>
          </table:table-cell>
          <table:table-cell office:value-type="float" office:value="1.25" calcext:value-type="float">
            <text:p>1.25</text:p>
          </table:table-cell>
          <table:table-cell office:value-type="float" office:value="499.2" calcext:value-type="float">
            <text:p>499.2</text:p>
          </table:table-cell>
          <table:table-cell office:value-type="float" office:value="621.97" calcext:value-type="float">
            <text:p>621.97</text:p>
          </table:table-cell>
          <table:table-cell office:value-type="float" office:value="53.19" calcext:value-type="float">
            <text:p>53.19</text:p>
          </table:table-cell>
          <table:table-cell office:value-type="float" office:value="67.05" calcext:value-type="float">
            <text:p>67.05</text:p>
          </table:table-cell>
        </table:table-row>
        <table:table-row table:style-name="ro1">
          <table:table-cell office:value-type="float" office:value="399344" calcext:value-type="float">
            <text:p>399344</text:p>
          </table:table-cell>
          <table:table-cell table:formula="of:=[.A27]/1000/(60*60*24)" office:value-type="time" office:time-value="PT00H06M39.344S" calcext:value-type="time">
            <text:p>00:06:39</text:p>
          </table:table-cell>
          <table:table-cell office:value-type="float" office:value="1.25" calcext:value-type="float">
            <text:p>1.25</text:p>
          </table:table-cell>
          <table:table-cell office:value-type="float" office:value="499.32" calcext:value-type="float">
            <text:p>499.32</text:p>
          </table:table-cell>
          <table:table-cell office:value-type="float" office:value="622.12" calcext:value-type="float">
            <text:p>622.12</text:p>
          </table:table-cell>
          <table:table-cell office:value-type="float" office:value="55.41" calcext:value-type="float">
            <text:p>55.41</text:p>
          </table:table-cell>
          <table:table-cell office:value-type="float" office:value="69.81" calcext:value-type="float">
            <text:p>69.81</text:p>
          </table:table-cell>
        </table:table-row>
        <table:table-row table:style-name="ro1">
          <table:table-cell office:value-type="float" office:value="415344" calcext:value-type="float">
            <text:p>415344</text:p>
          </table:table-cell>
          <table:table-cell table:formula="of:=[.A28]/1000/(60*60*24)" office:value-type="time" office:time-value="PT00H06M55.344S" calcext:value-type="time">
            <text:p>00:06:55</text:p>
          </table:table-cell>
          <table:table-cell office:value-type="float" office:value="1.24" calcext:value-type="float">
            <text:p>1.24</text:p>
          </table:table-cell>
          <table:table-cell office:value-type="float" office:value="499.4" calcext:value-type="float">
            <text:p>499.4</text:p>
          </table:table-cell>
          <table:table-cell office:value-type="float" office:value="620.21" calcext:value-type="float">
            <text:p>620.21</text:p>
          </table:table-cell>
          <table:table-cell office:value-type="float" office:value="57.63" calcext:value-type="float">
            <text:p>57.63</text:p>
          </table:table-cell>
          <table:table-cell office:value-type="float" office:value="72.57" calcext:value-type="float">
            <text:p>72.57</text:p>
          </table:table-cell>
        </table:table-row>
        <table:table-row table:style-name="ro1">
          <table:table-cell office:value-type="float" office:value="431344" calcext:value-type="float">
            <text:p>431344</text:p>
          </table:table-cell>
          <table:table-cell table:formula="of:=[.A29]/1000/(60*60*24)" office:value-type="time" office:time-value="PT00H07M11.344S" calcext:value-type="time">
            <text:p>00:07:11</text:p>
          </table:table-cell>
          <table:table-cell office:value-type="float" office:value="1.24" calcext:value-type="float">
            <text:p>1.24</text:p>
          </table:table-cell>
          <table:table-cell office:value-type="float" office:value="499.8" calcext:value-type="float">
            <text:p>499.8</text:p>
          </table:table-cell>
          <table:table-cell office:value-type="float" office:value="618.72" calcext:value-type="float">
            <text:p>618.72</text:p>
          </table:table-cell>
          <table:table-cell office:value-type="float" office:value="59.85" calcext:value-type="float">
            <text:p>59.85</text:p>
          </table:table-cell>
          <table:table-cell office:value-type="float" office:value="75.33" calcext:value-type="float">
            <text:p>75.33</text:p>
          </table:table-cell>
        </table:table-row>
        <table:table-row table:style-name="ro1">
          <table:table-cell office:value-type="float" office:value="447344" calcext:value-type="float">
            <text:p>447344</text:p>
          </table:table-cell>
          <table:table-cell table:formula="of:=[.A30]/1000/(60*60*24)" office:value-type="time" office:time-value="PT00H07M27.344S" calcext:value-type="time">
            <text:p>00:07:27</text:p>
          </table:table-cell>
          <table:table-cell office:value-type="float" office:value="1.24" calcext:value-type="float">
            <text:p>1.24</text:p>
          </table:table-cell>
          <table:table-cell office:value-type="float" office:value="499.4" calcext:value-type="float">
            <text:p>499.4</text:p>
          </table:table-cell>
          <table:table-cell office:value-type="float" office:value="620.23" calcext:value-type="float">
            <text:p>620.23</text:p>
          </table:table-cell>
          <table:table-cell office:value-type="float" office:value="62.07" calcext:value-type="float">
            <text:p>62.07</text:p>
          </table:table-cell>
          <table:table-cell office:value-type="float" office:value="78.09" calcext:value-type="float">
            <text:p>78.09</text:p>
          </table:table-cell>
        </table:table-row>
        <table:table-row table:style-name="ro1">
          <table:table-cell office:value-type="float" office:value="463344" calcext:value-type="float">
            <text:p>463344</text:p>
          </table:table-cell>
          <table:table-cell table:formula="of:=[.A31]/1000/(60*60*24)" office:value-type="time" office:time-value="PT00H07M43.344S" calcext:value-type="time">
            <text:p>00:07:43</text:p>
          </table:table-cell>
          <table:table-cell office:value-type="float" office:value="1.24" calcext:value-type="float">
            <text:p>1.24</text:p>
          </table:table-cell>
          <table:table-cell office:value-type="float" office:value="499.6" calcext:value-type="float">
            <text:p>499.6</text:p>
          </table:table-cell>
          <table:table-cell office:value-type="float" office:value="620.48" calcext:value-type="float">
            <text:p>620.48</text:p>
          </table:table-cell>
          <table:table-cell office:value-type="float" office:value="64.29" calcext:value-type="float">
            <text:p>64.29</text:p>
          </table:table-cell>
          <table:table-cell office:value-type="float" office:value="80.84" calcext:value-type="float">
            <text:p>80.84</text:p>
          </table:table-cell>
        </table:table-row>
        <table:table-row table:style-name="ro1">
          <table:table-cell office:value-type="float" office:value="479344" calcext:value-type="float">
            <text:p>479344</text:p>
          </table:table-cell>
          <table:table-cell table:formula="of:=[.A32]/1000/(60*60*24)" office:value-type="time" office:time-value="PT00H07M59.344S" calcext:value-type="time">
            <text:p>00:07:59</text:p>
          </table:table-cell>
          <table:table-cell office:value-type="float" office:value="1.24" calcext:value-type="float">
            <text:p>1.24</text:p>
          </table:table-cell>
          <table:table-cell office:value-type="float" office:value="499.4" calcext:value-type="float">
            <text:p>499.4</text:p>
          </table:table-cell>
          <table:table-cell office:value-type="float" office:value="620.25" calcext:value-type="float">
            <text:p>620.25</text:p>
          </table:table-cell>
          <table:table-cell office:value-type="float" office:value="66.51" calcext:value-type="float">
            <text:p>66.51</text:p>
          </table:table-cell>
          <table:table-cell office:value-type="float" office:value="83.59" calcext:value-type="float">
            <text:p>83.59</text:p>
          </table:table-cell>
        </table:table-row>
        <table:table-row table:style-name="ro1">
          <table:table-cell office:value-type="float" office:value="495344" calcext:value-type="float">
            <text:p>495344</text:p>
          </table:table-cell>
          <table:table-cell table:formula="of:=[.A33]/1000/(60*60*24)" office:value-type="time" office:time-value="PT00H08M15.344S" calcext:value-type="time">
            <text:p>00:08:15</text:p>
          </table:table-cell>
          <table:table-cell office:value-type="float" office:value="1.24" calcext:value-type="float">
            <text:p>1.24</text:p>
          </table:table-cell>
          <table:table-cell office:value-type="float" office:value="499.4" calcext:value-type="float">
            <text:p>499.4</text:p>
          </table:table-cell>
          <table:table-cell office:value-type="float" office:value="618.24" calcext:value-type="float">
            <text:p>618.24</text:p>
          </table:table-cell>
          <table:table-cell office:value-type="float" office:value="68.73" calcext:value-type="float">
            <text:p>68.73</text:p>
          </table:table-cell>
          <table:table-cell office:value-type="float" office:value="86.34" calcext:value-type="float">
            <text:p>86.34</text:p>
          </table:table-cell>
        </table:table-row>
        <table:table-row table:style-name="ro1">
          <table:table-cell office:value-type="float" office:value="511344" calcext:value-type="float">
            <text:p>511344</text:p>
          </table:table-cell>
          <table:table-cell table:formula="of:=[.A34]/1000/(60*60*24)" office:value-type="time" office:time-value="PT00H08M31.344S" calcext:value-type="time">
            <text:p>00:08:31</text:p>
          </table:table-cell>
          <table:table-cell office:value-type="float" office:value="1.24" calcext:value-type="float">
            <text:p>1.24</text:p>
          </table:table-cell>
          <table:table-cell office:value-type="float" office:value="499.6" calcext:value-type="float">
            <text:p>499.6</text:p>
          </table:table-cell>
          <table:table-cell office:value-type="float" office:value="618.48" calcext:value-type="float">
            <text:p>618.48</text:p>
          </table:table-cell>
          <table:table-cell office:value-type="float" office:value="70.95" calcext:value-type="float">
            <text:p>70.95</text:p>
          </table:table-cell>
          <table:table-cell office:value-type="float" office:value="89.09" calcext:value-type="float">
            <text:p>89.09</text:p>
          </table:table-cell>
        </table:table-row>
        <table:table-row table:style-name="ro1">
          <table:table-cell office:value-type="float" office:value="527344" calcext:value-type="float">
            <text:p>527344</text:p>
          </table:table-cell>
          <table:table-cell table:formula="of:=[.A35]/1000/(60*60*24)" office:value-type="time" office:time-value="PT00H08M47.344S" calcext:value-type="time">
            <text:p>00:08:47</text:p>
          </table:table-cell>
          <table:table-cell office:value-type="float" office:value="1.24" calcext:value-type="float">
            <text:p>1.24</text:p>
          </table:table-cell>
          <table:table-cell office:value-type="float" office:value="499.6" calcext:value-type="float">
            <text:p>499.6</text:p>
          </table:table-cell>
          <table:table-cell office:value-type="float" office:value="618.48" calcext:value-type="float">
            <text:p>618.48</text:p>
          </table:table-cell>
          <table:table-cell office:value-type="float" office:value="73.17" calcext:value-type="float">
            <text:p>73.17</text:p>
          </table:table-cell>
          <table:table-cell office:value-type="float" office:value="91.84" calcext:value-type="float">
            <text:p>91.84</text:p>
          </table:table-cell>
        </table:table-row>
        <table:table-row table:style-name="ro1">
          <table:table-cell office:value-type="float" office:value="543345" calcext:value-type="float">
            <text:p>543345</text:p>
          </table:table-cell>
          <table:table-cell table:formula="of:=[.A36]/1000/(60*60*24)" office:value-type="time" office:time-value="PT00H09M03.345S" calcext:value-type="time">
            <text:p>00:09:03</text:p>
          </table:table-cell>
          <table:table-cell office:value-type="float" office:value="1.23" calcext:value-type="float">
            <text:p>1.23</text:p>
          </table:table-cell>
          <table:table-cell office:value-type="float" office:value="499.32" calcext:value-type="float">
            <text:p>499.32</text:p>
          </table:table-cell>
          <table:table-cell office:value-type="float" office:value="616.13" calcext:value-type="float">
            <text:p>616.13</text:p>
          </table:table-cell>
          <table:table-cell office:value-type="float" office:value="75.39" calcext:value-type="float">
            <text:p>75.39</text:p>
          </table:table-cell>
          <table:table-cell office:value-type="float" office:value="94.58" calcext:value-type="float">
            <text:p>94.58</text:p>
          </table:table-cell>
        </table:table-row>
        <table:table-row table:style-name="ro1">
          <table:table-cell office:value-type="float" office:value="559344" calcext:value-type="float">
            <text:p>559344</text:p>
          </table:table-cell>
          <table:table-cell table:formula="of:=[.A37]/1000/(60*60*24)" office:value-type="time" office:time-value="PT00H09M19.344S" calcext:value-type="time">
            <text:p>00:09:19</text:p>
          </table:table-cell>
          <table:table-cell office:value-type="float" office:value="1.23" calcext:value-type="float">
            <text:p>1.23</text:p>
          </table:table-cell>
          <table:table-cell office:value-type="float" office:value="499.4" calcext:value-type="float">
            <text:p>499.4</text:p>
          </table:table-cell>
          <table:table-cell office:value-type="float" office:value="616.22" calcext:value-type="float">
            <text:p>616.22</text:p>
          </table:table-cell>
          <table:table-cell office:value-type="float" office:value="77.61" calcext:value-type="float">
            <text:p>77.61</text:p>
          </table:table-cell>
          <table:table-cell office:value-type="float" office:value="97.33" calcext:value-type="float">
            <text:p>97.33</text:p>
          </table:table-cell>
        </table:table-row>
        <table:table-row table:style-name="ro1">
          <table:table-cell office:value-type="float" office:value="575344" calcext:value-type="float">
            <text:p>575344</text:p>
          </table:table-cell>
          <table:table-cell table:formula="of:=[.A38]/1000/(60*60*24)" office:value-type="time" office:time-value="PT00H09M35.344S" calcext:value-type="time">
            <text:p>00:09:35</text:p>
          </table:table-cell>
          <table:table-cell office:value-type="float" office:value="1.23" calcext:value-type="float">
            <text:p>1.23</text:p>
          </table:table-cell>
          <table:table-cell office:value-type="float" office:value="499.6" calcext:value-type="float">
            <text:p>499.6</text:p>
          </table:table-cell>
          <table:table-cell office:value-type="float" office:value="616.48" calcext:value-type="float">
            <text:p>616.48</text:p>
          </table:table-cell>
          <table:table-cell office:value-type="float" office:value="79.83" calcext:value-type="float">
            <text:p>79.83</text:p>
          </table:table-cell>
          <table:table-cell office:value-type="float" office:value="100.07" calcext:value-type="float">
            <text:p>100.07</text:p>
          </table:table-cell>
        </table:table-row>
        <table:table-row table:style-name="ro1">
          <table:table-cell office:value-type="float" office:value="591344" calcext:value-type="float">
            <text:p>591344</text:p>
          </table:table-cell>
          <table:table-cell table:formula="of:=[.A39]/1000/(60*60*24)" office:value-type="time" office:time-value="PT00H09M51.344S" calcext:value-type="time">
            <text:p>00:09:51</text:p>
          </table:table-cell>
          <table:table-cell office:value-type="float" office:value="1.23" calcext:value-type="float">
            <text:p>1.23</text:p>
          </table:table-cell>
          <table:table-cell office:value-type="float" office:value="499.52" calcext:value-type="float">
            <text:p>499.52</text:p>
          </table:table-cell>
          <table:table-cell office:value-type="float" office:value="616.39" calcext:value-type="float">
            <text:p>616.39</text:p>
          </table:table-cell>
          <table:table-cell office:value-type="float" office:value="82.05" calcext:value-type="float">
            <text:p>82.05</text:p>
          </table:table-cell>
          <table:table-cell office:value-type="float" office:value="102.81" calcext:value-type="float">
            <text:p>102.81</text:p>
          </table:table-cell>
        </table:table-row>
        <table:table-row table:style-name="ro1">
          <table:table-cell office:value-type="float" office:value="607344" calcext:value-type="float">
            <text:p>607344</text:p>
          </table:table-cell>
          <table:table-cell table:formula="of:=[.A40]/1000/(60*60*24)" office:value-type="time" office:time-value="PT00H10M07.344S" calcext:value-type="time">
            <text:p>00:10:07</text:p>
          </table:table-cell>
          <table:table-cell office:value-type="float" office:value="1.23" calcext:value-type="float">
            <text:p>1.23</text:p>
          </table:table-cell>
          <table:table-cell office:value-type="float" office:value="499.72" calcext:value-type="float">
            <text:p>499.72</text:p>
          </table:table-cell>
          <table:table-cell office:value-type="float" office:value="614.63" calcext:value-type="float">
            <text:p>614.63</text:p>
          </table:table-cell>
          <table:table-cell office:value-type="float" office:value="84.27" calcext:value-type="float">
            <text:p>84.27</text:p>
          </table:table-cell>
          <table:table-cell office:value-type="float" office:value="105.55" calcext:value-type="float">
            <text:p>105.55</text:p>
          </table:table-cell>
        </table:table-row>
        <table:table-row table:style-name="ro1">
          <table:table-cell office:value-type="float" office:value="623344" calcext:value-type="float">
            <text:p>623344</text:p>
          </table:table-cell>
          <table:table-cell table:formula="of:=[.A41]/1000/(60*60*24)" office:value-type="time" office:time-value="PT00H10M23.344S" calcext:value-type="time">
            <text:p>00:10:23</text:p>
          </table:table-cell>
          <table:table-cell office:value-type="float" office:value="1.23" calcext:value-type="float">
            <text:p>1.23</text:p>
          </table:table-cell>
          <table:table-cell office:value-type="float" office:value="499.72" calcext:value-type="float">
            <text:p>499.72</text:p>
          </table:table-cell>
          <table:table-cell office:value-type="float" office:value="616.64" calcext:value-type="float">
            <text:p>616.64</text:p>
          </table:table-cell>
          <table:table-cell office:value-type="float" office:value="86.49" calcext:value-type="float">
            <text:p>86.49</text:p>
          </table:table-cell>
          <table:table-cell office:value-type="float" office:value="108.29" calcext:value-type="float">
            <text:p>108.29</text:p>
          </table:table-cell>
        </table:table-row>
        <table:table-row table:style-name="ro1">
          <table:table-cell office:value-type="float" office:value="639344" calcext:value-type="float">
            <text:p>639344</text:p>
          </table:table-cell>
          <table:table-cell table:formula="of:=[.A42]/1000/(60*60*24)" office:value-type="time" office:time-value="PT00H10M39.344S" calcext:value-type="time">
            <text:p>00:10:39</text:p>
          </table:table-cell>
          <table:table-cell office:value-type="float" office:value="1.23" calcext:value-type="float">
            <text:p>1.23</text:p>
          </table:table-cell>
          <table:table-cell office:value-type="float" office:value="499.4" calcext:value-type="float">
            <text:p>499.4</text:p>
          </table:table-cell>
          <table:table-cell office:value-type="float" office:value="614.23" calcext:value-type="float">
            <text:p>614.23</text:p>
          </table:table-cell>
          <table:table-cell office:value-type="float" office:value="88.71" calcext:value-type="float">
            <text:p>88.71</text:p>
          </table:table-cell>
          <table:table-cell office:value-type="float" office:value="111.02" calcext:value-type="float">
            <text:p>111.02</text:p>
          </table:table-cell>
        </table:table-row>
        <table:table-row table:style-name="ro1">
          <table:table-cell office:value-type="float" office:value="655345" calcext:value-type="float">
            <text:p>655345</text:p>
          </table:table-cell>
          <table:table-cell table:formula="of:=[.A43]/1000/(60*60*24)" office:value-type="time" office:time-value="PT00H10M55.345S" calcext:value-type="time">
            <text:p>00:10:55</text:p>
          </table:table-cell>
          <table:table-cell office:value-type="float" office:value="1.23" calcext:value-type="float">
            <text:p>1.23</text:p>
          </table:table-cell>
          <table:table-cell office:value-type="float" office:value="499.6" calcext:value-type="float">
            <text:p>499.6</text:p>
          </table:table-cell>
          <table:table-cell office:value-type="float" office:value="616.49" calcext:value-type="float">
            <text:p>616.49</text:p>
          </table:table-cell>
          <table:table-cell office:value-type="float" office:value="90.93" calcext:value-type="float">
            <text:p>90.93</text:p>
          </table:table-cell>
          <table:table-cell office:value-type="float" office:value="113.76" calcext:value-type="float">
            <text:p>113.76</text:p>
          </table:table-cell>
        </table:table-row>
        <table:table-row table:style-name="ro1">
          <table:table-cell office:value-type="float" office:value="671344" calcext:value-type="float">
            <text:p>671344</text:p>
          </table:table-cell>
          <table:table-cell table:formula="of:=[.A44]/1000/(60*60*24)" office:value-type="time" office:time-value="PT00H11M11.344S" calcext:value-type="time">
            <text:p>00:11:11</text:p>
          </table:table-cell>
          <table:table-cell office:value-type="float" office:value="1.23" calcext:value-type="float">
            <text:p>1.23</text:p>
          </table:table-cell>
          <table:table-cell office:value-type="float" office:value="499.52" calcext:value-type="float">
            <text:p>499.52</text:p>
          </table:table-cell>
          <table:table-cell office:value-type="float" office:value="614.38" calcext:value-type="float">
            <text:p>614.38</text:p>
          </table:table-cell>
          <table:table-cell office:value-type="float" office:value="93.15" calcext:value-type="float">
            <text:p>93.15</text:p>
          </table:table-cell>
          <table:table-cell office:value-type="float" office:value="116.49" calcext:value-type="float">
            <text:p>116.49</text:p>
          </table:table-cell>
        </table:table-row>
        <table:table-row table:style-name="ro1">
          <table:table-cell office:value-type="float" office:value="687344" calcext:value-type="float">
            <text:p>687344</text:p>
          </table:table-cell>
          <table:table-cell table:formula="of:=[.A45]/1000/(60*60*24)" office:value-type="time" office:time-value="PT00H11M27.344S" calcext:value-type="time">
            <text:p>00:11:27</text:p>
          </table:table-cell>
          <table:table-cell office:value-type="float" office:value="1.23" calcext:value-type="float">
            <text:p>1.23</text:p>
          </table:table-cell>
          <table:table-cell office:value-type="float" office:value="499.72" calcext:value-type="float">
            <text:p>499.72</text:p>
          </table:table-cell>
          <table:table-cell office:value-type="float" office:value="614.64" calcext:value-type="float">
            <text:p>614.64</text:p>
          </table:table-cell>
          <table:table-cell office:value-type="float" office:value="95.37" calcext:value-type="float">
            <text:p>95.37</text:p>
          </table:table-cell>
          <table:table-cell office:value-type="float" office:value="119.22" calcext:value-type="float">
            <text:p>119.22</text:p>
          </table:table-cell>
        </table:table-row>
        <table:table-row table:style-name="ro1">
          <table:table-cell office:value-type="float" office:value="703344" calcext:value-type="float">
            <text:p>703344</text:p>
          </table:table-cell>
          <table:table-cell table:formula="of:=[.A46]/1000/(60*60*24)" office:value-type="time" office:time-value="PT00H11M43.344S" calcext:value-type="time">
            <text:p>00:11:43</text:p>
          </table:table-cell>
          <table:table-cell office:value-type="float" office:value="1.23" calcext:value-type="float">
            <text:p>1.23</text:p>
          </table:table-cell>
          <table:table-cell office:value-type="float" office:value="499.32" calcext:value-type="float">
            <text:p>499.32</text:p>
          </table:table-cell>
          <table:table-cell office:value-type="float" office:value="614.13" calcext:value-type="float">
            <text:p>614.13</text:p>
          </table:table-cell>
          <table:table-cell office:value-type="float" office:value="97.59" calcext:value-type="float">
            <text:p>97.59</text:p>
          </table:table-cell>
          <table:table-cell office:value-type="float" office:value="121.95" calcext:value-type="float">
            <text:p>121.95</text:p>
          </table:table-cell>
        </table:table-row>
        <table:table-row table:style-name="ro1">
          <table:table-cell office:value-type="float" office:value="719345" calcext:value-type="float">
            <text:p>719345</text:p>
          </table:table-cell>
          <table:table-cell table:formula="of:=[.A47]/1000/(60*60*24)" office:value-type="time" office:time-value="PT00H11M59.345S" calcext:value-type="time">
            <text:p>00:11:59</text:p>
          </table:table-cell>
          <table:table-cell office:value-type="float" office:value="1.23" calcext:value-type="float">
            <text:p>1.23</text:p>
          </table:table-cell>
          <table:table-cell office:value-type="float" office:value="499.4" calcext:value-type="float">
            <text:p>499.4</text:p>
          </table:table-cell>
          <table:table-cell office:value-type="float" office:value="614.23" calcext:value-type="float">
            <text:p>614.23</text:p>
          </table:table-cell>
          <table:table-cell office:value-type="float" office:value="99.81" calcext:value-type="float">
            <text:p>99.81</text:p>
          </table:table-cell>
          <table:table-cell office:value-type="float" office:value="124.68" calcext:value-type="float">
            <text:p>124.68</text:p>
          </table:table-cell>
        </table:table-row>
        <table:table-row table:style-name="ro1">
          <table:table-cell office:value-type="float" office:value="735344" calcext:value-type="float">
            <text:p>735344</text:p>
          </table:table-cell>
          <table:table-cell table:formula="of:=[.A48]/1000/(60*60*24)" office:value-type="time" office:time-value="PT00H12M15.344S" calcext:value-type="time">
            <text:p>00:12:15</text:p>
          </table:table-cell>
          <table:table-cell office:value-type="float" office:value="1.23" calcext:value-type="float">
            <text:p>1.23</text:p>
          </table:table-cell>
          <table:table-cell office:value-type="float" office:value="499.4" calcext:value-type="float">
            <text:p>499.4</text:p>
          </table:table-cell>
          <table:table-cell office:value-type="float" office:value="614.25" calcext:value-type="float">
            <text:p>614.25</text:p>
          </table:table-cell>
          <table:table-cell office:value-type="float" office:value="102.03" calcext:value-type="float">
            <text:p>102.03</text:p>
          </table:table-cell>
          <table:table-cell office:value-type="float" office:value="127.41" calcext:value-type="float">
            <text:p>127.41</text:p>
          </table:table-cell>
        </table:table-row>
        <table:table-row table:style-name="ro1">
          <table:table-cell office:value-type="float" office:value="751344" calcext:value-type="float">
            <text:p>751344</text:p>
          </table:table-cell>
          <table:table-cell table:formula="of:=[.A49]/1000/(60*60*24)" office:value-type="time" office:time-value="PT00H12M31.344S" calcext:value-type="time">
            <text:p>00:12:31</text:p>
          </table:table-cell>
          <table:table-cell office:value-type="float" office:value="1.23" calcext:value-type="float">
            <text:p>1.23</text:p>
          </table:table-cell>
          <table:table-cell office:value-type="float" office:value="499.52" calcext:value-type="float">
            <text:p>499.52</text:p>
          </table:table-cell>
          <table:table-cell office:value-type="float" office:value="614.38" calcext:value-type="float">
            <text:p>614.38</text:p>
          </table:table-cell>
          <table:table-cell office:value-type="float" office:value="104.25" calcext:value-type="float">
            <text:p>104.25</text:p>
          </table:table-cell>
          <table:table-cell office:value-type="float" office:value="130.14" calcext:value-type="float">
            <text:p>130.14</text:p>
          </table:table-cell>
        </table:table-row>
        <table:table-row table:style-name="ro1">
          <table:table-cell office:value-type="float" office:value="767345" calcext:value-type="float">
            <text:p>767345</text:p>
          </table:table-cell>
          <table:table-cell table:formula="of:=[.A50]/1000/(60*60*24)" office:value-type="time" office:time-value="PT00H12M47.345S" calcext:value-type="time">
            <text:p>00:12:47</text:p>
          </table:table-cell>
          <table:table-cell office:value-type="float" office:value="1.23" calcext:value-type="float">
            <text:p>1.23</text:p>
          </table:table-cell>
          <table:table-cell office:value-type="float" office:value="499.2" calcext:value-type="float">
            <text:p>499.2</text:p>
          </table:table-cell>
          <table:table-cell office:value-type="float" office:value="611.99" calcext:value-type="float">
            <text:p>611.99</text:p>
          </table:table-cell>
          <table:table-cell office:value-type="float" office:value="106.46" calcext:value-type="float">
            <text:p>106.46</text:p>
          </table:table-cell>
          <table:table-cell office:value-type="float" office:value="132.87" calcext:value-type="float">
            <text:p>132.87</text:p>
          </table:table-cell>
        </table:table-row>
        <table:table-row table:style-name="ro1">
          <table:table-cell office:value-type="float" office:value="783343" calcext:value-type="float">
            <text:p>783343</text:p>
          </table:table-cell>
          <table:table-cell table:formula="of:=[.A51]/1000/(60*60*24)" office:value-type="time" office:time-value="PT00H13M03.343S" calcext:value-type="time">
            <text:p>00:13:03</text:p>
          </table:table-cell>
          <table:table-cell office:value-type="float" office:value="1.23" calcext:value-type="float">
            <text:p>1.23</text:p>
          </table:table-cell>
          <table:table-cell office:value-type="float" office:value="499.6" calcext:value-type="float">
            <text:p>499.6</text:p>
          </table:table-cell>
          <table:table-cell office:value-type="float" office:value="612.48" calcext:value-type="float">
            <text:p>612.48</text:p>
          </table:table-cell>
          <table:table-cell office:value-type="float" office:value="108.68" calcext:value-type="float">
            <text:p>108.68</text:p>
          </table:table-cell>
          <table:table-cell office:value-type="float" office:value="135.59" calcext:value-type="float">
            <text:p>135.59</text:p>
          </table:table-cell>
        </table:table-row>
        <table:table-row table:style-name="ro1">
          <table:table-cell office:value-type="float" office:value="799345" calcext:value-type="float">
            <text:p>799345</text:p>
          </table:table-cell>
          <table:table-cell table:formula="of:=[.A52]/1000/(60*60*24)" office:value-type="time" office:time-value="PT00H13M19.345S" calcext:value-type="time">
            <text:p>00:13:19</text:p>
          </table:table-cell>
          <table:table-cell office:value-type="float" office:value="1.23" calcext:value-type="float">
            <text:p>1.23</text:p>
          </table:table-cell>
          <table:table-cell office:value-type="float" office:value="499.52" calcext:value-type="float">
            <text:p>499.52</text:p>
          </table:table-cell>
          <table:table-cell office:value-type="float" office:value="612.39" calcext:value-type="float">
            <text:p>612.39</text:p>
          </table:table-cell>
          <table:table-cell office:value-type="float" office:value="110.9" calcext:value-type="float">
            <text:p>110.9</text:p>
          </table:table-cell>
          <table:table-cell office:value-type="float" office:value="138.31" calcext:value-type="float">
            <text:p>138.31</text:p>
          </table:table-cell>
        </table:table-row>
        <table:table-row table:style-name="ro1">
          <table:table-cell office:value-type="float" office:value="815344" calcext:value-type="float">
            <text:p>815344</text:p>
          </table:table-cell>
          <table:table-cell table:formula="of:=[.A53]/1000/(60*60*24)" office:value-type="time" office:time-value="PT00H13M35.344S" calcext:value-type="time">
            <text:p>00:13:35</text:p>
          </table:table-cell>
          <table:table-cell office:value-type="float" office:value="1.23" calcext:value-type="float">
            <text:p>1.23</text:p>
          </table:table-cell>
          <table:table-cell office:value-type="float" office:value="499.72" calcext:value-type="float">
            <text:p>499.72</text:p>
          </table:table-cell>
          <table:table-cell office:value-type="float" office:value="612.63" calcext:value-type="float">
            <text:p>612.63</text:p>
          </table:table-cell>
          <table:table-cell office:value-type="float" office:value="113.12" calcext:value-type="float">
            <text:p>113.12</text:p>
          </table:table-cell>
          <table:table-cell office:value-type="float" office:value="141.04" calcext:value-type="float">
            <text:p>141.04</text:p>
          </table:table-cell>
        </table:table-row>
        <table:table-row table:style-name="ro1">
          <table:table-cell office:value-type="float" office:value="831345" calcext:value-type="float">
            <text:p>831345</text:p>
          </table:table-cell>
          <table:table-cell table:formula="of:=[.A54]/1000/(60*60*24)" office:value-type="time" office:time-value="PT00H13M51.345S" calcext:value-type="time">
            <text:p>00:13:51</text:p>
          </table:table-cell>
          <table:table-cell office:value-type="float" office:value="1.23" calcext:value-type="float">
            <text:p>1.23</text:p>
          </table:table-cell>
          <table:table-cell office:value-type="float" office:value="499.72" calcext:value-type="float">
            <text:p>499.72</text:p>
          </table:table-cell>
          <table:table-cell office:value-type="float" office:value="612.62" calcext:value-type="float">
            <text:p>612.62</text:p>
          </table:table-cell>
          <table:table-cell office:value-type="float" office:value="115.34" calcext:value-type="float">
            <text:p>115.34</text:p>
          </table:table-cell>
          <table:table-cell office:value-type="float" office:value="143.76" calcext:value-type="float">
            <text:p>143.76</text:p>
          </table:table-cell>
        </table:table-row>
        <table:table-row table:style-name="ro1">
          <table:table-cell office:value-type="float" office:value="847344" calcext:value-type="float">
            <text:p>847344</text:p>
          </table:table-cell>
          <table:table-cell table:formula="of:=[.A55]/1000/(60*60*24)" office:value-type="time" office:time-value="PT00H14M07.344S" calcext:value-type="time">
            <text:p>00:14:07</text:p>
          </table:table-cell>
          <table:table-cell office:value-type="float" office:value="1.23" calcext:value-type="float">
            <text:p>1.23</text:p>
          </table:table-cell>
          <table:table-cell office:value-type="float" office:value="499.4" calcext:value-type="float">
            <text:p>499.4</text:p>
          </table:table-cell>
          <table:table-cell office:value-type="float" office:value="612.22" calcext:value-type="float">
            <text:p>612.22</text:p>
          </table:table-cell>
          <table:table-cell office:value-type="float" office:value="117.56" calcext:value-type="float">
            <text:p>117.56</text:p>
          </table:table-cell>
          <table:table-cell office:value-type="float" office:value="146.48" calcext:value-type="float">
            <text:p>146.48</text:p>
          </table:table-cell>
        </table:table-row>
        <table:table-row table:style-name="ro1">
          <table:table-cell office:value-type="float" office:value="863344" calcext:value-type="float">
            <text:p>863344</text:p>
          </table:table-cell>
          <table:table-cell table:formula="of:=[.A56]/1000/(60*60*24)" office:value-type="time" office:time-value="PT00H14M23.344S" calcext:value-type="time">
            <text:p>00:14:23</text:p>
          </table:table-cell>
          <table:table-cell office:value-type="float" office:value="1.23" calcext:value-type="float">
            <text:p>1.23</text:p>
          </table:table-cell>
          <table:table-cell office:value-type="float" office:value="499.52" calcext:value-type="float">
            <text:p>499.52</text:p>
          </table:table-cell>
          <table:table-cell office:value-type="float" office:value="612.4" calcext:value-type="float">
            <text:p>612.4</text:p>
          </table:table-cell>
          <table:table-cell office:value-type="float" office:value="119.78" calcext:value-type="float">
            <text:p>119.78</text:p>
          </table:table-cell>
          <table:table-cell office:value-type="float" office:value="149.2" calcext:value-type="float">
            <text:p>149.2</text:p>
          </table:table-cell>
        </table:table-row>
        <table:table-row table:style-name="ro1">
          <table:table-cell office:value-type="float" office:value="879344" calcext:value-type="float">
            <text:p>879344</text:p>
          </table:table-cell>
          <table:table-cell table:formula="of:=[.A57]/1000/(60*60*24)" office:value-type="time" office:time-value="PT00H14M39.344S" calcext:value-type="time">
            <text:p>00:14:39</text:p>
          </table:table-cell>
          <table:table-cell office:value-type="float" office:value="1.23" calcext:value-type="float">
            <text:p>1.23</text:p>
          </table:table-cell>
          <table:table-cell office:value-type="float" office:value="499.52" calcext:value-type="float">
            <text:p>499.52</text:p>
          </table:table-cell>
          <table:table-cell office:value-type="float" office:value="612.38" calcext:value-type="float">
            <text:p>612.38</text:p>
          </table:table-cell>
          <table:table-cell office:value-type="float" office:value="122" calcext:value-type="float">
            <text:p>122</text:p>
          </table:table-cell>
          <table:table-cell office:value-type="float" office:value="151.92" calcext:value-type="float">
            <text:p>151.92</text:p>
          </table:table-cell>
        </table:table-row>
        <table:table-row table:style-name="ro1">
          <table:table-cell office:value-type="float" office:value="895343" calcext:value-type="float">
            <text:p>895343</text:p>
          </table:table-cell>
          <table:table-cell table:formula="of:=[.A58]/1000/(60*60*24)" office:value-type="time" office:time-value="PT00H14M55.343S" calcext:value-type="time">
            <text:p>00:14:55</text:p>
          </table:table-cell>
          <table:table-cell office:value-type="float" office:value="1.23" calcext:value-type="float">
            <text:p>1.23</text:p>
          </table:table-cell>
          <table:table-cell office:value-type="float" office:value="499.8" calcext:value-type="float">
            <text:p>499.8</text:p>
          </table:table-cell>
          <table:table-cell office:value-type="float" office:value="612.72" calcext:value-type="float">
            <text:p>612.72</text:p>
          </table:table-cell>
          <table:table-cell office:value-type="float" office:value="124.22" calcext:value-type="float">
            <text:p>124.22</text:p>
          </table:table-cell>
          <table:table-cell office:value-type="float" office:value="154.63" calcext:value-type="float">
            <text:p>154.63</text:p>
          </table:table-cell>
        </table:table-row>
        <table:table-row table:style-name="ro1">
          <table:table-cell office:value-type="float" office:value="911345" calcext:value-type="float">
            <text:p>911345</text:p>
          </table:table-cell>
          <table:table-cell table:formula="of:=[.A59]/1000/(60*60*24)" office:value-type="time" office:time-value="PT00H15M11.345S" calcext:value-type="time">
            <text:p>00:15:11</text:p>
          </table:table-cell>
          <table:table-cell office:value-type="float" office:value="1.22" calcext:value-type="float">
            <text:p>1.22</text:p>
          </table:table-cell>
          <table:table-cell office:value-type="float" office:value="499.52" calcext:value-type="float">
            <text:p>499.52</text:p>
          </table:table-cell>
          <table:table-cell office:value-type="float" office:value="610.38" calcext:value-type="float">
            <text:p>610.38</text:p>
          </table:table-cell>
          <table:table-cell office:value-type="float" office:value="126.44" calcext:value-type="float">
            <text:p>126.44</text:p>
          </table:table-cell>
          <table:table-cell office:value-type="float" office:value="157.35" calcext:value-type="float">
            <text:p>157.35</text:p>
          </table:table-cell>
        </table:table-row>
        <table:table-row table:style-name="ro1">
          <table:table-cell office:value-type="float" office:value="927344" calcext:value-type="float">
            <text:p>927344</text:p>
          </table:table-cell>
          <table:table-cell table:formula="of:=[.A60]/1000/(60*60*24)" office:value-type="time" office:time-value="PT00H15M27.344S" calcext:value-type="time">
            <text:p>00:15:27</text:p>
          </table:table-cell>
          <table:table-cell office:value-type="float" office:value="1.22" calcext:value-type="float">
            <text:p>1.22</text:p>
          </table:table-cell>
          <table:table-cell office:value-type="float" office:value="499.4" calcext:value-type="float">
            <text:p>499.4</text:p>
          </table:table-cell>
          <table:table-cell office:value-type="float" office:value="610.23" calcext:value-type="float">
            <text:p>610.23</text:p>
          </table:table-cell>
          <table:table-cell office:value-type="float" office:value="128.66" calcext:value-type="float">
            <text:p>128.66</text:p>
          </table:table-cell>
          <table:table-cell office:value-type="float" office:value="160.06" calcext:value-type="float">
            <text:p>160.06</text:p>
          </table:table-cell>
        </table:table-row>
        <table:table-row table:style-name="ro1">
          <table:table-cell office:value-type="float" office:value="943344" calcext:value-type="float">
            <text:p>943344</text:p>
          </table:table-cell>
          <table:table-cell table:formula="of:=[.A61]/1000/(60*60*24)" office:value-type="time" office:time-value="PT00H15M43.344S" calcext:value-type="time">
            <text:p>00:15:43</text:p>
          </table:table-cell>
          <table:table-cell office:value-type="float" office:value="1.22" calcext:value-type="float">
            <text:p>1.22</text:p>
          </table:table-cell>
          <table:table-cell office:value-type="float" office:value="499.6" calcext:value-type="float">
            <text:p>499.6</text:p>
          </table:table-cell>
          <table:table-cell office:value-type="float" office:value="610.48" calcext:value-type="float">
            <text:p>610.48</text:p>
          </table:table-cell>
          <table:table-cell office:value-type="float" office:value="130.88" calcext:value-type="float">
            <text:p>130.88</text:p>
          </table:table-cell>
          <table:table-cell office:value-type="float" office:value="162.77" calcext:value-type="float">
            <text:p>162.77</text:p>
          </table:table-cell>
        </table:table-row>
        <table:table-row table:style-name="ro1">
          <table:table-cell office:value-type="float" office:value="959343" calcext:value-type="float">
            <text:p>959343</text:p>
          </table:table-cell>
          <table:table-cell table:formula="of:=[.A62]/1000/(60*60*24)" office:value-type="time" office:time-value="PT00H15M59.343S" calcext:value-type="time">
            <text:p>00:15:59</text:p>
          </table:table-cell>
          <table:table-cell office:value-type="float" office:value="1.22" calcext:value-type="float">
            <text:p>1.22</text:p>
          </table:table-cell>
          <table:table-cell office:value-type="float" office:value="499.52" calcext:value-type="float">
            <text:p>499.52</text:p>
          </table:table-cell>
          <table:table-cell office:value-type="float" office:value="610.38" calcext:value-type="float">
            <text:p>610.38</text:p>
          </table:table-cell>
          <table:table-cell office:value-type="float" office:value="133.1" calcext:value-type="float">
            <text:p>133.1</text:p>
          </table:table-cell>
          <table:table-cell office:value-type="float" office:value="165.48" calcext:value-type="float">
            <text:p>165.48</text:p>
          </table:table-cell>
        </table:table-row>
        <table:table-row table:style-name="ro1">
          <table:table-cell office:value-type="float" office:value="975345" calcext:value-type="float">
            <text:p>975345</text:p>
          </table:table-cell>
          <table:table-cell table:formula="of:=[.A63]/1000/(60*60*24)" office:value-type="time" office:time-value="PT00H16M15.345S" calcext:value-type="time">
            <text:p>00:16:15</text:p>
          </table:table-cell>
          <table:table-cell office:value-type="float" office:value="1.22" calcext:value-type="float">
            <text:p>1.22</text:p>
          </table:table-cell>
          <table:table-cell office:value-type="float" office:value="500" calcext:value-type="float">
            <text:p>500</text:p>
          </table:table-cell>
          <table:table-cell office:value-type="float" office:value="610.98" calcext:value-type="float">
            <text:p>610.98</text:p>
          </table:table-cell>
          <table:table-cell office:value-type="float" office:value="135.32" calcext:value-type="float">
            <text:p>135.32</text:p>
          </table:table-cell>
          <table:table-cell office:value-type="float" office:value="168.2" calcext:value-type="float">
            <text:p>168.2</text:p>
          </table:table-cell>
        </table:table-row>
        <table:table-row table:style-name="ro1">
          <table:table-cell office:value-type="float" office:value="991344" calcext:value-type="float">
            <text:p>991344</text:p>
          </table:table-cell>
          <table:table-cell table:formula="of:=[.A64]/1000/(60*60*24)" office:value-type="time" office:time-value="PT00H16M31.344S" calcext:value-type="time">
            <text:p>00:16:31</text:p>
          </table:table-cell>
          <table:table-cell office:value-type="float" office:value="1.22" calcext:value-type="float">
            <text:p>1.22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8.14" calcext:value-type="float">
            <text:p>608.14</text:p>
          </table:table-cell>
          <table:table-cell office:value-type="float" office:value="137.54" calcext:value-type="float">
            <text:p>137.54</text:p>
          </table:table-cell>
          <table:table-cell office:value-type="float" office:value="170.9" calcext:value-type="float">
            <text:p>170.9</text:p>
          </table:table-cell>
        </table:table-row>
        <table:table-row table:style-name="ro1">
          <table:table-cell office:value-type="float" office:value="1007344" calcext:value-type="float">
            <text:p>1007344</text:p>
          </table:table-cell>
          <table:table-cell table:formula="of:=[.A65]/1000/(60*60*24)" office:value-type="time" office:time-value="PT00H16M47.344S" calcext:value-type="time">
            <text:p>00:16:47</text:p>
          </table:table-cell>
          <table:table-cell office:value-type="float" office:value="1.22" calcext:value-type="float">
            <text:p>1.22</text:p>
          </table:table-cell>
          <table:table-cell office:value-type="float" office:value="499.72" calcext:value-type="float">
            <text:p>499.72</text:p>
          </table:table-cell>
          <table:table-cell office:value-type="float" office:value="608.63" calcext:value-type="float">
            <text:p>608.63</text:p>
          </table:table-cell>
          <table:table-cell office:value-type="float" office:value="139.76" calcext:value-type="float">
            <text:p>139.76</text:p>
          </table:table-cell>
          <table:table-cell office:value-type="float" office:value="173.61" calcext:value-type="float">
            <text:p>173.61</text:p>
          </table:table-cell>
        </table:table-row>
        <table:table-row table:style-name="ro1">
          <table:table-cell office:value-type="float" office:value="1023345" calcext:value-type="float">
            <text:p>1023345</text:p>
          </table:table-cell>
          <table:table-cell table:formula="of:=[.A66]/1000/(60*60*24)" office:value-type="time" office:time-value="PT00H17M03.345S" calcext:value-type="time">
            <text:p>00:17:03</text:p>
          </table:table-cell>
          <table:table-cell office:value-type="float" office:value="1.22" calcext:value-type="float">
            <text:p>1.22</text:p>
          </table:table-cell>
          <table:table-cell office:value-type="float" office:value="499.4" calcext:value-type="float">
            <text:p>499.4</text:p>
          </table:table-cell>
          <table:table-cell office:value-type="float" office:value="608.24" calcext:value-type="float">
            <text:p>608.24</text:p>
          </table:table-cell>
          <table:table-cell office:value-type="float" office:value="141.98" calcext:value-type="float">
            <text:p>141.98</text:p>
          </table:table-cell>
          <table:table-cell office:value-type="float" office:value="176.32" calcext:value-type="float">
            <text:p>176.32</text:p>
          </table:table-cell>
        </table:table-row>
        <table:table-row table:style-name="ro1">
          <table:table-cell office:value-type="float" office:value="1039345" calcext:value-type="float">
            <text:p>1039345</text:p>
          </table:table-cell>
          <table:table-cell table:formula="of:=[.A67]/1000/(60*60*24)" office:value-type="time" office:time-value="PT00H17M19.345S" calcext:value-type="time">
            <text:p>00:17:19</text:p>
          </table:table-cell>
          <table:table-cell office:value-type="float" office:value="1.22" calcext:value-type="float">
            <text:p>1.22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8.16" calcext:value-type="float">
            <text:p>608.16</text:p>
          </table:table-cell>
          <table:table-cell office:value-type="float" office:value="144.2" calcext:value-type="float">
            <text:p>144.2</text:p>
          </table:table-cell>
          <table:table-cell office:value-type="float" office:value="179.02" calcext:value-type="float">
            <text:p>179.02</text:p>
          </table:table-cell>
        </table:table-row>
        <table:table-row table:style-name="ro1">
          <table:table-cell office:value-type="float" office:value="1055344" calcext:value-type="float">
            <text:p>1055344</text:p>
          </table:table-cell>
          <table:table-cell table:formula="of:=[.A68]/1000/(60*60*24)" office:value-type="time" office:time-value="PT00H17M35.344S" calcext:value-type="time">
            <text:p>00:17:35</text:p>
          </table:table-cell>
          <table:table-cell office:value-type="float" office:value="1.21" calcext:value-type="float">
            <text:p>1.21</text:p>
          </table:table-cell>
          <table:table-cell office:value-type="float" office:value="499.72" calcext:value-type="float">
            <text:p>499.72</text:p>
          </table:table-cell>
          <table:table-cell office:value-type="float" office:value="606.64" calcext:value-type="float">
            <text:p>606.64</text:p>
          </table:table-cell>
          <table:table-cell office:value-type="float" office:value="146.42" calcext:value-type="float">
            <text:p>146.42</text:p>
          </table:table-cell>
          <table:table-cell office:value-type="float" office:value="181.73" calcext:value-type="float">
            <text:p>181.73</text:p>
          </table:table-cell>
        </table:table-row>
        <table:table-row table:style-name="ro1">
          <table:table-cell office:value-type="float" office:value="1071344" calcext:value-type="float">
            <text:p>1071344</text:p>
          </table:table-cell>
          <table:table-cell table:formula="of:=[.A69]/1000/(60*60*24)" office:value-type="time" office:time-value="PT00H17M51.344S" calcext:value-type="time">
            <text:p>00:17:51</text:p>
          </table:table-cell>
          <table:table-cell office:value-type="float" office:value="1.22" calcext:value-type="float">
            <text:p>1.22</text:p>
          </table:table-cell>
          <table:table-cell office:value-type="float" office:value="499.6" calcext:value-type="float">
            <text:p>499.6</text:p>
          </table:table-cell>
          <table:table-cell office:value-type="float" office:value="608.5" calcext:value-type="float">
            <text:p>608.5</text:p>
          </table:table-cell>
          <table:table-cell office:value-type="float" office:value="148.64" calcext:value-type="float">
            <text:p>148.64</text:p>
          </table:table-cell>
          <table:table-cell office:value-type="float" office:value="184.43" calcext:value-type="float">
            <text:p>184.43</text:p>
          </table:table-cell>
        </table:table-row>
        <table:table-row table:style-name="ro1">
          <table:table-cell office:value-type="float" office:value="1087345" calcext:value-type="float">
            <text:p>1087345</text:p>
          </table:table-cell>
          <table:table-cell table:formula="of:=[.A70]/1000/(60*60*24)" office:value-type="time" office:time-value="PT00H18M07.345S" calcext:value-type="time">
            <text:p>00:18:07</text:p>
          </table:table-cell>
          <table:table-cell office:value-type="float" office:value="1.22" calcext:value-type="float">
            <text:p>1.22</text:p>
          </table:table-cell>
          <table:table-cell office:value-type="float" office:value="499.4" calcext:value-type="float">
            <text:p>499.4</text:p>
          </table:table-cell>
          <table:table-cell office:value-type="float" office:value="608.23" calcext:value-type="float">
            <text:p>608.23</text:p>
          </table:table-cell>
          <table:table-cell office:value-type="float" office:value="150.86" calcext:value-type="float">
            <text:p>150.86</text:p>
          </table:table-cell>
          <table:table-cell office:value-type="float" office:value="187.13" calcext:value-type="float">
            <text:p>187.13</text:p>
          </table:table-cell>
        </table:table-row>
        <table:table-row table:style-name="ro1">
          <table:table-cell office:value-type="float" office:value="1103344" calcext:value-type="float">
            <text:p>1103344</text:p>
          </table:table-cell>
          <table:table-cell table:formula="of:=[.A71]/1000/(60*60*24)" office:value-type="time" office:time-value="PT00H18M23.344S" calcext:value-type="time">
            <text:p>00:18:23</text:p>
          </table:table-cell>
          <table:table-cell office:value-type="float" office:value="1.22" calcext:value-type="float">
            <text:p>1.22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8.39" calcext:value-type="float">
            <text:p>608.39</text:p>
          </table:table-cell>
          <table:table-cell office:value-type="float" office:value="153.08" calcext:value-type="float">
            <text:p>153.08</text:p>
          </table:table-cell>
          <table:table-cell office:value-type="float" office:value="189.83" calcext:value-type="float">
            <text:p>189.83</text:p>
          </table:table-cell>
        </table:table-row>
        <table:table-row table:style-name="ro1">
          <table:table-cell office:value-type="float" office:value="1119345" calcext:value-type="float">
            <text:p>1119345</text:p>
          </table:table-cell>
          <table:table-cell table:formula="of:=[.A72]/1000/(60*60*24)" office:value-type="time" office:time-value="PT00H18M39.345S" calcext:value-type="time">
            <text:p>00:18:39</text:p>
          </table:table-cell>
          <table:table-cell office:value-type="float" office:value="1.22" calcext:value-type="float">
            <text:p>1.22</text:p>
          </table:table-cell>
          <table:table-cell office:value-type="float" office:value="499.72" calcext:value-type="float">
            <text:p>499.72</text:p>
          </table:table-cell>
          <table:table-cell office:value-type="float" office:value="608.63" calcext:value-type="float">
            <text:p>608.63</text:p>
          </table:table-cell>
          <table:table-cell office:value-type="float" office:value="155.3" calcext:value-type="float">
            <text:p>155.3</text:p>
          </table:table-cell>
          <table:table-cell office:value-type="float" office:value="192.53" calcext:value-type="float">
            <text:p>192.53</text:p>
          </table:table-cell>
        </table:table-row>
        <table:table-row table:style-name="ro1">
          <table:table-cell office:value-type="float" office:value="1135344" calcext:value-type="float">
            <text:p>1135344</text:p>
          </table:table-cell>
          <table:table-cell table:formula="of:=[.A73]/1000/(60*60*24)" office:value-type="time" office:time-value="PT00H18M55.344S" calcext:value-type="time">
            <text:p>00:18:55</text:p>
          </table:table-cell>
          <table:table-cell office:value-type="float" office:value="1.21" calcext:value-type="float">
            <text:p>1.21</text:p>
          </table:table-cell>
          <table:table-cell office:value-type="float" office:value="499.4" calcext:value-type="float">
            <text:p>499.4</text:p>
          </table:table-cell>
          <table:table-cell office:value-type="float" office:value="606.24" calcext:value-type="float">
            <text:p>606.24</text:p>
          </table:table-cell>
          <table:table-cell office:value-type="float" office:value="157.52" calcext:value-type="float">
            <text:p>157.52</text:p>
          </table:table-cell>
          <table:table-cell office:value-type="float" office:value="195.23" calcext:value-type="float">
            <text:p>195.23</text:p>
          </table:table-cell>
        </table:table-row>
        <table:table-row table:style-name="ro1">
          <table:table-cell office:value-type="float" office:value="1151344" calcext:value-type="float">
            <text:p>1151344</text:p>
          </table:table-cell>
          <table:table-cell table:formula="of:=[.A74]/1000/(60*60*24)" office:value-type="time" office:time-value="PT00H19M11.344S" calcext:value-type="time">
            <text:p>00:19:11</text:p>
          </table:table-cell>
          <table:table-cell office:value-type="float" office:value="1.21" calcext:value-type="float">
            <text:p>1.21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6.39" calcext:value-type="float">
            <text:p>606.39</text:p>
          </table:table-cell>
          <table:table-cell office:value-type="float" office:value="159.74" calcext:value-type="float">
            <text:p>159.74</text:p>
          </table:table-cell>
          <table:table-cell office:value-type="float" office:value="197.93" calcext:value-type="float">
            <text:p>197.93</text:p>
          </table:table-cell>
        </table:table-row>
        <table:table-row table:style-name="ro1">
          <table:table-cell office:value-type="float" office:value="1167344" calcext:value-type="float">
            <text:p>1167344</text:p>
          </table:table-cell>
          <table:table-cell table:formula="of:=[.A75]/1000/(60*60*24)" office:value-type="time" office:time-value="PT00H19M27.344S" calcext:value-type="time">
            <text:p>00:19:27</text:p>
          </table:table-cell>
          <table:table-cell office:value-type="float" office:value="1.22" calcext:value-type="float">
            <text:p>1.22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8.15" calcext:value-type="float">
            <text:p>608.15</text:p>
          </table:table-cell>
          <table:table-cell office:value-type="float" office:value="161.96" calcext:value-type="float">
            <text:p>161.96</text:p>
          </table:table-cell>
          <table:table-cell office:value-type="float" office:value="200.63" calcext:value-type="float">
            <text:p>200.63</text:p>
          </table:table-cell>
        </table:table-row>
        <table:table-row table:style-name="ro1">
          <table:table-cell office:value-type="float" office:value="1183344" calcext:value-type="float">
            <text:p>1183344</text:p>
          </table:table-cell>
          <table:table-cell table:formula="of:=[.A76]/1000/(60*60*24)" office:value-type="time" office:time-value="PT00H19M43.344S" calcext:value-type="time">
            <text:p>00:19:43</text:p>
          </table:table-cell>
          <table:table-cell office:value-type="float" office:value="1.21" calcext:value-type="float">
            <text:p>1.21</text:p>
          </table:table-cell>
          <table:table-cell office:value-type="float" office:value="499.2" calcext:value-type="float">
            <text:p>499.2</text:p>
          </table:table-cell>
          <table:table-cell office:value-type="float" office:value="606.01" calcext:value-type="float">
            <text:p>606.01</text:p>
          </table:table-cell>
          <table:table-cell office:value-type="float" office:value="164.18" calcext:value-type="float">
            <text:p>164.18</text:p>
          </table:table-cell>
          <table:table-cell office:value-type="float" office:value="203.33" calcext:value-type="float">
            <text:p>203.33</text:p>
          </table:table-cell>
        </table:table-row>
        <table:table-row table:style-name="ro1">
          <table:table-cell office:value-type="float" office:value="1199343" calcext:value-type="float">
            <text:p>1199343</text:p>
          </table:table-cell>
          <table:table-cell table:formula="of:=[.A77]/1000/(60*60*24)" office:value-type="time" office:time-value="PT00H19M59.343S" calcext:value-type="time">
            <text:p>00:19:59</text:p>
          </table:table-cell>
          <table:table-cell office:value-type="float" office:value="1.21" calcext:value-type="float">
            <text:p>1.21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6.4" calcext:value-type="float">
            <text:p>606.4</text:p>
          </table:table-cell>
          <table:table-cell office:value-type="float" office:value="166.4" calcext:value-type="float">
            <text:p>166.4</text:p>
          </table:table-cell>
          <table:table-cell office:value-type="float" office:value="206.02" calcext:value-type="float">
            <text:p>206.02</text:p>
          </table:table-cell>
        </table:table-row>
        <table:table-row table:style-name="ro1">
          <table:table-cell office:value-type="float" office:value="1215344" calcext:value-type="float">
            <text:p>1215344</text:p>
          </table:table-cell>
          <table:table-cell table:formula="of:=[.A78]/1000/(60*60*24)" office:value-type="time" office:time-value="PT00H20M15.344S" calcext:value-type="time">
            <text:p>00:20:15</text:p>
          </table:table-cell>
          <table:table-cell office:value-type="float" office:value="1.21" calcext:value-type="float">
            <text:p>1.21</text:p>
          </table:table-cell>
          <table:table-cell office:value-type="float" office:value="499.72" calcext:value-type="float">
            <text:p>499.72</text:p>
          </table:table-cell>
          <table:table-cell office:value-type="float" office:value="606.64" calcext:value-type="float">
            <text:p>606.64</text:p>
          </table:table-cell>
          <table:table-cell office:value-type="float" office:value="168.62" calcext:value-type="float">
            <text:p>168.62</text:p>
          </table:table-cell>
          <table:table-cell office:value-type="float" office:value="208.72" calcext:value-type="float">
            <text:p>208.72</text:p>
          </table:table-cell>
        </table:table-row>
        <table:table-row table:style-name="ro1">
          <table:table-cell office:value-type="float" office:value="1231344" calcext:value-type="float">
            <text:p>1231344</text:p>
          </table:table-cell>
          <table:table-cell table:formula="of:=[.A79]/1000/(60*60*24)" office:value-type="time" office:time-value="PT00H20M31.344S" calcext:value-type="time">
            <text:p>00:20:31</text:p>
          </table:table-cell>
          <table:table-cell office:value-type="float" office:value="1.21" calcext:value-type="float">
            <text:p>1.21</text:p>
          </table:table-cell>
          <table:table-cell office:value-type="float" office:value="499.2" calcext:value-type="float">
            <text:p>499.2</text:p>
          </table:table-cell>
          <table:table-cell office:value-type="float" office:value="605.99" calcext:value-type="float">
            <text:p>605.99</text:p>
          </table:table-cell>
          <table:table-cell office:value-type="float" office:value="170.84" calcext:value-type="float">
            <text:p>170.84</text:p>
          </table:table-cell>
          <table:table-cell office:value-type="float" office:value="211.41" calcext:value-type="float">
            <text:p>211.41</text:p>
          </table:table-cell>
        </table:table-row>
        <table:table-row table:style-name="ro1">
          <table:table-cell office:value-type="float" office:value="1247345" calcext:value-type="float">
            <text:p>1247345</text:p>
          </table:table-cell>
          <table:table-cell table:formula="of:=[.A80]/1000/(60*60*24)" office:value-type="time" office:time-value="PT00H20M47.345S" calcext:value-type="time">
            <text:p>00:20:47</text:p>
          </table:table-cell>
          <table:table-cell office:value-type="float" office:value="1.21" calcext:value-type="float">
            <text:p>1.21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6.16" calcext:value-type="float">
            <text:p>606.16</text:p>
          </table:table-cell>
          <table:table-cell office:value-type="float" office:value="173.06" calcext:value-type="float">
            <text:p>173.06</text:p>
          </table:table-cell>
          <table:table-cell office:value-type="float" office:value="214.11" calcext:value-type="float">
            <text:p>214.11</text:p>
          </table:table-cell>
        </table:table-row>
        <table:table-row table:style-name="ro1">
          <table:table-cell office:value-type="float" office:value="1263345" calcext:value-type="float">
            <text:p>1263345</text:p>
          </table:table-cell>
          <table:table-cell table:formula="of:=[.A81]/1000/(60*60*24)" office:value-type="time" office:time-value="PT00H21M03.345S" calcext:value-type="time">
            <text:p>00:21:03</text:p>
          </table:table-cell>
          <table:table-cell office:value-type="float" office:value="1.21" calcext:value-type="float">
            <text:p>1.21</text:p>
          </table:table-cell>
          <table:table-cell office:value-type="float" office:value="499.4" calcext:value-type="float">
            <text:p>499.4</text:p>
          </table:table-cell>
          <table:table-cell office:value-type="float" office:value="606.24" calcext:value-type="float">
            <text:p>606.24</text:p>
          </table:table-cell>
          <table:table-cell office:value-type="float" office:value="175.28" calcext:value-type="float">
            <text:p>175.28</text:p>
          </table:table-cell>
          <table:table-cell office:value-type="float" office:value="216.8" calcext:value-type="float">
            <text:p>216.8</text:p>
          </table:table-cell>
        </table:table-row>
        <table:table-row table:style-name="ro1">
          <table:table-cell office:value-type="float" office:value="1279344" calcext:value-type="float">
            <text:p>1279344</text:p>
          </table:table-cell>
          <table:table-cell table:formula="of:=[.A82]/1000/(60*60*24)" office:value-type="time" office:time-value="PT00H21M19.344S" calcext:value-type="time">
            <text:p>00:21:19</text:p>
          </table:table-cell>
          <table:table-cell office:value-type="float" office:value="1.21" calcext:value-type="float">
            <text:p>1.21</text:p>
          </table:table-cell>
          <table:table-cell office:value-type="float" office:value="499.4" calcext:value-type="float">
            <text:p>499.4</text:p>
          </table:table-cell>
          <table:table-cell office:value-type="float" office:value="606.25" calcext:value-type="float">
            <text:p>606.25</text:p>
          </table:table-cell>
          <table:table-cell office:value-type="float" office:value="177.5" calcext:value-type="float">
            <text:p>177.5</text:p>
          </table:table-cell>
          <table:table-cell office:value-type="float" office:value="219.5" calcext:value-type="float">
            <text:p>219.5</text:p>
          </table:table-cell>
        </table:table-row>
        <table:table-row table:style-name="ro1">
          <table:table-cell office:value-type="float" office:value="1295344" calcext:value-type="float">
            <text:p>1295344</text:p>
          </table:table-cell>
          <table:table-cell table:formula="of:=[.A83]/1000/(60*60*24)" office:value-type="time" office:time-value="PT00H21M35.344S" calcext:value-type="time">
            <text:p>00:21:35</text:p>
          </table:table-cell>
          <table:table-cell office:value-type="float" office:value="1.21" calcext:value-type="float">
            <text:p>1.21</text:p>
          </table:table-cell>
          <table:table-cell office:value-type="float" office:value="499" calcext:value-type="float">
            <text:p>499</text:p>
          </table:table-cell>
          <table:table-cell office:value-type="float" office:value="603.75" calcext:value-type="float">
            <text:p>603.75</text:p>
          </table:table-cell>
          <table:table-cell office:value-type="float" office:value="179.72" calcext:value-type="float">
            <text:p>179.72</text:p>
          </table:table-cell>
          <table:table-cell office:value-type="float" office:value="222.19" calcext:value-type="float">
            <text:p>222.19</text:p>
          </table:table-cell>
        </table:table-row>
        <table:table-row table:style-name="ro1">
          <table:table-cell office:value-type="float" office:value="1311343" calcext:value-type="float">
            <text:p>1311343</text:p>
          </table:table-cell>
          <table:table-cell table:formula="of:=[.A84]/1000/(60*60*24)" office:value-type="time" office:time-value="PT00H21M51.343S" calcext:value-type="time">
            <text:p>00:21:51</text:p>
          </table:table-cell>
          <table:table-cell office:value-type="float" office:value="1.21" calcext:value-type="float">
            <text:p>1.21</text:p>
          </table:table-cell>
          <table:table-cell office:value-type="float" office:value="499.2" calcext:value-type="float">
            <text:p>499.2</text:p>
          </table:table-cell>
          <table:table-cell office:value-type="float" office:value="606" calcext:value-type="float">
            <text:p>606</text:p>
          </table:table-cell>
          <table:table-cell office:value-type="float" office:value="181.94" calcext:value-type="float">
            <text:p>181.94</text:p>
          </table:table-cell>
          <table:table-cell office:value-type="float" office:value="224.88" calcext:value-type="float">
            <text:p>224.88</text:p>
          </table:table-cell>
        </table:table-row>
        <table:table-row table:style-name="ro1">
          <table:table-cell office:value-type="float" office:value="1327344" calcext:value-type="float">
            <text:p>1327344</text:p>
          </table:table-cell>
          <table:table-cell table:formula="of:=[.A85]/1000/(60*60*24)" office:value-type="time" office:time-value="PT00H22M07.344S" calcext:value-type="time">
            <text:p>00:22:07</text:p>
          </table:table-cell>
          <table:table-cell office:value-type="float" office:value="1.21" calcext:value-type="float">
            <text:p>1.21</text:p>
          </table:table-cell>
          <table:table-cell office:value-type="float" office:value="499.2" calcext:value-type="float">
            <text:p>499.2</text:p>
          </table:table-cell>
          <table:table-cell office:value-type="float" office:value="605.99" calcext:value-type="float">
            <text:p>605.99</text:p>
          </table:table-cell>
          <table:table-cell office:value-type="float" office:value="184.16" calcext:value-type="float">
            <text:p>184.16</text:p>
          </table:table-cell>
          <table:table-cell office:value-type="float" office:value="227.57" calcext:value-type="float">
            <text:p>227.57</text:p>
          </table:table-cell>
        </table:table-row>
        <table:table-row table:style-name="ro1">
          <table:table-cell office:value-type="float" office:value="1343343" calcext:value-type="float">
            <text:p>1343343</text:p>
          </table:table-cell>
          <table:table-cell table:formula="of:=[.A86]/1000/(60*60*24)" office:value-type="time" office:time-value="PT00H22M23.343S" calcext:value-type="time">
            <text:p>00:22:23</text:p>
          </table:table-cell>
          <table:table-cell office:value-type="float" office:value="1.21" calcext:value-type="float">
            <text:p>1.21</text:p>
          </table:table-cell>
          <table:table-cell office:value-type="float" office:value="499.72" calcext:value-type="float">
            <text:p>499.72</text:p>
          </table:table-cell>
          <table:table-cell office:value-type="float" office:value="604.63" calcext:value-type="float">
            <text:p>604.63</text:p>
          </table:table-cell>
          <table:table-cell office:value-type="float" office:value="186.38" calcext:value-type="float">
            <text:p>186.38</text:p>
          </table:table-cell>
          <table:table-cell office:value-type="float" office:value="230.26" calcext:value-type="float">
            <text:p>230.26</text:p>
          </table:table-cell>
        </table:table-row>
        <table:table-row table:style-name="ro1">
          <table:table-cell office:value-type="float" office:value="1359344" calcext:value-type="float">
            <text:p>1359344</text:p>
          </table:table-cell>
          <table:table-cell table:formula="of:=[.A87]/1000/(60*60*24)" office:value-type="time" office:time-value="PT00H22M39.344S" calcext:value-type="time">
            <text:p>00:22:39</text:p>
          </table:table-cell>
          <table:table-cell office:value-type="float" office:value="1.21" calcext:value-type="float">
            <text:p>1.21</text:p>
          </table:table-cell>
          <table:table-cell office:value-type="float" office:value="499.72" calcext:value-type="float">
            <text:p>499.72</text:p>
          </table:table-cell>
          <table:table-cell office:value-type="float" office:value="606.64" calcext:value-type="float">
            <text:p>606.64</text:p>
          </table:table-cell>
          <table:table-cell office:value-type="float" office:value="188.6" calcext:value-type="float">
            <text:p>188.6</text:p>
          </table:table-cell>
          <table:table-cell office:value-type="float" office:value="232.95" calcext:value-type="float">
            <text:p>232.95</text:p>
          </table:table-cell>
        </table:table-row>
        <table:table-row table:style-name="ro1">
          <table:table-cell office:value-type="float" office:value="1375343" calcext:value-type="float">
            <text:p>1375343</text:p>
          </table:table-cell>
          <table:table-cell table:formula="of:=[.A88]/1000/(60*60*24)" office:value-type="time" office:time-value="PT00H22M55.343S" calcext:value-type="time">
            <text:p>00:22:55</text:p>
          </table:table-cell>
          <table:table-cell office:value-type="float" office:value="1.21" calcext:value-type="float">
            <text:p>1.21</text:p>
          </table:table-cell>
          <table:table-cell office:value-type="float" office:value="499.4" calcext:value-type="float">
            <text:p>499.4</text:p>
          </table:table-cell>
          <table:table-cell office:value-type="float" office:value="604.26" calcext:value-type="float">
            <text:p>604.26</text:p>
          </table:table-cell>
          <table:table-cell office:value-type="float" office:value="190.82" calcext:value-type="float">
            <text:p>190.82</text:p>
          </table:table-cell>
          <table:table-cell office:value-type="float" office:value="235.64" calcext:value-type="float">
            <text:p>235.64</text:p>
          </table:table-cell>
        </table:table-row>
        <table:table-row table:style-name="ro1">
          <table:table-cell office:value-type="float" office:value="1391345" calcext:value-type="float">
            <text:p>1391345</text:p>
          </table:table-cell>
          <table:table-cell table:formula="of:=[.A89]/1000/(60*60*24)" office:value-type="time" office:time-value="PT00H23M11.345S" calcext:value-type="time">
            <text:p>00:23:11</text:p>
          </table:table-cell>
          <table:table-cell office:value-type="float" office:value="1.21" calcext:value-type="float">
            <text:p>1.21</text:p>
          </table:table-cell>
          <table:table-cell office:value-type="float" office:value="499.4" calcext:value-type="float">
            <text:p>499.4</text:p>
          </table:table-cell>
          <table:table-cell office:value-type="float" office:value="606.24" calcext:value-type="float">
            <text:p>606.24</text:p>
          </table:table-cell>
          <table:table-cell office:value-type="float" office:value="193.04" calcext:value-type="float">
            <text:p>193.04</text:p>
          </table:table-cell>
          <table:table-cell office:value-type="float" office:value="238.33" calcext:value-type="float">
            <text:p>238.33</text:p>
          </table:table-cell>
        </table:table-row>
        <table:table-row table:style-name="ro1">
          <table:table-cell office:value-type="float" office:value="1407345" calcext:value-type="float">
            <text:p>1407345</text:p>
          </table:table-cell>
          <table:table-cell table:formula="of:=[.A90]/1000/(60*60*24)" office:value-type="time" office:time-value="PT00H23M27.345S" calcext:value-type="time">
            <text:p>00:23:27</text:p>
          </table:table-cell>
          <table:table-cell office:value-type="float" office:value="1.21" calcext:value-type="float">
            <text:p>1.21</text:p>
          </table:table-cell>
          <table:table-cell office:value-type="float" office:value="499.4" calcext:value-type="float">
            <text:p>499.4</text:p>
          </table:table-cell>
          <table:table-cell office:value-type="float" office:value="604.26" calcext:value-type="float">
            <text:p>604.26</text:p>
          </table:table-cell>
          <table:table-cell office:value-type="float" office:value="195.26" calcext:value-type="float">
            <text:p>195.26</text:p>
          </table:table-cell>
          <table:table-cell office:value-type="float" office:value="241.01" calcext:value-type="float">
            <text:p>241.01</text:p>
          </table:table-cell>
        </table:table-row>
        <table:table-row table:style-name="ro1">
          <table:table-cell office:value-type="float" office:value="1423345" calcext:value-type="float">
            <text:p>1423345</text:p>
          </table:table-cell>
          <table:table-cell table:formula="of:=[.A91]/1000/(60*60*24)" office:value-type="time" office:time-value="PT00H23M43.345S" calcext:value-type="time">
            <text:p>00:23:43</text:p>
          </table:table-cell>
          <table:table-cell office:value-type="float" office:value="1.21" calcext:value-type="float">
            <text:p>1.21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4.4" calcext:value-type="float">
            <text:p>604.4</text:p>
          </table:table-cell>
          <table:table-cell office:value-type="float" office:value="197.48" calcext:value-type="float">
            <text:p>197.48</text:p>
          </table:table-cell>
          <table:table-cell office:value-type="float" office:value="243.7" calcext:value-type="float">
            <text:p>243.7</text:p>
          </table:table-cell>
        </table:table-row>
        <table:table-row table:style-name="ro1">
          <table:table-cell office:value-type="float" office:value="1439344" calcext:value-type="float">
            <text:p>1439344</text:p>
          </table:table-cell>
          <table:table-cell table:formula="of:=[.A92]/1000/(60*60*24)" office:value-type="time" office:time-value="PT00H23M59.344S" calcext:value-type="time">
            <text:p>00:23:59</text:p>
          </table:table-cell>
          <table:table-cell office:value-type="float" office:value="1.21" calcext:value-type="float">
            <text:p>1.21</text:p>
          </table:table-cell>
          <table:table-cell office:value-type="float" office:value="499.72" calcext:value-type="float">
            <text:p>499.72</text:p>
          </table:table-cell>
          <table:table-cell office:value-type="float" office:value="604.65" calcext:value-type="float">
            <text:p>604.65</text:p>
          </table:table-cell>
          <table:table-cell office:value-type="float" office:value="199.7" calcext:value-type="float">
            <text:p>199.7</text:p>
          </table:table-cell>
          <table:table-cell office:value-type="float" office:value="246.38" calcext:value-type="float">
            <text:p>246.38</text:p>
          </table:table-cell>
        </table:table-row>
        <table:table-row table:style-name="ro1">
          <table:table-cell office:value-type="float" office:value="1455344" calcext:value-type="float">
            <text:p>1455344</text:p>
          </table:table-cell>
          <table:table-cell table:formula="of:=[.A93]/1000/(60*60*24)" office:value-type="time" office:time-value="PT00H24M15.344S" calcext:value-type="time">
            <text:p>00:24:15</text:p>
          </table:table-cell>
          <table:table-cell office:value-type="float" office:value="1.21" calcext:value-type="float">
            <text:p>1.21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4.38" calcext:value-type="float">
            <text:p>604.38</text:p>
          </table:table-cell>
          <table:table-cell office:value-type="float" office:value="201.92" calcext:value-type="float">
            <text:p>201.92</text:p>
          </table:table-cell>
          <table:table-cell office:value-type="float" office:value="249.07" calcext:value-type="float">
            <text:p>249.07</text:p>
          </table:table-cell>
        </table:table-row>
        <table:table-row table:style-name="ro1">
          <table:table-cell office:value-type="float" office:value="1471343" calcext:value-type="float">
            <text:p>1471343</text:p>
          </table:table-cell>
          <table:table-cell table:formula="of:=[.A94]/1000/(60*60*24)" office:value-type="time" office:time-value="PT00H24M31.343S" calcext:value-type="time">
            <text:p>00:24:31</text:p>
          </table:table-cell>
          <table:table-cell office:value-type="float" office:value="1.21" calcext:value-type="float">
            <text:p>1.21</text:p>
          </table:table-cell>
          <table:table-cell office:value-type="float" office:value="499.6" calcext:value-type="float">
            <text:p>499.6</text:p>
          </table:table-cell>
          <table:table-cell office:value-type="float" office:value="602.48" calcext:value-type="float">
            <text:p>602.48</text:p>
          </table:table-cell>
          <table:table-cell office:value-type="float" office:value="204.14" calcext:value-type="float">
            <text:p>204.14</text:p>
          </table:table-cell>
          <table:table-cell office:value-type="float" office:value="251.75" calcext:value-type="float">
            <text:p>251.75</text:p>
          </table:table-cell>
        </table:table-row>
        <table:table-row table:style-name="ro1">
          <table:table-cell office:value-type="float" office:value="1487344" calcext:value-type="float">
            <text:p>1487344</text:p>
          </table:table-cell>
          <table:table-cell table:formula="of:=[.A95]/1000/(60*60*24)" office:value-type="time" office:time-value="PT00H24M47.344S" calcext:value-type="time">
            <text:p>00:24:47</text:p>
          </table:table-cell>
          <table:table-cell office:value-type="float" office:value="1.21" calcext:value-type="float">
            <text:p>1.21</text:p>
          </table:table-cell>
          <table:table-cell office:value-type="float" office:value="499.4" calcext:value-type="float">
            <text:p>499.4</text:p>
          </table:table-cell>
          <table:table-cell office:value-type="float" office:value="604.25" calcext:value-type="float">
            <text:p>604.25</text:p>
          </table:table-cell>
          <table:table-cell office:value-type="float" office:value="206.36" calcext:value-type="float">
            <text:p>206.36</text:p>
          </table:table-cell>
          <table:table-cell office:value-type="float" office:value="254.43" calcext:value-type="float">
            <text:p>254.43</text:p>
          </table:table-cell>
        </table:table-row>
        <table:table-row table:style-name="ro1">
          <table:table-cell office:value-type="float" office:value="1503345" calcext:value-type="float">
            <text:p>1503345</text:p>
          </table:table-cell>
          <table:table-cell table:formula="of:=[.A96]/1000/(60*60*24)" office:value-type="time" office:time-value="PT00H25M03.345S" calcext:value-type="time">
            <text:p>00:25:03</text:p>
          </table:table-cell>
          <table:table-cell office:value-type="float" office:value="1.21" calcext:value-type="float">
            <text:p>1.21</text:p>
          </table:table-cell>
          <table:table-cell office:value-type="float" office:value="499.4" calcext:value-type="float">
            <text:p>499.4</text:p>
          </table:table-cell>
          <table:table-cell office:value-type="float" office:value="604.24" calcext:value-type="float">
            <text:p>604.24</text:p>
          </table:table-cell>
          <table:table-cell office:value-type="float" office:value="208.58" calcext:value-type="float">
            <text:p>208.58</text:p>
          </table:table-cell>
          <table:table-cell office:value-type="float" office:value="257.12" calcext:value-type="float">
            <text:p>257.12</text:p>
          </table:table-cell>
        </table:table-row>
        <table:table-row table:style-name="ro1">
          <table:table-cell office:value-type="float" office:value="1519344" calcext:value-type="float">
            <text:p>1519344</text:p>
          </table:table-cell>
          <table:table-cell table:formula="of:=[.A97]/1000/(60*60*24)" office:value-type="time" office:time-value="PT00H25M19.344S" calcext:value-type="time">
            <text:p>00:25:19</text:p>
          </table:table-cell>
          <table:table-cell office:value-type="float" office:value="1.21" calcext:value-type="float">
            <text:p>1.21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2.15" calcext:value-type="float">
            <text:p>602.15</text:p>
          </table:table-cell>
          <table:table-cell office:value-type="float" office:value="210.8" calcext:value-type="float">
            <text:p>210.8</text:p>
          </table:table-cell>
          <table:table-cell office:value-type="float" office:value="259.8" calcext:value-type="float">
            <text:p>259.8</text:p>
          </table:table-cell>
        </table:table-row>
        <table:table-row table:style-name="ro1">
          <table:table-cell office:value-type="float" office:value="1535344" calcext:value-type="float">
            <text:p>1535344</text:p>
          </table:table-cell>
          <table:table-cell table:formula="of:=[.A98]/1000/(60*60*24)" office:value-type="time" office:time-value="PT00H25M35.344S" calcext:value-type="time">
            <text:p>00:25:35</text:p>
          </table:table-cell>
          <table:table-cell office:value-type="float" office:value="1.21" calcext:value-type="float">
            <text:p>1.21</text:p>
          </table:table-cell>
          <table:table-cell office:value-type="float" office:value="499.6" calcext:value-type="float">
            <text:p>499.6</text:p>
          </table:table-cell>
          <table:table-cell office:value-type="float" office:value="604.48" calcext:value-type="float">
            <text:p>604.48</text:p>
          </table:table-cell>
          <table:table-cell office:value-type="float" office:value="213.01" calcext:value-type="float">
            <text:p>213.01</text:p>
          </table:table-cell>
          <table:table-cell office:value-type="float" office:value="262.48" calcext:value-type="float">
            <text:p>262.48</text:p>
          </table:table-cell>
        </table:table-row>
        <table:table-row table:style-name="ro1">
          <table:table-cell office:value-type="float" office:value="1551343" calcext:value-type="float">
            <text:p>1551343</text:p>
          </table:table-cell>
          <table:table-cell table:formula="of:=[.A99]/1000/(60*60*24)" office:value-type="time" office:time-value="PT00H25M51.343S" calcext:value-type="time">
            <text:p>00:25:51</text:p>
          </table:table-cell>
          <table:table-cell office:value-type="float" office:value="1.21" calcext:value-type="float">
            <text:p>1.21</text:p>
          </table:table-cell>
          <table:table-cell office:value-type="float" office:value="499.6" calcext:value-type="float">
            <text:p>499.6</text:p>
          </table:table-cell>
          <table:table-cell office:value-type="float" office:value="602.49" calcext:value-type="float">
            <text:p>602.49</text:p>
          </table:table-cell>
          <table:table-cell office:value-type="float" office:value="215.23" calcext:value-type="float">
            <text:p>215.23</text:p>
          </table:table-cell>
          <table:table-cell office:value-type="float" office:value="265.16" calcext:value-type="float">
            <text:p>265.16</text:p>
          </table:table-cell>
        </table:table-row>
        <table:table-row table:style-name="ro1">
          <table:table-cell office:value-type="float" office:value="1567343" calcext:value-type="float">
            <text:p>1567343</text:p>
          </table:table-cell>
          <table:table-cell table:formula="of:=[.A100]/1000/(60*60*24)" office:value-type="time" office:time-value="PT00H26M07.343S" calcext:value-type="time">
            <text:p>00:26:07</text:p>
          </table:table-cell>
          <table:table-cell office:value-type="float" office:value="1.21" calcext:value-type="float">
            <text:p>1.21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2.39" calcext:value-type="float">
            <text:p>602.39</text:p>
          </table:table-cell>
          <table:table-cell office:value-type="float" office:value="217.45" calcext:value-type="float">
            <text:p>217.45</text:p>
          </table:table-cell>
          <table:table-cell office:value-type="float" office:value="267.84" calcext:value-type="float">
            <text:p>267.84</text:p>
          </table:table-cell>
        </table:table-row>
        <table:table-row table:style-name="ro1">
          <table:table-cell office:value-type="float" office:value="1583345" calcext:value-type="float">
            <text:p>1583345</text:p>
          </table:table-cell>
          <table:table-cell table:formula="of:=[.A101]/1000/(60*60*24)" office:value-type="time" office:time-value="PT00H26M23.345S" calcext:value-type="time">
            <text:p>00:26:23</text:p>
          </table:table-cell>
          <table:table-cell office:value-type="float" office:value="1.21" calcext:value-type="float">
            <text:p>1.21</text:p>
          </table:table-cell>
          <table:table-cell office:value-type="float" office:value="499.6" calcext:value-type="float">
            <text:p>499.6</text:p>
          </table:table-cell>
          <table:table-cell office:value-type="float" office:value="602.49" calcext:value-type="float">
            <text:p>602.49</text:p>
          </table:table-cell>
          <table:table-cell office:value-type="float" office:value="219.67" calcext:value-type="float">
            <text:p>219.67</text:p>
          </table:table-cell>
          <table:table-cell office:value-type="float" office:value="270.52" calcext:value-type="float">
            <text:p>270.52</text:p>
          </table:table-cell>
        </table:table-row>
        <table:table-row table:style-name="ro1">
          <table:table-cell office:value-type="float" office:value="1599344" calcext:value-type="float">
            <text:p>1599344</text:p>
          </table:table-cell>
          <table:table-cell table:formula="of:=[.A102]/1000/(60*60*24)" office:value-type="time" office:time-value="PT00H26M39.344S" calcext:value-type="time">
            <text:p>00:26:39</text:p>
          </table:table-cell>
          <table:table-cell office:value-type="float" office:value="1.21" calcext:value-type="float">
            <text:p>1.21</text:p>
          </table:table-cell>
          <table:table-cell office:value-type="float" office:value="499.4" calcext:value-type="float">
            <text:p>499.4</text:p>
          </table:table-cell>
          <table:table-cell office:value-type="float" office:value="602.26" calcext:value-type="float">
            <text:p>602.26</text:p>
          </table:table-cell>
          <table:table-cell office:value-type="float" office:value="221.89" calcext:value-type="float">
            <text:p>221.89</text:p>
          </table:table-cell>
          <table:table-cell office:value-type="float" office:value="273.2" calcext:value-type="float">
            <text:p>273.2</text:p>
          </table:table-cell>
        </table:table-row>
        <table:table-row table:style-name="ro1">
          <table:table-cell office:value-type="float" office:value="1615344" calcext:value-type="float">
            <text:p>1615344</text:p>
          </table:table-cell>
          <table:table-cell table:formula="of:=[.A103]/1000/(60*60*24)" office:value-type="time" office:time-value="PT00H26M55.344S" calcext:value-type="time">
            <text:p>00:26:55</text:p>
          </table:table-cell>
          <table:table-cell office:value-type="float" office:value="1.21" calcext:value-type="float">
            <text:p>1.21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2.38" calcext:value-type="float">
            <text:p>602.38</text:p>
          </table:table-cell>
          <table:table-cell office:value-type="float" office:value="224.11" calcext:value-type="float">
            <text:p>224.11</text:p>
          </table:table-cell>
          <table:table-cell office:value-type="float" office:value="275.87" calcext:value-type="float">
            <text:p>275.87</text:p>
          </table:table-cell>
        </table:table-row>
        <table:table-row table:style-name="ro1">
          <table:table-cell office:value-type="float" office:value="1631343" calcext:value-type="float">
            <text:p>1631343</text:p>
          </table:table-cell>
          <table:table-cell table:formula="of:=[.A104]/1000/(60*60*24)" office:value-type="time" office:time-value="PT00H27M11.343S" calcext:value-type="time">
            <text:p>00:27:11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600.25" calcext:value-type="float">
            <text:p>600.25</text:p>
          </table:table-cell>
          <table:table-cell office:value-type="float" office:value="226.33" calcext:value-type="float">
            <text:p>226.33</text:p>
          </table:table-cell>
          <table:table-cell office:value-type="float" office:value="278.54" calcext:value-type="float">
            <text:p>278.54</text:p>
          </table:table-cell>
        </table:table-row>
        <table:table-row table:style-name="ro1">
          <table:table-cell office:value-type="float" office:value="1647343" calcext:value-type="float">
            <text:p>1647343</text:p>
          </table:table-cell>
          <table:table-cell table:formula="of:=[.A105]/1000/(60*60*24)" office:value-type="time" office:time-value="PT00H27M27.343S" calcext:value-type="time">
            <text:p>00:27:27</text:p>
          </table:table-cell>
          <table:table-cell office:value-type="float" office:value="1.21" calcext:value-type="float">
            <text:p>1.21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2.15" calcext:value-type="float">
            <text:p>602.15</text:p>
          </table:table-cell>
          <table:table-cell office:value-type="float" office:value="228.55" calcext:value-type="float">
            <text:p>228.55</text:p>
          </table:table-cell>
          <table:table-cell office:value-type="float" office:value="281.22" calcext:value-type="float">
            <text:p>281.22</text:p>
          </table:table-cell>
        </table:table-row>
        <table:table-row table:style-name="ro1">
          <table:table-cell office:value-type="float" office:value="1663344" calcext:value-type="float">
            <text:p>1663344</text:p>
          </table:table-cell>
          <table:table-cell table:formula="of:=[.A106]/1000/(60*60*24)" office:value-type="time" office:time-value="PT00H27M43.344S" calcext:value-type="time">
            <text:p>00:27:43</text:p>
          </table:table-cell>
          <table:table-cell office:value-type="float" office:value="1.2" calcext:value-type="float">
            <text:p>1.2</text:p>
          </table:table-cell>
          <table:table-cell office:value-type="float" office:value="499.12" calcext:value-type="float">
            <text:p>499.12</text:p>
          </table:table-cell>
          <table:table-cell office:value-type="float" office:value="599.92" calcext:value-type="float">
            <text:p>599.92</text:p>
          </table:table-cell>
          <table:table-cell office:value-type="float" office:value="230.77" calcext:value-type="float">
            <text:p>230.77</text:p>
          </table:table-cell>
          <table:table-cell office:value-type="float" office:value="283.89" calcext:value-type="float">
            <text:p>283.89</text:p>
          </table:table-cell>
        </table:table-row>
        <table:table-row table:style-name="ro1">
          <table:table-cell office:value-type="float" office:value="1679345" calcext:value-type="float">
            <text:p>1679345</text:p>
          </table:table-cell>
          <table:table-cell table:formula="of:=[.A107]/1000/(60*60*24)" office:value-type="time" office:time-value="PT00H27M59.345S" calcext:value-type="time">
            <text:p>00:27:59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0.38" calcext:value-type="float">
            <text:p>600.38</text:p>
          </table:table-cell>
          <table:table-cell office:value-type="float" office:value="232.99" calcext:value-type="float">
            <text:p>232.99</text:p>
          </table:table-cell>
          <table:table-cell office:value-type="float" office:value="286.56" calcext:value-type="float">
            <text:p>286.56</text:p>
          </table:table-cell>
        </table:table-row>
        <table:table-row table:style-name="ro1">
          <table:table-cell office:value-type="float" office:value="1695344" calcext:value-type="float">
            <text:p>1695344</text:p>
          </table:table-cell>
          <table:table-cell table:formula="of:=[.A108]/1000/(60*60*24)" office:value-type="time" office:time-value="PT00H28M15.344S" calcext:value-type="time">
            <text:p>00:28:15</text:p>
          </table:table-cell>
          <table:table-cell office:value-type="float" office:value="1.2" calcext:value-type="float">
            <text:p>1.2</text:p>
          </table:table-cell>
          <table:table-cell office:value-type="float" office:value="499.12" calcext:value-type="float">
            <text:p>499.12</text:p>
          </table:table-cell>
          <table:table-cell office:value-type="float" office:value="599.91" calcext:value-type="float">
            <text:p>599.91</text:p>
          </table:table-cell>
          <table:table-cell office:value-type="float" office:value="235.21" calcext:value-type="float">
            <text:p>235.21</text:p>
          </table:table-cell>
          <table:table-cell office:value-type="float" office:value="289.23" calcext:value-type="float">
            <text:p>289.23</text:p>
          </table:table-cell>
        </table:table-row>
        <table:table-row table:style-name="ro1">
          <table:table-cell office:value-type="float" office:value="1711344" calcext:value-type="float">
            <text:p>1711344</text:p>
          </table:table-cell>
          <table:table-cell table:formula="of:=[.A109]/1000/(60*60*24)" office:value-type="time" office:time-value="PT00H28M31.344S" calcext:value-type="time">
            <text:p>00:28:31</text:p>
          </table:table-cell>
          <table:table-cell office:value-type="float" office:value="1.2" calcext:value-type="float">
            <text:p>1.2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0.14" calcext:value-type="float">
            <text:p>600.14</text:p>
          </table:table-cell>
          <table:table-cell office:value-type="float" office:value="237.43" calcext:value-type="float">
            <text:p>237.43</text:p>
          </table:table-cell>
          <table:table-cell office:value-type="float" office:value="291.9" calcext:value-type="float">
            <text:p>291.9</text:p>
          </table:table-cell>
        </table:table-row>
        <table:table-row table:style-name="ro1">
          <table:table-cell office:value-type="float" office:value="1727343" calcext:value-type="float">
            <text:p>1727343</text:p>
          </table:table-cell>
          <table:table-cell table:formula="of:=[.A110]/1000/(60*60*24)" office:value-type="time" office:time-value="PT00H28M47.343S" calcext:value-type="time">
            <text:p>00:28:47</text:p>
          </table:table-cell>
          <table:table-cell office:value-type="float" office:value="1.2" calcext:value-type="float">
            <text:p>1.2</text:p>
          </table:table-cell>
          <table:table-cell office:value-type="float" office:value="499.12" calcext:value-type="float">
            <text:p>499.12</text:p>
          </table:table-cell>
          <table:table-cell office:value-type="float" office:value="599.91" calcext:value-type="float">
            <text:p>599.91</text:p>
          </table:table-cell>
          <table:table-cell office:value-type="float" office:value="239.65" calcext:value-type="float">
            <text:p>239.65</text:p>
          </table:table-cell>
          <table:table-cell office:value-type="float" office:value="294.56" calcext:value-type="float">
            <text:p>294.56</text:p>
          </table:table-cell>
        </table:table-row>
        <table:table-row table:style-name="ro1">
          <table:table-cell office:value-type="float" office:value="1743345" calcext:value-type="float">
            <text:p>1743345</text:p>
          </table:table-cell>
          <table:table-cell table:formula="of:=[.A111]/1000/(60*60*24)" office:value-type="time" office:time-value="PT00H29M03.345S" calcext:value-type="time">
            <text:p>00:29:03</text:p>
          </table:table-cell>
          <table:table-cell office:value-type="float" office:value="1.21" calcext:value-type="float">
            <text:p>1.21</text:p>
          </table:table-cell>
          <table:table-cell office:value-type="float" office:value="499.4" calcext:value-type="float">
            <text:p>499.4</text:p>
          </table:table-cell>
          <table:table-cell office:value-type="float" office:value="602.26" calcext:value-type="float">
            <text:p>602.26</text:p>
          </table:table-cell>
          <table:table-cell office:value-type="float" office:value="241.87" calcext:value-type="float">
            <text:p>241.87</text:p>
          </table:table-cell>
          <table:table-cell office:value-type="float" office:value="297.23" calcext:value-type="float">
            <text:p>297.23</text:p>
          </table:table-cell>
        </table:table-row>
        <table:table-row table:style-name="ro1">
          <table:table-cell office:value-type="float" office:value="1759343" calcext:value-type="float">
            <text:p>1759343</text:p>
          </table:table-cell>
          <table:table-cell table:formula="of:=[.A112]/1000/(60*60*24)" office:value-type="time" office:time-value="PT00H29M19.343S" calcext:value-type="time">
            <text:p>00:29:19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600.25" calcext:value-type="float">
            <text:p>600.25</text:p>
          </table:table-cell>
          <table:table-cell office:value-type="float" office:value="244.09" calcext:value-type="float">
            <text:p>244.09</text:p>
          </table:table-cell>
          <table:table-cell office:value-type="float" office:value="299.9" calcext:value-type="float">
            <text:p>299.9</text:p>
          </table:table-cell>
        </table:table-row>
        <table:table-row table:style-name="ro1">
          <table:table-cell office:value-type="float" office:value="1775343" calcext:value-type="float">
            <text:p>1775343</text:p>
          </table:table-cell>
          <table:table-cell table:formula="of:=[.A113]/1000/(60*60*24)" office:value-type="time" office:time-value="PT00H29M35.343S" calcext:value-type="time">
            <text:p>00:29:35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0.4" calcext:value-type="float">
            <text:p>600.4</text:p>
          </table:table-cell>
          <table:table-cell office:value-type="float" office:value="246.31" calcext:value-type="float">
            <text:p>246.31</text:p>
          </table:table-cell>
          <table:table-cell office:value-type="float" office:value="302.57" calcext:value-type="float">
            <text:p>302.57</text:p>
          </table:table-cell>
        </table:table-row>
        <table:table-row table:style-name="ro1">
          <table:table-cell office:value-type="float" office:value="1791343" calcext:value-type="float">
            <text:p>1791343</text:p>
          </table:table-cell>
          <table:table-cell table:formula="of:=[.A114]/1000/(60*60*24)" office:value-type="time" office:time-value="PT00H29M51.343S" calcext:value-type="time">
            <text:p>00:29:51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600.24" calcext:value-type="float">
            <text:p>600.24</text:p>
          </table:table-cell>
          <table:table-cell office:value-type="float" office:value="248.53" calcext:value-type="float">
            <text:p>248.53</text:p>
          </table:table-cell>
          <table:table-cell office:value-type="float" office:value="305.24" calcext:value-type="float">
            <text:p>305.24</text:p>
          </table:table-cell>
        </table:table-row>
        <table:table-row table:style-name="ro1">
          <table:table-cell office:value-type="float" office:value="1807345" calcext:value-type="float">
            <text:p>1807345</text:p>
          </table:table-cell>
          <table:table-cell table:formula="of:=[.A115]/1000/(60*60*24)" office:value-type="time" office:time-value="PT00H30M07.345S" calcext:value-type="time">
            <text:p>00:30:07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600.25" calcext:value-type="float">
            <text:p>600.25</text:p>
          </table:table-cell>
          <table:table-cell office:value-type="float" office:value="250.75" calcext:value-type="float">
            <text:p>250.75</text:p>
          </table:table-cell>
          <table:table-cell office:value-type="float" office:value="307.9" calcext:value-type="float">
            <text:p>307.9</text:p>
          </table:table-cell>
        </table:table-row>
        <table:table-row table:style-name="ro1">
          <table:table-cell office:value-type="float" office:value="1823343" calcext:value-type="float">
            <text:p>1823343</text:p>
          </table:table-cell>
          <table:table-cell table:formula="of:=[.A116]/1000/(60*60*24)" office:value-type="time" office:time-value="PT00H30M23.343S" calcext:value-type="time">
            <text:p>00:30:23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598.25" calcext:value-type="float">
            <text:p>598.25</text:p>
          </table:table-cell>
          <table:table-cell office:value-type="float" office:value="252.97" calcext:value-type="float">
            <text:p>252.97</text:p>
          </table:table-cell>
          <table:table-cell office:value-type="float" office:value="310.57" calcext:value-type="float">
            <text:p>310.57</text:p>
          </table:table-cell>
        </table:table-row>
        <table:table-row table:style-name="ro1">
          <table:table-cell office:value-type="float" office:value="1839343" calcext:value-type="float">
            <text:p>1839343</text:p>
          </table:table-cell>
          <table:table-cell table:formula="of:=[.A117]/1000/(60*60*24)" office:value-type="time" office:time-value="PT00H30M39.343S" calcext:value-type="time">
            <text:p>00:30:39</text:p>
          </table:table-cell>
          <table:table-cell office:value-type="float" office:value="1.2" calcext:value-type="float">
            <text:p>1.2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0.15" calcext:value-type="float">
            <text:p>600.15</text:p>
          </table:table-cell>
          <table:table-cell office:value-type="float" office:value="255.19" calcext:value-type="float">
            <text:p>255.19</text:p>
          </table:table-cell>
          <table:table-cell office:value-type="float" office:value="313.23" calcext:value-type="float">
            <text:p>313.23</text:p>
          </table:table-cell>
        </table:table-row>
        <table:table-row table:style-name="ro1">
          <table:table-cell office:value-type="float" office:value="1855344" calcext:value-type="float">
            <text:p>1855344</text:p>
          </table:table-cell>
          <table:table-cell table:formula="of:=[.A118]/1000/(60*60*24)" office:value-type="time" office:time-value="PT00H30M55.344S" calcext:value-type="time">
            <text:p>00:30:55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598.25" calcext:value-type="float">
            <text:p>598.25</text:p>
          </table:table-cell>
          <table:table-cell office:value-type="float" office:value="257.41" calcext:value-type="float">
            <text:p>257.41</text:p>
          </table:table-cell>
          <table:table-cell office:value-type="float" office:value="315.89" calcext:value-type="float">
            <text:p>315.89</text:p>
          </table:table-cell>
        </table:table-row>
        <table:table-row table:style-name="ro1">
          <table:table-cell office:value-type="float" office:value="1871343" calcext:value-type="float">
            <text:p>1871343</text:p>
          </table:table-cell>
          <table:table-cell table:formula="of:=[.A119]/1000/(60*60*24)" office:value-type="time" office:time-value="PT00H31M11.343S" calcext:value-type="time">
            <text:p>00:31:11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598.25" calcext:value-type="float">
            <text:p>598.25</text:p>
          </table:table-cell>
          <table:table-cell office:value-type="float" office:value="259.63" calcext:value-type="float">
            <text:p>259.63</text:p>
          </table:table-cell>
          <table:table-cell office:value-type="float" office:value="318.55" calcext:value-type="float">
            <text:p>318.55</text:p>
          </table:table-cell>
        </table:table-row>
        <table:table-row table:style-name="ro1">
          <table:table-cell office:value-type="float" office:value="1887344" calcext:value-type="float">
            <text:p>1887344</text:p>
          </table:table-cell>
          <table:table-cell table:formula="of:=[.A120]/1000/(60*60*24)" office:value-type="time" office:time-value="PT00H31M27.344S" calcext:value-type="time">
            <text:p>00:31:27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598.26" calcext:value-type="float">
            <text:p>598.26</text:p>
          </table:table-cell>
          <table:table-cell office:value-type="float" office:value="261.85" calcext:value-type="float">
            <text:p>261.85</text:p>
          </table:table-cell>
          <table:table-cell office:value-type="float" office:value="321.21" calcext:value-type="float">
            <text:p>321.21</text:p>
          </table:table-cell>
        </table:table-row>
        <table:table-row table:style-name="ro1">
          <table:table-cell office:value-type="float" office:value="1903345" calcext:value-type="float">
            <text:p>1903345</text:p>
          </table:table-cell>
          <table:table-cell table:formula="of:=[.A121]/1000/(60*60*24)" office:value-type="time" office:time-value="PT00H31M43.345S" calcext:value-type="time">
            <text:p>00:31:43</text:p>
          </table:table-cell>
          <table:table-cell office:value-type="float" office:value="1.2" calcext:value-type="float">
            <text:p>1.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8.15" calcext:value-type="float">
            <text:p>598.15</text:p>
          </table:table-cell>
          <table:table-cell office:value-type="float" office:value="264.07" calcext:value-type="float">
            <text:p>264.07</text:p>
          </table:table-cell>
          <table:table-cell office:value-type="float" office:value="323.87" calcext:value-type="float">
            <text:p>323.87</text:p>
          </table:table-cell>
        </table:table-row>
        <table:table-row table:style-name="ro1">
          <table:table-cell office:value-type="float" office:value="1919344" calcext:value-type="float">
            <text:p>1919344</text:p>
          </table:table-cell>
          <table:table-cell table:formula="of:=[.A122]/1000/(60*60*24)" office:value-type="time" office:time-value="PT00H31M59.344S" calcext:value-type="time">
            <text:p>00:31:59</text:p>
          </table:table-cell>
          <table:table-cell office:value-type="float" office:value="1.2" calcext:value-type="float">
            <text:p>1.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8.16" calcext:value-type="float">
            <text:p>598.16</text:p>
          </table:table-cell>
          <table:table-cell office:value-type="float" office:value="266.29" calcext:value-type="float">
            <text:p>266.29</text:p>
          </table:table-cell>
          <table:table-cell office:value-type="float" office:value="326.53" calcext:value-type="float">
            <text:p>326.53</text:p>
          </table:table-cell>
        </table:table-row>
        <table:table-row table:style-name="ro1">
          <table:table-cell office:value-type="float" office:value="1935344" calcext:value-type="float">
            <text:p>1935344</text:p>
          </table:table-cell>
          <table:table-cell table:formula="of:=[.A123]/1000/(60*60*24)" office:value-type="time" office:time-value="PT00H32M15.344S" calcext:value-type="time">
            <text:p>00:32:15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600.25" calcext:value-type="float">
            <text:p>600.25</text:p>
          </table:table-cell>
          <table:table-cell office:value-type="float" office:value="268.51" calcext:value-type="float">
            <text:p>268.51</text:p>
          </table:table-cell>
          <table:table-cell office:value-type="float" office:value="329.19" calcext:value-type="float">
            <text:p>329.19</text:p>
          </table:table-cell>
        </table:table-row>
        <table:table-row table:style-name="ro1">
          <table:table-cell office:value-type="float" office:value="1951345" calcext:value-type="float">
            <text:p>1951345</text:p>
          </table:table-cell>
          <table:table-cell table:formula="of:=[.A124]/1000/(60*60*24)" office:value-type="time" office:time-value="PT00H32M31.345S" calcext:value-type="time">
            <text:p>00:32:31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600.24" calcext:value-type="float">
            <text:p>600.24</text:p>
          </table:table-cell>
          <table:table-cell office:value-type="float" office:value="270.73" calcext:value-type="float">
            <text:p>270.73</text:p>
          </table:table-cell>
          <table:table-cell office:value-type="float" office:value="331.85" calcext:value-type="float">
            <text:p>331.85</text:p>
          </table:table-cell>
        </table:table-row>
        <table:table-row table:style-name="ro1">
          <table:table-cell office:value-type="float" office:value="1967344" calcext:value-type="float">
            <text:p>1967344</text:p>
          </table:table-cell>
          <table:table-cell table:formula="of:=[.A125]/1000/(60*60*24)" office:value-type="time" office:time-value="PT00H32M47.344S" calcext:value-type="time">
            <text:p>00:32:47</text:p>
          </table:table-cell>
          <table:table-cell office:value-type="float" office:value="1.19" calcext:value-type="float">
            <text:p>1.1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6.65" calcext:value-type="float">
            <text:p>596.65</text:p>
          </table:table-cell>
          <table:table-cell office:value-type="float" office:value="272.95" calcext:value-type="float">
            <text:p>272.95</text:p>
          </table:table-cell>
          <table:table-cell office:value-type="float" office:value="334.51" calcext:value-type="float">
            <text:p>334.51</text:p>
          </table:table-cell>
        </table:table-row>
        <table:table-row table:style-name="ro1">
          <table:table-cell office:value-type="float" office:value="1983345" calcext:value-type="float">
            <text:p>1983345</text:p>
          </table:table-cell>
          <table:table-cell table:formula="of:=[.A126]/1000/(60*60*24)" office:value-type="time" office:time-value="PT00H33M03.345S" calcext:value-type="time">
            <text:p>00:33:03</text:p>
          </table:table-cell>
          <table:table-cell office:value-type="float" office:value="1.2" calcext:value-type="float">
            <text:p>1.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8.16" calcext:value-type="float">
            <text:p>598.16</text:p>
          </table:table-cell>
          <table:table-cell office:value-type="float" office:value="275.17" calcext:value-type="float">
            <text:p>275.17</text:p>
          </table:table-cell>
          <table:table-cell office:value-type="float" office:value="337.17" calcext:value-type="float">
            <text:p>337.17</text:p>
          </table:table-cell>
        </table:table-row>
        <table:table-row table:style-name="ro1">
          <table:table-cell office:value-type="float" office:value="1999344" calcext:value-type="float">
            <text:p>1999344</text:p>
          </table:table-cell>
          <table:table-cell table:formula="of:=[.A127]/1000/(60*60*24)" office:value-type="time" office:time-value="PT00H33M19.344S" calcext:value-type="time">
            <text:p>00:33:19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6.14" calcext:value-type="float">
            <text:p>596.14</text:p>
          </table:table-cell>
          <table:table-cell office:value-type="float" office:value="277.39" calcext:value-type="float">
            <text:p>277.39</text:p>
          </table:table-cell>
          <table:table-cell office:value-type="float" office:value="339.82" calcext:value-type="float">
            <text:p>339.82</text:p>
          </table:table-cell>
        </table:table-row>
        <table:table-row table:style-name="ro1">
          <table:table-cell office:value-type="float" office:value="2015344" calcext:value-type="float">
            <text:p>2015344</text:p>
          </table:table-cell>
          <table:table-cell table:formula="of:=[.A128]/1000/(60*60*24)" office:value-type="time" office:time-value="PT00H33M35.344S" calcext:value-type="time">
            <text:p>00:33:35</text:p>
          </table:table-cell>
          <table:table-cell office:value-type="float" office:value="1.2" calcext:value-type="float">
            <text:p>1.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8.16" calcext:value-type="float">
            <text:p>598.16</text:p>
          </table:table-cell>
          <table:table-cell office:value-type="float" office:value="279.6" calcext:value-type="float">
            <text:p>279.6</text:p>
          </table:table-cell>
          <table:table-cell office:value-type="float" office:value="342.48" calcext:value-type="float">
            <text:p>342.48</text:p>
          </table:table-cell>
        </table:table-row>
        <table:table-row table:style-name="ro1">
          <table:table-cell office:value-type="float" office:value="2031345" calcext:value-type="float">
            <text:p>2031345</text:p>
          </table:table-cell>
          <table:table-cell table:formula="of:=[.A129]/1000/(60*60*24)" office:value-type="time" office:time-value="PT00H33M51.345S" calcext:value-type="time">
            <text:p>00:33:51</text:p>
          </table:table-cell>
          <table:table-cell office:value-type="float" office:value="1.2" calcext:value-type="float">
            <text:p>1.2</text:p>
          </table:table-cell>
          <table:table-cell office:value-type="float" office:value="499.6" calcext:value-type="float">
            <text:p>499.6</text:p>
          </table:table-cell>
          <table:table-cell office:value-type="float" office:value="598.49" calcext:value-type="float">
            <text:p>598.49</text:p>
          </table:table-cell>
          <table:table-cell office:value-type="float" office:value="281.82" calcext:value-type="float">
            <text:p>281.82</text:p>
          </table:table-cell>
          <table:table-cell office:value-type="float" office:value="345.14" calcext:value-type="float">
            <text:p>345.14</text:p>
          </table:table-cell>
        </table:table-row>
        <table:table-row table:style-name="ro1">
          <table:table-cell office:value-type="float" office:value="2047344" calcext:value-type="float">
            <text:p>2047344</text:p>
          </table:table-cell>
          <table:table-cell table:formula="of:=[.A130]/1000/(60*60*24)" office:value-type="time" office:time-value="PT00H34M07.344S" calcext:value-type="time">
            <text:p>00:34:07</text:p>
          </table:table-cell>
          <table:table-cell office:value-type="float" office:value="1.2" calcext:value-type="float">
            <text:p>1.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8.15" calcext:value-type="float">
            <text:p>598.15</text:p>
          </table:table-cell>
          <table:table-cell office:value-type="float" office:value="284.04" calcext:value-type="float">
            <text:p>284.04</text:p>
          </table:table-cell>
          <table:table-cell office:value-type="float" office:value="347.79" calcext:value-type="float">
            <text:p>347.79</text:p>
          </table:table-cell>
        </table:table-row>
        <table:table-row table:style-name="ro1">
          <table:table-cell office:value-type="float" office:value="2063343" calcext:value-type="float">
            <text:p>2063343</text:p>
          </table:table-cell>
          <table:table-cell table:formula="of:=[.A131]/1000/(60*60*24)" office:value-type="time" office:time-value="PT00H34M23.343S" calcext:value-type="time">
            <text:p>00:34:23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6.25" calcext:value-type="float">
            <text:p>596.25</text:p>
          </table:table-cell>
          <table:table-cell office:value-type="float" office:value="286.26" calcext:value-type="float">
            <text:p>286.26</text:p>
          </table:table-cell>
          <table:table-cell office:value-type="float" office:value="350.45" calcext:value-type="float">
            <text:p>350.45</text:p>
          </table:table-cell>
        </table:table-row>
        <table:table-row table:style-name="ro1">
          <table:table-cell office:value-type="float" office:value="2079345" calcext:value-type="float">
            <text:p>2079345</text:p>
          </table:table-cell>
          <table:table-cell table:formula="of:=[.A132]/1000/(60*60*24)" office:value-type="time" office:time-value="PT00H34M39.345S" calcext:value-type="time">
            <text:p>00:34:39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598.26" calcext:value-type="float">
            <text:p>598.26</text:p>
          </table:table-cell>
          <table:table-cell office:value-type="float" office:value="288.48" calcext:value-type="float">
            <text:p>288.48</text:p>
          </table:table-cell>
          <table:table-cell office:value-type="float" office:value="353.1" calcext:value-type="float">
            <text:p>353.1</text:p>
          </table:table-cell>
        </table:table-row>
        <table:table-row table:style-name="ro1">
          <table:table-cell office:value-type="float" office:value="2095345" calcext:value-type="float">
            <text:p>2095345</text:p>
          </table:table-cell>
          <table:table-cell table:formula="of:=[.A133]/1000/(60*60*24)" office:value-type="time" office:time-value="PT00H34M55.345S" calcext:value-type="time">
            <text:p>00:34:55</text:p>
          </table:table-cell>
          <table:table-cell office:value-type="float" office:value="1.2" calcext:value-type="float">
            <text:p>1.2</text:p>
          </table:table-cell>
          <table:table-cell office:value-type="float" office:value="499.2" calcext:value-type="float">
            <text:p>499.2</text:p>
          </table:table-cell>
          <table:table-cell office:value-type="float" office:value="598.02" calcext:value-type="float">
            <text:p>598.02</text:p>
          </table:table-cell>
          <table:table-cell office:value-type="float" office:value="290.7" calcext:value-type="float">
            <text:p>290.7</text:p>
          </table:table-cell>
          <table:table-cell office:value-type="float" office:value="355.76" calcext:value-type="float">
            <text:p>355.76</text:p>
          </table:table-cell>
        </table:table-row>
        <table:table-row table:style-name="ro1">
          <table:table-cell office:value-type="float" office:value="2111343" calcext:value-type="float">
            <text:p>2111343</text:p>
          </table:table-cell>
          <table:table-cell table:formula="of:=[.A134]/1000/(60*60*24)" office:value-type="time" office:time-value="PT00H35M11.343S" calcext:value-type="time">
            <text:p>00:35:11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6" calcext:value-type="float">
            <text:p>596</text:p>
          </table:table-cell>
          <table:table-cell office:value-type="float" office:value="292.92" calcext:value-type="float">
            <text:p>292.92</text:p>
          </table:table-cell>
          <table:table-cell office:value-type="float" office:value="358.41" calcext:value-type="float">
            <text:p>358.41</text:p>
          </table:table-cell>
        </table:table-row>
        <table:table-row table:style-name="ro1">
          <table:table-cell office:value-type="float" office:value="2127345" calcext:value-type="float">
            <text:p>2127345</text:p>
          </table:table-cell>
          <table:table-cell table:formula="of:=[.A135]/1000/(60*60*24)" office:value-type="time" office:time-value="PT00H35M27.345S" calcext:value-type="time">
            <text:p>00:35:27</text:p>
          </table:table-cell>
          <table:table-cell office:value-type="float" office:value="1.2" calcext:value-type="float">
            <text:p>1.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8.16" calcext:value-type="float">
            <text:p>598.16</text:p>
          </table:table-cell>
          <table:table-cell office:value-type="float" office:value="295.15" calcext:value-type="float">
            <text:p>295.15</text:p>
          </table:table-cell>
          <table:table-cell office:value-type="float" office:value="361.06" calcext:value-type="float">
            <text:p>361.06</text:p>
          </table:table-cell>
        </table:table-row>
        <table:table-row table:style-name="ro1">
          <table:table-cell office:value-type="float" office:value="2143345" calcext:value-type="float">
            <text:p>2143345</text:p>
          </table:table-cell>
          <table:table-cell table:formula="of:=[.A136]/1000/(60*60*24)" office:value-type="time" office:time-value="PT00H35M43.345S" calcext:value-type="time">
            <text:p>00:35:43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6.16" calcext:value-type="float">
            <text:p>596.16</text:p>
          </table:table-cell>
          <table:table-cell office:value-type="float" office:value="297.36" calcext:value-type="float">
            <text:p>297.36</text:p>
          </table:table-cell>
          <table:table-cell office:value-type="float" office:value="363.72" calcext:value-type="float">
            <text:p>363.72</text:p>
          </table:table-cell>
        </table:table-row>
        <table:table-row table:style-name="ro1">
          <table:table-cell office:value-type="float" office:value="2159343" calcext:value-type="float">
            <text:p>2159343</text:p>
          </table:table-cell>
          <table:table-cell table:formula="of:=[.A137]/1000/(60*60*24)" office:value-type="time" office:time-value="PT00H35M59.343S" calcext:value-type="time">
            <text:p>00:35:59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6.25" calcext:value-type="float">
            <text:p>596.25</text:p>
          </table:table-cell>
          <table:table-cell office:value-type="float" office:value="299.58" calcext:value-type="float">
            <text:p>299.58</text:p>
          </table:table-cell>
          <table:table-cell office:value-type="float" office:value="366.37" calcext:value-type="float">
            <text:p>366.37</text:p>
          </table:table-cell>
        </table:table-row>
        <table:table-row table:style-name="ro1">
          <table:table-cell office:value-type="float" office:value="2175344" calcext:value-type="float">
            <text:p>2175344</text:p>
          </table:table-cell>
          <table:table-cell table:formula="of:=[.A138]/1000/(60*60*24)" office:value-type="time" office:time-value="PT00H36M15.344S" calcext:value-type="time">
            <text:p>00:36:15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6" calcext:value-type="float">
            <text:p>596</text:p>
          </table:table-cell>
          <table:table-cell office:value-type="float" office:value="301.81" calcext:value-type="float">
            <text:p>301.81</text:p>
          </table:table-cell>
          <table:table-cell office:value-type="float" office:value="369.02" calcext:value-type="float">
            <text:p>369.02</text:p>
          </table:table-cell>
        </table:table-row>
        <table:table-row table:style-name="ro1">
          <table:table-cell office:value-type="float" office:value="2191343" calcext:value-type="float">
            <text:p>2191343</text:p>
          </table:table-cell>
          <table:table-cell table:formula="of:=[.A139]/1000/(60*60*24)" office:value-type="time" office:time-value="PT00H36M31.343S" calcext:value-type="time">
            <text:p>00:36:31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6.01" calcext:value-type="float">
            <text:p>596.01</text:p>
          </table:table-cell>
          <table:table-cell office:value-type="float" office:value="304.03" calcext:value-type="float">
            <text:p>304.03</text:p>
          </table:table-cell>
          <table:table-cell office:value-type="float" office:value="371.67" calcext:value-type="float">
            <text:p>371.67</text:p>
          </table:table-cell>
        </table:table-row>
        <table:table-row table:style-name="ro1">
          <table:table-cell office:value-type="float" office:value="2207344" calcext:value-type="float">
            <text:p>2207344</text:p>
          </table:table-cell>
          <table:table-cell table:formula="of:=[.A140]/1000/(60*60*24)" office:value-type="time" office:time-value="PT00H36M47.344S" calcext:value-type="time">
            <text:p>00:36:47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6.38" calcext:value-type="float">
            <text:p>596.38</text:p>
          </table:table-cell>
          <table:table-cell office:value-type="float" office:value="306.24" calcext:value-type="float">
            <text:p>306.24</text:p>
          </table:table-cell>
          <table:table-cell office:value-type="float" office:value="374.32" calcext:value-type="float">
            <text:p>374.32</text:p>
          </table:table-cell>
        </table:table-row>
        <table:table-row table:style-name="ro1">
          <table:table-cell office:value-type="float" office:value="2223343" calcext:value-type="float">
            <text:p>2223343</text:p>
          </table:table-cell>
          <table:table-cell table:formula="of:=[.A141]/1000/(60*60*24)" office:value-type="time" office:time-value="PT00H37M03.343S" calcext:value-type="time">
            <text:p>00:37:03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6.01" calcext:value-type="float">
            <text:p>596.01</text:p>
          </table:table-cell>
          <table:table-cell office:value-type="float" office:value="308.46" calcext:value-type="float">
            <text:p>308.46</text:p>
          </table:table-cell>
          <table:table-cell office:value-type="float" office:value="376.97" calcext:value-type="float">
            <text:p>376.97</text:p>
          </table:table-cell>
        </table:table-row>
        <table:table-row table:style-name="ro1">
          <table:table-cell office:value-type="float" office:value="2239343" calcext:value-type="float">
            <text:p>2239343</text:p>
          </table:table-cell>
          <table:table-cell table:formula="of:=[.A142]/1000/(60*60*24)" office:value-type="time" office:time-value="PT00H37M19.343S" calcext:value-type="time">
            <text:p>00:37:19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6.02" calcext:value-type="float">
            <text:p>596.02</text:p>
          </table:table-cell>
          <table:table-cell office:value-type="float" office:value="310.68" calcext:value-type="float">
            <text:p>310.68</text:p>
          </table:table-cell>
          <table:table-cell office:value-type="float" office:value="379.61" calcext:value-type="float">
            <text:p>379.61</text:p>
          </table:table-cell>
        </table:table-row>
        <table:table-row table:style-name="ro1">
          <table:table-cell office:value-type="float" office:value="2255343" calcext:value-type="float">
            <text:p>2255343</text:p>
          </table:table-cell>
          <table:table-cell table:formula="of:=[.A143]/1000/(60*60*24)" office:value-type="time" office:time-value="PT00H37M35.343S" calcext:value-type="time">
            <text:p>00:37:35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6" calcext:value-type="float">
            <text:p>596</text:p>
          </table:table-cell>
          <table:table-cell office:value-type="float" office:value="312.9" calcext:value-type="float">
            <text:p>312.9</text:p>
          </table:table-cell>
          <table:table-cell office:value-type="float" office:value="382.26" calcext:value-type="float">
            <text:p>382.26</text:p>
          </table:table-cell>
        </table:table-row>
        <table:table-row table:style-name="ro1">
          <table:table-cell office:value-type="float" office:value="2271343" calcext:value-type="float">
            <text:p>2271343</text:p>
          </table:table-cell>
          <table:table-cell table:formula="of:=[.A144]/1000/(60*60*24)" office:value-type="time" office:time-value="PT00H37M51.343S" calcext:value-type="time">
            <text:p>00:37:51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6.16" calcext:value-type="float">
            <text:p>596.16</text:p>
          </table:table-cell>
          <table:table-cell office:value-type="float" office:value="315.12" calcext:value-type="float">
            <text:p>315.12</text:p>
          </table:table-cell>
          <table:table-cell office:value-type="float" office:value="384.91" calcext:value-type="float">
            <text:p>384.91</text:p>
          </table:table-cell>
        </table:table-row>
        <table:table-row table:style-name="ro1">
          <table:table-cell office:value-type="float" office:value="2287344" calcext:value-type="float">
            <text:p>2287344</text:p>
          </table:table-cell>
          <table:table-cell table:formula="of:=[.A145]/1000/(60*60*24)" office:value-type="time" office:time-value="PT00H38M07.344S" calcext:value-type="time">
            <text:p>00:38:07</text:p>
          </table:table-cell>
          <table:table-cell office:value-type="float" office:value="1.19" calcext:value-type="float">
            <text:p>1.19</text:p>
          </table:table-cell>
          <table:table-cell office:value-type="float" office:value="500.92" calcext:value-type="float">
            <text:p>500.92</text:p>
          </table:table-cell>
          <table:table-cell office:value-type="float" office:value="596.14" calcext:value-type="float">
            <text:p>596.14</text:p>
          </table:table-cell>
          <table:table-cell office:value-type="float" office:value="317.34" calcext:value-type="float">
            <text:p>317.34</text:p>
          </table:table-cell>
          <table:table-cell office:value-type="float" office:value="387.56" calcext:value-type="float">
            <text:p>387.56</text:p>
          </table:table-cell>
        </table:table-row>
        <table:table-row table:style-name="ro1">
          <table:table-cell office:value-type="float" office:value="2303344" calcext:value-type="float">
            <text:p>2303344</text:p>
          </table:table-cell>
          <table:table-cell table:formula="of:=[.A146]/1000/(60*60*24)" office:value-type="time" office:time-value="PT00H38M23.344S" calcext:value-type="time">
            <text:p>00:38:23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6.24" calcext:value-type="float">
            <text:p>596.24</text:p>
          </table:table-cell>
          <table:table-cell office:value-type="float" office:value="319.56" calcext:value-type="float">
            <text:p>319.56</text:p>
          </table:table-cell>
          <table:table-cell office:value-type="float" office:value="390.21" calcext:value-type="float">
            <text:p>390.21</text:p>
          </table:table-cell>
        </table:table-row>
        <table:table-row table:style-name="ro1">
          <table:table-cell office:value-type="float" office:value="2319344" calcext:value-type="float">
            <text:p>2319344</text:p>
          </table:table-cell>
          <table:table-cell table:formula="of:=[.A147]/1000/(60*60*24)" office:value-type="time" office:time-value="PT00H38M39.344S" calcext:value-type="time">
            <text:p>00:38:39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6.01" calcext:value-type="float">
            <text:p>596.01</text:p>
          </table:table-cell>
          <table:table-cell office:value-type="float" office:value="321.78" calcext:value-type="float">
            <text:p>321.78</text:p>
          </table:table-cell>
          <table:table-cell office:value-type="float" office:value="392.85" calcext:value-type="float">
            <text:p>392.85</text:p>
          </table:table-cell>
        </table:table-row>
        <table:table-row table:style-name="ro1">
          <table:table-cell office:value-type="float" office:value="2335343" calcext:value-type="float">
            <text:p>2335343</text:p>
          </table:table-cell>
          <table:table-cell table:formula="of:=[.A148]/1000/(60*60*24)" office:value-type="time" office:time-value="PT00H38M55.343S" calcext:value-type="time">
            <text:p>00:38:55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4.01" calcext:value-type="float">
            <text:p>594.01</text:p>
          </table:table-cell>
          <table:table-cell office:value-type="float" office:value="324" calcext:value-type="float">
            <text:p>324</text:p>
          </table:table-cell>
          <table:table-cell office:value-type="float" office:value="395.5" calcext:value-type="float">
            <text:p>395.5</text:p>
          </table:table-cell>
        </table:table-row>
        <table:table-row table:style-name="ro1">
          <table:table-cell office:value-type="float" office:value="2351344" calcext:value-type="float">
            <text:p>2351344</text:p>
          </table:table-cell>
          <table:table-cell table:formula="of:=[.A149]/1000/(60*60*24)" office:value-type="time" office:time-value="PT00H39M11.344S" calcext:value-type="time">
            <text:p>00:39:11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4.39" calcext:value-type="float">
            <text:p>594.39</text:p>
          </table:table-cell>
          <table:table-cell office:value-type="float" office:value="326.22" calcext:value-type="float">
            <text:p>326.22</text:p>
          </table:table-cell>
          <table:table-cell office:value-type="float" office:value="398.14" calcext:value-type="float">
            <text:p>398.14</text:p>
          </table:table-cell>
        </table:table-row>
        <table:table-row table:style-name="ro1">
          <table:table-cell office:value-type="float" office:value="2367345" calcext:value-type="float">
            <text:p>2367345</text:p>
          </table:table-cell>
          <table:table-cell table:formula="of:=[.A150]/1000/(60*60*24)" office:value-type="time" office:time-value="PT00H39M27.345S" calcext:value-type="time">
            <text:p>00:39:27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4.26" calcext:value-type="float">
            <text:p>594.26</text:p>
          </table:table-cell>
          <table:table-cell office:value-type="float" office:value="328.44" calcext:value-type="float">
            <text:p>328.44</text:p>
          </table:table-cell>
          <table:table-cell office:value-type="float" office:value="400.79" calcext:value-type="float">
            <text:p>400.79</text:p>
          </table:table-cell>
        </table:table-row>
        <table:table-row table:style-name="ro1">
          <table:table-cell office:value-type="float" office:value="2383344" calcext:value-type="float">
            <text:p>2383344</text:p>
          </table:table-cell>
          <table:table-cell table:formula="of:=[.A151]/1000/(60*60*24)" office:value-type="time" office:time-value="PT00H39M43.344S" calcext:value-type="time">
            <text:p>00:39:43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4.03" calcext:value-type="float">
            <text:p>594.03</text:p>
          </table:table-cell>
          <table:table-cell office:value-type="float" office:value="330.66" calcext:value-type="float">
            <text:p>330.66</text:p>
          </table:table-cell>
          <table:table-cell office:value-type="float" office:value="403.43" calcext:value-type="float">
            <text:p>403.43</text:p>
          </table:table-cell>
        </table:table-row>
        <table:table-row table:style-name="ro1">
          <table:table-cell office:value-type="float" office:value="2399344" calcext:value-type="float">
            <text:p>2399344</text:p>
          </table:table-cell>
          <table:table-cell table:formula="of:=[.A152]/1000/(60*60*24)" office:value-type="time" office:time-value="PT00H39M59.344S" calcext:value-type="time">
            <text:p>00:39:59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4.01" calcext:value-type="float">
            <text:p>594.01</text:p>
          </table:table-cell>
          <table:table-cell office:value-type="float" office:value="332.88" calcext:value-type="float">
            <text:p>332.88</text:p>
          </table:table-cell>
          <table:table-cell office:value-type="float" office:value="406.07" calcext:value-type="float">
            <text:p>406.07</text:p>
          </table:table-cell>
        </table:table-row>
        <table:table-row table:style-name="ro1">
          <table:table-cell office:value-type="float" office:value="2415343" calcext:value-type="float">
            <text:p>2415343</text:p>
          </table:table-cell>
          <table:table-cell table:formula="of:=[.A153]/1000/(60*60*24)" office:value-type="time" office:time-value="PT00H40M15.343S" calcext:value-type="time">
            <text:p>00:40:15</text:p>
          </table:table-cell>
          <table:table-cell office:value-type="float" office:value="1.19" calcext:value-type="float">
            <text:p>1.19</text:p>
          </table:table-cell>
          <table:table-cell office:value-type="float" office:value="499" calcext:value-type="float">
            <text:p>499</text:p>
          </table:table-cell>
          <table:table-cell office:value-type="float" office:value="593.79" calcext:value-type="float">
            <text:p>593.79</text:p>
          </table:table-cell>
          <table:table-cell office:value-type="float" office:value="335.1" calcext:value-type="float">
            <text:p>335.1</text:p>
          </table:table-cell>
          <table:table-cell office:value-type="float" office:value="408.72" calcext:value-type="float">
            <text:p>408.72</text:p>
          </table:table-cell>
        </table:table-row>
        <table:table-row table:style-name="ro1">
          <table:table-cell office:value-type="float" office:value="2431344" calcext:value-type="float">
            <text:p>2431344</text:p>
          </table:table-cell>
          <table:table-cell table:formula="of:=[.A154]/1000/(60*60*24)" office:value-type="time" office:time-value="PT00H40M31.344S" calcext:value-type="time">
            <text:p>00:40:31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6.14" calcext:value-type="float">
            <text:p>596.14</text:p>
          </table:table-cell>
          <table:table-cell office:value-type="float" office:value="337.32" calcext:value-type="float">
            <text:p>337.32</text:p>
          </table:table-cell>
          <table:table-cell office:value-type="float" office:value="411.36" calcext:value-type="float">
            <text:p>411.36</text:p>
          </table:table-cell>
        </table:table-row>
        <table:table-row table:style-name="ro1">
          <table:table-cell office:value-type="float" office:value="2447344" calcext:value-type="float">
            <text:p>2447344</text:p>
          </table:table-cell>
          <table:table-cell table:formula="of:=[.A155]/1000/(60*60*24)" office:value-type="time" office:time-value="PT00H40M47.344S" calcext:value-type="time">
            <text:p>00:40:47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4.01" calcext:value-type="float">
            <text:p>594.01</text:p>
          </table:table-cell>
          <table:table-cell office:value-type="float" office:value="339.54" calcext:value-type="float">
            <text:p>339.54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2463344" calcext:value-type="float">
            <text:p>2463344</text:p>
          </table:table-cell>
          <table:table-cell table:formula="of:=[.A156]/1000/(60*60*24)" office:value-type="time" office:time-value="PT00H41M03.344S" calcext:value-type="time">
            <text:p>00:41:03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4.26" calcext:value-type="float">
            <text:p>594.26</text:p>
          </table:table-cell>
          <table:table-cell office:value-type="float" office:value="341.76" calcext:value-type="float">
            <text:p>341.76</text:p>
          </table:table-cell>
          <table:table-cell office:value-type="float" office:value="416.64" calcext:value-type="float">
            <text:p>416.64</text:p>
          </table:table-cell>
        </table:table-row>
        <table:table-row table:style-name="ro1">
          <table:table-cell office:value-type="float" office:value="2479345" calcext:value-type="float">
            <text:p>2479345</text:p>
          </table:table-cell>
          <table:table-cell table:formula="of:=[.A157]/1000/(60*60*24)" office:value-type="time" office:time-value="PT00H41M19.345S" calcext:value-type="time">
            <text:p>00:41:19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2.16" calcext:value-type="float">
            <text:p>592.16</text:p>
          </table:table-cell>
          <table:table-cell office:value-type="float" office:value="343.98" calcext:value-type="float">
            <text:p>343.98</text:p>
          </table:table-cell>
          <table:table-cell office:value-type="float" office:value="419.28" calcext:value-type="float">
            <text:p>419.28</text:p>
          </table:table-cell>
        </table:table-row>
        <table:table-row table:style-name="ro1">
          <table:table-cell office:value-type="float" office:value="2495344" calcext:value-type="float">
            <text:p>2495344</text:p>
          </table:table-cell>
          <table:table-cell table:formula="of:=[.A158]/1000/(60*60*24)" office:value-type="time" office:time-value="PT00H41M35.344S" calcext:value-type="time">
            <text:p>00:41:35</text:p>
          </table:table-cell>
          <table:table-cell office:value-type="float" office:value="1.19" calcext:value-type="float">
            <text:p>1.1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4.64" calcext:value-type="float">
            <text:p>594.64</text:p>
          </table:table-cell>
          <table:table-cell office:value-type="float" office:value="346.2" calcext:value-type="float">
            <text:p>346.2</text:p>
          </table:table-cell>
          <table:table-cell office:value-type="float" office:value="421.92" calcext:value-type="float">
            <text:p>421.92</text:p>
          </table:table-cell>
        </table:table-row>
        <table:table-row table:style-name="ro1">
          <table:table-cell office:value-type="float" office:value="2511343" calcext:value-type="float">
            <text:p>2511343</text:p>
          </table:table-cell>
          <table:table-cell table:formula="of:=[.A159]/1000/(60*60*24)" office:value-type="time" office:time-value="PT00H41M51.343S" calcext:value-type="time">
            <text:p>00:41:51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4.25" calcext:value-type="float">
            <text:p>594.25</text:p>
          </table:table-cell>
          <table:table-cell office:value-type="float" office:value="348.42" calcext:value-type="float">
            <text:p>348.42</text:p>
          </table:table-cell>
          <table:table-cell office:value-type="float" office:value="424.56" calcext:value-type="float">
            <text:p>424.56</text:p>
          </table:table-cell>
        </table:table-row>
        <table:table-row table:style-name="ro1">
          <table:table-cell office:value-type="float" office:value="2527344" calcext:value-type="float">
            <text:p>2527344</text:p>
          </table:table-cell>
          <table:table-cell table:formula="of:=[.A160]/1000/(60*60*24)" office:value-type="time" office:time-value="PT00H42M07.344S" calcext:value-type="time">
            <text:p>00:42:07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2.26" calcext:value-type="float">
            <text:p>592.26</text:p>
          </table:table-cell>
          <table:table-cell office:value-type="float" office:value="350.64" calcext:value-type="float">
            <text:p>350.64</text:p>
          </table:table-cell>
          <table:table-cell office:value-type="float" office:value="427.2" calcext:value-type="float">
            <text:p>427.2</text:p>
          </table:table-cell>
        </table:table-row>
        <table:table-row table:style-name="ro1">
          <table:table-cell office:value-type="float" office:value="2543343" calcext:value-type="float">
            <text:p>2543343</text:p>
          </table:table-cell>
          <table:table-cell table:formula="of:=[.A161]/1000/(60*60*24)" office:value-type="time" office:time-value="PT00H42M23.343S" calcext:value-type="time">
            <text:p>00:42:23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4.39" calcext:value-type="float">
            <text:p>594.39</text:p>
          </table:table-cell>
          <table:table-cell office:value-type="float" office:value="352.86" calcext:value-type="float">
            <text:p>352.86</text:p>
          </table:table-cell>
          <table:table-cell office:value-type="float" office:value="429.84" calcext:value-type="float">
            <text:p>429.84</text:p>
          </table:table-cell>
        </table:table-row>
        <table:table-row table:style-name="ro1">
          <table:table-cell office:value-type="float" office:value="2559344" calcext:value-type="float">
            <text:p>2559344</text:p>
          </table:table-cell>
          <table:table-cell table:formula="of:=[.A162]/1000/(60*60*24)" office:value-type="time" office:time-value="PT00H42M39.344S" calcext:value-type="time">
            <text:p>00:42:39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4.41" calcext:value-type="float">
            <text:p>594.41</text:p>
          </table:table-cell>
          <table:table-cell office:value-type="float" office:value="355.08" calcext:value-type="float">
            <text:p>355.08</text:p>
          </table:table-cell>
          <table:table-cell office:value-type="float" office:value="432.47" calcext:value-type="float">
            <text:p>432.47</text:p>
          </table:table-cell>
        </table:table-row>
        <table:table-row table:style-name="ro1">
          <table:table-cell office:value-type="float" office:value="2575345" calcext:value-type="float">
            <text:p>2575345</text:p>
          </table:table-cell>
          <table:table-cell table:formula="of:=[.A163]/1000/(60*60*24)" office:value-type="time" office:time-value="PT00H42M55.345S" calcext:value-type="time">
            <text:p>00:42:55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4.16" calcext:value-type="float">
            <text:p>594.16</text:p>
          </table:table-cell>
          <table:table-cell office:value-type="float" office:value="357.3" calcext:value-type="float">
            <text:p>357.3</text:p>
          </table:table-cell>
          <table:table-cell office:value-type="float" office:value="435.11" calcext:value-type="float">
            <text:p>435.11</text:p>
          </table:table-cell>
        </table:table-row>
        <table:table-row table:style-name="ro1">
          <table:table-cell office:value-type="float" office:value="2591344" calcext:value-type="float">
            <text:p>2591344</text:p>
          </table:table-cell>
          <table:table-cell table:formula="of:=[.A164]/1000/(60*60*24)" office:value-type="time" office:time-value="PT00H43M11.344S" calcext:value-type="time">
            <text:p>00:43:11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4.26" calcext:value-type="float">
            <text:p>594.26</text:p>
          </table:table-cell>
          <table:table-cell office:value-type="float" office:value="359.51" calcext:value-type="float">
            <text:p>359.51</text:p>
          </table:table-cell>
          <table:table-cell office:value-type="float" office:value="437.75" calcext:value-type="float">
            <text:p>437.75</text:p>
          </table:table-cell>
        </table:table-row>
        <table:table-row table:style-name="ro1">
          <table:table-cell office:value-type="float" office:value="2607344" calcext:value-type="float">
            <text:p>2607344</text:p>
          </table:table-cell>
          <table:table-cell table:formula="of:=[.A165]/1000/(60*60*24)" office:value-type="time" office:time-value="PT00H43M27.344S" calcext:value-type="time">
            <text:p>00:43:27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4.26" calcext:value-type="float">
            <text:p>594.26</text:p>
          </table:table-cell>
          <table:table-cell office:value-type="float" office:value="361.73" calcext:value-type="float">
            <text:p>361.73</text:p>
          </table:table-cell>
          <table:table-cell office:value-type="float" office:value="440.39" calcext:value-type="float">
            <text:p>440.39</text:p>
          </table:table-cell>
        </table:table-row>
        <table:table-row table:style-name="ro1">
          <table:table-cell office:value-type="float" office:value="2623344" calcext:value-type="float">
            <text:p>2623344</text:p>
          </table:table-cell>
          <table:table-cell table:formula="of:=[.A166]/1000/(60*60*24)" office:value-type="time" office:time-value="PT00H43M43.344S" calcext:value-type="time">
            <text:p>00:43:43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4.41" calcext:value-type="float">
            <text:p>594.41</text:p>
          </table:table-cell>
          <table:table-cell office:value-type="float" office:value="363.95" calcext:value-type="float">
            <text:p>363.95</text:p>
          </table:table-cell>
          <table:table-cell office:value-type="float" office:value="443.02" calcext:value-type="float">
            <text:p>443.02</text:p>
          </table:table-cell>
        </table:table-row>
        <table:table-row table:style-name="ro1">
          <table:table-cell office:value-type="float" office:value="2639345" calcext:value-type="float">
            <text:p>2639345</text:p>
          </table:table-cell>
          <table:table-cell table:formula="of:=[.A167]/1000/(60*60*24)" office:value-type="time" office:time-value="PT00H43M59.345S" calcext:value-type="time">
            <text:p>00:43:59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2.41" calcext:value-type="float">
            <text:p>592.41</text:p>
          </table:table-cell>
          <table:table-cell office:value-type="float" office:value="366.17" calcext:value-type="float">
            <text:p>366.17</text:p>
          </table:table-cell>
          <table:table-cell office:value-type="float" office:value="445.66" calcext:value-type="float">
            <text:p>445.66</text:p>
          </table:table-cell>
        </table:table-row>
        <table:table-row table:style-name="ro1">
          <table:table-cell office:value-type="float" office:value="2655344" calcext:value-type="float">
            <text:p>2655344</text:p>
          </table:table-cell>
          <table:table-cell table:formula="of:=[.A168]/1000/(60*60*24)" office:value-type="time" office:time-value="PT00H44M15.344S" calcext:value-type="time">
            <text:p>00:44:15</text:p>
          </table:table-cell>
          <table:table-cell office:value-type="float" office:value="1.19" calcext:value-type="float">
            <text:p>1.1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4.64" calcext:value-type="float">
            <text:p>594.64</text:p>
          </table:table-cell>
          <table:table-cell office:value-type="float" office:value="368.39" calcext:value-type="float">
            <text:p>368.39</text:p>
          </table:table-cell>
          <table:table-cell office:value-type="float" office:value="448.29" calcext:value-type="float">
            <text:p>448.29</text:p>
          </table:table-cell>
        </table:table-row>
        <table:table-row table:style-name="ro1">
          <table:table-cell office:value-type="float" office:value="2671343" calcext:value-type="float">
            <text:p>2671343</text:p>
          </table:table-cell>
          <table:table-cell table:formula="of:=[.A169]/1000/(60*60*24)" office:value-type="time" office:time-value="PT00H44M31.343S" calcext:value-type="time">
            <text:p>00:44:31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4.16" calcext:value-type="float">
            <text:p>594.16</text:p>
          </table:table-cell>
          <table:table-cell office:value-type="float" office:value="370.61" calcext:value-type="float">
            <text:p>370.61</text:p>
          </table:table-cell>
          <table:table-cell office:value-type="float" office:value="450.93" calcext:value-type="float">
            <text:p>450.93</text:p>
          </table:table-cell>
        </table:table-row>
        <table:table-row table:style-name="ro1">
          <table:table-cell office:value-type="float" office:value="2687344" calcext:value-type="float">
            <text:p>2687344</text:p>
          </table:table-cell>
          <table:table-cell table:formula="of:=[.A170]/1000/(60*60*24)" office:value-type="time" office:time-value="PT00H44M47.344S" calcext:value-type="time">
            <text:p>00:44:47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2.5" calcext:value-type="float">
            <text:p>592.5</text:p>
          </table:table-cell>
          <table:table-cell office:value-type="float" office:value="372.83" calcext:value-type="float">
            <text:p>372.83</text:p>
          </table:table-cell>
          <table:table-cell office:value-type="float" office:value="453.56" calcext:value-type="float">
            <text:p>453.56</text:p>
          </table:table-cell>
        </table:table-row>
        <table:table-row table:style-name="ro1">
          <table:table-cell office:value-type="float" office:value="2703344" calcext:value-type="float">
            <text:p>2703344</text:p>
          </table:table-cell>
          <table:table-cell table:formula="of:=[.A171]/1000/(60*60*24)" office:value-type="time" office:time-value="PT00H45M03.344S" calcext:value-type="time">
            <text:p>00:45:03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2.27" calcext:value-type="float">
            <text:p>592.27</text:p>
          </table:table-cell>
          <table:table-cell office:value-type="float" office:value="375.05" calcext:value-type="float">
            <text:p>375.05</text:p>
          </table:table-cell>
          <table:table-cell office:value-type="float" office:value="456.19" calcext:value-type="float">
            <text:p>456.19</text:p>
          </table:table-cell>
        </table:table-row>
        <table:table-row table:style-name="ro1">
          <table:table-cell office:value-type="float" office:value="2719344" calcext:value-type="float">
            <text:p>2719344</text:p>
          </table:table-cell>
          <table:table-cell table:formula="of:=[.A172]/1000/(60*60*24)" office:value-type="time" office:time-value="PT00H45M19.344S" calcext:value-type="time">
            <text:p>00:45:19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2.02" calcext:value-type="float">
            <text:p>592.02</text:p>
          </table:table-cell>
          <table:table-cell office:value-type="float" office:value="377.27" calcext:value-type="float">
            <text:p>377.27</text:p>
          </table:table-cell>
          <table:table-cell office:value-type="float" office:value="458.83" calcext:value-type="float">
            <text:p>458.83</text:p>
          </table:table-cell>
        </table:table-row>
        <table:table-row table:style-name="ro1">
          <table:table-cell office:value-type="float" office:value="2735345" calcext:value-type="float">
            <text:p>2735345</text:p>
          </table:table-cell>
          <table:table-cell table:formula="of:=[.A173]/1000/(60*60*24)" office:value-type="time" office:time-value="PT00H45M35.345S" calcext:value-type="time">
            <text:p>00:45:35</text:p>
          </table:table-cell>
          <table:table-cell office:value-type="float" office:value="1.19" calcext:value-type="float">
            <text:p>1.19</text:p>
          </table:table-cell>
          <table:table-cell office:value-type="float" office:value="499.12" calcext:value-type="float">
            <text:p>499.12</text:p>
          </table:table-cell>
          <table:table-cell office:value-type="float" office:value="591.93" calcext:value-type="float">
            <text:p>591.93</text:p>
          </table:table-cell>
          <table:table-cell office:value-type="float" office:value="379.49" calcext:value-type="float">
            <text:p>379.49</text:p>
          </table:table-cell>
          <table:table-cell office:value-type="float" office:value="461.46" calcext:value-type="float">
            <text:p>461.46</text:p>
          </table:table-cell>
        </table:table-row>
        <table:table-row table:style-name="ro1">
          <table:table-cell office:value-type="float" office:value="2751345" calcext:value-type="float">
            <text:p>2751345</text:p>
          </table:table-cell>
          <table:table-cell table:formula="of:=[.A174]/1000/(60*60*24)" office:value-type="time" office:time-value="PT00H45M51.345S" calcext:value-type="time">
            <text:p>00:45:51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2.26" calcext:value-type="float">
            <text:p>592.26</text:p>
          </table:table-cell>
          <table:table-cell office:value-type="float" office:value="381.71" calcext:value-type="float">
            <text:p>381.71</text:p>
          </table:table-cell>
          <table:table-cell office:value-type="float" office:value="464.09" calcext:value-type="float">
            <text:p>464.09</text:p>
          </table:table-cell>
        </table:table-row>
        <table:table-row table:style-name="ro1">
          <table:table-cell office:value-type="float" office:value="2767344" calcext:value-type="float">
            <text:p>2767344</text:p>
          </table:table-cell>
          <table:table-cell table:formula="of:=[.A175]/1000/(60*60*24)" office:value-type="time" office:time-value="PT00H46M07.344S" calcext:value-type="time">
            <text:p>00:46:07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2.03" calcext:value-type="float">
            <text:p>592.03</text:p>
          </table:table-cell>
          <table:table-cell office:value-type="float" office:value="383.93" calcext:value-type="float">
            <text:p>383.93</text:p>
          </table:table-cell>
          <table:table-cell office:value-type="float" office:value="466.73" calcext:value-type="float">
            <text:p>466.73</text:p>
          </table:table-cell>
        </table:table-row>
        <table:table-row table:style-name="ro1">
          <table:table-cell office:value-type="float" office:value="2783343" calcext:value-type="float">
            <text:p>2783343</text:p>
          </table:table-cell>
          <table:table-cell table:formula="of:=[.A176]/1000/(60*60*24)" office:value-type="time" office:time-value="PT00H46M23.343S" calcext:value-type="time">
            <text:p>00:46:23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2.26" calcext:value-type="float">
            <text:p>592.26</text:p>
          </table:table-cell>
          <table:table-cell office:value-type="float" office:value="386.15" calcext:value-type="float">
            <text:p>386.15</text:p>
          </table:table-cell>
          <table:table-cell office:value-type="float" office:value="469.36" calcext:value-type="float">
            <text:p>469.36</text:p>
          </table:table-cell>
        </table:table-row>
        <table:table-row table:style-name="ro1">
          <table:table-cell office:value-type="float" office:value="2799345" calcext:value-type="float">
            <text:p>2799345</text:p>
          </table:table-cell>
          <table:table-cell table:formula="of:=[.A177]/1000/(60*60*24)" office:value-type="time" office:time-value="PT00H46M39.345S" calcext:value-type="time">
            <text:p>00:46:39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2.41" calcext:value-type="float">
            <text:p>592.41</text:p>
          </table:table-cell>
          <table:table-cell office:value-type="float" office:value="388.37" calcext:value-type="float">
            <text:p>388.37</text:p>
          </table:table-cell>
          <table:table-cell office:value-type="float" office:value="471.99" calcext:value-type="float">
            <text:p>471.99</text:p>
          </table:table-cell>
        </table:table-row>
        <table:table-row table:style-name="ro1">
          <table:table-cell office:value-type="float" office:value="2815345" calcext:value-type="float">
            <text:p>2815345</text:p>
          </table:table-cell>
          <table:table-cell table:formula="of:=[.A178]/1000/(60*60*24)" office:value-type="time" office:time-value="PT00H46M55.345S" calcext:value-type="time">
            <text:p>00:46:55</text:p>
          </table:table-cell>
          <table:table-cell office:value-type="float" office:value="1.19" calcext:value-type="float">
            <text:p>1.19</text:p>
          </table:table-cell>
          <table:table-cell office:value-type="float" office:value="499.8" calcext:value-type="float">
            <text:p>499.8</text:p>
          </table:table-cell>
          <table:table-cell office:value-type="float" office:value="594.74" calcext:value-type="float">
            <text:p>594.74</text:p>
          </table:table-cell>
          <table:table-cell office:value-type="float" office:value="390.59" calcext:value-type="float">
            <text:p>390.59</text:p>
          </table:table-cell>
          <table:table-cell office:value-type="float" office:value="474.62" calcext:value-type="float">
            <text:p>474.62</text:p>
          </table:table-cell>
        </table:table-row>
        <table:table-row table:style-name="ro1">
          <table:table-cell office:value-type="float" office:value="2831344" calcext:value-type="float">
            <text:p>2831344</text:p>
          </table:table-cell>
          <table:table-cell table:formula="of:=[.A179]/1000/(60*60*24)" office:value-type="time" office:time-value="PT00H47M11.344S" calcext:value-type="time">
            <text:p>00:47:11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2.16" calcext:value-type="float">
            <text:p>592.16</text:p>
          </table:table-cell>
          <table:table-cell office:value-type="float" office:value="392.81" calcext:value-type="float">
            <text:p>392.81</text:p>
          </table:table-cell>
          <table:table-cell office:value-type="float" office:value="477.25" calcext:value-type="float">
            <text:p>477.25</text:p>
          </table:table-cell>
        </table:table-row>
        <table:table-row table:style-name="ro1">
          <table:table-cell office:value-type="float" office:value="2847345" calcext:value-type="float">
            <text:p>2847345</text:p>
          </table:table-cell>
          <table:table-cell table:formula="of:=[.A180]/1000/(60*60*24)" office:value-type="time" office:time-value="PT00H47M27.345S" calcext:value-type="time">
            <text:p>00:47:27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2.27" calcext:value-type="float">
            <text:p>592.27</text:p>
          </table:table-cell>
          <table:table-cell office:value-type="float" office:value="395.03" calcext:value-type="float">
            <text:p>395.03</text:p>
          </table:table-cell>
          <table:table-cell office:value-type="float" office:value="479.89" calcext:value-type="float">
            <text:p>479.89</text:p>
          </table:table-cell>
        </table:table-row>
        <table:table-row table:style-name="ro1">
          <table:table-cell office:value-type="float" office:value="2863344" calcext:value-type="float">
            <text:p>2863344</text:p>
          </table:table-cell>
          <table:table-cell table:formula="of:=[.A181]/1000/(60*60*24)" office:value-type="time" office:time-value="PT00H47M43.344S" calcext:value-type="time">
            <text:p>00:47:43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2.26" calcext:value-type="float">
            <text:p>592.26</text:p>
          </table:table-cell>
          <table:table-cell office:value-type="float" office:value="397.25" calcext:value-type="float">
            <text:p>397.25</text:p>
          </table:table-cell>
          <table:table-cell office:value-type="float" office:value="482.52" calcext:value-type="float">
            <text:p>482.52</text:p>
          </table:table-cell>
        </table:table-row>
        <table:table-row table:style-name="ro1">
          <table:table-cell office:value-type="float" office:value="2879343" calcext:value-type="float">
            <text:p>2879343</text:p>
          </table:table-cell>
          <table:table-cell table:formula="of:=[.A182]/1000/(60*60*24)" office:value-type="time" office:time-value="PT00H47M59.343S" calcext:value-type="time">
            <text:p>00:47:59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2.25" calcext:value-type="float">
            <text:p>592.25</text:p>
          </table:table-cell>
          <table:table-cell office:value-type="float" office:value="399.47" calcext:value-type="float">
            <text:p>399.47</text:p>
          </table:table-cell>
          <table:table-cell office:value-type="float" office:value="485.15" calcext:value-type="float">
            <text:p>485.15</text:p>
          </table:table-cell>
        </table:table-row>
        <table:table-row table:style-name="ro1">
          <table:table-cell office:value-type="float" office:value="2895344" calcext:value-type="float">
            <text:p>2895344</text:p>
          </table:table-cell>
          <table:table-cell table:formula="of:=[.A183]/1000/(60*60*24)" office:value-type="time" office:time-value="PT00H48M15.344S" calcext:value-type="time">
            <text:p>00:48:15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2.49" calcext:value-type="float">
            <text:p>592.49</text:p>
          </table:table-cell>
          <table:table-cell office:value-type="float" office:value="401.69" calcext:value-type="float">
            <text:p>401.69</text:p>
          </table:table-cell>
          <table:table-cell office:value-type="float" office:value="487.78" calcext:value-type="float">
            <text:p>487.78</text:p>
          </table:table-cell>
        </table:table-row>
        <table:table-row table:style-name="ro1">
          <table:table-cell office:value-type="float" office:value="2911344" calcext:value-type="float">
            <text:p>2911344</text:p>
          </table:table-cell>
          <table:table-cell table:formula="of:=[.A184]/1000/(60*60*24)" office:value-type="time" office:time-value="PT00H48M31.344S" calcext:value-type="time">
            <text:p>00:48:31</text:p>
          </table:table-cell>
          <table:table-cell office:value-type="float" office:value="1.19" calcext:value-type="float">
            <text:p>1.1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2.66" calcext:value-type="float">
            <text:p>592.66</text:p>
          </table:table-cell>
          <table:table-cell office:value-type="float" office:value="403.91" calcext:value-type="float">
            <text:p>403.91</text:p>
          </table:table-cell>
          <table:table-cell office:value-type="float" office:value="490.41" calcext:value-type="float">
            <text:p>490.41</text:p>
          </table:table-cell>
        </table:table-row>
        <table:table-row table:style-name="ro1">
          <table:table-cell office:value-type="float" office:value="2927343" calcext:value-type="float">
            <text:p>2927343</text:p>
          </table:table-cell>
          <table:table-cell table:formula="of:=[.A185]/1000/(60*60*24)" office:value-type="time" office:time-value="PT00H48M47.343S" calcext:value-type="time">
            <text:p>00:48:47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2.41" calcext:value-type="float">
            <text:p>592.41</text:p>
          </table:table-cell>
          <table:table-cell office:value-type="float" office:value="406.13" calcext:value-type="float">
            <text:p>406.13</text:p>
          </table:table-cell>
          <table:table-cell office:value-type="float" office:value="493.04" calcext:value-type="float">
            <text:p>493.04</text:p>
          </table:table-cell>
        </table:table-row>
        <table:table-row table:style-name="ro1">
          <table:table-cell office:value-type="float" office:value="2943345" calcext:value-type="float">
            <text:p>2943345</text:p>
          </table:table-cell>
          <table:table-cell table:formula="of:=[.A186]/1000/(60*60*24)" office:value-type="time" office:time-value="PT00H49M03.345S" calcext:value-type="time">
            <text:p>00:49:03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2.5" calcext:value-type="float">
            <text:p>592.5</text:p>
          </table:table-cell>
          <table:table-cell office:value-type="float" office:value="408.35" calcext:value-type="float">
            <text:p>408.35</text:p>
          </table:table-cell>
          <table:table-cell office:value-type="float" office:value="495.67" calcext:value-type="float">
            <text:p>495.67</text:p>
          </table:table-cell>
        </table:table-row>
        <table:table-row table:style-name="ro1">
          <table:table-cell office:value-type="float" office:value="2959343" calcext:value-type="float">
            <text:p>2959343</text:p>
          </table:table-cell>
          <table:table-cell table:formula="of:=[.A187]/1000/(60*60*24)" office:value-type="time" office:time-value="PT00H49M19.343S" calcext:value-type="time">
            <text:p>00:49:19</text:p>
          </table:table-cell>
          <table:table-cell office:value-type="float" office:value="1.19" calcext:value-type="float">
            <text:p>1.19</text:p>
          </table:table-cell>
          <table:table-cell office:value-type="float" office:value="499.92" calcext:value-type="float">
            <text:p>499.92</text:p>
          </table:table-cell>
          <table:table-cell office:value-type="float" office:value="592.89" calcext:value-type="float">
            <text:p>592.89</text:p>
          </table:table-cell>
          <table:table-cell office:value-type="float" office:value="410.57" calcext:value-type="float">
            <text:p>410.57</text:p>
          </table:table-cell>
          <table:table-cell office:value-type="float" office:value="498.3" calcext:value-type="float">
            <text:p>498.3</text:p>
          </table:table-cell>
        </table:table-row>
        <table:table-row table:style-name="ro1">
          <table:table-cell office:value-type="float" office:value="2975344" calcext:value-type="float">
            <text:p>2975344</text:p>
          </table:table-cell>
          <table:table-cell table:formula="of:=[.A188]/1000/(60*60*24)" office:value-type="time" office:time-value="PT00H49M35.344S" calcext:value-type="time">
            <text:p>00:49:35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0.17" calcext:value-type="float">
            <text:p>590.17</text:p>
          </table:table-cell>
          <table:table-cell office:value-type="float" office:value="412.79" calcext:value-type="float">
            <text:p>412.79</text:p>
          </table:table-cell>
          <table:table-cell office:value-type="float" office:value="500.93" calcext:value-type="float">
            <text:p>500.93</text:p>
          </table:table-cell>
        </table:table-row>
        <table:table-row table:style-name="ro1">
          <table:table-cell office:value-type="float" office:value="2991344" calcext:value-type="float">
            <text:p>2991344</text:p>
          </table:table-cell>
          <table:table-cell table:formula="of:=[.A189]/1000/(60*60*24)" office:value-type="time" office:time-value="PT00H49M51.344S" calcext:value-type="time">
            <text:p>00:49:51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2.41" calcext:value-type="float">
            <text:p>592.41</text:p>
          </table:table-cell>
          <table:table-cell office:value-type="float" office:value="415.01" calcext:value-type="float">
            <text:p>415.01</text:p>
          </table:table-cell>
          <table:table-cell office:value-type="float" office:value="503.56" calcext:value-type="float">
            <text:p>503.56</text:p>
          </table:table-cell>
        </table:table-row>
        <table:table-row table:style-name="ro1">
          <table:table-cell office:value-type="float" office:value="3007343" calcext:value-type="float">
            <text:p>3007343</text:p>
          </table:table-cell>
          <table:table-cell table:formula="of:=[.A190]/1000/(60*60*24)" office:value-type="time" office:time-value="PT00H50M07.343S" calcext:value-type="time">
            <text:p>00:50:07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0.17" calcext:value-type="float">
            <text:p>590.17</text:p>
          </table:table-cell>
          <table:table-cell office:value-type="float" office:value="417.23" calcext:value-type="float">
            <text:p>417.23</text:p>
          </table:table-cell>
          <table:table-cell office:value-type="float" office:value="506.19" calcext:value-type="float">
            <text:p>506.19</text:p>
          </table:table-cell>
        </table:table-row>
        <table:table-row table:style-name="ro1">
          <table:table-cell office:value-type="float" office:value="3023344" calcext:value-type="float">
            <text:p>3023344</text:p>
          </table:table-cell>
          <table:table-cell table:formula="of:=[.A191]/1000/(60*60*24)" office:value-type="time" office:time-value="PT00H50M23.344S" calcext:value-type="time">
            <text:p>00:50:23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0.17" calcext:value-type="float">
            <text:p>590.17</text:p>
          </table:table-cell>
          <table:table-cell office:value-type="float" office:value="419.45" calcext:value-type="float">
            <text:p>419.45</text:p>
          </table:table-cell>
          <table:table-cell office:value-type="float" office:value="508.82" calcext:value-type="float">
            <text:p>508.82</text:p>
          </table:table-cell>
        </table:table-row>
        <table:table-row table:style-name="ro1">
          <table:table-cell office:value-type="float" office:value="3039343" calcext:value-type="float">
            <text:p>3039343</text:p>
          </table:table-cell>
          <table:table-cell table:formula="of:=[.A192]/1000/(60*60*24)" office:value-type="time" office:time-value="PT00H50M39.343S" calcext:value-type="time">
            <text:p>00:50:39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2.39" calcext:value-type="float">
            <text:p>592.39</text:p>
          </table:table-cell>
          <table:table-cell office:value-type="float" office:value="421.67" calcext:value-type="float">
            <text:p>421.67</text:p>
          </table:table-cell>
          <table:table-cell office:value-type="float" office:value="511.45" calcext:value-type="float">
            <text:p>511.45</text:p>
          </table:table-cell>
        </table:table-row>
        <table:table-row table:style-name="ro1">
          <table:table-cell office:value-type="float" office:value="3055344" calcext:value-type="float">
            <text:p>3055344</text:p>
          </table:table-cell>
          <table:table-cell table:formula="of:=[.A193]/1000/(60*60*24)" office:value-type="time" office:time-value="PT00H50M55.344S" calcext:value-type="time">
            <text:p>00:50:55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2.5" calcext:value-type="float">
            <text:p>592.5</text:p>
          </table:table-cell>
          <table:table-cell office:value-type="float" office:value="423.89" calcext:value-type="float">
            <text:p>423.89</text:p>
          </table:table-cell>
          <table:table-cell office:value-type="float" office:value="514.08" calcext:value-type="float">
            <text:p>514.08</text:p>
          </table:table-cell>
        </table:table-row>
        <table:table-row table:style-name="ro1">
          <table:table-cell office:value-type="float" office:value="3071344" calcext:value-type="float">
            <text:p>3071344</text:p>
          </table:table-cell>
          <table:table-cell table:formula="of:=[.A194]/1000/(60*60*24)" office:value-type="time" office:time-value="PT00H51M11.344S" calcext:value-type="time">
            <text:p>00:51:11</text:p>
          </table:table-cell>
          <table:table-cell office:value-type="float" office:value="1.19" calcext:value-type="float">
            <text:p>1.19</text:p>
          </table:table-cell>
          <table:table-cell office:value-type="float" office:value="499.12" calcext:value-type="float">
            <text:p>499.12</text:p>
          </table:table-cell>
          <table:table-cell office:value-type="float" office:value="591.93" calcext:value-type="float">
            <text:p>591.93</text:p>
          </table:table-cell>
          <table:table-cell office:value-type="float" office:value="426.11" calcext:value-type="float">
            <text:p>426.11</text:p>
          </table:table-cell>
          <table:table-cell office:value-type="float" office:value="516.71" calcext:value-type="float">
            <text:p>516.71</text:p>
          </table:table-cell>
        </table:table-row>
        <table:table-row table:style-name="ro1">
          <table:table-cell office:value-type="float" office:value="3087345" calcext:value-type="float">
            <text:p>3087345</text:p>
          </table:table-cell>
          <table:table-cell table:formula="of:=[.A195]/1000/(60*60*24)" office:value-type="time" office:time-value="PT00H51M27.345S" calcext:value-type="time">
            <text:p>00:51:27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90.27" calcext:value-type="float">
            <text:p>590.27</text:p>
          </table:table-cell>
          <table:table-cell office:value-type="float" office:value="428.33" calcext:value-type="float">
            <text:p>428.33</text:p>
          </table:table-cell>
          <table:table-cell office:value-type="float" office:value="519.34" calcext:value-type="float">
            <text:p>519.34</text:p>
          </table:table-cell>
        </table:table-row>
        <table:table-row table:style-name="ro1">
          <table:table-cell office:value-type="float" office:value="3103344" calcext:value-type="float">
            <text:p>3103344</text:p>
          </table:table-cell>
          <table:table-cell table:formula="of:=[.A196]/1000/(60*60*24)" office:value-type="time" office:time-value="PT00H51M43.344S" calcext:value-type="time">
            <text:p>00:51:43</text:p>
          </table:table-cell>
          <table:table-cell office:value-type="float" office:value="1.18" calcext:value-type="float">
            <text:p>1.18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0.65" calcext:value-type="float">
            <text:p>590.65</text:p>
          </table:table-cell>
          <table:table-cell office:value-type="float" office:value="430.55" calcext:value-type="float">
            <text:p>430.55</text:p>
          </table:table-cell>
          <table:table-cell office:value-type="float" office:value="521.97" calcext:value-type="float">
            <text:p>521.97</text:p>
          </table:table-cell>
        </table:table-row>
        <table:table-row table:style-name="ro1">
          <table:table-cell office:value-type="float" office:value="3119343" calcext:value-type="float">
            <text:p>3119343</text:p>
          </table:table-cell>
          <table:table-cell table:formula="of:=[.A197]/1000/(60*60*24)" office:value-type="time" office:time-value="PT00H51M59.343S" calcext:value-type="time">
            <text:p>00:51:59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2.39" calcext:value-type="float">
            <text:p>592.39</text:p>
          </table:table-cell>
          <table:table-cell office:value-type="float" office:value="432.77" calcext:value-type="float">
            <text:p>432.77</text:p>
          </table:table-cell>
          <table:table-cell office:value-type="float" office:value="524.59" calcext:value-type="float">
            <text:p>524.59</text:p>
          </table:table-cell>
        </table:table-row>
        <table:table-row table:style-name="ro1">
          <table:table-cell office:value-type="float" office:value="3135345" calcext:value-type="float">
            <text:p>3135345</text:p>
          </table:table-cell>
          <table:table-cell table:formula="of:=[.A198]/1000/(60*60*24)" office:value-type="time" office:time-value="PT00H52M15.345S" calcext:value-type="time">
            <text:p>00:52:15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2.5" calcext:value-type="float">
            <text:p>592.5</text:p>
          </table:table-cell>
          <table:table-cell office:value-type="float" office:value="434.99" calcext:value-type="float">
            <text:p>434.99</text:p>
          </table:table-cell>
          <table:table-cell office:value-type="float" office:value="527.22" calcext:value-type="float">
            <text:p>527.22</text:p>
          </table:table-cell>
        </table:table-row>
        <table:table-row table:style-name="ro1">
          <table:table-cell office:value-type="float" office:value="3151344" calcext:value-type="float">
            <text:p>3151344</text:p>
          </table:table-cell>
          <table:table-cell table:formula="of:=[.A199]/1000/(60*60*24)" office:value-type="time" office:time-value="PT00H52M31.344S" calcext:value-type="time">
            <text:p>00:52:31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2.42" calcext:value-type="float">
            <text:p>592.42</text:p>
          </table:table-cell>
          <table:table-cell office:value-type="float" office:value="437.21" calcext:value-type="float">
            <text:p>437.21</text:p>
          </table:table-cell>
          <table:table-cell office:value-type="float" office:value="529.85" calcext:value-type="float">
            <text:p>529.85</text:p>
          </table:table-cell>
        </table:table-row>
        <table:table-row table:style-name="ro1">
          <table:table-cell office:value-type="float" office:value="3167344" calcext:value-type="float">
            <text:p>3167344</text:p>
          </table:table-cell>
          <table:table-cell table:formula="of:=[.A200]/1000/(60*60*24)" office:value-type="time" office:time-value="PT00H52M47.344S" calcext:value-type="time">
            <text:p>00:52:47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0.41" calcext:value-type="float">
            <text:p>590.41</text:p>
          </table:table-cell>
          <table:table-cell office:value-type="float" office:value="439.43" calcext:value-type="float">
            <text:p>439.43</text:p>
          </table:table-cell>
          <table:table-cell office:value-type="float" office:value="532.47" calcext:value-type="float">
            <text:p>532.47</text:p>
          </table:table-cell>
        </table:table-row>
        <table:table-row table:style-name="ro1">
          <table:table-cell office:value-type="float" office:value="3183344" calcext:value-type="float">
            <text:p>3183344</text:p>
          </table:table-cell>
          <table:table-cell table:formula="of:=[.A201]/1000/(60*60*24)" office:value-type="time" office:time-value="PT00H53M03.344S" calcext:value-type="time">
            <text:p>00:53:03</text:p>
          </table:table-cell>
          <table:table-cell office:value-type="float" office:value="1.18" calcext:value-type="float">
            <text:p>1.18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9.93" calcext:value-type="float">
            <text:p>589.93</text:p>
          </table:table-cell>
          <table:table-cell office:value-type="float" office:value="441.65" calcext:value-type="float">
            <text:p>441.65</text:p>
          </table:table-cell>
          <table:table-cell office:value-type="float" office:value="535.1" calcext:value-type="float">
            <text:p>535.1</text:p>
          </table:table-cell>
        </table:table-row>
        <table:table-row table:style-name="ro1">
          <table:table-cell office:value-type="float" office:value="3199345" calcext:value-type="float">
            <text:p>3199345</text:p>
          </table:table-cell>
          <table:table-cell table:formula="of:=[.A202]/1000/(60*60*24)" office:value-type="time" office:time-value="PT00H53M19.345S" calcext:value-type="time">
            <text:p>00:53:19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2.4" calcext:value-type="float">
            <text:p>592.4</text:p>
          </table:table-cell>
          <table:table-cell office:value-type="float" office:value="443.87" calcext:value-type="float">
            <text:p>443.87</text:p>
          </table:table-cell>
          <table:table-cell office:value-type="float" office:value="537.73" calcext:value-type="float">
            <text:p>537.73</text:p>
          </table:table-cell>
        </table:table-row>
        <table:table-row table:style-name="ro1">
          <table:table-cell office:value-type="float" office:value="3215344" calcext:value-type="float">
            <text:p>3215344</text:p>
          </table:table-cell>
          <table:table-cell table:formula="of:=[.A203]/1000/(60*60*24)" office:value-type="time" office:time-value="PT00H53M35.344S" calcext:value-type="time">
            <text:p>00:53:35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88.5" calcext:value-type="float">
            <text:p>588.5</text:p>
          </table:table-cell>
          <table:table-cell office:value-type="float" office:value="446.09" calcext:value-type="float">
            <text:p>446.09</text:p>
          </table:table-cell>
          <table:table-cell office:value-type="float" office:value="540.35" calcext:value-type="float">
            <text:p>540.35</text:p>
          </table:table-cell>
        </table:table-row>
        <table:table-row table:style-name="ro1">
          <table:table-cell office:value-type="float" office:value="3231344" calcext:value-type="float">
            <text:p>3231344</text:p>
          </table:table-cell>
          <table:table-cell table:formula="of:=[.A204]/1000/(60*60*24)" office:value-type="time" office:time-value="PT00H53M51.344S" calcext:value-type="time">
            <text:p>00:53:51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2.26" calcext:value-type="float">
            <text:p>592.26</text:p>
          </table:table-cell>
          <table:table-cell office:value-type="float" office:value="448.31" calcext:value-type="float">
            <text:p>448.31</text:p>
          </table:table-cell>
          <table:table-cell office:value-type="float" office:value="542.98" calcext:value-type="float">
            <text:p>542.98</text:p>
          </table:table-cell>
        </table:table-row>
        <table:table-row table:style-name="ro1">
          <table:table-cell office:value-type="float" office:value="3247344" calcext:value-type="float">
            <text:p>3247344</text:p>
          </table:table-cell>
          <table:table-cell table:formula="of:=[.A205]/1000/(60*60*24)" office:value-type="time" office:time-value="PT00H54M07.344S" calcext:value-type="time">
            <text:p>00:54:07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2.4" calcext:value-type="float">
            <text:p>592.4</text:p>
          </table:table-cell>
          <table:table-cell office:value-type="float" office:value="450.53" calcext:value-type="float">
            <text:p>450.53</text:p>
          </table:table-cell>
          <table:table-cell office:value-type="float" office:value="545.6" calcext:value-type="float">
            <text:p>545.6</text:p>
          </table:table-cell>
        </table:table-row>
        <table:table-row table:style-name="ro1">
          <table:table-cell office:value-type="float" office:value="3263343" calcext:value-type="float">
            <text:p>3263343</text:p>
          </table:table-cell>
          <table:table-cell table:formula="of:=[.A206]/1000/(60*60*24)" office:value-type="time" office:time-value="PT00H54M23.343S" calcext:value-type="time">
            <text:p>00:54:23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0.41" calcext:value-type="float">
            <text:p>590.41</text:p>
          </table:table-cell>
          <table:table-cell office:value-type="float" office:value="452.75" calcext:value-type="float">
            <text:p>452.75</text:p>
          </table:table-cell>
          <table:table-cell office:value-type="float" office:value="548.23" calcext:value-type="float">
            <text:p>548.23</text:p>
          </table:table-cell>
        </table:table-row>
        <table:table-row table:style-name="ro1">
          <table:table-cell office:value-type="float" office:value="3279345" calcext:value-type="float">
            <text:p>3279345</text:p>
          </table:table-cell>
          <table:table-cell table:formula="of:=[.A207]/1000/(60*60*24)" office:value-type="time" office:time-value="PT00H54M39.345S" calcext:value-type="time">
            <text:p>00:54:39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90.51" calcext:value-type="float">
            <text:p>590.51</text:p>
          </table:table-cell>
          <table:table-cell office:value-type="float" office:value="454.97" calcext:value-type="float">
            <text:p>454.97</text:p>
          </table:table-cell>
          <table:table-cell office:value-type="float" office:value="550.85" calcext:value-type="float">
            <text:p>550.85</text:p>
          </table:table-cell>
        </table:table-row>
        <table:table-row table:style-name="ro1">
          <table:table-cell office:value-type="float" office:value="3295344" calcext:value-type="float">
            <text:p>3295344</text:p>
          </table:table-cell>
          <table:table-cell table:formula="of:=[.A208]/1000/(60*60*24)" office:value-type="time" office:time-value="PT00H54M55.344S" calcext:value-type="time">
            <text:p>00:54:55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0.4" calcext:value-type="float">
            <text:p>590.4</text:p>
          </table:table-cell>
          <table:table-cell office:value-type="float" office:value="457.19" calcext:value-type="float">
            <text:p>457.19</text:p>
          </table:table-cell>
          <table:table-cell office:value-type="float" office:value="553.48" calcext:value-type="float">
            <text:p>553.48</text:p>
          </table:table-cell>
        </table:table-row>
        <table:table-row table:style-name="ro1">
          <table:table-cell office:value-type="float" office:value="3311345" calcext:value-type="float">
            <text:p>3311345</text:p>
          </table:table-cell>
          <table:table-cell table:formula="of:=[.A209]/1000/(60*60*24)" office:value-type="time" office:time-value="PT00H55M11.345S" calcext:value-type="time">
            <text:p>00:55:11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1" calcext:value-type="float">
            <text:p>588.41</text:p>
          </table:table-cell>
          <table:table-cell office:value-type="float" office:value="459.41" calcext:value-type="float">
            <text:p>459.41</text:p>
          </table:table-cell>
          <table:table-cell office:value-type="float" office:value="556.1" calcext:value-type="float">
            <text:p>556.1</text:p>
          </table:table-cell>
        </table:table-row>
        <table:table-row table:style-name="ro1">
          <table:table-cell office:value-type="float" office:value="3327344" calcext:value-type="float">
            <text:p>3327344</text:p>
          </table:table-cell>
          <table:table-cell table:formula="of:=[.A210]/1000/(60*60*24)" office:value-type="time" office:time-value="PT00H55M27.344S" calcext:value-type="time">
            <text:p>00:55:27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90.02" calcext:value-type="float">
            <text:p>590.02</text:p>
          </table:table-cell>
          <table:table-cell office:value-type="float" office:value="461.63" calcext:value-type="float">
            <text:p>461.63</text:p>
          </table:table-cell>
          <table:table-cell office:value-type="float" office:value="558.72" calcext:value-type="float">
            <text:p>558.72</text:p>
          </table:table-cell>
        </table:table-row>
        <table:table-row table:style-name="ro1">
          <table:table-cell office:value-type="float" office:value="3343344" calcext:value-type="float">
            <text:p>3343344</text:p>
          </table:table-cell>
          <table:table-cell table:formula="of:=[.A211]/1000/(60*60*24)" office:value-type="time" office:time-value="PT00H55M43.344S" calcext:value-type="time">
            <text:p>00:55:43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0.41" calcext:value-type="float">
            <text:p>590.41</text:p>
          </table:table-cell>
          <table:table-cell office:value-type="float" office:value="463.85" calcext:value-type="float">
            <text:p>463.85</text:p>
          </table:table-cell>
          <table:table-cell office:value-type="float" office:value="561.35" calcext:value-type="float">
            <text:p>561.35</text:p>
          </table:table-cell>
        </table:table-row>
        <table:table-row table:style-name="ro1">
          <table:table-cell office:value-type="float" office:value="3359344" calcext:value-type="float">
            <text:p>3359344</text:p>
          </table:table-cell>
          <table:table-cell table:formula="of:=[.A212]/1000/(60*60*24)" office:value-type="time" office:time-value="PT00H55M59.344S" calcext:value-type="time">
            <text:p>00:55:59</text:p>
          </table:table-cell>
          <table:table-cell office:value-type="float" office:value="1.18" calcext:value-type="float">
            <text:p>1.18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0.64" calcext:value-type="float">
            <text:p>590.64</text:p>
          </table:table-cell>
          <table:table-cell office:value-type="float" office:value="466.07" calcext:value-type="float">
            <text:p>466.07</text:p>
          </table:table-cell>
          <table:table-cell office:value-type="float" office:value="563.97" calcext:value-type="float">
            <text:p>563.97</text:p>
          </table:table-cell>
        </table:table-row>
        <table:table-row table:style-name="ro1">
          <table:table-cell office:value-type="float" office:value="3375344" calcext:value-type="float">
            <text:p>3375344</text:p>
          </table:table-cell>
          <table:table-cell table:formula="of:=[.A213]/1000/(60*60*24)" office:value-type="time" office:time-value="PT00H56M15.344S" calcext:value-type="time">
            <text:p>00:56:15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90.26" calcext:value-type="float">
            <text:p>590.26</text:p>
          </table:table-cell>
          <table:table-cell office:value-type="float" office:value="468.29" calcext:value-type="float">
            <text:p>468.29</text:p>
          </table:table-cell>
          <table:table-cell office:value-type="float" office:value="566.6" calcext:value-type="float">
            <text:p>566.6</text:p>
          </table:table-cell>
        </table:table-row>
        <table:table-row table:style-name="ro1">
          <table:table-cell office:value-type="float" office:value="3391343" calcext:value-type="float">
            <text:p>3391343</text:p>
          </table:table-cell>
          <table:table-cell table:formula="of:=[.A214]/1000/(60*60*24)" office:value-type="time" office:time-value="PT00H56M31.343S" calcext:value-type="time">
            <text:p>00:56:31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" calcext:value-type="float">
            <text:p>588.4</text:p>
          </table:table-cell>
          <table:table-cell office:value-type="float" office:value="470.51" calcext:value-type="float">
            <text:p>470.51</text:p>
          </table:table-cell>
          <table:table-cell office:value-type="float" office:value="569.22" calcext:value-type="float">
            <text:p>569.22</text:p>
          </table:table-cell>
        </table:table-row>
        <table:table-row table:style-name="ro1">
          <table:table-cell office:value-type="float" office:value="3407343" calcext:value-type="float">
            <text:p>3407343</text:p>
          </table:table-cell>
          <table:table-cell table:formula="of:=[.A215]/1000/(60*60*24)" office:value-type="time" office:time-value="PT00H56M47.343S" calcext:value-type="time">
            <text:p>00:56:47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90.02" calcext:value-type="float">
            <text:p>590.02</text:p>
          </table:table-cell>
          <table:table-cell office:value-type="float" office:value="472.73" calcext:value-type="float">
            <text:p>472.73</text:p>
          </table:table-cell>
          <table:table-cell office:value-type="float" office:value="571.84" calcext:value-type="float">
            <text:p>571.84</text:p>
          </table:table-cell>
        </table:table-row>
        <table:table-row table:style-name="ro1">
          <table:table-cell office:value-type="float" office:value="3423344" calcext:value-type="float">
            <text:p>3423344</text:p>
          </table:table-cell>
          <table:table-cell table:formula="of:=[.A216]/1000/(60*60*24)" office:value-type="time" office:time-value="PT00H57M03.344S" calcext:value-type="time">
            <text:p>00:57:03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0.39" calcext:value-type="float">
            <text:p>590.39</text:p>
          </table:table-cell>
          <table:table-cell office:value-type="float" office:value="474.95" calcext:value-type="float">
            <text:p>474.95</text:p>
          </table:table-cell>
          <table:table-cell office:value-type="float" office:value="574.47" calcext:value-type="float">
            <text:p>574.47</text:p>
          </table:table-cell>
        </table:table-row>
        <table:table-row table:style-name="ro1">
          <table:table-cell office:value-type="float" office:value="3439344" calcext:value-type="float">
            <text:p>3439344</text:p>
          </table:table-cell>
          <table:table-cell table:formula="of:=[.A217]/1000/(60*60*24)" office:value-type="time" office:time-value="PT00H57M19.344S" calcext:value-type="time">
            <text:p>00:57:19</text:p>
          </table:table-cell>
          <table:table-cell office:value-type="float" office:value="1.18" calcext:value-type="float">
            <text:p>1.18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0.63" calcext:value-type="float">
            <text:p>590.63</text:p>
          </table:table-cell>
          <table:table-cell office:value-type="float" office:value="477.17" calcext:value-type="float">
            <text:p>477.17</text:p>
          </table:table-cell>
          <table:table-cell office:value-type="float" office:value="577.09" calcext:value-type="float">
            <text:p>577.09</text:p>
          </table:table-cell>
        </table:table-row>
        <table:table-row table:style-name="ro1">
          <table:table-cell office:value-type="float" office:value="3455343" calcext:value-type="float">
            <text:p>3455343</text:p>
          </table:table-cell>
          <table:table-cell table:formula="of:=[.A218]/1000/(60*60*24)" office:value-type="time" office:time-value="PT00H57M35.343S" calcext:value-type="time">
            <text:p>00:57:35</text:p>
          </table:table-cell>
          <table:table-cell office:value-type="float" office:value="1.18" calcext:value-type="float">
            <text:p>1.18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9.93" calcext:value-type="float">
            <text:p>589.93</text:p>
          </table:table-cell>
          <table:table-cell office:value-type="float" office:value="479.39" calcext:value-type="float">
            <text:p>479.39</text:p>
          </table:table-cell>
          <table:table-cell office:value-type="float" office:value="579.71" calcext:value-type="float">
            <text:p>579.71</text:p>
          </table:table-cell>
        </table:table-row>
        <table:table-row table:style-name="ro1">
          <table:table-cell office:value-type="float" office:value="3471345" calcext:value-type="float">
            <text:p>3471345</text:p>
          </table:table-cell>
          <table:table-cell table:formula="of:=[.A219]/1000/(60*60*24)" office:value-type="time" office:time-value="PT00H57M51.345S" calcext:value-type="time">
            <text:p>00:57:51</text:p>
          </table:table-cell>
          <table:table-cell office:value-type="float" office:value="1.18" calcext:value-type="float">
            <text:p>1.18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0.63" calcext:value-type="float">
            <text:p>590.63</text:p>
          </table:table-cell>
          <table:table-cell office:value-type="float" office:value="481.61" calcext:value-type="float">
            <text:p>481.61</text:p>
          </table:table-cell>
          <table:table-cell office:value-type="float" office:value="582.34" calcext:value-type="float">
            <text:p>582.34</text:p>
          </table:table-cell>
        </table:table-row>
        <table:table-row table:style-name="ro1">
          <table:table-cell office:value-type="float" office:value="3487344" calcext:value-type="float">
            <text:p>3487344</text:p>
          </table:table-cell>
          <table:table-cell table:formula="of:=[.A220]/1000/(60*60*24)" office:value-type="time" office:time-value="PT00H58M07.344S" calcext:value-type="time">
            <text:p>00:58:07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88.49" calcext:value-type="float">
            <text:p>588.49</text:p>
          </table:table-cell>
          <table:table-cell office:value-type="float" office:value="483.83" calcext:value-type="float">
            <text:p>483.83</text:p>
          </table:table-cell>
          <table:table-cell office:value-type="float" office:value="584.96" calcext:value-type="float">
            <text:p>584.96</text:p>
          </table:table-cell>
        </table:table-row>
        <table:table-row table:style-name="ro1">
          <table:table-cell office:value-type="float" office:value="3503345" calcext:value-type="float">
            <text:p>3503345</text:p>
          </table:table-cell>
          <table:table-cell table:formula="of:=[.A221]/1000/(60*60*24)" office:value-type="time" office:time-value="PT00H58M23.345S" calcext:value-type="time">
            <text:p>00:58:23</text:p>
          </table:table-cell>
          <table:table-cell office:value-type="float" office:value="1.18" calcext:value-type="float">
            <text:p>1.18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9.93" calcext:value-type="float">
            <text:p>589.93</text:p>
          </table:table-cell>
          <table:table-cell office:value-type="float" office:value="486.05" calcext:value-type="float">
            <text:p>486.05</text:p>
          </table:table-cell>
          <table:table-cell office:value-type="float" office:value="587.58" calcext:value-type="float">
            <text:p>587.58</text:p>
          </table:table-cell>
        </table:table-row>
        <table:table-row table:style-name="ro1">
          <table:table-cell office:value-type="float" office:value="3519344" calcext:value-type="float">
            <text:p>3519344</text:p>
          </table:table-cell>
          <table:table-cell table:formula="of:=[.A222]/1000/(60*60*24)" office:value-type="time" office:time-value="PT00H58M39.344S" calcext:value-type="time">
            <text:p>00:58:39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0.16" calcext:value-type="float">
            <text:p>590.16</text:p>
          </table:table-cell>
          <table:table-cell office:value-type="float" office:value="488.27" calcext:value-type="float">
            <text:p>488.27</text:p>
          </table:table-cell>
          <table:table-cell office:value-type="float" office:value="590.21" calcext:value-type="float">
            <text:p>590.21</text:p>
          </table:table-cell>
        </table:table-row>
        <table:table-row table:style-name="ro1">
          <table:table-cell office:value-type="float" office:value="3535343" calcext:value-type="float">
            <text:p>3535343</text:p>
          </table:table-cell>
          <table:table-cell table:formula="of:=[.A223]/1000/(60*60*24)" office:value-type="time" office:time-value="PT00H58M55.343S" calcext:value-type="time">
            <text:p>00:58:55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0.18" calcext:value-type="float">
            <text:p>590.18</text:p>
          </table:table-cell>
          <table:table-cell office:value-type="float" office:value="490.49" calcext:value-type="float">
            <text:p>490.49</text:p>
          </table:table-cell>
          <table:table-cell office:value-type="float" office:value="592.83" calcext:value-type="float">
            <text:p>592.83</text:p>
          </table:table-cell>
        </table:table-row>
        <table:table-row table:style-name="ro1">
          <table:table-cell office:value-type="float" office:value="3551345" calcext:value-type="float">
            <text:p>3551345</text:p>
          </table:table-cell>
          <table:table-cell table:formula="of:=[.A224]/1000/(60*60*24)" office:value-type="time" office:time-value="PT00H59M11.345S" calcext:value-type="time">
            <text:p>00:59:11</text:p>
          </table:table-cell>
          <table:table-cell office:value-type="float" office:value="1.18" calcext:value-type="float">
            <text:p>1.18</text:p>
          </table:table-cell>
          <table:table-cell office:value-type="float" office:value="500.92" calcext:value-type="float">
            <text:p>500.92</text:p>
          </table:table-cell>
          <table:table-cell office:value-type="float" office:value="590.12" calcext:value-type="float">
            <text:p>590.12</text:p>
          </table:table-cell>
          <table:table-cell office:value-type="float" office:value="492.71" calcext:value-type="float">
            <text:p>492.71</text:p>
          </table:table-cell>
          <table:table-cell office:value-type="float" office:value="595.46" calcext:value-type="float">
            <text:p>595.46</text:p>
          </table:table-cell>
        </table:table-row>
        <table:table-row table:style-name="ro1">
          <table:table-cell office:value-type="float" office:value="3567343" calcext:value-type="float">
            <text:p>3567343</text:p>
          </table:table-cell>
          <table:table-cell table:formula="of:=[.A225]/1000/(60*60*24)" office:value-type="time" office:time-value="PT00H59M27.343S" calcext:value-type="time">
            <text:p>00:59:27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8.17" calcext:value-type="float">
            <text:p>588.17</text:p>
          </table:table-cell>
          <table:table-cell office:value-type="float" office:value="494.93" calcext:value-type="float">
            <text:p>494.93</text:p>
          </table:table-cell>
          <table:table-cell office:value-type="float" office:value="598.08" calcext:value-type="float">
            <text:p>598.08</text:p>
          </table:table-cell>
        </table:table-row>
        <table:table-row table:style-name="ro1">
          <table:table-cell office:value-type="float" office:value="3583345" calcext:value-type="float">
            <text:p>3583345</text:p>
          </table:table-cell>
          <table:table-cell table:formula="of:=[.A226]/1000/(60*60*24)" office:value-type="time" office:time-value="PT00H59M43.345S" calcext:value-type="time">
            <text:p>00:59:43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0.17" calcext:value-type="float">
            <text:p>590.17</text:p>
          </table:table-cell>
          <table:table-cell office:value-type="float" office:value="497.15" calcext:value-type="float">
            <text:p>497.15</text:p>
          </table:table-cell>
          <table:table-cell office:value-type="float" office:value="600.7" calcext:value-type="float">
            <text:p>600.7</text:p>
          </table:table-cell>
        </table:table-row>
        <table:table-row table:style-name="ro1">
          <table:table-cell office:value-type="float" office:value="3599344" calcext:value-type="float">
            <text:p>3599344</text:p>
          </table:table-cell>
          <table:table-cell table:formula="of:=[.A227]/1000/(60*60*24)" office:value-type="time" office:time-value="PT00H59M59.344S" calcext:value-type="time">
            <text:p>00:59:59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90.02" calcext:value-type="float">
            <text:p>590.02</text:p>
          </table:table-cell>
          <table:table-cell office:value-type="float" office:value="499.37" calcext:value-type="float">
            <text:p>499.37</text:p>
          </table:table-cell>
          <table:table-cell office:value-type="float" office:value="603.32" calcext:value-type="float">
            <text:p>603.32</text:p>
          </table:table-cell>
        </table:table-row>
        <table:table-row table:style-name="ro1">
          <table:table-cell office:value-type="float" office:value="3615344" calcext:value-type="float">
            <text:p>3615344</text:p>
          </table:table-cell>
          <table:table-cell table:formula="of:=[.A228]/1000/(60*60*24)" office:value-type="time" office:time-value="PT01H00M15.344S" calcext:value-type="time">
            <text:p>01:00:15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0.4" calcext:value-type="float">
            <text:p>590.4</text:p>
          </table:table-cell>
          <table:table-cell office:value-type="float" office:value="501.59" calcext:value-type="float">
            <text:p>501.59</text:p>
          </table:table-cell>
          <table:table-cell office:value-type="float" office:value="605.95" calcext:value-type="float">
            <text:p>605.95</text:p>
          </table:table-cell>
        </table:table-row>
        <table:table-row table:style-name="ro1">
          <table:table-cell office:value-type="float" office:value="3631344" calcext:value-type="float">
            <text:p>3631344</text:p>
          </table:table-cell>
          <table:table-cell table:formula="of:=[.A229]/1000/(60*60*24)" office:value-type="time" office:time-value="PT01H00M31.344S" calcext:value-type="time">
            <text:p>01:00:31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90.48" calcext:value-type="float">
            <text:p>590.48</text:p>
          </table:table-cell>
          <table:table-cell office:value-type="float" office:value="503.81" calcext:value-type="float">
            <text:p>503.81</text:p>
          </table:table-cell>
          <table:table-cell office:value-type="float" office:value="608.57" calcext:value-type="float">
            <text:p>608.57</text:p>
          </table:table-cell>
        </table:table-row>
        <table:table-row table:style-name="ro1">
          <table:table-cell office:value-type="float" office:value="3647345" calcext:value-type="float">
            <text:p>3647345</text:p>
          </table:table-cell>
          <table:table-cell table:formula="of:=[.A230]/1000/(60*60*24)" office:value-type="time" office:time-value="PT01H00M47.345S" calcext:value-type="time">
            <text:p>01:00:47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" calcext:value-type="float">
            <text:p>588.4</text:p>
          </table:table-cell>
          <table:table-cell office:value-type="float" office:value="506.03" calcext:value-type="float">
            <text:p>506.03</text:p>
          </table:table-cell>
          <table:table-cell office:value-type="float" office:value="611.19" calcext:value-type="float">
            <text:p>611.19</text:p>
          </table:table-cell>
        </table:table-row>
        <table:table-row table:style-name="ro1">
          <table:table-cell office:value-type="float" office:value="3663344" calcext:value-type="float">
            <text:p>3663344</text:p>
          </table:table-cell>
          <table:table-cell table:formula="of:=[.A231]/1000/(60*60*24)" office:value-type="time" office:time-value="PT01H01M03.344S" calcext:value-type="time">
            <text:p>01:01:03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90.27" calcext:value-type="float">
            <text:p>590.27</text:p>
          </table:table-cell>
          <table:table-cell office:value-type="float" office:value="508.25" calcext:value-type="float">
            <text:p>508.25</text:p>
          </table:table-cell>
          <table:table-cell office:value-type="float" office:value="613.81" calcext:value-type="float">
            <text:p>613.81</text:p>
          </table:table-cell>
        </table:table-row>
        <table:table-row table:style-name="ro1">
          <table:table-cell office:value-type="float" office:value="3679344" calcext:value-type="float">
            <text:p>3679344</text:p>
          </table:table-cell>
          <table:table-cell table:formula="of:=[.A232]/1000/(60*60*24)" office:value-type="time" office:time-value="PT01H01M19.344S" calcext:value-type="time">
            <text:p>01:01:19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6" calcext:value-type="float">
            <text:p>588.26</text:p>
          </table:table-cell>
          <table:table-cell office:value-type="float" office:value="510.47" calcext:value-type="float">
            <text:p>510.47</text:p>
          </table:table-cell>
          <table:table-cell office:value-type="float" office:value="616.43" calcext:value-type="float">
            <text:p>616.43</text:p>
          </table:table-cell>
        </table:table-row>
        <table:table-row table:style-name="ro1">
          <table:table-cell office:value-type="float" office:value="3695344" calcext:value-type="float">
            <text:p>3695344</text:p>
          </table:table-cell>
          <table:table-cell table:formula="of:=[.A233]/1000/(60*60*24)" office:value-type="time" office:time-value="PT01H01M35.344S" calcext:value-type="time">
            <text:p>01:01:35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8.17" calcext:value-type="float">
            <text:p>588.17</text:p>
          </table:table-cell>
          <table:table-cell office:value-type="float" office:value="512.69" calcext:value-type="float">
            <text:p>512.69</text:p>
          </table:table-cell>
          <table:table-cell office:value-type="float" office:value="619.05" calcext:value-type="float">
            <text:p>619.05</text:p>
          </table:table-cell>
        </table:table-row>
        <table:table-row table:style-name="ro1">
          <table:table-cell office:value-type="float" office:value="3711344" calcext:value-type="float">
            <text:p>3711344</text:p>
          </table:table-cell>
          <table:table-cell table:formula="of:=[.A234]/1000/(60*60*24)" office:value-type="time" office:time-value="PT01H01M51.344S" calcext:value-type="time">
            <text:p>01:01:51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90.01" calcext:value-type="float">
            <text:p>590.01</text:p>
          </table:table-cell>
          <table:table-cell office:value-type="float" office:value="514.91" calcext:value-type="float">
            <text:p>514.91</text:p>
          </table:table-cell>
          <table:table-cell office:value-type="float" office:value="621.68" calcext:value-type="float">
            <text:p>621.68</text:p>
          </table:table-cell>
        </table:table-row>
        <table:table-row table:style-name="ro1">
          <table:table-cell office:value-type="float" office:value="3727345" calcext:value-type="float">
            <text:p>3727345</text:p>
          </table:table-cell>
          <table:table-cell table:formula="of:=[.A235]/1000/(60*60*24)" office:value-type="time" office:time-value="PT01H02M07.345S" calcext:value-type="time">
            <text:p>01:02:07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90.02" calcext:value-type="float">
            <text:p>590.02</text:p>
          </table:table-cell>
          <table:table-cell office:value-type="float" office:value="517.13" calcext:value-type="float">
            <text:p>517.13</text:p>
          </table:table-cell>
          <table:table-cell office:value-type="float" office:value="624.3" calcext:value-type="float">
            <text:p>624.3</text:p>
          </table:table-cell>
        </table:table-row>
        <table:table-row table:style-name="ro1">
          <table:table-cell office:value-type="float" office:value="3743344" calcext:value-type="float">
            <text:p>3743344</text:p>
          </table:table-cell>
          <table:table-cell table:formula="of:=[.A236]/1000/(60*60*24)" office:value-type="time" office:time-value="PT01H02M23.344S" calcext:value-type="time">
            <text:p>01:02:23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0.41" calcext:value-type="float">
            <text:p>590.41</text:p>
          </table:table-cell>
          <table:table-cell office:value-type="float" office:value="519.35" calcext:value-type="float">
            <text:p>519.35</text:p>
          </table:table-cell>
          <table:table-cell office:value-type="float" office:value="626.92" calcext:value-type="float">
            <text:p>626.92</text:p>
          </table:table-cell>
        </table:table-row>
        <table:table-row table:style-name="ro1">
          <table:table-cell office:value-type="float" office:value="3759345" calcext:value-type="float">
            <text:p>3759345</text:p>
          </table:table-cell>
          <table:table-cell table:formula="of:=[.A237]/1000/(60*60*24)" office:value-type="time" office:time-value="PT01H02M39.345S" calcext:value-type="time">
            <text:p>01:02:39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0.16" calcext:value-type="float">
            <text:p>590.16</text:p>
          </table:table-cell>
          <table:table-cell office:value-type="float" office:value="521.57" calcext:value-type="float">
            <text:p>521.57</text:p>
          </table:table-cell>
          <table:table-cell office:value-type="float" office:value="629.54" calcext:value-type="float">
            <text:p>629.54</text:p>
          </table:table-cell>
        </table:table-row>
        <table:table-row table:style-name="ro1">
          <table:table-cell office:value-type="float" office:value="3775343" calcext:value-type="float">
            <text:p>3775343</text:p>
          </table:table-cell>
          <table:table-cell table:formula="of:=[.A238]/1000/(60*60*24)" office:value-type="time" office:time-value="PT01H02M55.343S" calcext:value-type="time">
            <text:p>01:02:55</text:p>
          </table:table-cell>
          <table:table-cell office:value-type="float" office:value="1.18" calcext:value-type="float">
            <text:p>1.18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9.92" calcext:value-type="float">
            <text:p>589.92</text:p>
          </table:table-cell>
          <table:table-cell office:value-type="float" office:value="523.79" calcext:value-type="float">
            <text:p>523.79</text:p>
          </table:table-cell>
          <table:table-cell office:value-type="float" office:value="632.16" calcext:value-type="float">
            <text:p>632.16</text:p>
          </table:table-cell>
        </table:table-row>
        <table:table-row table:style-name="ro1">
          <table:table-cell office:value-type="float" office:value="3791344" calcext:value-type="float">
            <text:p>3791344</text:p>
          </table:table-cell>
          <table:table-cell table:formula="of:=[.A239]/1000/(60*60*24)" office:value-type="time" office:time-value="PT01H03M11.344S" calcext:value-type="time">
            <text:p>01:03:11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90.25" calcext:value-type="float">
            <text:p>590.25</text:p>
          </table:table-cell>
          <table:table-cell office:value-type="float" office:value="526.01" calcext:value-type="float">
            <text:p>526.01</text:p>
          </table:table-cell>
          <table:table-cell office:value-type="float" office:value="634.78" calcext:value-type="float">
            <text:p>634.78</text:p>
          </table:table-cell>
        </table:table-row>
        <table:table-row table:style-name="ro1">
          <table:table-cell office:value-type="float" office:value="3807344" calcext:value-type="float">
            <text:p>3807344</text:p>
          </table:table-cell>
          <table:table-cell table:formula="of:=[.A240]/1000/(60*60*24)" office:value-type="time" office:time-value="PT01H03M27.344S" calcext:value-type="time">
            <text:p>01:03:27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8.17" calcext:value-type="float">
            <text:p>588.17</text:p>
          </table:table-cell>
          <table:table-cell office:value-type="float" office:value="528.23" calcext:value-type="float">
            <text:p>528.23</text:p>
          </table:table-cell>
          <table:table-cell office:value-type="float" office:value="637.4" calcext:value-type="float">
            <text:p>637.4</text:p>
          </table:table-cell>
        </table:table-row>
        <table:table-row table:style-name="ro1">
          <table:table-cell office:value-type="float" office:value="3823343" calcext:value-type="float">
            <text:p>3823343</text:p>
          </table:table-cell>
          <table:table-cell table:formula="of:=[.A241]/1000/(60*60*24)" office:value-type="time" office:time-value="PT01H03M43.343S" calcext:value-type="time">
            <text:p>01:03:43</text:p>
          </table:table-cell>
          <table:table-cell office:value-type="float" office:value="1.18" calcext:value-type="float">
            <text:p>1.18</text:p>
          </table:table-cell>
          <table:table-cell office:value-type="float" office:value="501.12" calcext:value-type="float">
            <text:p>501.12</text:p>
          </table:table-cell>
          <table:table-cell office:value-type="float" office:value="592.36" calcext:value-type="float">
            <text:p>592.36</text:p>
          </table:table-cell>
          <table:table-cell office:value-type="float" office:value="530.45" calcext:value-type="float">
            <text:p>530.45</text:p>
          </table:table-cell>
          <table:table-cell office:value-type="float" office:value="640.03" calcext:value-type="float">
            <text:p>640.03</text:p>
          </table:table-cell>
        </table:table-row>
        <table:table-row table:style-name="ro1">
          <table:table-cell office:value-type="float" office:value="3839343" calcext:value-type="float">
            <text:p>3839343</text:p>
          </table:table-cell>
          <table:table-cell table:formula="of:=[.A242]/1000/(60*60*24)" office:value-type="time" office:time-value="PT01H03M59.343S" calcext:value-type="time">
            <text:p>01:03:59</text:p>
          </table:table-cell>
          <table:table-cell office:value-type="float" office:value="1.18" calcext:value-type="float">
            <text:p>1.18</text:p>
          </table:table-cell>
          <table:table-cell office:value-type="float" office:value="500.8" calcext:value-type="float">
            <text:p>500.8</text:p>
          </table:table-cell>
          <table:table-cell office:value-type="float" office:value="591.99" calcext:value-type="float">
            <text:p>591.99</text:p>
          </table:table-cell>
          <table:table-cell office:value-type="float" office:value="532.67" calcext:value-type="float">
            <text:p>532.67</text:p>
          </table:table-cell>
          <table:table-cell office:value-type="float" office:value="642.65" calcext:value-type="float">
            <text:p>642.65</text:p>
          </table:table-cell>
        </table:table-row>
        <table:table-row table:style-name="ro1">
          <table:table-cell office:value-type="float" office:value="3855344" calcext:value-type="float">
            <text:p>3855344</text:p>
          </table:table-cell>
          <table:table-cell table:formula="of:=[.A243]/1000/(60*60*24)" office:value-type="time" office:time-value="PT01H04M15.344S" calcext:value-type="time">
            <text:p>01:04:15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0.15" calcext:value-type="float">
            <text:p>590.15</text:p>
          </table:table-cell>
          <table:table-cell office:value-type="float" office:value="534.9" calcext:value-type="float">
            <text:p>534.9</text:p>
          </table:table-cell>
          <table:table-cell office:value-type="float" office:value="645.28" calcext:value-type="float">
            <text:p>645.28</text:p>
          </table:table-cell>
        </table:table-row>
        <table:table-row table:style-name="ro1">
          <table:table-cell office:value-type="float" office:value="3871344" calcext:value-type="float">
            <text:p>3871344</text:p>
          </table:table-cell>
          <table:table-cell table:formula="of:=[.A244]/1000/(60*60*24)" office:value-type="time" office:time-value="PT01H04M31.344S" calcext:value-type="time">
            <text:p>01:04:31</text:p>
          </table:table-cell>
          <table:table-cell office:value-type="float" office:value="1.18" calcext:value-type="float">
            <text:p>1.18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8.63" calcext:value-type="float">
            <text:p>588.63</text:p>
          </table:table-cell>
          <table:table-cell office:value-type="float" office:value="537.12" calcext:value-type="float">
            <text:p>537.12</text:p>
          </table:table-cell>
          <table:table-cell office:value-type="float" office:value="647.9" calcext:value-type="float">
            <text:p>647.9</text:p>
          </table:table-cell>
        </table:table-row>
        <table:table-row table:style-name="ro1">
          <table:table-cell office:value-type="float" office:value="3887345" calcext:value-type="float">
            <text:p>3887345</text:p>
          </table:table-cell>
          <table:table-cell table:formula="of:=[.A245]/1000/(60*60*24)" office:value-type="time" office:time-value="PT01H04M47.345S" calcext:value-type="time">
            <text:p>01:04:47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6" calcext:value-type="float">
            <text:p>588.26</text:p>
          </table:table-cell>
          <table:table-cell office:value-type="float" office:value="539.34" calcext:value-type="float">
            <text:p>539.34</text:p>
          </table:table-cell>
          <table:table-cell office:value-type="float" office:value="650.52" calcext:value-type="float">
            <text:p>650.52</text:p>
          </table:table-cell>
        </table:table-row>
        <table:table-row table:style-name="ro1">
          <table:table-cell office:value-type="float" office:value="3903345" calcext:value-type="float">
            <text:p>3903345</text:p>
          </table:table-cell>
          <table:table-cell table:formula="of:=[.A246]/1000/(60*60*24)" office:value-type="time" office:time-value="PT01H05M03.345S" calcext:value-type="time">
            <text:p>01:05:03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0.38" calcext:value-type="float">
            <text:p>590.38</text:p>
          </table:table-cell>
          <table:table-cell office:value-type="float" office:value="541.56" calcext:value-type="float">
            <text:p>541.56</text:p>
          </table:table-cell>
          <table:table-cell office:value-type="float" office:value="653.13" calcext:value-type="float">
            <text:p>653.13</text:p>
          </table:table-cell>
        </table:table-row>
        <table:table-row table:style-name="ro1">
          <table:table-cell office:value-type="float" office:value="3919344" calcext:value-type="float">
            <text:p>3919344</text:p>
          </table:table-cell>
          <table:table-cell table:formula="of:=[.A247]/1000/(60*60*24)" office:value-type="time" office:time-value="PT01H05M19.344S" calcext:value-type="time">
            <text:p>01:05:19</text:p>
          </table:table-cell>
          <table:table-cell office:value-type="float" office:value="1.18" calcext:value-type="float">
            <text:p>1.18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7.93" calcext:value-type="float">
            <text:p>587.93</text:p>
          </table:table-cell>
          <table:table-cell office:value-type="float" office:value="543.77" calcext:value-type="float">
            <text:p>543.77</text:p>
          </table:table-cell>
          <table:table-cell office:value-type="float" office:value="655.75" calcext:value-type="float">
            <text:p>655.75</text:p>
          </table:table-cell>
        </table:table-row>
        <table:table-row table:style-name="ro1">
          <table:table-cell office:value-type="float" office:value="3935344" calcext:value-type="float">
            <text:p>3935344</text:p>
          </table:table-cell>
          <table:table-cell table:formula="of:=[.A248]/1000/(60*60*24)" office:value-type="time" office:time-value="PT01H05M35.344S" calcext:value-type="time">
            <text:p>01:05:35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8.16" calcext:value-type="float">
            <text:p>588.16</text:p>
          </table:table-cell>
          <table:table-cell office:value-type="float" office:value="545.99" calcext:value-type="float">
            <text:p>545.99</text:p>
          </table:table-cell>
          <table:table-cell office:value-type="float" office:value="658.37" calcext:value-type="float">
            <text:p>658.37</text:p>
          </table:table-cell>
        </table:table-row>
        <table:table-row table:style-name="ro1">
          <table:table-cell office:value-type="float" office:value="3951343" calcext:value-type="float">
            <text:p>3951343</text:p>
          </table:table-cell>
          <table:table-cell table:formula="of:=[.A249]/1000/(60*60*24)" office:value-type="time" office:time-value="PT01H05M51.343S" calcext:value-type="time">
            <text:p>01:05:51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5" calcext:value-type="float">
            <text:p>588.25</text:p>
          </table:table-cell>
          <table:table-cell office:value-type="float" office:value="548.21" calcext:value-type="float">
            <text:p>548.21</text:p>
          </table:table-cell>
          <table:table-cell office:value-type="float" office:value="660.99" calcext:value-type="float">
            <text:p>660.99</text:p>
          </table:table-cell>
        </table:table-row>
        <table:table-row table:style-name="ro1">
          <table:table-cell office:value-type="float" office:value="3967343" calcext:value-type="float">
            <text:p>3967343</text:p>
          </table:table-cell>
          <table:table-cell table:formula="of:=[.A250]/1000/(60*60*24)" office:value-type="time" office:time-value="PT01H06M07.343S" calcext:value-type="time">
            <text:p>01:06:07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90.02" calcext:value-type="float">
            <text:p>590.02</text:p>
          </table:table-cell>
          <table:table-cell office:value-type="float" office:value="550.43" calcext:value-type="float">
            <text:p>550.43</text:p>
          </table:table-cell>
          <table:table-cell office:value-type="float" office:value="663.61" calcext:value-type="float">
            <text:p>663.61</text:p>
          </table:table-cell>
        </table:table-row>
        <table:table-row table:style-name="ro1">
          <table:table-cell office:value-type="float" office:value="3983344" calcext:value-type="float">
            <text:p>3983344</text:p>
          </table:table-cell>
          <table:table-cell table:formula="of:=[.A251]/1000/(60*60*24)" office:value-type="time" office:time-value="PT01H06M23.344S" calcext:value-type="time">
            <text:p>01:06:23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6" calcext:value-type="float">
            <text:p>588.26</text:p>
          </table:table-cell>
          <table:table-cell office:value-type="float" office:value="552.65" calcext:value-type="float">
            <text:p>552.65</text:p>
          </table:table-cell>
          <table:table-cell office:value-type="float" office:value="666.22" calcext:value-type="float">
            <text:p>666.22</text:p>
          </table:table-cell>
        </table:table-row>
        <table:table-row table:style-name="ro1">
          <table:table-cell office:value-type="float" office:value="3999345" calcext:value-type="float">
            <text:p>3999345</text:p>
          </table:table-cell>
          <table:table-cell table:formula="of:=[.A252]/1000/(60*60*24)" office:value-type="time" office:time-value="PT01H06M39.345S" calcext:value-type="time">
            <text:p>01:06:39</text:p>
          </table:table-cell>
          <table:table-cell office:value-type="float" office:value="1.18" calcext:value-type="float">
            <text:p>1.18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7.92" calcext:value-type="float">
            <text:p>587.92</text:p>
          </table:table-cell>
          <table:table-cell office:value-type="float" office:value="554.87" calcext:value-type="float">
            <text:p>554.87</text:p>
          </table:table-cell>
          <table:table-cell office:value-type="float" office:value="668.84" calcext:value-type="float">
            <text:p>668.84</text:p>
          </table:table-cell>
        </table:table-row>
        <table:table-row table:style-name="ro1">
          <table:table-cell office:value-type="float" office:value="4015345" calcext:value-type="float">
            <text:p>4015345</text:p>
          </table:table-cell>
          <table:table-cell table:formula="of:=[.A253]/1000/(60*60*24)" office:value-type="time" office:time-value="PT01H06M55.345S" calcext:value-type="time">
            <text:p>01:06:55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8.17" calcext:value-type="float">
            <text:p>588.17</text:p>
          </table:table-cell>
          <table:table-cell office:value-type="float" office:value="557.09" calcext:value-type="float">
            <text:p>557.09</text:p>
          </table:table-cell>
          <table:table-cell office:value-type="float" office:value="671.45" calcext:value-type="float">
            <text:p>671.45</text:p>
          </table:table-cell>
        </table:table-row>
        <table:table-row table:style-name="ro1">
          <table:table-cell office:value-type="float" office:value="4031344" calcext:value-type="float">
            <text:p>4031344</text:p>
          </table:table-cell>
          <table:table-cell table:formula="of:=[.A254]/1000/(60*60*24)" office:value-type="time" office:time-value="PT01H07M11.344S" calcext:value-type="time">
            <text:p>01:07:11</text:p>
          </table:table-cell>
          <table:table-cell office:value-type="float" office:value="1.18" calcext:value-type="float">
            <text:p>1.18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9.92" calcext:value-type="float">
            <text:p>589.92</text:p>
          </table:table-cell>
          <table:table-cell office:value-type="float" office:value="559.31" calcext:value-type="float">
            <text:p>559.31</text:p>
          </table:table-cell>
          <table:table-cell office:value-type="float" office:value="674.07" calcext:value-type="float">
            <text:p>674.07</text:p>
          </table:table-cell>
        </table:table-row>
        <table:table-row table:style-name="ro1">
          <table:table-cell office:value-type="float" office:value="4047344" calcext:value-type="float">
            <text:p>4047344</text:p>
          </table:table-cell>
          <table:table-cell table:formula="of:=[.A255]/1000/(60*60*24)" office:value-type="time" office:time-value="PT01H07M27.344S" calcext:value-type="time">
            <text:p>01:07:27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6" calcext:value-type="float">
            <text:p>588.26</text:p>
          </table:table-cell>
          <table:table-cell office:value-type="float" office:value="561.53" calcext:value-type="float">
            <text:p>561.53</text:p>
          </table:table-cell>
          <table:table-cell office:value-type="float" office:value="676.69" calcext:value-type="float">
            <text:p>676.69</text:p>
          </table:table-cell>
        </table:table-row>
        <table:table-row table:style-name="ro1">
          <table:table-cell office:value-type="float" office:value="4063344" calcext:value-type="float">
            <text:p>4063344</text:p>
          </table:table-cell>
          <table:table-cell table:formula="of:=[.A256]/1000/(60*60*24)" office:value-type="time" office:time-value="PT01H07M43.344S" calcext:value-type="time">
            <text:p>01:07:43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" calcext:value-type="float">
            <text:p>588.4</text:p>
          </table:table-cell>
          <table:table-cell office:value-type="float" office:value="563.75" calcext:value-type="float">
            <text:p>563.75</text:p>
          </table:table-cell>
          <table:table-cell office:value-type="float" office:value="679.31" calcext:value-type="float">
            <text:p>679.31</text:p>
          </table:table-cell>
        </table:table-row>
        <table:table-row table:style-name="ro1">
          <table:table-cell office:value-type="float" office:value="4079345" calcext:value-type="float">
            <text:p>4079345</text:p>
          </table:table-cell>
          <table:table-cell table:formula="of:=[.A257]/1000/(60*60*24)" office:value-type="time" office:time-value="PT01H07M59.345S" calcext:value-type="time">
            <text:p>01:07:59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90.02" calcext:value-type="float">
            <text:p>590.02</text:p>
          </table:table-cell>
          <table:table-cell office:value-type="float" office:value="565.97" calcext:value-type="float">
            <text:p>565.97</text:p>
          </table:table-cell>
          <table:table-cell office:value-type="float" office:value="681.92" calcext:value-type="float">
            <text:p>681.92</text:p>
          </table:table-cell>
        </table:table-row>
        <table:table-row table:style-name="ro1">
          <table:table-cell office:value-type="float" office:value="4095343" calcext:value-type="float">
            <text:p>4095343</text:p>
          </table:table-cell>
          <table:table-cell table:formula="of:=[.A258]/1000/(60*60*24)" office:value-type="time" office:time-value="PT01H08M15.343S" calcext:value-type="time">
            <text:p>01:08:15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88.02" calcext:value-type="float">
            <text:p>588.02</text:p>
          </table:table-cell>
          <table:table-cell office:value-type="float" office:value="568.18" calcext:value-type="float">
            <text:p>568.18</text:p>
          </table:table-cell>
          <table:table-cell office:value-type="float" office:value="684.54" calcext:value-type="float">
            <text:p>684.54</text:p>
          </table:table-cell>
        </table:table-row>
        <table:table-row table:style-name="ro1">
          <table:table-cell office:value-type="float" office:value="4111344" calcext:value-type="float">
            <text:p>4111344</text:p>
          </table:table-cell>
          <table:table-cell table:formula="of:=[.A259]/1000/(60*60*24)" office:value-type="time" office:time-value="PT01H08M31.344S" calcext:value-type="time">
            <text:p>01:08:31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0.16" calcext:value-type="float">
            <text:p>590.16</text:p>
          </table:table-cell>
          <table:table-cell office:value-type="float" office:value="570.4" calcext:value-type="float">
            <text:p>570.4</text:p>
          </table:table-cell>
          <table:table-cell office:value-type="float" office:value="687.16" calcext:value-type="float">
            <text:p>687.16</text:p>
          </table:table-cell>
        </table:table-row>
        <table:table-row table:style-name="ro1">
          <table:table-cell office:value-type="float" office:value="4127344" calcext:value-type="float">
            <text:p>4127344</text:p>
          </table:table-cell>
          <table:table-cell table:formula="of:=[.A260]/1000/(60*60*24)" office:value-type="time" office:time-value="PT01H08M47.344S" calcext:value-type="time">
            <text:p>01:08:47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0.15" calcext:value-type="float">
            <text:p>590.15</text:p>
          </table:table-cell>
          <table:table-cell office:value-type="float" office:value="572.62" calcext:value-type="float">
            <text:p>572.62</text:p>
          </table:table-cell>
          <table:table-cell office:value-type="float" office:value="689.78" calcext:value-type="float">
            <text:p>689.78</text:p>
          </table:table-cell>
        </table:table-row>
        <table:table-row table:style-name="ro1">
          <table:table-cell office:value-type="float" office:value="4143344" calcext:value-type="float">
            <text:p>4143344</text:p>
          </table:table-cell>
          <table:table-cell table:formula="of:=[.A261]/1000/(60*60*24)" office:value-type="time" office:time-value="PT01H09M03.344S" calcext:value-type="time">
            <text:p>01:09:03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88.03" calcext:value-type="float">
            <text:p>588.03</text:p>
          </table:table-cell>
          <table:table-cell office:value-type="float" office:value="574.84" calcext:value-type="float">
            <text:p>574.84</text:p>
          </table:table-cell>
          <table:table-cell office:value-type="float" office:value="692.39" calcext:value-type="float">
            <text:p>692.39</text:p>
          </table:table-cell>
        </table:table-row>
        <table:table-row table:style-name="ro1">
          <table:table-cell office:value-type="float" office:value="4159345" calcext:value-type="float">
            <text:p>4159345</text:p>
          </table:table-cell>
          <table:table-cell table:formula="of:=[.A262]/1000/(60*60*24)" office:value-type="time" office:time-value="PT01H09M19.345S" calcext:value-type="time">
            <text:p>01:09:19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88.02" calcext:value-type="float">
            <text:p>588.02</text:p>
          </table:table-cell>
          <table:table-cell office:value-type="float" office:value="577.06" calcext:value-type="float">
            <text:p>577.06</text:p>
          </table:table-cell>
          <table:table-cell office:value-type="float" office:value="695.01" calcext:value-type="float">
            <text:p>695.01</text:p>
          </table:table-cell>
        </table:table-row>
        <table:table-row table:style-name="ro1">
          <table:table-cell office:value-type="float" office:value="4175344" calcext:value-type="float">
            <text:p>4175344</text:p>
          </table:table-cell>
          <table:table-cell table:formula="of:=[.A263]/1000/(60*60*24)" office:value-type="time" office:time-value="PT01H09M35.344S" calcext:value-type="time">
            <text:p>01:09:35</text:p>
          </table:table-cell>
          <table:table-cell office:value-type="float" office:value="1.18" calcext:value-type="float">
            <text:p>1.18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7.92" calcext:value-type="float">
            <text:p>587.92</text:p>
          </table:table-cell>
          <table:table-cell office:value-type="float" office:value="579.28" calcext:value-type="float">
            <text:p>579.28</text:p>
          </table:table-cell>
          <table:table-cell office:value-type="float" office:value="697.62" calcext:value-type="float">
            <text:p>697.62</text:p>
          </table:table-cell>
        </table:table-row>
        <table:table-row table:style-name="ro1">
          <table:table-cell office:value-type="float" office:value="4191343" calcext:value-type="float">
            <text:p>4191343</text:p>
          </table:table-cell>
          <table:table-cell table:formula="of:=[.A264]/1000/(60*60*24)" office:value-type="time" office:time-value="PT01H09M51.343S" calcext:value-type="time">
            <text:p>01:09:51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90.26" calcext:value-type="float">
            <text:p>590.26</text:p>
          </table:table-cell>
          <table:table-cell office:value-type="float" office:value="581.5" calcext:value-type="float">
            <text:p>581.5</text:p>
          </table:table-cell>
          <table:table-cell office:value-type="float" office:value="700.24" calcext:value-type="float">
            <text:p>700.24</text:p>
          </table:table-cell>
        </table:table-row>
        <table:table-row table:style-name="ro1">
          <table:table-cell office:value-type="float" office:value="4207344" calcext:value-type="float">
            <text:p>4207344</text:p>
          </table:table-cell>
          <table:table-cell table:formula="of:=[.A265]/1000/(60*60*24)" office:value-type="time" office:time-value="PT01H10M07.344S" calcext:value-type="time">
            <text:p>01:10:07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90.49" calcext:value-type="float">
            <text:p>590.49</text:p>
          </table:table-cell>
          <table:table-cell office:value-type="float" office:value="583.72" calcext:value-type="float">
            <text:p>583.72</text:p>
          </table:table-cell>
          <table:table-cell office:value-type="float" office:value="702.86" calcext:value-type="float">
            <text:p>702.86</text:p>
          </table:table-cell>
        </table:table-row>
        <table:table-row table:style-name="ro1">
          <table:table-cell office:value-type="float" office:value="4223345" calcext:value-type="float">
            <text:p>4223345</text:p>
          </table:table-cell>
          <table:table-cell table:formula="of:=[.A266]/1000/(60*60*24)" office:value-type="time" office:time-value="PT01H10M23.345S" calcext:value-type="time">
            <text:p>01:10:23</text:p>
          </table:table-cell>
          <table:table-cell office:value-type="float" office:value="1.18" calcext:value-type="float">
            <text:p>1.18</text:p>
          </table:table-cell>
          <table:table-cell office:value-type="float" office:value="500.92" calcext:value-type="float">
            <text:p>500.92</text:p>
          </table:table-cell>
          <table:table-cell office:value-type="float" office:value="590.11" calcext:value-type="float">
            <text:p>590.11</text:p>
          </table:table-cell>
          <table:table-cell office:value-type="float" office:value="585.94" calcext:value-type="float">
            <text:p>585.94</text:p>
          </table:table-cell>
          <table:table-cell office:value-type="float" office:value="705.48" calcext:value-type="float">
            <text:p>705.48</text:p>
          </table:table-cell>
        </table:table-row>
        <table:table-row table:style-name="ro1">
          <table:table-cell office:value-type="float" office:value="4239344" calcext:value-type="float">
            <text:p>4239344</text:p>
          </table:table-cell>
          <table:table-cell table:formula="of:=[.A267]/1000/(60*60*24)" office:value-type="time" office:time-value="PT01H10M39.344S" calcext:value-type="time">
            <text:p>01:10:39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8.15" calcext:value-type="float">
            <text:p>588.15</text:p>
          </table:table-cell>
          <table:table-cell office:value-type="float" office:value="588.16" calcext:value-type="float">
            <text:p>588.16</text:p>
          </table:table-cell>
          <table:table-cell office:value-type="float" office:value="708.09" calcext:value-type="float">
            <text:p>708.09</text:p>
          </table:table-cell>
        </table:table-row>
        <table:table-row table:style-name="ro1">
          <table:table-cell office:value-type="float" office:value="4255344" calcext:value-type="float">
            <text:p>4255344</text:p>
          </table:table-cell>
          <table:table-cell table:formula="of:=[.A268]/1000/(60*60*24)" office:value-type="time" office:time-value="PT01H10M55.344S" calcext:value-type="time">
            <text:p>01:10:55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88.03" calcext:value-type="float">
            <text:p>588.03</text:p>
          </table:table-cell>
          <table:table-cell office:value-type="float" office:value="590.38" calcext:value-type="float">
            <text:p>590.38</text:p>
          </table:table-cell>
          <table:table-cell office:value-type="float" office:value="710.71" calcext:value-type="float">
            <text:p>710.71</text:p>
          </table:table-cell>
        </table:table-row>
        <table:table-row table:style-name="ro1">
          <table:table-cell office:value-type="float" office:value="4271344" calcext:value-type="float">
            <text:p>4271344</text:p>
          </table:table-cell>
          <table:table-cell table:formula="of:=[.A269]/1000/(60*60*24)" office:value-type="time" office:time-value="PT01H11M11.344S" calcext:value-type="time">
            <text:p>01:11:11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5" calcext:value-type="float">
            <text:p>588.25</text:p>
          </table:table-cell>
          <table:table-cell office:value-type="float" office:value="592.6" calcext:value-type="float">
            <text:p>592.6</text:p>
          </table:table-cell>
          <table:table-cell office:value-type="float" office:value="713.32" calcext:value-type="float">
            <text:p>713.32</text:p>
          </table:table-cell>
        </table:table-row>
        <table:table-row table:style-name="ro1">
          <table:table-cell office:value-type="float" office:value="4287344" calcext:value-type="float">
            <text:p>4287344</text:p>
          </table:table-cell>
          <table:table-cell table:formula="of:=[.A270]/1000/(60*60*24)" office:value-type="time" office:time-value="PT01H11M27.344S" calcext:value-type="time">
            <text:p>01:11:27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8.16" calcext:value-type="float">
            <text:p>588.16</text:p>
          </table:table-cell>
          <table:table-cell office:value-type="float" office:value="594.82" calcext:value-type="float">
            <text:p>594.82</text:p>
          </table:table-cell>
          <table:table-cell office:value-type="float" office:value="715.94" calcext:value-type="float">
            <text:p>715.94</text:p>
          </table:table-cell>
        </table:table-row>
        <table:table-row table:style-name="ro1">
          <table:table-cell office:value-type="float" office:value="4303344" calcext:value-type="float">
            <text:p>4303344</text:p>
          </table:table-cell>
          <table:table-cell table:formula="of:=[.A271]/1000/(60*60*24)" office:value-type="time" office:time-value="PT01H11M43.344S" calcext:value-type="time">
            <text:p>01:11:43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" calcext:value-type="float">
            <text:p>588.4</text:p>
          </table:table-cell>
          <table:table-cell office:value-type="float" office:value="597.04" calcext:value-type="float">
            <text:p>597.04</text:p>
          </table:table-cell>
          <table:table-cell office:value-type="float" office:value="718.55" calcext:value-type="float">
            <text:p>718.55</text:p>
          </table:table-cell>
        </table:table-row>
        <table:table-row table:style-name="ro1">
          <table:table-cell office:value-type="float" office:value="4319344" calcext:value-type="float">
            <text:p>4319344</text:p>
          </table:table-cell>
          <table:table-cell table:formula="of:=[.A272]/1000/(60*60*24)" office:value-type="time" office:time-value="PT01H11M59.344S" calcext:value-type="time">
            <text:p>01:11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1" calcext:value-type="float">
            <text:p>586.41</text:p>
          </table:table-cell>
          <table:table-cell office:value-type="float" office:value="599.26" calcext:value-type="float">
            <text:p>599.26</text:p>
          </table:table-cell>
          <table:table-cell office:value-type="float" office:value="721.17" calcext:value-type="float">
            <text:p>721.17</text:p>
          </table:table-cell>
        </table:table-row>
        <table:table-row table:style-name="ro1">
          <table:table-cell office:value-type="float" office:value="4335344" calcext:value-type="float">
            <text:p>4335344</text:p>
          </table:table-cell>
          <table:table-cell table:formula="of:=[.A273]/1000/(60*60*24)" office:value-type="time" office:time-value="PT01H12M15.344S" calcext:value-type="time">
            <text:p>01:12:15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8.16" calcext:value-type="float">
            <text:p>588.16</text:p>
          </table:table-cell>
          <table:table-cell office:value-type="float" office:value="601.48" calcext:value-type="float">
            <text:p>601.48</text:p>
          </table:table-cell>
          <table:table-cell office:value-type="float" office:value="723.79" calcext:value-type="float">
            <text:p>723.79</text:p>
          </table:table-cell>
        </table:table-row>
        <table:table-row table:style-name="ro1">
          <table:table-cell office:value-type="float" office:value="4351344" calcext:value-type="float">
            <text:p>4351344</text:p>
          </table:table-cell>
          <table:table-cell table:formula="of:=[.A274]/1000/(60*60*24)" office:value-type="time" office:time-value="PT01H12M31.344S" calcext:value-type="time">
            <text:p>01:12:31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90.02" calcext:value-type="float">
            <text:p>590.02</text:p>
          </table:table-cell>
          <table:table-cell office:value-type="float" office:value="603.7" calcext:value-type="float">
            <text:p>603.7</text:p>
          </table:table-cell>
          <table:table-cell office:value-type="float" office:value="726.4" calcext:value-type="float">
            <text:p>726.4</text:p>
          </table:table-cell>
        </table:table-row>
        <table:table-row table:style-name="ro1">
          <table:table-cell office:value-type="float" office:value="4367345" calcext:value-type="float">
            <text:p>4367345</text:p>
          </table:table-cell>
          <table:table-cell table:formula="of:=[.A275]/1000/(60*60*24)" office:value-type="time" office:time-value="PT01H12M47.345S" calcext:value-type="time">
            <text:p>01:12:47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88.03" calcext:value-type="float">
            <text:p>588.03</text:p>
          </table:table-cell>
          <table:table-cell office:value-type="float" office:value="605.92" calcext:value-type="float">
            <text:p>605.92</text:p>
          </table:table-cell>
          <table:table-cell office:value-type="float" office:value="729.02" calcext:value-type="float">
            <text:p>729.02</text:p>
          </table:table-cell>
        </table:table-row>
        <table:table-row table:style-name="ro1">
          <table:table-cell office:value-type="float" office:value="4383343" calcext:value-type="float">
            <text:p>4383343</text:p>
          </table:table-cell>
          <table:table-cell table:formula="of:=[.A276]/1000/(60*60*24)" office:value-type="time" office:time-value="PT01H13M03.343S" calcext:value-type="time">
            <text:p>01:13:03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" calcext:value-type="float">
            <text:p>588.4</text:p>
          </table:table-cell>
          <table:table-cell office:value-type="float" office:value="608.14" calcext:value-type="float">
            <text:p>608.14</text:p>
          </table:table-cell>
          <table:table-cell office:value-type="float" office:value="731.63" calcext:value-type="float">
            <text:p>731.63</text:p>
          </table:table-cell>
        </table:table-row>
        <table:table-row table:style-name="ro1">
          <table:table-cell office:value-type="float" office:value="4399344" calcext:value-type="float">
            <text:p>4399344</text:p>
          </table:table-cell>
          <table:table-cell table:formula="of:=[.A277]/1000/(60*60*24)" office:value-type="time" office:time-value="PT01H13M19.344S" calcext:value-type="time">
            <text:p>01:13:19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8" calcext:value-type="float">
            <text:p>588.28</text:p>
          </table:table-cell>
          <table:table-cell office:value-type="float" office:value="610.36" calcext:value-type="float">
            <text:p>610.36</text:p>
          </table:table-cell>
          <table:table-cell office:value-type="float" office:value="734.25" calcext:value-type="float">
            <text:p>734.25</text:p>
          </table:table-cell>
        </table:table-row>
        <table:table-row table:style-name="ro1">
          <table:table-cell office:value-type="float" office:value="4415344" calcext:value-type="float">
            <text:p>4415344</text:p>
          </table:table-cell>
          <table:table-cell table:formula="of:=[.A278]/1000/(60*60*24)" office:value-type="time" office:time-value="PT01H13M35.344S" calcext:value-type="time">
            <text:p>01:13:35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5" calcext:value-type="float">
            <text:p>588.25</text:p>
          </table:table-cell>
          <table:table-cell office:value-type="float" office:value="612.58" calcext:value-type="float">
            <text:p>612.58</text:p>
          </table:table-cell>
          <table:table-cell office:value-type="float" office:value="736.87" calcext:value-type="float">
            <text:p>736.87</text:p>
          </table:table-cell>
        </table:table-row>
        <table:table-row table:style-name="ro1">
          <table:table-cell office:value-type="float" office:value="4431344" calcext:value-type="float">
            <text:p>4431344</text:p>
          </table:table-cell>
          <table:table-cell table:formula="of:=[.A279]/1000/(60*60*24)" office:value-type="time" office:time-value="PT01H13M51.344S" calcext:value-type="time">
            <text:p>01:13:51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90.26" calcext:value-type="float">
            <text:p>590.26</text:p>
          </table:table-cell>
          <table:table-cell office:value-type="float" office:value="614.8" calcext:value-type="float">
            <text:p>614.8</text:p>
          </table:table-cell>
          <table:table-cell office:value-type="float" office:value="739.48" calcext:value-type="float">
            <text:p>739.48</text:p>
          </table:table-cell>
        </table:table-row>
        <table:table-row table:style-name="ro1">
          <table:table-cell office:value-type="float" office:value="4447344" calcext:value-type="float">
            <text:p>4447344</text:p>
          </table:table-cell>
          <table:table-cell table:formula="of:=[.A280]/1000/(60*60*24)" office:value-type="time" office:time-value="PT01H14M07.344S" calcext:value-type="time">
            <text:p>01:14:07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90.26" calcext:value-type="float">
            <text:p>590.26</text:p>
          </table:table-cell>
          <table:table-cell office:value-type="float" office:value="617.02" calcext:value-type="float">
            <text:p>617.02</text:p>
          </table:table-cell>
          <table:table-cell office:value-type="float" office:value="742.1" calcext:value-type="float">
            <text:p>742.1</text:p>
          </table:table-cell>
        </table:table-row>
        <table:table-row table:style-name="ro1">
          <table:table-cell office:value-type="float" office:value="4463344" calcext:value-type="float">
            <text:p>4463344</text:p>
          </table:table-cell>
          <table:table-cell table:formula="of:=[.A281]/1000/(60*60*24)" office:value-type="time" office:time-value="PT01H14M23.344S" calcext:value-type="time">
            <text:p>01:14:23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1" calcext:value-type="float">
            <text:p>588.41</text:p>
          </table:table-cell>
          <table:table-cell office:value-type="float" office:value="619.24" calcext:value-type="float">
            <text:p>619.24</text:p>
          </table:table-cell>
          <table:table-cell office:value-type="float" office:value="744.71" calcext:value-type="float">
            <text:p>744.71</text:p>
          </table:table-cell>
        </table:table-row>
        <table:table-row table:style-name="ro1">
          <table:table-cell office:value-type="float" office:value="4479344" calcext:value-type="float">
            <text:p>4479344</text:p>
          </table:table-cell>
          <table:table-cell table:formula="of:=[.A282]/1000/(60*60*24)" office:value-type="time" office:time-value="PT01H14M39.344S" calcext:value-type="time">
            <text:p>01:14:39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7" calcext:value-type="float">
            <text:p>588.27</text:p>
          </table:table-cell>
          <table:table-cell office:value-type="float" office:value="621.45" calcext:value-type="float">
            <text:p>621.45</text:p>
          </table:table-cell>
          <table:table-cell office:value-type="float" office:value="747.33" calcext:value-type="float">
            <text:p>747.33</text:p>
          </table:table-cell>
        </table:table-row>
        <table:table-row table:style-name="ro1">
          <table:table-cell office:value-type="float" office:value="4495344" calcext:value-type="float">
            <text:p>4495344</text:p>
          </table:table-cell>
          <table:table-cell table:formula="of:=[.A283]/1000/(60*60*24)" office:value-type="time" office:time-value="PT01H14M55.344S" calcext:value-type="time">
            <text:p>01:14:55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6" calcext:value-type="float">
            <text:p>588.26</text:p>
          </table:table-cell>
          <table:table-cell office:value-type="float" office:value="623.67" calcext:value-type="float">
            <text:p>623.67</text:p>
          </table:table-cell>
          <table:table-cell office:value-type="float" office:value="749.95" calcext:value-type="float">
            <text:p>749.95</text:p>
          </table:table-cell>
        </table:table-row>
        <table:table-row table:style-name="ro1">
          <table:table-cell office:value-type="float" office:value="4511344" calcext:value-type="float">
            <text:p>4511344</text:p>
          </table:table-cell>
          <table:table-cell table:formula="of:=[.A284]/1000/(60*60*24)" office:value-type="time" office:time-value="PT01H15M11.344S" calcext:value-type="time">
            <text:p>01:15:11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6" calcext:value-type="float">
            <text:p>588.26</text:p>
          </table:table-cell>
          <table:table-cell office:value-type="float" office:value="625.89" calcext:value-type="float">
            <text:p>625.89</text:p>
          </table:table-cell>
          <table:table-cell office:value-type="float" office:value="752.56" calcext:value-type="float">
            <text:p>752.56</text:p>
          </table:table-cell>
        </table:table-row>
        <table:table-row table:style-name="ro1">
          <table:table-cell office:value-type="float" office:value="4527344" calcext:value-type="float">
            <text:p>4527344</text:p>
          </table:table-cell>
          <table:table-cell table:formula="of:=[.A285]/1000/(60*60*24)" office:value-type="time" office:time-value="PT01H15M27.344S" calcext:value-type="time">
            <text:p>01:15:27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" calcext:value-type="float">
            <text:p>588.4</text:p>
          </table:table-cell>
          <table:table-cell office:value-type="float" office:value="628.11" calcext:value-type="float">
            <text:p>628.11</text:p>
          </table:table-cell>
          <table:table-cell office:value-type="float" office:value="755.18" calcext:value-type="float">
            <text:p>755.18</text:p>
          </table:table-cell>
        </table:table-row>
        <table:table-row table:style-name="ro1">
          <table:table-cell office:value-type="float" office:value="4543344" calcext:value-type="float">
            <text:p>4543344</text:p>
          </table:table-cell>
          <table:table-cell table:formula="of:=[.A286]/1000/(60*60*24)" office:value-type="time" office:time-value="PT01H15M43.344S" calcext:value-type="time">
            <text:p>01:15:43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88.51" calcext:value-type="float">
            <text:p>588.51</text:p>
          </table:table-cell>
          <table:table-cell office:value-type="float" office:value="630.33" calcext:value-type="float">
            <text:p>630.33</text:p>
          </table:table-cell>
          <table:table-cell office:value-type="float" office:value="757.79" calcext:value-type="float">
            <text:p>757.79</text:p>
          </table:table-cell>
        </table:table-row>
        <table:table-row table:style-name="ro1">
          <table:table-cell office:value-type="float" office:value="4559344" calcext:value-type="float">
            <text:p>4559344</text:p>
          </table:table-cell>
          <table:table-cell table:formula="of:=[.A287]/1000/(60*60*24)" office:value-type="time" office:time-value="PT01H15M59.344S" calcext:value-type="time">
            <text:p>01:15:59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" calcext:value-type="float">
            <text:p>588.4</text:p>
          </table:table-cell>
          <table:table-cell office:value-type="float" office:value="632.55" calcext:value-type="float">
            <text:p>632.55</text:p>
          </table:table-cell>
          <table:table-cell office:value-type="float" office:value="760.41" calcext:value-type="float">
            <text:p>760.41</text:p>
          </table:table-cell>
        </table:table-row>
        <table:table-row table:style-name="ro1">
          <table:table-cell office:value-type="float" office:value="4575344" calcext:value-type="float">
            <text:p>4575344</text:p>
          </table:table-cell>
          <table:table-cell table:formula="of:=[.A288]/1000/(60*60*24)" office:value-type="time" office:time-value="PT01H16M15.344S" calcext:value-type="time">
            <text:p>01:16:15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6" calcext:value-type="float">
            <text:p>588.26</text:p>
          </table:table-cell>
          <table:table-cell office:value-type="float" office:value="634.77" calcext:value-type="float">
            <text:p>634.77</text:p>
          </table:table-cell>
          <table:table-cell office:value-type="float" office:value="763.02" calcext:value-type="float">
            <text:p>763.02</text:p>
          </table:table-cell>
        </table:table-row>
        <table:table-row table:style-name="ro1">
          <table:table-cell office:value-type="float" office:value="4591344" calcext:value-type="float">
            <text:p>4591344</text:p>
          </table:table-cell>
          <table:table-cell table:formula="of:=[.A289]/1000/(60*60*24)" office:value-type="time" office:time-value="PT01H16M31.344S" calcext:value-type="time">
            <text:p>01:16:31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6" calcext:value-type="float">
            <text:p>588.26</text:p>
          </table:table-cell>
          <table:table-cell office:value-type="float" office:value="636.99" calcext:value-type="float">
            <text:p>636.99</text:p>
          </table:table-cell>
          <table:table-cell office:value-type="float" office:value="765.64" calcext:value-type="float">
            <text:p>765.64</text:p>
          </table:table-cell>
        </table:table-row>
        <table:table-row table:style-name="ro1">
          <table:table-cell office:value-type="float" office:value="4607344" calcext:value-type="float">
            <text:p>4607344</text:p>
          </table:table-cell>
          <table:table-cell table:formula="of:=[.A290]/1000/(60*60*24)" office:value-type="time" office:time-value="PT01H16M47.344S" calcext:value-type="time">
            <text:p>01:16:47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88.03" calcext:value-type="float">
            <text:p>588.03</text:p>
          </table:table-cell>
          <table:table-cell office:value-type="float" office:value="639.21" calcext:value-type="float">
            <text:p>639.21</text:p>
          </table:table-cell>
          <table:table-cell office:value-type="float" office:value="768.25" calcext:value-type="float">
            <text:p>768.25</text:p>
          </table:table-cell>
        </table:table-row>
        <table:table-row table:style-name="ro1">
          <table:table-cell office:value-type="float" office:value="4623344" calcext:value-type="float">
            <text:p>4623344</text:p>
          </table:table-cell>
          <table:table-cell table:formula="of:=[.A291]/1000/(60*60*24)" office:value-type="time" office:time-value="PT01H17M03.344S" calcext:value-type="time">
            <text:p>01:17:03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88.5" calcext:value-type="float">
            <text:p>588.5</text:p>
          </table:table-cell>
          <table:table-cell office:value-type="float" office:value="641.43" calcext:value-type="float">
            <text:p>641.43</text:p>
          </table:table-cell>
          <table:table-cell office:value-type="float" office:value="770.87" calcext:value-type="float">
            <text:p>770.87</text:p>
          </table:table-cell>
        </table:table-row>
        <table:table-row table:style-name="ro1">
          <table:table-cell office:value-type="float" office:value="4639345" calcext:value-type="float">
            <text:p>4639345</text:p>
          </table:table-cell>
          <table:table-cell table:formula="of:=[.A292]/1000/(60*60*24)" office:value-type="time" office:time-value="PT01H17M19.345S" calcext:value-type="time">
            <text:p>01:17:19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7" calcext:value-type="float">
            <text:p>588.27</text:p>
          </table:table-cell>
          <table:table-cell office:value-type="float" office:value="643.65" calcext:value-type="float">
            <text:p>643.65</text:p>
          </table:table-cell>
          <table:table-cell office:value-type="float" office:value="773.48" calcext:value-type="float">
            <text:p>773.48</text:p>
          </table:table-cell>
        </table:table-row>
        <table:table-row table:style-name="ro1">
          <table:table-cell office:value-type="float" office:value="4655344" calcext:value-type="float">
            <text:p>4655344</text:p>
          </table:table-cell>
          <table:table-cell table:formula="of:=[.A293]/1000/(60*60*24)" office:value-type="time" office:time-value="PT01H17M35.344S" calcext:value-type="time">
            <text:p>01:17:35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90.28" calcext:value-type="float">
            <text:p>590.28</text:p>
          </table:table-cell>
          <table:table-cell office:value-type="float" office:value="645.87" calcext:value-type="float">
            <text:p>645.87</text:p>
          </table:table-cell>
          <table:table-cell office:value-type="float" office:value="776.1" calcext:value-type="float">
            <text:p>776.1</text:p>
          </table:table-cell>
        </table:table-row>
        <table:table-row table:style-name="ro1">
          <table:table-cell office:value-type="float" office:value="4671344" calcext:value-type="float">
            <text:p>4671344</text:p>
          </table:table-cell>
          <table:table-cell table:formula="of:=[.A294]/1000/(60*60*24)" office:value-type="time" office:time-value="PT01H17M51.344S" calcext:value-type="time">
            <text:p>01:17:51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88.49" calcext:value-type="float">
            <text:p>588.49</text:p>
          </table:table-cell>
          <table:table-cell office:value-type="float" office:value="648.09" calcext:value-type="float">
            <text:p>648.09</text:p>
          </table:table-cell>
          <table:table-cell office:value-type="float" office:value="778.71" calcext:value-type="float">
            <text:p>778.71</text:p>
          </table:table-cell>
        </table:table-row>
        <table:table-row table:style-name="ro1">
          <table:table-cell office:value-type="float" office:value="4687345" calcext:value-type="float">
            <text:p>4687345</text:p>
          </table:table-cell>
          <table:table-cell table:formula="of:=[.A295]/1000/(60*60*24)" office:value-type="time" office:time-value="PT01H18M07.345S" calcext:value-type="time">
            <text:p>01:18:07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88.04" calcext:value-type="float">
            <text:p>588.04</text:p>
          </table:table-cell>
          <table:table-cell office:value-type="float" office:value="650.31" calcext:value-type="float">
            <text:p>650.31</text:p>
          </table:table-cell>
          <table:table-cell office:value-type="float" office:value="781.33" calcext:value-type="float">
            <text:p>781.33</text:p>
          </table:table-cell>
        </table:table-row>
        <table:table-row table:style-name="ro1">
          <table:table-cell office:value-type="float" office:value="4703344" calcext:value-type="float">
            <text:p>4703344</text:p>
          </table:table-cell>
          <table:table-cell table:formula="of:=[.A296]/1000/(60*60*24)" office:value-type="time" office:time-value="PT01H18M23.344S" calcext:value-type="time">
            <text:p>01:18:23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88.03" calcext:value-type="float">
            <text:p>588.03</text:p>
          </table:table-cell>
          <table:table-cell office:value-type="float" office:value="652.53" calcext:value-type="float">
            <text:p>652.53</text:p>
          </table:table-cell>
          <table:table-cell office:value-type="float" office:value="783.94" calcext:value-type="float">
            <text:p>783.94</text:p>
          </table:table-cell>
        </table:table-row>
        <table:table-row table:style-name="ro1">
          <table:table-cell office:value-type="float" office:value="4719344" calcext:value-type="float">
            <text:p>4719344</text:p>
          </table:table-cell>
          <table:table-cell table:formula="of:=[.A297]/1000/(60*60*24)" office:value-type="time" office:time-value="PT01H18M39.344S" calcext:value-type="time">
            <text:p>01:18:39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1" calcext:value-type="float">
            <text:p>588.41</text:p>
          </table:table-cell>
          <table:table-cell office:value-type="float" office:value="654.75" calcext:value-type="float">
            <text:p>654.75</text:p>
          </table:table-cell>
          <table:table-cell office:value-type="float" office:value="786.56" calcext:value-type="float">
            <text:p>786.56</text:p>
          </table:table-cell>
        </table:table-row>
        <table:table-row table:style-name="ro1">
          <table:table-cell office:value-type="float" office:value="4735344" calcext:value-type="float">
            <text:p>4735344</text:p>
          </table:table-cell>
          <table:table-cell table:formula="of:=[.A298]/1000/(60*60*24)" office:value-type="time" office:time-value="PT01H18M55.344S" calcext:value-type="time">
            <text:p>01:18:55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6" calcext:value-type="float">
            <text:p>588.26</text:p>
          </table:table-cell>
          <table:table-cell office:value-type="float" office:value="656.97" calcext:value-type="float">
            <text:p>656.97</text:p>
          </table:table-cell>
          <table:table-cell office:value-type="float" office:value="789.17" calcext:value-type="float">
            <text:p>789.17</text:p>
          </table:table-cell>
        </table:table-row>
        <table:table-row table:style-name="ro1">
          <table:table-cell office:value-type="float" office:value="4751344" calcext:value-type="float">
            <text:p>4751344</text:p>
          </table:table-cell>
          <table:table-cell table:formula="of:=[.A299]/1000/(60*60*24)" office:value-type="time" office:time-value="PT01H19M11.344S" calcext:value-type="time">
            <text:p>01:19:11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0.4" calcext:value-type="float">
            <text:p>590.4</text:p>
          </table:table-cell>
          <table:table-cell office:value-type="float" office:value="659.19" calcext:value-type="float">
            <text:p>659.19</text:p>
          </table:table-cell>
          <table:table-cell office:value-type="float" office:value="791.79" calcext:value-type="float">
            <text:p>791.79</text:p>
          </table:table-cell>
        </table:table-row>
        <table:table-row table:style-name="ro1">
          <table:table-cell office:value-type="float" office:value="4767344" calcext:value-type="float">
            <text:p>4767344</text:p>
          </table:table-cell>
          <table:table-cell table:formula="of:=[.A300]/1000/(60*60*24)" office:value-type="time" office:time-value="PT01H19M27.344S" calcext:value-type="time">
            <text:p>01:19:27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5" calcext:value-type="float">
            <text:p>588.25</text:p>
          </table:table-cell>
          <table:table-cell office:value-type="float" office:value="661.41" calcext:value-type="float">
            <text:p>661.41</text:p>
          </table:table-cell>
          <table:table-cell office:value-type="float" office:value="794.4" calcext:value-type="float">
            <text:p>794.4</text:p>
          </table:table-cell>
        </table:table-row>
        <table:table-row table:style-name="ro1">
          <table:table-cell office:value-type="float" office:value="4783343" calcext:value-type="float">
            <text:p>4783343</text:p>
          </table:table-cell>
          <table:table-cell table:formula="of:=[.A301]/1000/(60*60*24)" office:value-type="time" office:time-value="PT01H19M43.343S" calcext:value-type="time">
            <text:p>01:19:43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88.49" calcext:value-type="float">
            <text:p>588.49</text:p>
          </table:table-cell>
          <table:table-cell office:value-type="float" office:value="663.63" calcext:value-type="float">
            <text:p>663.63</text:p>
          </table:table-cell>
          <table:table-cell office:value-type="float" office:value="797.02" calcext:value-type="float">
            <text:p>797.02</text:p>
          </table:table-cell>
        </table:table-row>
        <table:table-row table:style-name="ro1">
          <table:table-cell office:value-type="float" office:value="4799345" calcext:value-type="float">
            <text:p>4799345</text:p>
          </table:table-cell>
          <table:table-cell table:formula="of:=[.A302]/1000/(60*60*24)" office:value-type="time" office:time-value="PT01H19M59.345S" calcext:value-type="time">
            <text:p>01:19:59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6" calcext:value-type="float">
            <text:p>588.26</text:p>
          </table:table-cell>
          <table:table-cell office:value-type="float" office:value="665.85" calcext:value-type="float">
            <text:p>665.85</text:p>
          </table:table-cell>
          <table:table-cell office:value-type="float" office:value="799.63" calcext:value-type="float">
            <text:p>799.63</text:p>
          </table:table-cell>
        </table:table-row>
        <table:table-row table:style-name="ro1">
          <table:table-cell office:value-type="float" office:value="4815344" calcext:value-type="float">
            <text:p>4815344</text:p>
          </table:table-cell>
          <table:table-cell table:formula="of:=[.A303]/1000/(60*60*24)" office:value-type="time" office:time-value="PT01H20M15.344S" calcext:value-type="time">
            <text:p>01:20:15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90.5" calcext:value-type="float">
            <text:p>590.5</text:p>
          </table:table-cell>
          <table:table-cell office:value-type="float" office:value="668.07" calcext:value-type="float">
            <text:p>668.07</text:p>
          </table:table-cell>
          <table:table-cell office:value-type="float" office:value="802.25" calcext:value-type="float">
            <text:p>802.25</text:p>
          </table:table-cell>
        </table:table-row>
        <table:table-row table:style-name="ro1">
          <table:table-cell office:value-type="float" office:value="4831345" calcext:value-type="float">
            <text:p>4831345</text:p>
          </table:table-cell>
          <table:table-cell table:formula="of:=[.A304]/1000/(60*60*24)" office:value-type="time" office:time-value="PT01H20M31.345S" calcext:value-type="time">
            <text:p>01:20:31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1" calcext:value-type="float">
            <text:p>588.41</text:p>
          </table:table-cell>
          <table:table-cell office:value-type="float" office:value="670.29" calcext:value-type="float">
            <text:p>670.29</text:p>
          </table:table-cell>
          <table:table-cell office:value-type="float" office:value="804.86" calcext:value-type="float">
            <text:p>804.86</text:p>
          </table:table-cell>
        </table:table-row>
        <table:table-row table:style-name="ro1">
          <table:table-cell office:value-type="float" office:value="4847344" calcext:value-type="float">
            <text:p>4847344</text:p>
          </table:table-cell>
          <table:table-cell table:formula="of:=[.A305]/1000/(60*60*24)" office:value-type="time" office:time-value="PT01H20M47.344S" calcext:value-type="time">
            <text:p>01:20:47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" calcext:value-type="float">
            <text:p>588.4</text:p>
          </table:table-cell>
          <table:table-cell office:value-type="float" office:value="672.51" calcext:value-type="float">
            <text:p>672.51</text:p>
          </table:table-cell>
          <table:table-cell office:value-type="float" office:value="807.48" calcext:value-type="float">
            <text:p>807.48</text:p>
          </table:table-cell>
        </table:table-row>
        <table:table-row table:style-name="ro1">
          <table:table-cell office:value-type="float" office:value="4863344" calcext:value-type="float">
            <text:p>4863344</text:p>
          </table:table-cell>
          <table:table-cell table:formula="of:=[.A306]/1000/(60*60*24)" office:value-type="time" office:time-value="PT01H21M03.344S" calcext:value-type="time">
            <text:p>01:21:03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88.5" calcext:value-type="float">
            <text:p>588.5</text:p>
          </table:table-cell>
          <table:table-cell office:value-type="float" office:value="674.73" calcext:value-type="float">
            <text:p>674.73</text:p>
          </table:table-cell>
          <table:table-cell office:value-type="float" office:value="810.09" calcext:value-type="float">
            <text:p>810.09</text:p>
          </table:table-cell>
        </table:table-row>
        <table:table-row table:style-name="ro1">
          <table:table-cell office:value-type="float" office:value="4879344" calcext:value-type="float">
            <text:p>4879344</text:p>
          </table:table-cell>
          <table:table-cell table:formula="of:=[.A307]/1000/(60*60*24)" office:value-type="time" office:time-value="PT01H21M19.344S" calcext:value-type="time">
            <text:p>01:21:19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88.48" calcext:value-type="float">
            <text:p>588.48</text:p>
          </table:table-cell>
          <table:table-cell office:value-type="float" office:value="676.95" calcext:value-type="float">
            <text:p>676.95</text:p>
          </table:table-cell>
          <table:table-cell office:value-type="float" office:value="812.71" calcext:value-type="float">
            <text:p>812.71</text:p>
          </table:table-cell>
        </table:table-row>
        <table:table-row table:style-name="ro1">
          <table:table-cell office:value-type="float" office:value="4895344" calcext:value-type="float">
            <text:p>4895344</text:p>
          </table:table-cell>
          <table:table-cell table:formula="of:=[.A308]/1000/(60*60*24)" office:value-type="time" office:time-value="PT01H21M35.344S" calcext:value-type="time">
            <text:p>01:21:35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" calcext:value-type="float">
            <text:p>588.4</text:p>
          </table:table-cell>
          <table:table-cell office:value-type="float" office:value="679.17" calcext:value-type="float">
            <text:p>679.17</text:p>
          </table:table-cell>
          <table:table-cell office:value-type="float" office:value="815.33" calcext:value-type="float">
            <text:p>815.33</text:p>
          </table:table-cell>
        </table:table-row>
        <table:table-row table:style-name="ro1">
          <table:table-cell office:value-type="float" office:value="4911343" calcext:value-type="float">
            <text:p>4911343</text:p>
          </table:table-cell>
          <table:table-cell table:formula="of:=[.A309]/1000/(60*60*24)" office:value-type="time" office:time-value="PT01H21M51.343S" calcext:value-type="time">
            <text:p>01:21:51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5" calcext:value-type="float">
            <text:p>588.25</text:p>
          </table:table-cell>
          <table:table-cell office:value-type="float" office:value="681.39" calcext:value-type="float">
            <text:p>681.39</text:p>
          </table:table-cell>
          <table:table-cell office:value-type="float" office:value="817.94" calcext:value-type="float">
            <text:p>817.94</text:p>
          </table:table-cell>
        </table:table-row>
        <table:table-row table:style-name="ro1">
          <table:table-cell office:value-type="float" office:value="4927345" calcext:value-type="float">
            <text:p>4927345</text:p>
          </table:table-cell>
          <table:table-cell table:formula="of:=[.A310]/1000/(60*60*24)" office:value-type="time" office:time-value="PT01H22M07.345S" calcext:value-type="time">
            <text:p>01:22:07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6" calcext:value-type="float">
            <text:p>588.26</text:p>
          </table:table-cell>
          <table:table-cell office:value-type="float" office:value="683.61" calcext:value-type="float">
            <text:p>683.61</text:p>
          </table:table-cell>
          <table:table-cell office:value-type="float" office:value="820.56" calcext:value-type="float">
            <text:p>820.56</text:p>
          </table:table-cell>
        </table:table-row>
        <table:table-row table:style-name="ro1">
          <table:table-cell office:value-type="float" office:value="4943344" calcext:value-type="float">
            <text:p>4943344</text:p>
          </table:table-cell>
          <table:table-cell table:formula="of:=[.A311]/1000/(60*60*24)" office:value-type="time" office:time-value="PT01H22M23.344S" calcext:value-type="time">
            <text:p>01:22:23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" calcext:value-type="float">
            <text:p>588.4</text:p>
          </table:table-cell>
          <table:table-cell office:value-type="float" office:value="685.83" calcext:value-type="float">
            <text:p>685.83</text:p>
          </table:table-cell>
          <table:table-cell office:value-type="float" office:value="823.17" calcext:value-type="float">
            <text:p>823.17</text:p>
          </table:table-cell>
        </table:table-row>
        <table:table-row table:style-name="ro1">
          <table:table-cell office:value-type="float" office:value="4959344" calcext:value-type="float">
            <text:p>4959344</text:p>
          </table:table-cell>
          <table:table-cell table:formula="of:=[.A312]/1000/(60*60*24)" office:value-type="time" office:time-value="PT01H22M39.344S" calcext:value-type="time">
            <text:p>01:22:39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88.5" calcext:value-type="float">
            <text:p>588.5</text:p>
          </table:table-cell>
          <table:table-cell office:value-type="float" office:value="688.05" calcext:value-type="float">
            <text:p>688.05</text:p>
          </table:table-cell>
          <table:table-cell office:value-type="float" office:value="825.79" calcext:value-type="float">
            <text:p>825.79</text:p>
          </table:table-cell>
        </table:table-row>
        <table:table-row table:style-name="ro1">
          <table:table-cell office:value-type="float" office:value="4975344" calcext:value-type="float">
            <text:p>4975344</text:p>
          </table:table-cell>
          <table:table-cell table:formula="of:=[.A313]/1000/(60*60*24)" office:value-type="time" office:time-value="PT01H22M55.344S" calcext:value-type="time">
            <text:p>01:22:55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88.03" calcext:value-type="float">
            <text:p>588.03</text:p>
          </table:table-cell>
          <table:table-cell office:value-type="float" office:value="690.27" calcext:value-type="float">
            <text:p>690.27</text:p>
          </table:table-cell>
          <table:table-cell office:value-type="float" office:value="828.4" calcext:value-type="float">
            <text:p>828.4</text:p>
          </table:table-cell>
        </table:table-row>
        <table:table-row table:style-name="ro1">
          <table:table-cell office:value-type="float" office:value="4991344" calcext:value-type="float">
            <text:p>4991344</text:p>
          </table:table-cell>
          <table:table-cell table:formula="of:=[.A314]/1000/(60*60*24)" office:value-type="time" office:time-value="PT01H23M11.344S" calcext:value-type="time">
            <text:p>01:23:11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8.16" calcext:value-type="float">
            <text:p>588.16</text:p>
          </table:table-cell>
          <table:table-cell office:value-type="float" office:value="692.49" calcext:value-type="float">
            <text:p>692.49</text:p>
          </table:table-cell>
          <table:table-cell office:value-type="float" office:value="831.02" calcext:value-type="float">
            <text:p>831.02</text:p>
          </table:table-cell>
        </table:table-row>
        <table:table-row table:style-name="ro1">
          <table:table-cell office:value-type="float" office:value="5007344" calcext:value-type="float">
            <text:p>5007344</text:p>
          </table:table-cell>
          <table:table-cell table:formula="of:=[.A315]/1000/(60*60*24)" office:value-type="time" office:time-value="PT01H23M27.344S" calcext:value-type="time">
            <text:p>01:23:27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1" calcext:value-type="float">
            <text:p>588.41</text:p>
          </table:table-cell>
          <table:table-cell office:value-type="float" office:value="694.71" calcext:value-type="float">
            <text:p>694.71</text:p>
          </table:table-cell>
          <table:table-cell office:value-type="float" office:value="833.63" calcext:value-type="float">
            <text:p>833.63</text:p>
          </table:table-cell>
        </table:table-row>
        <table:table-row table:style-name="ro1">
          <table:table-cell office:value-type="float" office:value="5023343" calcext:value-type="float">
            <text:p>5023343</text:p>
          </table:table-cell>
          <table:table-cell table:formula="of:=[.A316]/1000/(60*60*24)" office:value-type="time" office:time-value="PT01H23M43.343S" calcext:value-type="time">
            <text:p>01:23:43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" calcext:value-type="float">
            <text:p>588.4</text:p>
          </table:table-cell>
          <table:table-cell office:value-type="float" office:value="696.93" calcext:value-type="float">
            <text:p>696.93</text:p>
          </table:table-cell>
          <table:table-cell office:value-type="float" office:value="836.25" calcext:value-type="float">
            <text:p>836.25</text:p>
          </table:table-cell>
        </table:table-row>
        <table:table-row table:style-name="ro1">
          <table:table-cell office:value-type="float" office:value="5039343" calcext:value-type="float">
            <text:p>5039343</text:p>
          </table:table-cell>
          <table:table-cell table:formula="of:=[.A317]/1000/(60*60*24)" office:value-type="time" office:time-value="PT01H23M59.343S" calcext:value-type="time">
            <text:p>01:23:59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2" calcext:value-type="float">
            <text:p>588.42</text:p>
          </table:table-cell>
          <table:table-cell office:value-type="float" office:value="699.15" calcext:value-type="float">
            <text:p>699.15</text:p>
          </table:table-cell>
          <table:table-cell office:value-type="float" office:value="838.86" calcext:value-type="float">
            <text:p>838.86</text:p>
          </table:table-cell>
        </table:table-row>
        <table:table-row table:style-name="ro1">
          <table:table-cell office:value-type="float" office:value="5055344" calcext:value-type="float">
            <text:p>5055344</text:p>
          </table:table-cell>
          <table:table-cell table:formula="of:=[.A318]/1000/(60*60*24)" office:value-type="time" office:time-value="PT01H24M15.344S" calcext:value-type="time">
            <text:p>01:24:15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88.5" calcext:value-type="float">
            <text:p>588.5</text:p>
          </table:table-cell>
          <table:table-cell office:value-type="float" office:value="701.37" calcext:value-type="float">
            <text:p>701.37</text:p>
          </table:table-cell>
          <table:table-cell office:value-type="float" office:value="841.48" calcext:value-type="float">
            <text:p>841.48</text:p>
          </table:table-cell>
        </table:table-row>
        <table:table-row table:style-name="ro1">
          <table:table-cell office:value-type="float" office:value="5071344" calcext:value-type="float">
            <text:p>5071344</text:p>
          </table:table-cell>
          <table:table-cell table:formula="of:=[.A319]/1000/(60*60*24)" office:value-type="time" office:time-value="PT01H24M31.344S" calcext:value-type="time">
            <text:p>01:24:31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88.5" calcext:value-type="float">
            <text:p>588.5</text:p>
          </table:table-cell>
          <table:table-cell office:value-type="float" office:value="703.59" calcext:value-type="float">
            <text:p>703.59</text:p>
          </table:table-cell>
          <table:table-cell office:value-type="float" office:value="844.1" calcext:value-type="float">
            <text:p>844.1</text:p>
          </table:table-cell>
        </table:table-row>
        <table:table-row table:style-name="ro1">
          <table:table-cell office:value-type="float" office:value="5087344" calcext:value-type="float">
            <text:p>5087344</text:p>
          </table:table-cell>
          <table:table-cell table:formula="of:=[.A320]/1000/(60*60*24)" office:value-type="time" office:time-value="PT01H24M47.344S" calcext:value-type="time">
            <text:p>01:24:47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6" calcext:value-type="float">
            <text:p>588.26</text:p>
          </table:table-cell>
          <table:table-cell office:value-type="float" office:value="705.81" calcext:value-type="float">
            <text:p>705.81</text:p>
          </table:table-cell>
          <table:table-cell office:value-type="float" office:value="846.71" calcext:value-type="float">
            <text:p>846.71</text:p>
          </table:table-cell>
        </table:table-row>
        <table:table-row table:style-name="ro1">
          <table:table-cell office:value-type="float" office:value="5103343" calcext:value-type="float">
            <text:p>5103343</text:p>
          </table:table-cell>
          <table:table-cell table:formula="of:=[.A321]/1000/(60*60*24)" office:value-type="time" office:time-value="PT01H25M03.343S" calcext:value-type="time">
            <text:p>01:25:03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8.16" calcext:value-type="float">
            <text:p>588.16</text:p>
          </table:table-cell>
          <table:table-cell office:value-type="float" office:value="708.03" calcext:value-type="float">
            <text:p>708.03</text:p>
          </table:table-cell>
          <table:table-cell office:value-type="float" office:value="849.33" calcext:value-type="float">
            <text:p>849.33</text:p>
          </table:table-cell>
        </table:table-row>
        <table:table-row table:style-name="ro1">
          <table:table-cell office:value-type="float" office:value="5119344" calcext:value-type="float">
            <text:p>5119344</text:p>
          </table:table-cell>
          <table:table-cell table:formula="of:=[.A322]/1000/(60*60*24)" office:value-type="time" office:time-value="PT01H25M19.344S" calcext:value-type="time">
            <text:p>01:25:19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88.5" calcext:value-type="float">
            <text:p>588.5</text:p>
          </table:table-cell>
          <table:table-cell office:value-type="float" office:value="710.25" calcext:value-type="float">
            <text:p>710.25</text:p>
          </table:table-cell>
          <table:table-cell office:value-type="float" office:value="851.94" calcext:value-type="float">
            <text:p>851.94</text:p>
          </table:table-cell>
        </table:table-row>
        <table:table-row table:style-name="ro1">
          <table:table-cell office:value-type="float" office:value="5135344" calcext:value-type="float">
            <text:p>5135344</text:p>
          </table:table-cell>
          <table:table-cell table:formula="of:=[.A323]/1000/(60*60*24)" office:value-type="time" office:time-value="PT01H25M35.344S" calcext:value-type="time">
            <text:p>01:25:35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5" calcext:value-type="float">
            <text:p>588.25</text:p>
          </table:table-cell>
          <table:table-cell office:value-type="float" office:value="712.47" calcext:value-type="float">
            <text:p>712.47</text:p>
          </table:table-cell>
          <table:table-cell office:value-type="float" office:value="854.56" calcext:value-type="float">
            <text:p>854.56</text:p>
          </table:table-cell>
        </table:table-row>
        <table:table-row table:style-name="ro1">
          <table:table-cell office:value-type="float" office:value="5151344" calcext:value-type="float">
            <text:p>5151344</text:p>
          </table:table-cell>
          <table:table-cell table:formula="of:=[.A324]/1000/(60*60*24)" office:value-type="time" office:time-value="PT01H25M51.344S" calcext:value-type="time">
            <text:p>01:25:51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" calcext:value-type="float">
            <text:p>588.4</text:p>
          </table:table-cell>
          <table:table-cell office:value-type="float" office:value="714.68" calcext:value-type="float">
            <text:p>714.68</text:p>
          </table:table-cell>
          <table:table-cell office:value-type="float" office:value="857.17" calcext:value-type="float">
            <text:p>857.17</text:p>
          </table:table-cell>
        </table:table-row>
        <table:table-row table:style-name="ro1">
          <table:table-cell office:value-type="float" office:value="5167344" calcext:value-type="float">
            <text:p>5167344</text:p>
          </table:table-cell>
          <table:table-cell table:formula="of:=[.A325]/1000/(60*60*24)" office:value-type="time" office:time-value="PT01H26M07.344S" calcext:value-type="time">
            <text:p>01:26:07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5" calcext:value-type="float">
            <text:p>588.25</text:p>
          </table:table-cell>
          <table:table-cell office:value-type="float" office:value="716.9" calcext:value-type="float">
            <text:p>716.9</text:p>
          </table:table-cell>
          <table:table-cell office:value-type="float" office:value="859.79" calcext:value-type="float">
            <text:p>859.79</text:p>
          </table:table-cell>
        </table:table-row>
        <table:table-row table:style-name="ro1">
          <table:table-cell office:value-type="float" office:value="5183344" calcext:value-type="float">
            <text:p>5183344</text:p>
          </table:table-cell>
          <table:table-cell table:formula="of:=[.A326]/1000/(60*60*24)" office:value-type="time" office:time-value="PT01H26M23.344S" calcext:value-type="time">
            <text:p>01:26:23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8.16" calcext:value-type="float">
            <text:p>588.16</text:p>
          </table:table-cell>
          <table:table-cell office:value-type="float" office:value="719.12" calcext:value-type="float">
            <text:p>719.12</text:p>
          </table:table-cell>
          <table:table-cell office:value-type="float" office:value="862.4" calcext:value-type="float">
            <text:p>862.4</text:p>
          </table:table-cell>
        </table:table-row>
        <table:table-row table:style-name="ro1">
          <table:table-cell office:value-type="float" office:value="5199344" calcext:value-type="float">
            <text:p>5199344</text:p>
          </table:table-cell>
          <table:table-cell table:formula="of:=[.A327]/1000/(60*60*24)" office:value-type="time" office:time-value="PT01H26M39.344S" calcext:value-type="time">
            <text:p>01:26:39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88.5" calcext:value-type="float">
            <text:p>588.5</text:p>
          </table:table-cell>
          <table:table-cell office:value-type="float" office:value="721.34" calcext:value-type="float">
            <text:p>721.34</text:p>
          </table:table-cell>
          <table:table-cell office:value-type="float" office:value="865.02" calcext:value-type="float">
            <text:p>865.02</text:p>
          </table:table-cell>
        </table:table-row>
        <table:table-row table:style-name="ro1">
          <table:table-cell office:value-type="float" office:value="5215344" calcext:value-type="float">
            <text:p>5215344</text:p>
          </table:table-cell>
          <table:table-cell table:formula="of:=[.A328]/1000/(60*60*24)" office:value-type="time" office:time-value="PT01H26M55.344S" calcext:value-type="time">
            <text:p>01:26:55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" calcext:value-type="float">
            <text:p>588.4</text:p>
          </table:table-cell>
          <table:table-cell office:value-type="float" office:value="723.56" calcext:value-type="float">
            <text:p>723.56</text:p>
          </table:table-cell>
          <table:table-cell office:value-type="float" office:value="867.63" calcext:value-type="float">
            <text:p>867.63</text:p>
          </table:table-cell>
        </table:table-row>
        <table:table-row table:style-name="ro1">
          <table:table-cell office:value-type="float" office:value="5231344" calcext:value-type="float">
            <text:p>5231344</text:p>
          </table:table-cell>
          <table:table-cell table:formula="of:=[.A329]/1000/(60*60*24)" office:value-type="time" office:time-value="PT01H27M11.344S" calcext:value-type="time">
            <text:p>01:27:11</text:p>
          </table:table-cell>
          <table:table-cell office:value-type="float" office:value="1.18" calcext:value-type="float">
            <text:p>1.18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8.64" calcext:value-type="float">
            <text:p>588.64</text:p>
          </table:table-cell>
          <table:table-cell office:value-type="float" office:value="725.78" calcext:value-type="float">
            <text:p>725.78</text:p>
          </table:table-cell>
          <table:table-cell office:value-type="float" office:value="870.25" calcext:value-type="float">
            <text:p>870.25</text:p>
          </table:table-cell>
        </table:table-row>
        <table:table-row table:style-name="ro1">
          <table:table-cell office:value-type="float" office:value="5247344" calcext:value-type="float">
            <text:p>5247344</text:p>
          </table:table-cell>
          <table:table-cell table:formula="of:=[.A330]/1000/(60*60*24)" office:value-type="time" office:time-value="PT01H27M27.344S" calcext:value-type="time">
            <text:p>01:27:27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1" calcext:value-type="float">
            <text:p>588.41</text:p>
          </table:table-cell>
          <table:table-cell office:value-type="float" office:value="728" calcext:value-type="float">
            <text:p>728</text:p>
          </table:table-cell>
          <table:table-cell office:value-type="float" office:value="872.86" calcext:value-type="float">
            <text:p>872.86</text:p>
          </table:table-cell>
        </table:table-row>
        <table:table-row table:style-name="ro1">
          <table:table-cell office:value-type="float" office:value="5263344" calcext:value-type="float">
            <text:p>5263344</text:p>
          </table:table-cell>
          <table:table-cell table:formula="of:=[.A331]/1000/(60*60*24)" office:value-type="time" office:time-value="PT01H27M43.344S" calcext:value-type="time">
            <text:p>01:27:43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88.5" calcext:value-type="float">
            <text:p>588.5</text:p>
          </table:table-cell>
          <table:table-cell office:value-type="float" office:value="730.22" calcext:value-type="float">
            <text:p>730.22</text:p>
          </table:table-cell>
          <table:table-cell office:value-type="float" office:value="875.48" calcext:value-type="float">
            <text:p>875.48</text:p>
          </table:table-cell>
        </table:table-row>
        <table:table-row table:style-name="ro1">
          <table:table-cell office:value-type="float" office:value="5279344" calcext:value-type="float">
            <text:p>5279344</text:p>
          </table:table-cell>
          <table:table-cell table:formula="of:=[.A332]/1000/(60*60*24)" office:value-type="time" office:time-value="PT01H27M59.344S" calcext:value-type="time">
            <text:p>01:27:59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88.5" calcext:value-type="float">
            <text:p>588.5</text:p>
          </table:table-cell>
          <table:table-cell office:value-type="float" office:value="732.44" calcext:value-type="float">
            <text:p>732.44</text:p>
          </table:table-cell>
          <table:table-cell office:value-type="float" office:value="878.09" calcext:value-type="float">
            <text:p>878.09</text:p>
          </table:table-cell>
        </table:table-row>
        <table:table-row table:style-name="ro1">
          <table:table-cell office:value-type="float" office:value="5295343" calcext:value-type="float">
            <text:p>5295343</text:p>
          </table:table-cell>
          <table:table-cell table:formula="of:=[.A333]/1000/(60*60*24)" office:value-type="time" office:time-value="PT01H28M15.343S" calcext:value-type="time">
            <text:p>01:28:15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" calcext:value-type="float">
            <text:p>588.4</text:p>
          </table:table-cell>
          <table:table-cell office:value-type="float" office:value="734.66" calcext:value-type="float">
            <text:p>734.66</text:p>
          </table:table-cell>
          <table:table-cell office:value-type="float" office:value="880.71" calcext:value-type="float">
            <text:p>880.71</text:p>
          </table:table-cell>
        </table:table-row>
        <table:table-row table:style-name="ro1">
          <table:table-cell office:value-type="float" office:value="5311345" calcext:value-type="float">
            <text:p>5311345</text:p>
          </table:table-cell>
          <table:table-cell table:formula="of:=[.A334]/1000/(60*60*24)" office:value-type="time" office:time-value="PT01H28M31.345S" calcext:value-type="time">
            <text:p>01:28:31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8.17" calcext:value-type="float">
            <text:p>588.17</text:p>
          </table:table-cell>
          <table:table-cell office:value-type="float" office:value="736.88" calcext:value-type="float">
            <text:p>736.88</text:p>
          </table:table-cell>
          <table:table-cell office:value-type="float" office:value="883.32" calcext:value-type="float">
            <text:p>883.32</text:p>
          </table:table-cell>
        </table:table-row>
        <table:table-row table:style-name="ro1">
          <table:table-cell office:value-type="float" office:value="5327344" calcext:value-type="float">
            <text:p>5327344</text:p>
          </table:table-cell>
          <table:table-cell table:formula="of:=[.A335]/1000/(60*60*24)" office:value-type="time" office:time-value="PT01H28M47.344S" calcext:value-type="time">
            <text:p>01:28:47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8" calcext:value-type="float">
            <text:p>588.28</text:p>
          </table:table-cell>
          <table:table-cell office:value-type="float" office:value="739.1" calcext:value-type="float">
            <text:p>739.1</text:p>
          </table:table-cell>
          <table:table-cell office:value-type="float" office:value="885.94" calcext:value-type="float">
            <text:p>885.94</text:p>
          </table:table-cell>
        </table:table-row>
        <table:table-row table:style-name="ro1">
          <table:table-cell office:value-type="float" office:value="5343344" calcext:value-type="float">
            <text:p>5343344</text:p>
          </table:table-cell>
          <table:table-cell table:formula="of:=[.A336]/1000/(60*60*24)" office:value-type="time" office:time-value="PT01H29M03.344S" calcext:value-type="time">
            <text:p>01:29:03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6" calcext:value-type="float">
            <text:p>588.26</text:p>
          </table:table-cell>
          <table:table-cell office:value-type="float" office:value="741.32" calcext:value-type="float">
            <text:p>741.32</text:p>
          </table:table-cell>
          <table:table-cell office:value-type="float" office:value="888.55" calcext:value-type="float">
            <text:p>888.55</text:p>
          </table:table-cell>
        </table:table-row>
        <table:table-row table:style-name="ro1">
          <table:table-cell office:value-type="float" office:value="5359344" calcext:value-type="float">
            <text:p>5359344</text:p>
          </table:table-cell>
          <table:table-cell table:formula="of:=[.A337]/1000/(60*60*24)" office:value-type="time" office:time-value="PT01H29M19.344S" calcext:value-type="time">
            <text:p>01:29:19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90.26" calcext:value-type="float">
            <text:p>590.26</text:p>
          </table:table-cell>
          <table:table-cell office:value-type="float" office:value="743.54" calcext:value-type="float">
            <text:p>743.54</text:p>
          </table:table-cell>
          <table:table-cell office:value-type="float" office:value="891.17" calcext:value-type="float">
            <text:p>891.17</text:p>
          </table:table-cell>
        </table:table-row>
        <table:table-row table:style-name="ro1">
          <table:table-cell office:value-type="float" office:value="5375345" calcext:value-type="float">
            <text:p>5375345</text:p>
          </table:table-cell>
          <table:table-cell table:formula="of:=[.A338]/1000/(60*60*24)" office:value-type="time" office:time-value="PT01H29M35.345S" calcext:value-type="time">
            <text:p>01:29:35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8.15" calcext:value-type="float">
            <text:p>588.15</text:p>
          </table:table-cell>
          <table:table-cell office:value-type="float" office:value="745.76" calcext:value-type="float">
            <text:p>745.76</text:p>
          </table:table-cell>
          <table:table-cell office:value-type="float" office:value="893.78" calcext:value-type="float">
            <text:p>893.78</text:p>
          </table:table-cell>
        </table:table-row>
        <table:table-row table:style-name="ro1">
          <table:table-cell office:value-type="float" office:value="5391344" calcext:value-type="float">
            <text:p>5391344</text:p>
          </table:table-cell>
          <table:table-cell table:formula="of:=[.A339]/1000/(60*60*24)" office:value-type="time" office:time-value="PT01H29M51.344S" calcext:value-type="time">
            <text:p>01:29:51</text:p>
          </table:table-cell>
          <table:table-cell office:value-type="float" office:value="1.18" calcext:value-type="float">
            <text:p>1.18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7.93" calcext:value-type="float">
            <text:p>587.93</text:p>
          </table:table-cell>
          <table:table-cell office:value-type="float" office:value="747.98" calcext:value-type="float">
            <text:p>747.98</text:p>
          </table:table-cell>
          <table:table-cell office:value-type="float" office:value="896.39" calcext:value-type="float">
            <text:p>896.39</text:p>
          </table:table-cell>
        </table:table-row>
        <table:table-row table:style-name="ro1">
          <table:table-cell office:value-type="float" office:value="5407344" calcext:value-type="float">
            <text:p>5407344</text:p>
          </table:table-cell>
          <table:table-cell table:formula="of:=[.A340]/1000/(60*60*24)" office:value-type="time" office:time-value="PT01H30M07.344S" calcext:value-type="time">
            <text:p>01:30:07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90.5" calcext:value-type="float">
            <text:p>590.5</text:p>
          </table:table-cell>
          <table:table-cell office:value-type="float" office:value="750.2" calcext:value-type="float">
            <text:p>750.2</text:p>
          </table:table-cell>
          <table:table-cell office:value-type="float" office:value="899.01" calcext:value-type="float">
            <text:p>899.01</text:p>
          </table:table-cell>
        </table:table-row>
        <table:table-row table:style-name="ro1">
          <table:table-cell office:value-type="float" office:value="5423344" calcext:value-type="float">
            <text:p>5423344</text:p>
          </table:table-cell>
          <table:table-cell table:formula="of:=[.A341]/1000/(60*60*24)" office:value-type="time" office:time-value="PT01H30M23.344S" calcext:value-type="time">
            <text:p>01:30:23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7" calcext:value-type="float">
            <text:p>588.27</text:p>
          </table:table-cell>
          <table:table-cell office:value-type="float" office:value="752.42" calcext:value-type="float">
            <text:p>752.42</text:p>
          </table:table-cell>
          <table:table-cell office:value-type="float" office:value="901.62" calcext:value-type="float">
            <text:p>901.62</text:p>
          </table:table-cell>
        </table:table-row>
        <table:table-row table:style-name="ro1">
          <table:table-cell office:value-type="float" office:value="5439345" calcext:value-type="float">
            <text:p>5439345</text:p>
          </table:table-cell>
          <table:table-cell table:formula="of:=[.A342]/1000/(60*60*24)" office:value-type="time" office:time-value="PT01H30M39.345S" calcext:value-type="time">
            <text:p>01:30:39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88.5" calcext:value-type="float">
            <text:p>588.5</text:p>
          </table:table-cell>
          <table:table-cell office:value-type="float" office:value="754.64" calcext:value-type="float">
            <text:p>754.64</text:p>
          </table:table-cell>
          <table:table-cell office:value-type="float" office:value="904.24" calcext:value-type="float">
            <text:p>904.24</text:p>
          </table:table-cell>
        </table:table-row>
        <table:table-row table:style-name="ro1">
          <table:table-cell office:value-type="float" office:value="5455344" calcext:value-type="float">
            <text:p>5455344</text:p>
          </table:table-cell>
          <table:table-cell table:formula="of:=[.A343]/1000/(60*60*24)" office:value-type="time" office:time-value="PT01H30M55.344S" calcext:value-type="time">
            <text:p>01:30:55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6" calcext:value-type="float">
            <text:p>588.26</text:p>
          </table:table-cell>
          <table:table-cell office:value-type="float" office:value="756.86" calcext:value-type="float">
            <text:p>756.86</text:p>
          </table:table-cell>
          <table:table-cell office:value-type="float" office:value="906.85" calcext:value-type="float">
            <text:p>906.85</text:p>
          </table:table-cell>
        </table:table-row>
        <table:table-row table:style-name="ro1">
          <table:table-cell office:value-type="float" office:value="5471344" calcext:value-type="float">
            <text:p>5471344</text:p>
          </table:table-cell>
          <table:table-cell table:formula="of:=[.A344]/1000/(60*60*24)" office:value-type="time" office:time-value="PT01H31M11.344S" calcext:value-type="time">
            <text:p>01:31:11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6" calcext:value-type="float">
            <text:p>588.26</text:p>
          </table:table-cell>
          <table:table-cell office:value-type="float" office:value="759.08" calcext:value-type="float">
            <text:p>759.08</text:p>
          </table:table-cell>
          <table:table-cell office:value-type="float" office:value="909.47" calcext:value-type="float">
            <text:p>909.47</text:p>
          </table:table-cell>
        </table:table-row>
        <table:table-row table:style-name="ro1">
          <table:table-cell office:value-type="float" office:value="5487344" calcext:value-type="float">
            <text:p>5487344</text:p>
          </table:table-cell>
          <table:table-cell table:formula="of:=[.A345]/1000/(60*60*24)" office:value-type="time" office:time-value="PT01H31M27.344S" calcext:value-type="time">
            <text:p>01:31:27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6" calcext:value-type="float">
            <text:p>588.26</text:p>
          </table:table-cell>
          <table:table-cell office:value-type="float" office:value="761.3" calcext:value-type="float">
            <text:p>761.3</text:p>
          </table:table-cell>
          <table:table-cell office:value-type="float" office:value="912.08" calcext:value-type="float">
            <text:p>912.08</text:p>
          </table:table-cell>
        </table:table-row>
        <table:table-row table:style-name="ro1">
          <table:table-cell office:value-type="float" office:value="5503344" calcext:value-type="float">
            <text:p>5503344</text:p>
          </table:table-cell>
          <table:table-cell table:formula="of:=[.A346]/1000/(60*60*24)" office:value-type="time" office:time-value="PT01H31M43.344S" calcext:value-type="time">
            <text:p>01:31:43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88.03" calcext:value-type="float">
            <text:p>588.03</text:p>
          </table:table-cell>
          <table:table-cell office:value-type="float" office:value="763.52" calcext:value-type="float">
            <text:p>763.52</text:p>
          </table:table-cell>
          <table:table-cell office:value-type="float" office:value="914.7" calcext:value-type="float">
            <text:p>914.7</text:p>
          </table:table-cell>
        </table:table-row>
        <table:table-row table:style-name="ro1">
          <table:table-cell office:value-type="float" office:value="5519344" calcext:value-type="float">
            <text:p>5519344</text:p>
          </table:table-cell>
          <table:table-cell table:formula="of:=[.A347]/1000/(60*60*24)" office:value-type="time" office:time-value="PT01H31M59.344S" calcext:value-type="time">
            <text:p>01:31:59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6" calcext:value-type="float">
            <text:p>588.26</text:p>
          </table:table-cell>
          <table:table-cell office:value-type="float" office:value="765.74" calcext:value-type="float">
            <text:p>765.74</text:p>
          </table:table-cell>
          <table:table-cell office:value-type="float" office:value="917.31" calcext:value-type="float">
            <text:p>917.31</text:p>
          </table:table-cell>
        </table:table-row>
        <table:table-row table:style-name="ro1">
          <table:table-cell office:value-type="float" office:value="5535344" calcext:value-type="float">
            <text:p>5535344</text:p>
          </table:table-cell>
          <table:table-cell table:formula="of:=[.A348]/1000/(60*60*24)" office:value-type="time" office:time-value="PT01H32M15.344S" calcext:value-type="time">
            <text:p>01:32:15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8.16" calcext:value-type="float">
            <text:p>588.16</text:p>
          </table:table-cell>
          <table:table-cell office:value-type="float" office:value="767.96" calcext:value-type="float">
            <text:p>767.96</text:p>
          </table:table-cell>
          <table:table-cell office:value-type="float" office:value="919.92" calcext:value-type="float">
            <text:p>919.92</text:p>
          </table:table-cell>
        </table:table-row>
        <table:table-row table:style-name="ro1">
          <table:table-cell office:value-type="float" office:value="5551343" calcext:value-type="float">
            <text:p>5551343</text:p>
          </table:table-cell>
          <table:table-cell table:formula="of:=[.A349]/1000/(60*60*24)" office:value-type="time" office:time-value="PT01H32M31.343S" calcext:value-type="time">
            <text:p>01:32:31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39" calcext:value-type="float">
            <text:p>588.39</text:p>
          </table:table-cell>
          <table:table-cell office:value-type="float" office:value="770.17" calcext:value-type="float">
            <text:p>770.17</text:p>
          </table:table-cell>
          <table:table-cell office:value-type="float" office:value="922.54" calcext:value-type="float">
            <text:p>922.54</text:p>
          </table:table-cell>
        </table:table-row>
        <table:table-row table:style-name="ro1">
          <table:table-cell office:value-type="float" office:value="5567344" calcext:value-type="float">
            <text:p>5567344</text:p>
          </table:table-cell>
          <table:table-cell table:formula="of:=[.A350]/1000/(60*60*24)" office:value-type="time" office:time-value="PT01H32M47.344S" calcext:value-type="time">
            <text:p>01:32:47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" calcext:value-type="float">
            <text:p>588.4</text:p>
          </table:table-cell>
          <table:table-cell office:value-type="float" office:value="772.39" calcext:value-type="float">
            <text:p>772.39</text:p>
          </table:table-cell>
          <table:table-cell office:value-type="float" office:value="925.15" calcext:value-type="float">
            <text:p>925.15</text:p>
          </table:table-cell>
        </table:table-row>
        <table:table-row table:style-name="ro1">
          <table:table-cell office:value-type="float" office:value="5583344" calcext:value-type="float">
            <text:p>5583344</text:p>
          </table:table-cell>
          <table:table-cell table:formula="of:=[.A351]/1000/(60*60*24)" office:value-type="time" office:time-value="PT01H33M03.344S" calcext:value-type="time">
            <text:p>01:33:03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88.02" calcext:value-type="float">
            <text:p>588.02</text:p>
          </table:table-cell>
          <table:table-cell office:value-type="float" office:value="774.61" calcext:value-type="float">
            <text:p>774.61</text:p>
          </table:table-cell>
          <table:table-cell office:value-type="float" office:value="927.77" calcext:value-type="float">
            <text:p>927.77</text:p>
          </table:table-cell>
        </table:table-row>
        <table:table-row table:style-name="ro1">
          <table:table-cell office:value-type="float" office:value="5599344" calcext:value-type="float">
            <text:p>5599344</text:p>
          </table:table-cell>
          <table:table-cell table:formula="of:=[.A352]/1000/(60*60*24)" office:value-type="time" office:time-value="PT01H33M19.344S" calcext:value-type="time">
            <text:p>01:33:19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7" calcext:value-type="float">
            <text:p>588.27</text:p>
          </table:table-cell>
          <table:table-cell office:value-type="float" office:value="776.83" calcext:value-type="float">
            <text:p>776.83</text:p>
          </table:table-cell>
          <table:table-cell office:value-type="float" office:value="930.38" calcext:value-type="float">
            <text:p>930.38</text:p>
          </table:table-cell>
        </table:table-row>
        <table:table-row table:style-name="ro1">
          <table:table-cell office:value-type="float" office:value="5615345" calcext:value-type="float">
            <text:p>5615345</text:p>
          </table:table-cell>
          <table:table-cell table:formula="of:=[.A353]/1000/(60*60*24)" office:value-type="time" office:time-value="PT01H33M35.345S" calcext:value-type="time">
            <text:p>01:33:35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8.15" calcext:value-type="float">
            <text:p>588.15</text:p>
          </table:table-cell>
          <table:table-cell office:value-type="float" office:value="779.05" calcext:value-type="float">
            <text:p>779.05</text:p>
          </table:table-cell>
          <table:table-cell office:value-type="float" office:value="932.99" calcext:value-type="float">
            <text:p>932.99</text:p>
          </table:table-cell>
        </table:table-row>
        <table:table-row table:style-name="ro1">
          <table:table-cell office:value-type="float" office:value="5631344" calcext:value-type="float">
            <text:p>5631344</text:p>
          </table:table-cell>
          <table:table-cell table:formula="of:=[.A354]/1000/(60*60*24)" office:value-type="time" office:time-value="PT01H33M51.344S" calcext:value-type="time">
            <text:p>01:33:51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" calcext:value-type="float">
            <text:p>588.4</text:p>
          </table:table-cell>
          <table:table-cell office:value-type="float" office:value="781.27" calcext:value-type="float">
            <text:p>781.27</text:p>
          </table:table-cell>
          <table:table-cell office:value-type="float" office:value="935.61" calcext:value-type="float">
            <text:p>935.61</text:p>
          </table:table-cell>
        </table:table-row>
        <table:table-row table:style-name="ro1">
          <table:table-cell office:value-type="float" office:value="5647344" calcext:value-type="float">
            <text:p>5647344</text:p>
          </table:table-cell>
          <table:table-cell table:formula="of:=[.A355]/1000/(60*60*24)" office:value-type="time" office:time-value="PT01H34M07.344S" calcext:value-type="time">
            <text:p>01:34:07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6" calcext:value-type="float">
            <text:p>588.26</text:p>
          </table:table-cell>
          <table:table-cell office:value-type="float" office:value="783.49" calcext:value-type="float">
            <text:p>783.49</text:p>
          </table:table-cell>
          <table:table-cell office:value-type="float" office:value="938.22" calcext:value-type="float">
            <text:p>938.22</text:p>
          </table:table-cell>
        </table:table-row>
        <table:table-row table:style-name="ro1">
          <table:table-cell office:value-type="float" office:value="5663344" calcext:value-type="float">
            <text:p>5663344</text:p>
          </table:table-cell>
          <table:table-cell table:formula="of:=[.A356]/1000/(60*60*24)" office:value-type="time" office:time-value="PT01H34M23.344S" calcext:value-type="time">
            <text:p>01:34:23</text:p>
          </table:table-cell>
          <table:table-cell office:value-type="float" office:value="1.18" calcext:value-type="float">
            <text:p>1.18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7.94" calcext:value-type="float">
            <text:p>587.94</text:p>
          </table:table-cell>
          <table:table-cell office:value-type="float" office:value="785.71" calcext:value-type="float">
            <text:p>785.71</text:p>
          </table:table-cell>
          <table:table-cell office:value-type="float" office:value="940.84" calcext:value-type="float">
            <text:p>940.84</text:p>
          </table:table-cell>
        </table:table-row>
        <table:table-row table:style-name="ro1">
          <table:table-cell office:value-type="float" office:value="5679345" calcext:value-type="float">
            <text:p>5679345</text:p>
          </table:table-cell>
          <table:table-cell table:formula="of:=[.A357]/1000/(60*60*24)" office:value-type="time" office:time-value="PT01H34M39.345S" calcext:value-type="time">
            <text:p>01:34:39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88.03" calcext:value-type="float">
            <text:p>588.03</text:p>
          </table:table-cell>
          <table:table-cell office:value-type="float" office:value="787.93" calcext:value-type="float">
            <text:p>787.93</text:p>
          </table:table-cell>
          <table:table-cell office:value-type="float" office:value="943.45" calcext:value-type="float">
            <text:p>943.45</text:p>
          </table:table-cell>
        </table:table-row>
        <table:table-row table:style-name="ro1">
          <table:table-cell office:value-type="float" office:value="5695343" calcext:value-type="float">
            <text:p>5695343</text:p>
          </table:table-cell>
          <table:table-cell table:formula="of:=[.A358]/1000/(60*60*24)" office:value-type="time" office:time-value="PT01H34M55.343S" calcext:value-type="time">
            <text:p>01:34:55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7" calcext:value-type="float">
            <text:p>588.27</text:p>
          </table:table-cell>
          <table:table-cell office:value-type="float" office:value="790.15" calcext:value-type="float">
            <text:p>790.15</text:p>
          </table:table-cell>
          <table:table-cell office:value-type="float" office:value="946.06" calcext:value-type="float">
            <text:p>946.06</text:p>
          </table:table-cell>
        </table:table-row>
        <table:table-row table:style-name="ro1">
          <table:table-cell office:value-type="float" office:value="5711345" calcext:value-type="float">
            <text:p>5711345</text:p>
          </table:table-cell>
          <table:table-cell table:formula="of:=[.A359]/1000/(60*60*24)" office:value-type="time" office:time-value="PT01H35M11.345S" calcext:value-type="time">
            <text:p>01:35:11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8.16" calcext:value-type="float">
            <text:p>588.16</text:p>
          </table:table-cell>
          <table:table-cell office:value-type="float" office:value="792.37" calcext:value-type="float">
            <text:p>792.37</text:p>
          </table:table-cell>
          <table:table-cell office:value-type="float" office:value="948.68" calcext:value-type="float">
            <text:p>948.68</text:p>
          </table:table-cell>
        </table:table-row>
        <table:table-row table:style-name="ro1">
          <table:table-cell office:value-type="float" office:value="5727345" calcext:value-type="float">
            <text:p>5727345</text:p>
          </table:table-cell>
          <table:table-cell table:formula="of:=[.A360]/1000/(60*60*24)" office:value-type="time" office:time-value="PT01H35M27.345S" calcext:value-type="time">
            <text:p>01:35:27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88.03" calcext:value-type="float">
            <text:p>588.03</text:p>
          </table:table-cell>
          <table:table-cell office:value-type="float" office:value="794.59" calcext:value-type="float">
            <text:p>794.59</text:p>
          </table:table-cell>
          <table:table-cell office:value-type="float" office:value="951.29" calcext:value-type="float">
            <text:p>951.29</text:p>
          </table:table-cell>
        </table:table-row>
        <table:table-row table:style-name="ro1">
          <table:table-cell office:value-type="float" office:value="5743344" calcext:value-type="float">
            <text:p>5743344</text:p>
          </table:table-cell>
          <table:table-cell table:formula="of:=[.A361]/1000/(60*60*24)" office:value-type="time" office:time-value="PT01H35M43.344S" calcext:value-type="time">
            <text:p>01:35:43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88.02" calcext:value-type="float">
            <text:p>588.02</text:p>
          </table:table-cell>
          <table:table-cell office:value-type="float" office:value="796.81" calcext:value-type="float">
            <text:p>796.81</text:p>
          </table:table-cell>
          <table:table-cell office:value-type="float" office:value="953.9" calcext:value-type="float">
            <text:p>953.9</text:p>
          </table:table-cell>
        </table:table-row>
        <table:table-row table:style-name="ro1">
          <table:table-cell office:value-type="float" office:value="5759344" calcext:value-type="float">
            <text:p>5759344</text:p>
          </table:table-cell>
          <table:table-cell table:formula="of:=[.A362]/1000/(60*60*24)" office:value-type="time" office:time-value="PT01H35M59.344S" calcext:value-type="time">
            <text:p>01:35:59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5" calcext:value-type="float">
            <text:p>588.25</text:p>
          </table:table-cell>
          <table:table-cell office:value-type="float" office:value="799.03" calcext:value-type="float">
            <text:p>799.03</text:p>
          </table:table-cell>
          <table:table-cell office:value-type="float" office:value="956.51" calcext:value-type="float">
            <text:p>956.51</text:p>
          </table:table-cell>
        </table:table-row>
        <table:table-row table:style-name="ro1">
          <table:table-cell office:value-type="float" office:value="5775344" calcext:value-type="float">
            <text:p>5775344</text:p>
          </table:table-cell>
          <table:table-cell table:formula="of:=[.A363]/1000/(60*60*24)" office:value-type="time" office:time-value="PT01H36M15.344S" calcext:value-type="time">
            <text:p>01:36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6.49" calcext:value-type="float">
            <text:p>586.49</text:p>
          </table:table-cell>
          <table:table-cell office:value-type="float" office:value="801.25" calcext:value-type="float">
            <text:p>801.25</text:p>
          </table:table-cell>
          <table:table-cell office:value-type="float" office:value="959.13" calcext:value-type="float">
            <text:p>959.13</text:p>
          </table:table-cell>
        </table:table-row>
        <table:table-row table:style-name="ro1">
          <table:table-cell office:value-type="float" office:value="5791344" calcext:value-type="float">
            <text:p>5791344</text:p>
          </table:table-cell>
          <table:table-cell table:formula="of:=[.A364]/1000/(60*60*24)" office:value-type="time" office:time-value="PT01H36M31.344S" calcext:value-type="time">
            <text:p>01:36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6.04" calcext:value-type="float">
            <text:p>586.04</text:p>
          </table:table-cell>
          <table:table-cell office:value-type="float" office:value="803.47" calcext:value-type="float">
            <text:p>803.47</text:p>
          </table:table-cell>
          <table:table-cell office:value-type="float" office:value="961.74" calcext:value-type="float">
            <text:p>961.74</text:p>
          </table:table-cell>
        </table:table-row>
        <table:table-row table:style-name="ro1">
          <table:table-cell office:value-type="float" office:value="5807343" calcext:value-type="float">
            <text:p>5807343</text:p>
          </table:table-cell>
          <table:table-cell table:formula="of:=[.A365]/1000/(60*60*24)" office:value-type="time" office:time-value="PT01H36M47.343S" calcext:value-type="time">
            <text:p>01:36:47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7" calcext:value-type="float">
            <text:p>588.27</text:p>
          </table:table-cell>
          <table:table-cell office:value-type="float" office:value="805.69" calcext:value-type="float">
            <text:p>805.69</text:p>
          </table:table-cell>
          <table:table-cell office:value-type="float" office:value="964.35" calcext:value-type="float">
            <text:p>964.35</text:p>
          </table:table-cell>
        </table:table-row>
        <table:table-row table:style-name="ro1">
          <table:table-cell office:value-type="float" office:value="5823344" calcext:value-type="float">
            <text:p>5823344</text:p>
          </table:table-cell>
          <table:table-cell table:formula="of:=[.A366]/1000/(60*60*24)" office:value-type="time" office:time-value="PT01H37M03.344S" calcext:value-type="time">
            <text:p>01:37:03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7" calcext:value-type="float">
            <text:p>588.27</text:p>
          </table:table-cell>
          <table:table-cell office:value-type="float" office:value="807.9" calcext:value-type="float">
            <text:p>807.9</text:p>
          </table:table-cell>
          <table:table-cell office:value-type="float" office:value="966.96" calcext:value-type="float">
            <text:p>966.96</text:p>
          </table:table-cell>
        </table:table-row>
        <table:table-row table:style-name="ro1">
          <table:table-cell office:value-type="float" office:value="5839344" calcext:value-type="float">
            <text:p>5839344</text:p>
          </table:table-cell>
          <table:table-cell table:formula="of:=[.A367]/1000/(60*60*24)" office:value-type="time" office:time-value="PT01H37M19.344S" calcext:value-type="time">
            <text:p>01:37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7" calcext:value-type="float">
            <text:p>586.17</text:p>
          </table:table-cell>
          <table:table-cell office:value-type="float" office:value="810.12" calcext:value-type="float">
            <text:p>810.12</text:p>
          </table:table-cell>
          <table:table-cell office:value-type="float" office:value="969.57" calcext:value-type="float">
            <text:p>969.57</text:p>
          </table:table-cell>
        </table:table-row>
        <table:table-row table:style-name="ro1">
          <table:table-cell office:value-type="float" office:value="5855344" calcext:value-type="float">
            <text:p>5855344</text:p>
          </table:table-cell>
          <table:table-cell table:formula="of:=[.A368]/1000/(60*60*24)" office:value-type="time" office:time-value="PT01H37M35.344S" calcext:value-type="time">
            <text:p>01:37:35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8.17" calcext:value-type="float">
            <text:p>588.17</text:p>
          </table:table-cell>
          <table:table-cell office:value-type="float" office:value="812.34" calcext:value-type="float">
            <text:p>812.34</text:p>
          </table:table-cell>
          <table:table-cell office:value-type="float" office:value="972.19" calcext:value-type="float">
            <text:p>972.19</text:p>
          </table:table-cell>
        </table:table-row>
        <table:table-row table:style-name="ro1">
          <table:table-cell office:value-type="float" office:value="5871344" calcext:value-type="float">
            <text:p>5871344</text:p>
          </table:table-cell>
          <table:table-cell table:formula="of:=[.A369]/1000/(60*60*24)" office:value-type="time" office:time-value="PT01H37M51.344S" calcext:value-type="time">
            <text:p>01:37:51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88.48" calcext:value-type="float">
            <text:p>588.48</text:p>
          </table:table-cell>
          <table:table-cell office:value-type="float" office:value="814.56" calcext:value-type="float">
            <text:p>814.56</text:p>
          </table:table-cell>
          <table:table-cell office:value-type="float" office:value="974.8" calcext:value-type="float">
            <text:p>974.8</text:p>
          </table:table-cell>
        </table:table-row>
        <table:table-row table:style-name="ro1">
          <table:table-cell office:value-type="float" office:value="5887345" calcext:value-type="float">
            <text:p>5887345</text:p>
          </table:table-cell>
          <table:table-cell table:formula="of:=[.A370]/1000/(60*60*24)" office:value-type="time" office:time-value="PT01H38M07.345S" calcext:value-type="time">
            <text:p>01:38:07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" calcext:value-type="float">
            <text:p>588.4</text:p>
          </table:table-cell>
          <table:table-cell office:value-type="float" office:value="816.78" calcext:value-type="float">
            <text:p>816.78</text:p>
          </table:table-cell>
          <table:table-cell office:value-type="float" office:value="977.41" calcext:value-type="float">
            <text:p>977.41</text:p>
          </table:table-cell>
        </table:table-row>
        <table:table-row table:style-name="ro1">
          <table:table-cell office:value-type="float" office:value="5903344" calcext:value-type="float">
            <text:p>5903344</text:p>
          </table:table-cell>
          <table:table-cell table:formula="of:=[.A371]/1000/(60*60*24)" office:value-type="time" office:time-value="PT01H38M23.344S" calcext:value-type="time">
            <text:p>01:38:23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8.17" calcext:value-type="float">
            <text:p>588.17</text:p>
          </table:table-cell>
          <table:table-cell office:value-type="float" office:value="819" calcext:value-type="float">
            <text:p>819</text:p>
          </table:table-cell>
          <table:table-cell office:value-type="float" office:value="980.03" calcext:value-type="float">
            <text:p>980.03</text:p>
          </table:table-cell>
        </table:table-row>
        <table:table-row table:style-name="ro1">
          <table:table-cell office:value-type="float" office:value="5919345" calcext:value-type="float">
            <text:p>5919345</text:p>
          </table:table-cell>
          <table:table-cell table:formula="of:=[.A372]/1000/(60*60*24)" office:value-type="time" office:time-value="PT01H38M39.345S" calcext:value-type="time">
            <text:p>01:38:39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" calcext:value-type="float">
            <text:p>588.4</text:p>
          </table:table-cell>
          <table:table-cell office:value-type="float" office:value="821.22" calcext:value-type="float">
            <text:p>821.22</text:p>
          </table:table-cell>
          <table:table-cell office:value-type="float" office:value="982.64" calcext:value-type="float">
            <text:p>982.64</text:p>
          </table:table-cell>
        </table:table-row>
        <table:table-row table:style-name="ro1">
          <table:table-cell office:value-type="float" office:value="5935345" calcext:value-type="float">
            <text:p>5935345</text:p>
          </table:table-cell>
          <table:table-cell table:formula="of:=[.A373]/1000/(60*60*24)" office:value-type="time" office:time-value="PT01H38M55.345S" calcext:value-type="time">
            <text:p>01:38:55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5" calcext:value-type="float">
            <text:p>588.25</text:p>
          </table:table-cell>
          <table:table-cell office:value-type="float" office:value="823.44" calcext:value-type="float">
            <text:p>823.44</text:p>
          </table:table-cell>
          <table:table-cell office:value-type="float" office:value="985.25" calcext:value-type="float">
            <text:p>985.25</text:p>
          </table:table-cell>
        </table:table-row>
        <table:table-row table:style-name="ro1">
          <table:table-cell office:value-type="float" office:value="5951344" calcext:value-type="float">
            <text:p>5951344</text:p>
          </table:table-cell>
          <table:table-cell table:formula="of:=[.A374]/1000/(60*60*24)" office:value-type="time" office:time-value="PT01H39M11.344S" calcext:value-type="time">
            <text:p>01:39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5.93" calcext:value-type="float">
            <text:p>585.93</text:p>
          </table:table-cell>
          <table:table-cell office:value-type="float" office:value="825.66" calcext:value-type="float">
            <text:p>825.66</text:p>
          </table:table-cell>
          <table:table-cell office:value-type="float" office:value="987.86" calcext:value-type="float">
            <text:p>987.86</text:p>
          </table:table-cell>
        </table:table-row>
        <table:table-row table:style-name="ro1">
          <table:table-cell office:value-type="float" office:value="5967344" calcext:value-type="float">
            <text:p>5967344</text:p>
          </table:table-cell>
          <table:table-cell table:formula="of:=[.A375]/1000/(60*60*24)" office:value-type="time" office:time-value="PT01H39M27.344S" calcext:value-type="time">
            <text:p>01:39:27</text:p>
          </table:table-cell>
          <table:table-cell office:value-type="float" office:value="1.18" calcext:value-type="float">
            <text:p>1.18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7.92" calcext:value-type="float">
            <text:p>587.92</text:p>
          </table:table-cell>
          <table:table-cell office:value-type="float" office:value="827.88" calcext:value-type="float">
            <text:p>827.88</text:p>
          </table:table-cell>
          <table:table-cell office:value-type="float" office:value="990.48" calcext:value-type="float">
            <text:p>990.48</text:p>
          </table:table-cell>
        </table:table-row>
        <table:table-row table:style-name="ro1">
          <table:table-cell office:value-type="float" office:value="5983344" calcext:value-type="float">
            <text:p>5983344</text:p>
          </table:table-cell>
          <table:table-cell table:formula="of:=[.A376]/1000/(60*60*24)" office:value-type="time" office:time-value="PT01H39M43.344S" calcext:value-type="time">
            <text:p>01:39:43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88.04" calcext:value-type="float">
            <text:p>588.04</text:p>
          </table:table-cell>
          <table:table-cell office:value-type="float" office:value="830.1" calcext:value-type="float">
            <text:p>830.1</text:p>
          </table:table-cell>
          <table:table-cell office:value-type="float" office:value="993.09" calcext:value-type="float">
            <text:p>993.09</text:p>
          </table:table-cell>
        </table:table-row>
        <table:table-row table:style-name="ro1">
          <table:table-cell office:value-type="float" office:value="5999344" calcext:value-type="float">
            <text:p>5999344</text:p>
          </table:table-cell>
          <table:table-cell table:formula="of:=[.A377]/1000/(60*60*24)" office:value-type="time" office:time-value="PT01H39M59.344S" calcext:value-type="time">
            <text:p>01:39:59</text:p>
          </table:table-cell>
          <table:table-cell office:value-type="float" office:value="1.18" calcext:value-type="float">
            <text:p>1.18</text:p>
          </table:table-cell>
          <table:table-cell office:value-type="float" office:value="499" calcext:value-type="float">
            <text:p>499</text:p>
          </table:table-cell>
          <table:table-cell office:value-type="float" office:value="587.77" calcext:value-type="float">
            <text:p>587.77</text:p>
          </table:table-cell>
          <table:table-cell office:value-type="float" office:value="832.32" calcext:value-type="float">
            <text:p>832.32</text:p>
          </table:table-cell>
          <table:table-cell office:value-type="float" office:value="995.7" calcext:value-type="float">
            <text:p>995.7</text:p>
          </table:table-cell>
        </table:table-row>
        <table:table-row table:style-name="ro1">
          <table:table-cell office:value-type="float" office:value="6015343" calcext:value-type="float">
            <text:p>6015343</text:p>
          </table:table-cell>
          <table:table-cell table:formula="of:=[.A378]/1000/(60*60*24)" office:value-type="time" office:time-value="PT01H40M15.343S" calcext:value-type="time">
            <text:p>01:40:15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8.16" calcext:value-type="float">
            <text:p>588.16</text:p>
          </table:table-cell>
          <table:table-cell office:value-type="float" office:value="834.54" calcext:value-type="float">
            <text:p>834.54</text:p>
          </table:table-cell>
          <table:table-cell office:value-type="float" office:value="998.31" calcext:value-type="float">
            <text:p>998.31</text:p>
          </table:table-cell>
        </table:table-row>
        <table:table-row table:style-name="ro1">
          <table:table-cell office:value-type="float" office:value="6031345" calcext:value-type="float">
            <text:p>6031345</text:p>
          </table:table-cell>
          <table:table-cell table:formula="of:=[.A379]/1000/(60*60*24)" office:value-type="time" office:time-value="PT01H40M31.345S" calcext:value-type="time">
            <text:p>01:40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6" calcext:value-type="float">
            <text:p>586.26</text:p>
          </table:table-cell>
          <table:table-cell office:value-type="float" office:value="836.76" calcext:value-type="float">
            <text:p>836.76</text:p>
          </table:table-cell>
          <table:table-cell office:value-type="float" office:value="1000.92" calcext:value-type="float">
            <text:p>1000.92</text:p>
          </table:table-cell>
        </table:table-row>
        <table:table-row table:style-name="ro1">
          <table:table-cell office:value-type="float" office:value="6047343" calcext:value-type="float">
            <text:p>6047343</text:p>
          </table:table-cell>
          <table:table-cell table:formula="of:=[.A380]/1000/(60*60*24)" office:value-type="time" office:time-value="PT01H40M47.343S" calcext:value-type="time">
            <text:p>01:40:47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88.01" calcext:value-type="float">
            <text:p>588.01</text:p>
          </table:table-cell>
          <table:table-cell office:value-type="float" office:value="838.97" calcext:value-type="float">
            <text:p>838.97</text:p>
          </table:table-cell>
          <table:table-cell office:value-type="float" office:value="1003.53" calcext:value-type="float">
            <text:p>1003.53</text:p>
          </table:table-cell>
        </table:table-row>
        <table:table-row table:style-name="ro1">
          <table:table-cell office:value-type="float" office:value="6063344" calcext:value-type="float">
            <text:p>6063344</text:p>
          </table:table-cell>
          <table:table-cell table:formula="of:=[.A381]/1000/(60*60*24)" office:value-type="time" office:time-value="PT01H41M03.344S" calcext:value-type="time">
            <text:p>01:41:03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6" calcext:value-type="float">
            <text:p>588.26</text:p>
          </table:table-cell>
          <table:table-cell office:value-type="float" office:value="841.19" calcext:value-type="float">
            <text:p>841.19</text:p>
          </table:table-cell>
          <table:table-cell office:value-type="float" office:value="1006.14" calcext:value-type="float">
            <text:p>1006.14</text:p>
          </table:table-cell>
        </table:table-row>
        <table:table-row table:style-name="ro1">
          <table:table-cell office:value-type="float" office:value="6079345" calcext:value-type="float">
            <text:p>6079345</text:p>
          </table:table-cell>
          <table:table-cell table:formula="of:=[.A382]/1000/(60*60*24)" office:value-type="time" office:time-value="PT01H41M19.345S" calcext:value-type="time">
            <text:p>01:41:19</text:p>
          </table:table-cell>
          <table:table-cell office:value-type="float" office:value="1.17" calcext:value-type="float">
            <text:p>1.17</text:p>
          </table:table-cell>
          <table:table-cell office:value-type="float" office:value="500.8" calcext:value-type="float">
            <text:p>500.8</text:p>
          </table:table-cell>
          <table:table-cell office:value-type="float" office:value="587.97" calcext:value-type="float">
            <text:p>587.97</text:p>
          </table:table-cell>
          <table:table-cell office:value-type="float" office:value="843.42" calcext:value-type="float">
            <text:p>843.42</text:p>
          </table:table-cell>
          <table:table-cell office:value-type="float" office:value="1008.76" calcext:value-type="float">
            <text:p>1008.76</text:p>
          </table:table-cell>
        </table:table-row>
        <table:table-row table:style-name="ro1">
          <table:table-cell office:value-type="float" office:value="6095345" calcext:value-type="float">
            <text:p>6095345</text:p>
          </table:table-cell>
          <table:table-cell table:formula="of:=[.A383]/1000/(60*60*24)" office:value-type="time" office:time-value="PT01H41M35.345S" calcext:value-type="time">
            <text:p>01:41:35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" calcext:value-type="float">
            <text:p>588.4</text:p>
          </table:table-cell>
          <table:table-cell office:value-type="float" office:value="845.64" calcext:value-type="float">
            <text:p>845.64</text:p>
          </table:table-cell>
          <table:table-cell office:value-type="float" office:value="1011.37" calcext:value-type="float">
            <text:p>1011.37</text:p>
          </table:table-cell>
        </table:table-row>
        <table:table-row table:style-name="ro1">
          <table:table-cell office:value-type="float" office:value="6111344" calcext:value-type="float">
            <text:p>6111344</text:p>
          </table:table-cell>
          <table:table-cell table:formula="of:=[.A384]/1000/(60*60*24)" office:value-type="time" office:time-value="PT01H41M51.344S" calcext:value-type="time">
            <text:p>01:41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6.51" calcext:value-type="float">
            <text:p>586.51</text:p>
          </table:table-cell>
          <table:table-cell office:value-type="float" office:value="847.86" calcext:value-type="float">
            <text:p>847.86</text:p>
          </table:table-cell>
          <table:table-cell office:value-type="float" office:value="1013.99" calcext:value-type="float">
            <text:p>1013.99</text:p>
          </table:table-cell>
        </table:table-row>
        <table:table-row table:style-name="ro1">
          <table:table-cell office:value-type="float" office:value="6127345" calcext:value-type="float">
            <text:p>6127345</text:p>
          </table:table-cell>
          <table:table-cell table:formula="of:=[.A385]/1000/(60*60*24)" office:value-type="time" office:time-value="PT01H42M07.345S" calcext:value-type="time">
            <text:p>01:42:07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5" calcext:value-type="float">
            <text:p>588.25</text:p>
          </table:table-cell>
          <table:table-cell office:value-type="float" office:value="850.08" calcext:value-type="float">
            <text:p>850.08</text:p>
          </table:table-cell>
          <table:table-cell office:value-type="float" office:value="1016.6" calcext:value-type="float">
            <text:p>1016.6</text:p>
          </table:table-cell>
        </table:table-row>
        <table:table-row table:style-name="ro1">
          <table:table-cell office:value-type="float" office:value="6143343" calcext:value-type="float">
            <text:p>6143343</text:p>
          </table:table-cell>
          <table:table-cell table:formula="of:=[.A386]/1000/(60*60*24)" office:value-type="time" office:time-value="PT01H42M23.343S" calcext:value-type="time">
            <text:p>01:42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7" calcext:value-type="float">
            <text:p>586.17</text:p>
          </table:table-cell>
          <table:table-cell office:value-type="float" office:value="852.3" calcext:value-type="float">
            <text:p>852.3</text:p>
          </table:table-cell>
          <table:table-cell office:value-type="float" office:value="1019.2" calcext:value-type="float">
            <text:p>1019.2</text:p>
          </table:table-cell>
        </table:table-row>
        <table:table-row table:style-name="ro1">
          <table:table-cell office:value-type="float" office:value="6159343" calcext:value-type="float">
            <text:p>6159343</text:p>
          </table:table-cell>
          <table:table-cell table:formula="of:=[.A387]/1000/(60*60*24)" office:value-type="time" office:time-value="PT01H42M39.343S" calcext:value-type="time">
            <text:p>01:42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6.52" calcext:value-type="float">
            <text:p>586.52</text:p>
          </table:table-cell>
          <table:table-cell office:value-type="float" office:value="854.52" calcext:value-type="float">
            <text:p>854.52</text:p>
          </table:table-cell>
          <table:table-cell office:value-type="float" office:value="1021.81" calcext:value-type="float">
            <text:p>1021.81</text:p>
          </table:table-cell>
        </table:table-row>
        <table:table-row table:style-name="ro1">
          <table:table-cell office:value-type="float" office:value="6175343" calcext:value-type="float">
            <text:p>6175343</text:p>
          </table:table-cell>
          <table:table-cell table:formula="of:=[.A388]/1000/(60*60*24)" office:value-type="time" office:time-value="PT01H42M55.343S" calcext:value-type="time">
            <text:p>01:42:55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8.17" calcext:value-type="float">
            <text:p>588.17</text:p>
          </table:table-cell>
          <table:table-cell office:value-type="float" office:value="856.74" calcext:value-type="float">
            <text:p>856.74</text:p>
          </table:table-cell>
          <table:table-cell office:value-type="float" office:value="1024.42" calcext:value-type="float">
            <text:p>1024.42</text:p>
          </table:table-cell>
        </table:table-row>
        <table:table-row table:style-name="ro1">
          <table:table-cell office:value-type="float" office:value="6191345" calcext:value-type="float">
            <text:p>6191345</text:p>
          </table:table-cell>
          <table:table-cell table:formula="of:=[.A389]/1000/(60*60*24)" office:value-type="time" office:time-value="PT01H43M11.345S" calcext:value-type="time">
            <text:p>01:43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7" calcext:value-type="float">
            <text:p>586.17</text:p>
          </table:table-cell>
          <table:table-cell office:value-type="float" office:value="858.96" calcext:value-type="float">
            <text:p>858.96</text:p>
          </table:table-cell>
          <table:table-cell office:value-type="float" office:value="1027.04" calcext:value-type="float">
            <text:p>1027.04</text:p>
          </table:table-cell>
        </table:table-row>
        <table:table-row table:style-name="ro1">
          <table:table-cell office:value-type="float" office:value="6207344" calcext:value-type="float">
            <text:p>6207344</text:p>
          </table:table-cell>
          <table:table-cell table:formula="of:=[.A390]/1000/(60*60*24)" office:value-type="time" office:time-value="PT01H43M27.344S" calcext:value-type="time">
            <text:p>01:43:27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88.51" calcext:value-type="float">
            <text:p>588.51</text:p>
          </table:table-cell>
          <table:table-cell office:value-type="float" office:value="861.18" calcext:value-type="float">
            <text:p>861.18</text:p>
          </table:table-cell>
          <table:table-cell office:value-type="float" office:value="1029.65" calcext:value-type="float">
            <text:p>1029.65</text:p>
          </table:table-cell>
        </table:table-row>
        <table:table-row table:style-name="ro1">
          <table:table-cell office:value-type="float" office:value="6223343" calcext:value-type="float">
            <text:p>6223343</text:p>
          </table:table-cell>
          <table:table-cell table:formula="of:=[.A391]/1000/(60*60*24)" office:value-type="time" office:time-value="PT01H43M43.343S" calcext:value-type="time">
            <text:p>01:43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1" calcext:value-type="float">
            <text:p>586.41</text:p>
          </table:table-cell>
          <table:table-cell office:value-type="float" office:value="863.39" calcext:value-type="float">
            <text:p>863.39</text:p>
          </table:table-cell>
          <table:table-cell office:value-type="float" office:value="1032.26" calcext:value-type="float">
            <text:p>1032.26</text:p>
          </table:table-cell>
        </table:table-row>
        <table:table-row table:style-name="ro1">
          <table:table-cell office:value-type="float" office:value="6239343" calcext:value-type="float">
            <text:p>6239343</text:p>
          </table:table-cell>
          <table:table-cell table:formula="of:=[.A392]/1000/(60*60*24)" office:value-type="time" office:time-value="PT01H43M59.343S" calcext:value-type="time">
            <text:p>01:43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5.94" calcext:value-type="float">
            <text:p>585.94</text:p>
          </table:table-cell>
          <table:table-cell office:value-type="float" office:value="865.61" calcext:value-type="float">
            <text:p>865.61</text:p>
          </table:table-cell>
          <table:table-cell office:value-type="float" office:value="1034.87" calcext:value-type="float">
            <text:p>1034.87</text:p>
          </table:table-cell>
        </table:table-row>
        <table:table-row table:style-name="ro1">
          <table:table-cell office:value-type="float" office:value="6255343" calcext:value-type="float">
            <text:p>6255343</text:p>
          </table:table-cell>
          <table:table-cell table:formula="of:=[.A393]/1000/(60*60*24)" office:value-type="time" office:time-value="PT01H44M15.343S" calcext:value-type="time">
            <text:p>01:44:15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1" calcext:value-type="float">
            <text:p>588.41</text:p>
          </table:table-cell>
          <table:table-cell office:value-type="float" office:value="867.83" calcext:value-type="float">
            <text:p>867.83</text:p>
          </table:table-cell>
          <table:table-cell office:value-type="float" office:value="1037.48" calcext:value-type="float">
            <text:p>1037.48</text:p>
          </table:table-cell>
        </table:table-row>
        <table:table-row table:style-name="ro1">
          <table:table-cell office:value-type="float" office:value="6271345" calcext:value-type="float">
            <text:p>6271345</text:p>
          </table:table-cell>
          <table:table-cell table:formula="of:=[.A394]/1000/(60*60*24)" office:value-type="time" office:time-value="PT01H44M31.345S" calcext:value-type="time">
            <text:p>01:44:31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" calcext:value-type="float">
            <text:p>588.4</text:p>
          </table:table-cell>
          <table:table-cell office:value-type="float" office:value="870.05" calcext:value-type="float">
            <text:p>870.05</text:p>
          </table:table-cell>
          <table:table-cell office:value-type="float" office:value="1040.09" calcext:value-type="float">
            <text:p>1040.09</text:p>
          </table:table-cell>
        </table:table-row>
        <table:table-row table:style-name="ro1">
          <table:table-cell office:value-type="float" office:value="6287344" calcext:value-type="float">
            <text:p>6287344</text:p>
          </table:table-cell>
          <table:table-cell table:formula="of:=[.A395]/1000/(60*60*24)" office:value-type="time" office:time-value="PT01H44M47.344S" calcext:value-type="time">
            <text:p>01:44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7" calcext:value-type="float">
            <text:p>586.17</text:p>
          </table:table-cell>
          <table:table-cell office:value-type="float" office:value="872.27" calcext:value-type="float">
            <text:p>872.27</text:p>
          </table:table-cell>
          <table:table-cell office:value-type="float" office:value="1042.7" calcext:value-type="float">
            <text:p>1042.7</text:p>
          </table:table-cell>
        </table:table-row>
        <table:table-row table:style-name="ro1">
          <table:table-cell office:value-type="float" office:value="6303344" calcext:value-type="float">
            <text:p>6303344</text:p>
          </table:table-cell>
          <table:table-cell table:formula="of:=[.A396]/1000/(60*60*24)" office:value-type="time" office:time-value="PT01H45M03.344S" calcext:value-type="time">
            <text:p>01:45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" calcext:value-type="float">
            <text:p>586.4</text:p>
          </table:table-cell>
          <table:table-cell office:value-type="float" office:value="874.49" calcext:value-type="float">
            <text:p>874.49</text:p>
          </table:table-cell>
          <table:table-cell office:value-type="float" office:value="1045.31" calcext:value-type="float">
            <text:p>1045.31</text:p>
          </table:table-cell>
        </table:table-row>
        <table:table-row table:style-name="ro1">
          <table:table-cell office:value-type="float" office:value="6319345" calcext:value-type="float">
            <text:p>6319345</text:p>
          </table:table-cell>
          <table:table-cell table:formula="of:=[.A397]/1000/(60*60*24)" office:value-type="time" office:time-value="PT01H45M19.345S" calcext:value-type="time">
            <text:p>01:45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" calcext:value-type="float">
            <text:p>586.4</text:p>
          </table:table-cell>
          <table:table-cell office:value-type="float" office:value="876.71" calcext:value-type="float">
            <text:p>876.71</text:p>
          </table:table-cell>
          <table:table-cell office:value-type="float" office:value="1047.92" calcext:value-type="float">
            <text:p>1047.92</text:p>
          </table:table-cell>
        </table:table-row>
        <table:table-row table:style-name="ro1">
          <table:table-cell office:value-type="float" office:value="6335345" calcext:value-type="float">
            <text:p>6335345</text:p>
          </table:table-cell>
          <table:table-cell table:formula="of:=[.A398]/1000/(60*60*24)" office:value-type="time" office:time-value="PT01H45M35.345S" calcext:value-type="time">
            <text:p>01:45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" calcext:value-type="float">
            <text:p>586.4</text:p>
          </table:table-cell>
          <table:table-cell office:value-type="float" office:value="878.93" calcext:value-type="float">
            <text:p>878.93</text:p>
          </table:table-cell>
          <table:table-cell office:value-type="float" office:value="1050.53" calcext:value-type="float">
            <text:p>1050.53</text:p>
          </table:table-cell>
        </table:table-row>
        <table:table-row table:style-name="ro1">
          <table:table-cell office:value-type="float" office:value="6351344" calcext:value-type="float">
            <text:p>6351344</text:p>
          </table:table-cell>
          <table:table-cell table:formula="of:=[.A399]/1000/(60*60*24)" office:value-type="time" office:time-value="PT01H45M51.344S" calcext:value-type="time">
            <text:p>01:45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6.5" calcext:value-type="float">
            <text:p>586.5</text:p>
          </table:table-cell>
          <table:table-cell office:value-type="float" office:value="881.15" calcext:value-type="float">
            <text:p>881.15</text:p>
          </table:table-cell>
          <table:table-cell office:value-type="float" office:value="1053.14" calcext:value-type="float">
            <text:p>1053.14</text:p>
          </table:table-cell>
        </table:table-row>
        <table:table-row table:style-name="ro1">
          <table:table-cell office:value-type="float" office:value="6367344" calcext:value-type="float">
            <text:p>6367344</text:p>
          </table:table-cell>
          <table:table-cell table:formula="of:=[.A400]/1000/(60*60*24)" office:value-type="time" office:time-value="PT01H46M07.344S" calcext:value-type="time">
            <text:p>01:46:07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8.18" calcext:value-type="float">
            <text:p>588.18</text:p>
          </table:table-cell>
          <table:table-cell office:value-type="float" office:value="883.37" calcext:value-type="float">
            <text:p>883.37</text:p>
          </table:table-cell>
          <table:table-cell office:value-type="float" office:value="1055.75" calcext:value-type="float">
            <text:p>1055.75</text:p>
          </table:table-cell>
        </table:table-row>
        <table:table-row table:style-name="ro1">
          <table:table-cell office:value-type="float" office:value="6383343" calcext:value-type="float">
            <text:p>6383343</text:p>
          </table:table-cell>
          <table:table-cell table:formula="of:=[.A401]/1000/(60*60*24)" office:value-type="time" office:time-value="PT01H46M23.343S" calcext:value-type="time">
            <text:p>01:46:23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1" calcext:value-type="float">
            <text:p>588.41</text:p>
          </table:table-cell>
          <table:table-cell office:value-type="float" office:value="885.59" calcext:value-type="float">
            <text:p>885.59</text:p>
          </table:table-cell>
          <table:table-cell office:value-type="float" office:value="1058.36" calcext:value-type="float">
            <text:p>1058.36</text:p>
          </table:table-cell>
        </table:table-row>
        <table:table-row table:style-name="ro1">
          <table:table-cell office:value-type="float" office:value="6399344" calcext:value-type="float">
            <text:p>6399344</text:p>
          </table:table-cell>
          <table:table-cell table:formula="of:=[.A402]/1000/(60*60*24)" office:value-type="time" office:time-value="PT01H46M39.344S" calcext:value-type="time">
            <text:p>01:46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6.51" calcext:value-type="float">
            <text:p>586.51</text:p>
          </table:table-cell>
          <table:table-cell office:value-type="float" office:value="887.81" calcext:value-type="float">
            <text:p>887.81</text:p>
          </table:table-cell>
          <table:table-cell office:value-type="float" office:value="1060.97" calcext:value-type="float">
            <text:p>1060.97</text:p>
          </table:table-cell>
        </table:table-row>
        <table:table-row table:style-name="ro1">
          <table:table-cell office:value-type="float" office:value="6415344" calcext:value-type="float">
            <text:p>6415344</text:p>
          </table:table-cell>
          <table:table-cell table:formula="of:=[.A403]/1000/(60*60*24)" office:value-type="time" office:time-value="PT01H46M55.344S" calcext:value-type="time">
            <text:p>01:46:55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8.17" calcext:value-type="float">
            <text:p>588.17</text:p>
          </table:table-cell>
          <table:table-cell office:value-type="float" office:value="890.03" calcext:value-type="float">
            <text:p>890.03</text:p>
          </table:table-cell>
          <table:table-cell office:value-type="float" office:value="1063.58" calcext:value-type="float">
            <text:p>1063.58</text:p>
          </table:table-cell>
        </table:table-row>
        <table:table-row table:style-name="ro1">
          <table:table-cell office:value-type="float" office:value="6431343" calcext:value-type="float">
            <text:p>6431343</text:p>
          </table:table-cell>
          <table:table-cell table:formula="of:=[.A404]/1000/(60*60*24)" office:value-type="time" office:time-value="PT01H47M11.343S" calcext:value-type="time">
            <text:p>01:47:11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" calcext:value-type="float">
            <text:p>588.4</text:p>
          </table:table-cell>
          <table:table-cell office:value-type="float" office:value="892.25" calcext:value-type="float">
            <text:p>892.25</text:p>
          </table:table-cell>
          <table:table-cell office:value-type="float" office:value="1066.18" calcext:value-type="float">
            <text:p>1066.18</text:p>
          </table:table-cell>
        </table:table-row>
        <table:table-row table:style-name="ro1">
          <table:table-cell office:value-type="float" office:value="6447345" calcext:value-type="float">
            <text:p>6447345</text:p>
          </table:table-cell>
          <table:table-cell table:formula="of:=[.A405]/1000/(60*60*24)" office:value-type="time" office:time-value="PT01H47M27.345S" calcext:value-type="time">
            <text:p>01:47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6.5" calcext:value-type="float">
            <text:p>586.5</text:p>
          </table:table-cell>
          <table:table-cell office:value-type="float" office:value="894.47" calcext:value-type="float">
            <text:p>894.47</text:p>
          </table:table-cell>
          <table:table-cell office:value-type="float" office:value="1068.79" calcext:value-type="float">
            <text:p>1068.79</text:p>
          </table:table-cell>
        </table:table-row>
        <table:table-row table:style-name="ro1">
          <table:table-cell office:value-type="float" office:value="6463345" calcext:value-type="float">
            <text:p>6463345</text:p>
          </table:table-cell>
          <table:table-cell table:formula="of:=[.A406]/1000/(60*60*24)" office:value-type="time" office:time-value="PT01H47M43.345S" calcext:value-type="time">
            <text:p>01:47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" calcext:value-type="float">
            <text:p>586.4</text:p>
          </table:table-cell>
          <table:table-cell office:value-type="float" office:value="896.69" calcext:value-type="float">
            <text:p>896.69</text:p>
          </table:table-cell>
          <table:table-cell office:value-type="float" office:value="1071.41" calcext:value-type="float">
            <text:p>1071.41</text:p>
          </table:table-cell>
        </table:table-row>
        <table:table-row table:style-name="ro1">
          <table:table-cell office:value-type="float" office:value="6479345" calcext:value-type="float">
            <text:p>6479345</text:p>
          </table:table-cell>
          <table:table-cell table:formula="of:=[.A407]/1000/(60*60*24)" office:value-type="time" office:time-value="PT01H47M59.345S" calcext:value-type="time">
            <text:p>01:47:59</text:p>
          </table:table-cell>
          <table:table-cell office:value-type="float" office:value="1.18" calcext:value-type="float">
            <text:p>1.18</text:p>
          </table:table-cell>
          <table:table-cell office:value-type="float" office:value="499.8" calcext:value-type="float">
            <text:p>499.8</text:p>
          </table:table-cell>
          <table:table-cell office:value-type="float" office:value="588.75" calcext:value-type="float">
            <text:p>588.75</text:p>
          </table:table-cell>
          <table:table-cell office:value-type="float" office:value="898.91" calcext:value-type="float">
            <text:p>898.91</text:p>
          </table:table-cell>
          <table:table-cell office:value-type="float" office:value="1074.01" calcext:value-type="float">
            <text:p>1074.01</text:p>
          </table:table-cell>
        </table:table-row>
        <table:table-row table:style-name="ro1">
          <table:table-cell office:value-type="float" office:value="6495343" calcext:value-type="float">
            <text:p>6495343</text:p>
          </table:table-cell>
          <table:table-cell table:formula="of:=[.A408]/1000/(60*60*24)" office:value-type="time" office:time-value="PT01H48M15.343S" calcext:value-type="time">
            <text:p>01:48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6.03" calcext:value-type="float">
            <text:p>586.03</text:p>
          </table:table-cell>
          <table:table-cell office:value-type="float" office:value="901.13" calcext:value-type="float">
            <text:p>901.13</text:p>
          </table:table-cell>
          <table:table-cell office:value-type="float" office:value="1076.62" calcext:value-type="float">
            <text:p>1076.62</text:p>
          </table:table-cell>
        </table:table-row>
        <table:table-row table:style-name="ro1">
          <table:table-cell office:value-type="float" office:value="6511345" calcext:value-type="float">
            <text:p>6511345</text:p>
          </table:table-cell>
          <table:table-cell table:formula="of:=[.A409]/1000/(60*60*24)" office:value-type="time" office:time-value="PT01H48M31.345S" calcext:value-type="time">
            <text:p>01:48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7" calcext:value-type="float">
            <text:p>586.27</text:p>
          </table:table-cell>
          <table:table-cell office:value-type="float" office:value="903.35" calcext:value-type="float">
            <text:p>903.35</text:p>
          </table:table-cell>
          <table:table-cell office:value-type="float" office:value="1079.23" calcext:value-type="float">
            <text:p>1079.23</text:p>
          </table:table-cell>
        </table:table-row>
        <table:table-row table:style-name="ro1">
          <table:table-cell office:value-type="float" office:value="6527343" calcext:value-type="float">
            <text:p>6527343</text:p>
          </table:table-cell>
          <table:table-cell table:formula="of:=[.A410]/1000/(60*60*24)" office:value-type="time" office:time-value="PT01H48M47.343S" calcext:value-type="time">
            <text:p>01:48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1" calcext:value-type="float">
            <text:p>586.41</text:p>
          </table:table-cell>
          <table:table-cell office:value-type="float" office:value="905.57" calcext:value-type="float">
            <text:p>905.57</text:p>
          </table:table-cell>
          <table:table-cell office:value-type="float" office:value="1081.83" calcext:value-type="float">
            <text:p>1081.83</text:p>
          </table:table-cell>
        </table:table-row>
        <table:table-row table:style-name="ro1">
          <table:table-cell office:value-type="float" office:value="6543343" calcext:value-type="float">
            <text:p>6543343</text:p>
          </table:table-cell>
          <table:table-cell table:formula="of:=[.A411]/1000/(60*60*24)" office:value-type="time" office:time-value="PT01H49M03.343S" calcext:value-type="time">
            <text:p>01:49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1" calcext:value-type="float">
            <text:p>586.41</text:p>
          </table:table-cell>
          <table:table-cell office:value-type="float" office:value="907.79" calcext:value-type="float">
            <text:p>907.79</text:p>
          </table:table-cell>
          <table:table-cell office:value-type="float" office:value="1084.44" calcext:value-type="float">
            <text:p>1084.44</text:p>
          </table:table-cell>
        </table:table-row>
        <table:table-row table:style-name="ro1">
          <table:table-cell office:value-type="float" office:value="6559343" calcext:value-type="float">
            <text:p>6559343</text:p>
          </table:table-cell>
          <table:table-cell table:formula="of:=[.A412]/1000/(60*60*24)" office:value-type="time" office:time-value="PT01H49M19.343S" calcext:value-type="time">
            <text:p>01:49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7" calcext:value-type="float">
            <text:p>584.17</text:p>
          </table:table-cell>
          <table:table-cell office:value-type="float" office:value="910.01" calcext:value-type="float">
            <text:p>910.01</text:p>
          </table:table-cell>
          <table:table-cell office:value-type="float" office:value="1087.05" calcext:value-type="float">
            <text:p>1087.05</text:p>
          </table:table-cell>
        </table:table-row>
        <table:table-row table:style-name="ro1">
          <table:table-cell office:value-type="float" office:value="6575343" calcext:value-type="float">
            <text:p>6575343</text:p>
          </table:table-cell>
          <table:table-cell table:formula="of:=[.A413]/1000/(60*60*24)" office:value-type="time" office:time-value="PT01H49M35.343S" calcext:value-type="time">
            <text:p>01:49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1" calcext:value-type="float">
            <text:p>584.41</text:p>
          </table:table-cell>
          <table:table-cell office:value-type="float" office:value="912.23" calcext:value-type="float">
            <text:p>912.23</text:p>
          </table:table-cell>
          <table:table-cell office:value-type="float" office:value="1089.66" calcext:value-type="float">
            <text:p>1089.66</text:p>
          </table:table-cell>
        </table:table-row>
        <table:table-row table:style-name="ro1">
          <table:table-cell office:value-type="float" office:value="6591345" calcext:value-type="float">
            <text:p>6591345</text:p>
          </table:table-cell>
          <table:table-cell table:formula="of:=[.A414]/1000/(60*60*24)" office:value-type="time" office:time-value="PT01H49M51.345S" calcext:value-type="time">
            <text:p>01:49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2" calcext:value-type="float">
            <text:p>586.42</text:p>
          </table:table-cell>
          <table:table-cell office:value-type="float" office:value="914.45" calcext:value-type="float">
            <text:p>914.45</text:p>
          </table:table-cell>
          <table:table-cell office:value-type="float" office:value="1092.27" calcext:value-type="float">
            <text:p>1092.27</text:p>
          </table:table-cell>
        </table:table-row>
        <table:table-row table:style-name="ro1">
          <table:table-cell office:value-type="float" office:value="6607343" calcext:value-type="float">
            <text:p>6607343</text:p>
          </table:table-cell>
          <table:table-cell table:formula="of:=[.A415]/1000/(60*60*24)" office:value-type="time" office:time-value="PT01H50M07.343S" calcext:value-type="time">
            <text:p>01:50:07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6" calcext:value-type="float">
            <text:p>588.26</text:p>
          </table:table-cell>
          <table:table-cell office:value-type="float" office:value="916.67" calcext:value-type="float">
            <text:p>916.67</text:p>
          </table:table-cell>
          <table:table-cell office:value-type="float" office:value="1094.88" calcext:value-type="float">
            <text:p>1094.88</text:p>
          </table:table-cell>
        </table:table-row>
        <table:table-row table:style-name="ro1">
          <table:table-cell office:value-type="float" office:value="6623345" calcext:value-type="float">
            <text:p>6623345</text:p>
          </table:table-cell>
          <table:table-cell table:formula="of:=[.A416]/1000/(60*60*24)" office:value-type="time" office:time-value="PT01H50M23.345S" calcext:value-type="time">
            <text:p>01:50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6.51" calcext:value-type="float">
            <text:p>586.51</text:p>
          </table:table-cell>
          <table:table-cell office:value-type="float" office:value="918.89" calcext:value-type="float">
            <text:p>918.89</text:p>
          </table:table-cell>
          <table:table-cell office:value-type="float" office:value="1097.48" calcext:value-type="float">
            <text:p>1097.48</text:p>
          </table:table-cell>
        </table:table-row>
        <table:table-row table:style-name="ro1">
          <table:table-cell office:value-type="float" office:value="6639343" calcext:value-type="float">
            <text:p>6639343</text:p>
          </table:table-cell>
          <table:table-cell table:formula="of:=[.A417]/1000/(60*60*24)" office:value-type="time" office:time-value="PT01H50M39.343S" calcext:value-type="time">
            <text:p>01:50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6" calcext:value-type="float">
            <text:p>584.26</text:p>
          </table:table-cell>
          <table:table-cell office:value-type="float" office:value="921.11" calcext:value-type="float">
            <text:p>921.11</text:p>
          </table:table-cell>
          <table:table-cell office:value-type="float" office:value="1100.09" calcext:value-type="float">
            <text:p>1100.09</text:p>
          </table:table-cell>
        </table:table-row>
        <table:table-row table:style-name="ro1">
          <table:table-cell office:value-type="float" office:value="6655343" calcext:value-type="float">
            <text:p>6655343</text:p>
          </table:table-cell>
          <table:table-cell table:formula="of:=[.A418]/1000/(60*60*24)" office:value-type="time" office:time-value="PT01H50M55.343S" calcext:value-type="time">
            <text:p>01:50:55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88.49" calcext:value-type="float">
            <text:p>588.49</text:p>
          </table:table-cell>
          <table:table-cell office:value-type="float" office:value="923.33" calcext:value-type="float">
            <text:p>923.33</text:p>
          </table:table-cell>
          <table:table-cell office:value-type="float" office:value="1102.7" calcext:value-type="float">
            <text:p>1102.7</text:p>
          </table:table-cell>
        </table:table-row>
        <table:table-row table:style-name="ro1">
          <table:table-cell office:value-type="float" office:value="6671345" calcext:value-type="float">
            <text:p>6671345</text:p>
          </table:table-cell>
          <table:table-cell table:formula="of:=[.A419]/1000/(60*60*24)" office:value-type="time" office:time-value="PT01H51M11.345S" calcext:value-type="time">
            <text:p>01:51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6.02" calcext:value-type="float">
            <text:p>586.02</text:p>
          </table:table-cell>
          <table:table-cell office:value-type="float" office:value="925.55" calcext:value-type="float">
            <text:p>925.55</text:p>
          </table:table-cell>
          <table:table-cell office:value-type="float" office:value="1105.31" calcext:value-type="float">
            <text:p>1105.31</text:p>
          </table:table-cell>
        </table:table-row>
        <table:table-row table:style-name="ro1">
          <table:table-cell office:value-type="float" office:value="6687344" calcext:value-type="float">
            <text:p>6687344</text:p>
          </table:table-cell>
          <table:table-cell table:formula="of:=[.A420]/1000/(60*60*24)" office:value-type="time" office:time-value="PT01H51M27.344S" calcext:value-type="time">
            <text:p>01:51:27</text:p>
          </table:table-cell>
          <table:table-cell office:value-type="float" office:value="1.17" calcext:value-type="float">
            <text:p>1.17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8.12" calcext:value-type="float">
            <text:p>588.12</text:p>
          </table:table-cell>
          <table:table-cell office:value-type="float" office:value="927.77" calcext:value-type="float">
            <text:p>927.77</text:p>
          </table:table-cell>
          <table:table-cell office:value-type="float" office:value="1107.92" calcext:value-type="float">
            <text:p>1107.92</text:p>
          </table:table-cell>
        </table:table-row>
        <table:table-row table:style-name="ro1">
          <table:table-cell office:value-type="float" office:value="6703343" calcext:value-type="float">
            <text:p>6703343</text:p>
          </table:table-cell>
          <table:table-cell table:formula="of:=[.A421]/1000/(60*60*24)" office:value-type="time" office:time-value="PT01H51M43.343S" calcext:value-type="time">
            <text:p>01:51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8" calcext:value-type="float">
            <text:p>584.18</text:p>
          </table:table-cell>
          <table:table-cell office:value-type="float" office:value="929.99" calcext:value-type="float">
            <text:p>929.99</text:p>
          </table:table-cell>
          <table:table-cell office:value-type="float" office:value="1110.52" calcext:value-type="float">
            <text:p>1110.52</text:p>
          </table:table-cell>
        </table:table-row>
        <table:table-row table:style-name="ro1">
          <table:table-cell office:value-type="float" office:value="6719343" calcext:value-type="float">
            <text:p>6719343</text:p>
          </table:table-cell>
          <table:table-cell table:formula="of:=[.A422]/1000/(60*60*24)" office:value-type="time" office:time-value="PT01H51M59.343S" calcext:value-type="time">
            <text:p>01:51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1" calcext:value-type="float">
            <text:p>586.41</text:p>
          </table:table-cell>
          <table:table-cell office:value-type="float" office:value="932.21" calcext:value-type="float">
            <text:p>932.21</text:p>
          </table:table-cell>
          <table:table-cell office:value-type="float" office:value="1113.13" calcext:value-type="float">
            <text:p>1113.13</text:p>
          </table:table-cell>
        </table:table-row>
        <table:table-row table:style-name="ro1">
          <table:table-cell office:value-type="float" office:value="6735344" calcext:value-type="float">
            <text:p>6735344</text:p>
          </table:table-cell>
          <table:table-cell table:formula="of:=[.A423]/1000/(60*60*24)" office:value-type="time" office:time-value="PT01H52M15.344S" calcext:value-type="time">
            <text:p>01:52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7" calcext:value-type="float">
            <text:p>586.27</text:p>
          </table:table-cell>
          <table:table-cell office:value-type="float" office:value="934.43" calcext:value-type="float">
            <text:p>934.43</text:p>
          </table:table-cell>
          <table:table-cell office:value-type="float" office:value="1115.73" calcext:value-type="float">
            <text:p>1115.73</text:p>
          </table:table-cell>
        </table:table-row>
        <table:table-row table:style-name="ro1">
          <table:table-cell office:value-type="float" office:value="6751345" calcext:value-type="float">
            <text:p>6751345</text:p>
          </table:table-cell>
          <table:table-cell table:formula="of:=[.A424]/1000/(60*60*24)" office:value-type="time" office:time-value="PT01H52M31.345S" calcext:value-type="time">
            <text:p>01:52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6" calcext:value-type="float">
            <text:p>586.26</text:p>
          </table:table-cell>
          <table:table-cell office:value-type="float" office:value="936.65" calcext:value-type="float">
            <text:p>936.65</text:p>
          </table:table-cell>
          <table:table-cell office:value-type="float" office:value="1118.34" calcext:value-type="float">
            <text:p>1118.34</text:p>
          </table:table-cell>
        </table:table-row>
        <table:table-row table:style-name="ro1">
          <table:table-cell office:value-type="float" office:value="6767343" calcext:value-type="float">
            <text:p>6767343</text:p>
          </table:table-cell>
          <table:table-cell table:formula="of:=[.A425]/1000/(60*60*24)" office:value-type="time" office:time-value="PT01H52M47.343S" calcext:value-type="time">
            <text:p>01:52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1" calcext:value-type="float">
            <text:p>584.41</text:p>
          </table:table-cell>
          <table:table-cell office:value-type="float" office:value="938.87" calcext:value-type="float">
            <text:p>938.87</text:p>
          </table:table-cell>
          <table:table-cell office:value-type="float" office:value="1120.94" calcext:value-type="float">
            <text:p>1120.94</text:p>
          </table:table-cell>
        </table:table-row>
        <table:table-row table:style-name="ro1">
          <table:table-cell office:value-type="float" office:value="6783344" calcext:value-type="float">
            <text:p>6783344</text:p>
          </table:table-cell>
          <table:table-cell table:formula="of:=[.A426]/1000/(60*60*24)" office:value-type="time" office:time-value="PT01H53M03.344S" calcext:value-type="time">
            <text:p>01:53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7" calcext:value-type="float">
            <text:p>586.27</text:p>
          </table:table-cell>
          <table:table-cell office:value-type="float" office:value="941.09" calcext:value-type="float">
            <text:p>941.09</text:p>
          </table:table-cell>
          <table:table-cell office:value-type="float" office:value="1123.55" calcext:value-type="float">
            <text:p>1123.55</text:p>
          </table:table-cell>
        </table:table-row>
        <table:table-row table:style-name="ro1">
          <table:table-cell office:value-type="float" office:value="6799345" calcext:value-type="float">
            <text:p>6799345</text:p>
          </table:table-cell>
          <table:table-cell table:formula="of:=[.A427]/1000/(60*60*24)" office:value-type="time" office:time-value="PT01H53M19.345S" calcext:value-type="time">
            <text:p>01:53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8" calcext:value-type="float">
            <text:p>586.18</text:p>
          </table:table-cell>
          <table:table-cell office:value-type="float" office:value="943.31" calcext:value-type="float">
            <text:p>943.31</text:p>
          </table:table-cell>
          <table:table-cell office:value-type="float" office:value="1126.16" calcext:value-type="float">
            <text:p>1126.16</text:p>
          </table:table-cell>
        </table:table-row>
        <table:table-row table:style-name="ro1">
          <table:table-cell office:value-type="float" office:value="6815343" calcext:value-type="float">
            <text:p>6815343</text:p>
          </table:table-cell>
          <table:table-cell table:formula="of:=[.A428]/1000/(60*60*24)" office:value-type="time" office:time-value="PT01H53M35.343S" calcext:value-type="time">
            <text:p>01:53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6.5" calcext:value-type="float">
            <text:p>586.5</text:p>
          </table:table-cell>
          <table:table-cell office:value-type="float" office:value="945.53" calcext:value-type="float">
            <text:p>945.53</text:p>
          </table:table-cell>
          <table:table-cell office:value-type="float" office:value="1128.76" calcext:value-type="float">
            <text:p>1128.76</text:p>
          </table:table-cell>
        </table:table-row>
        <table:table-row table:style-name="ro1">
          <table:table-cell office:value-type="float" office:value="6831343" calcext:value-type="float">
            <text:p>6831343</text:p>
          </table:table-cell>
          <table:table-cell table:formula="of:=[.A429]/1000/(60*60*24)" office:value-type="time" office:time-value="PT01H53M51.343S" calcext:value-type="time">
            <text:p>01:53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7" calcext:value-type="float">
            <text:p>586.27</text:p>
          </table:table-cell>
          <table:table-cell office:value-type="float" office:value="947.75" calcext:value-type="float">
            <text:p>947.75</text:p>
          </table:table-cell>
          <table:table-cell office:value-type="float" office:value="1131.37" calcext:value-type="float">
            <text:p>1131.37</text:p>
          </table:table-cell>
        </table:table-row>
        <table:table-row table:style-name="ro1">
          <table:table-cell office:value-type="float" office:value="6847345" calcext:value-type="float">
            <text:p>6847345</text:p>
          </table:table-cell>
          <table:table-cell table:formula="of:=[.A430]/1000/(60*60*24)" office:value-type="time" office:time-value="PT01H54M07.345S" calcext:value-type="time">
            <text:p>01:54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1" calcext:value-type="float">
            <text:p>586.41</text:p>
          </table:table-cell>
          <table:table-cell office:value-type="float" office:value="949.97" calcext:value-type="float">
            <text:p>949.97</text:p>
          </table:table-cell>
          <table:table-cell office:value-type="float" office:value="1133.98" calcext:value-type="float">
            <text:p>1133.98</text:p>
          </table:table-cell>
        </table:table-row>
        <table:table-row table:style-name="ro1">
          <table:table-cell office:value-type="float" office:value="6863345" calcext:value-type="float">
            <text:p>6863345</text:p>
          </table:table-cell>
          <table:table-cell table:formula="of:=[.A431]/1000/(60*60*24)" office:value-type="time" office:time-value="PT01H54M23.345S" calcext:value-type="time">
            <text:p>01:54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7" calcext:value-type="float">
            <text:p>586.17</text:p>
          </table:table-cell>
          <table:table-cell office:value-type="float" office:value="952.19" calcext:value-type="float">
            <text:p>952.19</text:p>
          </table:table-cell>
          <table:table-cell office:value-type="float" office:value="1136.58" calcext:value-type="float">
            <text:p>1136.58</text:p>
          </table:table-cell>
        </table:table-row>
        <table:table-row table:style-name="ro1">
          <table:table-cell office:value-type="float" office:value="6879343" calcext:value-type="float">
            <text:p>6879343</text:p>
          </table:table-cell>
          <table:table-cell table:formula="of:=[.A432]/1000/(60*60*24)" office:value-type="time" office:time-value="PT01H54M39.343S" calcext:value-type="time">
            <text:p>01:54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7" calcext:value-type="float">
            <text:p>586.17</text:p>
          </table:table-cell>
          <table:table-cell office:value-type="float" office:value="954.41" calcext:value-type="float">
            <text:p>954.41</text:p>
          </table:table-cell>
          <table:table-cell office:value-type="float" office:value="1139.19" calcext:value-type="float">
            <text:p>1139.19</text:p>
          </table:table-cell>
        </table:table-row>
        <table:table-row table:style-name="ro1">
          <table:table-cell office:value-type="float" office:value="6895345" calcext:value-type="float">
            <text:p>6895345</text:p>
          </table:table-cell>
          <table:table-cell table:formula="of:=[.A433]/1000/(60*60*24)" office:value-type="time" office:time-value="PT01H54M55.345S" calcext:value-type="time">
            <text:p>01:54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" calcext:value-type="float">
            <text:p>586.4</text:p>
          </table:table-cell>
          <table:table-cell office:value-type="float" office:value="956.63" calcext:value-type="float">
            <text:p>956.63</text:p>
          </table:table-cell>
          <table:table-cell office:value-type="float" office:value="1141.79" calcext:value-type="float">
            <text:p>1141.79</text:p>
          </table:table-cell>
        </table:table-row>
        <table:table-row table:style-name="ro1">
          <table:table-cell office:value-type="float" office:value="6911345" calcext:value-type="float">
            <text:p>6911345</text:p>
          </table:table-cell>
          <table:table-cell table:formula="of:=[.A434]/1000/(60*60*24)" office:value-type="time" office:time-value="PT01H55M11.345S" calcext:value-type="time">
            <text:p>01:55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1" calcext:value-type="float">
            <text:p>584.41</text:p>
          </table:table-cell>
          <table:table-cell office:value-type="float" office:value="958.85" calcext:value-type="float">
            <text:p>958.85</text:p>
          </table:table-cell>
          <table:table-cell office:value-type="float" office:value="1144.4" calcext:value-type="float">
            <text:p>1144.4</text:p>
          </table:table-cell>
        </table:table-row>
        <table:table-row table:style-name="ro1">
          <table:table-cell office:value-type="float" office:value="6927343" calcext:value-type="float">
            <text:p>6927343</text:p>
          </table:table-cell>
          <table:table-cell table:formula="of:=[.A435]/1000/(60*60*24)" office:value-type="time" office:time-value="PT01H55M27.343S" calcext:value-type="time">
            <text:p>01:55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7" calcext:value-type="float">
            <text:p>586.27</text:p>
          </table:table-cell>
          <table:table-cell office:value-type="float" office:value="961.07" calcext:value-type="float">
            <text:p>961.07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6943345" calcext:value-type="float">
            <text:p>6943345</text:p>
          </table:table-cell>
          <table:table-cell table:formula="of:=[.A436]/1000/(60*60*24)" office:value-type="time" office:time-value="PT01H55M43.345S" calcext:value-type="time">
            <text:p>01:55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8" calcext:value-type="float">
            <text:p>584.28</text:p>
          </table:table-cell>
          <table:table-cell office:value-type="float" office:value="963.29" calcext:value-type="float">
            <text:p>963.29</text:p>
          </table:table-cell>
          <table:table-cell office:value-type="float" office:value="1149.61" calcext:value-type="float">
            <text:p>1149.61</text:p>
          </table:table-cell>
        </table:table-row>
        <table:table-row table:style-name="ro1">
          <table:table-cell office:value-type="float" office:value="6959345" calcext:value-type="float">
            <text:p>6959345</text:p>
          </table:table-cell>
          <table:table-cell table:formula="of:=[.A437]/1000/(60*60*24)" office:value-type="time" office:time-value="PT01H55M59.345S" calcext:value-type="time">
            <text:p>01:55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6" calcext:value-type="float">
            <text:p>584.26</text:p>
          </table:table-cell>
          <table:table-cell office:value-type="float" office:value="965.51" calcext:value-type="float">
            <text:p>965.51</text:p>
          </table:table-cell>
          <table:table-cell office:value-type="float" office:value="1152.21" calcext:value-type="float">
            <text:p>1152.21</text:p>
          </table:table-cell>
        </table:table-row>
        <table:table-row table:style-name="ro1">
          <table:table-cell office:value-type="float" office:value="6975343" calcext:value-type="float">
            <text:p>6975343</text:p>
          </table:table-cell>
          <table:table-cell table:formula="of:=[.A438]/1000/(60*60*24)" office:value-type="time" office:time-value="PT01H56M15.343S" calcext:value-type="time">
            <text:p>01:56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5" calcext:value-type="float">
            <text:p>584.25</text:p>
          </table:table-cell>
          <table:table-cell office:value-type="float" office:value="967.73" calcext:value-type="float">
            <text:p>967.73</text:p>
          </table:table-cell>
          <table:table-cell office:value-type="float" office:value="1154.81" calcext:value-type="float">
            <text:p>1154.81</text:p>
          </table:table-cell>
        </table:table-row>
        <table:table-row table:style-name="ro1">
          <table:table-cell office:value-type="float" office:value="6991344" calcext:value-type="float">
            <text:p>6991344</text:p>
          </table:table-cell>
          <table:table-cell table:formula="of:=[.A439]/1000/(60*60*24)" office:value-type="time" office:time-value="PT01H56M31.344S" calcext:value-type="time">
            <text:p>01:56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" calcext:value-type="float">
            <text:p>584.5</text:p>
          </table:table-cell>
          <table:table-cell office:value-type="float" office:value="969.95" calcext:value-type="float">
            <text:p>969.95</text:p>
          </table:table-cell>
          <table:table-cell office:value-type="float" office:value="1157.42" calcext:value-type="float">
            <text:p>1157.42</text:p>
          </table:table-cell>
        </table:table-row>
        <table:table-row table:style-name="ro1">
          <table:table-cell office:value-type="float" office:value="7007343" calcext:value-type="float">
            <text:p>7007343</text:p>
          </table:table-cell>
          <table:table-cell table:formula="of:=[.A440]/1000/(60*60*24)" office:value-type="time" office:time-value="PT01H56M47.343S" calcext:value-type="time">
            <text:p>01:56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3" calcext:value-type="float">
            <text:p>584.03</text:p>
          </table:table-cell>
          <table:table-cell office:value-type="float" office:value="972.17" calcext:value-type="float">
            <text:p>972.17</text:p>
          </table:table-cell>
          <table:table-cell office:value-type="float" office:value="1160.02" calcext:value-type="float">
            <text:p>1160.02</text:p>
          </table:table-cell>
        </table:table-row>
        <table:table-row table:style-name="ro1">
          <table:table-cell office:value-type="float" office:value="7023344" calcext:value-type="float">
            <text:p>7023344</text:p>
          </table:table-cell>
          <table:table-cell table:formula="of:=[.A441]/1000/(60*60*24)" office:value-type="time" office:time-value="PT01H57M03.344S" calcext:value-type="time">
            <text:p>01:57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" calcext:value-type="float">
            <text:p>499</text:p>
          </table:table-cell>
          <table:table-cell office:value-type="float" office:value="583.81" calcext:value-type="float">
            <text:p>583.81</text:p>
          </table:table-cell>
          <table:table-cell office:value-type="float" office:value="974.39" calcext:value-type="float">
            <text:p>974.39</text:p>
          </table:table-cell>
          <table:table-cell office:value-type="float" office:value="1162.62" calcext:value-type="float">
            <text:p>1162.62</text:p>
          </table:table-cell>
        </table:table-row>
        <table:table-row table:style-name="ro1">
          <table:table-cell office:value-type="float" office:value="7039344" calcext:value-type="float">
            <text:p>7039344</text:p>
          </table:table-cell>
          <table:table-cell table:formula="of:=[.A442]/1000/(60*60*24)" office:value-type="time" office:time-value="PT01H57M19.344S" calcext:value-type="time">
            <text:p>01:57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8" calcext:value-type="float">
            <text:p>586.28</text:p>
          </table:table-cell>
          <table:table-cell office:value-type="float" office:value="976.61" calcext:value-type="float">
            <text:p>976.61</text:p>
          </table:table-cell>
          <table:table-cell office:value-type="float" office:value="1165.23" calcext:value-type="float">
            <text:p>1165.23</text:p>
          </table:table-cell>
        </table:table-row>
        <table:table-row table:style-name="ro1">
          <table:table-cell office:value-type="float" office:value="7055344" calcext:value-type="float">
            <text:p>7055344</text:p>
          </table:table-cell>
          <table:table-cell table:formula="of:=[.A443]/1000/(60*60*24)" office:value-type="time" office:time-value="PT01H57M35.344S" calcext:value-type="time">
            <text:p>01:57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39" calcext:value-type="float">
            <text:p>586.39</text:p>
          </table:table-cell>
          <table:table-cell office:value-type="float" office:value="978.83" calcext:value-type="float">
            <text:p>978.83</text:p>
          </table:table-cell>
          <table:table-cell office:value-type="float" office:value="1167.83" calcext:value-type="float">
            <text:p>1167.83</text:p>
          </table:table-cell>
        </table:table-row>
        <table:table-row table:style-name="ro1">
          <table:table-cell office:value-type="float" office:value="7071343" calcext:value-type="float">
            <text:p>7071343</text:p>
          </table:table-cell>
          <table:table-cell table:formula="of:=[.A444]/1000/(60*60*24)" office:value-type="time" office:time-value="PT01H57M51.343S" calcext:value-type="time">
            <text:p>01:57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1" calcext:value-type="float">
            <text:p>584.01</text:p>
          </table:table-cell>
          <table:table-cell office:value-type="float" office:value="981.05" calcext:value-type="float">
            <text:p>981.05</text:p>
          </table:table-cell>
          <table:table-cell office:value-type="float" office:value="1170.44" calcext:value-type="float">
            <text:p>1170.44</text:p>
          </table:table-cell>
        </table:table-row>
        <table:table-row table:style-name="ro1">
          <table:table-cell office:value-type="float" office:value="7087343" calcext:value-type="float">
            <text:p>7087343</text:p>
          </table:table-cell>
          <table:table-cell table:formula="of:=[.A445]/1000/(60*60*24)" office:value-type="time" office:time-value="PT01H58M07.343S" calcext:value-type="time">
            <text:p>01:58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6.5" calcext:value-type="float">
            <text:p>586.5</text:p>
          </table:table-cell>
          <table:table-cell office:value-type="float" office:value="983.27" calcext:value-type="float">
            <text:p>983.27</text:p>
          </table:table-cell>
          <table:table-cell office:value-type="float" office:value="1173.04" calcext:value-type="float">
            <text:p>1173.04</text:p>
          </table:table-cell>
        </table:table-row>
        <table:table-row table:style-name="ro1">
          <table:table-cell office:value-type="float" office:value="7103343" calcext:value-type="float">
            <text:p>7103343</text:p>
          </table:table-cell>
          <table:table-cell table:formula="of:=[.A446]/1000/(60*60*24)" office:value-type="time" office:time-value="PT01H58M23.343S" calcext:value-type="time">
            <text:p>01:58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7" calcext:value-type="float">
            <text:p>584.27</text:p>
          </table:table-cell>
          <table:table-cell office:value-type="float" office:value="985.49" calcext:value-type="float">
            <text:p>985.49</text:p>
          </table:table-cell>
          <table:table-cell office:value-type="float" office:value="1175.64" calcext:value-type="float">
            <text:p>1175.64</text:p>
          </table:table-cell>
        </table:table-row>
        <table:table-row table:style-name="ro1">
          <table:table-cell office:value-type="float" office:value="7119344" calcext:value-type="float">
            <text:p>7119344</text:p>
          </table:table-cell>
          <table:table-cell table:formula="of:=[.A447]/1000/(60*60*24)" office:value-type="time" office:time-value="PT01H58M39.344S" calcext:value-type="time">
            <text:p>01:58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1" calcext:value-type="float">
            <text:p>586.41</text:p>
          </table:table-cell>
          <table:table-cell office:value-type="float" office:value="987.71" calcext:value-type="float">
            <text:p>987.71</text:p>
          </table:table-cell>
          <table:table-cell office:value-type="float" office:value="1178.25" calcext:value-type="float">
            <text:p>1178.25</text:p>
          </table:table-cell>
        </table:table-row>
        <table:table-row table:style-name="ro1">
          <table:table-cell office:value-type="float" office:value="7135345" calcext:value-type="float">
            <text:p>7135345</text:p>
          </table:table-cell>
          <table:table-cell table:formula="of:=[.A448]/1000/(60*60*24)" office:value-type="time" office:time-value="PT01H58M55.345S" calcext:value-type="time">
            <text:p>01:58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7" calcext:value-type="float">
            <text:p>586.27</text:p>
          </table:table-cell>
          <table:table-cell office:value-type="float" office:value="989.93" calcext:value-type="float">
            <text:p>989.93</text:p>
          </table:table-cell>
          <table:table-cell office:value-type="float" office:value="1180.85" calcext:value-type="float">
            <text:p>1180.85</text:p>
          </table:table-cell>
        </table:table-row>
        <table:table-row table:style-name="ro1">
          <table:table-cell office:value-type="float" office:value="7151344" calcext:value-type="float">
            <text:p>7151344</text:p>
          </table:table-cell>
          <table:table-cell table:formula="of:=[.A449]/1000/(60*60*24)" office:value-type="time" office:time-value="PT01H59M11.344S" calcext:value-type="time">
            <text:p>01:59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6.75" calcext:value-type="float">
            <text:p>586.75</text:p>
          </table:table-cell>
          <table:table-cell office:value-type="float" office:value="992.15" calcext:value-type="float">
            <text:p>992.15</text:p>
          </table:table-cell>
          <table:table-cell office:value-type="float" office:value="1183.46" calcext:value-type="float">
            <text:p>1183.46</text:p>
          </table:table-cell>
        </table:table-row>
        <table:table-row table:style-name="ro1">
          <table:table-cell office:value-type="float" office:value="7167343" calcext:value-type="float">
            <text:p>7167343</text:p>
          </table:table-cell>
          <table:table-cell table:formula="of:=[.A450]/1000/(60*60*24)" office:value-type="time" office:time-value="PT01H59M27.343S" calcext:value-type="time">
            <text:p>01:59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3" calcext:value-type="float">
            <text:p>584.03</text:p>
          </table:table-cell>
          <table:table-cell office:value-type="float" office:value="994.37" calcext:value-type="float">
            <text:p>994.37</text:p>
          </table:table-cell>
          <table:table-cell office:value-type="float" office:value="1186.06" calcext:value-type="float">
            <text:p>1186.06</text:p>
          </table:table-cell>
        </table:table-row>
        <table:table-row table:style-name="ro1">
          <table:table-cell office:value-type="float" office:value="7183343" calcext:value-type="float">
            <text:p>7183343</text:p>
          </table:table-cell>
          <table:table-cell table:formula="of:=[.A451]/1000/(60*60*24)" office:value-type="time" office:time-value="PT01H59M43.343S" calcext:value-type="time">
            <text:p>01:59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7" calcext:value-type="float">
            <text:p>586.27</text:p>
          </table:table-cell>
          <table:table-cell office:value-type="float" office:value="996.59" calcext:value-type="float">
            <text:p>996.59</text:p>
          </table:table-cell>
          <table:table-cell office:value-type="float" office:value="1188.66" calcext:value-type="float">
            <text:p>1188.66</text:p>
          </table:table-cell>
        </table:table-row>
        <table:table-row table:style-name="ro1">
          <table:table-cell office:value-type="float" office:value="7199344" calcext:value-type="float">
            <text:p>7199344</text:p>
          </table:table-cell>
          <table:table-cell table:formula="of:=[.A452]/1000/(60*60*24)" office:value-type="time" office:time-value="PT01H59M59.344S" calcext:value-type="time">
            <text:p>01:59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2" calcext:value-type="float">
            <text:p>586.42</text:p>
          </table:table-cell>
          <table:table-cell office:value-type="float" office:value="998.8" calcext:value-type="float">
            <text:p>998.8</text:p>
          </table:table-cell>
          <table:table-cell office:value-type="float" office:value="1191.26" calcext:value-type="float">
            <text:p>1191.26</text:p>
          </table:table-cell>
        </table:table-row>
        <table:table-row table:style-name="ro1">
          <table:table-cell office:value-type="float" office:value="7215344" calcext:value-type="float">
            <text:p>7215344</text:p>
          </table:table-cell>
          <table:table-cell table:formula="of:=[.A453]/1000/(60*60*24)" office:value-type="time" office:time-value="PT02H00M15.344S" calcext:value-type="time">
            <text:p>02:00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5.94" calcext:value-type="float">
            <text:p>585.94</text:p>
          </table:table-cell>
          <table:table-cell office:value-type="float" office:value="1001.02" calcext:value-type="float">
            <text:p>1001.02</text:p>
          </table:table-cell>
          <table:table-cell office:value-type="float" office:value="1193.86" calcext:value-type="float">
            <text:p>1193.86</text:p>
          </table:table-cell>
        </table:table-row>
        <table:table-row table:style-name="ro1">
          <table:table-cell office:value-type="float" office:value="7231343" calcext:value-type="float">
            <text:p>7231343</text:p>
          </table:table-cell>
          <table:table-cell table:formula="of:=[.A454]/1000/(60*60*24)" office:value-type="time" office:time-value="PT02H00M31.343S" calcext:value-type="time">
            <text:p>02:00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7" calcext:value-type="float">
            <text:p>586.27</text:p>
          </table:table-cell>
          <table:table-cell office:value-type="float" office:value="1003.24" calcext:value-type="float">
            <text:p>1003.24</text:p>
          </table:table-cell>
          <table:table-cell office:value-type="float" office:value="1196.47" calcext:value-type="float">
            <text:p>1196.47</text:p>
          </table:table-cell>
        </table:table-row>
        <table:table-row table:style-name="ro1">
          <table:table-cell office:value-type="float" office:value="7247345" calcext:value-type="float">
            <text:p>7247345</text:p>
          </table:table-cell>
          <table:table-cell table:formula="of:=[.A455]/1000/(60*60*24)" office:value-type="time" office:time-value="PT02H00M47.345S" calcext:value-type="time">
            <text:p>02:00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1" calcext:value-type="float">
            <text:p>586.41</text:p>
          </table:table-cell>
          <table:table-cell office:value-type="float" office:value="1005.46" calcext:value-type="float">
            <text:p>1005.46</text:p>
          </table:table-cell>
          <table:table-cell office:value-type="float" office:value="1199.07" calcext:value-type="float">
            <text:p>1199.07</text:p>
          </table:table-cell>
        </table:table-row>
        <table:table-row table:style-name="ro1">
          <table:table-cell office:value-type="float" office:value="7263343" calcext:value-type="float">
            <text:p>7263343</text:p>
          </table:table-cell>
          <table:table-cell table:formula="of:=[.A456]/1000/(60*60*24)" office:value-type="time" office:time-value="PT02H01M03.343S" calcext:value-type="time">
            <text:p>02:01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7" calcext:value-type="float">
            <text:p>584.17</text:p>
          </table:table-cell>
          <table:table-cell office:value-type="float" office:value="1007.68" calcext:value-type="float">
            <text:p>1007.68</text:p>
          </table:table-cell>
          <table:table-cell office:value-type="float" office:value="1201.67" calcext:value-type="float">
            <text:p>1201.67</text:p>
          </table:table-cell>
        </table:table-row>
        <table:table-row table:style-name="ro1">
          <table:table-cell office:value-type="float" office:value="7279345" calcext:value-type="float">
            <text:p>7279345</text:p>
          </table:table-cell>
          <table:table-cell table:formula="of:=[.A457]/1000/(60*60*24)" office:value-type="time" office:time-value="PT02H01M19.345S" calcext:value-type="time">
            <text:p>02:01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1" calcext:value-type="float">
            <text:p>586.41</text:p>
          </table:table-cell>
          <table:table-cell office:value-type="float" office:value="1009.9" calcext:value-type="float">
            <text:p>1009.9</text:p>
          </table:table-cell>
          <table:table-cell office:value-type="float" office:value="1204.28" calcext:value-type="float">
            <text:p>1204.28</text:p>
          </table:table-cell>
        </table:table-row>
        <table:table-row table:style-name="ro1">
          <table:table-cell office:value-type="float" office:value="7295343" calcext:value-type="float">
            <text:p>7295343</text:p>
          </table:table-cell>
          <table:table-cell table:formula="of:=[.A458]/1000/(60*60*24)" office:value-type="time" office:time-value="PT02H01M35.343S" calcext:value-type="time">
            <text:p>02:01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6.5" calcext:value-type="float">
            <text:p>586.5</text:p>
          </table:table-cell>
          <table:table-cell office:value-type="float" office:value="1012.12" calcext:value-type="float">
            <text:p>1012.12</text:p>
          </table:table-cell>
          <table:table-cell office:value-type="float" office:value="1206.88" calcext:value-type="float">
            <text:p>1206.88</text:p>
          </table:table-cell>
        </table:table-row>
        <table:table-row table:style-name="ro1">
          <table:table-cell office:value-type="float" office:value="7311343" calcext:value-type="float">
            <text:p>7311343</text:p>
          </table:table-cell>
          <table:table-cell table:formula="of:=[.A459]/1000/(60*60*24)" office:value-type="time" office:time-value="PT02H01M51.343S" calcext:value-type="time">
            <text:p>02:01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7" calcext:value-type="float">
            <text:p>584.17</text:p>
          </table:table-cell>
          <table:table-cell office:value-type="float" office:value="1014.34" calcext:value-type="float">
            <text:p>1014.34</text:p>
          </table:table-cell>
          <table:table-cell office:value-type="float" office:value="1209.48" calcext:value-type="float">
            <text:p>1209.48</text:p>
          </table:table-cell>
        </table:table-row>
        <table:table-row table:style-name="ro1">
          <table:table-cell office:value-type="float" office:value="7327345" calcext:value-type="float">
            <text:p>7327345</text:p>
          </table:table-cell>
          <table:table-cell table:formula="of:=[.A460]/1000/(60*60*24)" office:value-type="time" office:time-value="PT02H02M07.345S" calcext:value-type="time">
            <text:p>02:02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4" calcext:value-type="float">
            <text:p>584.04</text:p>
          </table:table-cell>
          <table:table-cell office:value-type="float" office:value="1016.56" calcext:value-type="float">
            <text:p>1016.56</text:p>
          </table:table-cell>
          <table:table-cell office:value-type="float" office:value="1212.08" calcext:value-type="float">
            <text:p>1212.08</text:p>
          </table:table-cell>
        </table:table-row>
        <table:table-row table:style-name="ro1">
          <table:table-cell office:value-type="float" office:value="7343345" calcext:value-type="float">
            <text:p>7343345</text:p>
          </table:table-cell>
          <table:table-cell table:formula="of:=[.A461]/1000/(60*60*24)" office:value-type="time" office:time-value="PT02H02M23.345S" calcext:value-type="time">
            <text:p>02:02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4.74" calcext:value-type="float">
            <text:p>584.74</text:p>
          </table:table-cell>
          <table:table-cell office:value-type="float" office:value="1018.78" calcext:value-type="float">
            <text:p>1018.78</text:p>
          </table:table-cell>
          <table:table-cell office:value-type="float" office:value="1214.69" calcext:value-type="float">
            <text:p>1214.69</text:p>
          </table:table-cell>
        </table:table-row>
        <table:table-row table:style-name="ro1">
          <table:table-cell office:value-type="float" office:value="7359343" calcext:value-type="float">
            <text:p>7359343</text:p>
          </table:table-cell>
          <table:table-cell table:formula="of:=[.A462]/1000/(60*60*24)" office:value-type="time" office:time-value="PT02H02M39.343S" calcext:value-type="time">
            <text:p>02:02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6" calcext:value-type="float">
            <text:p>584.26</text:p>
          </table:table-cell>
          <table:table-cell office:value-type="float" office:value="1021" calcext:value-type="float">
            <text:p>1021</text:p>
          </table:table-cell>
          <table:table-cell office:value-type="float" office:value="1217.29" calcext:value-type="float">
            <text:p>1217.29</text:p>
          </table:table-cell>
        </table:table-row>
        <table:table-row table:style-name="ro1">
          <table:table-cell office:value-type="float" office:value="7375343" calcext:value-type="float">
            <text:p>7375343</text:p>
          </table:table-cell>
          <table:table-cell table:formula="of:=[.A463]/1000/(60*60*24)" office:value-type="time" office:time-value="PT02H02M55.343S" calcext:value-type="time">
            <text:p>02:02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" calcext:value-type="float">
            <text:p>584.4</text:p>
          </table:table-cell>
          <table:table-cell office:value-type="float" office:value="1023.22" calcext:value-type="float">
            <text:p>1023.22</text:p>
          </table:table-cell>
          <table:table-cell office:value-type="float" office:value="1219.89" calcext:value-type="float">
            <text:p>1219.89</text:p>
          </table:table-cell>
        </table:table-row>
        <table:table-row table:style-name="ro1">
          <table:table-cell office:value-type="float" office:value="7391343" calcext:value-type="float">
            <text:p>7391343</text:p>
          </table:table-cell>
          <table:table-cell table:formula="of:=[.A464]/1000/(60*60*24)" office:value-type="time" office:time-value="PT02H03M11.343S" calcext:value-type="time">
            <text:p>02:03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8" calcext:value-type="float">
            <text:p>584.28</text:p>
          </table:table-cell>
          <table:table-cell office:value-type="float" office:value="1025.44" calcext:value-type="float">
            <text:p>1025.44</text:p>
          </table:table-cell>
          <table:table-cell office:value-type="float" office:value="1222.49" calcext:value-type="float">
            <text:p>1222.49</text:p>
          </table:table-cell>
        </table:table-row>
        <table:table-row table:style-name="ro1">
          <table:table-cell office:value-type="float" office:value="7407343" calcext:value-type="float">
            <text:p>7407343</text:p>
          </table:table-cell>
          <table:table-cell table:formula="of:=[.A465]/1000/(60*60*24)" office:value-type="time" office:time-value="PT02H03M27.343S" calcext:value-type="time">
            <text:p>02:03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1" calcext:value-type="float">
            <text:p>584.41</text:p>
          </table:table-cell>
          <table:table-cell office:value-type="float" office:value="1027.66" calcext:value-type="float">
            <text:p>1027.66</text:p>
          </table:table-cell>
          <table:table-cell office:value-type="float" office:value="1225.09" calcext:value-type="float">
            <text:p>1225.09</text:p>
          </table:table-cell>
        </table:table-row>
        <table:table-row table:style-name="ro1">
          <table:table-cell office:value-type="float" office:value="7423343" calcext:value-type="float">
            <text:p>7423343</text:p>
          </table:table-cell>
          <table:table-cell table:formula="of:=[.A466]/1000/(60*60*24)" office:value-type="time" office:time-value="PT02H03M43.343S" calcext:value-type="time">
            <text:p>02:03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6" calcext:value-type="float">
            <text:p>584.26</text:p>
          </table:table-cell>
          <table:table-cell office:value-type="float" office:value="1029.88" calcext:value-type="float">
            <text:p>1029.88</text:p>
          </table:table-cell>
          <table:table-cell office:value-type="float" office:value="1227.69" calcext:value-type="float">
            <text:p>1227.69</text:p>
          </table:table-cell>
        </table:table-row>
        <table:table-row table:style-name="ro1">
          <table:table-cell office:value-type="float" office:value="7439343" calcext:value-type="float">
            <text:p>7439343</text:p>
          </table:table-cell>
          <table:table-cell table:formula="of:=[.A467]/1000/(60*60*24)" office:value-type="time" office:time-value="PT02H03M59.343S" calcext:value-type="time">
            <text:p>02:03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7" calcext:value-type="float">
            <text:p>584.17</text:p>
          </table:table-cell>
          <table:table-cell office:value-type="float" office:value="1032.1" calcext:value-type="float">
            <text:p>1032.1</text:p>
          </table:table-cell>
          <table:table-cell office:value-type="float" office:value="1230.29" calcext:value-type="float">
            <text:p>1230.29</text:p>
          </table:table-cell>
        </table:table-row>
        <table:table-row table:style-name="ro1">
          <table:table-cell office:value-type="float" office:value="7455343" calcext:value-type="float">
            <text:p>7455343</text:p>
          </table:table-cell>
          <table:table-cell table:formula="of:=[.A468]/1000/(60*60*24)" office:value-type="time" office:time-value="PT02H04M15.343S" calcext:value-type="time">
            <text:p>02:04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8" calcext:value-type="float">
            <text:p>584.18</text:p>
          </table:table-cell>
          <table:table-cell office:value-type="float" office:value="1034.32" calcext:value-type="float">
            <text:p>1034.32</text:p>
          </table:table-cell>
          <table:table-cell office:value-type="float" office:value="1232.89" calcext:value-type="float">
            <text:p>1232.89</text:p>
          </table:table-cell>
        </table:table-row>
        <table:table-row table:style-name="ro1">
          <table:table-cell office:value-type="float" office:value="7471343" calcext:value-type="float">
            <text:p>7471343</text:p>
          </table:table-cell>
          <table:table-cell table:formula="of:=[.A469]/1000/(60*60*24)" office:value-type="time" office:time-value="PT02H04M31.343S" calcext:value-type="time">
            <text:p>02:04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7" calcext:value-type="float">
            <text:p>584.17</text:p>
          </table:table-cell>
          <table:table-cell office:value-type="float" office:value="1036.54" calcext:value-type="float">
            <text:p>1036.54</text:p>
          </table:table-cell>
          <table:table-cell office:value-type="float" office:value="1235.49" calcext:value-type="float">
            <text:p>1235.49</text:p>
          </table:table-cell>
        </table:table-row>
        <table:table-row table:style-name="ro1">
          <table:table-cell office:value-type="float" office:value="7487345" calcext:value-type="float">
            <text:p>7487345</text:p>
          </table:table-cell>
          <table:table-cell table:formula="of:=[.A470]/1000/(60*60*24)" office:value-type="time" office:time-value="PT02H04M47.345S" calcext:value-type="time">
            <text:p>02:04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8" calcext:value-type="float">
            <text:p>584.28</text:p>
          </table:table-cell>
          <table:table-cell office:value-type="float" office:value="1038.76" calcext:value-type="float">
            <text:p>1038.76</text:p>
          </table:table-cell>
          <table:table-cell office:value-type="float" office:value="1238.09" calcext:value-type="float">
            <text:p>1238.09</text:p>
          </table:table-cell>
        </table:table-row>
        <table:table-row table:style-name="ro1">
          <table:table-cell office:value-type="float" office:value="7503344" calcext:value-type="float">
            <text:p>7503344</text:p>
          </table:table-cell>
          <table:table-cell table:formula="of:=[.A471]/1000/(60*60*24)" office:value-type="time" office:time-value="PT02H05M03.344S" calcext:value-type="time">
            <text:p>02:05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7" calcext:value-type="float">
            <text:p>584.27</text:p>
          </table:table-cell>
          <table:table-cell office:value-type="float" office:value="1040.97" calcext:value-type="float">
            <text:p>1040.97</text:p>
          </table:table-cell>
          <table:table-cell office:value-type="float" office:value="1240.69" calcext:value-type="float">
            <text:p>1240.69</text:p>
          </table:table-cell>
        </table:table-row>
        <table:table-row table:style-name="ro1">
          <table:table-cell office:value-type="float" office:value="7519343" calcext:value-type="float">
            <text:p>7519343</text:p>
          </table:table-cell>
          <table:table-cell table:formula="of:=[.A472]/1000/(60*60*24)" office:value-type="time" office:time-value="PT02H05M19.343S" calcext:value-type="time">
            <text:p>02:05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3" calcext:value-type="float">
            <text:p>584.03</text:p>
          </table:table-cell>
          <table:table-cell office:value-type="float" office:value="1043.19" calcext:value-type="float">
            <text:p>1043.19</text:p>
          </table:table-cell>
          <table:table-cell office:value-type="float" office:value="1243.29" calcext:value-type="float">
            <text:p>1243.29</text:p>
          </table:table-cell>
        </table:table-row>
        <table:table-row table:style-name="ro1">
          <table:table-cell office:value-type="float" office:value="7535343" calcext:value-type="float">
            <text:p>7535343</text:p>
          </table:table-cell>
          <table:table-cell table:formula="of:=[.A473]/1000/(60*60*24)" office:value-type="time" office:time-value="PT02H05M35.343S" calcext:value-type="time">
            <text:p>02:05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6.03" calcext:value-type="float">
            <text:p>586.03</text:p>
          </table:table-cell>
          <table:table-cell office:value-type="float" office:value="1045.41" calcext:value-type="float">
            <text:p>1045.41</text:p>
          </table:table-cell>
          <table:table-cell office:value-type="float" office:value="1245.89" calcext:value-type="float">
            <text:p>1245.89</text:p>
          </table:table-cell>
        </table:table-row>
        <table:table-row table:style-name="ro1">
          <table:table-cell office:value-type="float" office:value="7551345" calcext:value-type="float">
            <text:p>7551345</text:p>
          </table:table-cell>
          <table:table-cell table:formula="of:=[.A474]/1000/(60*60*24)" office:value-type="time" office:time-value="PT02H05M51.345S" calcext:value-type="time">
            <text:p>02:05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8" calcext:value-type="float">
            <text:p>584.28</text:p>
          </table:table-cell>
          <table:table-cell office:value-type="float" office:value="1047.63" calcext:value-type="float">
            <text:p>1047.63</text:p>
          </table:table-cell>
          <table:table-cell office:value-type="float" office:value="1248.49" calcext:value-type="float">
            <text:p>1248.49</text:p>
          </table:table-cell>
        </table:table-row>
        <table:table-row table:style-name="ro1">
          <table:table-cell office:value-type="float" office:value="7567345" calcext:value-type="float">
            <text:p>7567345</text:p>
          </table:table-cell>
          <table:table-cell table:formula="of:=[.A475]/1000/(60*60*24)" office:value-type="time" office:time-value="PT02H06M07.345S" calcext:value-type="time">
            <text:p>02:06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5.93" calcext:value-type="float">
            <text:p>585.93</text:p>
          </table:table-cell>
          <table:table-cell office:value-type="float" office:value="1049.85" calcext:value-type="float">
            <text:p>1049.85</text:p>
          </table:table-cell>
          <table:table-cell office:value-type="float" office:value="1251.09" calcext:value-type="float">
            <text:p>1251.09</text:p>
          </table:table-cell>
        </table:table-row>
        <table:table-row table:style-name="ro1">
          <table:table-cell office:value-type="float" office:value="7583343" calcext:value-type="float">
            <text:p>7583343</text:p>
          </table:table-cell>
          <table:table-cell table:formula="of:=[.A476]/1000/(60*60*24)" office:value-type="time" office:time-value="PT02H06M23.343S" calcext:value-type="time">
            <text:p>02:06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1" calcext:value-type="float">
            <text:p>584.51</text:p>
          </table:table-cell>
          <table:table-cell office:value-type="float" office:value="1052.07" calcext:value-type="float">
            <text:p>1052.07</text:p>
          </table:table-cell>
          <table:table-cell office:value-type="float" office:value="1253.69" calcext:value-type="float">
            <text:p>1253.69</text:p>
          </table:table-cell>
        </table:table-row>
        <table:table-row table:style-name="ro1">
          <table:table-cell office:value-type="float" office:value="7599343" calcext:value-type="float">
            <text:p>7599343</text:p>
          </table:table-cell>
          <table:table-cell table:formula="of:=[.A477]/1000/(60*60*24)" office:value-type="time" office:time-value="PT02H06M39.343S" calcext:value-type="time">
            <text:p>02:06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1" calcext:value-type="float">
            <text:p>586.41</text:p>
          </table:table-cell>
          <table:table-cell office:value-type="float" office:value="1054.29" calcext:value-type="float">
            <text:p>1054.29</text:p>
          </table:table-cell>
          <table:table-cell office:value-type="float" office:value="1256.29" calcext:value-type="float">
            <text:p>1256.29</text:p>
          </table:table-cell>
        </table:table-row>
        <table:table-row table:style-name="ro1">
          <table:table-cell office:value-type="float" office:value="7615343" calcext:value-type="float">
            <text:p>7615343</text:p>
          </table:table-cell>
          <table:table-cell table:formula="of:=[.A478]/1000/(60*60*24)" office:value-type="time" office:time-value="PT02H06M55.343S" calcext:value-type="time">
            <text:p>02:06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6" calcext:value-type="float">
            <text:p>584.16</text:p>
          </table:table-cell>
          <table:table-cell office:value-type="float" office:value="1056.51" calcext:value-type="float">
            <text:p>1056.51</text:p>
          </table:table-cell>
          <table:table-cell office:value-type="float" office:value="1258.88" calcext:value-type="float">
            <text:p>1258.88</text:p>
          </table:table-cell>
        </table:table-row>
        <table:table-row table:style-name="ro1">
          <table:table-cell office:value-type="float" office:value="7631344" calcext:value-type="float">
            <text:p>7631344</text:p>
          </table:table-cell>
          <table:table-cell table:formula="of:=[.A479]/1000/(60*60*24)" office:value-type="time" office:time-value="PT02H07M11.344S" calcext:value-type="time">
            <text:p>02:07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3.94" calcext:value-type="float">
            <text:p>583.94</text:p>
          </table:table-cell>
          <table:table-cell office:value-type="float" office:value="1058.73" calcext:value-type="float">
            <text:p>1058.73</text:p>
          </table:table-cell>
          <table:table-cell office:value-type="float" office:value="1261.48" calcext:value-type="float">
            <text:p>1261.48</text:p>
          </table:table-cell>
        </table:table-row>
        <table:table-row table:style-name="ro1">
          <table:table-cell office:value-type="float" office:value="7647343" calcext:value-type="float">
            <text:p>7647343</text:p>
          </table:table-cell>
          <table:table-cell table:formula="of:=[.A480]/1000/(60*60*24)" office:value-type="time" office:time-value="PT02H07M27.343S" calcext:value-type="time">
            <text:p>02:07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4" calcext:value-type="float">
            <text:p>584.04</text:p>
          </table:table-cell>
          <table:table-cell office:value-type="float" office:value="1060.95" calcext:value-type="float">
            <text:p>1060.95</text:p>
          </table:table-cell>
          <table:table-cell office:value-type="float" office:value="1264.08" calcext:value-type="float">
            <text:p>1264.08</text:p>
          </table:table-cell>
        </table:table-row>
        <table:table-row table:style-name="ro1">
          <table:table-cell office:value-type="float" office:value="7663343" calcext:value-type="float">
            <text:p>7663343</text:p>
          </table:table-cell>
          <table:table-cell table:formula="of:=[.A481]/1000/(60*60*24)" office:value-type="time" office:time-value="PT02H07M43.343S" calcext:value-type="time">
            <text:p>02:07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" calcext:value-type="float">
            <text:p>584.4</text:p>
          </table:table-cell>
          <table:table-cell office:value-type="float" office:value="1063.17" calcext:value-type="float">
            <text:p>1063.17</text:p>
          </table:table-cell>
          <table:table-cell office:value-type="float" office:value="1266.68" calcext:value-type="float">
            <text:p>1266.68</text:p>
          </table:table-cell>
        </table:table-row>
        <table:table-row table:style-name="ro1">
          <table:table-cell office:value-type="float" office:value="7679345" calcext:value-type="float">
            <text:p>7679345</text:p>
          </table:table-cell>
          <table:table-cell table:formula="of:=[.A482]/1000/(60*60*24)" office:value-type="time" office:time-value="PT02H07M59.345S" calcext:value-type="time">
            <text:p>02:07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3.94" calcext:value-type="float">
            <text:p>583.94</text:p>
          </table:table-cell>
          <table:table-cell office:value-type="float" office:value="1065.39" calcext:value-type="float">
            <text:p>1065.39</text:p>
          </table:table-cell>
          <table:table-cell office:value-type="float" office:value="1269.28" calcext:value-type="float">
            <text:p>1269.28</text:p>
          </table:table-cell>
        </table:table-row>
        <table:table-row table:style-name="ro1">
          <table:table-cell office:value-type="float" office:value="7695343" calcext:value-type="float">
            <text:p>7695343</text:p>
          </table:table-cell>
          <table:table-cell table:formula="of:=[.A483]/1000/(60*60*24)" office:value-type="time" office:time-value="PT02H08M15.343S" calcext:value-type="time">
            <text:p>02:08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6.49" calcext:value-type="float">
            <text:p>586.49</text:p>
          </table:table-cell>
          <table:table-cell office:value-type="float" office:value="1067.61" calcext:value-type="float">
            <text:p>1067.61</text:p>
          </table:table-cell>
          <table:table-cell office:value-type="float" office:value="1271.87" calcext:value-type="float">
            <text:p>1271.87</text:p>
          </table:table-cell>
        </table:table-row>
        <table:table-row table:style-name="ro1">
          <table:table-cell office:value-type="float" office:value="7711343" calcext:value-type="float">
            <text:p>7711343</text:p>
          </table:table-cell>
          <table:table-cell table:formula="of:=[.A484]/1000/(60*60*24)" office:value-type="time" office:time-value="PT02H08M31.343S" calcext:value-type="time">
            <text:p>02:08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" calcext:value-type="float">
            <text:p>584.4</text:p>
          </table:table-cell>
          <table:table-cell office:value-type="float" office:value="1069.83" calcext:value-type="float">
            <text:p>1069.83</text:p>
          </table:table-cell>
          <table:table-cell office:value-type="float" office:value="1274.47" calcext:value-type="float">
            <text:p>1274.47</text:p>
          </table:table-cell>
        </table:table-row>
        <table:table-row table:style-name="ro1">
          <table:table-cell office:value-type="float" office:value="7727343" calcext:value-type="float">
            <text:p>7727343</text:p>
          </table:table-cell>
          <table:table-cell table:formula="of:=[.A485]/1000/(60*60*24)" office:value-type="time" office:time-value="PT02H08M47.343S" calcext:value-type="time">
            <text:p>02:08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" calcext:value-type="float">
            <text:p>584.4</text:p>
          </table:table-cell>
          <table:table-cell office:value-type="float" office:value="1072.05" calcext:value-type="float">
            <text:p>1072.05</text:p>
          </table:table-cell>
          <table:table-cell office:value-type="float" office:value="1277.07" calcext:value-type="float">
            <text:p>1277.07</text:p>
          </table:table-cell>
        </table:table-row>
        <table:table-row table:style-name="ro1">
          <table:table-cell office:value-type="float" office:value="7743343" calcext:value-type="float">
            <text:p>7743343</text:p>
          </table:table-cell>
          <table:table-cell table:formula="of:=[.A486]/1000/(60*60*24)" office:value-type="time" office:time-value="PT02H09M03.343S" calcext:value-type="time">
            <text:p>02:09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2" calcext:value-type="float">
            <text:p>586.42</text:p>
          </table:table-cell>
          <table:table-cell office:value-type="float" office:value="1074.27" calcext:value-type="float">
            <text:p>1074.27</text:p>
          </table:table-cell>
          <table:table-cell office:value-type="float" office:value="1279.67" calcext:value-type="float">
            <text:p>1279.67</text:p>
          </table:table-cell>
        </table:table-row>
        <table:table-row table:style-name="ro1">
          <table:table-cell office:value-type="float" office:value="7759345" calcext:value-type="float">
            <text:p>7759345</text:p>
          </table:table-cell>
          <table:table-cell table:formula="of:=[.A487]/1000/(60*60*24)" office:value-type="time" office:time-value="PT02H09M19.345S" calcext:value-type="time">
            <text:p>02:09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4.66" calcext:value-type="float">
            <text:p>584.66</text:p>
          </table:table-cell>
          <table:table-cell office:value-type="float" office:value="1076.49" calcext:value-type="float">
            <text:p>1076.49</text:p>
          </table:table-cell>
          <table:table-cell office:value-type="float" office:value="1282.27" calcext:value-type="float">
            <text:p>1282.27</text:p>
          </table:table-cell>
        </table:table-row>
        <table:table-row table:style-name="ro1">
          <table:table-cell office:value-type="float" office:value="7775343" calcext:value-type="float">
            <text:p>7775343</text:p>
          </table:table-cell>
          <table:table-cell table:formula="of:=[.A488]/1000/(60*60*24)" office:value-type="time" office:time-value="PT02H09M35.343S" calcext:value-type="time">
            <text:p>02:09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" calcext:value-type="float">
            <text:p>584.5</text:p>
          </table:table-cell>
          <table:table-cell office:value-type="float" office:value="1078.71" calcext:value-type="float">
            <text:p>1078.71</text:p>
          </table:table-cell>
          <table:table-cell office:value-type="float" office:value="1284.87" calcext:value-type="float">
            <text:p>1284.87</text:p>
          </table:table-cell>
        </table:table-row>
        <table:table-row table:style-name="ro1">
          <table:table-cell office:value-type="float" office:value="7791343" calcext:value-type="float">
            <text:p>7791343</text:p>
          </table:table-cell>
          <table:table-cell table:formula="of:=[.A489]/1000/(60*60*24)" office:value-type="time" office:time-value="PT02H09M51.343S" calcext:value-type="time">
            <text:p>02:09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7" calcext:value-type="float">
            <text:p>584.27</text:p>
          </table:table-cell>
          <table:table-cell office:value-type="float" office:value="1080.93" calcext:value-type="float">
            <text:p>1080.93</text:p>
          </table:table-cell>
          <table:table-cell office:value-type="float" office:value="1287.47" calcext:value-type="float">
            <text:p>1287.47</text:p>
          </table:table-cell>
        </table:table-row>
        <table:table-row table:style-name="ro1">
          <table:table-cell office:value-type="float" office:value="7807343" calcext:value-type="float">
            <text:p>7807343</text:p>
          </table:table-cell>
          <table:table-cell table:formula="of:=[.A490]/1000/(60*60*24)" office:value-type="time" office:time-value="PT02H10M07.343S" calcext:value-type="time">
            <text:p>02:10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6.52" calcext:value-type="float">
            <text:p>586.52</text:p>
          </table:table-cell>
          <table:table-cell office:value-type="float" office:value="1083.15" calcext:value-type="float">
            <text:p>1083.15</text:p>
          </table:table-cell>
          <table:table-cell office:value-type="float" office:value="1290.06" calcext:value-type="float">
            <text:p>1290.06</text:p>
          </table:table-cell>
        </table:table-row>
        <table:table-row table:style-name="ro1">
          <table:table-cell office:value-type="float" office:value="7823345" calcext:value-type="float">
            <text:p>7823345</text:p>
          </table:table-cell>
          <table:table-cell table:formula="of:=[.A491]/1000/(60*60*24)" office:value-type="time" office:time-value="PT02H10M23.345S" calcext:value-type="time">
            <text:p>02:10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4" calcext:value-type="float">
            <text:p>584.04</text:p>
          </table:table-cell>
          <table:table-cell office:value-type="float" office:value="1085.37" calcext:value-type="float">
            <text:p>1085.37</text:p>
          </table:table-cell>
          <table:table-cell office:value-type="float" office:value="1292.66" calcext:value-type="float">
            <text:p>1292.66</text:p>
          </table:table-cell>
        </table:table-row>
        <table:table-row table:style-name="ro1">
          <table:table-cell office:value-type="float" office:value="7839343" calcext:value-type="float">
            <text:p>7839343</text:p>
          </table:table-cell>
          <table:table-cell table:formula="of:=[.A492]/1000/(60*60*24)" office:value-type="time" office:time-value="PT02H10M39.343S" calcext:value-type="time">
            <text:p>02:10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6" calcext:value-type="float">
            <text:p>584.26</text:p>
          </table:table-cell>
          <table:table-cell office:value-type="float" office:value="1087.59" calcext:value-type="float">
            <text:p>1087.59</text:p>
          </table:table-cell>
          <table:table-cell office:value-type="float" office:value="1295.26" calcext:value-type="float">
            <text:p>1295.26</text:p>
          </table:table-cell>
        </table:table-row>
        <table:table-row table:style-name="ro1">
          <table:table-cell office:value-type="float" office:value="7855343" calcext:value-type="float">
            <text:p>7855343</text:p>
          </table:table-cell>
          <table:table-cell table:formula="of:=[.A493]/1000/(60*60*24)" office:value-type="time" office:time-value="PT02H10M55.343S" calcext:value-type="time">
            <text:p>02:10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1.94" calcext:value-type="float">
            <text:p>581.94</text:p>
          </table:table-cell>
          <table:table-cell office:value-type="float" office:value="1089.81" calcext:value-type="float">
            <text:p>1089.81</text:p>
          </table:table-cell>
          <table:table-cell office:value-type="float" office:value="1297.85" calcext:value-type="float">
            <text:p>1297.85</text:p>
          </table:table-cell>
        </table:table-row>
        <table:table-row table:style-name="ro1">
          <table:table-cell office:value-type="float" office:value="7871343" calcext:value-type="float">
            <text:p>7871343</text:p>
          </table:table-cell>
          <table:table-cell table:formula="of:=[.A494]/1000/(60*60*24)" office:value-type="time" office:time-value="PT02H11M11.343S" calcext:value-type="time">
            <text:p>02:11:11</text:p>
          </table:table-cell>
          <table:table-cell office:value-type="float" office:value="1.17" calcext:value-type="float">
            <text:p>1.17</text:p>
          </table:table-cell>
          <table:table-cell office:value-type="float" office:value="501.12" calcext:value-type="float">
            <text:p>501.12</text:p>
          </table:table-cell>
          <table:table-cell office:value-type="float" office:value="586.37" calcext:value-type="float">
            <text:p>586.37</text:p>
          </table:table-cell>
          <table:table-cell office:value-type="float" office:value="1092.03" calcext:value-type="float">
            <text:p>1092.03</text:p>
          </table:table-cell>
          <table:table-cell office:value-type="float" office:value="1300.46" calcext:value-type="float">
            <text:p>1300.46</text:p>
          </table:table-cell>
        </table:table-row>
        <table:table-row table:style-name="ro1">
          <table:table-cell office:value-type="float" office:value="7887345" calcext:value-type="float">
            <text:p>7887345</text:p>
          </table:table-cell>
          <table:table-cell table:formula="of:=[.A495]/1000/(60*60*24)" office:value-type="time" office:time-value="PT02H11M27.345S" calcext:value-type="time">
            <text:p>02:11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1" calcext:value-type="float">
            <text:p>584.41</text:p>
          </table:table-cell>
          <table:table-cell office:value-type="float" office:value="1094.25" calcext:value-type="float">
            <text:p>1094.25</text:p>
          </table:table-cell>
          <table:table-cell office:value-type="float" office:value="1303.06" calcext:value-type="float">
            <text:p>1303.06</text:p>
          </table:table-cell>
        </table:table-row>
        <table:table-row table:style-name="ro1">
          <table:table-cell office:value-type="float" office:value="7903345" calcext:value-type="float">
            <text:p>7903345</text:p>
          </table:table-cell>
          <table:table-cell table:formula="of:=[.A496]/1000/(60*60*24)" office:value-type="time" office:time-value="PT02H11M43.345S" calcext:value-type="time">
            <text:p>02:11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7" calcext:value-type="float">
            <text:p>584.27</text:p>
          </table:table-cell>
          <table:table-cell office:value-type="float" office:value="1096.47" calcext:value-type="float">
            <text:p>1096.47</text:p>
          </table:table-cell>
          <table:table-cell office:value-type="float" office:value="1305.66" calcext:value-type="float">
            <text:p>1305.66</text:p>
          </table:table-cell>
        </table:table-row>
        <table:table-row table:style-name="ro1">
          <table:table-cell office:value-type="float" office:value="7919343" calcext:value-type="float">
            <text:p>7919343</text:p>
          </table:table-cell>
          <table:table-cell table:formula="of:=[.A497]/1000/(60*60*24)" office:value-type="time" office:time-value="PT02H11M59.343S" calcext:value-type="time">
            <text:p>02:11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" calcext:value-type="float">
            <text:p>584.5</text:p>
          </table:table-cell>
          <table:table-cell office:value-type="float" office:value="1098.69" calcext:value-type="float">
            <text:p>1098.69</text:p>
          </table:table-cell>
          <table:table-cell office:value-type="float" office:value="1308.25" calcext:value-type="float">
            <text:p>1308.25</text:p>
          </table:table-cell>
        </table:table-row>
        <table:table-row table:style-name="ro1">
          <table:table-cell office:value-type="float" office:value="7935343" calcext:value-type="float">
            <text:p>7935343</text:p>
          </table:table-cell>
          <table:table-cell table:formula="of:=[.A498]/1000/(60*60*24)" office:value-type="time" office:time-value="PT02H12M15.343S" calcext:value-type="time">
            <text:p>02:12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4.66" calcext:value-type="float">
            <text:p>584.66</text:p>
          </table:table-cell>
          <table:table-cell office:value-type="float" office:value="1100.91" calcext:value-type="float">
            <text:p>1100.91</text:p>
          </table:table-cell>
          <table:table-cell office:value-type="float" office:value="1310.85" calcext:value-type="float">
            <text:p>1310.85</text:p>
          </table:table-cell>
        </table:table-row>
        <table:table-row table:style-name="ro1">
          <table:table-cell office:value-type="float" office:value="7951345" calcext:value-type="float">
            <text:p>7951345</text:p>
          </table:table-cell>
          <table:table-cell table:formula="of:=[.A499]/1000/(60*60*24)" office:value-type="time" office:time-value="PT02H12M31.345S" calcext:value-type="time">
            <text:p>02:12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4.65" calcext:value-type="float">
            <text:p>584.65</text:p>
          </table:table-cell>
          <table:table-cell office:value-type="float" office:value="1103.13" calcext:value-type="float">
            <text:p>1103.13</text:p>
          </table:table-cell>
          <table:table-cell office:value-type="float" office:value="1313.45" calcext:value-type="float">
            <text:p>1313.45</text:p>
          </table:table-cell>
        </table:table-row>
        <table:table-row table:style-name="ro1">
          <table:table-cell office:value-type="float" office:value="7967343" calcext:value-type="float">
            <text:p>7967343</text:p>
          </table:table-cell>
          <table:table-cell table:formula="of:=[.A500]/1000/(60*60*24)" office:value-type="time" office:time-value="PT02H12M47.343S" calcext:value-type="time">
            <text:p>02:12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2.66" calcext:value-type="float">
            <text:p>582.66</text:p>
          </table:table-cell>
          <table:table-cell office:value-type="float" office:value="1105.35" calcext:value-type="float">
            <text:p>1105.35</text:p>
          </table:table-cell>
          <table:table-cell office:value-type="float" office:value="1316.04" calcext:value-type="float">
            <text:p>1316.04</text:p>
          </table:table-cell>
        </table:table-row>
        <table:table-row table:style-name="ro1">
          <table:table-cell office:value-type="float" office:value="7983344" calcext:value-type="float">
            <text:p>7983344</text:p>
          </table:table-cell>
          <table:table-cell table:formula="of:=[.A501]/1000/(60*60*24)" office:value-type="time" office:time-value="PT02H13M03.344S" calcext:value-type="time">
            <text:p>02:13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3" calcext:value-type="float">
            <text:p>584.43</text:p>
          </table:table-cell>
          <table:table-cell office:value-type="float" office:value="1107.57" calcext:value-type="float">
            <text:p>1107.57</text:p>
          </table:table-cell>
          <table:table-cell office:value-type="float" office:value="1318.64" calcext:value-type="float">
            <text:p>1318.64</text:p>
          </table:table-cell>
        </table:table-row>
        <table:table-row table:style-name="ro1">
          <table:table-cell office:value-type="float" office:value="7999345" calcext:value-type="float">
            <text:p>7999345</text:p>
          </table:table-cell>
          <table:table-cell table:formula="of:=[.A502]/1000/(60*60*24)" office:value-type="time" office:time-value="PT02H13M19.345S" calcext:value-type="time">
            <text:p>02:13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7" calcext:value-type="float">
            <text:p>586.27</text:p>
          </table:table-cell>
          <table:table-cell office:value-type="float" office:value="1109.79" calcext:value-type="float">
            <text:p>1109.79</text:p>
          </table:table-cell>
          <table:table-cell office:value-type="float" office:value="1321.24" calcext:value-type="float">
            <text:p>1321.24</text:p>
          </table:table-cell>
        </table:table-row>
        <table:table-row table:style-name="ro1">
          <table:table-cell office:value-type="float" office:value="8015345" calcext:value-type="float">
            <text:p>8015345</text:p>
          </table:table-cell>
          <table:table-cell table:formula="of:=[.A503]/1000/(60*60*24)" office:value-type="time" office:time-value="PT02H13M35.345S" calcext:value-type="time">
            <text:p>02:13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3" calcext:value-type="float">
            <text:p>584.03</text:p>
          </table:table-cell>
          <table:table-cell office:value-type="float" office:value="1112.01" calcext:value-type="float">
            <text:p>1112.01</text:p>
          </table:table-cell>
          <table:table-cell office:value-type="float" office:value="1323.83" calcext:value-type="float">
            <text:p>1323.83</text:p>
          </table:table-cell>
        </table:table-row>
        <table:table-row table:style-name="ro1">
          <table:table-cell office:value-type="float" office:value="8031343" calcext:value-type="float">
            <text:p>8031343</text:p>
          </table:table-cell>
          <table:table-cell table:formula="of:=[.A504]/1000/(60*60*24)" office:value-type="time" office:time-value="PT02H13M51.343S" calcext:value-type="time">
            <text:p>02:13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1" calcext:value-type="float">
            <text:p>584.41</text:p>
          </table:table-cell>
          <table:table-cell office:value-type="float" office:value="1114.23" calcext:value-type="float">
            <text:p>1114.23</text:p>
          </table:table-cell>
          <table:table-cell office:value-type="float" office:value="1326.43" calcext:value-type="float">
            <text:p>1326.43</text:p>
          </table:table-cell>
        </table:table-row>
        <table:table-row table:style-name="ro1">
          <table:table-cell office:value-type="float" office:value="8047343" calcext:value-type="float">
            <text:p>8047343</text:p>
          </table:table-cell>
          <table:table-cell table:formula="of:=[.A505]/1000/(60*60*24)" office:value-type="time" office:time-value="PT02H14M07.343S" calcext:value-type="time">
            <text:p>02:14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7" calcext:value-type="float">
            <text:p>584.27</text:p>
          </table:table-cell>
          <table:table-cell office:value-type="float" office:value="1116.45" calcext:value-type="float">
            <text:p>1116.45</text:p>
          </table:table-cell>
          <table:table-cell office:value-type="float" office:value="1329.02" calcext:value-type="float">
            <text:p>1329.02</text:p>
          </table:table-cell>
        </table:table-row>
        <table:table-row table:style-name="ro1">
          <table:table-cell office:value-type="float" office:value="8063344" calcext:value-type="float">
            <text:p>8063344</text:p>
          </table:table-cell>
          <table:table-cell table:formula="of:=[.A506]/1000/(60*60*24)" office:value-type="time" office:time-value="PT02H14M23.344S" calcext:value-type="time">
            <text:p>02:14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4" calcext:value-type="float">
            <text:p>584.04</text:p>
          </table:table-cell>
          <table:table-cell office:value-type="float" office:value="1118.67" calcext:value-type="float">
            <text:p>1118.67</text:p>
          </table:table-cell>
          <table:table-cell office:value-type="float" office:value="1331.62" calcext:value-type="float">
            <text:p>1331.62</text:p>
          </table:table-cell>
        </table:table-row>
        <table:table-row table:style-name="ro1">
          <table:table-cell office:value-type="float" office:value="8079345" calcext:value-type="float">
            <text:p>8079345</text:p>
          </table:table-cell>
          <table:table-cell table:formula="of:=[.A507]/1000/(60*60*24)" office:value-type="time" office:time-value="PT02H14M39.345S" calcext:value-type="time">
            <text:p>02:14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9" calcext:value-type="float">
            <text:p>584.19</text:p>
          </table:table-cell>
          <table:table-cell office:value-type="float" office:value="1120.89" calcext:value-type="float">
            <text:p>1120.89</text:p>
          </table:table-cell>
          <table:table-cell office:value-type="float" office:value="1334.22" calcext:value-type="float">
            <text:p>1334.22</text:p>
          </table:table-cell>
        </table:table-row>
        <table:table-row table:style-name="ro1">
          <table:table-cell office:value-type="float" office:value="8095343" calcext:value-type="float">
            <text:p>8095343</text:p>
          </table:table-cell>
          <table:table-cell table:formula="of:=[.A508]/1000/(60*60*24)" office:value-type="time" office:time-value="PT02H14M55.343S" calcext:value-type="time">
            <text:p>02:14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4.74" calcext:value-type="float">
            <text:p>584.74</text:p>
          </table:table-cell>
          <table:table-cell office:value-type="float" office:value="1123.11" calcext:value-type="float">
            <text:p>1123.11</text:p>
          </table:table-cell>
          <table:table-cell office:value-type="float" office:value="1336.81" calcext:value-type="float">
            <text:p>1336.81</text:p>
          </table:table-cell>
        </table:table-row>
        <table:table-row table:style-name="ro1">
          <table:table-cell office:value-type="float" office:value="8111345" calcext:value-type="float">
            <text:p>8111345</text:p>
          </table:table-cell>
          <table:table-cell table:formula="of:=[.A509]/1000/(60*60*24)" office:value-type="time" office:time-value="PT02H15M11.345S" calcext:value-type="time">
            <text:p>02:15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1" calcext:value-type="float">
            <text:p>584.51</text:p>
          </table:table-cell>
          <table:table-cell office:value-type="float" office:value="1125.33" calcext:value-type="float">
            <text:p>1125.33</text:p>
          </table:table-cell>
          <table:table-cell office:value-type="float" office:value="1339.41" calcext:value-type="float">
            <text:p>1339.41</text:p>
          </table:table-cell>
        </table:table-row>
        <table:table-row table:style-name="ro1">
          <table:table-cell office:value-type="float" office:value="8127343" calcext:value-type="float">
            <text:p>8127343</text:p>
          </table:table-cell>
          <table:table-cell table:formula="of:=[.A510]/1000/(60*60*24)" office:value-type="time" office:time-value="PT02H15M27.343S" calcext:value-type="time">
            <text:p>02:15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7" calcext:value-type="float">
            <text:p>584.27</text:p>
          </table:table-cell>
          <table:table-cell office:value-type="float" office:value="1127.55" calcext:value-type="float">
            <text:p>1127.55</text:p>
          </table:table-cell>
          <table:table-cell office:value-type="float" office:value="1342.01" calcext:value-type="float">
            <text:p>1342.01</text:p>
          </table:table-cell>
        </table:table-row>
        <table:table-row table:style-name="ro1">
          <table:table-cell office:value-type="float" office:value="8143345" calcext:value-type="float">
            <text:p>8143345</text:p>
          </table:table-cell>
          <table:table-cell table:formula="of:=[.A511]/1000/(60*60*24)" office:value-type="time" office:time-value="PT02H15M43.345S" calcext:value-type="time">
            <text:p>02:15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7" calcext:value-type="float">
            <text:p>584.27</text:p>
          </table:table-cell>
          <table:table-cell office:value-type="float" office:value="1129.77" calcext:value-type="float">
            <text:p>1129.77</text:p>
          </table:table-cell>
          <table:table-cell office:value-type="float" office:value="1344.6" calcext:value-type="float">
            <text:p>1344.6</text:p>
          </table:table-cell>
        </table:table-row>
        <table:table-row table:style-name="ro1">
          <table:table-cell office:value-type="float" office:value="8159345" calcext:value-type="float">
            <text:p>8159345</text:p>
          </table:table-cell>
          <table:table-cell table:formula="of:=[.A512]/1000/(60*60*24)" office:value-type="time" office:time-value="PT02H15M59.345S" calcext:value-type="time">
            <text:p>02:15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7" calcext:value-type="float">
            <text:p>584.27</text:p>
          </table:table-cell>
          <table:table-cell office:value-type="float" office:value="1131.99" calcext:value-type="float">
            <text:p>1131.99</text:p>
          </table:table-cell>
          <table:table-cell office:value-type="float" office:value="1347.2" calcext:value-type="float">
            <text:p>1347.2</text:p>
          </table:table-cell>
        </table:table-row>
        <table:table-row table:style-name="ro1">
          <table:table-cell office:value-type="float" office:value="8175345" calcext:value-type="float">
            <text:p>8175345</text:p>
          </table:table-cell>
          <table:table-cell table:formula="of:=[.A513]/1000/(60*60*24)" office:value-type="time" office:time-value="PT02H16M15.345S" calcext:value-type="time">
            <text:p>02:16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7" calcext:value-type="float">
            <text:p>584.27</text:p>
          </table:table-cell>
          <table:table-cell office:value-type="float" office:value="1134.21" calcext:value-type="float">
            <text:p>1134.21</text:p>
          </table:table-cell>
          <table:table-cell office:value-type="float" office:value="1349.79" calcext:value-type="float">
            <text:p>1349.79</text:p>
          </table:table-cell>
        </table:table-row>
        <table:table-row table:style-name="ro1">
          <table:table-cell office:value-type="float" office:value="8191345" calcext:value-type="float">
            <text:p>8191345</text:p>
          </table:table-cell>
          <table:table-cell table:formula="of:=[.A514]/1000/(60*60*24)" office:value-type="time" office:time-value="PT02H16M31.345S" calcext:value-type="time">
            <text:p>02:16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3" calcext:value-type="float">
            <text:p>584.03</text:p>
          </table:table-cell>
          <table:table-cell office:value-type="float" office:value="1136.43" calcext:value-type="float">
            <text:p>1136.43</text:p>
          </table:table-cell>
          <table:table-cell office:value-type="float" office:value="1352.39" calcext:value-type="float">
            <text:p>1352.39</text:p>
          </table:table-cell>
        </table:table-row>
        <table:table-row table:style-name="ro1">
          <table:table-cell office:value-type="float" office:value="8207345" calcext:value-type="float">
            <text:p>8207345</text:p>
          </table:table-cell>
          <table:table-cell table:formula="of:=[.A515]/1000/(60*60*24)" office:value-type="time" office:time-value="PT02H16M47.345S" calcext:value-type="time">
            <text:p>02:16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8" calcext:value-type="float">
            <text:p>584.18</text:p>
          </table:table-cell>
          <table:table-cell office:value-type="float" office:value="1138.65" calcext:value-type="float">
            <text:p>1138.65</text:p>
          </table:table-cell>
          <table:table-cell office:value-type="float" office:value="1354.98" calcext:value-type="float">
            <text:p>1354.98</text:p>
          </table:table-cell>
        </table:table-row>
        <table:table-row table:style-name="ro1">
          <table:table-cell office:value-type="float" office:value="8223345" calcext:value-type="float">
            <text:p>8223345</text:p>
          </table:table-cell>
          <table:table-cell table:formula="of:=[.A516]/1000/(60*60*24)" office:value-type="time" office:time-value="PT02H17M03.345S" calcext:value-type="time">
            <text:p>02:17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38" calcext:value-type="float">
            <text:p>584.38</text:p>
          </table:table-cell>
          <table:table-cell office:value-type="float" office:value="1140.87" calcext:value-type="float">
            <text:p>1140.87</text:p>
          </table:table-cell>
          <table:table-cell office:value-type="float" office:value="1357.57" calcext:value-type="float">
            <text:p>1357.57</text:p>
          </table:table-cell>
        </table:table-row>
        <table:table-row table:style-name="ro1">
          <table:table-cell office:value-type="float" office:value="8239343" calcext:value-type="float">
            <text:p>8239343</text:p>
          </table:table-cell>
          <table:table-cell table:formula="of:=[.A517]/1000/(60*60*24)" office:value-type="time" office:time-value="PT02H17M19.343S" calcext:value-type="time">
            <text:p>02:17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7" calcext:value-type="float">
            <text:p>584.17</text:p>
          </table:table-cell>
          <table:table-cell office:value-type="float" office:value="1143.09" calcext:value-type="float">
            <text:p>1143.09</text:p>
          </table:table-cell>
          <table:table-cell office:value-type="float" office:value="1360.17" calcext:value-type="float">
            <text:p>1360.17</text:p>
          </table:table-cell>
        </table:table-row>
        <table:table-row table:style-name="ro1">
          <table:table-cell office:value-type="float" office:value="8255343" calcext:value-type="float">
            <text:p>8255343</text:p>
          </table:table-cell>
          <table:table-cell table:formula="of:=[.A518]/1000/(60*60*24)" office:value-type="time" office:time-value="PT02H17M35.343S" calcext:value-type="time">
            <text:p>02:17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49" calcext:value-type="float">
            <text:p>582.49</text:p>
          </table:table-cell>
          <table:table-cell office:value-type="float" office:value="1145.31" calcext:value-type="float">
            <text:p>1145.31</text:p>
          </table:table-cell>
          <table:table-cell office:value-type="float" office:value="1362.76" calcext:value-type="float">
            <text:p>1362.76</text:p>
          </table:table-cell>
        </table:table-row>
        <table:table-row table:style-name="ro1">
          <table:table-cell office:value-type="float" office:value="8271345" calcext:value-type="float">
            <text:p>8271345</text:p>
          </table:table-cell>
          <table:table-cell table:formula="of:=[.A519]/1000/(60*60*24)" office:value-type="time" office:time-value="PT02H17M51.345S" calcext:value-type="time">
            <text:p>02:17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7" calcext:value-type="float">
            <text:p>582.17</text:p>
          </table:table-cell>
          <table:table-cell office:value-type="float" office:value="1147.53" calcext:value-type="float">
            <text:p>1147.53</text:p>
          </table:table-cell>
          <table:table-cell office:value-type="float" office:value="1365.36" calcext:value-type="float">
            <text:p>1365.36</text:p>
          </table:table-cell>
        </table:table-row>
        <table:table-row table:style-name="ro1">
          <table:table-cell office:value-type="float" office:value="8287343" calcext:value-type="float">
            <text:p>8287343</text:p>
          </table:table-cell>
          <table:table-cell table:formula="of:=[.A520]/1000/(60*60*24)" office:value-type="time" office:time-value="PT02H18M07.343S" calcext:value-type="time">
            <text:p>02:18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7" calcext:value-type="float">
            <text:p>582.27</text:p>
          </table:table-cell>
          <table:table-cell office:value-type="float" office:value="1149.75" calcext:value-type="float">
            <text:p>1149.75</text:p>
          </table:table-cell>
          <table:table-cell office:value-type="float" office:value="1367.95" calcext:value-type="float">
            <text:p>1367.95</text:p>
          </table:table-cell>
        </table:table-row>
        <table:table-row table:style-name="ro1">
          <table:table-cell office:value-type="float" office:value="8303345" calcext:value-type="float">
            <text:p>8303345</text:p>
          </table:table-cell>
          <table:table-cell table:formula="of:=[.A521]/1000/(60*60*24)" office:value-type="time" office:time-value="PT02H18M23.345S" calcext:value-type="time">
            <text:p>02:18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9" calcext:value-type="float">
            <text:p>584.19</text:p>
          </table:table-cell>
          <table:table-cell office:value-type="float" office:value="1151.97" calcext:value-type="float">
            <text:p>1151.97</text:p>
          </table:table-cell>
          <table:table-cell office:value-type="float" office:value="1370.54" calcext:value-type="float">
            <text:p>1370.54</text:p>
          </table:table-cell>
        </table:table-row>
        <table:table-row table:style-name="ro1">
          <table:table-cell office:value-type="float" office:value="8319343" calcext:value-type="float">
            <text:p>8319343</text:p>
          </table:table-cell>
          <table:table-cell table:formula="of:=[.A522]/1000/(60*60*24)" office:value-type="time" office:time-value="PT02H18M39.343S" calcext:value-type="time">
            <text:p>02:18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1" calcext:value-type="float">
            <text:p>584.41</text:p>
          </table:table-cell>
          <table:table-cell office:value-type="float" office:value="1154.19" calcext:value-type="float">
            <text:p>1154.19</text:p>
          </table:table-cell>
          <table:table-cell office:value-type="float" office:value="1373.14" calcext:value-type="float">
            <text:p>1373.14</text:p>
          </table:table-cell>
        </table:table-row>
        <table:table-row table:style-name="ro1">
          <table:table-cell office:value-type="float" office:value="8335343" calcext:value-type="float">
            <text:p>8335343</text:p>
          </table:table-cell>
          <table:table-cell table:formula="of:=[.A523]/1000/(60*60*24)" office:value-type="time" office:time-value="PT02H18M55.343S" calcext:value-type="time">
            <text:p>02:18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1" calcext:value-type="float">
            <text:p>584.41</text:p>
          </table:table-cell>
          <table:table-cell office:value-type="float" office:value="1156.41" calcext:value-type="float">
            <text:p>1156.41</text:p>
          </table:table-cell>
          <table:table-cell office:value-type="float" office:value="1375.73" calcext:value-type="float">
            <text:p>1375.73</text:p>
          </table:table-cell>
        </table:table-row>
        <table:table-row table:style-name="ro1">
          <table:table-cell office:value-type="float" office:value="8351345" calcext:value-type="float">
            <text:p>8351345</text:p>
          </table:table-cell>
          <table:table-cell table:formula="of:=[.A524]/1000/(60*60*24)" office:value-type="time" office:time-value="PT02H19M11.345S" calcext:value-type="time">
            <text:p>02:19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1" calcext:value-type="float">
            <text:p>584.51</text:p>
          </table:table-cell>
          <table:table-cell office:value-type="float" office:value="1158.63" calcext:value-type="float">
            <text:p>1158.63</text:p>
          </table:table-cell>
          <table:table-cell office:value-type="float" office:value="1378.32" calcext:value-type="float">
            <text:p>1378.32</text:p>
          </table:table-cell>
        </table:table-row>
        <table:table-row table:style-name="ro1">
          <table:table-cell office:value-type="float" office:value="8367343" calcext:value-type="float">
            <text:p>8367343</text:p>
          </table:table-cell>
          <table:table-cell table:formula="of:=[.A525]/1000/(60*60*24)" office:value-type="time" office:time-value="PT02H19M27.343S" calcext:value-type="time">
            <text:p>02:19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2" calcext:value-type="float">
            <text:p>584.02</text:p>
          </table:table-cell>
          <table:table-cell office:value-type="float" office:value="1160.85" calcext:value-type="float">
            <text:p>1160.85</text:p>
          </table:table-cell>
          <table:table-cell office:value-type="float" office:value="1380.91" calcext:value-type="float">
            <text:p>1380.91</text:p>
          </table:table-cell>
        </table:table-row>
        <table:table-row table:style-name="ro1">
          <table:table-cell office:value-type="float" office:value="8383343" calcext:value-type="float">
            <text:p>8383343</text:p>
          </table:table-cell>
          <table:table-cell table:formula="of:=[.A526]/1000/(60*60*24)" office:value-type="time" office:time-value="PT02H19M43.343S" calcext:value-type="time">
            <text:p>02:19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1" calcext:value-type="float">
            <text:p>582.41</text:p>
          </table:table-cell>
          <table:table-cell office:value-type="float" office:value="1163.07" calcext:value-type="float">
            <text:p>1163.07</text:p>
          </table:table-cell>
          <table:table-cell office:value-type="float" office:value="1383.5" calcext:value-type="float">
            <text:p>1383.5</text:p>
          </table:table-cell>
        </table:table-row>
        <table:table-row table:style-name="ro1">
          <table:table-cell office:value-type="float" office:value="8399343" calcext:value-type="float">
            <text:p>8399343</text:p>
          </table:table-cell>
          <table:table-cell table:formula="of:=[.A527]/1000/(60*60*24)" office:value-type="time" office:time-value="PT02H19M59.343S" calcext:value-type="time">
            <text:p>02:19:59</text:p>
          </table:table-cell>
          <table:table-cell office:value-type="float" office:value="1.17" calcext:value-type="float">
            <text:p>1.17</text:p>
          </table:table-cell>
          <table:table-cell office:value-type="float" office:value="501" calcext:value-type="float">
            <text:p>501</text:p>
          </table:table-cell>
          <table:table-cell office:value-type="float" office:value="584.21" calcext:value-type="float">
            <text:p>584.21</text:p>
          </table:table-cell>
          <table:table-cell office:value-type="float" office:value="1165.29" calcext:value-type="float">
            <text:p>1165.29</text:p>
          </table:table-cell>
          <table:table-cell office:value-type="float" office:value="1386.09" calcext:value-type="float">
            <text:p>1386.09</text:p>
          </table:table-cell>
        </table:table-row>
        <table:table-row table:style-name="ro1">
          <table:table-cell office:value-type="float" office:value="8415343" calcext:value-type="float">
            <text:p>8415343</text:p>
          </table:table-cell>
          <table:table-cell table:formula="of:=[.A528]/1000/(60*60*24)" office:value-type="time" office:time-value="PT02H20M15.343S" calcext:value-type="time">
            <text:p>02:20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6" calcext:value-type="float">
            <text:p>584.16</text:p>
          </table:table-cell>
          <table:table-cell office:value-type="float" office:value="1167.51" calcext:value-type="float">
            <text:p>1167.51</text:p>
          </table:table-cell>
          <table:table-cell office:value-type="float" office:value="1388.68" calcext:value-type="float">
            <text:p>1388.68</text:p>
          </table:table-cell>
        </table:table-row>
        <table:table-row table:style-name="ro1">
          <table:table-cell office:value-type="float" office:value="8431344" calcext:value-type="float">
            <text:p>8431344</text:p>
          </table:table-cell>
          <table:table-cell table:formula="of:=[.A529]/1000/(60*60*24)" office:value-type="time" office:time-value="PT02H20M31.344S" calcext:value-type="time">
            <text:p>02:20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6" calcext:value-type="float">
            <text:p>584.26</text:p>
          </table:table-cell>
          <table:table-cell office:value-type="float" office:value="1169.73" calcext:value-type="float">
            <text:p>1169.73</text:p>
          </table:table-cell>
          <table:table-cell office:value-type="float" office:value="1391.27" calcext:value-type="float">
            <text:p>1391.27</text:p>
          </table:table-cell>
        </table:table-row>
        <table:table-row table:style-name="ro1">
          <table:table-cell office:value-type="float" office:value="8447343" calcext:value-type="float">
            <text:p>8447343</text:p>
          </table:table-cell>
          <table:table-cell table:formula="of:=[.A530]/1000/(60*60*24)" office:value-type="time" office:time-value="PT02H20M47.343S" calcext:value-type="time">
            <text:p>02:20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7" calcext:value-type="float">
            <text:p>582.27</text:p>
          </table:table-cell>
          <table:table-cell office:value-type="float" office:value="1171.95" calcext:value-type="float">
            <text:p>1171.95</text:p>
          </table:table-cell>
          <table:table-cell office:value-type="float" office:value="1393.86" calcext:value-type="float">
            <text:p>1393.86</text:p>
          </table:table-cell>
        </table:table-row>
        <table:table-row table:style-name="ro1">
          <table:table-cell office:value-type="float" office:value="8463343" calcext:value-type="float">
            <text:p>8463343</text:p>
          </table:table-cell>
          <table:table-cell table:formula="of:=[.A531]/1000/(60*60*24)" office:value-type="time" office:time-value="PT02H21M03.343S" calcext:value-type="time">
            <text:p>02:21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" calcext:value-type="float">
            <text:p>582.5</text:p>
          </table:table-cell>
          <table:table-cell office:value-type="float" office:value="1174.17" calcext:value-type="float">
            <text:p>1174.17</text:p>
          </table:table-cell>
          <table:table-cell office:value-type="float" office:value="1396.46" calcext:value-type="float">
            <text:p>1396.46</text:p>
          </table:table-cell>
        </table:table-row>
        <table:table-row table:style-name="ro1">
          <table:table-cell office:value-type="float" office:value="8479343" calcext:value-type="float">
            <text:p>8479343</text:p>
          </table:table-cell>
          <table:table-cell table:formula="of:=[.A532]/1000/(60*60*24)" office:value-type="time" office:time-value="PT02H21M19.343S" calcext:value-type="time">
            <text:p>02:21:19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2" calcext:value-type="float">
            <text:p>580.42</text:p>
          </table:table-cell>
          <table:table-cell office:value-type="float" office:value="1176.39" calcext:value-type="float">
            <text:p>1176.39</text:p>
          </table:table-cell>
          <table:table-cell office:value-type="float" office:value="1399.05" calcext:value-type="float">
            <text:p>1399.05</text:p>
          </table:table-cell>
        </table:table-row>
        <table:table-row table:style-name="ro1">
          <table:table-cell office:value-type="float" office:value="8495343" calcext:value-type="float">
            <text:p>8495343</text:p>
          </table:table-cell>
          <table:table-cell table:formula="of:=[.A533]/1000/(60*60*24)" office:value-type="time" office:time-value="PT02H21M35.343S" calcext:value-type="time">
            <text:p>02:21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4.65" calcext:value-type="float">
            <text:p>584.65</text:p>
          </table:table-cell>
          <table:table-cell office:value-type="float" office:value="1178.61" calcext:value-type="float">
            <text:p>1178.61</text:p>
          </table:table-cell>
          <table:table-cell office:value-type="float" office:value="1401.64" calcext:value-type="float">
            <text:p>1401.64</text:p>
          </table:table-cell>
        </table:table-row>
        <table:table-row table:style-name="ro1">
          <table:table-cell office:value-type="float" office:value="8511343" calcext:value-type="float">
            <text:p>8511343</text:p>
          </table:table-cell>
          <table:table-cell table:formula="of:=[.A534]/1000/(60*60*24)" office:value-type="time" office:time-value="PT02H21M51.343S" calcext:value-type="time">
            <text:p>02:21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7" calcext:value-type="float">
            <text:p>582.27</text:p>
          </table:table-cell>
          <table:table-cell office:value-type="float" office:value="1180.83" calcext:value-type="float">
            <text:p>1180.83</text:p>
          </table:table-cell>
          <table:table-cell office:value-type="float" office:value="1404.22" calcext:value-type="float">
            <text:p>1404.22</text:p>
          </table:table-cell>
        </table:table-row>
        <table:table-row table:style-name="ro1">
          <table:table-cell office:value-type="float" office:value="8527343" calcext:value-type="float">
            <text:p>8527343</text:p>
          </table:table-cell>
          <table:table-cell table:formula="of:=[.A535]/1000/(60*60*24)" office:value-type="time" office:time-value="PT02H22M07.343S" calcext:value-type="time">
            <text:p>02:22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" calcext:value-type="float">
            <text:p>582.4</text:p>
          </table:table-cell>
          <table:table-cell office:value-type="float" office:value="1183.05" calcext:value-type="float">
            <text:p>1183.05</text:p>
          </table:table-cell>
          <table:table-cell office:value-type="float" office:value="1406.81" calcext:value-type="float">
            <text:p>1406.81</text:p>
          </table:table-cell>
        </table:table-row>
        <table:table-row table:style-name="ro1">
          <table:table-cell office:value-type="float" office:value="8543345" calcext:value-type="float">
            <text:p>8543345</text:p>
          </table:table-cell>
          <table:table-cell table:formula="of:=[.A536]/1000/(60*60*24)" office:value-type="time" office:time-value="PT02H22M23.345S" calcext:value-type="time">
            <text:p>02:22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9" calcext:value-type="float">
            <text:p>582.29</text:p>
          </table:table-cell>
          <table:table-cell office:value-type="float" office:value="1185.26" calcext:value-type="float">
            <text:p>1185.26</text:p>
          </table:table-cell>
          <table:table-cell office:value-type="float" office:value="1409.4" calcext:value-type="float">
            <text:p>1409.4</text:p>
          </table:table-cell>
        </table:table-row>
        <table:table-row table:style-name="ro1">
          <table:table-cell office:value-type="float" office:value="8559343" calcext:value-type="float">
            <text:p>8559343</text:p>
          </table:table-cell>
          <table:table-cell table:formula="of:=[.A537]/1000/(60*60*24)" office:value-type="time" office:time-value="PT02H22M39.343S" calcext:value-type="time">
            <text:p>02:22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1" calcext:value-type="float">
            <text:p>582.51</text:p>
          </table:table-cell>
          <table:table-cell office:value-type="float" office:value="1187.48" calcext:value-type="float">
            <text:p>1187.48</text:p>
          </table:table-cell>
          <table:table-cell office:value-type="float" office:value="1411.99" calcext:value-type="float">
            <text:p>1411.99</text:p>
          </table:table-cell>
        </table:table-row>
        <table:table-row table:style-name="ro1">
          <table:table-cell office:value-type="float" office:value="8575344" calcext:value-type="float">
            <text:p>8575344</text:p>
          </table:table-cell>
          <table:table-cell table:formula="of:=[.A538]/1000/(60*60*24)" office:value-type="time" office:time-value="PT02H22M55.344S" calcext:value-type="time">
            <text:p>02:22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2" calcext:value-type="float">
            <text:p>582.42</text:p>
          </table:table-cell>
          <table:table-cell office:value-type="float" office:value="1189.7" calcext:value-type="float">
            <text:p>1189.7</text:p>
          </table:table-cell>
          <table:table-cell office:value-type="float" office:value="1414.58" calcext:value-type="float">
            <text:p>1414.58</text:p>
          </table:table-cell>
        </table:table-row>
        <table:table-row table:style-name="ro1">
          <table:table-cell office:value-type="float" office:value="8591344" calcext:value-type="float">
            <text:p>8591344</text:p>
          </table:table-cell>
          <table:table-cell table:formula="of:=[.A539]/1000/(60*60*24)" office:value-type="time" office:time-value="PT02H23M11.344S" calcext:value-type="time">
            <text:p>02:23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3" calcext:value-type="float">
            <text:p>582.03</text:p>
          </table:table-cell>
          <table:table-cell office:value-type="float" office:value="1191.92" calcext:value-type="float">
            <text:p>1191.92</text:p>
          </table:table-cell>
          <table:table-cell office:value-type="float" office:value="1417.17" calcext:value-type="float">
            <text:p>1417.17</text:p>
          </table:table-cell>
        </table:table-row>
        <table:table-row table:style-name="ro1">
          <table:table-cell office:value-type="float" office:value="8607345" calcext:value-type="float">
            <text:p>8607345</text:p>
          </table:table-cell>
          <table:table-cell table:formula="of:=[.A540]/1000/(60*60*24)" office:value-type="time" office:time-value="PT02H23M27.345S" calcext:value-type="time">
            <text:p>02:23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1" calcext:value-type="float">
            <text:p>582.41</text:p>
          </table:table-cell>
          <table:table-cell office:value-type="float" office:value="1194.14" calcext:value-type="float">
            <text:p>1194.14</text:p>
          </table:table-cell>
          <table:table-cell office:value-type="float" office:value="1419.76" calcext:value-type="float">
            <text:p>1419.76</text:p>
          </table:table-cell>
        </table:table-row>
        <table:table-row table:style-name="ro1">
          <table:table-cell office:value-type="float" office:value="8623343" calcext:value-type="float">
            <text:p>8623343</text:p>
          </table:table-cell>
          <table:table-cell table:formula="of:=[.A541]/1000/(60*60*24)" office:value-type="time" office:time-value="PT02H23M43.343S" calcext:value-type="time">
            <text:p>02:23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7" calcext:value-type="float">
            <text:p>582.27</text:p>
          </table:table-cell>
          <table:table-cell office:value-type="float" office:value="1196.36" calcext:value-type="float">
            <text:p>1196.36</text:p>
          </table:table-cell>
          <table:table-cell office:value-type="float" office:value="1422.34" calcext:value-type="float">
            <text:p>1422.34</text:p>
          </table:table-cell>
        </table:table-row>
        <table:table-row table:style-name="ro1">
          <table:table-cell office:value-type="float" office:value="8639343" calcext:value-type="float">
            <text:p>8639343</text:p>
          </table:table-cell>
          <table:table-cell table:formula="of:=[.A542]/1000/(60*60*24)" office:value-type="time" office:time-value="PT02H23M59.343S" calcext:value-type="time">
            <text:p>02:23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7" calcext:value-type="float">
            <text:p>582.27</text:p>
          </table:table-cell>
          <table:table-cell office:value-type="float" office:value="1198.58" calcext:value-type="float">
            <text:p>1198.58</text:p>
          </table:table-cell>
          <table:table-cell office:value-type="float" office:value="1424.93" calcext:value-type="float">
            <text:p>1424.93</text:p>
          </table:table-cell>
        </table:table-row>
        <table:table-row table:style-name="ro1">
          <table:table-cell office:value-type="float" office:value="8655343" calcext:value-type="float">
            <text:p>8655343</text:p>
          </table:table-cell>
          <table:table-cell table:formula="of:=[.A543]/1000/(60*60*24)" office:value-type="time" office:time-value="PT02H24M15.343S" calcext:value-type="time">
            <text:p>02:24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9" calcext:value-type="float">
            <text:p>582.19</text:p>
          </table:table-cell>
          <table:table-cell office:value-type="float" office:value="1200.8" calcext:value-type="float">
            <text:p>1200.8</text:p>
          </table:table-cell>
          <table:table-cell office:value-type="float" office:value="1427.52" calcext:value-type="float">
            <text:p>1427.52</text:p>
          </table:table-cell>
        </table:table-row>
        <table:table-row table:style-name="ro1">
          <table:table-cell office:value-type="float" office:value="8671343" calcext:value-type="float">
            <text:p>8671343</text:p>
          </table:table-cell>
          <table:table-cell table:formula="of:=[.A544]/1000/(60*60*24)" office:value-type="time" office:time-value="PT02H24M31.343S" calcext:value-type="time">
            <text:p>02:24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" calcext:value-type="float">
            <text:p>582.5</text:p>
          </table:table-cell>
          <table:table-cell office:value-type="float" office:value="1203.02" calcext:value-type="float">
            <text:p>1203.02</text:p>
          </table:table-cell>
          <table:table-cell office:value-type="float" office:value="1430.11" calcext:value-type="float">
            <text:p>1430.11</text:p>
          </table:table-cell>
        </table:table-row>
        <table:table-row table:style-name="ro1">
          <table:table-cell office:value-type="float" office:value="8687343" calcext:value-type="float">
            <text:p>8687343</text:p>
          </table:table-cell>
          <table:table-cell table:formula="of:=[.A545]/1000/(60*60*24)" office:value-type="time" office:time-value="PT02H24M47.343S" calcext:value-type="time">
            <text:p>02:24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7" calcext:value-type="float">
            <text:p>582.17</text:p>
          </table:table-cell>
          <table:table-cell office:value-type="float" office:value="1205.24" calcext:value-type="float">
            <text:p>1205.24</text:p>
          </table:table-cell>
          <table:table-cell office:value-type="float" office:value="1432.7" calcext:value-type="float">
            <text:p>1432.7</text:p>
          </table:table-cell>
        </table:table-row>
        <table:table-row table:style-name="ro1">
          <table:table-cell office:value-type="float" office:value="8703343" calcext:value-type="float">
            <text:p>8703343</text:p>
          </table:table-cell>
          <table:table-cell table:formula="of:=[.A546]/1000/(60*60*24)" office:value-type="time" office:time-value="PT02H25M03.343S" calcext:value-type="time">
            <text:p>02:25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8" calcext:value-type="float">
            <text:p>582.18</text:p>
          </table:table-cell>
          <table:table-cell office:value-type="float" office:value="1207.46" calcext:value-type="float">
            <text:p>1207.46</text:p>
          </table:table-cell>
          <table:table-cell office:value-type="float" office:value="1435.29" calcext:value-type="float">
            <text:p>1435.29</text:p>
          </table:table-cell>
        </table:table-row>
        <table:table-row table:style-name="ro1">
          <table:table-cell office:value-type="float" office:value="8719343" calcext:value-type="float">
            <text:p>8719343</text:p>
          </table:table-cell>
          <table:table-cell table:formula="of:=[.A547]/1000/(60*60*24)" office:value-type="time" office:time-value="PT02H25M19.343S" calcext:value-type="time">
            <text:p>02:25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8" calcext:value-type="float">
            <text:p>582.28</text:p>
          </table:table-cell>
          <table:table-cell office:value-type="float" office:value="1209.68" calcext:value-type="float">
            <text:p>1209.68</text:p>
          </table:table-cell>
          <table:table-cell office:value-type="float" office:value="1437.87" calcext:value-type="float">
            <text:p>1437.87</text:p>
          </table:table-cell>
        </table:table-row>
        <table:table-row table:style-name="ro1">
          <table:table-cell office:value-type="float" office:value="8735344" calcext:value-type="float">
            <text:p>8735344</text:p>
          </table:table-cell>
          <table:table-cell table:formula="of:=[.A548]/1000/(60*60*24)" office:value-type="time" office:time-value="PT02H25M35.344S" calcext:value-type="time">
            <text:p>02:25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7" calcext:value-type="float">
            <text:p>584.27</text:p>
          </table:table-cell>
          <table:table-cell office:value-type="float" office:value="1211.9" calcext:value-type="float">
            <text:p>1211.9</text:p>
          </table:table-cell>
          <table:table-cell office:value-type="float" office:value="1440.46" calcext:value-type="float">
            <text:p>1440.46</text:p>
          </table:table-cell>
        </table:table-row>
        <table:table-row table:style-name="ro1">
          <table:table-cell office:value-type="float" office:value="8751345" calcext:value-type="float">
            <text:p>8751345</text:p>
          </table:table-cell>
          <table:table-cell table:formula="of:=[.A549]/1000/(60*60*24)" office:value-type="time" office:time-value="PT02H25M51.345S" calcext:value-type="time">
            <text:p>02:25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7" calcext:value-type="float">
            <text:p>582.27</text:p>
          </table:table-cell>
          <table:table-cell office:value-type="float" office:value="1214.12" calcext:value-type="float">
            <text:p>1214.12</text:p>
          </table:table-cell>
          <table:table-cell office:value-type="float" office:value="1443.05" calcext:value-type="float">
            <text:p>1443.05</text:p>
          </table:table-cell>
        </table:table-row>
        <table:table-row table:style-name="ro1">
          <table:table-cell office:value-type="float" office:value="8767343" calcext:value-type="float">
            <text:p>8767343</text:p>
          </table:table-cell>
          <table:table-cell table:formula="of:=[.A550]/1000/(60*60*24)" office:value-type="time" office:time-value="PT02H26M07.343S" calcext:value-type="time">
            <text:p>02:26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1" calcext:value-type="float">
            <text:p>582.51</text:p>
          </table:table-cell>
          <table:table-cell office:value-type="float" office:value="1216.33" calcext:value-type="float">
            <text:p>1216.33</text:p>
          </table:table-cell>
          <table:table-cell office:value-type="float" office:value="1445.64" calcext:value-type="float">
            <text:p>1445.64</text:p>
          </table:table-cell>
        </table:table-row>
        <table:table-row table:style-name="ro1">
          <table:table-cell office:value-type="float" office:value="8783343" calcext:value-type="float">
            <text:p>8783343</text:p>
          </table:table-cell>
          <table:table-cell table:formula="of:=[.A551]/1000/(60*60*24)" office:value-type="time" office:time-value="PT02H26M23.343S" calcext:value-type="time">
            <text:p>02:26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2" calcext:value-type="float">
            <text:p>582.42</text:p>
          </table:table-cell>
          <table:table-cell office:value-type="float" office:value="1218.55" calcext:value-type="float">
            <text:p>1218.55</text:p>
          </table:table-cell>
          <table:table-cell office:value-type="float" office:value="1448.23" calcext:value-type="float">
            <text:p>1448.23</text:p>
          </table:table-cell>
        </table:table-row>
        <table:table-row table:style-name="ro1">
          <table:table-cell office:value-type="float" office:value="8799343" calcext:value-type="float">
            <text:p>8799343</text:p>
          </table:table-cell>
          <table:table-cell table:formula="of:=[.A552]/1000/(60*60*24)" office:value-type="time" office:time-value="PT02H26M39.343S" calcext:value-type="time">
            <text:p>02:26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1.94" calcext:value-type="float">
            <text:p>581.94</text:p>
          </table:table-cell>
          <table:table-cell office:value-type="float" office:value="1220.77" calcext:value-type="float">
            <text:p>1220.77</text:p>
          </table:table-cell>
          <table:table-cell office:value-type="float" office:value="1450.81" calcext:value-type="float">
            <text:p>1450.81</text:p>
          </table:table-cell>
        </table:table-row>
        <table:table-row table:style-name="ro1">
          <table:table-cell office:value-type="float" office:value="8815345" calcext:value-type="float">
            <text:p>8815345</text:p>
          </table:table-cell>
          <table:table-cell table:formula="of:=[.A553]/1000/(60*60*24)" office:value-type="time" office:time-value="PT02H26M55.345S" calcext:value-type="time">
            <text:p>02:26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2" calcext:value-type="float">
            <text:p>582.02</text:p>
          </table:table-cell>
          <table:table-cell office:value-type="float" office:value="1222.99" calcext:value-type="float">
            <text:p>1222.99</text:p>
          </table:table-cell>
          <table:table-cell office:value-type="float" office:value="1453.4" calcext:value-type="float">
            <text:p>1453.4</text:p>
          </table:table-cell>
        </table:table-row>
        <table:table-row table:style-name="ro1">
          <table:table-cell office:value-type="float" office:value="8831343" calcext:value-type="float">
            <text:p>8831343</text:p>
          </table:table-cell>
          <table:table-cell table:formula="of:=[.A554]/1000/(60*60*24)" office:value-type="time" office:time-value="PT02H27M11.343S" calcext:value-type="time">
            <text:p>02:27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7" calcext:value-type="float">
            <text:p>582.17</text:p>
          </table:table-cell>
          <table:table-cell office:value-type="float" office:value="1225.21" calcext:value-type="float">
            <text:p>1225.21</text:p>
          </table:table-cell>
          <table:table-cell office:value-type="float" office:value="1455.99" calcext:value-type="float">
            <text:p>1455.99</text:p>
          </table:table-cell>
        </table:table-row>
        <table:table-row table:style-name="ro1">
          <table:table-cell office:value-type="float" office:value="8847343" calcext:value-type="float">
            <text:p>8847343</text:p>
          </table:table-cell>
          <table:table-cell table:formula="of:=[.A555]/1000/(60*60*24)" office:value-type="time" office:time-value="PT02H27M27.343S" calcext:value-type="time">
            <text:p>02:27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8" calcext:value-type="float">
            <text:p>582.18</text:p>
          </table:table-cell>
          <table:table-cell office:value-type="float" office:value="1227.43" calcext:value-type="float">
            <text:p>1227.43</text:p>
          </table:table-cell>
          <table:table-cell office:value-type="float" office:value="1458.57" calcext:value-type="float">
            <text:p>1458.57</text:p>
          </table:table-cell>
        </table:table-row>
        <table:table-row table:style-name="ro1">
          <table:table-cell office:value-type="float" office:value="8863343" calcext:value-type="float">
            <text:p>8863343</text:p>
          </table:table-cell>
          <table:table-cell table:formula="of:=[.A556]/1000/(60*60*24)" office:value-type="time" office:time-value="PT02H27M43.343S" calcext:value-type="time">
            <text:p>02:27:43</text:p>
          </table:table-cell>
          <table:table-cell office:value-type="float" office:value="1.17" calcext:value-type="float">
            <text:p>1.17</text:p>
          </table:table-cell>
          <table:table-cell office:value-type="float" office:value="501" calcext:value-type="float">
            <text:p>501</text:p>
          </table:table-cell>
          <table:table-cell office:value-type="float" office:value="584.21" calcext:value-type="float">
            <text:p>584.21</text:p>
          </table:table-cell>
          <table:table-cell office:value-type="float" office:value="1229.65" calcext:value-type="float">
            <text:p>1229.65</text:p>
          </table:table-cell>
          <table:table-cell office:value-type="float" office:value="1461.16" calcext:value-type="float">
            <text:p>1461.16</text:p>
          </table:table-cell>
        </table:table-row>
        <table:table-row table:style-name="ro1">
          <table:table-cell office:value-type="float" office:value="8879343" calcext:value-type="float">
            <text:p>8879343</text:p>
          </table:table-cell>
          <table:table-cell table:formula="of:=[.A557]/1000/(60*60*24)" office:value-type="time" office:time-value="PT02H27M59.343S" calcext:value-type="time">
            <text:p>02:27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6" calcext:value-type="float">
            <text:p>582.16</text:p>
          </table:table-cell>
          <table:table-cell office:value-type="float" office:value="1231.88" calcext:value-type="float">
            <text:p>1231.88</text:p>
          </table:table-cell>
          <table:table-cell office:value-type="float" office:value="1463.75" calcext:value-type="float">
            <text:p>1463.75</text:p>
          </table:table-cell>
        </table:table-row>
        <table:table-row table:style-name="ro1">
          <table:table-cell office:value-type="float" office:value="8895345" calcext:value-type="float">
            <text:p>8895345</text:p>
          </table:table-cell>
          <table:table-cell table:formula="of:=[.A558]/1000/(60*60*24)" office:value-type="time" office:time-value="PT02H28M15.345S" calcext:value-type="time">
            <text:p>02:28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7" calcext:value-type="float">
            <text:p>582.27</text:p>
          </table:table-cell>
          <table:table-cell office:value-type="float" office:value="1234.1" calcext:value-type="float">
            <text:p>1234.1</text:p>
          </table:table-cell>
          <table:table-cell office:value-type="float" office:value="1466.34" calcext:value-type="float">
            <text:p>1466.34</text:p>
          </table:table-cell>
        </table:table-row>
        <table:table-row table:style-name="ro1">
          <table:table-cell office:value-type="float" office:value="8911343" calcext:value-type="float">
            <text:p>8911343</text:p>
          </table:table-cell>
          <table:table-cell table:formula="of:=[.A559]/1000/(60*60*24)" office:value-type="time" office:time-value="PT02H28M31.343S" calcext:value-type="time">
            <text:p>02:28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1" calcext:value-type="float">
            <text:p>582.41</text:p>
          </table:table-cell>
          <table:table-cell office:value-type="float" office:value="1236.31" calcext:value-type="float">
            <text:p>1236.31</text:p>
          </table:table-cell>
          <table:table-cell office:value-type="float" office:value="1468.92" calcext:value-type="float">
            <text:p>1468.92</text:p>
          </table:table-cell>
        </table:table-row>
        <table:table-row table:style-name="ro1">
          <table:table-cell office:value-type="float" office:value="8927343" calcext:value-type="float">
            <text:p>8927343</text:p>
          </table:table-cell>
          <table:table-cell table:formula="of:=[.A560]/1000/(60*60*24)" office:value-type="time" office:time-value="PT02H28M47.343S" calcext:value-type="time">
            <text:p>02:28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6" calcext:value-type="float">
            <text:p>582.26</text:p>
          </table:table-cell>
          <table:table-cell office:value-type="float" office:value="1238.53" calcext:value-type="float">
            <text:p>1238.53</text:p>
          </table:table-cell>
          <table:table-cell office:value-type="float" office:value="1471.51" calcext:value-type="float">
            <text:p>1471.51</text:p>
          </table:table-cell>
        </table:table-row>
        <table:table-row table:style-name="ro1">
          <table:table-cell office:value-type="float" office:value="8943345" calcext:value-type="float">
            <text:p>8943345</text:p>
          </table:table-cell>
          <table:table-cell table:formula="of:=[.A561]/1000/(60*60*24)" office:value-type="time" office:time-value="PT02H29M03.345S" calcext:value-type="time">
            <text:p>02:29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7" calcext:value-type="float">
            <text:p>582.27</text:p>
          </table:table-cell>
          <table:table-cell office:value-type="float" office:value="1240.75" calcext:value-type="float">
            <text:p>1240.75</text:p>
          </table:table-cell>
          <table:table-cell office:value-type="float" office:value="1474.09" calcext:value-type="float">
            <text:p>1474.09</text:p>
          </table:table-cell>
        </table:table-row>
        <table:table-row table:style-name="ro1">
          <table:table-cell office:value-type="float" office:value="8959343" calcext:value-type="float">
            <text:p>8959343</text:p>
          </table:table-cell>
          <table:table-cell table:formula="of:=[.A562]/1000/(60*60*24)" office:value-type="time" office:time-value="PT02H29M19.343S" calcext:value-type="time">
            <text:p>02:29:19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6" calcext:value-type="float">
            <text:p>580.26</text:p>
          </table:table-cell>
          <table:table-cell office:value-type="float" office:value="1242.97" calcext:value-type="float">
            <text:p>1242.97</text:p>
          </table:table-cell>
          <table:table-cell office:value-type="float" office:value="1476.68" calcext:value-type="float">
            <text:p>1476.68</text:p>
          </table:table-cell>
        </table:table-row>
        <table:table-row table:style-name="ro1">
          <table:table-cell office:value-type="float" office:value="8975343" calcext:value-type="float">
            <text:p>8975343</text:p>
          </table:table-cell>
          <table:table-cell table:formula="of:=[.A563]/1000/(60*60*24)" office:value-type="time" office:time-value="PT02H29M35.343S" calcext:value-type="time">
            <text:p>02:29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6" calcext:value-type="float">
            <text:p>582.16</text:p>
          </table:table-cell>
          <table:table-cell office:value-type="float" office:value="1245.19" calcext:value-type="float">
            <text:p>1245.19</text:p>
          </table:table-cell>
          <table:table-cell office:value-type="float" office:value="1479.26" calcext:value-type="float">
            <text:p>1479.26</text:p>
          </table:table-cell>
        </table:table-row>
        <table:table-row table:style-name="ro1">
          <table:table-cell office:value-type="float" office:value="8991343" calcext:value-type="float">
            <text:p>8991343</text:p>
          </table:table-cell>
          <table:table-cell table:formula="of:=[.A564]/1000/(60*60*24)" office:value-type="time" office:time-value="PT02H29M51.343S" calcext:value-type="time">
            <text:p>02:29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3" calcext:value-type="float">
            <text:p>582.03</text:p>
          </table:table-cell>
          <table:table-cell office:value-type="float" office:value="1247.41" calcext:value-type="float">
            <text:p>1247.41</text:p>
          </table:table-cell>
          <table:table-cell office:value-type="float" office:value="1481.85" calcext:value-type="float">
            <text:p>1481.85</text:p>
          </table:table-cell>
        </table:table-row>
        <table:table-row table:style-name="ro1">
          <table:table-cell office:value-type="float" office:value="9007343" calcext:value-type="float">
            <text:p>9007343</text:p>
          </table:table-cell>
          <table:table-cell table:formula="of:=[.A565]/1000/(60*60*24)" office:value-type="time" office:time-value="PT02H30M07.343S" calcext:value-type="time">
            <text:p>02:30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6" calcext:value-type="float">
            <text:p>582.26</text:p>
          </table:table-cell>
          <table:table-cell office:value-type="float" office:value="1249.63" calcext:value-type="float">
            <text:p>1249.63</text:p>
          </table:table-cell>
          <table:table-cell office:value-type="float" office:value="1484.43" calcext:value-type="float">
            <text:p>1484.43</text:p>
          </table:table-cell>
        </table:table-row>
        <table:table-row table:style-name="ro1">
          <table:table-cell office:value-type="float" office:value="9023343" calcext:value-type="float">
            <text:p>9023343</text:p>
          </table:table-cell>
          <table:table-cell table:formula="of:=[.A566]/1000/(60*60*24)" office:value-type="time" office:time-value="PT02H30M23.343S" calcext:value-type="time">
            <text:p>02:30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4" calcext:value-type="float">
            <text:p>582.04</text:p>
          </table:table-cell>
          <table:table-cell office:value-type="float" office:value="1251.85" calcext:value-type="float">
            <text:p>1251.85</text:p>
          </table:table-cell>
          <table:table-cell office:value-type="float" office:value="1487.02" calcext:value-type="float">
            <text:p>1487.02</text:p>
          </table:table-cell>
        </table:table-row>
        <table:table-row table:style-name="ro1">
          <table:table-cell office:value-type="float" office:value="9039343" calcext:value-type="float">
            <text:p>9039343</text:p>
          </table:table-cell>
          <table:table-cell table:formula="of:=[.A567]/1000/(60*60*24)" office:value-type="time" office:time-value="PT02H30M39.343S" calcext:value-type="time">
            <text:p>02:30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8" calcext:value-type="float">
            <text:p>582.28</text:p>
          </table:table-cell>
          <table:table-cell office:value-type="float" office:value="1254.07" calcext:value-type="float">
            <text:p>1254.07</text:p>
          </table:table-cell>
          <table:table-cell office:value-type="float" office:value="1489.61" calcext:value-type="float">
            <text:p>1489.61</text:p>
          </table:table-cell>
        </table:table-row>
        <table:table-row table:style-name="ro1">
          <table:table-cell office:value-type="float" office:value="9055344" calcext:value-type="float">
            <text:p>9055344</text:p>
          </table:table-cell>
          <table:table-cell table:formula="of:=[.A568]/1000/(60*60*24)" office:value-type="time" office:time-value="PT02H30M55.344S" calcext:value-type="time">
            <text:p>02:30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1" calcext:value-type="float">
            <text:p>582.41</text:p>
          </table:table-cell>
          <table:table-cell office:value-type="float" office:value="1256.29" calcext:value-type="float">
            <text:p>1256.29</text:p>
          </table:table-cell>
          <table:table-cell office:value-type="float" office:value="1492.19" calcext:value-type="float">
            <text:p>1492.19</text:p>
          </table:table-cell>
        </table:table-row>
        <table:table-row table:style-name="ro1">
          <table:table-cell office:value-type="float" office:value="9071344" calcext:value-type="float">
            <text:p>9071344</text:p>
          </table:table-cell>
          <table:table-cell table:formula="of:=[.A569]/1000/(60*60*24)" office:value-type="time" office:time-value="PT02H31M11.344S" calcext:value-type="time">
            <text:p>02:31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49" calcext:value-type="float">
            <text:p>582.49</text:p>
          </table:table-cell>
          <table:table-cell office:value-type="float" office:value="1258.51" calcext:value-type="float">
            <text:p>1258.51</text:p>
          </table:table-cell>
          <table:table-cell office:value-type="float" office:value="1494.77" calcext:value-type="float">
            <text:p>1494.77</text:p>
          </table:table-cell>
        </table:table-row>
        <table:table-row table:style-name="ro1">
          <table:table-cell office:value-type="float" office:value="9087343" calcext:value-type="float">
            <text:p>9087343</text:p>
          </table:table-cell>
          <table:table-cell table:formula="of:=[.A570]/1000/(60*60*24)" office:value-type="time" office:time-value="PT02H31M27.343S" calcext:value-type="time">
            <text:p>02:31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1" calcext:value-type="float">
            <text:p>582.41</text:p>
          </table:table-cell>
          <table:table-cell office:value-type="float" office:value="1260.73" calcext:value-type="float">
            <text:p>1260.73</text:p>
          </table:table-cell>
          <table:table-cell office:value-type="float" office:value="1497.36" calcext:value-type="float">
            <text:p>1497.36</text:p>
          </table:table-cell>
        </table:table-row>
        <table:table-row table:style-name="ro1">
          <table:table-cell office:value-type="float" office:value="9103345" calcext:value-type="float">
            <text:p>9103345</text:p>
          </table:table-cell>
          <table:table-cell table:formula="of:=[.A571]/1000/(60*60*24)" office:value-type="time" office:time-value="PT02H31M43.345S" calcext:value-type="time">
            <text:p>02:31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7" calcext:value-type="float">
            <text:p>582.27</text:p>
          </table:table-cell>
          <table:table-cell office:value-type="float" office:value="1262.95" calcext:value-type="float">
            <text:p>1262.95</text:p>
          </table:table-cell>
          <table:table-cell office:value-type="float" office:value="1499.94" calcext:value-type="float">
            <text:p>1499.94</text:p>
          </table:table-cell>
        </table:table-row>
        <table:table-row table:style-name="ro1">
          <table:table-cell office:value-type="float" office:value="9119343" calcext:value-type="float">
            <text:p>9119343</text:p>
          </table:table-cell>
          <table:table-cell table:formula="of:=[.A572]/1000/(60*60*24)" office:value-type="time" office:time-value="PT02H31M59.343S" calcext:value-type="time">
            <text:p>02:31:59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3" calcext:value-type="float">
            <text:p>580.43</text:p>
          </table:table-cell>
          <table:table-cell office:value-type="float" office:value="1265.17" calcext:value-type="float">
            <text:p>1265.17</text:p>
          </table:table-cell>
          <table:table-cell office:value-type="float" office:value="1502.53" calcext:value-type="float">
            <text:p>1502.53</text:p>
          </table:table-cell>
        </table:table-row>
        <table:table-row table:style-name="ro1">
          <table:table-cell office:value-type="float" office:value="9135343" calcext:value-type="float">
            <text:p>9135343</text:p>
          </table:table-cell>
          <table:table-cell table:formula="of:=[.A573]/1000/(60*60*24)" office:value-type="time" office:time-value="PT02H32M15.343S" calcext:value-type="time">
            <text:p>02:32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2" calcext:value-type="float">
            <text:p>582.42</text:p>
          </table:table-cell>
          <table:table-cell office:value-type="float" office:value="1267.39" calcext:value-type="float">
            <text:p>1267.39</text:p>
          </table:table-cell>
          <table:table-cell office:value-type="float" office:value="1505.11" calcext:value-type="float">
            <text:p>1505.11</text:p>
          </table:table-cell>
        </table:table-row>
        <table:table-row table:style-name="ro1">
          <table:table-cell office:value-type="float" office:value="9151343" calcext:value-type="float">
            <text:p>9151343</text:p>
          </table:table-cell>
          <table:table-cell table:formula="of:=[.A574]/1000/(60*60*24)" office:value-type="time" office:time-value="PT02H32M31.343S" calcext:value-type="time">
            <text:p>02:32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3" calcext:value-type="float">
            <text:p>582.03</text:p>
          </table:table-cell>
          <table:table-cell office:value-type="float" office:value="1269.61" calcext:value-type="float">
            <text:p>1269.61</text:p>
          </table:table-cell>
          <table:table-cell office:value-type="float" office:value="1507.69" calcext:value-type="float">
            <text:p>1507.69</text:p>
          </table:table-cell>
        </table:table-row>
        <table:table-row table:style-name="ro1">
          <table:table-cell office:value-type="float" office:value="9167343" calcext:value-type="float">
            <text:p>9167343</text:p>
          </table:table-cell>
          <table:table-cell table:formula="of:=[.A575]/1000/(60*60*24)" office:value-type="time" office:time-value="PT02H32M47.343S" calcext:value-type="time">
            <text:p>02:32:47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" calcext:value-type="float">
            <text:p>580.4</text:p>
          </table:table-cell>
          <table:table-cell office:value-type="float" office:value="1271.83" calcext:value-type="float">
            <text:p>1271.83</text:p>
          </table:table-cell>
          <table:table-cell office:value-type="float" office:value="1510.28" calcext:value-type="float">
            <text:p>1510.28</text:p>
          </table:table-cell>
        </table:table-row>
        <table:table-row table:style-name="ro1">
          <table:table-cell office:value-type="float" office:value="9183343" calcext:value-type="float">
            <text:p>9183343</text:p>
          </table:table-cell>
          <table:table-cell table:formula="of:=[.A576]/1000/(60*60*24)" office:value-type="time" office:time-value="PT02H33M03.343S" calcext:value-type="time">
            <text:p>02:33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3" calcext:value-type="float">
            <text:p>582.03</text:p>
          </table:table-cell>
          <table:table-cell office:value-type="float" office:value="1274.05" calcext:value-type="float">
            <text:p>1274.05</text:p>
          </table:table-cell>
          <table:table-cell office:value-type="float" office:value="1512.86" calcext:value-type="float">
            <text:p>1512.86</text:p>
          </table:table-cell>
        </table:table-row>
        <table:table-row table:style-name="ro1">
          <table:table-cell office:value-type="float" office:value="9199343" calcext:value-type="float">
            <text:p>9199343</text:p>
          </table:table-cell>
          <table:table-cell table:formula="of:=[.A577]/1000/(60*60*24)" office:value-type="time" office:time-value="PT02H33M19.343S" calcext:value-type="time">
            <text:p>02:33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2.73" calcext:value-type="float">
            <text:p>582.73</text:p>
          </table:table-cell>
          <table:table-cell office:value-type="float" office:value="1276.27" calcext:value-type="float">
            <text:p>1276.27</text:p>
          </table:table-cell>
          <table:table-cell office:value-type="float" office:value="1515.44" calcext:value-type="float">
            <text:p>1515.44</text:p>
          </table:table-cell>
        </table:table-row>
        <table:table-row table:style-name="ro1">
          <table:table-cell office:value-type="float" office:value="9215343" calcext:value-type="float">
            <text:p>9215343</text:p>
          </table:table-cell>
          <table:table-cell table:formula="of:=[.A578]/1000/(60*60*24)" office:value-type="time" office:time-value="PT02H33M35.343S" calcext:value-type="time">
            <text:p>02:33:35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2" calcext:value-type="float">
            <text:p>580.42</text:p>
          </table:table-cell>
          <table:table-cell office:value-type="float" office:value="1278.49" calcext:value-type="float">
            <text:p>1278.49</text:p>
          </table:table-cell>
          <table:table-cell office:value-type="float" office:value="1518.02" calcext:value-type="float">
            <text:p>1518.02</text:p>
          </table:table-cell>
        </table:table-row>
        <table:table-row table:style-name="ro1">
          <table:table-cell office:value-type="float" office:value="9231343" calcext:value-type="float">
            <text:p>9231343</text:p>
          </table:table-cell>
          <table:table-cell table:formula="of:=[.A579]/1000/(60*60*24)" office:value-type="time" office:time-value="PT02H33M51.343S" calcext:value-type="time">
            <text:p>02:33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1" calcext:value-type="float">
            <text:p>582.41</text:p>
          </table:table-cell>
          <table:table-cell office:value-type="float" office:value="1280.71" calcext:value-type="float">
            <text:p>1280.71</text:p>
          </table:table-cell>
          <table:table-cell office:value-type="float" office:value="1520.61" calcext:value-type="float">
            <text:p>1520.61</text:p>
          </table:table-cell>
        </table:table-row>
        <table:table-row table:style-name="ro1">
          <table:table-cell office:value-type="float" office:value="9247343" calcext:value-type="float">
            <text:p>9247343</text:p>
          </table:table-cell>
          <table:table-cell table:formula="of:=[.A580]/1000/(60*60*24)" office:value-type="time" office:time-value="PT02H34M07.343S" calcext:value-type="time">
            <text:p>02:34:07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2" calcext:value-type="float">
            <text:p>580.42</text:p>
          </table:table-cell>
          <table:table-cell office:value-type="float" office:value="1282.93" calcext:value-type="float">
            <text:p>1282.93</text:p>
          </table:table-cell>
          <table:table-cell office:value-type="float" office:value="1523.19" calcext:value-type="float">
            <text:p>1523.19</text:p>
          </table:table-cell>
        </table:table-row>
        <table:table-row table:style-name="ro1">
          <table:table-cell office:value-type="float" office:value="9263343" calcext:value-type="float">
            <text:p>9263343</text:p>
          </table:table-cell>
          <table:table-cell table:formula="of:=[.A581]/1000/(60*60*24)" office:value-type="time" office:time-value="PT02H34M23.343S" calcext:value-type="time">
            <text:p>02:34:23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7" calcext:value-type="float">
            <text:p>580.17</text:p>
          </table:table-cell>
          <table:table-cell office:value-type="float" office:value="1285.15" calcext:value-type="float">
            <text:p>1285.15</text:p>
          </table:table-cell>
          <table:table-cell office:value-type="float" office:value="1525.77" calcext:value-type="float">
            <text:p>1525.77</text:p>
          </table:table-cell>
        </table:table-row>
        <table:table-row table:style-name="ro1">
          <table:table-cell office:value-type="float" office:value="9279345" calcext:value-type="float">
            <text:p>9279345</text:p>
          </table:table-cell>
          <table:table-cell table:formula="of:=[.A582]/1000/(60*60*24)" office:value-type="time" office:time-value="PT02H34M39.345S" calcext:value-type="time">
            <text:p>02:34:39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2" calcext:value-type="float">
            <text:p>580.52</text:p>
          </table:table-cell>
          <table:table-cell office:value-type="float" office:value="1287.37" calcext:value-type="float">
            <text:p>1287.37</text:p>
          </table:table-cell>
          <table:table-cell office:value-type="float" office:value="1528.36" calcext:value-type="float">
            <text:p>1528.36</text:p>
          </table:table-cell>
        </table:table-row>
        <table:table-row table:style-name="ro1">
          <table:table-cell office:value-type="float" office:value="9295343" calcext:value-type="float">
            <text:p>9295343</text:p>
          </table:table-cell>
          <table:table-cell table:formula="of:=[.A583]/1000/(60*60*24)" office:value-type="time" office:time-value="PT02H34M55.343S" calcext:value-type="time">
            <text:p>02:34:55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9" calcext:value-type="float">
            <text:p>580.19</text:p>
          </table:table-cell>
          <table:table-cell office:value-type="float" office:value="1289.59" calcext:value-type="float">
            <text:p>1289.59</text:p>
          </table:table-cell>
          <table:table-cell office:value-type="float" office:value="1530.94" calcext:value-type="float">
            <text:p>1530.94</text:p>
          </table:table-cell>
        </table:table-row>
        <table:table-row table:style-name="ro1">
          <table:table-cell office:value-type="float" office:value="9311343" calcext:value-type="float">
            <text:p>9311343</text:p>
          </table:table-cell>
          <table:table-cell table:formula="of:=[.A584]/1000/(60*60*24)" office:value-type="time" office:time-value="PT02H35M11.343S" calcext:value-type="time">
            <text:p>02:35:11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8" calcext:value-type="float">
            <text:p>580.28</text:p>
          </table:table-cell>
          <table:table-cell office:value-type="float" office:value="1291.81" calcext:value-type="float">
            <text:p>1291.81</text:p>
          </table:table-cell>
          <table:table-cell office:value-type="float" office:value="1533.52" calcext:value-type="float">
            <text:p>1533.52</text:p>
          </table:table-cell>
        </table:table-row>
        <table:table-row table:style-name="ro1">
          <table:table-cell office:value-type="float" office:value="9327344" calcext:value-type="float">
            <text:p>9327344</text:p>
          </table:table-cell>
          <table:table-cell table:formula="of:=[.A585]/1000/(60*60*24)" office:value-type="time" office:time-value="PT02H35M27.344S" calcext:value-type="time">
            <text:p>02:35:27</text:p>
          </table:table-cell>
          <table:table-cell office:value-type="float" office:value="1.16" calcext:value-type="float">
            <text:p>1.1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9.95" calcext:value-type="float">
            <text:p>579.95</text:p>
          </table:table-cell>
          <table:table-cell office:value-type="float" office:value="1294.03" calcext:value-type="float">
            <text:p>1294.03</text:p>
          </table:table-cell>
          <table:table-cell office:value-type="float" office:value="1536.1" calcext:value-type="float">
            <text:p>1536.1</text:p>
          </table:table-cell>
        </table:table-row>
        <table:table-row table:style-name="ro1">
          <table:table-cell office:value-type="float" office:value="9343345" calcext:value-type="float">
            <text:p>9343345</text:p>
          </table:table-cell>
          <table:table-cell table:formula="of:=[.A586]/1000/(60*60*24)" office:value-type="time" office:time-value="PT02H35M43.345S" calcext:value-type="time">
            <text:p>02:35:43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1" calcext:value-type="float">
            <text:p>580.51</text:p>
          </table:table-cell>
          <table:table-cell office:value-type="float" office:value="1296.25" calcext:value-type="float">
            <text:p>1296.25</text:p>
          </table:table-cell>
          <table:table-cell office:value-type="float" office:value="1538.68" calcext:value-type="float">
            <text:p>1538.68</text:p>
          </table:table-cell>
        </table:table-row>
        <table:table-row table:style-name="ro1">
          <table:table-cell office:value-type="float" office:value="9359343" calcext:value-type="float">
            <text:p>9359343</text:p>
          </table:table-cell>
          <table:table-cell table:formula="of:=[.A587]/1000/(60*60*24)" office:value-type="time" office:time-value="PT02H35M59.343S" calcext:value-type="time">
            <text:p>02:35:59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7" calcext:value-type="float">
            <text:p>580.27</text:p>
          </table:table-cell>
          <table:table-cell office:value-type="float" office:value="1298.47" calcext:value-type="float">
            <text:p>1298.47</text:p>
          </table:table-cell>
          <table:table-cell office:value-type="float" office:value="1541.26" calcext:value-type="float">
            <text:p>1541.26</text:p>
          </table:table-cell>
        </table:table-row>
        <table:table-row table:style-name="ro1">
          <table:table-cell office:value-type="float" office:value="9375343" calcext:value-type="float">
            <text:p>9375343</text:p>
          </table:table-cell>
          <table:table-cell table:formula="of:=[.A588]/1000/(60*60*24)" office:value-type="time" office:time-value="PT02H36M15.343S" calcext:value-type="time">
            <text:p>02:36:15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7" calcext:value-type="float">
            <text:p>580.27</text:p>
          </table:table-cell>
          <table:table-cell office:value-type="float" office:value="1300.69" calcext:value-type="float">
            <text:p>1300.69</text:p>
          </table:table-cell>
          <table:table-cell office:value-type="float" office:value="1543.84" calcext:value-type="float">
            <text:p>1543.84</text:p>
          </table:table-cell>
        </table:table-row>
        <table:table-row table:style-name="ro1">
          <table:table-cell office:value-type="float" office:value="9391343" calcext:value-type="float">
            <text:p>9391343</text:p>
          </table:table-cell>
          <table:table-cell table:formula="of:=[.A589]/1000/(60*60*24)" office:value-type="time" office:time-value="PT02H36M31.343S" calcext:value-type="time">
            <text:p>02:36:31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1" calcext:value-type="float">
            <text:p>580.41</text:p>
          </table:table-cell>
          <table:table-cell office:value-type="float" office:value="1302.91" calcext:value-type="float">
            <text:p>1302.91</text:p>
          </table:table-cell>
          <table:table-cell office:value-type="float" office:value="1546.42" calcext:value-type="float">
            <text:p>1546.42</text:p>
          </table:table-cell>
        </table:table-row>
        <table:table-row table:style-name="ro1">
          <table:table-cell office:value-type="float" office:value="9407343" calcext:value-type="float">
            <text:p>9407343</text:p>
          </table:table-cell>
          <table:table-cell table:formula="of:=[.A590]/1000/(60*60*24)" office:value-type="time" office:time-value="PT02H36M47.343S" calcext:value-type="time">
            <text:p>02:36:47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8" calcext:value-type="float">
            <text:p>580.18</text:p>
          </table:table-cell>
          <table:table-cell office:value-type="float" office:value="1305.13" calcext:value-type="float">
            <text:p>1305.13</text:p>
          </table:table-cell>
          <table:table-cell office:value-type="float" office:value="1549" calcext:value-type="float">
            <text:p>1549</text:p>
          </table:table-cell>
        </table:table-row>
        <table:table-row table:style-name="ro1">
          <table:table-cell office:value-type="float" office:value="9423343" calcext:value-type="float">
            <text:p>9423343</text:p>
          </table:table-cell>
          <table:table-cell table:formula="of:=[.A591]/1000/(60*60*24)" office:value-type="time" office:time-value="PT02H37M03.343S" calcext:value-type="time">
            <text:p>02:37:03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1" calcext:value-type="float">
            <text:p>580.51</text:p>
          </table:table-cell>
          <table:table-cell office:value-type="float" office:value="1307.35" calcext:value-type="float">
            <text:p>1307.35</text:p>
          </table:table-cell>
          <table:table-cell office:value-type="float" office:value="1551.58" calcext:value-type="float">
            <text:p>1551.58</text:p>
          </table:table-cell>
        </table:table-row>
        <table:table-row table:style-name="ro1">
          <table:table-cell office:value-type="float" office:value="9439343" calcext:value-type="float">
            <text:p>9439343</text:p>
          </table:table-cell>
          <table:table-cell table:formula="of:=[.A592]/1000/(60*60*24)" office:value-type="time" office:time-value="PT02H37M19.343S" calcext:value-type="time">
            <text:p>02:37:19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3" calcext:value-type="float">
            <text:p>580.43</text:p>
          </table:table-cell>
          <table:table-cell office:value-type="float" office:value="1309.57" calcext:value-type="float">
            <text:p>1309.57</text:p>
          </table:table-cell>
          <table:table-cell office:value-type="float" office:value="1554.16" calcext:value-type="float">
            <text:p>1554.16</text:p>
          </table:table-cell>
        </table:table-row>
        <table:table-row table:style-name="ro1">
          <table:table-cell office:value-type="float" office:value="9455343" calcext:value-type="float">
            <text:p>9455343</text:p>
          </table:table-cell>
          <table:table-cell table:formula="of:=[.A593]/1000/(60*60*24)" office:value-type="time" office:time-value="PT02H37M35.343S" calcext:value-type="time">
            <text:p>02:37:35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1" calcext:value-type="float">
            <text:p>580.51</text:p>
          </table:table-cell>
          <table:table-cell office:value-type="float" office:value="1311.79" calcext:value-type="float">
            <text:p>1311.79</text:p>
          </table:table-cell>
          <table:table-cell office:value-type="float" office:value="1556.74" calcext:value-type="float">
            <text:p>1556.74</text:p>
          </table:table-cell>
        </table:table-row>
        <table:table-row table:style-name="ro1">
          <table:table-cell office:value-type="float" office:value="9471343" calcext:value-type="float">
            <text:p>9471343</text:p>
          </table:table-cell>
          <table:table-cell table:formula="of:=[.A594]/1000/(60*60*24)" office:value-type="time" office:time-value="PT02H37M51.343S" calcext:value-type="time">
            <text:p>02:37:51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9" calcext:value-type="float">
            <text:p>578.19</text:p>
          </table:table-cell>
          <table:table-cell office:value-type="float" office:value="1314.01" calcext:value-type="float">
            <text:p>1314.01</text:p>
          </table:table-cell>
          <table:table-cell office:value-type="float" office:value="1559.32" calcext:value-type="float">
            <text:p>1559.32</text:p>
          </table:table-cell>
        </table:table-row>
        <table:table-row table:style-name="ro1">
          <table:table-cell office:value-type="float" office:value="9487345" calcext:value-type="float">
            <text:p>9487345</text:p>
          </table:table-cell>
          <table:table-cell table:formula="of:=[.A595]/1000/(60*60*24)" office:value-type="time" office:time-value="PT02H38M07.345S" calcext:value-type="time">
            <text:p>02:38:07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7" calcext:value-type="float">
            <text:p>580.27</text:p>
          </table:table-cell>
          <table:table-cell office:value-type="float" office:value="1316.23" calcext:value-type="float">
            <text:p>1316.23</text:p>
          </table:table-cell>
          <table:table-cell office:value-type="float" office:value="1561.9" calcext:value-type="float">
            <text:p>1561.9</text:p>
          </table:table-cell>
        </table:table-row>
        <table:table-row table:style-name="ro1">
          <table:table-cell office:value-type="float" office:value="9503343" calcext:value-type="float">
            <text:p>9503343</text:p>
          </table:table-cell>
          <table:table-cell table:formula="of:=[.A596]/1000/(60*60*24)" office:value-type="time" office:time-value="PT02H38M23.343S" calcext:value-type="time">
            <text:p>02:38:23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2" calcext:value-type="float">
            <text:p>580.42</text:p>
          </table:table-cell>
          <table:table-cell office:value-type="float" office:value="1318.44" calcext:value-type="float">
            <text:p>1318.44</text:p>
          </table:table-cell>
          <table:table-cell office:value-type="float" office:value="1564.48" calcext:value-type="float">
            <text:p>1564.48</text:p>
          </table:table-cell>
        </table:table-row>
        <table:table-row table:style-name="ro1">
          <table:table-cell office:value-type="float" office:value="9519343" calcext:value-type="float">
            <text:p>9519343</text:p>
          </table:table-cell>
          <table:table-cell table:formula="of:=[.A597]/1000/(60*60*24)" office:value-type="time" office:time-value="PT02H38M39.343S" calcext:value-type="time">
            <text:p>02:38:39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" calcext:value-type="float">
            <text:p>580.5</text:p>
          </table:table-cell>
          <table:table-cell office:value-type="float" office:value="1320.66" calcext:value-type="float">
            <text:p>1320.66</text:p>
          </table:table-cell>
          <table:table-cell office:value-type="float" office:value="1567.06" calcext:value-type="float">
            <text:p>1567.06</text:p>
          </table:table-cell>
        </table:table-row>
        <table:table-row table:style-name="ro1">
          <table:table-cell office:value-type="float" office:value="9535345" calcext:value-type="float">
            <text:p>9535345</text:p>
          </table:table-cell>
          <table:table-cell table:formula="of:=[.A598]/1000/(60*60*24)" office:value-type="time" office:time-value="PT02H38M55.345S" calcext:value-type="time">
            <text:p>02:38:55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2" calcext:value-type="float">
            <text:p>580.42</text:p>
          </table:table-cell>
          <table:table-cell office:value-type="float" office:value="1322.88" calcext:value-type="float">
            <text:p>1322.88</text:p>
          </table:table-cell>
          <table:table-cell office:value-type="float" office:value="1569.64" calcext:value-type="float">
            <text:p>1569.64</text:p>
          </table:table-cell>
        </table:table-row>
        <table:table-row table:style-name="ro1">
          <table:table-cell office:value-type="float" office:value="9551343" calcext:value-type="float">
            <text:p>9551343</text:p>
          </table:table-cell>
          <table:table-cell table:formula="of:=[.A599]/1000/(60*60*24)" office:value-type="time" office:time-value="PT02H39M11.343S" calcext:value-type="time">
            <text:p>02:39:11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4" calcext:value-type="float">
            <text:p>580.04</text:p>
          </table:table-cell>
          <table:table-cell office:value-type="float" office:value="1325.1" calcext:value-type="float">
            <text:p>1325.1</text:p>
          </table:table-cell>
          <table:table-cell office:value-type="float" office:value="1572.21" calcext:value-type="float">
            <text:p>1572.21</text:p>
          </table:table-cell>
        </table:table-row>
        <table:table-row table:style-name="ro1">
          <table:table-cell office:value-type="float" office:value="9567343" calcext:value-type="float">
            <text:p>9567343</text:p>
          </table:table-cell>
          <table:table-cell table:formula="of:=[.A600]/1000/(60*60*24)" office:value-type="time" office:time-value="PT02H39M27.343S" calcext:value-type="time">
            <text:p>02:39:27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7" calcext:value-type="float">
            <text:p>580.27</text:p>
          </table:table-cell>
          <table:table-cell office:value-type="float" office:value="1327.32" calcext:value-type="float">
            <text:p>1327.32</text:p>
          </table:table-cell>
          <table:table-cell office:value-type="float" office:value="1574.79" calcext:value-type="float">
            <text:p>1574.79</text:p>
          </table:table-cell>
        </table:table-row>
        <table:table-row table:style-name="ro1">
          <table:table-cell office:value-type="float" office:value="9583343" calcext:value-type="float">
            <text:p>9583343</text:p>
          </table:table-cell>
          <table:table-cell table:formula="of:=[.A601]/1000/(60*60*24)" office:value-type="time" office:time-value="PT02H39M43.343S" calcext:value-type="time">
            <text:p>02:39:43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6" calcext:value-type="float">
            <text:p>580.26</text:p>
          </table:table-cell>
          <table:table-cell office:value-type="float" office:value="1329.54" calcext:value-type="float">
            <text:p>1329.54</text:p>
          </table:table-cell>
          <table:table-cell office:value-type="float" office:value="1577.37" calcext:value-type="float">
            <text:p>1577.37</text:p>
          </table:table-cell>
        </table:table-row>
        <table:table-row table:style-name="ro1">
          <table:table-cell office:value-type="float" office:value="9599343" calcext:value-type="float">
            <text:p>9599343</text:p>
          </table:table-cell>
          <table:table-cell table:formula="of:=[.A602]/1000/(60*60*24)" office:value-type="time" office:time-value="PT02H39M59.343S" calcext:value-type="time">
            <text:p>02:39:59</text:p>
          </table:table-cell>
          <table:table-cell office:value-type="float" office:value="1.16" calcext:value-type="float">
            <text:p>1.1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9.95" calcext:value-type="float">
            <text:p>579.95</text:p>
          </table:table-cell>
          <table:table-cell office:value-type="float" office:value="1331.76" calcext:value-type="float">
            <text:p>1331.76</text:p>
          </table:table-cell>
          <table:table-cell office:value-type="float" office:value="1579.95" calcext:value-type="float">
            <text:p>1579.95</text:p>
          </table:table-cell>
        </table:table-row>
        <table:table-row table:style-name="ro1">
          <table:table-cell office:value-type="float" office:value="9615343" calcext:value-type="float">
            <text:p>9615343</text:p>
          </table:table-cell>
          <table:table-cell table:formula="of:=[.A603]/1000/(60*60*24)" office:value-type="time" office:time-value="PT02H40M15.343S" calcext:value-type="time">
            <text:p>02:40:15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7" calcext:value-type="float">
            <text:p>580.17</text:p>
          </table:table-cell>
          <table:table-cell office:value-type="float" office:value="1333.98" calcext:value-type="float">
            <text:p>1333.98</text:p>
          </table:table-cell>
          <table:table-cell office:value-type="float" office:value="1582.52" calcext:value-type="float">
            <text:p>1582.52</text:p>
          </table:table-cell>
        </table:table-row>
        <table:table-row table:style-name="ro1">
          <table:table-cell office:value-type="float" office:value="9631343" calcext:value-type="float">
            <text:p>9631343</text:p>
          </table:table-cell>
          <table:table-cell table:formula="of:=[.A604]/1000/(60*60*24)" office:value-type="time" office:time-value="PT02H40M31.343S" calcext:value-type="time">
            <text:p>02:40:31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" calcext:value-type="float">
            <text:p>580.4</text:p>
          </table:table-cell>
          <table:table-cell office:value-type="float" office:value="1336.2" calcext:value-type="float">
            <text:p>1336.2</text:p>
          </table:table-cell>
          <table:table-cell office:value-type="float" office:value="1585.1" calcext:value-type="float">
            <text:p>1585.1</text:p>
          </table:table-cell>
        </table:table-row>
        <table:table-row table:style-name="ro1">
          <table:table-cell office:value-type="float" office:value="9647343" calcext:value-type="float">
            <text:p>9647343</text:p>
          </table:table-cell>
          <table:table-cell table:formula="of:=[.A605]/1000/(60*60*24)" office:value-type="time" office:time-value="PT02H40M47.343S" calcext:value-type="time">
            <text:p>02:40:47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2" calcext:value-type="float">
            <text:p>580.42</text:p>
          </table:table-cell>
          <table:table-cell office:value-type="float" office:value="1338.42" calcext:value-type="float">
            <text:p>1338.42</text:p>
          </table:table-cell>
          <table:table-cell office:value-type="float" office:value="1587.68" calcext:value-type="float">
            <text:p>1587.68</text:p>
          </table:table-cell>
        </table:table-row>
        <table:table-row table:style-name="ro1">
          <table:table-cell office:value-type="float" office:value="9663344" calcext:value-type="float">
            <text:p>9663344</text:p>
          </table:table-cell>
          <table:table-cell table:formula="of:=[.A606]/1000/(60*60*24)" office:value-type="time" office:time-value="PT02H41M03.344S" calcext:value-type="time">
            <text:p>02:41:03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" calcext:value-type="float">
            <text:p>578.4</text:p>
          </table:table-cell>
          <table:table-cell office:value-type="float" office:value="1340.64" calcext:value-type="float">
            <text:p>1340.64</text:p>
          </table:table-cell>
          <table:table-cell office:value-type="float" office:value="1590.26" calcext:value-type="float">
            <text:p>1590.26</text:p>
          </table:table-cell>
        </table:table-row>
        <table:table-row table:style-name="ro1">
          <table:table-cell office:value-type="float" office:value="9679343" calcext:value-type="float">
            <text:p>9679343</text:p>
          </table:table-cell>
          <table:table-cell table:formula="of:=[.A607]/1000/(60*60*24)" office:value-type="time" office:time-value="PT02H41M19.343S" calcext:value-type="time">
            <text:p>02:41:19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1" calcext:value-type="float">
            <text:p>580.41</text:p>
          </table:table-cell>
          <table:table-cell office:value-type="float" office:value="1342.86" calcext:value-type="float">
            <text:p>1342.86</text:p>
          </table:table-cell>
          <table:table-cell office:value-type="float" office:value="1592.83" calcext:value-type="float">
            <text:p>1592.83</text:p>
          </table:table-cell>
        </table:table-row>
        <table:table-row table:style-name="ro1">
          <table:table-cell office:value-type="float" office:value="9695344" calcext:value-type="float">
            <text:p>9695344</text:p>
          </table:table-cell>
          <table:table-cell table:formula="of:=[.A608]/1000/(60*60*24)" office:value-type="time" office:time-value="PT02H41M35.344S" calcext:value-type="time">
            <text:p>02:41:35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5" calcext:value-type="float">
            <text:p>580.05</text:p>
          </table:table-cell>
          <table:table-cell office:value-type="float" office:value="1345.08" calcext:value-type="float">
            <text:p>1345.08</text:p>
          </table:table-cell>
          <table:table-cell office:value-type="float" office:value="1595.41" calcext:value-type="float">
            <text:p>1595.41</text:p>
          </table:table-cell>
        </table:table-row>
        <table:table-row table:style-name="ro1">
          <table:table-cell office:value-type="float" office:value="9711343" calcext:value-type="float">
            <text:p>9711343</text:p>
          </table:table-cell>
          <table:table-cell table:formula="of:=[.A609]/1000/(60*60*24)" office:value-type="time" office:time-value="PT02H41M51.343S" calcext:value-type="time">
            <text:p>02:41:51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1" calcext:value-type="float">
            <text:p>580.41</text:p>
          </table:table-cell>
          <table:table-cell office:value-type="float" office:value="1347.3" calcext:value-type="float">
            <text:p>1347.3</text:p>
          </table:table-cell>
          <table:table-cell office:value-type="float" office:value="1597.99" calcext:value-type="float">
            <text:p>1597.99</text:p>
          </table:table-cell>
        </table:table-row>
        <table:table-row table:style-name="ro1">
          <table:table-cell office:value-type="float" office:value="9727345" calcext:value-type="float">
            <text:p>9727345</text:p>
          </table:table-cell>
          <table:table-cell table:formula="of:=[.A610]/1000/(60*60*24)" office:value-type="time" office:time-value="PT02H42M07.345S" calcext:value-type="time">
            <text:p>02:42:07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" calcext:value-type="float">
            <text:p>578.4</text:p>
          </table:table-cell>
          <table:table-cell office:value-type="float" office:value="1349.52" calcext:value-type="float">
            <text:p>1349.52</text:p>
          </table:table-cell>
          <table:table-cell office:value-type="float" office:value="1600.56" calcext:value-type="float">
            <text:p>1600.56</text:p>
          </table:table-cell>
        </table:table-row>
        <table:table-row table:style-name="ro1">
          <table:table-cell office:value-type="float" office:value="9743343" calcext:value-type="float">
            <text:p>9743343</text:p>
          </table:table-cell>
          <table:table-cell table:formula="of:=[.A611]/1000/(60*60*24)" office:value-type="time" office:time-value="PT02H42M23.343S" calcext:value-type="time">
            <text:p>02:42:23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8" calcext:value-type="float">
            <text:p>580.28</text:p>
          </table:table-cell>
          <table:table-cell office:value-type="float" office:value="1351.74" calcext:value-type="float">
            <text:p>1351.74</text:p>
          </table:table-cell>
          <table:table-cell office:value-type="float" office:value="1603.14" calcext:value-type="float">
            <text:p>1603.14</text:p>
          </table:table-cell>
        </table:table-row>
        <table:table-row table:style-name="ro1">
          <table:table-cell office:value-type="float" office:value="9759343" calcext:value-type="float">
            <text:p>9759343</text:p>
          </table:table-cell>
          <table:table-cell table:formula="of:=[.A612]/1000/(60*60*24)" office:value-type="time" office:time-value="PT02H42M39.343S" calcext:value-type="time">
            <text:p>02:42:39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2" calcext:value-type="float">
            <text:p>578.42</text:p>
          </table:table-cell>
          <table:table-cell office:value-type="float" office:value="1353.96" calcext:value-type="float">
            <text:p>1353.96</text:p>
          </table:table-cell>
          <table:table-cell office:value-type="float" office:value="1605.71" calcext:value-type="float">
            <text:p>1605.71</text:p>
          </table:table-cell>
        </table:table-row>
        <table:table-row table:style-name="ro1">
          <table:table-cell office:value-type="float" office:value="9775343" calcext:value-type="float">
            <text:p>9775343</text:p>
          </table:table-cell>
          <table:table-cell table:formula="of:=[.A613]/1000/(60*60*24)" office:value-type="time" office:time-value="PT02H42M55.343S" calcext:value-type="time">
            <text:p>02:42:55</text:p>
          </table:table-cell>
          <table:table-cell office:value-type="float" office:value="1.16" calcext:value-type="float">
            <text:p>1.16</text:p>
          </table:table-cell>
          <table:table-cell office:value-type="float" office:value="499" calcext:value-type="float">
            <text:p>499</text:p>
          </table:table-cell>
          <table:table-cell office:value-type="float" office:value="579.81" calcext:value-type="float">
            <text:p>579.81</text:p>
          </table:table-cell>
          <table:table-cell office:value-type="float" office:value="1356.18" calcext:value-type="float">
            <text:p>1356.18</text:p>
          </table:table-cell>
          <table:table-cell office:value-type="float" office:value="1608.29" calcext:value-type="float">
            <text:p>1608.29</text:p>
          </table:table-cell>
        </table:table-row>
        <table:table-row table:style-name="ro1">
          <table:table-cell office:value-type="float" office:value="9791343" calcext:value-type="float">
            <text:p>9791343</text:p>
          </table:table-cell>
          <table:table-cell table:formula="of:=[.A614]/1000/(60*60*24)" office:value-type="time" office:time-value="PT02H43M11.343S" calcext:value-type="time">
            <text:p>02:43:11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" calcext:value-type="float">
            <text:p>578.4</text:p>
          </table:table-cell>
          <table:table-cell office:value-type="float" office:value="1358.4" calcext:value-type="float">
            <text:p>1358.4</text:p>
          </table:table-cell>
          <table:table-cell office:value-type="float" office:value="1610.86" calcext:value-type="float">
            <text:p>1610.86</text:p>
          </table:table-cell>
        </table:table-row>
        <table:table-row table:style-name="ro1">
          <table:table-cell office:value-type="float" office:value="9807343" calcext:value-type="float">
            <text:p>9807343</text:p>
          </table:table-cell>
          <table:table-cell table:formula="of:=[.A615]/1000/(60*60*24)" office:value-type="time" office:time-value="PT02H43M27.343S" calcext:value-type="time">
            <text:p>02:43:27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8" calcext:value-type="float">
            <text:p>578.18</text:p>
          </table:table-cell>
          <table:table-cell office:value-type="float" office:value="1360.62" calcext:value-type="float">
            <text:p>1360.62</text:p>
          </table:table-cell>
          <table:table-cell office:value-type="float" office:value="1613.44" calcext:value-type="float">
            <text:p>1613.44</text:p>
          </table:table-cell>
        </table:table-row>
        <table:table-row table:style-name="ro1">
          <table:table-cell office:value-type="float" office:value="9823343" calcext:value-type="float">
            <text:p>9823343</text:p>
          </table:table-cell>
          <table:table-cell table:formula="of:=[.A616]/1000/(60*60*24)" office:value-type="time" office:time-value="PT02H43M43.343S" calcext:value-type="time">
            <text:p>02:43:43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2" calcext:value-type="float">
            <text:p>580.52</text:p>
          </table:table-cell>
          <table:table-cell office:value-type="float" office:value="1362.84" calcext:value-type="float">
            <text:p>1362.84</text:p>
          </table:table-cell>
          <table:table-cell office:value-type="float" office:value="1616.01" calcext:value-type="float">
            <text:p>1616.01</text:p>
          </table:table-cell>
        </table:table-row>
        <table:table-row table:style-name="ro1">
          <table:table-cell office:value-type="float" office:value="9839343" calcext:value-type="float">
            <text:p>9839343</text:p>
          </table:table-cell>
          <table:table-cell table:formula="of:=[.A617]/1000/(60*60*24)" office:value-type="time" office:time-value="PT02H43M59.343S" calcext:value-type="time">
            <text:p>02:43:59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8" calcext:value-type="float">
            <text:p>578.18</text:p>
          </table:table-cell>
          <table:table-cell office:value-type="float" office:value="1365.06" calcext:value-type="float">
            <text:p>1365.06</text:p>
          </table:table-cell>
          <table:table-cell office:value-type="float" office:value="1618.59" calcext:value-type="float">
            <text:p>1618.59</text:p>
          </table:table-cell>
        </table:table-row>
        <table:table-row table:style-name="ro1">
          <table:table-cell office:value-type="float" office:value="9855343" calcext:value-type="float">
            <text:p>9855343</text:p>
          </table:table-cell>
          <table:table-cell table:formula="of:=[.A618]/1000/(60*60*24)" office:value-type="time" office:time-value="PT02H44M15.343S" calcext:value-type="time">
            <text:p>02:44:15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4" calcext:value-type="float">
            <text:p>580.04</text:p>
          </table:table-cell>
          <table:table-cell office:value-type="float" office:value="1367.28" calcext:value-type="float">
            <text:p>1367.28</text:p>
          </table:table-cell>
          <table:table-cell office:value-type="float" office:value="1621.16" calcext:value-type="float">
            <text:p>1621.16</text:p>
          </table:table-cell>
        </table:table-row>
        <table:table-row table:style-name="ro1">
          <table:table-cell office:value-type="float" office:value="9871343" calcext:value-type="float">
            <text:p>9871343</text:p>
          </table:table-cell>
          <table:table-cell table:formula="of:=[.A619]/1000/(60*60*24)" office:value-type="time" office:time-value="PT02H44M31.343S" calcext:value-type="time">
            <text:p>02:44:31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78.51" calcext:value-type="float">
            <text:p>578.51</text:p>
          </table:table-cell>
          <table:table-cell office:value-type="float" office:value="1369.5" calcext:value-type="float">
            <text:p>1369.5</text:p>
          </table:table-cell>
          <table:table-cell office:value-type="float" office:value="1623.73" calcext:value-type="float">
            <text:p>1623.73</text:p>
          </table:table-cell>
        </table:table-row>
        <table:table-row table:style-name="ro1">
          <table:table-cell office:value-type="float" office:value="9887344" calcext:value-type="float">
            <text:p>9887344</text:p>
          </table:table-cell>
          <table:table-cell table:formula="of:=[.A620]/1000/(60*60*24)" office:value-type="time" office:time-value="PT02H44M47.344S" calcext:value-type="time">
            <text:p>02:44:47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1" calcext:value-type="float">
            <text:p>578.41</text:p>
          </table:table-cell>
          <table:table-cell office:value-type="float" office:value="1371.72" calcext:value-type="float">
            <text:p>1371.72</text:p>
          </table:table-cell>
          <table:table-cell office:value-type="float" office:value="1626.31" calcext:value-type="float">
            <text:p>1626.31</text:p>
          </table:table-cell>
        </table:table-row>
        <table:table-row table:style-name="ro1">
          <table:table-cell office:value-type="float" office:value="9903343" calcext:value-type="float">
            <text:p>9903343</text:p>
          </table:table-cell>
          <table:table-cell table:formula="of:=[.A621]/1000/(60*60*24)" office:value-type="time" office:time-value="PT02H45M03.343S" calcext:value-type="time">
            <text:p>02:45:03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9" calcext:value-type="float">
            <text:p>578.19</text:p>
          </table:table-cell>
          <table:table-cell office:value-type="float" office:value="1373.94" calcext:value-type="float">
            <text:p>1373.94</text:p>
          </table:table-cell>
          <table:table-cell office:value-type="float" office:value="1628.88" calcext:value-type="float">
            <text:p>1628.88</text:p>
          </table:table-cell>
        </table:table-row>
        <table:table-row table:style-name="ro1">
          <table:table-cell office:value-type="float" office:value="9919345" calcext:value-type="float">
            <text:p>9919345</text:p>
          </table:table-cell>
          <table:table-cell table:formula="of:=[.A622]/1000/(60*60*24)" office:value-type="time" office:time-value="PT02H45M19.345S" calcext:value-type="time">
            <text:p>02:45:19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2" calcext:value-type="float">
            <text:p>578.42</text:p>
          </table:table-cell>
          <table:table-cell office:value-type="float" office:value="1376.16" calcext:value-type="float">
            <text:p>1376.16</text:p>
          </table:table-cell>
          <table:table-cell office:value-type="float" office:value="1631.46" calcext:value-type="float">
            <text:p>1631.46</text:p>
          </table:table-cell>
        </table:table-row>
        <table:table-row table:style-name="ro1">
          <table:table-cell office:value-type="float" office:value="9935345" calcext:value-type="float">
            <text:p>9935345</text:p>
          </table:table-cell>
          <table:table-cell table:formula="of:=[.A623]/1000/(60*60*24)" office:value-type="time" office:time-value="PT02H45M35.345S" calcext:value-type="time">
            <text:p>02:45:35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7" calcext:value-type="float">
            <text:p>578.17</text:p>
          </table:table-cell>
          <table:table-cell office:value-type="float" office:value="1378.38" calcext:value-type="float">
            <text:p>1378.38</text:p>
          </table:table-cell>
          <table:table-cell office:value-type="float" office:value="1634.03" calcext:value-type="float">
            <text:p>1634.03</text:p>
          </table:table-cell>
        </table:table-row>
        <table:table-row table:style-name="ro1">
          <table:table-cell office:value-type="float" office:value="9951344" calcext:value-type="float">
            <text:p>9951344</text:p>
          </table:table-cell>
          <table:table-cell table:formula="of:=[.A624]/1000/(60*60*24)" office:value-type="time" office:time-value="PT02H45M51.344S" calcext:value-type="time">
            <text:p>02:45:51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78.03" calcext:value-type="float">
            <text:p>578.03</text:p>
          </table:table-cell>
          <table:table-cell office:value-type="float" office:value="1380.59" calcext:value-type="float">
            <text:p>1380.59</text:p>
          </table:table-cell>
          <table:table-cell office:value-type="float" office:value="1636.6" calcext:value-type="float">
            <text:p>1636.6</text:p>
          </table:table-cell>
        </table:table-row>
        <table:table-row table:style-name="ro1">
          <table:table-cell office:value-type="float" office:value="9967343" calcext:value-type="float">
            <text:p>9967343</text:p>
          </table:table-cell>
          <table:table-cell table:formula="of:=[.A625]/1000/(60*60*24)" office:value-type="time" office:time-value="PT02H46M07.343S" calcext:value-type="time">
            <text:p>02:46:07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7" calcext:value-type="float">
            <text:p>578.27</text:p>
          </table:table-cell>
          <table:table-cell office:value-type="float" office:value="1382.81" calcext:value-type="float">
            <text:p>1382.81</text:p>
          </table:table-cell>
          <table:table-cell office:value-type="float" office:value="1639.17" calcext:value-type="float">
            <text:p>1639.17</text:p>
          </table:table-cell>
        </table:table-row>
        <table:table-row table:style-name="ro1">
          <table:table-cell office:value-type="float" office:value="9983343" calcext:value-type="float">
            <text:p>9983343</text:p>
          </table:table-cell>
          <table:table-cell table:formula="of:=[.A626]/1000/(60*60*24)" office:value-type="time" office:time-value="PT02H46M23.343S" calcext:value-type="time">
            <text:p>02:46:23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8" calcext:value-type="float">
            <text:p>580.18</text:p>
          </table:table-cell>
          <table:table-cell office:value-type="float" office:value="1385.03" calcext:value-type="float">
            <text:p>1385.03</text:p>
          </table:table-cell>
          <table:table-cell office:value-type="float" office:value="1641.75" calcext:value-type="float">
            <text:p>1641.75</text:p>
          </table:table-cell>
        </table:table-row>
        <table:table-row table:style-name="ro1">
          <table:table-cell office:value-type="float" office:value="9999343" calcext:value-type="float">
            <text:p>9999343</text:p>
          </table:table-cell>
          <table:table-cell table:formula="of:=[.A627]/1000/(60*60*24)" office:value-type="time" office:time-value="PT02H46M39.343S" calcext:value-type="time">
            <text:p>02:46:39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2" calcext:value-type="float">
            <text:p>580.42</text:p>
          </table:table-cell>
          <table:table-cell office:value-type="float" office:value="1387.25" calcext:value-type="float">
            <text:p>1387.25</text:p>
          </table:table-cell>
          <table:table-cell office:value-type="float" office:value="1644.32" calcext:value-type="float">
            <text:p>1644.32</text:p>
          </table:table-cell>
        </table:table-row>
        <table:table-row table:style-name="ro1">
          <table:table-cell office:value-type="float" office:value="10015343" calcext:value-type="float">
            <text:p>10015343</text:p>
          </table:table-cell>
          <table:table-cell table:formula="of:=[.A628]/1000/(60*60*24)" office:value-type="time" office:time-value="PT02H46M55.343S" calcext:value-type="time">
            <text:p>02:46:55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39" calcext:value-type="float">
            <text:p>578.39</text:p>
          </table:table-cell>
          <table:table-cell office:value-type="float" office:value="1389.47" calcext:value-type="float">
            <text:p>1389.47</text:p>
          </table:table-cell>
          <table:table-cell office:value-type="float" office:value="1646.89" calcext:value-type="float">
            <text:p>1646.89</text:p>
          </table:table-cell>
        </table:table-row>
        <table:table-row table:style-name="ro1">
          <table:table-cell office:value-type="float" office:value="10031345" calcext:value-type="float">
            <text:p>10031345</text:p>
          </table:table-cell>
          <table:table-cell table:formula="of:=[.A629]/1000/(60*60*24)" office:value-type="time" office:time-value="PT02H47M11.345S" calcext:value-type="time">
            <text:p>02:47:11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8" calcext:value-type="float">
            <text:p>578.28</text:p>
          </table:table-cell>
          <table:table-cell office:value-type="float" office:value="1391.69" calcext:value-type="float">
            <text:p>1391.69</text:p>
          </table:table-cell>
          <table:table-cell office:value-type="float" office:value="1649.46" calcext:value-type="float">
            <text:p>1649.46</text:p>
          </table:table-cell>
        </table:table-row>
        <table:table-row table:style-name="ro1">
          <table:table-cell office:value-type="float" office:value="10047345" calcext:value-type="float">
            <text:p>10047345</text:p>
          </table:table-cell>
          <table:table-cell table:formula="of:=[.A630]/1000/(60*60*24)" office:value-type="time" office:time-value="PT02H47M27.345S" calcext:value-type="time">
            <text:p>02:47:27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7" calcext:value-type="float">
            <text:p>578.27</text:p>
          </table:table-cell>
          <table:table-cell office:value-type="float" office:value="1393.91" calcext:value-type="float">
            <text:p>1393.91</text:p>
          </table:table-cell>
          <table:table-cell office:value-type="float" office:value="1652.03" calcext:value-type="float">
            <text:p>1652.03</text:p>
          </table:table-cell>
        </table:table-row>
        <table:table-row table:style-name="ro1">
          <table:table-cell office:value-type="float" office:value="10063345" calcext:value-type="float">
            <text:p>10063345</text:p>
          </table:table-cell>
          <table:table-cell table:formula="of:=[.A631]/1000/(60*60*24)" office:value-type="time" office:time-value="PT02H47M43.345S" calcext:value-type="time">
            <text:p>02:47:43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7" calcext:value-type="float">
            <text:p>576.27</text:p>
          </table:table-cell>
          <table:table-cell office:value-type="float" office:value="1396.13" calcext:value-type="float">
            <text:p>1396.13</text:p>
          </table:table-cell>
          <table:table-cell office:value-type="float" office:value="1654.6" calcext:value-type="float">
            <text:p>1654.6</text:p>
          </table:table-cell>
        </table:table-row>
        <table:table-row table:style-name="ro1">
          <table:table-cell office:value-type="float" office:value="10079344" calcext:value-type="float">
            <text:p>10079344</text:p>
          </table:table-cell>
          <table:table-cell table:formula="of:=[.A632]/1000/(60*60*24)" office:value-type="time" office:time-value="PT02H47M59.344S" calcext:value-type="time">
            <text:p>02:47:59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6" calcext:value-type="float">
            <text:p>578.16</text:p>
          </table:table-cell>
          <table:table-cell office:value-type="float" office:value="1398.35" calcext:value-type="float">
            <text:p>1398.35</text:p>
          </table:table-cell>
          <table:table-cell office:value-type="float" office:value="1657.17" calcext:value-type="float">
            <text:p>1657.17</text:p>
          </table:table-cell>
        </table:table-row>
        <table:table-row table:style-name="ro1">
          <table:table-cell office:value-type="float" office:value="10095343" calcext:value-type="float">
            <text:p>10095343</text:p>
          </table:table-cell>
          <table:table-cell table:formula="of:=[.A633]/1000/(60*60*24)" office:value-type="time" office:time-value="PT02H48M15.343S" calcext:value-type="time">
            <text:p>02:48:15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78.04" calcext:value-type="float">
            <text:p>578.04</text:p>
          </table:table-cell>
          <table:table-cell office:value-type="float" office:value="1400.57" calcext:value-type="float">
            <text:p>1400.57</text:p>
          </table:table-cell>
          <table:table-cell office:value-type="float" office:value="1659.74" calcext:value-type="float">
            <text:p>1659.74</text:p>
          </table:table-cell>
        </table:table-row>
        <table:table-row table:style-name="ro1">
          <table:table-cell office:value-type="float" office:value="10111344" calcext:value-type="float">
            <text:p>10111344</text:p>
          </table:table-cell>
          <table:table-cell table:formula="of:=[.A634]/1000/(60*60*24)" office:value-type="time" office:time-value="PT02H48M31.344S" calcext:value-type="time">
            <text:p>02:48:31</text:p>
          </table:table-cell>
          <table:table-cell office:value-type="float" office:value="1.16" calcext:value-type="float">
            <text:p>1.16</text:p>
          </table:table-cell>
          <table:table-cell office:value-type="float" office:value="499" calcext:value-type="float">
            <text:p>499</text:p>
          </table:table-cell>
          <table:table-cell office:value-type="float" office:value="577.82" calcext:value-type="float">
            <text:p>577.82</text:p>
          </table:table-cell>
          <table:table-cell office:value-type="float" office:value="1402.79" calcext:value-type="float">
            <text:p>1402.79</text:p>
          </table:table-cell>
          <table:table-cell office:value-type="float" office:value="1662.31" calcext:value-type="float">
            <text:p>1662.31</text:p>
          </table:table-cell>
        </table:table-row>
        <table:table-row table:style-name="ro1">
          <table:table-cell office:value-type="float" office:value="10127343" calcext:value-type="float">
            <text:p>10127343</text:p>
          </table:table-cell>
          <table:table-cell table:formula="of:=[.A635]/1000/(60*60*24)" office:value-type="time" office:time-value="PT02H48M47.343S" calcext:value-type="time">
            <text:p>02:48:47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6.5" calcext:value-type="float">
            <text:p>576.5</text:p>
          </table:table-cell>
          <table:table-cell office:value-type="float" office:value="1405.01" calcext:value-type="float">
            <text:p>1405.01</text:p>
          </table:table-cell>
          <table:table-cell office:value-type="float" office:value="1664.88" calcext:value-type="float">
            <text:p>1664.88</text:p>
          </table:table-cell>
        </table:table-row>
        <table:table-row table:style-name="ro1">
          <table:table-cell office:value-type="float" office:value="10143345" calcext:value-type="float">
            <text:p>10143345</text:p>
          </table:table-cell>
          <table:table-cell table:formula="of:=[.A636]/1000/(60*60*24)" office:value-type="time" office:time-value="PT02H49M03.345S" calcext:value-type="time">
            <text:p>02:49:03</text:p>
          </table:table-cell>
          <table:table-cell office:value-type="float" office:value="1.16" calcext:value-type="float">
            <text:p>1.1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7.95" calcext:value-type="float">
            <text:p>577.95</text:p>
          </table:table-cell>
          <table:table-cell office:value-type="float" office:value="1407.23" calcext:value-type="float">
            <text:p>1407.23</text:p>
          </table:table-cell>
          <table:table-cell office:value-type="float" office:value="1667.45" calcext:value-type="float">
            <text:p>1667.45</text:p>
          </table:table-cell>
        </table:table-row>
        <table:table-row table:style-name="ro1">
          <table:table-cell office:value-type="float" office:value="10159343" calcext:value-type="float">
            <text:p>10159343</text:p>
          </table:table-cell>
          <table:table-cell table:formula="of:=[.A637]/1000/(60*60*24)" office:value-type="time" office:time-value="PT02H49M19.343S" calcext:value-type="time">
            <text:p>02:49:19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8" calcext:value-type="float">
            <text:p>578.18</text:p>
          </table:table-cell>
          <table:table-cell office:value-type="float" office:value="1409.45" calcext:value-type="float">
            <text:p>1409.45</text:p>
          </table:table-cell>
          <table:table-cell office:value-type="float" office:value="1670.02" calcext:value-type="float">
            <text:p>1670.02</text:p>
          </table:table-cell>
        </table:table-row>
        <table:table-row table:style-name="ro1">
          <table:table-cell office:value-type="float" office:value="10175345" calcext:value-type="float">
            <text:p>10175345</text:p>
          </table:table-cell>
          <table:table-cell table:formula="of:=[.A638]/1000/(60*60*24)" office:value-type="time" office:time-value="PT02H49M35.345S" calcext:value-type="time">
            <text:p>02:49:35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8" calcext:value-type="float">
            <text:p>578.18</text:p>
          </table:table-cell>
          <table:table-cell office:value-type="float" office:value="1411.67" calcext:value-type="float">
            <text:p>1411.67</text:p>
          </table:table-cell>
          <table:table-cell office:value-type="float" office:value="1672.59" calcext:value-type="float">
            <text:p>1672.59</text:p>
          </table:table-cell>
        </table:table-row>
        <table:table-row table:style-name="ro1">
          <table:table-cell office:value-type="float" office:value="10191343" calcext:value-type="float">
            <text:p>10191343</text:p>
          </table:table-cell>
          <table:table-cell table:formula="of:=[.A639]/1000/(60*60*24)" office:value-type="time" office:time-value="PT02H49M51.343S" calcext:value-type="time">
            <text:p>02:49:51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6.52" calcext:value-type="float">
            <text:p>576.52</text:p>
          </table:table-cell>
          <table:table-cell office:value-type="float" office:value="1413.89" calcext:value-type="float">
            <text:p>1413.89</text:p>
          </table:table-cell>
          <table:table-cell office:value-type="float" office:value="1675.15" calcext:value-type="float">
            <text:p>1675.15</text:p>
          </table:table-cell>
        </table:table-row>
        <table:table-row table:style-name="ro1">
          <table:table-cell office:value-type="float" office:value="10207343" calcext:value-type="float">
            <text:p>10207343</text:p>
          </table:table-cell>
          <table:table-cell table:formula="of:=[.A640]/1000/(60*60*24)" office:value-type="time" office:time-value="PT02H50M07.343S" calcext:value-type="time">
            <text:p>02:50:07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78.5" calcext:value-type="float">
            <text:p>578.5</text:p>
          </table:table-cell>
          <table:table-cell office:value-type="float" office:value="1416.11" calcext:value-type="float">
            <text:p>1416.11</text:p>
          </table:table-cell>
          <table:table-cell office:value-type="float" office:value="1677.72" calcext:value-type="float">
            <text:p>1677.72</text:p>
          </table:table-cell>
        </table:table-row>
        <table:table-row table:style-name="ro1">
          <table:table-cell office:value-type="float" office:value="10223343" calcext:value-type="float">
            <text:p>10223343</text:p>
          </table:table-cell>
          <table:table-cell table:formula="of:=[.A641]/1000/(60*60*24)" office:value-type="time" office:time-value="PT02H50M23.343S" calcext:value-type="time">
            <text:p>02:50:23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8" calcext:value-type="float">
            <text:p>578.18</text:p>
          </table:table-cell>
          <table:table-cell office:value-type="float" office:value="1418.33" calcext:value-type="float">
            <text:p>1418.33</text:p>
          </table:table-cell>
          <table:table-cell office:value-type="float" office:value="1680.29" calcext:value-type="float">
            <text:p>1680.29</text:p>
          </table:table-cell>
        </table:table-row>
        <table:table-row table:style-name="ro1">
          <table:table-cell office:value-type="float" office:value="10239343" calcext:value-type="float">
            <text:p>10239343</text:p>
          </table:table-cell>
          <table:table-cell table:formula="of:=[.A642]/1000/(60*60*24)" office:value-type="time" office:time-value="PT02H50M39.343S" calcext:value-type="time">
            <text:p>02:50:39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1" calcext:value-type="float">
            <text:p>578.41</text:p>
          </table:table-cell>
          <table:table-cell office:value-type="float" office:value="1420.55" calcext:value-type="float">
            <text:p>1420.55</text:p>
          </table:table-cell>
          <table:table-cell office:value-type="float" office:value="1682.86" calcext:value-type="float">
            <text:p>1682.86</text:p>
          </table:table-cell>
        </table:table-row>
        <table:table-row table:style-name="ro1">
          <table:table-cell office:value-type="float" office:value="10255343" calcext:value-type="float">
            <text:p>10255343</text:p>
          </table:table-cell>
          <table:table-cell table:formula="of:=[.A643]/1000/(60*60*24)" office:value-type="time" office:time-value="PT02H50M55.343S" calcext:value-type="time">
            <text:p>02:50:55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8" calcext:value-type="float">
            <text:p>578.18</text:p>
          </table:table-cell>
          <table:table-cell office:value-type="float" office:value="1422.77" calcext:value-type="float">
            <text:p>1422.77</text:p>
          </table:table-cell>
          <table:table-cell office:value-type="float" office:value="1685.42" calcext:value-type="float">
            <text:p>1685.42</text:p>
          </table:table-cell>
        </table:table-row>
        <table:table-row table:style-name="ro1">
          <table:table-cell office:value-type="float" office:value="10271345" calcext:value-type="float">
            <text:p>10271345</text:p>
          </table:table-cell>
          <table:table-cell table:formula="of:=[.A644]/1000/(60*60*24)" office:value-type="time" office:time-value="PT02H51M11.345S" calcext:value-type="time">
            <text:p>02:51:11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2" calcext:value-type="float">
            <text:p>578.42</text:p>
          </table:table-cell>
          <table:table-cell office:value-type="float" office:value="1424.99" calcext:value-type="float">
            <text:p>1424.99</text:p>
          </table:table-cell>
          <table:table-cell office:value-type="float" office:value="1687.99" calcext:value-type="float">
            <text:p>1687.99</text:p>
          </table:table-cell>
        </table:table-row>
        <table:table-row table:style-name="ro1">
          <table:table-cell office:value-type="float" office:value="10287345" calcext:value-type="float">
            <text:p>10287345</text:p>
          </table:table-cell>
          <table:table-cell table:formula="of:=[.A645]/1000/(60*60*24)" office:value-type="time" office:time-value="PT02H51M27.345S" calcext:value-type="time">
            <text:p>02:51:27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6.5" calcext:value-type="float">
            <text:p>576.5</text:p>
          </table:table-cell>
          <table:table-cell office:value-type="float" office:value="1427.21" calcext:value-type="float">
            <text:p>1427.21</text:p>
          </table:table-cell>
          <table:table-cell office:value-type="float" office:value="1690.56" calcext:value-type="float">
            <text:p>1690.56</text:p>
          </table:table-cell>
        </table:table-row>
        <table:table-row table:style-name="ro1">
          <table:table-cell office:value-type="float" office:value="10303345" calcext:value-type="float">
            <text:p>10303345</text:p>
          </table:table-cell>
          <table:table-cell table:formula="of:=[.A646]/1000/(60*60*24)" office:value-type="time" office:time-value="PT02H51M43.345S" calcext:value-type="time">
            <text:p>02:51:43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6.5" calcext:value-type="float">
            <text:p>576.5</text:p>
          </table:table-cell>
          <table:table-cell office:value-type="float" office:value="1429.43" calcext:value-type="float">
            <text:p>1429.43</text:p>
          </table:table-cell>
          <table:table-cell office:value-type="float" office:value="1693.12" calcext:value-type="float">
            <text:p>1693.12</text:p>
          </table:table-cell>
        </table:table-row>
        <table:table-row table:style-name="ro1">
          <table:table-cell office:value-type="float" office:value="10319345" calcext:value-type="float">
            <text:p>10319345</text:p>
          </table:table-cell>
          <table:table-cell table:formula="of:=[.A647]/1000/(60*60*24)" office:value-type="time" office:time-value="PT02H51M59.345S" calcext:value-type="time">
            <text:p>02:51:59</text:p>
          </table:table-cell>
          <table:table-cell office:value-type="float" office:value="1.15" calcext:value-type="float">
            <text:p>1.1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6.65" calcext:value-type="float">
            <text:p>576.65</text:p>
          </table:table-cell>
          <table:table-cell office:value-type="float" office:value="1431.65" calcext:value-type="float">
            <text:p>1431.65</text:p>
          </table:table-cell>
          <table:table-cell office:value-type="float" office:value="1695.69" calcext:value-type="float">
            <text:p>1695.69</text:p>
          </table:table-cell>
        </table:table-row>
        <table:table-row table:style-name="ro1">
          <table:table-cell office:value-type="float" office:value="10335343" calcext:value-type="float">
            <text:p>10335343</text:p>
          </table:table-cell>
          <table:table-cell table:formula="of:=[.A648]/1000/(60*60*24)" office:value-type="time" office:time-value="PT02H52M15.343S" calcext:value-type="time">
            <text:p>02:52:15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6.04" calcext:value-type="float">
            <text:p>576.04</text:p>
          </table:table-cell>
          <table:table-cell office:value-type="float" office:value="1433.87" calcext:value-type="float">
            <text:p>1433.87</text:p>
          </table:table-cell>
          <table:table-cell office:value-type="float" office:value="1698.26" calcext:value-type="float">
            <text:p>1698.26</text:p>
          </table:table-cell>
        </table:table-row>
        <table:table-row table:style-name="ro1">
          <table:table-cell office:value-type="float" office:value="10351343" calcext:value-type="float">
            <text:p>10351343</text:p>
          </table:table-cell>
          <table:table-cell table:formula="of:=[.A649]/1000/(60*60*24)" office:value-type="time" office:time-value="PT02H52M31.343S" calcext:value-type="time">
            <text:p>02:52:31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6.04" calcext:value-type="float">
            <text:p>576.04</text:p>
          </table:table-cell>
          <table:table-cell office:value-type="float" office:value="1436.09" calcext:value-type="float">
            <text:p>1436.09</text:p>
          </table:table-cell>
          <table:table-cell office:value-type="float" office:value="1700.82" calcext:value-type="float">
            <text:p>1700.82</text:p>
          </table:table-cell>
        </table:table-row>
        <table:table-row table:style-name="ro1">
          <table:table-cell office:value-type="float" office:value="10367343" calcext:value-type="float">
            <text:p>10367343</text:p>
          </table:table-cell>
          <table:table-cell table:formula="of:=[.A650]/1000/(60*60*24)" office:value-type="time" office:time-value="PT02H52M47.343S" calcext:value-type="time">
            <text:p>02:52:47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1" calcext:value-type="float">
            <text:p>578.41</text:p>
          </table:table-cell>
          <table:table-cell office:value-type="float" office:value="1438.31" calcext:value-type="float">
            <text:p>1438.31</text:p>
          </table:table-cell>
          <table:table-cell office:value-type="float" office:value="1703.38" calcext:value-type="float">
            <text:p>1703.38</text:p>
          </table:table-cell>
        </table:table-row>
        <table:table-row table:style-name="ro1">
          <table:table-cell office:value-type="float" office:value="10383343" calcext:value-type="float">
            <text:p>10383343</text:p>
          </table:table-cell>
          <table:table-cell table:formula="of:=[.A651]/1000/(60*60*24)" office:value-type="time" office:time-value="PT02H53M03.343S" calcext:value-type="time">
            <text:p>02:53:03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6.5" calcext:value-type="float">
            <text:p>576.5</text:p>
          </table:table-cell>
          <table:table-cell office:value-type="float" office:value="1440.53" calcext:value-type="float">
            <text:p>1440.53</text:p>
          </table:table-cell>
          <table:table-cell office:value-type="float" office:value="1705.95" calcext:value-type="float">
            <text:p>1705.95</text:p>
          </table:table-cell>
        </table:table-row>
        <table:table-row table:style-name="ro1">
          <table:table-cell office:value-type="float" office:value="10399343" calcext:value-type="float">
            <text:p>10399343</text:p>
          </table:table-cell>
          <table:table-cell table:formula="of:=[.A652]/1000/(60*60*24)" office:value-type="time" office:time-value="PT02H53M19.343S" calcext:value-type="time">
            <text:p>02:53:19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7" calcext:value-type="float">
            <text:p>578.27</text:p>
          </table:table-cell>
          <table:table-cell office:value-type="float" office:value="1442.75" calcext:value-type="float">
            <text:p>1442.75</text:p>
          </table:table-cell>
          <table:table-cell office:value-type="float" office:value="1708.51" calcext:value-type="float">
            <text:p>1708.51</text:p>
          </table:table-cell>
        </table:table-row>
        <table:table-row table:style-name="ro1">
          <table:table-cell office:value-type="float" office:value="10415343" calcext:value-type="float">
            <text:p>10415343</text:p>
          </table:table-cell>
          <table:table-cell table:formula="of:=[.A653]/1000/(60*60*24)" office:value-type="time" office:time-value="PT02H53M35.343S" calcext:value-type="time">
            <text:p>02:53:35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6.19" calcext:value-type="float">
            <text:p>576.19</text:p>
          </table:table-cell>
          <table:table-cell office:value-type="float" office:value="1444.96" calcext:value-type="float">
            <text:p>1444.96</text:p>
          </table:table-cell>
          <table:table-cell office:value-type="float" office:value="1711.08" calcext:value-type="float">
            <text:p>1711.08</text:p>
          </table:table-cell>
        </table:table-row>
        <table:table-row table:style-name="ro1">
          <table:table-cell office:value-type="float" office:value="10431343" calcext:value-type="float">
            <text:p>10431343</text:p>
          </table:table-cell>
          <table:table-cell table:formula="of:=[.A654]/1000/(60*60*24)" office:value-type="time" office:time-value="PT02H53M51.343S" calcext:value-type="time">
            <text:p>02:53:51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6.19" calcext:value-type="float">
            <text:p>576.19</text:p>
          </table:table-cell>
          <table:table-cell office:value-type="float" office:value="1447.18" calcext:value-type="float">
            <text:p>1447.18</text:p>
          </table:table-cell>
          <table:table-cell office:value-type="float" office:value="1713.64" calcext:value-type="float">
            <text:p>1713.64</text:p>
          </table:table-cell>
        </table:table-row>
        <table:table-row table:style-name="ro1">
          <table:table-cell office:value-type="float" office:value="10447343" calcext:value-type="float">
            <text:p>10447343</text:p>
          </table:table-cell>
          <table:table-cell table:formula="of:=[.A655]/1000/(60*60*24)" office:value-type="time" office:time-value="PT02H54M07.343S" calcext:value-type="time">
            <text:p>02:54:07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9" calcext:value-type="float">
            <text:p>576.29</text:p>
          </table:table-cell>
          <table:table-cell office:value-type="float" office:value="1449.4" calcext:value-type="float">
            <text:p>1449.4</text:p>
          </table:table-cell>
          <table:table-cell office:value-type="float" office:value="1716.2" calcext:value-type="float">
            <text:p>1716.2</text:p>
          </table:table-cell>
        </table:table-row>
        <table:table-row table:style-name="ro1">
          <table:table-cell office:value-type="float" office:value="10463343" calcext:value-type="float">
            <text:p>10463343</text:p>
          </table:table-cell>
          <table:table-cell table:formula="of:=[.A656]/1000/(60*60*24)" office:value-type="time" office:time-value="PT02H54M23.343S" calcext:value-type="time">
            <text:p>02:54:23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6.43" calcext:value-type="float">
            <text:p>576.43</text:p>
          </table:table-cell>
          <table:table-cell office:value-type="float" office:value="1451.62" calcext:value-type="float">
            <text:p>1451.62</text:p>
          </table:table-cell>
          <table:table-cell office:value-type="float" office:value="1718.77" calcext:value-type="float">
            <text:p>1718.77</text:p>
          </table:table-cell>
        </table:table-row>
        <table:table-row table:style-name="ro1">
          <table:table-cell office:value-type="float" office:value="10479345" calcext:value-type="float">
            <text:p>10479345</text:p>
          </table:table-cell>
          <table:table-cell table:formula="of:=[.A657]/1000/(60*60*24)" office:value-type="time" office:time-value="PT02H54M39.345S" calcext:value-type="time">
            <text:p>02:54:39</text:p>
          </table:table-cell>
          <table:table-cell office:value-type="float" office:value="1.15" calcext:value-type="float">
            <text:p>1.1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6.65" calcext:value-type="float">
            <text:p>576.65</text:p>
          </table:table-cell>
          <table:table-cell office:value-type="float" office:value="1453.84" calcext:value-type="float">
            <text:p>1453.84</text:p>
          </table:table-cell>
          <table:table-cell office:value-type="float" office:value="1721.33" calcext:value-type="float">
            <text:p>1721.33</text:p>
          </table:table-cell>
        </table:table-row>
        <table:table-row table:style-name="ro1">
          <table:table-cell office:value-type="float" office:value="10495344" calcext:value-type="float">
            <text:p>10495344</text:p>
          </table:table-cell>
          <table:table-cell table:formula="of:=[.A658]/1000/(60*60*24)" office:value-type="time" office:time-value="PT02H54M55.344S" calcext:value-type="time">
            <text:p>02:54:55</text:p>
          </table:table-cell>
          <table:table-cell office:value-type="float" office:value="1.15" calcext:value-type="float">
            <text:p>1.1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6.65" calcext:value-type="float">
            <text:p>576.65</text:p>
          </table:table-cell>
          <table:table-cell office:value-type="float" office:value="1456.06" calcext:value-type="float">
            <text:p>1456.06</text:p>
          </table:table-cell>
          <table:table-cell office:value-type="float" office:value="1723.89" calcext:value-type="float">
            <text:p>1723.89</text:p>
          </table:table-cell>
        </table:table-row>
        <table:table-row table:style-name="ro1">
          <table:table-cell office:value-type="float" office:value="10511345" calcext:value-type="float">
            <text:p>10511345</text:p>
          </table:table-cell>
          <table:table-cell table:formula="of:=[.A659]/1000/(60*60*24)" office:value-type="time" office:time-value="PT02H55M11.345S" calcext:value-type="time">
            <text:p>02:55:11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6.4" calcext:value-type="float">
            <text:p>576.4</text:p>
          </table:table-cell>
          <table:table-cell office:value-type="float" office:value="1458.28" calcext:value-type="float">
            <text:p>1458.28</text:p>
          </table:table-cell>
          <table:table-cell office:value-type="float" office:value="1726.46" calcext:value-type="float">
            <text:p>1726.46</text:p>
          </table:table-cell>
        </table:table-row>
        <table:table-row table:style-name="ro1">
          <table:table-cell office:value-type="float" office:value="10527343" calcext:value-type="float">
            <text:p>10527343</text:p>
          </table:table-cell>
          <table:table-cell table:formula="of:=[.A660]/1000/(60*60*24)" office:value-type="time" office:time-value="PT02H55M27.343S" calcext:value-type="time">
            <text:p>02:55:27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7" calcext:value-type="float">
            <text:p>576.27</text:p>
          </table:table-cell>
          <table:table-cell office:value-type="float" office:value="1460.5" calcext:value-type="float">
            <text:p>1460.5</text:p>
          </table:table-cell>
          <table:table-cell office:value-type="float" office:value="1729.02" calcext:value-type="float">
            <text:p>1729.02</text:p>
          </table:table-cell>
        </table:table-row>
        <table:table-row table:style-name="ro1">
          <table:table-cell office:value-type="float" office:value="10543343" calcext:value-type="float">
            <text:p>10543343</text:p>
          </table:table-cell>
          <table:table-cell table:formula="of:=[.A661]/1000/(60*60*24)" office:value-type="time" office:time-value="PT02H55M43.343S" calcext:value-type="time">
            <text:p>02:55:43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4.04" calcext:value-type="float">
            <text:p>574.04</text:p>
          </table:table-cell>
          <table:table-cell office:value-type="float" office:value="1462.72" calcext:value-type="float">
            <text:p>1462.72</text:p>
          </table:table-cell>
          <table:table-cell office:value-type="float" office:value="1731.58" calcext:value-type="float">
            <text:p>1731.58</text:p>
          </table:table-cell>
        </table:table-row>
        <table:table-row table:style-name="ro1">
          <table:table-cell office:value-type="float" office:value="10559343" calcext:value-type="float">
            <text:p>10559343</text:p>
          </table:table-cell>
          <table:table-cell table:formula="of:=[.A662]/1000/(60*60*24)" office:value-type="time" office:time-value="PT02H55M59.343S" calcext:value-type="time">
            <text:p>02:55:59</text:p>
          </table:table-cell>
          <table:table-cell office:value-type="float" office:value="1.15" calcext:value-type="float">
            <text:p>1.15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5.96" calcext:value-type="float">
            <text:p>575.96</text:p>
          </table:table-cell>
          <table:table-cell office:value-type="float" office:value="1464.94" calcext:value-type="float">
            <text:p>1464.94</text:p>
          </table:table-cell>
          <table:table-cell office:value-type="float" office:value="1734.14" calcext:value-type="float">
            <text:p>1734.14</text:p>
          </table:table-cell>
        </table:table-row>
        <table:table-row table:style-name="ro1">
          <table:table-cell office:value-type="float" office:value="10575343" calcext:value-type="float">
            <text:p>10575343</text:p>
          </table:table-cell>
          <table:table-cell table:formula="of:=[.A663]/1000/(60*60*24)" office:value-type="time" office:time-value="PT02H56M15.343S" calcext:value-type="time">
            <text:p>02:56:15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7" calcext:value-type="float">
            <text:p>576.27</text:p>
          </table:table-cell>
          <table:table-cell office:value-type="float" office:value="1467.16" calcext:value-type="float">
            <text:p>1467.16</text:p>
          </table:table-cell>
          <table:table-cell office:value-type="float" office:value="1736.7" calcext:value-type="float">
            <text:p>1736.7</text:p>
          </table:table-cell>
        </table:table-row>
        <table:table-row table:style-name="ro1">
          <table:table-cell office:value-type="float" office:value="10591345" calcext:value-type="float">
            <text:p>10591345</text:p>
          </table:table-cell>
          <table:table-cell table:formula="of:=[.A664]/1000/(60*60*24)" office:value-type="time" office:time-value="PT02H56M31.345S" calcext:value-type="time">
            <text:p>02:56:31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6.51" calcext:value-type="float">
            <text:p>576.51</text:p>
          </table:table-cell>
          <table:table-cell office:value-type="float" office:value="1469.38" calcext:value-type="float">
            <text:p>1469.38</text:p>
          </table:table-cell>
          <table:table-cell office:value-type="float" office:value="1739.26" calcext:value-type="float">
            <text:p>1739.26</text:p>
          </table:table-cell>
        </table:table-row>
        <table:table-row table:style-name="ro1">
          <table:table-cell office:value-type="float" office:value="10607343" calcext:value-type="float">
            <text:p>10607343</text:p>
          </table:table-cell>
          <table:table-cell table:formula="of:=[.A665]/1000/(60*60*24)" office:value-type="time" office:time-value="PT02H56M47.343S" calcext:value-type="time">
            <text:p>02:56:47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8" calcext:value-type="float">
            <text:p>576.28</text:p>
          </table:table-cell>
          <table:table-cell office:value-type="float" office:value="1471.6" calcext:value-type="float">
            <text:p>1471.6</text:p>
          </table:table-cell>
          <table:table-cell office:value-type="float" office:value="1741.82" calcext:value-type="float">
            <text:p>1741.82</text:p>
          </table:table-cell>
        </table:table-row>
        <table:table-row table:style-name="ro1">
          <table:table-cell office:value-type="float" office:value="10623343" calcext:value-type="float">
            <text:p>10623343</text:p>
          </table:table-cell>
          <table:table-cell table:formula="of:=[.A666]/1000/(60*60*24)" office:value-type="time" office:time-value="PT02H57M03.343S" calcext:value-type="time">
            <text:p>02:57:03</text:p>
          </table:table-cell>
          <table:table-cell office:value-type="float" office:value="1.15" calcext:value-type="float">
            <text:p>1.1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6.66" calcext:value-type="float">
            <text:p>576.66</text:p>
          </table:table-cell>
          <table:table-cell office:value-type="float" office:value="1473.82" calcext:value-type="float">
            <text:p>1473.82</text:p>
          </table:table-cell>
          <table:table-cell office:value-type="float" office:value="1744.38" calcext:value-type="float">
            <text:p>1744.38</text:p>
          </table:table-cell>
        </table:table-row>
        <table:table-row table:style-name="ro1">
          <table:table-cell office:value-type="float" office:value="10639345" calcext:value-type="float">
            <text:p>10639345</text:p>
          </table:table-cell>
          <table:table-cell table:formula="of:=[.A667]/1000/(60*60*24)" office:value-type="time" office:time-value="PT02H57M19.345S" calcext:value-type="time">
            <text:p>02:57:19</text:p>
          </table:table-cell>
          <table:table-cell office:value-type="float" office:value="1.15" calcext:value-type="float">
            <text:p>1.1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6.65" calcext:value-type="float">
            <text:p>576.65</text:p>
          </table:table-cell>
          <table:table-cell office:value-type="float" office:value="1476.04" calcext:value-type="float">
            <text:p>1476.04</text:p>
          </table:table-cell>
          <table:table-cell office:value-type="float" office:value="1746.94" calcext:value-type="float">
            <text:p>1746.94</text:p>
          </table:table-cell>
        </table:table-row>
        <table:table-row table:style-name="ro1">
          <table:table-cell office:value-type="float" office:value="10655343" calcext:value-type="float">
            <text:p>10655343</text:p>
          </table:table-cell>
          <table:table-cell table:formula="of:=[.A668]/1000/(60*60*24)" office:value-type="time" office:time-value="PT02H57M35.343S" calcext:value-type="time">
            <text:p>02:57:35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4.43" calcext:value-type="float">
            <text:p>574.43</text:p>
          </table:table-cell>
          <table:table-cell office:value-type="float" office:value="1478.26" calcext:value-type="float">
            <text:p>1478.26</text:p>
          </table:table-cell>
          <table:table-cell office:value-type="float" office:value="1749.5" calcext:value-type="float">
            <text:p>1749.5</text:p>
          </table:table-cell>
        </table:table-row>
        <table:table-row table:style-name="ro1">
          <table:table-cell office:value-type="float" office:value="10671343" calcext:value-type="float">
            <text:p>10671343</text:p>
          </table:table-cell>
          <table:table-cell table:formula="of:=[.A669]/1000/(60*60*24)" office:value-type="time" office:time-value="PT02H57M51.343S" calcext:value-type="time">
            <text:p>02:57:51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6.42" calcext:value-type="float">
            <text:p>576.42</text:p>
          </table:table-cell>
          <table:table-cell office:value-type="float" office:value="1480.48" calcext:value-type="float">
            <text:p>1480.48</text:p>
          </table:table-cell>
          <table:table-cell office:value-type="float" office:value="1752.06" calcext:value-type="float">
            <text:p>1752.06</text:p>
          </table:table-cell>
        </table:table-row>
        <table:table-row table:style-name="ro1">
          <table:table-cell office:value-type="float" office:value="10687343" calcext:value-type="float">
            <text:p>10687343</text:p>
          </table:table-cell>
          <table:table-cell table:formula="of:=[.A670]/1000/(60*60*24)" office:value-type="time" office:time-value="PT02H58M07.343S" calcext:value-type="time">
            <text:p>02:58:07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7" calcext:value-type="float">
            <text:p>574.27</text:p>
          </table:table-cell>
          <table:table-cell office:value-type="float" office:value="1482.7" calcext:value-type="float">
            <text:p>1482.7</text:p>
          </table:table-cell>
          <table:table-cell office:value-type="float" office:value="1754.62" calcext:value-type="float">
            <text:p>1754.62</text:p>
          </table:table-cell>
        </table:table-row>
        <table:table-row table:style-name="ro1">
          <table:table-cell office:value-type="float" office:value="10703343" calcext:value-type="float">
            <text:p>10703343</text:p>
          </table:table-cell>
          <table:table-cell table:formula="of:=[.A671]/1000/(60*60*24)" office:value-type="time" office:time-value="PT02H58M23.343S" calcext:value-type="time">
            <text:p>02:58:23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6.42" calcext:value-type="float">
            <text:p>576.42</text:p>
          </table:table-cell>
          <table:table-cell office:value-type="float" office:value="1484.92" calcext:value-type="float">
            <text:p>1484.92</text:p>
          </table:table-cell>
          <table:table-cell office:value-type="float" office:value="1757.18" calcext:value-type="float">
            <text:p>1757.18</text:p>
          </table:table-cell>
        </table:table-row>
        <table:table-row table:style-name="ro1">
          <table:table-cell office:value-type="float" office:value="10719345" calcext:value-type="float">
            <text:p>10719345</text:p>
          </table:table-cell>
          <table:table-cell table:formula="of:=[.A672]/1000/(60*60*24)" office:value-type="time" office:time-value="PT02H58M39.345S" calcext:value-type="time">
            <text:p>02:58:39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4.18" calcext:value-type="float">
            <text:p>574.18</text:p>
          </table:table-cell>
          <table:table-cell office:value-type="float" office:value="1487.14" calcext:value-type="float">
            <text:p>1487.14</text:p>
          </table:table-cell>
          <table:table-cell office:value-type="float" office:value="1759.74" calcext:value-type="float">
            <text:p>1759.74</text:p>
          </table:table-cell>
        </table:table-row>
        <table:table-row table:style-name="ro1">
          <table:table-cell office:value-type="float" office:value="10735345" calcext:value-type="float">
            <text:p>10735345</text:p>
          </table:table-cell>
          <table:table-cell table:formula="of:=[.A673]/1000/(60*60*24)" office:value-type="time" office:time-value="PT02H58M55.345S" calcext:value-type="time">
            <text:p>02:58:55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4.52" calcext:value-type="float">
            <text:p>574.52</text:p>
          </table:table-cell>
          <table:table-cell office:value-type="float" office:value="1489.36" calcext:value-type="float">
            <text:p>1489.36</text:p>
          </table:table-cell>
          <table:table-cell office:value-type="float" office:value="1762.29" calcext:value-type="float">
            <text:p>1762.29</text:p>
          </table:table-cell>
        </table:table-row>
        <table:table-row table:style-name="ro1">
          <table:table-cell office:value-type="float" office:value="10751343" calcext:value-type="float">
            <text:p>10751343</text:p>
          </table:table-cell>
          <table:table-cell table:formula="of:=[.A674]/1000/(60*60*24)" office:value-type="time" office:time-value="PT02H59M11.343S" calcext:value-type="time">
            <text:p>02:59:11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4.42" calcext:value-type="float">
            <text:p>574.42</text:p>
          </table:table-cell>
          <table:table-cell office:value-type="float" office:value="1491.58" calcext:value-type="float">
            <text:p>1491.58</text:p>
          </table:table-cell>
          <table:table-cell office:value-type="float" office:value="1764.85" calcext:value-type="float">
            <text:p>1764.85</text:p>
          </table:table-cell>
        </table:table-row>
        <table:table-row table:style-name="ro1">
          <table:table-cell office:value-type="float" office:value="10767345" calcext:value-type="float">
            <text:p>10767345</text:p>
          </table:table-cell>
          <table:table-cell table:formula="of:=[.A675]/1000/(60*60*24)" office:value-type="time" office:time-value="PT02H59M27.345S" calcext:value-type="time">
            <text:p>02:59:27</text:p>
          </table:table-cell>
          <table:table-cell office:value-type="float" office:value="1.15" calcext:value-type="float">
            <text:p>1.15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3.96" calcext:value-type="float">
            <text:p>573.96</text:p>
          </table:table-cell>
          <table:table-cell office:value-type="float" office:value="1493.8" calcext:value-type="float">
            <text:p>1493.8</text:p>
          </table:table-cell>
          <table:table-cell office:value-type="float" office:value="1767.4" calcext:value-type="float">
            <text:p>1767.4</text:p>
          </table:table-cell>
        </table:table-row>
        <table:table-row table:style-name="ro1">
          <table:table-cell office:value-type="float" office:value="10783345" calcext:value-type="float">
            <text:p>10783345</text:p>
          </table:table-cell>
          <table:table-cell table:formula="of:=[.A676]/1000/(60*60*24)" office:value-type="time" office:time-value="PT02H59M43.345S" calcext:value-type="time">
            <text:p>02:59:43</text:p>
          </table:table-cell>
          <table:table-cell office:value-type="float" office:value="1.15" calcext:value-type="float">
            <text:p>1.1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4.65" calcext:value-type="float">
            <text:p>574.65</text:p>
          </table:table-cell>
          <table:table-cell office:value-type="float" office:value="1496.02" calcext:value-type="float">
            <text:p>1496.02</text:p>
          </table:table-cell>
          <table:table-cell office:value-type="float" office:value="1769.96" calcext:value-type="float">
            <text:p>1769.96</text:p>
          </table:table-cell>
        </table:table-row>
        <table:table-row table:style-name="ro1">
          <table:table-cell office:value-type="float" office:value="10799343" calcext:value-type="float">
            <text:p>10799343</text:p>
          </table:table-cell>
          <table:table-cell table:formula="of:=[.A677]/1000/(60*60*24)" office:value-type="time" office:time-value="PT02H59M59.343S" calcext:value-type="time">
            <text:p>02:59:59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4.51" calcext:value-type="float">
            <text:p>574.51</text:p>
          </table:table-cell>
          <table:table-cell office:value-type="float" office:value="1498.24" calcext:value-type="float">
            <text:p>1498.24</text:p>
          </table:table-cell>
          <table:table-cell office:value-type="float" office:value="1772.51" calcext:value-type="float">
            <text:p>1772.51</text:p>
          </table:table-cell>
        </table:table-row>
        <table:table-row table:style-name="ro1">
          <table:table-cell office:value-type="float" office:value="10815345" calcext:value-type="float">
            <text:p>10815345</text:p>
          </table:table-cell>
          <table:table-cell table:formula="of:=[.A678]/1000/(60*60*24)" office:value-type="time" office:time-value="PT03H00M15.345S" calcext:value-type="time">
            <text:p>03:00:15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4.42" calcext:value-type="float">
            <text:p>574.42</text:p>
          </table:table-cell>
          <table:table-cell office:value-type="float" office:value="1500.46" calcext:value-type="float">
            <text:p>1500.46</text:p>
          </table:table-cell>
          <table:table-cell office:value-type="float" office:value="1775.07" calcext:value-type="float">
            <text:p>1775.07</text:p>
          </table:table-cell>
        </table:table-row>
        <table:table-row table:style-name="ro1">
          <table:table-cell office:value-type="float" office:value="10831343" calcext:value-type="float">
            <text:p>10831343</text:p>
          </table:table-cell>
          <table:table-cell table:formula="of:=[.A679]/1000/(60*60*24)" office:value-type="time" office:time-value="PT03H00M31.343S" calcext:value-type="time">
            <text:p>03:00:31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4.06" calcext:value-type="float">
            <text:p>574.06</text:p>
          </table:table-cell>
          <table:table-cell office:value-type="float" office:value="1502.68" calcext:value-type="float">
            <text:p>1502.68</text:p>
          </table:table-cell>
          <table:table-cell office:value-type="float" office:value="1777.63" calcext:value-type="float">
            <text:p>1777.63</text:p>
          </table:table-cell>
        </table:table-row>
        <table:table-row table:style-name="ro1">
          <table:table-cell office:value-type="float" office:value="10847343" calcext:value-type="float">
            <text:p>10847343</text:p>
          </table:table-cell>
          <table:table-cell table:formula="of:=[.A680]/1000/(60*60*24)" office:value-type="time" office:time-value="PT03H00M47.343S" calcext:value-type="time">
            <text:p>03:00:47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7" calcext:value-type="float">
            <text:p>574.27</text:p>
          </table:table-cell>
          <table:table-cell office:value-type="float" office:value="1504.9" calcext:value-type="float">
            <text:p>1504.9</text:p>
          </table:table-cell>
          <table:table-cell office:value-type="float" office:value="1780.18" calcext:value-type="float">
            <text:p>1780.18</text:p>
          </table:table-cell>
        </table:table-row>
        <table:table-row table:style-name="ro1">
          <table:table-cell office:value-type="float" office:value="10863343" calcext:value-type="float">
            <text:p>10863343</text:p>
          </table:table-cell>
          <table:table-cell table:formula="of:=[.A681]/1000/(60*60*24)" office:value-type="time" office:time-value="PT03H01M03.343S" calcext:value-type="time">
            <text:p>03:01:03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4.06" calcext:value-type="float">
            <text:p>574.06</text:p>
          </table:table-cell>
          <table:table-cell office:value-type="float" office:value="1507.12" calcext:value-type="float">
            <text:p>1507.12</text:p>
          </table:table-cell>
          <table:table-cell office:value-type="float" office:value="1782.73" calcext:value-type="float">
            <text:p>1782.73</text:p>
          </table:table-cell>
        </table:table-row>
        <table:table-row table:style-name="ro1">
          <table:table-cell office:value-type="float" office:value="10879343" calcext:value-type="float">
            <text:p>10879343</text:p>
          </table:table-cell>
          <table:table-cell table:formula="of:=[.A682]/1000/(60*60*24)" office:value-type="time" office:time-value="PT03H01M19.343S" calcext:value-type="time">
            <text:p>03:01:19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4.2" calcext:value-type="float">
            <text:p>574.2</text:p>
          </table:table-cell>
          <table:table-cell office:value-type="float" office:value="1509.34" calcext:value-type="float">
            <text:p>1509.34</text:p>
          </table:table-cell>
          <table:table-cell office:value-type="float" office:value="1785.29" calcext:value-type="float">
            <text:p>1785.29</text:p>
          </table:table-cell>
        </table:table-row>
        <table:table-row table:style-name="ro1">
          <table:table-cell office:value-type="float" office:value="10895343" calcext:value-type="float">
            <text:p>10895343</text:p>
          </table:table-cell>
          <table:table-cell table:formula="of:=[.A683]/1000/(60*60*24)" office:value-type="time" office:time-value="PT03H01M35.343S" calcext:value-type="time">
            <text:p>03:01:35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3" calcext:value-type="float">
            <text:p>574.3</text:p>
          </table:table-cell>
          <table:table-cell office:value-type="float" office:value="1511.56" calcext:value-type="float">
            <text:p>1511.56</text:p>
          </table:table-cell>
          <table:table-cell office:value-type="float" office:value="1787.84" calcext:value-type="float">
            <text:p>1787.84</text:p>
          </table:table-cell>
        </table:table-row>
        <table:table-row table:style-name="ro1">
          <table:table-cell office:value-type="float" office:value="10911343" calcext:value-type="float">
            <text:p>10911343</text:p>
          </table:table-cell>
          <table:table-cell table:formula="of:=[.A684]/1000/(60*60*24)" office:value-type="time" office:time-value="PT03H01M51.343S" calcext:value-type="time">
            <text:p>03:01:51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4.5" calcext:value-type="float">
            <text:p>574.5</text:p>
          </table:table-cell>
          <table:table-cell office:value-type="float" office:value="1513.78" calcext:value-type="float">
            <text:p>1513.78</text:p>
          </table:table-cell>
          <table:table-cell office:value-type="float" office:value="1790.4" calcext:value-type="float">
            <text:p>1790.4</text:p>
          </table:table-cell>
        </table:table-row>
        <table:table-row table:style-name="ro1">
          <table:table-cell office:value-type="float" office:value="10927345" calcext:value-type="float">
            <text:p>10927345</text:p>
          </table:table-cell>
          <table:table-cell table:formula="of:=[.A685]/1000/(60*60*24)" office:value-type="time" office:time-value="PT03H02M07.345S" calcext:value-type="time">
            <text:p>03:02:07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4.42" calcext:value-type="float">
            <text:p>574.42</text:p>
          </table:table-cell>
          <table:table-cell office:value-type="float" office:value="1516" calcext:value-type="float">
            <text:p>1516</text:p>
          </table:table-cell>
          <table:table-cell office:value-type="float" office:value="1792.95" calcext:value-type="float">
            <text:p>1792.95</text:p>
          </table:table-cell>
        </table:table-row>
        <table:table-row table:style-name="ro1">
          <table:table-cell office:value-type="float" office:value="10943343" calcext:value-type="float">
            <text:p>10943343</text:p>
          </table:table-cell>
          <table:table-cell table:formula="of:=[.A686]/1000/(60*60*24)" office:value-type="time" office:time-value="PT03H02M23.343S" calcext:value-type="time">
            <text:p>03:02:23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4.04" calcext:value-type="float">
            <text:p>574.04</text:p>
          </table:table-cell>
          <table:table-cell office:value-type="float" office:value="1518.22" calcext:value-type="float">
            <text:p>1518.22</text:p>
          </table:table-cell>
          <table:table-cell office:value-type="float" office:value="1795.5" calcext:value-type="float">
            <text:p>1795.5</text:p>
          </table:table-cell>
        </table:table-row>
        <table:table-row table:style-name="ro1">
          <table:table-cell office:value-type="float" office:value="10959343" calcext:value-type="float">
            <text:p>10959343</text:p>
          </table:table-cell>
          <table:table-cell table:formula="of:=[.A687]/1000/(60*60*24)" office:value-type="time" office:time-value="PT03H02M39.343S" calcext:value-type="time">
            <text:p>03:02:39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4.42" calcext:value-type="float">
            <text:p>574.42</text:p>
          </table:table-cell>
          <table:table-cell office:value-type="float" office:value="1520.44" calcext:value-type="float">
            <text:p>1520.44</text:p>
          </table:table-cell>
          <table:table-cell office:value-type="float" office:value="1798.05" calcext:value-type="float">
            <text:p>1798.05</text:p>
          </table:table-cell>
        </table:table-row>
        <table:table-row table:style-name="ro1">
          <table:table-cell office:value-type="float" office:value="10975343" calcext:value-type="float">
            <text:p>10975343</text:p>
          </table:table-cell>
          <table:table-cell table:formula="of:=[.A688]/1000/(60*60*24)" office:value-type="time" office:time-value="PT03H02M55.343S" calcext:value-type="time">
            <text:p>03:02:55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4.53" calcext:value-type="float">
            <text:p>574.53</text:p>
          </table:table-cell>
          <table:table-cell office:value-type="float" office:value="1522.66" calcext:value-type="float">
            <text:p>1522.66</text:p>
          </table:table-cell>
          <table:table-cell office:value-type="float" office:value="1800.61" calcext:value-type="float">
            <text:p>1800.61</text:p>
          </table:table-cell>
        </table:table-row>
        <table:table-row table:style-name="ro1">
          <table:table-cell office:value-type="float" office:value="10991343" calcext:value-type="float">
            <text:p>10991343</text:p>
          </table:table-cell>
          <table:table-cell table:formula="of:=[.A689]/1000/(60*60*24)" office:value-type="time" office:time-value="PT03H03M11.343S" calcext:value-type="time">
            <text:p>03:03:11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7" calcext:value-type="float">
            <text:p>576.27</text:p>
          </table:table-cell>
          <table:table-cell office:value-type="float" office:value="1524.88" calcext:value-type="float">
            <text:p>1524.88</text:p>
          </table:table-cell>
          <table:table-cell office:value-type="float" office:value="1803.16" calcext:value-type="float">
            <text:p>1803.16</text:p>
          </table:table-cell>
        </table:table-row>
        <table:table-row table:style-name="ro1">
          <table:table-cell office:value-type="float" office:value="11007343" calcext:value-type="float">
            <text:p>11007343</text:p>
          </table:table-cell>
          <table:table-cell table:formula="of:=[.A690]/1000/(60*60*24)" office:value-type="time" office:time-value="PT03H03M27.343S" calcext:value-type="time">
            <text:p>03:03:27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2.42" calcext:value-type="float">
            <text:p>572.42</text:p>
          </table:table-cell>
          <table:table-cell office:value-type="float" office:value="1527.09" calcext:value-type="float">
            <text:p>1527.09</text:p>
          </table:table-cell>
          <table:table-cell office:value-type="float" office:value="1805.71" calcext:value-type="float">
            <text:p>1805.71</text:p>
          </table:table-cell>
        </table:table-row>
        <table:table-row table:style-name="ro1">
          <table:table-cell office:value-type="float" office:value="11023343" calcext:value-type="float">
            <text:p>11023343</text:p>
          </table:table-cell>
          <table:table-cell table:formula="of:=[.A691]/1000/(60*60*24)" office:value-type="time" office:time-value="PT03H03M43.343S" calcext:value-type="time">
            <text:p>03:03:43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9" calcext:value-type="float">
            <text:p>574.29</text:p>
          </table:table-cell>
          <table:table-cell office:value-type="float" office:value="1529.31" calcext:value-type="float">
            <text:p>1529.31</text:p>
          </table:table-cell>
          <table:table-cell office:value-type="float" office:value="1808.26" calcext:value-type="float">
            <text:p>1808.26</text:p>
          </table:table-cell>
        </table:table-row>
        <table:table-row table:style-name="ro1">
          <table:table-cell office:value-type="float" office:value="11039345" calcext:value-type="float">
            <text:p>11039345</text:p>
          </table:table-cell>
          <table:table-cell table:formula="of:=[.A692]/1000/(60*60*24)" office:value-type="time" office:time-value="PT03H03M59.345S" calcext:value-type="time">
            <text:p>03:03:59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4.5" calcext:value-type="float">
            <text:p>574.5</text:p>
          </table:table-cell>
          <table:table-cell office:value-type="float" office:value="1531.53" calcext:value-type="float">
            <text:p>1531.53</text:p>
          </table:table-cell>
          <table:table-cell office:value-type="float" office:value="1810.81" calcext:value-type="float">
            <text:p>1810.81</text:p>
          </table:table-cell>
        </table:table-row>
        <table:table-row table:style-name="ro1">
          <table:table-cell office:value-type="float" office:value="11055345" calcext:value-type="float">
            <text:p>11055345</text:p>
          </table:table-cell>
          <table:table-cell table:formula="of:=[.A693]/1000/(60*60*24)" office:value-type="time" office:time-value="PT03H04M15.345S" calcext:value-type="time">
            <text:p>03:04:15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7" calcext:value-type="float">
            <text:p>574.27</text:p>
          </table:table-cell>
          <table:table-cell office:value-type="float" office:value="1533.75" calcext:value-type="float">
            <text:p>1533.75</text:p>
          </table:table-cell>
          <table:table-cell office:value-type="float" office:value="1813.36" calcext:value-type="float">
            <text:p>1813.36</text:p>
          </table:table-cell>
        </table:table-row>
        <table:table-row table:style-name="ro1">
          <table:table-cell office:value-type="float" office:value="11071345" calcext:value-type="float">
            <text:p>11071345</text:p>
          </table:table-cell>
          <table:table-cell table:formula="of:=[.A694]/1000/(60*60*24)" office:value-type="time" office:time-value="PT03H04M31.345S" calcext:value-type="time">
            <text:p>03:04:31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4.42" calcext:value-type="float">
            <text:p>574.42</text:p>
          </table:table-cell>
          <table:table-cell office:value-type="float" office:value="1535.97" calcext:value-type="float">
            <text:p>1535.97</text:p>
          </table:table-cell>
          <table:table-cell office:value-type="float" office:value="1815.92" calcext:value-type="float">
            <text:p>1815.92</text:p>
          </table:table-cell>
        </table:table-row>
        <table:table-row table:style-name="ro1">
          <table:table-cell office:value-type="float" office:value="11087345" calcext:value-type="float">
            <text:p>11087345</text:p>
          </table:table-cell>
          <table:table-cell table:formula="of:=[.A695]/1000/(60*60*24)" office:value-type="time" office:time-value="PT03H04M47.345S" calcext:value-type="time">
            <text:p>03:04:47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2.29" calcext:value-type="float">
            <text:p>572.29</text:p>
          </table:table-cell>
          <table:table-cell office:value-type="float" office:value="1538.19" calcext:value-type="float">
            <text:p>1538.19</text:p>
          </table:table-cell>
          <table:table-cell office:value-type="float" office:value="1818.47" calcext:value-type="float">
            <text:p>1818.47</text:p>
          </table:table-cell>
        </table:table-row>
        <table:table-row table:style-name="ro1">
          <table:table-cell office:value-type="float" office:value="11103344" calcext:value-type="float">
            <text:p>11103344</text:p>
          </table:table-cell>
          <table:table-cell table:formula="of:=[.A696]/1000/(60*60*24)" office:value-type="time" office:time-value="PT03H05M03.344S" calcext:value-type="time">
            <text:p>03:05:03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2.07" calcext:value-type="float">
            <text:p>572.07</text:p>
          </table:table-cell>
          <table:table-cell office:value-type="float" office:value="1540.41" calcext:value-type="float">
            <text:p>1540.41</text:p>
          </table:table-cell>
          <table:table-cell office:value-type="float" office:value="1821.02" calcext:value-type="float">
            <text:p>1821.02</text:p>
          </table:table-cell>
        </table:table-row>
        <table:table-row table:style-name="ro1">
          <table:table-cell office:value-type="float" office:value="11119343" calcext:value-type="float">
            <text:p>11119343</text:p>
          </table:table-cell>
          <table:table-cell table:formula="of:=[.A697]/1000/(60*60*24)" office:value-type="time" office:time-value="PT03H05M19.343S" calcext:value-type="time">
            <text:p>03:05:19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2.19" calcext:value-type="float">
            <text:p>572.19</text:p>
          </table:table-cell>
          <table:table-cell office:value-type="float" office:value="1542.63" calcext:value-type="float">
            <text:p>1542.63</text:p>
          </table:table-cell>
          <table:table-cell office:value-type="float" office:value="1823.56" calcext:value-type="float">
            <text:p>1823.56</text:p>
          </table:table-cell>
        </table:table-row>
        <table:table-row table:style-name="ro1">
          <table:table-cell office:value-type="float" office:value="11135345" calcext:value-type="float">
            <text:p>11135345</text:p>
          </table:table-cell>
          <table:table-cell table:formula="of:=[.A698]/1000/(60*60*24)" office:value-type="time" office:time-value="PT03H05M35.345S" calcext:value-type="time">
            <text:p>03:05:35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2.05" calcext:value-type="float">
            <text:p>572.05</text:p>
          </table:table-cell>
          <table:table-cell office:value-type="float" office:value="1544.85" calcext:value-type="float">
            <text:p>1544.85</text:p>
          </table:table-cell>
          <table:table-cell office:value-type="float" office:value="1826.11" calcext:value-type="float">
            <text:p>1826.11</text:p>
          </table:table-cell>
        </table:table-row>
        <table:table-row table:style-name="ro1">
          <table:table-cell office:value-type="float" office:value="11151343" calcext:value-type="float">
            <text:p>11151343</text:p>
          </table:table-cell>
          <table:table-cell table:formula="of:=[.A699]/1000/(60*60*24)" office:value-type="time" office:time-value="PT03H05M51.343S" calcext:value-type="time">
            <text:p>03:05:51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2.51" calcext:value-type="float">
            <text:p>572.51</text:p>
          </table:table-cell>
          <table:table-cell office:value-type="float" office:value="1547.07" calcext:value-type="float">
            <text:p>1547.07</text:p>
          </table:table-cell>
          <table:table-cell office:value-type="float" office:value="1828.66" calcext:value-type="float">
            <text:p>1828.66</text:p>
          </table:table-cell>
        </table:table-row>
        <table:table-row table:style-name="ro1">
          <table:table-cell office:value-type="float" office:value="11167343" calcext:value-type="float">
            <text:p>11167343</text:p>
          </table:table-cell>
          <table:table-cell table:formula="of:=[.A700]/1000/(60*60*24)" office:value-type="time" office:time-value="PT03H06M07.343S" calcext:value-type="time">
            <text:p>03:06:07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4.04" calcext:value-type="float">
            <text:p>574.04</text:p>
          </table:table-cell>
          <table:table-cell office:value-type="float" office:value="1549.29" calcext:value-type="float">
            <text:p>1549.29</text:p>
          </table:table-cell>
          <table:table-cell office:value-type="float" office:value="1831.21" calcext:value-type="float">
            <text:p>1831.21</text:p>
          </table:table-cell>
        </table:table-row>
        <table:table-row table:style-name="ro1">
          <table:table-cell office:value-type="float" office:value="11183345" calcext:value-type="float">
            <text:p>11183345</text:p>
          </table:table-cell>
          <table:table-cell table:formula="of:=[.A701]/1000/(60*60*24)" office:value-type="time" office:time-value="PT03H06M23.345S" calcext:value-type="time">
            <text:p>03:06:23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8" calcext:value-type="float">
            <text:p>574.28</text:p>
          </table:table-cell>
          <table:table-cell office:value-type="float" office:value="1551.51" calcext:value-type="float">
            <text:p>1551.51</text:p>
          </table:table-cell>
          <table:table-cell office:value-type="float" office:value="1833.75" calcext:value-type="float">
            <text:p>1833.75</text:p>
          </table:table-cell>
        </table:table-row>
        <table:table-row table:style-name="ro1">
          <table:table-cell office:value-type="float" office:value="11199344" calcext:value-type="float">
            <text:p>11199344</text:p>
          </table:table-cell>
          <table:table-cell table:formula="of:=[.A702]/1000/(60*60*24)" office:value-type="time" office:time-value="PT03H06M39.344S" calcext:value-type="time">
            <text:p>03:06:39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2.51" calcext:value-type="float">
            <text:p>572.51</text:p>
          </table:table-cell>
          <table:table-cell office:value-type="float" office:value="1553.73" calcext:value-type="float">
            <text:p>1553.73</text:p>
          </table:table-cell>
          <table:table-cell office:value-type="float" office:value="1836.3" calcext:value-type="float">
            <text:p>1836.3</text:p>
          </table:table-cell>
        </table:table-row>
        <table:table-row table:style-name="ro1">
          <table:table-cell office:value-type="float" office:value="11215343" calcext:value-type="float">
            <text:p>11215343</text:p>
          </table:table-cell>
          <table:table-cell table:formula="of:=[.A703]/1000/(60*60*24)" office:value-type="time" office:time-value="PT03H06M55.343S" calcext:value-type="time">
            <text:p>03:06:55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2.51" calcext:value-type="float">
            <text:p>572.51</text:p>
          </table:table-cell>
          <table:table-cell office:value-type="float" office:value="1555.95" calcext:value-type="float">
            <text:p>1555.95</text:p>
          </table:table-cell>
          <table:table-cell office:value-type="float" office:value="1838.85" calcext:value-type="float">
            <text:p>1838.85</text:p>
          </table:table-cell>
        </table:table-row>
        <table:table-row table:style-name="ro1">
          <table:table-cell office:value-type="float" office:value="11231343" calcext:value-type="float">
            <text:p>11231343</text:p>
          </table:table-cell>
          <table:table-cell table:formula="of:=[.A704]/1000/(60*60*24)" office:value-type="time" office:time-value="PT03H07M11.343S" calcext:value-type="time">
            <text:p>03:07:11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2.28" calcext:value-type="float">
            <text:p>572.28</text:p>
          </table:table-cell>
          <table:table-cell office:value-type="float" office:value="1558.17" calcext:value-type="float">
            <text:p>1558.17</text:p>
          </table:table-cell>
          <table:table-cell office:value-type="float" office:value="1841.39" calcext:value-type="float">
            <text:p>1841.39</text:p>
          </table:table-cell>
        </table:table-row>
        <table:table-row table:style-name="ro1">
          <table:table-cell office:value-type="float" office:value="11247345" calcext:value-type="float">
            <text:p>11247345</text:p>
          </table:table-cell>
          <table:table-cell table:formula="of:=[.A705]/1000/(60*60*24)" office:value-type="time" office:time-value="PT03H07M27.345S" calcext:value-type="time">
            <text:p>03:07:27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2.05" calcext:value-type="float">
            <text:p>572.05</text:p>
          </table:table-cell>
          <table:table-cell office:value-type="float" office:value="1560.39" calcext:value-type="float">
            <text:p>1560.39</text:p>
          </table:table-cell>
          <table:table-cell office:value-type="float" office:value="1843.94" calcext:value-type="float">
            <text:p>1843.94</text:p>
          </table:table-cell>
        </table:table-row>
        <table:table-row table:style-name="ro1">
          <table:table-cell office:value-type="float" office:value="11263343" calcext:value-type="float">
            <text:p>11263343</text:p>
          </table:table-cell>
          <table:table-cell table:formula="of:=[.A706]/1000/(60*60*24)" office:value-type="time" office:time-value="PT03H07M43.343S" calcext:value-type="time">
            <text:p>03:07:43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2.19" calcext:value-type="float">
            <text:p>572.19</text:p>
          </table:table-cell>
          <table:table-cell office:value-type="float" office:value="1562.61" calcext:value-type="float">
            <text:p>1562.61</text:p>
          </table:table-cell>
          <table:table-cell office:value-type="float" office:value="1846.48" calcext:value-type="float">
            <text:p>1846.48</text:p>
          </table:table-cell>
        </table:table-row>
        <table:table-row table:style-name="ro1">
          <table:table-cell office:value-type="float" office:value="11279344" calcext:value-type="float">
            <text:p>11279344</text:p>
          </table:table-cell>
          <table:table-cell table:formula="of:=[.A707]/1000/(60*60*24)" office:value-type="time" office:time-value="PT03H07M59.344S" calcext:value-type="time">
            <text:p>03:07:59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2.41" calcext:value-type="float">
            <text:p>572.41</text:p>
          </table:table-cell>
          <table:table-cell office:value-type="float" office:value="1564.83" calcext:value-type="float">
            <text:p>1564.83</text:p>
          </table:table-cell>
          <table:table-cell office:value-type="float" office:value="1849.03" calcext:value-type="float">
            <text:p>1849.03</text:p>
          </table:table-cell>
        </table:table-row>
        <table:table-row table:style-name="ro1">
          <table:table-cell office:value-type="float" office:value="11295345" calcext:value-type="float">
            <text:p>11295345</text:p>
          </table:table-cell>
          <table:table-cell table:formula="of:=[.A708]/1000/(60*60*24)" office:value-type="time" office:time-value="PT03H08M15.345S" calcext:value-type="time">
            <text:p>03:08:15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2.19" calcext:value-type="float">
            <text:p>572.19</text:p>
          </table:table-cell>
          <table:table-cell office:value-type="float" office:value="1567.05" calcext:value-type="float">
            <text:p>1567.05</text:p>
          </table:table-cell>
          <table:table-cell office:value-type="float" office:value="1851.57" calcext:value-type="float">
            <text:p>1851.57</text:p>
          </table:table-cell>
        </table:table-row>
        <table:table-row table:style-name="ro1">
          <table:table-cell office:value-type="float" office:value="11311345" calcext:value-type="float">
            <text:p>11311345</text:p>
          </table:table-cell>
          <table:table-cell table:formula="of:=[.A709]/1000/(60*60*24)" office:value-type="time" office:time-value="PT03H08M31.345S" calcext:value-type="time">
            <text:p>03:08:31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2.28" calcext:value-type="float">
            <text:p>572.28</text:p>
          </table:table-cell>
          <table:table-cell office:value-type="float" office:value="1569.27" calcext:value-type="float">
            <text:p>1569.27</text:p>
          </table:table-cell>
          <table:table-cell office:value-type="float" office:value="1854.12" calcext:value-type="float">
            <text:p>1854.12</text:p>
          </table:table-cell>
        </table:table-row>
        <table:table-row table:style-name="ro1">
          <table:table-cell office:value-type="float" office:value="11327343" calcext:value-type="float">
            <text:p>11327343</text:p>
          </table:table-cell>
          <table:table-cell table:formula="of:=[.A710]/1000/(60*60*24)" office:value-type="time" office:time-value="PT03H08M47.343S" calcext:value-type="time">
            <text:p>03:08:47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2.27" calcext:value-type="float">
            <text:p>572.27</text:p>
          </table:table-cell>
          <table:table-cell office:value-type="float" office:value="1571.48" calcext:value-type="float">
            <text:p>1571.48</text:p>
          </table:table-cell>
          <table:table-cell office:value-type="float" office:value="1856.66" calcext:value-type="float">
            <text:p>1856.66</text:p>
          </table:table-cell>
        </table:table-row>
        <table:table-row table:style-name="ro1">
          <table:table-cell office:value-type="float" office:value="11343344" calcext:value-type="float">
            <text:p>11343344</text:p>
          </table:table-cell>
          <table:table-cell table:formula="of:=[.A711]/1000/(60*60*24)" office:value-type="time" office:time-value="PT03H09M03.344S" calcext:value-type="time">
            <text:p>03:09:03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2.42" calcext:value-type="float">
            <text:p>572.42</text:p>
          </table:table-cell>
          <table:table-cell office:value-type="float" office:value="1573.7" calcext:value-type="float">
            <text:p>1573.7</text:p>
          </table:table-cell>
          <table:table-cell office:value-type="float" office:value="1859.2" calcext:value-type="float">
            <text:p>1859.2</text:p>
          </table:table-cell>
        </table:table-row>
        <table:table-row table:style-name="ro1">
          <table:table-cell office:value-type="float" office:value="11359343" calcext:value-type="float">
            <text:p>11359343</text:p>
          </table:table-cell>
          <table:table-cell table:formula="of:=[.A712]/1000/(60*60*24)" office:value-type="time" office:time-value="PT03H09M19.343S" calcext:value-type="time">
            <text:p>03:09:19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2.06" calcext:value-type="float">
            <text:p>572.06</text:p>
          </table:table-cell>
          <table:table-cell office:value-type="float" office:value="1575.92" calcext:value-type="float">
            <text:p>1575.92</text:p>
          </table:table-cell>
          <table:table-cell office:value-type="float" office:value="1861.75" calcext:value-type="float">
            <text:p>1861.75</text:p>
          </table:table-cell>
        </table:table-row>
        <table:table-row table:style-name="ro1">
          <table:table-cell office:value-type="float" office:value="11375343" calcext:value-type="float">
            <text:p>11375343</text:p>
          </table:table-cell>
          <table:table-cell table:formula="of:=[.A713]/1000/(60*60*24)" office:value-type="time" office:time-value="PT03H09M35.343S" calcext:value-type="time">
            <text:p>03:09:35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2.42" calcext:value-type="float">
            <text:p>572.42</text:p>
          </table:table-cell>
          <table:table-cell office:value-type="float" office:value="1578.14" calcext:value-type="float">
            <text:p>1578.14</text:p>
          </table:table-cell>
          <table:table-cell office:value-type="float" office:value="1864.29" calcext:value-type="float">
            <text:p>1864.29</text:p>
          </table:table-cell>
        </table:table-row>
        <table:table-row table:style-name="ro1">
          <table:table-cell office:value-type="float" office:value="11391343" calcext:value-type="float">
            <text:p>11391343</text:p>
          </table:table-cell>
          <table:table-cell table:formula="of:=[.A714]/1000/(60*60*24)" office:value-type="time" office:time-value="PT03H09M51.343S" calcext:value-type="time">
            <text:p>03:09:51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2.06" calcext:value-type="float">
            <text:p>572.06</text:p>
          </table:table-cell>
          <table:table-cell office:value-type="float" office:value="1580.36" calcext:value-type="float">
            <text:p>1580.36</text:p>
          </table:table-cell>
          <table:table-cell office:value-type="float" office:value="1866.83" calcext:value-type="float">
            <text:p>1866.83</text:p>
          </table:table-cell>
        </table:table-row>
        <table:table-row table:style-name="ro1">
          <table:table-cell office:value-type="float" office:value="11407343" calcext:value-type="float">
            <text:p>11407343</text:p>
          </table:table-cell>
          <table:table-cell table:formula="of:=[.A715]/1000/(60*60*24)" office:value-type="time" office:time-value="PT03H10M07.343S" calcext:value-type="time">
            <text:p>03:10:07</text:p>
          </table:table-cell>
          <table:table-cell office:value-type="float" office:value="1.14" calcext:value-type="float">
            <text:p>1.14</text:p>
          </table:table-cell>
          <table:table-cell office:value-type="float" office:value="499.6" calcext:value-type="float">
            <text:p>499.6</text:p>
          </table:table-cell>
          <table:table-cell office:value-type="float" office:value="570.52" calcext:value-type="float">
            <text:p>570.52</text:p>
          </table:table-cell>
          <table:table-cell office:value-type="float" office:value="1582.58" calcext:value-type="float">
            <text:p>1582.58</text:p>
          </table:table-cell>
          <table:table-cell office:value-type="float" office:value="1869.37" calcext:value-type="float">
            <text:p>1869.37</text:p>
          </table:table-cell>
        </table:table-row>
        <table:table-row table:style-name="ro1">
          <table:table-cell office:value-type="float" office:value="11423345" calcext:value-type="float">
            <text:p>11423345</text:p>
          </table:table-cell>
          <table:table-cell table:formula="of:=[.A716]/1000/(60*60*24)" office:value-type="time" office:time-value="PT03H10M23.345S" calcext:value-type="time">
            <text:p>03:10:23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2.2" calcext:value-type="float">
            <text:p>572.2</text:p>
          </table:table-cell>
          <table:table-cell office:value-type="float" office:value="1584.81" calcext:value-type="float">
            <text:p>1584.81</text:p>
          </table:table-cell>
          <table:table-cell office:value-type="float" office:value="1871.92" calcext:value-type="float">
            <text:p>1871.92</text:p>
          </table:table-cell>
        </table:table-row>
        <table:table-row table:style-name="ro1">
          <table:table-cell office:value-type="float" office:value="11439343" calcext:value-type="float">
            <text:p>11439343</text:p>
          </table:table-cell>
          <table:table-cell table:formula="of:=[.A717]/1000/(60*60*24)" office:value-type="time" office:time-value="PT03H10M39.343S" calcext:value-type="time">
            <text:p>03:10:39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2.42" calcext:value-type="float">
            <text:p>572.42</text:p>
          </table:table-cell>
          <table:table-cell office:value-type="float" office:value="1587.03" calcext:value-type="float">
            <text:p>1587.03</text:p>
          </table:table-cell>
          <table:table-cell office:value-type="float" office:value="1874.46" calcext:value-type="float">
            <text:p>1874.46</text:p>
          </table:table-cell>
        </table:table-row>
        <table:table-row table:style-name="ro1">
          <table:table-cell office:value-type="float" office:value="11455343" calcext:value-type="float">
            <text:p>11455343</text:p>
          </table:table-cell>
          <table:table-cell table:formula="of:=[.A718]/1000/(60*60*24)" office:value-type="time" office:time-value="PT03H10M55.343S" calcext:value-type="time">
            <text:p>03:10:55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2.44" calcext:value-type="float">
            <text:p>572.44</text:p>
          </table:table-cell>
          <table:table-cell office:value-type="float" office:value="1589.25" calcext:value-type="float">
            <text:p>1589.25</text:p>
          </table:table-cell>
          <table:table-cell office:value-type="float" office:value="1877" calcext:value-type="float">
            <text:p>1877</text:p>
          </table:table-cell>
        </table:table-row>
        <table:table-row table:style-name="ro1">
          <table:table-cell office:value-type="float" office:value="11471343" calcext:value-type="float">
            <text:p>11471343</text:p>
          </table:table-cell>
          <table:table-cell table:formula="of:=[.A719]/1000/(60*60*24)" office:value-type="time" office:time-value="PT03H11M11.343S" calcext:value-type="time">
            <text:p>03:11:11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2.3" calcext:value-type="float">
            <text:p>572.3</text:p>
          </table:table-cell>
          <table:table-cell office:value-type="float" office:value="1591.46" calcext:value-type="float">
            <text:p>1591.46</text:p>
          </table:table-cell>
          <table:table-cell office:value-type="float" office:value="1879.54" calcext:value-type="float">
            <text:p>1879.54</text:p>
          </table:table-cell>
        </table:table-row>
        <table:table-row table:style-name="ro1">
          <table:table-cell office:value-type="float" office:value="11487343" calcext:value-type="float">
            <text:p>11487343</text:p>
          </table:table-cell>
          <table:table-cell table:formula="of:=[.A720]/1000/(60*60*24)" office:value-type="time" office:time-value="PT03H11M27.343S" calcext:value-type="time">
            <text:p>03:11:27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2.44" calcext:value-type="float">
            <text:p>572.44</text:p>
          </table:table-cell>
          <table:table-cell office:value-type="float" office:value="1593.68" calcext:value-type="float">
            <text:p>1593.68</text:p>
          </table:table-cell>
          <table:table-cell office:value-type="float" office:value="1882.08" calcext:value-type="float">
            <text:p>1882.08</text:p>
          </table:table-cell>
        </table:table-row>
        <table:table-row table:style-name="ro1">
          <table:table-cell office:value-type="float" office:value="11503345" calcext:value-type="float">
            <text:p>11503345</text:p>
          </table:table-cell>
          <table:table-cell table:formula="of:=[.A721]/1000/(60*60*24)" office:value-type="time" office:time-value="PT03H11M43.345S" calcext:value-type="time">
            <text:p>03:11:43</text:p>
          </table:table-cell>
          <table:table-cell office:value-type="float" office:value="1.14" calcext:value-type="float">
            <text:p>1.14</text:p>
          </table:table-cell>
          <table:table-cell office:value-type="float" office:value="499.6" calcext:value-type="float">
            <text:p>499.6</text:p>
          </table:table-cell>
          <table:table-cell office:value-type="float" office:value="570.52" calcext:value-type="float">
            <text:p>570.52</text:p>
          </table:table-cell>
          <table:table-cell office:value-type="float" office:value="1595.9" calcext:value-type="float">
            <text:p>1595.9</text:p>
          </table:table-cell>
          <table:table-cell office:value-type="float" office:value="1884.62" calcext:value-type="float">
            <text:p>1884.62</text:p>
          </table:table-cell>
        </table:table-row>
        <table:table-row table:style-name="ro1">
          <table:table-cell office:value-type="float" office:value="11519343" calcext:value-type="float">
            <text:p>11519343</text:p>
          </table:table-cell>
          <table:table-cell table:formula="of:=[.A722]/1000/(60*60*24)" office:value-type="time" office:time-value="PT03H11M59.343S" calcext:value-type="time">
            <text:p>03:11:59</text:p>
          </table:table-cell>
          <table:table-cell office:value-type="float" office:value="1.15" calcext:value-type="float">
            <text:p>1.15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1.96" calcext:value-type="float">
            <text:p>571.96</text:p>
          </table:table-cell>
          <table:table-cell office:value-type="float" office:value="1598.12" calcext:value-type="float">
            <text:p>1598.12</text:p>
          </table:table-cell>
          <table:table-cell office:value-type="float" office:value="1887.16" calcext:value-type="float">
            <text:p>1887.16</text:p>
          </table:table-cell>
        </table:table-row>
        <table:table-row table:style-name="ro1">
          <table:table-cell office:value-type="float" office:value="11535343" calcext:value-type="float">
            <text:p>11535343</text:p>
          </table:table-cell>
          <table:table-cell table:formula="of:=[.A723]/1000/(60*60*24)" office:value-type="time" office:time-value="PT03H12M15.343S" calcext:value-type="time">
            <text:p>03:12:15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2.5" calcext:value-type="float">
            <text:p>572.5</text:p>
          </table:table-cell>
          <table:table-cell office:value-type="float" office:value="1600.34" calcext:value-type="float">
            <text:p>1600.34</text:p>
          </table:table-cell>
          <table:table-cell office:value-type="float" office:value="1889.7" calcext:value-type="float">
            <text:p>1889.7</text:p>
          </table:table-cell>
        </table:table-row>
        <table:table-row table:style-name="ro1">
          <table:table-cell office:value-type="float" office:value="11551343" calcext:value-type="float">
            <text:p>11551343</text:p>
          </table:table-cell>
          <table:table-cell table:formula="of:=[.A724]/1000/(60*60*24)" office:value-type="time" office:time-value="PT03H12M31.343S" calcext:value-type="time">
            <text:p>03:12:31</text:p>
          </table:table-cell>
          <table:table-cell office:value-type="float" office:value="1.14" calcext:value-type="float">
            <text:p>1.14</text:p>
          </table:table-cell>
          <table:table-cell office:value-type="float" office:value="499.6" calcext:value-type="float">
            <text:p>499.6</text:p>
          </table:table-cell>
          <table:table-cell office:value-type="float" office:value="570.51" calcext:value-type="float">
            <text:p>570.51</text:p>
          </table:table-cell>
          <table:table-cell office:value-type="float" office:value="1602.56" calcext:value-type="float">
            <text:p>1602.56</text:p>
          </table:table-cell>
          <table:table-cell office:value-type="float" office:value="1892.24" calcext:value-type="float">
            <text:p>1892.24</text:p>
          </table:table-cell>
        </table:table-row>
        <table:table-row table:style-name="ro1">
          <table:table-cell office:value-type="float" office:value="11567344" calcext:value-type="float">
            <text:p>11567344</text:p>
          </table:table-cell>
          <table:table-cell table:formula="of:=[.A725]/1000/(60*60*24)" office:value-type="time" office:time-value="PT03H12M47.344S" calcext:value-type="time">
            <text:p>03:12:47</text:p>
          </table:table-cell>
          <table:table-cell office:value-type="float" office:value="1.14" calcext:value-type="float">
            <text:p>1.14</text:p>
          </table:table-cell>
          <table:table-cell office:value-type="float" office:value="499.6" calcext:value-type="float">
            <text:p>499.6</text:p>
          </table:table-cell>
          <table:table-cell office:value-type="float" office:value="570.51" calcext:value-type="float">
            <text:p>570.51</text:p>
          </table:table-cell>
          <table:table-cell office:value-type="float" office:value="1604.78" calcext:value-type="float">
            <text:p>1604.78</text:p>
          </table:table-cell>
          <table:table-cell office:value-type="float" office:value="1894.78" calcext:value-type="float">
            <text:p>1894.78</text:p>
          </table:table-cell>
        </table:table-row>
        <table:table-row table:style-name="ro1">
          <table:table-cell office:value-type="float" office:value="11583345" calcext:value-type="float">
            <text:p>11583345</text:p>
          </table:table-cell>
          <table:table-cell table:formula="of:=[.A726]/1000/(60*60*24)" office:value-type="time" office:time-value="PT03H13M03.345S" calcext:value-type="time">
            <text:p>03:13:03</text:p>
          </table:table-cell>
          <table:table-cell office:value-type="float" office:value="1.14" calcext:value-type="float">
            <text:p>1.14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0.67" calcext:value-type="float">
            <text:p>570.67</text:p>
          </table:table-cell>
          <table:table-cell office:value-type="float" office:value="1607" calcext:value-type="float">
            <text:p>1607</text:p>
          </table:table-cell>
          <table:table-cell office:value-type="float" office:value="1897.32" calcext:value-type="float">
            <text:p>1897.32</text:p>
          </table:table-cell>
        </table:table-row>
        <table:table-row table:style-name="ro1">
          <table:table-cell office:value-type="float" office:value="11599345" calcext:value-type="float">
            <text:p>11599345</text:p>
          </table:table-cell>
          <table:table-cell table:formula="of:=[.A727]/1000/(60*60*24)" office:value-type="time" office:time-value="PT03H13M19.345S" calcext:value-type="time">
            <text:p>03:13:19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0.43" calcext:value-type="float">
            <text:p>570.43</text:p>
          </table:table-cell>
          <table:table-cell office:value-type="float" office:value="1609.22" calcext:value-type="float">
            <text:p>1609.22</text:p>
          </table:table-cell>
          <table:table-cell office:value-type="float" office:value="1899.86" calcext:value-type="float">
            <text:p>1899.86</text:p>
          </table:table-cell>
        </table:table-row>
        <table:table-row table:style-name="ro1">
          <table:table-cell office:value-type="float" office:value="11615343" calcext:value-type="float">
            <text:p>11615343</text:p>
          </table:table-cell>
          <table:table-cell table:formula="of:=[.A728]/1000/(60*60*24)" office:value-type="time" office:time-value="PT03H13M35.343S" calcext:value-type="time">
            <text:p>03:13:35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0.41" calcext:value-type="float">
            <text:p>570.41</text:p>
          </table:table-cell>
          <table:table-cell office:value-type="float" office:value="1611.44" calcext:value-type="float">
            <text:p>1611.44</text:p>
          </table:table-cell>
          <table:table-cell office:value-type="float" office:value="1902.4" calcext:value-type="float">
            <text:p>1902.4</text:p>
          </table:table-cell>
        </table:table-row>
        <table:table-row table:style-name="ro1">
          <table:table-cell office:value-type="float" office:value="11631345" calcext:value-type="float">
            <text:p>11631345</text:p>
          </table:table-cell>
          <table:table-cell table:formula="of:=[.A729]/1000/(60*60*24)" office:value-type="time" office:time-value="PT03H13M51.345S" calcext:value-type="time">
            <text:p>03:13:51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0.43" calcext:value-type="float">
            <text:p>570.43</text:p>
          </table:table-cell>
          <table:table-cell office:value-type="float" office:value="1613.66" calcext:value-type="float">
            <text:p>1613.66</text:p>
          </table:table-cell>
          <table:table-cell office:value-type="float" office:value="1904.93" calcext:value-type="float">
            <text:p>1904.93</text:p>
          </table:table-cell>
        </table:table-row>
        <table:table-row table:style-name="ro1">
          <table:table-cell office:value-type="float" office:value="11647343" calcext:value-type="float">
            <text:p>11647343</text:p>
          </table:table-cell>
          <table:table-cell table:formula="of:=[.A730]/1000/(60*60*24)" office:value-type="time" office:time-value="PT03H14M07.343S" calcext:value-type="time">
            <text:p>03:14:07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0.19" calcext:value-type="float">
            <text:p>570.19</text:p>
          </table:table-cell>
          <table:table-cell office:value-type="float" office:value="1615.88" calcext:value-type="float">
            <text:p>1615.88</text:p>
          </table:table-cell>
          <table:table-cell office:value-type="float" office:value="1907.47" calcext:value-type="float">
            <text:p>1907.47</text:p>
          </table:table-cell>
        </table:table-row>
        <table:table-row table:style-name="ro1">
          <table:table-cell office:value-type="float" office:value="11663345" calcext:value-type="float">
            <text:p>11663345</text:p>
          </table:table-cell>
          <table:table-cell table:formula="of:=[.A731]/1000/(60*60*24)" office:value-type="time" office:time-value="PT03H14M23.345S" calcext:value-type="time">
            <text:p>03:14:23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0.42" calcext:value-type="float">
            <text:p>570.42</text:p>
          </table:table-cell>
          <table:table-cell office:value-type="float" office:value="1618.1" calcext:value-type="float">
            <text:p>1618.1</text:p>
          </table:table-cell>
          <table:table-cell office:value-type="float" office:value="1910.01" calcext:value-type="float">
            <text:p>1910.01</text:p>
          </table:table-cell>
        </table:table-row>
        <table:table-row table:style-name="ro1">
          <table:table-cell office:value-type="float" office:value="11679345" calcext:value-type="float">
            <text:p>11679345</text:p>
          </table:table-cell>
          <table:table-cell table:formula="of:=[.A732]/1000/(60*60*24)" office:value-type="time" office:time-value="PT03H14M39.345S" calcext:value-type="time">
            <text:p>03:14:39</text:p>
          </table:table-cell>
          <table:table-cell office:value-type="float" office:value="1.14" calcext:value-type="float">
            <text:p>1.14</text:p>
          </table:table-cell>
          <table:table-cell office:value-type="float" office:value="499.6" calcext:value-type="float">
            <text:p>499.6</text:p>
          </table:table-cell>
          <table:table-cell office:value-type="float" office:value="570.52" calcext:value-type="float">
            <text:p>570.52</text:p>
          </table:table-cell>
          <table:table-cell office:value-type="float" office:value="1620.32" calcext:value-type="float">
            <text:p>1620.32</text:p>
          </table:table-cell>
          <table:table-cell office:value-type="float" office:value="1912.54" calcext:value-type="float">
            <text:p>1912.54</text:p>
          </table:table-cell>
        </table:table-row>
        <table:table-row table:style-name="ro1">
          <table:table-cell office:value-type="float" office:value="11695345" calcext:value-type="float">
            <text:p>11695345</text:p>
          </table:table-cell>
          <table:table-cell table:formula="of:=[.A733]/1000/(60*60*24)" office:value-type="time" office:time-value="PT03H14M55.345S" calcext:value-type="time">
            <text:p>03:14:55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70.27" calcext:value-type="float">
            <text:p>570.27</text:p>
          </table:table-cell>
          <table:table-cell office:value-type="float" office:value="1622.54" calcext:value-type="float">
            <text:p>1622.54</text:p>
          </table:table-cell>
          <table:table-cell office:value-type="float" office:value="1915.07" calcext:value-type="float">
            <text:p>1915.07</text:p>
          </table:table-cell>
        </table:table-row>
        <table:table-row table:style-name="ro1">
          <table:table-cell office:value-type="float" office:value="11711343" calcext:value-type="float">
            <text:p>11711343</text:p>
          </table:table-cell>
          <table:table-cell table:formula="of:=[.A734]/1000/(60*60*24)" office:value-type="time" office:time-value="PT03H15M11.343S" calcext:value-type="time">
            <text:p>03:15:11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2.19" calcext:value-type="float">
            <text:p>572.19</text:p>
          </table:table-cell>
          <table:table-cell office:value-type="float" office:value="1624.76" calcext:value-type="float">
            <text:p>1624.76</text:p>
          </table:table-cell>
          <table:table-cell office:value-type="float" office:value="1917.61" calcext:value-type="float">
            <text:p>1917.61</text:p>
          </table:table-cell>
        </table:table-row>
        <table:table-row table:style-name="ro1">
          <table:table-cell office:value-type="float" office:value="11727343" calcext:value-type="float">
            <text:p>11727343</text:p>
          </table:table-cell>
          <table:table-cell table:formula="of:=[.A735]/1000/(60*60*24)" office:value-type="time" office:time-value="PT03H15M27.343S" calcext:value-type="time">
            <text:p>03:15:27</text:p>
          </table:table-cell>
          <table:table-cell office:value-type="float" office:value="1.14" calcext:value-type="float">
            <text:p>1.14</text:p>
          </table:table-cell>
          <table:table-cell office:value-type="float" office:value="499.6" calcext:value-type="float">
            <text:p>499.6</text:p>
          </table:table-cell>
          <table:table-cell office:value-type="float" office:value="570.51" calcext:value-type="float">
            <text:p>570.51</text:p>
          </table:table-cell>
          <table:table-cell office:value-type="float" office:value="1626.98" calcext:value-type="float">
            <text:p>1626.98</text:p>
          </table:table-cell>
          <table:table-cell office:value-type="float" office:value="1920.14" calcext:value-type="float">
            <text:p>1920.14</text:p>
          </table:table-cell>
        </table:table-row>
        <table:table-row table:style-name="ro1">
          <table:table-cell office:value-type="float" office:value="11743343" calcext:value-type="float">
            <text:p>11743343</text:p>
          </table:table-cell>
          <table:table-cell table:formula="of:=[.A736]/1000/(60*60*24)" office:value-type="time" office:time-value="PT03H15M43.343S" calcext:value-type="time">
            <text:p>03:15:43</text:p>
          </table:table-cell>
          <table:table-cell office:value-type="float" office:value="1.14" calcext:value-type="float">
            <text:p>1.14</text:p>
          </table:table-cell>
          <table:table-cell office:value-type="float" office:value="499.2" calcext:value-type="float">
            <text:p>499.2</text:p>
          </table:table-cell>
          <table:table-cell office:value-type="float" office:value="570.07" calcext:value-type="float">
            <text:p>570.07</text:p>
          </table:table-cell>
          <table:table-cell office:value-type="float" office:value="1629.2" calcext:value-type="float">
            <text:p>1629.2</text:p>
          </table:table-cell>
          <table:table-cell office:value-type="float" office:value="1922.68" calcext:value-type="float">
            <text:p>1922.68</text:p>
          </table:table-cell>
        </table:table-row>
        <table:table-row table:style-name="ro1">
          <table:table-cell office:value-type="float" office:value="11759343" calcext:value-type="float">
            <text:p>11759343</text:p>
          </table:table-cell>
          <table:table-cell table:formula="of:=[.A737]/1000/(60*60*24)" office:value-type="time" office:time-value="PT03H15M59.343S" calcext:value-type="time">
            <text:p>03:15:59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0.43" calcext:value-type="float">
            <text:p>570.43</text:p>
          </table:table-cell>
          <table:table-cell office:value-type="float" office:value="1631.42" calcext:value-type="float">
            <text:p>1631.42</text:p>
          </table:table-cell>
          <table:table-cell office:value-type="float" office:value="1925.21" calcext:value-type="float">
            <text:p>1925.21</text:p>
          </table:table-cell>
        </table:table-row>
        <table:table-row table:style-name="ro1">
          <table:table-cell office:value-type="float" office:value="11775343" calcext:value-type="float">
            <text:p>11775343</text:p>
          </table:table-cell>
          <table:table-cell table:formula="of:=[.A738]/1000/(60*60*24)" office:value-type="time" office:time-value="PT03H16M15.343S" calcext:value-type="time">
            <text:p>03:16:15</text:p>
          </table:table-cell>
          <table:table-cell office:value-type="float" office:value="1.14" calcext:value-type="float">
            <text:p>1.14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0.66" calcext:value-type="float">
            <text:p>570.66</text:p>
          </table:table-cell>
          <table:table-cell office:value-type="float" office:value="1633.64" calcext:value-type="float">
            <text:p>1633.64</text:p>
          </table:table-cell>
          <table:table-cell office:value-type="float" office:value="1927.75" calcext:value-type="float">
            <text:p>1927.75</text:p>
          </table:table-cell>
        </table:table-row>
        <table:table-row table:style-name="ro1">
          <table:table-cell office:value-type="float" office:value="11791343" calcext:value-type="float">
            <text:p>11791343</text:p>
          </table:table-cell>
          <table:table-cell table:formula="of:=[.A739]/1000/(60*60*24)" office:value-type="time" office:time-value="PT03H16M31.343S" calcext:value-type="time">
            <text:p>03:16:31</text:p>
          </table:table-cell>
          <table:table-cell office:value-type="float" office:value="1.14" calcext:value-type="float">
            <text:p>1.14</text:p>
          </table:table-cell>
          <table:table-cell office:value-type="float" office:value="499.6" calcext:value-type="float">
            <text:p>499.6</text:p>
          </table:table-cell>
          <table:table-cell office:value-type="float" office:value="570.51" calcext:value-type="float">
            <text:p>570.51</text:p>
          </table:table-cell>
          <table:table-cell office:value-type="float" office:value="1635.86" calcext:value-type="float">
            <text:p>1635.86</text:p>
          </table:table-cell>
          <table:table-cell office:value-type="float" office:value="1930.28" calcext:value-type="float">
            <text:p>1930.28</text:p>
          </table:table-cell>
        </table:table-row>
        <table:table-row table:style-name="ro1">
          <table:table-cell office:value-type="float" office:value="11807343" calcext:value-type="float">
            <text:p>11807343</text:p>
          </table:table-cell>
          <table:table-cell table:formula="of:=[.A740]/1000/(60*60*24)" office:value-type="time" office:time-value="PT03H16M47.343S" calcext:value-type="time">
            <text:p>03:16:47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8.2" calcext:value-type="float">
            <text:p>568.2</text:p>
          </table:table-cell>
          <table:table-cell office:value-type="float" office:value="1638.08" calcext:value-type="float">
            <text:p>1638.08</text:p>
          </table:table-cell>
          <table:table-cell office:value-type="float" office:value="1932.81" calcext:value-type="float">
            <text:p>1932.81</text:p>
          </table:table-cell>
        </table:table-row>
        <table:table-row table:style-name="ro1">
          <table:table-cell office:value-type="float" office:value="11823344" calcext:value-type="float">
            <text:p>11823344</text:p>
          </table:table-cell>
          <table:table-cell table:formula="of:=[.A741]/1000/(60*60*24)" office:value-type="time" office:time-value="PT03H17M03.344S" calcext:value-type="time">
            <text:p>03:17:03</text:p>
          </table:table-cell>
          <table:table-cell office:value-type="float" office:value="1.14" calcext:value-type="float">
            <text:p>1.14</text:p>
          </table:table-cell>
          <table:table-cell office:value-type="float" office:value="499.6" calcext:value-type="float">
            <text:p>499.6</text:p>
          </table:table-cell>
          <table:table-cell office:value-type="float" office:value="568.51" calcext:value-type="float">
            <text:p>568.51</text:p>
          </table:table-cell>
          <table:table-cell office:value-type="float" office:value="1640.3" calcext:value-type="float">
            <text:p>1640.3</text:p>
          </table:table-cell>
          <table:table-cell office:value-type="float" office:value="1935.34" calcext:value-type="float">
            <text:p>1935.34</text:p>
          </table:table-cell>
        </table:table-row>
        <table:table-row table:style-name="ro1">
          <table:table-cell office:value-type="float" office:value="11839343" calcext:value-type="float">
            <text:p>11839343</text:p>
          </table:table-cell>
          <table:table-cell table:formula="of:=[.A742]/1000/(60*60*24)" office:value-type="time" office:time-value="PT03H17M19.343S" calcext:value-type="time">
            <text:p>03:17:19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70.28" calcext:value-type="float">
            <text:p>570.28</text:p>
          </table:table-cell>
          <table:table-cell office:value-type="float" office:value="1642.52" calcext:value-type="float">
            <text:p>1642.52</text:p>
          </table:table-cell>
          <table:table-cell office:value-type="float" office:value="1937.88" calcext:value-type="float">
            <text:p>1937.88</text:p>
          </table:table-cell>
        </table:table-row>
        <table:table-row table:style-name="ro1">
          <table:table-cell office:value-type="float" office:value="11855343" calcext:value-type="float">
            <text:p>11855343</text:p>
          </table:table-cell>
          <table:table-cell table:formula="of:=[.A743]/1000/(60*60*24)" office:value-type="time" office:time-value="PT03H17M35.343S" calcext:value-type="time">
            <text:p>03:17:35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0.41" calcext:value-type="float">
            <text:p>570.41</text:p>
          </table:table-cell>
          <table:table-cell office:value-type="float" office:value="1644.74" calcext:value-type="float">
            <text:p>1644.74</text:p>
          </table:table-cell>
          <table:table-cell office:value-type="float" office:value="1940.41" calcext:value-type="float">
            <text:p>1940.41</text:p>
          </table:table-cell>
        </table:table-row>
        <table:table-row table:style-name="ro1">
          <table:table-cell office:value-type="float" office:value="11871343" calcext:value-type="float">
            <text:p>11871343</text:p>
          </table:table-cell>
          <table:table-cell table:formula="of:=[.A744]/1000/(60*60*24)" office:value-type="time" office:time-value="PT03H17M51.343S" calcext:value-type="time">
            <text:p>03:17:51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0.42" calcext:value-type="float">
            <text:p>570.42</text:p>
          </table:table-cell>
          <table:table-cell office:value-type="float" office:value="1646.96" calcext:value-type="float">
            <text:p>1646.96</text:p>
          </table:table-cell>
          <table:table-cell office:value-type="float" office:value="1942.94" calcext:value-type="float">
            <text:p>1942.94</text:p>
          </table:table-cell>
        </table:table-row>
        <table:table-row table:style-name="ro1">
          <table:table-cell office:value-type="float" office:value="11887345" calcext:value-type="float">
            <text:p>11887345</text:p>
          </table:table-cell>
          <table:table-cell table:formula="of:=[.A745]/1000/(60*60*24)" office:value-type="time" office:time-value="PT03H18M07.345S" calcext:value-type="time">
            <text:p>03:18:07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70.29" calcext:value-type="float">
            <text:p>570.29</text:p>
          </table:table-cell>
          <table:table-cell office:value-type="float" office:value="1649.18" calcext:value-type="float">
            <text:p>1649.18</text:p>
          </table:table-cell>
          <table:table-cell office:value-type="float" office:value="1945.47" calcext:value-type="float">
            <text:p>1945.47</text:p>
          </table:table-cell>
        </table:table-row>
        <table:table-row table:style-name="ro1">
          <table:table-cell office:value-type="float" office:value="11903345" calcext:value-type="float">
            <text:p>11903345</text:p>
          </table:table-cell>
          <table:table-cell table:formula="of:=[.A746]/1000/(60*60*24)" office:value-type="time" office:time-value="PT03H18M23.345S" calcext:value-type="time">
            <text:p>03:18:23</text:p>
          </table:table-cell>
          <table:table-cell office:value-type="float" office:value="1.14" calcext:value-type="float">
            <text:p>1.14</text:p>
          </table:table-cell>
          <table:table-cell office:value-type="float" office:value="499.2" calcext:value-type="float">
            <text:p>499.2</text:p>
          </table:table-cell>
          <table:table-cell office:value-type="float" office:value="570.06" calcext:value-type="float">
            <text:p>570.06</text:p>
          </table:table-cell>
          <table:table-cell office:value-type="float" office:value="1651.4" calcext:value-type="float">
            <text:p>1651.4</text:p>
          </table:table-cell>
          <table:table-cell office:value-type="float" office:value="1948" calcext:value-type="float">
            <text:p>1948</text:p>
          </table:table-cell>
        </table:table-row>
        <table:table-row table:style-name="ro1">
          <table:table-cell office:value-type="float" office:value="11919343" calcext:value-type="float">
            <text:p>11919343</text:p>
          </table:table-cell>
          <table:table-cell table:formula="of:=[.A747]/1000/(60*60*24)" office:value-type="time" office:time-value="PT03H18M39.343S" calcext:value-type="time">
            <text:p>03:18:39</text:p>
          </table:table-cell>
          <table:table-cell office:value-type="float" office:value="1.14" calcext:value-type="float">
            <text:p>1.14</text:p>
          </table:table-cell>
          <table:table-cell office:value-type="float" office:value="499.6" calcext:value-type="float">
            <text:p>499.6</text:p>
          </table:table-cell>
          <table:table-cell office:value-type="float" office:value="568.51" calcext:value-type="float">
            <text:p>568.51</text:p>
          </table:table-cell>
          <table:table-cell office:value-type="float" office:value="1653.62" calcext:value-type="float">
            <text:p>1653.62</text:p>
          </table:table-cell>
          <table:table-cell office:value-type="float" office:value="1950.53" calcext:value-type="float">
            <text:p>1950.53</text:p>
          </table:table-cell>
        </table:table-row>
        <table:table-row table:style-name="ro1">
          <table:table-cell office:value-type="float" office:value="11935343" calcext:value-type="float">
            <text:p>11935343</text:p>
          </table:table-cell>
          <table:table-cell table:formula="of:=[.A748]/1000/(60*60*24)" office:value-type="time" office:time-value="PT03H18M55.343S" calcext:value-type="time">
            <text:p>03:18:55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70.29" calcext:value-type="float">
            <text:p>570.29</text:p>
          </table:table-cell>
          <table:table-cell office:value-type="float" office:value="1655.84" calcext:value-type="float">
            <text:p>1655.84</text:p>
          </table:table-cell>
          <table:table-cell office:value-type="float" office:value="1953.06" calcext:value-type="float">
            <text:p>1953.06</text:p>
          </table:table-cell>
        </table:table-row>
        <table:table-row table:style-name="ro1">
          <table:table-cell office:value-type="float" office:value="11951343" calcext:value-type="float">
            <text:p>11951343</text:p>
          </table:table-cell>
          <table:table-cell table:formula="of:=[.A749]/1000/(60*60*24)" office:value-type="time" office:time-value="PT03H19M11.343S" calcext:value-type="time">
            <text:p>03:19:11</text:p>
          </table:table-cell>
          <table:table-cell office:value-type="float" office:value="1.14" calcext:value-type="float">
            <text:p>1.14</text:p>
          </table:table-cell>
          <table:table-cell office:value-type="float" office:value="499.6" calcext:value-type="float">
            <text:p>499.6</text:p>
          </table:table-cell>
          <table:table-cell office:value-type="float" office:value="568.52" calcext:value-type="float">
            <text:p>568.52</text:p>
          </table:table-cell>
          <table:table-cell office:value-type="float" office:value="1658.06" calcext:value-type="float">
            <text:p>1658.06</text:p>
          </table:table-cell>
          <table:table-cell office:value-type="float" office:value="1955.59" calcext:value-type="float">
            <text:p>1955.59</text:p>
          </table:table-cell>
        </table:table-row>
        <table:table-row table:style-name="ro1">
          <table:table-cell office:value-type="float" office:value="11967345" calcext:value-type="float">
            <text:p>11967345</text:p>
          </table:table-cell>
          <table:table-cell table:formula="of:=[.A750]/1000/(60*60*24)" office:value-type="time" office:time-value="PT03H19M27.345S" calcext:value-type="time">
            <text:p>03:19:27</text:p>
          </table:table-cell>
          <table:table-cell office:value-type="float" office:value="1.14" calcext:value-type="float">
            <text:p>1.14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0.65" calcext:value-type="float">
            <text:p>570.65</text:p>
          </table:table-cell>
          <table:table-cell office:value-type="float" office:value="1660.28" calcext:value-type="float">
            <text:p>1660.28</text:p>
          </table:table-cell>
          <table:table-cell office:value-type="float" office:value="1958.12" calcext:value-type="float">
            <text:p>1958.12</text:p>
          </table:table-cell>
        </table:table-row>
        <table:table-row table:style-name="ro1">
          <table:table-cell office:value-type="float" office:value="11983343" calcext:value-type="float">
            <text:p>11983343</text:p>
          </table:table-cell>
          <table:table-cell table:formula="of:=[.A751]/1000/(60*60*24)" office:value-type="time" office:time-value="PT03H19M43.343S" calcext:value-type="time">
            <text:p>03:19:43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68.29" calcext:value-type="float">
            <text:p>568.29</text:p>
          </table:table-cell>
          <table:table-cell office:value-type="float" office:value="1662.5" calcext:value-type="float">
            <text:p>1662.5</text:p>
          </table:table-cell>
          <table:table-cell office:value-type="float" office:value="1960.64" calcext:value-type="float">
            <text:p>1960.64</text:p>
          </table:table-cell>
        </table:table-row>
        <table:table-row table:style-name="ro1">
          <table:table-cell office:value-type="float" office:value="11999343" calcext:value-type="float">
            <text:p>11999343</text:p>
          </table:table-cell>
          <table:table-cell table:formula="of:=[.A752]/1000/(60*60*24)" office:value-type="time" office:time-value="PT03H19M59.343S" calcext:value-type="time">
            <text:p>03:19:59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8.41" calcext:value-type="float">
            <text:p>568.41</text:p>
          </table:table-cell>
          <table:table-cell office:value-type="float" office:value="1664.72" calcext:value-type="float">
            <text:p>1664.72</text:p>
          </table:table-cell>
          <table:table-cell office:value-type="float" office:value="1963.17" calcext:value-type="float">
            <text:p>1963.17</text:p>
          </table:table-cell>
        </table:table-row>
        <table:table-row table:style-name="ro1">
          <table:table-cell office:value-type="float" office:value="12015343" calcext:value-type="float">
            <text:p>12015343</text:p>
          </table:table-cell>
          <table:table-cell table:formula="of:=[.A753]/1000/(60*60*24)" office:value-type="time" office:time-value="PT03H20M15.343S" calcext:value-type="time">
            <text:p>03:20:15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68.29" calcext:value-type="float">
            <text:p>568.29</text:p>
          </table:table-cell>
          <table:table-cell office:value-type="float" office:value="1666.94" calcext:value-type="float">
            <text:p>1666.94</text:p>
          </table:table-cell>
          <table:table-cell office:value-type="float" office:value="1965.7" calcext:value-type="float">
            <text:p>1965.7</text:p>
          </table:table-cell>
        </table:table-row>
        <table:table-row table:style-name="ro1">
          <table:table-cell office:value-type="float" office:value="12031343" calcext:value-type="float">
            <text:p>12031343</text:p>
          </table:table-cell>
          <table:table-cell table:formula="of:=[.A754]/1000/(60*60*24)" office:value-type="time" office:time-value="PT03H20M31.343S" calcext:value-type="time">
            <text:p>03:20:31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8.19" calcext:value-type="float">
            <text:p>568.19</text:p>
          </table:table-cell>
          <table:table-cell office:value-type="float" office:value="1669.16" calcext:value-type="float">
            <text:p>1669.16</text:p>
          </table:table-cell>
          <table:table-cell office:value-type="float" office:value="1968.22" calcext:value-type="float">
            <text:p>1968.22</text:p>
          </table:table-cell>
        </table:table-row>
        <table:table-row table:style-name="ro1">
          <table:table-cell office:value-type="float" office:value="12047343" calcext:value-type="float">
            <text:p>12047343</text:p>
          </table:table-cell>
          <table:table-cell table:formula="of:=[.A755]/1000/(60*60*24)" office:value-type="time" office:time-value="PT03H20M47.343S" calcext:value-type="time">
            <text:p>03:20:47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68.3" calcext:value-type="float">
            <text:p>568.3</text:p>
          </table:table-cell>
          <table:table-cell office:value-type="float" office:value="1671.38" calcext:value-type="float">
            <text:p>1671.38</text:p>
          </table:table-cell>
          <table:table-cell office:value-type="float" office:value="1970.75" calcext:value-type="float">
            <text:p>1970.75</text:p>
          </table:table-cell>
        </table:table-row>
        <table:table-row table:style-name="ro1">
          <table:table-cell office:value-type="float" office:value="12063343" calcext:value-type="float">
            <text:p>12063343</text:p>
          </table:table-cell>
          <table:table-cell table:formula="of:=[.A756]/1000/(60*60*24)" office:value-type="time" office:time-value="PT03H21M03.343S" calcext:value-type="time">
            <text:p>03:21:03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6.43" calcext:value-type="float">
            <text:p>566.43</text:p>
          </table:table-cell>
          <table:table-cell office:value-type="float" office:value="1673.6" calcext:value-type="float">
            <text:p>1673.6</text:p>
          </table:table-cell>
          <table:table-cell office:value-type="float" office:value="1973.28" calcext:value-type="float">
            <text:p>1973.28</text:p>
          </table:table-cell>
        </table:table-row>
        <table:table-row table:style-name="ro1">
          <table:table-cell office:value-type="float" office:value="12079343" calcext:value-type="float">
            <text:p>12079343</text:p>
          </table:table-cell>
          <table:table-cell table:formula="of:=[.A757]/1000/(60*60*24)" office:value-type="time" office:time-value="PT03H21M19.343S" calcext:value-type="time">
            <text:p>03:21:19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68.28" calcext:value-type="float">
            <text:p>568.28</text:p>
          </table:table-cell>
          <table:table-cell office:value-type="float" office:value="1675.82" calcext:value-type="float">
            <text:p>1675.82</text:p>
          </table:table-cell>
          <table:table-cell office:value-type="float" office:value="1975.8" calcext:value-type="float">
            <text:p>1975.8</text:p>
          </table:table-cell>
        </table:table-row>
        <table:table-row table:style-name="ro1">
          <table:table-cell office:value-type="float" office:value="12095345" calcext:value-type="float">
            <text:p>12095345</text:p>
          </table:table-cell>
          <table:table-cell table:formula="of:=[.A758]/1000/(60*60*24)" office:value-type="time" office:time-value="PT03H21M35.345S" calcext:value-type="time">
            <text:p>03:21:35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68.29" calcext:value-type="float">
            <text:p>568.29</text:p>
          </table:table-cell>
          <table:table-cell office:value-type="float" office:value="1678.04" calcext:value-type="float">
            <text:p>1678.04</text:p>
          </table:table-cell>
          <table:table-cell office:value-type="float" office:value="1978.33" calcext:value-type="float">
            <text:p>1978.33</text:p>
          </table:table-cell>
        </table:table-row>
        <table:table-row table:style-name="ro1">
          <table:table-cell office:value-type="float" office:value="12111345" calcext:value-type="float">
            <text:p>12111345</text:p>
          </table:table-cell>
          <table:table-cell table:formula="of:=[.A759]/1000/(60*60*24)" office:value-type="time" office:time-value="PT03H21M51.345S" calcext:value-type="time">
            <text:p>03:21:51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8.18" calcext:value-type="float">
            <text:p>568.18</text:p>
          </table:table-cell>
          <table:table-cell office:value-type="float" office:value="1680.26" calcext:value-type="float">
            <text:p>1680.26</text:p>
          </table:table-cell>
          <table:table-cell office:value-type="float" office:value="1980.85" calcext:value-type="float">
            <text:p>1980.85</text:p>
          </table:table-cell>
        </table:table-row>
        <table:table-row table:style-name="ro1">
          <table:table-cell office:value-type="float" office:value="12127343" calcext:value-type="float">
            <text:p>12127343</text:p>
          </table:table-cell>
          <table:table-cell table:formula="of:=[.A760]/1000/(60*60*24)" office:value-type="time" office:time-value="PT03H22M07.343S" calcext:value-type="time">
            <text:p>03:22:07</text:p>
          </table:table-cell>
          <table:table-cell office:value-type="float" office:value="1.14" calcext:value-type="float">
            <text:p>1.14</text:p>
          </table:table-cell>
          <table:table-cell office:value-type="float" office:value="499.2" calcext:value-type="float">
            <text:p>499.2</text:p>
          </table:table-cell>
          <table:table-cell office:value-type="float" office:value="568.06" calcext:value-type="float">
            <text:p>568.06</text:p>
          </table:table-cell>
          <table:table-cell office:value-type="float" office:value="1682.47" calcext:value-type="float">
            <text:p>1682.47</text:p>
          </table:table-cell>
          <table:table-cell office:value-type="float" office:value="1983.37" calcext:value-type="float">
            <text:p>1983.37</text:p>
          </table:table-cell>
        </table:table-row>
        <table:table-row table:style-name="ro1">
          <table:table-cell office:value-type="float" office:value="12143343" calcext:value-type="float">
            <text:p>12143343</text:p>
          </table:table-cell>
          <table:table-cell table:formula="of:=[.A761]/1000/(60*60*24)" office:value-type="time" office:time-value="PT03H22M23.343S" calcext:value-type="time">
            <text:p>03:22:23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8.43" calcext:value-type="float">
            <text:p>568.43</text:p>
          </table:table-cell>
          <table:table-cell office:value-type="float" office:value="1684.69" calcext:value-type="float">
            <text:p>1684.69</text:p>
          </table:table-cell>
          <table:table-cell office:value-type="float" office:value="1985.9" calcext:value-type="float">
            <text:p>1985.9</text:p>
          </table:table-cell>
        </table:table-row>
        <table:table-row table:style-name="ro1">
          <table:table-cell office:value-type="float" office:value="12159345" calcext:value-type="float">
            <text:p>12159345</text:p>
          </table:table-cell>
          <table:table-cell table:formula="of:=[.A762]/1000/(60*60*24)" office:value-type="time" office:time-value="PT03H22M39.345S" calcext:value-type="time">
            <text:p>03:22:39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6.19" calcext:value-type="float">
            <text:p>566.19</text:p>
          </table:table-cell>
          <table:table-cell office:value-type="float" office:value="1686.91" calcext:value-type="float">
            <text:p>1686.91</text:p>
          </table:table-cell>
          <table:table-cell office:value-type="float" office:value="1988.42" calcext:value-type="float">
            <text:p>1988.42</text:p>
          </table:table-cell>
        </table:table-row>
        <table:table-row table:style-name="ro1">
          <table:table-cell office:value-type="float" office:value="12175344" calcext:value-type="float">
            <text:p>12175344</text:p>
          </table:table-cell>
          <table:table-cell table:formula="of:=[.A763]/1000/(60*60*24)" office:value-type="time" office:time-value="PT03H22M55.344S" calcext:value-type="time">
            <text:p>03:22:55</text:p>
          </table:table-cell>
          <table:table-cell office:value-type="float" office:value="1.14" calcext:value-type="float">
            <text:p>1.14</text:p>
          </table:table-cell>
          <table:table-cell office:value-type="float" office:value="499.6" calcext:value-type="float">
            <text:p>499.6</text:p>
          </table:table-cell>
          <table:table-cell office:value-type="float" office:value="568.51" calcext:value-type="float">
            <text:p>568.51</text:p>
          </table:table-cell>
          <table:table-cell office:value-type="float" office:value="1689.13" calcext:value-type="float">
            <text:p>1689.13</text:p>
          </table:table-cell>
          <table:table-cell office:value-type="float" office:value="1990.94" calcext:value-type="float">
            <text:p>1990.94</text:p>
          </table:table-cell>
        </table:table-row>
        <table:table-row table:style-name="ro1">
          <table:table-cell office:value-type="float" office:value="12191344" calcext:value-type="float">
            <text:p>12191344</text:p>
          </table:table-cell>
          <table:table-cell table:formula="of:=[.A764]/1000/(60*60*24)" office:value-type="time" office:time-value="PT03H23M11.344S" calcext:value-type="time">
            <text:p>03:23:11</text:p>
          </table:table-cell>
          <table:table-cell office:value-type="float" office:value="1.13" calcext:value-type="float">
            <text:p>1.13</text:p>
          </table:table-cell>
          <table:table-cell office:value-type="float" office:value="500.6" calcext:value-type="float">
            <text:p>500.6</text:p>
          </table:table-cell>
          <table:table-cell office:value-type="float" office:value="567.72" calcext:value-type="float">
            <text:p>567.72</text:p>
          </table:table-cell>
          <table:table-cell office:value-type="float" office:value="1691.35" calcext:value-type="float">
            <text:p>1691.35</text:p>
          </table:table-cell>
          <table:table-cell office:value-type="float" office:value="1993.46" calcext:value-type="float">
            <text:p>1993.46</text:p>
          </table:table-cell>
        </table:table-row>
        <table:table-row table:style-name="ro1">
          <table:table-cell office:value-type="float" office:value="12207343" calcext:value-type="float">
            <text:p>12207343</text:p>
          </table:table-cell>
          <table:table-cell table:formula="of:=[.A765]/1000/(60*60*24)" office:value-type="time" office:time-value="PT03H23M27.343S" calcext:value-type="time">
            <text:p>03:23:27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6.29" calcext:value-type="float">
            <text:p>566.29</text:p>
          </table:table-cell>
          <table:table-cell office:value-type="float" office:value="1693.58" calcext:value-type="float">
            <text:p>1693.58</text:p>
          </table:table-cell>
          <table:table-cell office:value-type="float" office:value="1995.98" calcext:value-type="float">
            <text:p>1995.98</text:p>
          </table:table-cell>
        </table:table-row>
        <table:table-row table:style-name="ro1">
          <table:table-cell office:value-type="float" office:value="12223343" calcext:value-type="float">
            <text:p>12223343</text:p>
          </table:table-cell>
          <table:table-cell table:formula="of:=[.A766]/1000/(60*60*24)" office:value-type="time" office:time-value="PT03H23M43.343S" calcext:value-type="time">
            <text:p>03:23:43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6.28" calcext:value-type="float">
            <text:p>566.28</text:p>
          </table:table-cell>
          <table:table-cell office:value-type="float" office:value="1695.8" calcext:value-type="float">
            <text:p>1695.8</text:p>
          </table:table-cell>
          <table:table-cell office:value-type="float" office:value="1998.5" calcext:value-type="float">
            <text:p>1998.5</text:p>
          </table:table-cell>
        </table:table-row>
        <table:table-row table:style-name="ro1">
          <table:table-cell office:value-type="float" office:value="12239343" calcext:value-type="float">
            <text:p>12239343</text:p>
          </table:table-cell>
          <table:table-cell table:formula="of:=[.A767]/1000/(60*60*24)" office:value-type="time" office:time-value="PT03H23M59.343S" calcext:value-type="time">
            <text:p>03:23:59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6.43" calcext:value-type="float">
            <text:p>566.43</text:p>
          </table:table-cell>
          <table:table-cell office:value-type="float" office:value="1698.02" calcext:value-type="float">
            <text:p>1698.02</text:p>
          </table:table-cell>
          <table:table-cell office:value-type="float" office:value="2001.02" calcext:value-type="float">
            <text:p>2001.02</text:p>
          </table:table-cell>
        </table:table-row>
        <table:table-row table:style-name="ro1">
          <table:table-cell office:value-type="float" office:value="12255343" calcext:value-type="float">
            <text:p>12255343</text:p>
          </table:table-cell>
          <table:table-cell table:formula="of:=[.A768]/1000/(60*60*24)" office:value-type="time" office:time-value="PT03H24M15.343S" calcext:value-type="time">
            <text:p>03:24:15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6.06" calcext:value-type="float">
            <text:p>566.06</text:p>
          </table:table-cell>
          <table:table-cell office:value-type="float" office:value="1700.23" calcext:value-type="float">
            <text:p>1700.23</text:p>
          </table:table-cell>
          <table:table-cell office:value-type="float" office:value="2003.54" calcext:value-type="float">
            <text:p>2003.54</text:p>
          </table:table-cell>
        </table:table-row>
        <table:table-row table:style-name="ro1">
          <table:table-cell office:value-type="float" office:value="12271344" calcext:value-type="float">
            <text:p>12271344</text:p>
          </table:table-cell>
          <table:table-cell table:formula="of:=[.A769]/1000/(60*60*24)" office:value-type="time" office:time-value="PT03H24M31.344S" calcext:value-type="time">
            <text:p>03:24:31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8.18" calcext:value-type="float">
            <text:p>568.18</text:p>
          </table:table-cell>
          <table:table-cell office:value-type="float" office:value="1702.45" calcext:value-type="float">
            <text:p>1702.45</text:p>
          </table:table-cell>
          <table:table-cell office:value-type="float" office:value="2006.06" calcext:value-type="float">
            <text:p>2006.06</text:p>
          </table:table-cell>
        </table:table-row>
        <table:table-row table:style-name="ro1">
          <table:table-cell office:value-type="float" office:value="12287343" calcext:value-type="float">
            <text:p>12287343</text:p>
          </table:table-cell>
          <table:table-cell table:formula="of:=[.A770]/1000/(60*60*24)" office:value-type="time" office:time-value="PT03H24M47.343S" calcext:value-type="time">
            <text:p>03:24:47</text:p>
          </table:table-cell>
          <table:table-cell office:value-type="float" office:value="1.13" calcext:value-type="float">
            <text:p>1.13</text:p>
          </table:table-cell>
          <table:table-cell office:value-type="float" office:value="499.12" calcext:value-type="float">
            <text:p>499.12</text:p>
          </table:table-cell>
          <table:table-cell office:value-type="float" office:value="565.97" calcext:value-type="float">
            <text:p>565.97</text:p>
          </table:table-cell>
          <table:table-cell office:value-type="float" office:value="1704.67" calcext:value-type="float">
            <text:p>1704.67</text:p>
          </table:table-cell>
          <table:table-cell office:value-type="float" office:value="2008.57" calcext:value-type="float">
            <text:p>2008.57</text:p>
          </table:table-cell>
        </table:table-row>
        <table:table-row table:style-name="ro1">
          <table:table-cell office:value-type="float" office:value="12303343" calcext:value-type="float">
            <text:p>12303343</text:p>
          </table:table-cell>
          <table:table-cell table:formula="of:=[.A771]/1000/(60*60*24)" office:value-type="time" office:time-value="PT03H25M03.343S" calcext:value-type="time">
            <text:p>03:25:03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68.28" calcext:value-type="float">
            <text:p>568.28</text:p>
          </table:table-cell>
          <table:table-cell office:value-type="float" office:value="1706.89" calcext:value-type="float">
            <text:p>1706.89</text:p>
          </table:table-cell>
          <table:table-cell office:value-type="float" office:value="2011.09" calcext:value-type="float">
            <text:p>2011.09</text:p>
          </table:table-cell>
        </table:table-row>
        <table:table-row table:style-name="ro1">
          <table:table-cell office:value-type="float" office:value="12319343" calcext:value-type="float">
            <text:p>12319343</text:p>
          </table:table-cell>
          <table:table-cell table:formula="of:=[.A772]/1000/(60*60*24)" office:value-type="time" office:time-value="PT03H25M19.343S" calcext:value-type="time">
            <text:p>03:25:19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4.06" calcext:value-type="float">
            <text:p>564.06</text:p>
          </table:table-cell>
          <table:table-cell office:value-type="float" office:value="1709.11" calcext:value-type="float">
            <text:p>1709.11</text:p>
          </table:table-cell>
          <table:table-cell office:value-type="float" office:value="2013.6" calcext:value-type="float">
            <text:p>2013.6</text:p>
          </table:table-cell>
        </table:table-row>
        <table:table-row table:style-name="ro1">
          <table:table-cell office:value-type="float" office:value="12335345" calcext:value-type="float">
            <text:p>12335345</text:p>
          </table:table-cell>
          <table:table-cell table:formula="of:=[.A773]/1000/(60*60*24)" office:value-type="time" office:time-value="PT03H25M35.345S" calcext:value-type="time">
            <text:p>03:25:35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6.19" calcext:value-type="float">
            <text:p>566.19</text:p>
          </table:table-cell>
          <table:table-cell office:value-type="float" office:value="1711.33" calcext:value-type="float">
            <text:p>1711.33</text:p>
          </table:table-cell>
          <table:table-cell office:value-type="float" office:value="2016.12" calcext:value-type="float">
            <text:p>2016.12</text:p>
          </table:table-cell>
        </table:table-row>
        <table:table-row table:style-name="ro1">
          <table:table-cell office:value-type="float" office:value="12351345" calcext:value-type="float">
            <text:p>12351345</text:p>
          </table:table-cell>
          <table:table-cell table:formula="of:=[.A774]/1000/(60*60*24)" office:value-type="time" office:time-value="PT03H25M51.345S" calcext:value-type="time">
            <text:p>03:25:51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6.42" calcext:value-type="float">
            <text:p>566.42</text:p>
          </table:table-cell>
          <table:table-cell office:value-type="float" office:value="1713.55" calcext:value-type="float">
            <text:p>1713.55</text:p>
          </table:table-cell>
          <table:table-cell office:value-type="float" office:value="2018.64" calcext:value-type="float">
            <text:p>2018.64</text:p>
          </table:table-cell>
        </table:table-row>
        <table:table-row table:style-name="ro1">
          <table:table-cell office:value-type="float" office:value="12367343" calcext:value-type="float">
            <text:p>12367343</text:p>
          </table:table-cell>
          <table:table-cell table:formula="of:=[.A775]/1000/(60*60*24)" office:value-type="time" office:time-value="PT03H26M07.343S" calcext:value-type="time">
            <text:p>03:26:07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6.28" calcext:value-type="float">
            <text:p>566.28</text:p>
          </table:table-cell>
          <table:table-cell office:value-type="float" office:value="1715.77" calcext:value-type="float">
            <text:p>1715.77</text:p>
          </table:table-cell>
          <table:table-cell office:value-type="float" office:value="2021.15" calcext:value-type="float">
            <text:p>2021.15</text:p>
          </table:table-cell>
        </table:table-row>
        <table:table-row table:style-name="ro1">
          <table:table-cell office:value-type="float" office:value="12383343" calcext:value-type="float">
            <text:p>12383343</text:p>
          </table:table-cell>
          <table:table-cell table:formula="of:=[.A776]/1000/(60*60*24)" office:value-type="time" office:time-value="PT03H26M23.343S" calcext:value-type="time">
            <text:p>03:26:23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6.19" calcext:value-type="float">
            <text:p>566.19</text:p>
          </table:table-cell>
          <table:table-cell office:value-type="float" office:value="1717.99" calcext:value-type="float">
            <text:p>1717.99</text:p>
          </table:table-cell>
          <table:table-cell office:value-type="float" office:value="2023.67" calcext:value-type="float">
            <text:p>2023.67</text:p>
          </table:table-cell>
        </table:table-row>
        <table:table-row table:style-name="ro1">
          <table:table-cell office:value-type="float" office:value="12399343" calcext:value-type="float">
            <text:p>12399343</text:p>
          </table:table-cell>
          <table:table-cell table:formula="of:=[.A777]/1000/(60*60*24)" office:value-type="time" office:time-value="PT03H26M39.343S" calcext:value-type="time">
            <text:p>03:26:39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6.2" calcext:value-type="float">
            <text:p>566.2</text:p>
          </table:table-cell>
          <table:table-cell office:value-type="float" office:value="1720.21" calcext:value-type="float">
            <text:p>1720.21</text:p>
          </table:table-cell>
          <table:table-cell office:value-type="float" office:value="2026.18" calcext:value-type="float">
            <text:p>2026.18</text:p>
          </table:table-cell>
        </table:table-row>
        <table:table-row table:style-name="ro1">
          <table:table-cell office:value-type="float" office:value="12415344" calcext:value-type="float">
            <text:p>12415344</text:p>
          </table:table-cell>
          <table:table-cell table:formula="of:=[.A778]/1000/(60*60*24)" office:value-type="time" office:time-value="PT03H26M55.344S" calcext:value-type="time">
            <text:p>03:26:55</text:p>
          </table:table-cell>
          <table:table-cell office:value-type="float" office:value="1.13" calcext:value-type="float">
            <text:p>1.13</text:p>
          </table:table-cell>
          <table:table-cell office:value-type="float" office:value="500.92" calcext:value-type="float">
            <text:p>500.92</text:p>
          </table:table-cell>
          <table:table-cell office:value-type="float" office:value="568.08" calcext:value-type="float">
            <text:p>568.08</text:p>
          </table:table-cell>
          <table:table-cell office:value-type="float" office:value="1722.43" calcext:value-type="float">
            <text:p>1722.43</text:p>
          </table:table-cell>
          <table:table-cell office:value-type="float" office:value="2028.7" calcext:value-type="float">
            <text:p>2028.7</text:p>
          </table:table-cell>
        </table:table-row>
        <table:table-row table:style-name="ro1">
          <table:table-cell office:value-type="float" office:value="12431343" calcext:value-type="float">
            <text:p>12431343</text:p>
          </table:table-cell>
          <table:table-cell table:formula="of:=[.A779]/1000/(60*60*24)" office:value-type="time" office:time-value="PT03H27M11.343S" calcext:value-type="time">
            <text:p>03:27:11</text:p>
          </table:table-cell>
          <table:table-cell office:value-type="float" office:value="1.13" calcext:value-type="float">
            <text:p>1.13</text:p>
          </table:table-cell>
          <table:table-cell office:value-type="float" office:value="500.8" calcext:value-type="float">
            <text:p>500.8</text:p>
          </table:table-cell>
          <table:table-cell office:value-type="float" office:value="565.94" calcext:value-type="float">
            <text:p>565.94</text:p>
          </table:table-cell>
          <table:table-cell office:value-type="float" office:value="1724.65" calcext:value-type="float">
            <text:p>1724.65</text:p>
          </table:table-cell>
          <table:table-cell office:value-type="float" office:value="2031.22" calcext:value-type="float">
            <text:p>2031.22</text:p>
          </table:table-cell>
        </table:table-row>
        <table:table-row table:style-name="ro1">
          <table:table-cell office:value-type="float" office:value="12447343" calcext:value-type="float">
            <text:p>12447343</text:p>
          </table:table-cell>
          <table:table-cell table:formula="of:=[.A780]/1000/(60*60*24)" office:value-type="time" office:time-value="PT03H27M27.343S" calcext:value-type="time">
            <text:p>03:27:27</text:p>
          </table:table-cell>
          <table:table-cell office:value-type="float" office:value="1.13" calcext:value-type="float">
            <text:p>1.13</text:p>
          </table:table-cell>
          <table:table-cell office:value-type="float" office:value="499.12" calcext:value-type="float">
            <text:p>499.12</text:p>
          </table:table-cell>
          <table:table-cell office:value-type="float" office:value="565.97" calcext:value-type="float">
            <text:p>565.97</text:p>
          </table:table-cell>
          <table:table-cell office:value-type="float" office:value="1726.88" calcext:value-type="float">
            <text:p>1726.88</text:p>
          </table:table-cell>
          <table:table-cell office:value-type="float" office:value="2033.74" calcext:value-type="float">
            <text:p>2033.74</text:p>
          </table:table-cell>
        </table:table-row>
        <table:table-row table:style-name="ro1">
          <table:table-cell office:value-type="float" office:value="12463343" calcext:value-type="float">
            <text:p>12463343</text:p>
          </table:table-cell>
          <table:table-cell table:formula="of:=[.A781]/1000/(60*60*24)" office:value-type="time" office:time-value="PT03H27M43.343S" calcext:value-type="time">
            <text:p>03:27:43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6.05" calcext:value-type="float">
            <text:p>566.05</text:p>
          </table:table-cell>
          <table:table-cell office:value-type="float" office:value="1729.1" calcext:value-type="float">
            <text:p>1729.1</text:p>
          </table:table-cell>
          <table:table-cell office:value-type="float" office:value="2036.25" calcext:value-type="float">
            <text:p>2036.25</text:p>
          </table:table-cell>
        </table:table-row>
        <table:table-row table:style-name="ro1">
          <table:table-cell office:value-type="float" office:value="12479345" calcext:value-type="float">
            <text:p>12479345</text:p>
          </table:table-cell>
          <table:table-cell table:formula="of:=[.A782]/1000/(60*60*24)" office:value-type="time" office:time-value="PT03H27M59.345S" calcext:value-type="time">
            <text:p>03:27:59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4.29" calcext:value-type="float">
            <text:p>564.29</text:p>
          </table:table-cell>
          <table:table-cell office:value-type="float" office:value="1731.32" calcext:value-type="float">
            <text:p>1731.32</text:p>
          </table:table-cell>
          <table:table-cell office:value-type="float" office:value="2038.76" calcext:value-type="float">
            <text:p>2038.76</text:p>
          </table:table-cell>
        </table:table-row>
        <table:table-row table:style-name="ro1">
          <table:table-cell office:value-type="float" office:value="12495343" calcext:value-type="float">
            <text:p>12495343</text:p>
          </table:table-cell>
          <table:table-cell table:formula="of:=[.A783]/1000/(60*60*24)" office:value-type="time" office:time-value="PT03H28M15.343S" calcext:value-type="time">
            <text:p>03:28:15</text:p>
          </table:table-cell>
          <table:table-cell office:value-type="float" office:value="1.13" calcext:value-type="float">
            <text:p>1.13</text:p>
          </table:table-cell>
          <table:table-cell office:value-type="float" office:value="499.72" calcext:value-type="float">
            <text:p>499.72</text:p>
          </table:table-cell>
          <table:table-cell office:value-type="float" office:value="566.66" calcext:value-type="float">
            <text:p>566.66</text:p>
          </table:table-cell>
          <table:table-cell office:value-type="float" office:value="1733.54" calcext:value-type="float">
            <text:p>1733.54</text:p>
          </table:table-cell>
          <table:table-cell office:value-type="float" office:value="2041.28" calcext:value-type="float">
            <text:p>2041.28</text:p>
          </table:table-cell>
        </table:table-row>
        <table:table-row table:style-name="ro1">
          <table:table-cell office:value-type="float" office:value="12511343" calcext:value-type="float">
            <text:p>12511343</text:p>
          </table:table-cell>
          <table:table-cell table:formula="of:=[.A784]/1000/(60*60*24)" office:value-type="time" office:time-value="PT03H28M31.343S" calcext:value-type="time">
            <text:p>03:28:31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4.06" calcext:value-type="float">
            <text:p>564.06</text:p>
          </table:table-cell>
          <table:table-cell office:value-type="float" office:value="1735.76" calcext:value-type="float">
            <text:p>1735.76</text:p>
          </table:table-cell>
          <table:table-cell office:value-type="float" office:value="2043.79" calcext:value-type="float">
            <text:p>2043.79</text:p>
          </table:table-cell>
        </table:table-row>
        <table:table-row table:style-name="ro1">
          <table:table-cell office:value-type="float" office:value="12527343" calcext:value-type="float">
            <text:p>12527343</text:p>
          </table:table-cell>
          <table:table-cell table:formula="of:=[.A785]/1000/(60*60*24)" office:value-type="time" office:time-value="PT03H28M47.343S" calcext:value-type="time">
            <text:p>03:28:47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4.41" calcext:value-type="float">
            <text:p>564.41</text:p>
          </table:table-cell>
          <table:table-cell office:value-type="float" office:value="1737.97" calcext:value-type="float">
            <text:p>1737.97</text:p>
          </table:table-cell>
          <table:table-cell office:value-type="float" office:value="2046.3" calcext:value-type="float">
            <text:p>2046.3</text:p>
          </table:table-cell>
        </table:table-row>
        <table:table-row table:style-name="ro1">
          <table:table-cell office:value-type="float" office:value="12543343" calcext:value-type="float">
            <text:p>12543343</text:p>
          </table:table-cell>
          <table:table-cell table:formula="of:=[.A786]/1000/(60*60*24)" office:value-type="time" office:time-value="PT03H29M03.343S" calcext:value-type="time">
            <text:p>03:29:03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6.06" calcext:value-type="float">
            <text:p>566.06</text:p>
          </table:table-cell>
          <table:table-cell office:value-type="float" office:value="1740.19" calcext:value-type="float">
            <text:p>1740.19</text:p>
          </table:table-cell>
          <table:table-cell office:value-type="float" office:value="2048.81" calcext:value-type="float">
            <text:p>2048.81</text:p>
          </table:table-cell>
        </table:table-row>
        <table:table-row table:style-name="ro1">
          <table:table-cell office:value-type="float" office:value="12559343" calcext:value-type="float">
            <text:p>12559343</text:p>
          </table:table-cell>
          <table:table-cell table:formula="of:=[.A787]/1000/(60*60*24)" office:value-type="time" office:time-value="PT03H29M19.343S" calcext:value-type="time">
            <text:p>03:29:19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4.42" calcext:value-type="float">
            <text:p>564.42</text:p>
          </table:table-cell>
          <table:table-cell office:value-type="float" office:value="1742.41" calcext:value-type="float">
            <text:p>1742.41</text:p>
          </table:table-cell>
          <table:table-cell office:value-type="float" office:value="2051.32" calcext:value-type="float">
            <text:p>2051.32</text:p>
          </table:table-cell>
        </table:table-row>
        <table:table-row table:style-name="ro1">
          <table:table-cell office:value-type="float" office:value="12575343" calcext:value-type="float">
            <text:p>12575343</text:p>
          </table:table-cell>
          <table:table-cell table:formula="of:=[.A788]/1000/(60*60*24)" office:value-type="time" office:time-value="PT03H29M35.343S" calcext:value-type="time">
            <text:p>03:29:35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4.29" calcext:value-type="float">
            <text:p>564.29</text:p>
          </table:table-cell>
          <table:table-cell office:value-type="float" office:value="1744.63" calcext:value-type="float">
            <text:p>1744.63</text:p>
          </table:table-cell>
          <table:table-cell office:value-type="float" office:value="2053.83" calcext:value-type="float">
            <text:p>2053.83</text:p>
          </table:table-cell>
        </table:table-row>
        <table:table-row table:style-name="ro1">
          <table:table-cell office:value-type="float" office:value="12591344" calcext:value-type="float">
            <text:p>12591344</text:p>
          </table:table-cell>
          <table:table-cell table:formula="of:=[.A789]/1000/(60*60*24)" office:value-type="time" office:time-value="PT03H29M51.344S" calcext:value-type="time">
            <text:p>03:29:51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4.21" calcext:value-type="float">
            <text:p>564.21</text:p>
          </table:table-cell>
          <table:table-cell office:value-type="float" office:value="1746.85" calcext:value-type="float">
            <text:p>1746.85</text:p>
          </table:table-cell>
          <table:table-cell office:value-type="float" office:value="2056.34" calcext:value-type="float">
            <text:p>2056.34</text:p>
          </table:table-cell>
        </table:table-row>
        <table:table-row table:style-name="ro1">
          <table:table-cell office:value-type="float" office:value="12607343" calcext:value-type="float">
            <text:p>12607343</text:p>
          </table:table-cell>
          <table:table-cell table:formula="of:=[.A790]/1000/(60*60*24)" office:value-type="time" office:time-value="PT03H30M07.343S" calcext:value-type="time">
            <text:p>03:30:07</text:p>
          </table:table-cell>
          <table:table-cell office:value-type="float" office:value="1.13" calcext:value-type="float">
            <text:p>1.13</text:p>
          </table:table-cell>
          <table:table-cell office:value-type="float" office:value="499.72" calcext:value-type="float">
            <text:p>499.72</text:p>
          </table:table-cell>
          <table:table-cell office:value-type="float" office:value="564.65" calcext:value-type="float">
            <text:p>564.65</text:p>
          </table:table-cell>
          <table:table-cell office:value-type="float" office:value="1749.07" calcext:value-type="float">
            <text:p>1749.07</text:p>
          </table:table-cell>
          <table:table-cell office:value-type="float" office:value="2058.85" calcext:value-type="float">
            <text:p>2058.85</text:p>
          </table:table-cell>
        </table:table-row>
        <table:table-row table:style-name="ro1">
          <table:table-cell office:value-type="float" office:value="12623343" calcext:value-type="float">
            <text:p>12623343</text:p>
          </table:table-cell>
          <table:table-cell table:formula="of:=[.A791]/1000/(60*60*24)" office:value-type="time" office:time-value="PT03H30M23.343S" calcext:value-type="time">
            <text:p>03:30:23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4.2" calcext:value-type="float">
            <text:p>564.2</text:p>
          </table:table-cell>
          <table:table-cell office:value-type="float" office:value="1751.29" calcext:value-type="float">
            <text:p>1751.29</text:p>
          </table:table-cell>
          <table:table-cell office:value-type="float" office:value="2061.36" calcext:value-type="float">
            <text:p>2061.36</text:p>
          </table:table-cell>
        </table:table-row>
        <table:table-row table:style-name="ro1">
          <table:table-cell office:value-type="float" office:value="12639345" calcext:value-type="float">
            <text:p>12639345</text:p>
          </table:table-cell>
          <table:table-cell table:formula="of:=[.A792]/1000/(60*60*24)" office:value-type="time" office:time-value="PT03H30M39.345S" calcext:value-type="time">
            <text:p>03:30:39</text:p>
          </table:table-cell>
          <table:table-cell office:value-type="float" office:value="1.13" calcext:value-type="float">
            <text:p>1.13</text:p>
          </table:table-cell>
          <table:table-cell office:value-type="float" office:value="499.72" calcext:value-type="float">
            <text:p>499.72</text:p>
          </table:table-cell>
          <table:table-cell office:value-type="float" office:value="566.65" calcext:value-type="float">
            <text:p>566.65</text:p>
          </table:table-cell>
          <table:table-cell office:value-type="float" office:value="1753.51" calcext:value-type="float">
            <text:p>1753.51</text:p>
          </table:table-cell>
          <table:table-cell office:value-type="float" office:value="2063.87" calcext:value-type="float">
            <text:p>2063.87</text:p>
          </table:table-cell>
        </table:table-row>
        <table:table-row table:style-name="ro1">
          <table:table-cell office:value-type="float" office:value="12655343" calcext:value-type="float">
            <text:p>12655343</text:p>
          </table:table-cell>
          <table:table-cell table:formula="of:=[.A793]/1000/(60*60*24)" office:value-type="time" office:time-value="PT03H30M55.343S" calcext:value-type="time">
            <text:p>03:30:55</text:p>
          </table:table-cell>
          <table:table-cell office:value-type="float" office:value="1.13" calcext:value-type="float">
            <text:p>1.13</text:p>
          </table:table-cell>
          <table:table-cell office:value-type="float" office:value="499.6" calcext:value-type="float">
            <text:p>499.6</text:p>
          </table:table-cell>
          <table:table-cell office:value-type="float" office:value="562.52" calcext:value-type="float">
            <text:p>562.52</text:p>
          </table:table-cell>
          <table:table-cell office:value-type="float" office:value="1755.73" calcext:value-type="float">
            <text:p>1755.73</text:p>
          </table:table-cell>
          <table:table-cell office:value-type="float" office:value="2066.37" calcext:value-type="float">
            <text:p>2066.37</text:p>
          </table:table-cell>
        </table:table-row>
        <table:table-row table:style-name="ro1">
          <table:table-cell office:value-type="float" office:value="12671343" calcext:value-type="float">
            <text:p>12671343</text:p>
          </table:table-cell>
          <table:table-cell table:formula="of:=[.A794]/1000/(60*60*24)" office:value-type="time" office:time-value="PT03H31M11.343S" calcext:value-type="time">
            <text:p>03:31:11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4.43" calcext:value-type="float">
            <text:p>564.43</text:p>
          </table:table-cell>
          <table:table-cell office:value-type="float" office:value="1757.95" calcext:value-type="float">
            <text:p>1757.95</text:p>
          </table:table-cell>
          <table:table-cell office:value-type="float" office:value="2068.88" calcext:value-type="float">
            <text:p>2068.88</text:p>
          </table:table-cell>
        </table:table-row>
        <table:table-row table:style-name="ro1">
          <table:table-cell office:value-type="float" office:value="12687343" calcext:value-type="float">
            <text:p>12687343</text:p>
          </table:table-cell>
          <table:table-cell table:formula="of:=[.A795]/1000/(60*60*24)" office:value-type="time" office:time-value="PT03H31M27.343S" calcext:value-type="time">
            <text:p>03:31:27</text:p>
          </table:table-cell>
          <table:table-cell office:value-type="float" office:value="1.13" calcext:value-type="float">
            <text:p>1.13</text:p>
          </table:table-cell>
          <table:table-cell office:value-type="float" office:value="499.6" calcext:value-type="float">
            <text:p>499.6</text:p>
          </table:table-cell>
          <table:table-cell office:value-type="float" office:value="564.51" calcext:value-type="float">
            <text:p>564.51</text:p>
          </table:table-cell>
          <table:table-cell office:value-type="float" office:value="1760.17" calcext:value-type="float">
            <text:p>1760.17</text:p>
          </table:table-cell>
          <table:table-cell office:value-type="float" office:value="2071.39" calcext:value-type="float">
            <text:p>2071.39</text:p>
          </table:table-cell>
        </table:table-row>
        <table:table-row table:style-name="ro1">
          <table:table-cell office:value-type="float" office:value="12703345" calcext:value-type="float">
            <text:p>12703345</text:p>
          </table:table-cell>
          <table:table-cell table:formula="of:=[.A796]/1000/(60*60*24)" office:value-type="time" office:time-value="PT03H31M43.345S" calcext:value-type="time">
            <text:p>03:31:43</text:p>
          </table:table-cell>
          <table:table-cell office:value-type="float" office:value="1.13" calcext:value-type="float">
            <text:p>1.13</text:p>
          </table:table-cell>
          <table:table-cell office:value-type="float" office:value="499.8" calcext:value-type="float">
            <text:p>499.8</text:p>
          </table:table-cell>
          <table:table-cell office:value-type="float" office:value="564.74" calcext:value-type="float">
            <text:p>564.74</text:p>
          </table:table-cell>
          <table:table-cell office:value-type="float" office:value="1762.39" calcext:value-type="float">
            <text:p>1762.39</text:p>
          </table:table-cell>
          <table:table-cell office:value-type="float" office:value="2073.9" calcext:value-type="float">
            <text:p>2073.9</text:p>
          </table:table-cell>
        </table:table-row>
        <table:table-row table:style-name="ro1">
          <table:table-cell office:value-type="float" office:value="12719343" calcext:value-type="float">
            <text:p>12719343</text:p>
          </table:table-cell>
          <table:table-cell table:formula="of:=[.A797]/1000/(60*60*24)" office:value-type="time" office:time-value="PT03H31M59.343S" calcext:value-type="time">
            <text:p>03:31:59</text:p>
          </table:table-cell>
          <table:table-cell office:value-type="float" office:value="1.13" calcext:value-type="float">
            <text:p>1.13</text:p>
          </table:table-cell>
          <table:table-cell office:value-type="float" office:value="499.92" calcext:value-type="float">
            <text:p>499.92</text:p>
          </table:table-cell>
          <table:table-cell office:value-type="float" office:value="564.88" calcext:value-type="float">
            <text:p>564.88</text:p>
          </table:table-cell>
          <table:table-cell office:value-type="float" office:value="1764.61" calcext:value-type="float">
            <text:p>1764.61</text:p>
          </table:table-cell>
          <table:table-cell office:value-type="float" office:value="2076.4" calcext:value-type="float">
            <text:p>2076.4</text:p>
          </table:table-cell>
        </table:table-row>
        <table:table-row table:style-name="ro1">
          <table:table-cell office:value-type="float" office:value="12735343" calcext:value-type="float">
            <text:p>12735343</text:p>
          </table:table-cell>
          <table:table-cell table:formula="of:=[.A798]/1000/(60*60*24)" office:value-type="time" office:time-value="PT03H32M15.343S" calcext:value-type="time">
            <text:p>03:32:15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2.3" calcext:value-type="float">
            <text:p>562.3</text:p>
          </table:table-cell>
          <table:table-cell office:value-type="float" office:value="1766.83" calcext:value-type="float">
            <text:p>1766.83</text:p>
          </table:table-cell>
          <table:table-cell office:value-type="float" office:value="2078.91" calcext:value-type="float">
            <text:p>2078.91</text:p>
          </table:table-cell>
        </table:table-row>
        <table:table-row table:style-name="ro1">
          <table:table-cell office:value-type="float" office:value="12751343" calcext:value-type="float">
            <text:p>12751343</text:p>
          </table:table-cell>
          <table:table-cell table:formula="of:=[.A799]/1000/(60*60*24)" office:value-type="time" office:time-value="PT03H32M31.343S" calcext:value-type="time">
            <text:p>03:32:31</text:p>
          </table:table-cell>
          <table:table-cell office:value-type="float" office:value="1.13" calcext:value-type="float">
            <text:p>1.13</text:p>
          </table:table-cell>
          <table:table-cell office:value-type="float" office:value="499.6" calcext:value-type="float">
            <text:p>499.6</text:p>
          </table:table-cell>
          <table:table-cell office:value-type="float" office:value="564.54" calcext:value-type="float">
            <text:p>564.54</text:p>
          </table:table-cell>
          <table:table-cell office:value-type="float" office:value="1769.05" calcext:value-type="float">
            <text:p>1769.05</text:p>
          </table:table-cell>
          <table:table-cell office:value-type="float" office:value="2081.41" calcext:value-type="float">
            <text:p>2081.41</text:p>
          </table:table-cell>
        </table:table-row>
        <table:table-row table:style-name="ro1">
          <table:table-cell office:value-type="float" office:value="12767345" calcext:value-type="float">
            <text:p>12767345</text:p>
          </table:table-cell>
          <table:table-cell table:formula="of:=[.A800]/1000/(60*60*24)" office:value-type="time" office:time-value="PT03H32M47.345S" calcext:value-type="time">
            <text:p>03:32:47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2.43" calcext:value-type="float">
            <text:p>562.43</text:p>
          </table:table-cell>
          <table:table-cell office:value-type="float" office:value="1771.27" calcext:value-type="float">
            <text:p>1771.27</text:p>
          </table:table-cell>
          <table:table-cell office:value-type="float" office:value="2083.92" calcext:value-type="float">
            <text:p>2083.92</text:p>
          </table:table-cell>
        </table:table-row>
        <table:table-row table:style-name="ro1">
          <table:table-cell office:value-type="float" office:value="12783345" calcext:value-type="float">
            <text:p>12783345</text:p>
          </table:table-cell>
          <table:table-cell table:formula="of:=[.A801]/1000/(60*60*24)" office:value-type="time" office:time-value="PT03H33M03.345S" calcext:value-type="time">
            <text:p>03:33:03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2.43" calcext:value-type="float">
            <text:p>562.43</text:p>
          </table:table-cell>
          <table:table-cell office:value-type="float" office:value="1773.49" calcext:value-type="float">
            <text:p>1773.49</text:p>
          </table:table-cell>
          <table:table-cell office:value-type="float" office:value="2086.42" calcext:value-type="float">
            <text:p>2086.42</text:p>
          </table:table-cell>
        </table:table-row>
        <table:table-row table:style-name="ro1">
          <table:table-cell office:value-type="float" office:value="12799345" calcext:value-type="float">
            <text:p>12799345</text:p>
          </table:table-cell>
          <table:table-cell table:formula="of:=[.A802]/1000/(60*60*24)" office:value-type="time" office:time-value="PT03H33M19.345S" calcext:value-type="time">
            <text:p>03:33:19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2.43" calcext:value-type="float">
            <text:p>562.43</text:p>
          </table:table-cell>
          <table:table-cell office:value-type="float" office:value="1775.71" calcext:value-type="float">
            <text:p>1775.71</text:p>
          </table:table-cell>
          <table:table-cell office:value-type="float" office:value="2088.92" calcext:value-type="float">
            <text:p>2088.92</text:p>
          </table:table-cell>
        </table:table-row>
        <table:table-row table:style-name="ro1">
          <table:table-cell office:value-type="float" office:value="12815345" calcext:value-type="float">
            <text:p>12815345</text:p>
          </table:table-cell>
          <table:table-cell table:formula="of:=[.A803]/1000/(60*60*24)" office:value-type="time" office:time-value="PT03H33M35.345S" calcext:value-type="time">
            <text:p>03:33:35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2.29" calcext:value-type="float">
            <text:p>562.29</text:p>
          </table:table-cell>
          <table:table-cell office:value-type="float" office:value="1777.93" calcext:value-type="float">
            <text:p>1777.93</text:p>
          </table:table-cell>
          <table:table-cell office:value-type="float" office:value="2091.43" calcext:value-type="float">
            <text:p>2091.43</text:p>
          </table:table-cell>
        </table:table-row>
        <table:table-row table:style-name="ro1">
          <table:table-cell office:value-type="float" office:value="12831343" calcext:value-type="float">
            <text:p>12831343</text:p>
          </table:table-cell>
          <table:table-cell table:formula="of:=[.A804]/1000/(60*60*24)" office:value-type="time" office:time-value="PT03H33M51.343S" calcext:value-type="time">
            <text:p>03:33:51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2.29" calcext:value-type="float">
            <text:p>562.29</text:p>
          </table:table-cell>
          <table:table-cell office:value-type="float" office:value="1780.15" calcext:value-type="float">
            <text:p>1780.15</text:p>
          </table:table-cell>
          <table:table-cell office:value-type="float" office:value="2093.93" calcext:value-type="float">
            <text:p>2093.93</text:p>
          </table:table-cell>
        </table:table-row>
        <table:table-row table:style-name="ro1">
          <table:table-cell office:value-type="float" office:value="12847343" calcext:value-type="float">
            <text:p>12847343</text:p>
          </table:table-cell>
          <table:table-cell table:formula="of:=[.A805]/1000/(60*60*24)" office:value-type="time" office:time-value="PT03H34M07.343S" calcext:value-type="time">
            <text:p>03:34:07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2.41" calcext:value-type="float">
            <text:p>562.41</text:p>
          </table:table-cell>
          <table:table-cell office:value-type="float" office:value="1782.37" calcext:value-type="float">
            <text:p>1782.37</text:p>
          </table:table-cell>
          <table:table-cell office:value-type="float" office:value="2096.43" calcext:value-type="float">
            <text:p>2096.43</text:p>
          </table:table-cell>
        </table:table-row>
        <table:table-row table:style-name="ro1">
          <table:table-cell office:value-type="float" office:value="12863343" calcext:value-type="float">
            <text:p>12863343</text:p>
          </table:table-cell>
          <table:table-cell table:formula="of:=[.A806]/1000/(60*60*24)" office:value-type="time" office:time-value="PT03H34M23.343S" calcext:value-type="time">
            <text:p>03:34:23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2.42" calcext:value-type="float">
            <text:p>562.42</text:p>
          </table:table-cell>
          <table:table-cell office:value-type="float" office:value="1784.59" calcext:value-type="float">
            <text:p>1784.59</text:p>
          </table:table-cell>
          <table:table-cell office:value-type="float" office:value="2098.93" calcext:value-type="float">
            <text:p>2098.93</text:p>
          </table:table-cell>
        </table:table-row>
        <table:table-row table:style-name="ro1">
          <table:table-cell office:value-type="float" office:value="12879343" calcext:value-type="float">
            <text:p>12879343</text:p>
          </table:table-cell>
          <table:table-cell table:formula="of:=[.A807]/1000/(60*60*24)" office:value-type="time" office:time-value="PT03H34M39.343S" calcext:value-type="time">
            <text:p>03:34:39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2.29" calcext:value-type="float">
            <text:p>562.29</text:p>
          </table:table-cell>
          <table:table-cell office:value-type="float" office:value="1786.81" calcext:value-type="float">
            <text:p>1786.81</text:p>
          </table:table-cell>
          <table:table-cell office:value-type="float" office:value="2101.43" calcext:value-type="float">
            <text:p>2101.43</text:p>
          </table:table-cell>
        </table:table-row>
        <table:table-row table:style-name="ro1">
          <table:table-cell office:value-type="float" office:value="12895343" calcext:value-type="float">
            <text:p>12895343</text:p>
          </table:table-cell>
          <table:table-cell table:formula="of:=[.A808]/1000/(60*60*24)" office:value-type="time" office:time-value="PT03H34M55.343S" calcext:value-type="time">
            <text:p>03:34:55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2.29" calcext:value-type="float">
            <text:p>562.29</text:p>
          </table:table-cell>
          <table:table-cell office:value-type="float" office:value="1789.03" calcext:value-type="float">
            <text:p>1789.03</text:p>
          </table:table-cell>
          <table:table-cell office:value-type="float" office:value="2103.93" calcext:value-type="float">
            <text:p>2103.93</text:p>
          </table:table-cell>
        </table:table-row>
        <table:table-row table:style-name="ro1">
          <table:table-cell office:value-type="float" office:value="12911345" calcext:value-type="float">
            <text:p>12911345</text:p>
          </table:table-cell>
          <table:table-cell table:formula="of:=[.A809]/1000/(60*60*24)" office:value-type="time" office:time-value="PT03H35M11.345S" calcext:value-type="time">
            <text:p>03:35:11</text:p>
          </table:table-cell>
          <table:table-cell office:value-type="float" office:value="1.13" calcext:value-type="float">
            <text:p>1.13</text:p>
          </table:table-cell>
          <table:table-cell office:value-type="float" office:value="499.72" calcext:value-type="float">
            <text:p>499.72</text:p>
          </table:table-cell>
          <table:table-cell office:value-type="float" office:value="562.66" calcext:value-type="float">
            <text:p>562.66</text:p>
          </table:table-cell>
          <table:table-cell office:value-type="float" office:value="1791.25" calcext:value-type="float">
            <text:p>1791.25</text:p>
          </table:table-cell>
          <table:table-cell office:value-type="float" office:value="2106.43" calcext:value-type="float">
            <text:p>2106.43</text:p>
          </table:table-cell>
        </table:table-row>
        <table:table-row table:style-name="ro1">
          <table:table-cell office:value-type="float" office:value="12927343" calcext:value-type="float">
            <text:p>12927343</text:p>
          </table:table-cell>
          <table:table-cell table:formula="of:=[.A810]/1000/(60*60*24)" office:value-type="time" office:time-value="PT03H35M27.343S" calcext:value-type="time">
            <text:p>03:35:27</text:p>
          </table:table-cell>
          <table:table-cell office:value-type="float" office:value="1.13" calcext:value-type="float">
            <text:p>1.13</text:p>
          </table:table-cell>
          <table:table-cell office:value-type="float" office:value="499.6" calcext:value-type="float">
            <text:p>499.6</text:p>
          </table:table-cell>
          <table:table-cell office:value-type="float" office:value="562.52" calcext:value-type="float">
            <text:p>562.52</text:p>
          </table:table-cell>
          <table:table-cell office:value-type="float" office:value="1793.47" calcext:value-type="float">
            <text:p>1793.47</text:p>
          </table:table-cell>
          <table:table-cell office:value-type="float" office:value="2108.93" calcext:value-type="float">
            <text:p>2108.93</text:p>
          </table:table-cell>
        </table:table-row>
        <table:table-row table:style-name="ro1">
          <table:table-cell office:value-type="float" office:value="12943343" calcext:value-type="float">
            <text:p>12943343</text:p>
          </table:table-cell>
          <table:table-cell table:formula="of:=[.A811]/1000/(60*60*24)" office:value-type="time" office:time-value="PT03H35M43.343S" calcext:value-type="time">
            <text:p>03:35:43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2.3" calcext:value-type="float">
            <text:p>562.3</text:p>
          </table:table-cell>
          <table:table-cell office:value-type="float" office:value="1795.69" calcext:value-type="float">
            <text:p>1795.69</text:p>
          </table:table-cell>
          <table:table-cell office:value-type="float" office:value="2111.42" calcext:value-type="float">
            <text:p>2111.42</text:p>
          </table:table-cell>
        </table:table-row>
        <table:table-row table:style-name="ro1">
          <table:table-cell office:value-type="float" office:value="12959343" calcext:value-type="float">
            <text:p>12959343</text:p>
          </table:table-cell>
          <table:table-cell table:formula="of:=[.A812]/1000/(60*60*24)" office:value-type="time" office:time-value="PT03H35M59.343S" calcext:value-type="time">
            <text:p>03:35:59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2.2" calcext:value-type="float">
            <text:p>562.2</text:p>
          </table:table-cell>
          <table:table-cell office:value-type="float" office:value="1797.91" calcext:value-type="float">
            <text:p>1797.91</text:p>
          </table:table-cell>
          <table:table-cell office:value-type="float" office:value="2113.92" calcext:value-type="float">
            <text:p>2113.92</text:p>
          </table:table-cell>
        </table:table-row>
        <table:table-row table:style-name="ro1">
          <table:table-cell office:value-type="float" office:value="12975343" calcext:value-type="float">
            <text:p>12975343</text:p>
          </table:table-cell>
          <table:table-cell table:formula="of:=[.A813]/1000/(60*60*24)" office:value-type="time" office:time-value="PT03H36M15.343S" calcext:value-type="time">
            <text:p>03:36:15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2.3" calcext:value-type="float">
            <text:p>562.3</text:p>
          </table:table-cell>
          <table:table-cell office:value-type="float" office:value="1800.13" calcext:value-type="float">
            <text:p>1800.13</text:p>
          </table:table-cell>
          <table:table-cell office:value-type="float" office:value="2116.42" calcext:value-type="float">
            <text:p>2116.42</text:p>
          </table:table-cell>
        </table:table-row>
        <table:table-row table:style-name="ro1">
          <table:table-cell office:value-type="float" office:value="12991343" calcext:value-type="float">
            <text:p>12991343</text:p>
          </table:table-cell>
          <table:table-cell table:formula="of:=[.A814]/1000/(60*60*24)" office:value-type="time" office:time-value="PT03H36M31.343S" calcext:value-type="time">
            <text:p>03:36:31</text:p>
          </table:table-cell>
          <table:table-cell office:value-type="float" office:value="1.12" calcext:value-type="float">
            <text:p>1.1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0.21" calcext:value-type="float">
            <text:p>560.21</text:p>
          </table:table-cell>
          <table:table-cell office:value-type="float" office:value="1802.35" calcext:value-type="float">
            <text:p>1802.35</text:p>
          </table:table-cell>
          <table:table-cell office:value-type="float" office:value="2118.91" calcext:value-type="float">
            <text:p>2118.91</text:p>
          </table:table-cell>
        </table:table-row>
        <table:table-row table:style-name="ro1">
          <table:table-cell office:value-type="float" office:value="13007343" calcext:value-type="float">
            <text:p>13007343</text:p>
          </table:table-cell>
          <table:table-cell table:formula="of:=[.A815]/1000/(60*60*24)" office:value-type="time" office:time-value="PT03H36M47.343S" calcext:value-type="time">
            <text:p>03:36:47</text:p>
          </table:table-cell>
          <table:table-cell office:value-type="float" office:value="1.13" calcext:value-type="float">
            <text:p>1.13</text:p>
          </table:table-cell>
          <table:table-cell office:value-type="float" office:value="499.6" calcext:value-type="float">
            <text:p>499.6</text:p>
          </table:table-cell>
          <table:table-cell office:value-type="float" office:value="562.51" calcext:value-type="float">
            <text:p>562.51</text:p>
          </table:table-cell>
          <table:table-cell office:value-type="float" office:value="1804.57" calcext:value-type="float">
            <text:p>1804.57</text:p>
          </table:table-cell>
          <table:table-cell office:value-type="float" office:value="2121.41" calcext:value-type="float">
            <text:p>2121.41</text:p>
          </table:table-cell>
        </table:table-row>
        <table:table-row table:style-name="ro1">
          <table:table-cell office:value-type="float" office:value="13023343" calcext:value-type="float">
            <text:p>13023343</text:p>
          </table:table-cell>
          <table:table-cell table:formula="of:=[.A816]/1000/(60*60*24)" office:value-type="time" office:time-value="PT03H37M03.343S" calcext:value-type="time">
            <text:p>03:37:03</text:p>
          </table:table-cell>
          <table:table-cell office:value-type="float" office:value="1.12" calcext:value-type="float">
            <text:p>1.12</text:p>
          </table:table-cell>
          <table:table-cell office:value-type="float" office:value="499.4" calcext:value-type="float">
            <text:p>499.4</text:p>
          </table:table-cell>
          <table:table-cell office:value-type="float" office:value="560.28" calcext:value-type="float">
            <text:p>560.28</text:p>
          </table:table-cell>
          <table:table-cell office:value-type="float" office:value="1806.79" calcext:value-type="float">
            <text:p>1806.79</text:p>
          </table:table-cell>
          <table:table-cell office:value-type="float" office:value="2123.9" calcext:value-type="float">
            <text:p>2123.9</text:p>
          </table:table-cell>
        </table:table-row>
        <table:table-row table:style-name="ro1">
          <table:table-cell office:value-type="float" office:value="13039343" calcext:value-type="float">
            <text:p>13039343</text:p>
          </table:table-cell>
          <table:table-cell table:formula="of:=[.A817]/1000/(60*60*24)" office:value-type="time" office:time-value="PT03H37M19.343S" calcext:value-type="time">
            <text:p>03:37:19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2.2" calcext:value-type="float">
            <text:p>562.2</text:p>
          </table:table-cell>
          <table:table-cell office:value-type="float" office:value="1809.01" calcext:value-type="float">
            <text:p>1809.01</text:p>
          </table:table-cell>
          <table:table-cell office:value-type="float" office:value="2126.4" calcext:value-type="float">
            <text:p>2126.4</text:p>
          </table:table-cell>
        </table:table-row>
        <table:table-row table:style-name="ro1">
          <table:table-cell office:value-type="float" office:value="13055345" calcext:value-type="float">
            <text:p>13055345</text:p>
          </table:table-cell>
          <table:table-cell table:formula="of:=[.A818]/1000/(60*60*24)" office:value-type="time" office:time-value="PT03H37M35.345S" calcext:value-type="time">
            <text:p>03:37:35</text:p>
          </table:table-cell>
          <table:table-cell office:value-type="float" office:value="1.12" calcext:value-type="float">
            <text:p>1.12</text:p>
          </table:table-cell>
          <table:table-cell office:value-type="float" office:value="499.4" calcext:value-type="float">
            <text:p>499.4</text:p>
          </table:table-cell>
          <table:table-cell office:value-type="float" office:value="560.3" calcext:value-type="float">
            <text:p>560.3</text:p>
          </table:table-cell>
          <table:table-cell office:value-type="float" office:value="1811.23" calcext:value-type="float">
            <text:p>1811.23</text:p>
          </table:table-cell>
          <table:table-cell office:value-type="float" office:value="2128.89" calcext:value-type="float">
            <text:p>2128.89</text:p>
          </table:table-cell>
        </table:table-row>
        <table:table-row table:style-name="ro1">
          <table:table-cell office:value-type="float" office:value="13071345" calcext:value-type="float">
            <text:p>13071345</text:p>
          </table:table-cell>
          <table:table-cell table:formula="of:=[.A819]/1000/(60*60*24)" office:value-type="time" office:time-value="PT03H37M51.345S" calcext:value-type="time">
            <text:p>03:37:51</text:p>
          </table:table-cell>
          <table:table-cell office:value-type="float" office:value="1.12" calcext:value-type="float">
            <text:p>1.12</text:p>
          </table:table-cell>
          <table:table-cell office:value-type="float" office:value="499.4" calcext:value-type="float">
            <text:p>499.4</text:p>
          </table:table-cell>
          <table:table-cell office:value-type="float" office:value="560.3" calcext:value-type="float">
            <text:p>560.3</text:p>
          </table:table-cell>
          <table:table-cell office:value-type="float" office:value="1813.45" calcext:value-type="float">
            <text:p>1813.45</text:p>
          </table:table-cell>
          <table:table-cell office:value-type="float" office:value="2131.39" calcext:value-type="float">
            <text:p>2131.39</text:p>
          </table:table-cell>
        </table:table-row>
        <table:table-row table:style-name="ro1">
          <table:table-cell office:value-type="float" office:value="13087343" calcext:value-type="float">
            <text:p>13087343</text:p>
          </table:table-cell>
          <table:table-cell table:formula="of:=[.A820]/1000/(60*60*24)" office:value-type="time" office:time-value="PT03H38M07.343S" calcext:value-type="time">
            <text:p>03:38:07</text:p>
          </table:table-cell>
          <table:table-cell office:value-type="float" office:value="1.12" calcext:value-type="float">
            <text:p>1.1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0.43" calcext:value-type="float">
            <text:p>560.43</text:p>
          </table:table-cell>
          <table:table-cell office:value-type="float" office:value="1815.67" calcext:value-type="float">
            <text:p>1815.67</text:p>
          </table:table-cell>
          <table:table-cell office:value-type="float" office:value="2133.88" calcext:value-type="float">
            <text:p>2133.88</text:p>
          </table:table-cell>
        </table:table-row>
        <table:table-row table:style-name="ro1">
          <table:table-cell office:value-type="float" office:value="13103343" calcext:value-type="float">
            <text:p>13103343</text:p>
          </table:table-cell>
          <table:table-cell table:formula="of:=[.A821]/1000/(60*60*24)" office:value-type="time" office:time-value="PT03H38M23.343S" calcext:value-type="time">
            <text:p>03:38:23</text:p>
          </table:table-cell>
          <table:table-cell office:value-type="float" office:value="1.12" calcext:value-type="float">
            <text:p>1.12</text:p>
          </table:table-cell>
          <table:table-cell office:value-type="float" office:value="499.2" calcext:value-type="float">
            <text:p>499.2</text:p>
          </table:table-cell>
          <table:table-cell office:value-type="float" office:value="560.07" calcext:value-type="float">
            <text:p>560.07</text:p>
          </table:table-cell>
          <table:table-cell office:value-type="float" office:value="1817.89" calcext:value-type="float">
            <text:p>1817.89</text:p>
          </table:table-cell>
          <table:table-cell office:value-type="float" office:value="2136.37" calcext:value-type="float">
            <text:p>2136.37</text:p>
          </table:table-cell>
        </table:table-row>
        <table:table-row table:style-name="ro1">
          <table:table-cell office:value-type="float" office:value="13119345" calcext:value-type="float">
            <text:p>13119345</text:p>
          </table:table-cell>
          <table:table-cell table:formula="of:=[.A822]/1000/(60*60*24)" office:value-type="time" office:time-value="PT03H38M39.345S" calcext:value-type="time">
            <text:p>03:38:39</text:p>
          </table:table-cell>
          <table:table-cell office:value-type="float" office:value="1.12" calcext:value-type="float">
            <text:p>1.12</text:p>
          </table:table-cell>
          <table:table-cell office:value-type="float" office:value="499.4" calcext:value-type="float">
            <text:p>499.4</text:p>
          </table:table-cell>
          <table:table-cell office:value-type="float" office:value="560.3" calcext:value-type="float">
            <text:p>560.3</text:p>
          </table:table-cell>
          <table:table-cell office:value-type="float" office:value="1820.11" calcext:value-type="float">
            <text:p>1820.11</text:p>
          </table:table-cell>
          <table:table-cell office:value-type="float" office:value="2138.86" calcext:value-type="float">
            <text:p>2138.86</text:p>
          </table:table-cell>
        </table:table-row>
        <table:table-row table:style-name="ro1">
          <table:table-cell office:value-type="float" office:value="13135343" calcext:value-type="float">
            <text:p>13135343</text:p>
          </table:table-cell>
          <table:table-cell table:formula="of:=[.A823]/1000/(60*60*24)" office:value-type="time" office:time-value="PT03H38M55.343S" calcext:value-type="time">
            <text:p>03:38:55</text:p>
          </table:table-cell>
          <table:table-cell office:value-type="float" office:value="1.12" calcext:value-type="float">
            <text:p>1.1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0.43" calcext:value-type="float">
            <text:p>560.43</text:p>
          </table:table-cell>
          <table:table-cell office:value-type="float" office:value="1822.33" calcext:value-type="float">
            <text:p>1822.33</text:p>
          </table:table-cell>
          <table:table-cell office:value-type="float" office:value="2141.35" calcext:value-type="float">
            <text:p>2141.35</text:p>
          </table:table-cell>
        </table:table-row>
        <table:table-row table:style-name="ro1">
          <table:table-cell office:value-type="float" office:value="13151343" calcext:value-type="float">
            <text:p>13151343</text:p>
          </table:table-cell>
          <table:table-cell table:formula="of:=[.A824]/1000/(60*60*24)" office:value-type="time" office:time-value="PT03H39M11.343S" calcext:value-type="time">
            <text:p>03:39:11</text:p>
          </table:table-cell>
          <table:table-cell office:value-type="float" office:value="1.12" calcext:value-type="float">
            <text:p>1.1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0.43" calcext:value-type="float">
            <text:p>560.43</text:p>
          </table:table-cell>
          <table:table-cell office:value-type="float" office:value="1824.55" calcext:value-type="float">
            <text:p>1824.55</text:p>
          </table:table-cell>
          <table:table-cell office:value-type="float" office:value="2143.85" calcext:value-type="float">
            <text:p>2143.85</text:p>
          </table:table-cell>
        </table:table-row>
        <table:table-row table:style-name="ro1">
          <table:table-cell office:value-type="float" office:value="13167343" calcext:value-type="float">
            <text:p>13167343</text:p>
          </table:table-cell>
          <table:table-cell table:formula="of:=[.A825]/1000/(60*60*24)" office:value-type="time" office:time-value="PT03H39M27.343S" calcext:value-type="time">
            <text:p>03:39:27</text:p>
          </table:table-cell>
          <table:table-cell office:value-type="float" office:value="1.12" calcext:value-type="float">
            <text:p>1.12</text:p>
          </table:table-cell>
          <table:table-cell office:value-type="float" office:value="499.4" calcext:value-type="float">
            <text:p>499.4</text:p>
          </table:table-cell>
          <table:table-cell office:value-type="float" office:value="560.28" calcext:value-type="float">
            <text:p>560.28</text:p>
          </table:table-cell>
          <table:table-cell office:value-type="float" office:value="1826.77" calcext:value-type="float">
            <text:p>1826.77</text:p>
          </table:table-cell>
          <table:table-cell office:value-type="float" office:value="2146.34" calcext:value-type="float">
            <text:p>2146.34</text:p>
          </table:table-cell>
        </table:table-row>
        <table:table-row table:style-name="ro1">
          <table:table-cell office:value-type="float" office:value="13183344" calcext:value-type="float">
            <text:p>13183344</text:p>
          </table:table-cell>
          <table:table-cell table:formula="of:=[.A826]/1000/(60*60*24)" office:value-type="time" office:time-value="PT03H39M43.344S" calcext:value-type="time">
            <text:p>03:39:43</text:p>
          </table:table-cell>
          <table:table-cell office:value-type="float" office:value="1.12" calcext:value-type="float">
            <text:p>1.12</text:p>
          </table:table-cell>
          <table:table-cell office:value-type="float" office:value="499.2" calcext:value-type="float">
            <text:p>499.2</text:p>
          </table:table-cell>
          <table:table-cell office:value-type="float" office:value="560.06" calcext:value-type="float">
            <text:p>560.06</text:p>
          </table:table-cell>
          <table:table-cell office:value-type="float" office:value="1828.99" calcext:value-type="float">
            <text:p>1828.99</text:p>
          </table:table-cell>
          <table:table-cell office:value-type="float" office:value="2148.83" calcext:value-type="float">
            <text:p>2148.83</text:p>
          </table:table-cell>
        </table:table-row>
        <table:table-row table:style-name="ro1">
          <table:table-cell office:value-type="float" office:value="13199343" calcext:value-type="float">
            <text:p>13199343</text:p>
          </table:table-cell>
          <table:table-cell table:formula="of:=[.A827]/1000/(60*60*24)" office:value-type="time" office:time-value="PT03H39M59.343S" calcext:value-type="time">
            <text:p>03:39:59</text:p>
          </table:table-cell>
          <table:table-cell office:value-type="float" office:value="1.12" calcext:value-type="float">
            <text:p>1.12</text:p>
          </table:table-cell>
          <table:table-cell office:value-type="float" office:value="499.12" calcext:value-type="float">
            <text:p>499.12</text:p>
          </table:table-cell>
          <table:table-cell office:value-type="float" office:value="559.99" calcext:value-type="float">
            <text:p>559.99</text:p>
          </table:table-cell>
          <table:table-cell office:value-type="float" office:value="1831.21" calcext:value-type="float">
            <text:p>1831.21</text:p>
          </table:table-cell>
          <table:table-cell office:value-type="float" office:value="2151.32" calcext:value-type="float">
            <text:p>2151.32</text:p>
          </table:table-cell>
        </table:table-row>
        <table:table-row table:style-name="ro1">
          <table:table-cell office:value-type="float" office:value="13215343" calcext:value-type="float">
            <text:p>13215343</text:p>
          </table:table-cell>
          <table:table-cell table:formula="of:=[.A828]/1000/(60*60*24)" office:value-type="time" office:time-value="PT03H40M15.343S" calcext:value-type="time">
            <text:p>03:40:15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2.29" calcext:value-type="float">
            <text:p>562.29</text:p>
          </table:table-cell>
          <table:table-cell office:value-type="float" office:value="1833.43" calcext:value-type="float">
            <text:p>1833.43</text:p>
          </table:table-cell>
          <table:table-cell office:value-type="float" office:value="2153.8" calcext:value-type="float">
            <text:p>2153.8</text:p>
          </table:table-cell>
        </table:table-row>
        <table:table-row table:style-name="ro1">
          <table:table-cell office:value-type="float" office:value="13231345" calcext:value-type="float">
            <text:p>13231345</text:p>
          </table:table-cell>
          <table:table-cell table:formula="of:=[.A829]/1000/(60*60*24)" office:value-type="time" office:time-value="PT03H40M31.345S" calcext:value-type="time">
            <text:p>03:40:31</text:p>
          </table:table-cell>
          <table:table-cell office:value-type="float" office:value="1.12" calcext:value-type="float">
            <text:p>1.1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0.22" calcext:value-type="float">
            <text:p>560.22</text:p>
          </table:table-cell>
          <table:table-cell office:value-type="float" office:value="1835.65" calcext:value-type="float">
            <text:p>1835.65</text:p>
          </table:table-cell>
          <table:table-cell office:value-type="float" office:value="2156.29" calcext:value-type="float">
            <text:p>2156.29</text:p>
          </table:table-cell>
        </table:table-row>
        <table:table-row table:style-name="ro1">
          <table:table-cell office:value-type="float" office:value="13247343" calcext:value-type="float">
            <text:p>13247343</text:p>
          </table:table-cell>
          <table:table-cell table:formula="of:=[.A830]/1000/(60*60*24)" office:value-type="time" office:time-value="PT03H40M47.343S" calcext:value-type="time">
            <text:p>03:40:47</text:p>
          </table:table-cell>
          <table:table-cell office:value-type="float" office:value="1.12" calcext:value-type="float">
            <text:p>1.12</text:p>
          </table:table-cell>
          <table:table-cell office:value-type="float" office:value="499.4" calcext:value-type="float">
            <text:p>499.4</text:p>
          </table:table-cell>
          <table:table-cell office:value-type="float" office:value="560.3" calcext:value-type="float">
            <text:p>560.3</text:p>
          </table:table-cell>
          <table:table-cell office:value-type="float" office:value="1837.87" calcext:value-type="float">
            <text:p>1837.87</text:p>
          </table:table-cell>
          <table:table-cell office:value-type="float" office:value="2158.78" calcext:value-type="float">
            <text:p>2158.78</text:p>
          </table:table-cell>
        </table:table-row>
        <table:table-row table:style-name="ro1">
          <table:table-cell office:value-type="float" office:value="13263345" calcext:value-type="float">
            <text:p>13263345</text:p>
          </table:table-cell>
          <table:table-cell table:formula="of:=[.A831]/1000/(60*60*24)" office:value-type="time" office:time-value="PT03H41M03.345S" calcext:value-type="time">
            <text:p>03:41:03</text:p>
          </table:table-cell>
          <table:table-cell office:value-type="float" office:value="1.12" calcext:value-type="float">
            <text:p>1.12</text:p>
          </table:table-cell>
          <table:table-cell office:value-type="float" office:value="499.6" calcext:value-type="float">
            <text:p>499.6</text:p>
          </table:table-cell>
          <table:table-cell office:value-type="float" office:value="558.54" calcext:value-type="float">
            <text:p>558.54</text:p>
          </table:table-cell>
          <table:table-cell office:value-type="float" office:value="1840.09" calcext:value-type="float">
            <text:p>1840.09</text:p>
          </table:table-cell>
          <table:table-cell office:value-type="float" office:value="2161.27" calcext:value-type="float">
            <text:p>2161.27</text:p>
          </table:table-cell>
        </table:table-row>
        <table:table-row table:style-name="ro1">
          <table:table-cell office:value-type="float" office:value="13279343" calcext:value-type="float">
            <text:p>13279343</text:p>
          </table:table-cell>
          <table:table-cell table:formula="of:=[.A832]/1000/(60*60*24)" office:value-type="time" office:time-value="PT03H41M19.343S" calcext:value-type="time">
            <text:p>03:41:19</text:p>
          </table:table-cell>
          <table:table-cell office:value-type="float" office:value="1.12" calcext:value-type="float">
            <text:p>1.12</text:p>
          </table:table-cell>
          <table:table-cell office:value-type="float" office:value="499.72" calcext:value-type="float">
            <text:p>499.72</text:p>
          </table:table-cell>
          <table:table-cell office:value-type="float" office:value="558.65" calcext:value-type="float">
            <text:p>558.65</text:p>
          </table:table-cell>
          <table:table-cell office:value-type="float" office:value="1842.31" calcext:value-type="float">
            <text:p>1842.31</text:p>
          </table:table-cell>
          <table:table-cell office:value-type="float" office:value="2163.75" calcext:value-type="float">
            <text:p>2163.75</text:p>
          </table:table-cell>
        </table:table-row>
        <table:table-row table:style-name="ro1">
          <table:table-cell office:value-type="float" office:value="13295343" calcext:value-type="float">
            <text:p>13295343</text:p>
          </table:table-cell>
          <table:table-cell table:formula="of:=[.A833]/1000/(60*60*24)" office:value-type="time" office:time-value="PT03H41M35.343S" calcext:value-type="time">
            <text:p>03:41:35</text:p>
          </table:table-cell>
          <table:table-cell office:value-type="float" office:value="1.12" calcext:value-type="float">
            <text:p>1.12</text:p>
          </table:table-cell>
          <table:table-cell office:value-type="float" office:value="499.2" calcext:value-type="float">
            <text:p>499.2</text:p>
          </table:table-cell>
          <table:table-cell office:value-type="float" office:value="558.08" calcext:value-type="float">
            <text:p>558.08</text:p>
          </table:table-cell>
          <table:table-cell office:value-type="float" office:value="1844.52" calcext:value-type="float">
            <text:p>1844.52</text:p>
          </table:table-cell>
          <table:table-cell office:value-type="float" office:value="2166.23" calcext:value-type="float">
            <text:p>2166.23</text:p>
          </table:table-cell>
        </table:table-row>
        <table:table-row table:style-name="ro1">
          <table:table-cell office:value-type="float" office:value="13311345" calcext:value-type="float">
            <text:p>13311345</text:p>
          </table:table-cell>
          <table:table-cell table:formula="of:=[.A834]/1000/(60*60*24)" office:value-type="time" office:time-value="PT03H41M51.345S" calcext:value-type="time">
            <text:p>03:41:51</text:p>
          </table:table-cell>
          <table:table-cell office:value-type="float" office:value="1.12" calcext:value-type="float">
            <text:p>1.12</text:p>
          </table:table-cell>
          <table:table-cell office:value-type="float" office:value="499.2" calcext:value-type="float">
            <text:p>499.2</text:p>
          </table:table-cell>
          <table:table-cell office:value-type="float" office:value="558.07" calcext:value-type="float">
            <text:p>558.07</text:p>
          </table:table-cell>
          <table:table-cell office:value-type="float" office:value="1846.74" calcext:value-type="float">
            <text:p>1846.74</text:p>
          </table:table-cell>
          <table:table-cell office:value-type="float" office:value="2168.72" calcext:value-type="float">
            <text:p>2168.72</text:p>
          </table:table-cell>
        </table:table-row>
        <table:table-row table:style-name="ro1">
          <table:table-cell office:value-type="float" office:value="13327344" calcext:value-type="float">
            <text:p>13327344</text:p>
          </table:table-cell>
          <table:table-cell table:formula="of:=[.A835]/1000/(60*60*24)" office:value-type="time" office:time-value="PT03H42M07.344S" calcext:value-type="time">
            <text:p>03:42:07</text:p>
          </table:table-cell>
          <table:table-cell office:value-type="float" office:value="1.12" calcext:value-type="float">
            <text:p>1.1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8.43" calcext:value-type="float">
            <text:p>558.43</text:p>
          </table:table-cell>
          <table:table-cell office:value-type="float" office:value="1848.96" calcext:value-type="float">
            <text:p>1848.96</text:p>
          </table:table-cell>
          <table:table-cell office:value-type="float" office:value="2171.2" calcext:value-type="float">
            <text:p>2171.2</text:p>
          </table:table-cell>
        </table:table-row>
        <table:table-row table:style-name="ro1">
          <table:table-cell office:value-type="float" office:value="13343343" calcext:value-type="float">
            <text:p>13343343</text:p>
          </table:table-cell>
          <table:table-cell table:formula="of:=[.A836]/1000/(60*60*24)" office:value-type="time" office:time-value="PT03H42M23.343S" calcext:value-type="time">
            <text:p>03:42:23</text:p>
          </table:table-cell>
          <table:table-cell office:value-type="float" office:value="1.12" calcext:value-type="float">
            <text:p>1.1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8.2" calcext:value-type="float">
            <text:p>558.2</text:p>
          </table:table-cell>
          <table:table-cell office:value-type="float" office:value="1851.18" calcext:value-type="float">
            <text:p>1851.18</text:p>
          </table:table-cell>
          <table:table-cell office:value-type="float" office:value="2173.68" calcext:value-type="float">
            <text:p>2173.68</text:p>
          </table:table-cell>
        </table:table-row>
        <table:table-row table:style-name="ro1">
          <table:table-cell office:value-type="float" office:value="13359343" calcext:value-type="float">
            <text:p>13359343</text:p>
          </table:table-cell>
          <table:table-cell table:formula="of:=[.A837]/1000/(60*60*24)" office:value-type="time" office:time-value="PT03H42M39.343S" calcext:value-type="time">
            <text:p>03:42:39</text:p>
          </table:table-cell>
          <table:table-cell office:value-type="float" office:value="1.11" calcext:value-type="float">
            <text:p>1.11</text:p>
          </table:table-cell>
          <table:table-cell office:value-type="float" office:value="501" calcext:value-type="float">
            <text:p>501</text:p>
          </table:table-cell>
          <table:table-cell office:value-type="float" office:value="558.16" calcext:value-type="float">
            <text:p>558.16</text:p>
          </table:table-cell>
          <table:table-cell office:value-type="float" office:value="1853.41" calcext:value-type="float">
            <text:p>1853.41</text:p>
          </table:table-cell>
          <table:table-cell office:value-type="float" office:value="2176.17" calcext:value-type="float">
            <text:p>2176.17</text:p>
          </table:table-cell>
        </table:table-row>
        <table:table-row table:style-name="ro1">
          <table:table-cell office:value-type="float" office:value="13375343" calcext:value-type="float">
            <text:p>13375343</text:p>
          </table:table-cell>
          <table:table-cell table:formula="of:=[.A838]/1000/(60*60*24)" office:value-type="time" office:time-value="PT03H42M55.343S" calcext:value-type="time">
            <text:p>03:42:55</text:p>
          </table:table-cell>
          <table:table-cell office:value-type="float" office:value="1.12" calcext:value-type="float">
            <text:p>1.12</text:p>
          </table:table-cell>
          <table:table-cell office:value-type="float" office:value="500.92" calcext:value-type="float">
            <text:p>500.92</text:p>
          </table:table-cell>
          <table:table-cell office:value-type="float" office:value="560.07" calcext:value-type="float">
            <text:p>560.07</text:p>
          </table:table-cell>
          <table:table-cell office:value-type="float" office:value="1855.63" calcext:value-type="float">
            <text:p>1855.63</text:p>
          </table:table-cell>
          <table:table-cell office:value-type="float" office:value="2178.66" calcext:value-type="float">
            <text:p>2178.66</text:p>
          </table:table-cell>
        </table:table-row>
        <table:table-row table:style-name="ro1">
          <table:table-cell office:value-type="float" office:value="13391343" calcext:value-type="float">
            <text:p>13391343</text:p>
          </table:table-cell>
          <table:table-cell table:formula="of:=[.A839]/1000/(60*60*24)" office:value-type="time" office:time-value="PT03H43M11.343S" calcext:value-type="time">
            <text:p>03:43:11</text:p>
          </table:table-cell>
          <table:table-cell office:value-type="float" office:value="1.12" calcext:value-type="float">
            <text:p>1.12</text:p>
          </table:table-cell>
          <table:table-cell office:value-type="float" office:value="500.72" calcext:value-type="float">
            <text:p>500.72</text:p>
          </table:table-cell>
          <table:table-cell office:value-type="float" office:value="559.84" calcext:value-type="float">
            <text:p>559.84</text:p>
          </table:table-cell>
          <table:table-cell office:value-type="float" office:value="1857.86" calcext:value-type="float">
            <text:p>1857.86</text:p>
          </table:table-cell>
          <table:table-cell office:value-type="float" office:value="2181.14" calcext:value-type="float">
            <text:p>2181.14</text:p>
          </table:table-cell>
        </table:table-row>
        <table:table-row table:style-name="ro1">
          <table:table-cell office:value-type="float" office:value="13407343" calcext:value-type="float">
            <text:p>13407343</text:p>
          </table:table-cell>
          <table:table-cell table:formula="of:=[.A840]/1000/(60*60*24)" office:value-type="time" office:time-value="PT03H43M27.343S" calcext:value-type="time">
            <text:p>03:43:27</text:p>
          </table:table-cell>
          <table:table-cell office:value-type="float" office:value="1.12" calcext:value-type="float">
            <text:p>1.12</text:p>
          </table:table-cell>
          <table:table-cell office:value-type="float" office:value="500.8" calcext:value-type="float">
            <text:p>500.8</text:p>
          </table:table-cell>
          <table:table-cell office:value-type="float" office:value="559.92" calcext:value-type="float">
            <text:p>559.92</text:p>
          </table:table-cell>
          <table:table-cell office:value-type="float" office:value="1860.09" calcext:value-type="float">
            <text:p>1860.09</text:p>
          </table:table-cell>
          <table:table-cell office:value-type="float" office:value="2183.63" calcext:value-type="float">
            <text:p>2183.63</text:p>
          </table:table-cell>
        </table:table-row>
        <table:table-row table:style-name="ro1">
          <table:table-cell office:value-type="float" office:value="13423343" calcext:value-type="float">
            <text:p>13423343</text:p>
          </table:table-cell>
          <table:table-cell table:formula="of:=[.A841]/1000/(60*60*24)" office:value-type="time" office:time-value="PT03H43M43.343S" calcext:value-type="time">
            <text:p>03:43:43</text:p>
          </table:table-cell>
          <table:table-cell office:value-type="float" office:value="1.12" calcext:value-type="float">
            <text:p>1.1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8.2" calcext:value-type="float">
            <text:p>558.2</text:p>
          </table:table-cell>
          <table:table-cell office:value-type="float" office:value="1862.31" calcext:value-type="float">
            <text:p>1862.31</text:p>
          </table:table-cell>
          <table:table-cell office:value-type="float" office:value="2186.11" calcext:value-type="float">
            <text:p>2186.11</text:p>
          </table:table-cell>
        </table:table-row>
        <table:table-row table:style-name="ro1">
          <table:table-cell office:value-type="float" office:value="13439343" calcext:value-type="float">
            <text:p>13439343</text:p>
          </table:table-cell>
          <table:table-cell table:formula="of:=[.A842]/1000/(60*60*24)" office:value-type="time" office:time-value="PT03H43M59.343S" calcext:value-type="time">
            <text:p>03:43:59</text:p>
          </table:table-cell>
          <table:table-cell office:value-type="float" office:value="1.12" calcext:value-type="float">
            <text:p>1.1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8.42" calcext:value-type="float">
            <text:p>558.42</text:p>
          </table:table-cell>
          <table:table-cell office:value-type="float" office:value="1864.53" calcext:value-type="float">
            <text:p>1864.53</text:p>
          </table:table-cell>
          <table:table-cell office:value-type="float" office:value="2188.59" calcext:value-type="float">
            <text:p>2188.59</text:p>
          </table:table-cell>
        </table:table-row>
        <table:table-row table:style-name="ro1">
          <table:table-cell office:value-type="float" office:value="13455343" calcext:value-type="float">
            <text:p>13455343</text:p>
          </table:table-cell>
          <table:table-cell table:formula="of:=[.A843]/1000/(60*60*24)" office:value-type="time" office:time-value="PT03H44M15.343S" calcext:value-type="time">
            <text:p>03:44:15</text:p>
          </table:table-cell>
          <table:table-cell office:value-type="float" office:value="1.12" calcext:value-type="float">
            <text:p>1.12</text:p>
          </table:table-cell>
          <table:table-cell office:value-type="float" office:value="500.8" calcext:value-type="float">
            <text:p>500.8</text:p>
          </table:table-cell>
          <table:table-cell office:value-type="float" office:value="559.94" calcext:value-type="float">
            <text:p>559.94</text:p>
          </table:table-cell>
          <table:table-cell office:value-type="float" office:value="1866.75" calcext:value-type="float">
            <text:p>1866.75</text:p>
          </table:table-cell>
          <table:table-cell office:value-type="float" office:value="2191.08" calcext:value-type="float">
            <text:p>2191.08</text:p>
          </table:table-cell>
        </table:table-row>
        <table:table-row table:style-name="ro1">
          <table:table-cell office:value-type="float" office:value="13471343" calcext:value-type="float">
            <text:p>13471343</text:p>
          </table:table-cell>
          <table:table-cell table:formula="of:=[.A844]/1000/(60*60*24)" office:value-type="time" office:time-value="PT03H44M31.343S" calcext:value-type="time">
            <text:p>03:44:31</text:p>
          </table:table-cell>
          <table:table-cell office:value-type="float" office:value="1.12" calcext:value-type="float">
            <text:p>1.12</text:p>
          </table:table-cell>
          <table:table-cell office:value-type="float" office:value="499.4" calcext:value-type="float">
            <text:p>499.4</text:p>
          </table:table-cell>
          <table:table-cell office:value-type="float" office:value="558.3" calcext:value-type="float">
            <text:p>558.3</text:p>
          </table:table-cell>
          <table:table-cell office:value-type="float" office:value="1868.97" calcext:value-type="float">
            <text:p>1868.97</text:p>
          </table:table-cell>
          <table:table-cell office:value-type="float" office:value="2193.56" calcext:value-type="float">
            <text:p>2193.56</text:p>
          </table:table-cell>
        </table:table-row>
        <table:table-row table:style-name="ro1">
          <table:table-cell office:value-type="float" office:value="13487343" calcext:value-type="float">
            <text:p>13487343</text:p>
          </table:table-cell>
          <table:table-cell table:formula="of:=[.A845]/1000/(60*60*24)" office:value-type="time" office:time-value="PT03H44M47.343S" calcext:value-type="time">
            <text:p>03:44:47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6.19" calcext:value-type="float">
            <text:p>556.19</text:p>
          </table:table-cell>
          <table:table-cell office:value-type="float" office:value="1871.19" calcext:value-type="float">
            <text:p>1871.19</text:p>
          </table:table-cell>
          <table:table-cell office:value-type="float" office:value="2196.03" calcext:value-type="float">
            <text:p>2196.03</text:p>
          </table:table-cell>
        </table:table-row>
        <table:table-row table:style-name="ro1">
          <table:table-cell office:value-type="float" office:value="13503343" calcext:value-type="float">
            <text:p>13503343</text:p>
          </table:table-cell>
          <table:table-cell table:formula="of:=[.A846]/1000/(60*60*24)" office:value-type="time" office:time-value="PT03H45M03.343S" calcext:value-type="time">
            <text:p>03:45:03</text:p>
          </table:table-cell>
          <table:table-cell office:value-type="float" office:value="1.12" calcext:value-type="float">
            <text:p>1.12</text:p>
          </table:table-cell>
          <table:table-cell office:value-type="float" office:value="499" calcext:value-type="float">
            <text:p>499</text:p>
          </table:table-cell>
          <table:table-cell office:value-type="float" office:value="557.85" calcext:value-type="float">
            <text:p>557.85</text:p>
          </table:table-cell>
          <table:table-cell office:value-type="float" office:value="1873.41" calcext:value-type="float">
            <text:p>1873.41</text:p>
          </table:table-cell>
          <table:table-cell office:value-type="float" office:value="2198.51" calcext:value-type="float">
            <text:p>2198.51</text:p>
          </table:table-cell>
        </table:table-row>
        <table:table-row table:style-name="ro1">
          <table:table-cell office:value-type="float" office:value="13519343" calcext:value-type="float">
            <text:p>13519343</text:p>
          </table:table-cell>
          <table:table-cell table:formula="of:=[.A847]/1000/(60*60*24)" office:value-type="time" office:time-value="PT03H45M19.343S" calcext:value-type="time">
            <text:p>03:45:19</text:p>
          </table:table-cell>
          <table:table-cell office:value-type="float" office:value="1.12" calcext:value-type="float">
            <text:p>1.12</text:p>
          </table:table-cell>
          <table:table-cell office:value-type="float" office:value="499.2" calcext:value-type="float">
            <text:p>499.2</text:p>
          </table:table-cell>
          <table:table-cell office:value-type="float" office:value="558.08" calcext:value-type="float">
            <text:p>558.08</text:p>
          </table:table-cell>
          <table:table-cell office:value-type="float" office:value="1875.63" calcext:value-type="float">
            <text:p>1875.63</text:p>
          </table:table-cell>
          <table:table-cell office:value-type="float" office:value="2200.99" calcext:value-type="float">
            <text:p>2200.99</text:p>
          </table:table-cell>
        </table:table-row>
        <table:table-row table:style-name="ro1">
          <table:table-cell office:value-type="float" office:value="13535343" calcext:value-type="float">
            <text:p>13535343</text:p>
          </table:table-cell>
          <table:table-cell table:formula="of:=[.A848]/1000/(60*60*24)" office:value-type="time" office:time-value="PT03H45M35.343S" calcext:value-type="time">
            <text:p>03:45:35</text:p>
          </table:table-cell>
          <table:table-cell office:value-type="float" office:value="1.11" calcext:value-type="float">
            <text:p>1.1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6.42" calcext:value-type="float">
            <text:p>556.42</text:p>
          </table:table-cell>
          <table:table-cell office:value-type="float" office:value="1877.85" calcext:value-type="float">
            <text:p>1877.85</text:p>
          </table:table-cell>
          <table:table-cell office:value-type="float" office:value="2203.46" calcext:value-type="float">
            <text:p>2203.46</text:p>
          </table:table-cell>
        </table:table-row>
        <table:table-row table:style-name="ro1">
          <table:table-cell office:value-type="float" office:value="13551343" calcext:value-type="float">
            <text:p>13551343</text:p>
          </table:table-cell>
          <table:table-cell table:formula="of:=[.A849]/1000/(60*60*24)" office:value-type="time" office:time-value="PT03H45M51.343S" calcext:value-type="time">
            <text:p>03:45:51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6.21" calcext:value-type="float">
            <text:p>556.21</text:p>
          </table:table-cell>
          <table:table-cell office:value-type="float" office:value="1880.07" calcext:value-type="float">
            <text:p>1880.07</text:p>
          </table:table-cell>
          <table:table-cell office:value-type="float" office:value="2205.94" calcext:value-type="float">
            <text:p>2205.94</text:p>
          </table:table-cell>
        </table:table-row>
        <table:table-row table:style-name="ro1">
          <table:table-cell office:value-type="float" office:value="13567345" calcext:value-type="float">
            <text:p>13567345</text:p>
          </table:table-cell>
          <table:table-cell table:formula="of:=[.A850]/1000/(60*60*24)" office:value-type="time" office:time-value="PT03H46M07.345S" calcext:value-type="time">
            <text:p>03:46:07</text:p>
          </table:table-cell>
          <table:table-cell office:value-type="float" office:value="1.12" calcext:value-type="float">
            <text:p>1.1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8.21" calcext:value-type="float">
            <text:p>558.21</text:p>
          </table:table-cell>
          <table:table-cell office:value-type="float" office:value="1882.29" calcext:value-type="float">
            <text:p>1882.29</text:p>
          </table:table-cell>
          <table:table-cell office:value-type="float" office:value="2208.41" calcext:value-type="float">
            <text:p>2208.41</text:p>
          </table:table-cell>
        </table:table-row>
        <table:table-row table:style-name="ro1">
          <table:table-cell office:value-type="float" office:value="13583343" calcext:value-type="float">
            <text:p>13583343</text:p>
          </table:table-cell>
          <table:table-cell table:formula="of:=[.A851]/1000/(60*60*24)" office:value-type="time" office:time-value="PT03H46M23.343S" calcext:value-type="time">
            <text:p>03:46:23</text:p>
          </table:table-cell>
          <table:table-cell office:value-type="float" office:value="1.11" calcext:value-type="float">
            <text:p>1.11</text:p>
          </table:table-cell>
          <table:table-cell office:value-type="float" office:value="499.8" calcext:value-type="float">
            <text:p>499.8</text:p>
          </table:table-cell>
          <table:table-cell office:value-type="float" office:value="556.75" calcext:value-type="float">
            <text:p>556.75</text:p>
          </table:table-cell>
          <table:table-cell office:value-type="float" office:value="1884.5" calcext:value-type="float">
            <text:p>1884.5</text:p>
          </table:table-cell>
          <table:table-cell office:value-type="float" office:value="2210.89" calcext:value-type="float">
            <text:p>2210.89</text:p>
          </table:table-cell>
        </table:table-row>
        <table:table-row table:style-name="ro1">
          <table:table-cell office:value-type="float" office:value="13599343" calcext:value-type="float">
            <text:p>13599343</text:p>
          </table:table-cell>
          <table:table-cell table:formula="of:=[.A852]/1000/(60*60*24)" office:value-type="time" office:time-value="PT03H46M39.343S" calcext:value-type="time">
            <text:p>03:46:39</text:p>
          </table:table-cell>
          <table:table-cell office:value-type="float" office:value="1.11" calcext:value-type="float">
            <text:p>1.1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6.43" calcext:value-type="float">
            <text:p>556.43</text:p>
          </table:table-cell>
          <table:table-cell office:value-type="float" office:value="1886.73" calcext:value-type="float">
            <text:p>1886.73</text:p>
          </table:table-cell>
          <table:table-cell office:value-type="float" office:value="2213.36" calcext:value-type="float">
            <text:p>2213.36</text:p>
          </table:table-cell>
        </table:table-row>
        <table:table-row table:style-name="ro1">
          <table:table-cell office:value-type="float" office:value="13615345" calcext:value-type="float">
            <text:p>13615345</text:p>
          </table:table-cell>
          <table:table-cell table:formula="of:=[.A853]/1000/(60*60*24)" office:value-type="time" office:time-value="PT03H46M55.345S" calcext:value-type="time">
            <text:p>03:46:55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6.22" calcext:value-type="float">
            <text:p>556.22</text:p>
          </table:table-cell>
          <table:table-cell office:value-type="float" office:value="1888.95" calcext:value-type="float">
            <text:p>1888.95</text:p>
          </table:table-cell>
          <table:table-cell office:value-type="float" office:value="2215.84" calcext:value-type="float">
            <text:p>2215.84</text:p>
          </table:table-cell>
        </table:table-row>
        <table:table-row table:style-name="ro1">
          <table:table-cell office:value-type="float" office:value="13631343" calcext:value-type="float">
            <text:p>13631343</text:p>
          </table:table-cell>
          <table:table-cell table:formula="of:=[.A854]/1000/(60*60*24)" office:value-type="time" office:time-value="PT03H47M11.343S" calcext:value-type="time">
            <text:p>03:47:11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4.3" calcext:value-type="float">
            <text:p>554.3</text:p>
          </table:table-cell>
          <table:table-cell office:value-type="float" office:value="1891.17" calcext:value-type="float">
            <text:p>1891.17</text:p>
          </table:table-cell>
          <table:table-cell office:value-type="float" office:value="2218.31" calcext:value-type="float">
            <text:p>2218.31</text:p>
          </table:table-cell>
        </table:table-row>
        <table:table-row table:style-name="ro1">
          <table:table-cell office:value-type="float" office:value="13647343" calcext:value-type="float">
            <text:p>13647343</text:p>
          </table:table-cell>
          <table:table-cell table:formula="of:=[.A855]/1000/(60*60*24)" office:value-type="time" office:time-value="PT03H47M27.343S" calcext:value-type="time">
            <text:p>03:47:27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6.22" calcext:value-type="float">
            <text:p>556.22</text:p>
          </table:table-cell>
          <table:table-cell office:value-type="float" office:value="1893.38" calcext:value-type="float">
            <text:p>1893.38</text:p>
          </table:table-cell>
          <table:table-cell office:value-type="float" office:value="2220.78" calcext:value-type="float">
            <text:p>2220.78</text:p>
          </table:table-cell>
        </table:table-row>
        <table:table-row table:style-name="ro1">
          <table:table-cell office:value-type="float" office:value="13663343" calcext:value-type="float">
            <text:p>13663343</text:p>
          </table:table-cell>
          <table:table-cell table:formula="of:=[.A856]/1000/(60*60*24)" office:value-type="time" office:time-value="PT03H47M43.343S" calcext:value-type="time">
            <text:p>03:47:43</text:p>
          </table:table-cell>
          <table:table-cell office:value-type="float" office:value="1.11" calcext:value-type="float">
            <text:p>1.1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6.43" calcext:value-type="float">
            <text:p>556.43</text:p>
          </table:table-cell>
          <table:table-cell office:value-type="float" office:value="1895.6" calcext:value-type="float">
            <text:p>1895.6</text:p>
          </table:table-cell>
          <table:table-cell office:value-type="float" office:value="2223.25" calcext:value-type="float">
            <text:p>2223.25</text:p>
          </table:table-cell>
        </table:table-row>
        <table:table-row table:style-name="ro1">
          <table:table-cell office:value-type="float" office:value="13679343" calcext:value-type="float">
            <text:p>13679343</text:p>
          </table:table-cell>
          <table:table-cell table:formula="of:=[.A857]/1000/(60*60*24)" office:value-type="time" office:time-value="PT03H47M59.343S" calcext:value-type="time">
            <text:p>03:47:59</text:p>
          </table:table-cell>
          <table:table-cell office:value-type="float" office:value="1.11" calcext:value-type="float">
            <text:p>1.1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6.44" calcext:value-type="float">
            <text:p>556.44</text:p>
          </table:table-cell>
          <table:table-cell office:value-type="float" office:value="1897.82" calcext:value-type="float">
            <text:p>1897.82</text:p>
          </table:table-cell>
          <table:table-cell office:value-type="float" office:value="2225.72" calcext:value-type="float">
            <text:p>2225.72</text:p>
          </table:table-cell>
        </table:table-row>
        <table:table-row table:style-name="ro1">
          <table:table-cell office:value-type="float" office:value="13695343" calcext:value-type="float">
            <text:p>13695343</text:p>
          </table:table-cell>
          <table:table-cell table:formula="of:=[.A858]/1000/(60*60*24)" office:value-type="time" office:time-value="PT03H48M15.343S" calcext:value-type="time">
            <text:p>03:48:15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4.3" calcext:value-type="float">
            <text:p>554.3</text:p>
          </table:table-cell>
          <table:table-cell office:value-type="float" office:value="1900.04" calcext:value-type="float">
            <text:p>1900.04</text:p>
          </table:table-cell>
          <table:table-cell office:value-type="float" office:value="2228.19" calcext:value-type="float">
            <text:p>2228.19</text:p>
          </table:table-cell>
        </table:table-row>
        <table:table-row table:style-name="ro1">
          <table:table-cell office:value-type="float" office:value="13711343" calcext:value-type="float">
            <text:p>13711343</text:p>
          </table:table-cell>
          <table:table-cell table:formula="of:=[.A859]/1000/(60*60*24)" office:value-type="time" office:time-value="PT03H48M31.343S" calcext:value-type="time">
            <text:p>03:48:31</text:p>
          </table:table-cell>
          <table:table-cell office:value-type="float" office:value="1.11" calcext:value-type="float">
            <text:p>1.11</text:p>
          </table:table-cell>
          <table:table-cell office:value-type="float" office:value="499.6" calcext:value-type="float">
            <text:p>499.6</text:p>
          </table:table-cell>
          <table:table-cell office:value-type="float" office:value="556.53" calcext:value-type="float">
            <text:p>556.53</text:p>
          </table:table-cell>
          <table:table-cell office:value-type="float" office:value="1902.26" calcext:value-type="float">
            <text:p>1902.26</text:p>
          </table:table-cell>
          <table:table-cell office:value-type="float" office:value="2230.66" calcext:value-type="float">
            <text:p>2230.66</text:p>
          </table:table-cell>
        </table:table-row>
        <table:table-row table:style-name="ro1">
          <table:table-cell office:value-type="float" office:value="13727343" calcext:value-type="float">
            <text:p>13727343</text:p>
          </table:table-cell>
          <table:table-cell table:formula="of:=[.A860]/1000/(60*60*24)" office:value-type="time" office:time-value="PT03H48M47.343S" calcext:value-type="time">
            <text:p>03:48:47</text:p>
          </table:table-cell>
          <table:table-cell office:value-type="float" office:value="1.11" calcext:value-type="float">
            <text:p>1.1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6.44" calcext:value-type="float">
            <text:p>556.44</text:p>
          </table:table-cell>
          <table:table-cell office:value-type="float" office:value="1904.48" calcext:value-type="float">
            <text:p>1904.48</text:p>
          </table:table-cell>
          <table:table-cell office:value-type="float" office:value="2233.13" calcext:value-type="float">
            <text:p>2233.13</text:p>
          </table:table-cell>
        </table:table-row>
        <table:table-row table:style-name="ro1">
          <table:table-cell office:value-type="float" office:value="13743343" calcext:value-type="float">
            <text:p>13743343</text:p>
          </table:table-cell>
          <table:table-cell table:formula="of:=[.A861]/1000/(60*60*24)" office:value-type="time" office:time-value="PT03H49M03.343S" calcext:value-type="time">
            <text:p>03:49:03</text:p>
          </table:table-cell>
          <table:table-cell office:value-type="float" office:value="1.11" calcext:value-type="float">
            <text:p>1.1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6.44" calcext:value-type="float">
            <text:p>556.44</text:p>
          </table:table-cell>
          <table:table-cell office:value-type="float" office:value="1906.7" calcext:value-type="float">
            <text:p>1906.7</text:p>
          </table:table-cell>
          <table:table-cell office:value-type="float" office:value="2235.6" calcext:value-type="float">
            <text:p>2235.6</text:p>
          </table:table-cell>
        </table:table-row>
        <table:table-row table:style-name="ro1">
          <table:table-cell office:value-type="float" office:value="13759343" calcext:value-type="float">
            <text:p>13759343</text:p>
          </table:table-cell>
          <table:table-cell table:formula="of:=[.A862]/1000/(60*60*24)" office:value-type="time" office:time-value="PT03H49M19.343S" calcext:value-type="time">
            <text:p>03:49:19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6.3" calcext:value-type="float">
            <text:p>556.3</text:p>
          </table:table-cell>
          <table:table-cell office:value-type="float" office:value="1908.92" calcext:value-type="float">
            <text:p>1908.92</text:p>
          </table:table-cell>
          <table:table-cell office:value-type="float" office:value="2238.06" calcext:value-type="float">
            <text:p>2238.06</text:p>
          </table:table-cell>
        </table:table-row>
        <table:table-row table:style-name="ro1">
          <table:table-cell office:value-type="float" office:value="13775343" calcext:value-type="float">
            <text:p>13775343</text:p>
          </table:table-cell>
          <table:table-cell table:formula="of:=[.A863]/1000/(60*60*24)" office:value-type="time" office:time-value="PT03H49M35.343S" calcext:value-type="time">
            <text:p>03:49:35</text:p>
          </table:table-cell>
          <table:table-cell office:value-type="float" office:value="1.11" calcext:value-type="float">
            <text:p>1.1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6.44" calcext:value-type="float">
            <text:p>556.44</text:p>
          </table:table-cell>
          <table:table-cell office:value-type="float" office:value="1911.14" calcext:value-type="float">
            <text:p>1911.14</text:p>
          </table:table-cell>
          <table:table-cell office:value-type="float" office:value="2240.53" calcext:value-type="float">
            <text:p>2240.53</text:p>
          </table:table-cell>
        </table:table-row>
        <table:table-row table:style-name="ro1">
          <table:table-cell office:value-type="float" office:value="13791343" calcext:value-type="float">
            <text:p>13791343</text:p>
          </table:table-cell>
          <table:table-cell table:formula="of:=[.A864]/1000/(60*60*24)" office:value-type="time" office:time-value="PT03H49M51.343S" calcext:value-type="time">
            <text:p>03:49:51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6.22" calcext:value-type="float">
            <text:p>556.22</text:p>
          </table:table-cell>
          <table:table-cell office:value-type="float" office:value="1913.36" calcext:value-type="float">
            <text:p>1913.36</text:p>
          </table:table-cell>
          <table:table-cell office:value-type="float" office:value="2243" calcext:value-type="float">
            <text:p>2243</text:p>
          </table:table-cell>
        </table:table-row>
        <table:table-row table:style-name="ro1">
          <table:table-cell office:value-type="float" office:value="13807343" calcext:value-type="float">
            <text:p>13807343</text:p>
          </table:table-cell>
          <table:table-cell table:formula="of:=[.A865]/1000/(60*60*24)" office:value-type="time" office:time-value="PT03H50M07.343S" calcext:value-type="time">
            <text:p>03:50:07</text:p>
          </table:table-cell>
          <table:table-cell office:value-type="float" office:value="1.11" calcext:value-type="float">
            <text:p>1.11</text:p>
          </table:table-cell>
          <table:table-cell office:value-type="float" office:value="499.2" calcext:value-type="float">
            <text:p>499.2</text:p>
          </table:table-cell>
          <table:table-cell office:value-type="float" office:value="552.1" calcext:value-type="float">
            <text:p>552.1</text:p>
          </table:table-cell>
          <table:table-cell office:value-type="float" office:value="1915.58" calcext:value-type="float">
            <text:p>1915.58</text:p>
          </table:table-cell>
          <table:table-cell office:value-type="float" office:value="2245.46" calcext:value-type="float">
            <text:p>2245.46</text:p>
          </table:table-cell>
        </table:table-row>
        <table:table-row table:style-name="ro1">
          <table:table-cell office:value-type="float" office:value="13823343" calcext:value-type="float">
            <text:p>13823343</text:p>
          </table:table-cell>
          <table:table-cell table:formula="of:=[.A866]/1000/(60*60*24)" office:value-type="time" office:time-value="PT03H50M23.343S" calcext:value-type="time">
            <text:p>03:50:23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4.22" calcext:value-type="float">
            <text:p>554.22</text:p>
          </table:table-cell>
          <table:table-cell office:value-type="float" office:value="1917.8" calcext:value-type="float">
            <text:p>1917.8</text:p>
          </table:table-cell>
          <table:table-cell office:value-type="float" office:value="2247.93" calcext:value-type="float">
            <text:p>2247.93</text:p>
          </table:table-cell>
        </table:table-row>
        <table:table-row table:style-name="ro1">
          <table:table-cell office:value-type="float" office:value="13839344" calcext:value-type="float">
            <text:p>13839344</text:p>
          </table:table-cell>
          <table:table-cell table:formula="of:=[.A867]/1000/(60*60*24)" office:value-type="time" office:time-value="PT03H50M39.344S" calcext:value-type="time">
            <text:p>03:50:39</text:p>
          </table:table-cell>
          <table:table-cell office:value-type="float" office:value="1.11" calcext:value-type="float">
            <text:p>1.11</text:p>
          </table:table-cell>
          <table:table-cell office:value-type="float" office:value="499.12" calcext:value-type="float">
            <text:p>499.12</text:p>
          </table:table-cell>
          <table:table-cell office:value-type="float" office:value="553.99" calcext:value-type="float">
            <text:p>553.99</text:p>
          </table:table-cell>
          <table:table-cell office:value-type="float" office:value="1920.02" calcext:value-type="float">
            <text:p>1920.02</text:p>
          </table:table-cell>
          <table:table-cell office:value-type="float" office:value="2250.39" calcext:value-type="float">
            <text:p>2250.39</text:p>
          </table:table-cell>
        </table:table-row>
        <table:table-row table:style-name="ro1">
          <table:table-cell office:value-type="float" office:value="13855344" calcext:value-type="float">
            <text:p>13855344</text:p>
          </table:table-cell>
          <table:table-cell table:formula="of:=[.A868]/1000/(60*60*24)" office:value-type="time" office:time-value="PT03H50M55.344S" calcext:value-type="time">
            <text:p>03:50:55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4.31" calcext:value-type="float">
            <text:p>554.31</text:p>
          </table:table-cell>
          <table:table-cell office:value-type="float" office:value="1922.24" calcext:value-type="float">
            <text:p>1922.24</text:p>
          </table:table-cell>
          <table:table-cell office:value-type="float" office:value="2252.86" calcext:value-type="float">
            <text:p>2252.86</text:p>
          </table:table-cell>
        </table:table-row>
        <table:table-row table:style-name="ro1">
          <table:table-cell office:value-type="float" office:value="13871345" calcext:value-type="float">
            <text:p>13871345</text:p>
          </table:table-cell>
          <table:table-cell table:formula="of:=[.A869]/1000/(60*60*24)" office:value-type="time" office:time-value="PT03H51M11.345S" calcext:value-type="time">
            <text:p>03:51:11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4.22" calcext:value-type="float">
            <text:p>554.22</text:p>
          </table:table-cell>
          <table:table-cell office:value-type="float" office:value="1924.46" calcext:value-type="float">
            <text:p>1924.46</text:p>
          </table:table-cell>
          <table:table-cell office:value-type="float" office:value="2255.32" calcext:value-type="float">
            <text:p>2255.32</text:p>
          </table:table-cell>
        </table:table-row>
        <table:table-row table:style-name="ro1">
          <table:table-cell office:value-type="float" office:value="13887344" calcext:value-type="float">
            <text:p>13887344</text:p>
          </table:table-cell>
          <table:table-cell table:formula="of:=[.A870]/1000/(60*60*24)" office:value-type="time" office:time-value="PT03H51M27.344S" calcext:value-type="time">
            <text:p>03:51:27</text:p>
          </table:table-cell>
          <table:table-cell office:value-type="float" office:value="1.11" calcext:value-type="float">
            <text:p>1.11</text:p>
          </table:table-cell>
          <table:table-cell office:value-type="float" office:value="499.6" calcext:value-type="float">
            <text:p>499.6</text:p>
          </table:table-cell>
          <table:table-cell office:value-type="float" office:value="554.53" calcext:value-type="float">
            <text:p>554.53</text:p>
          </table:table-cell>
          <table:table-cell office:value-type="float" office:value="1926.68" calcext:value-type="float">
            <text:p>1926.68</text:p>
          </table:table-cell>
          <table:table-cell office:value-type="float" office:value="2257.78" calcext:value-type="float">
            <text:p>2257.78</text:p>
          </table:table-cell>
        </table:table-row>
        <table:table-row table:style-name="ro1">
          <table:table-cell office:value-type="float" office:value="13903343" calcext:value-type="float">
            <text:p>13903343</text:p>
          </table:table-cell>
          <table:table-cell table:formula="of:=[.A871]/1000/(60*60*24)" office:value-type="time" office:time-value="PT03H51M43.343S" calcext:value-type="time">
            <text:p>03:51:43</text:p>
          </table:table-cell>
          <table:table-cell office:value-type="float" office:value="1.11" calcext:value-type="float">
            <text:p>1.1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4.45" calcext:value-type="float">
            <text:p>554.45</text:p>
          </table:table-cell>
          <table:table-cell office:value-type="float" office:value="1928.9" calcext:value-type="float">
            <text:p>1928.9</text:p>
          </table:table-cell>
          <table:table-cell office:value-type="float" office:value="2260.25" calcext:value-type="float">
            <text:p>2260.25</text:p>
          </table:table-cell>
        </table:table-row>
        <table:table-row table:style-name="ro1">
          <table:table-cell office:value-type="float" office:value="13919345" calcext:value-type="float">
            <text:p>13919345</text:p>
          </table:table-cell>
          <table:table-cell table:formula="of:=[.A872]/1000/(60*60*24)" office:value-type="time" office:time-value="PT03H51M59.345S" calcext:value-type="time">
            <text:p>03:51:59</text:p>
          </table:table-cell>
          <table:table-cell office:value-type="float" office:value="1.11" calcext:value-type="float">
            <text:p>1.1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4.45" calcext:value-type="float">
            <text:p>554.45</text:p>
          </table:table-cell>
          <table:table-cell office:value-type="float" office:value="1931.12" calcext:value-type="float">
            <text:p>1931.12</text:p>
          </table:table-cell>
          <table:table-cell office:value-type="float" office:value="2262.71" calcext:value-type="float">
            <text:p>2262.71</text:p>
          </table:table-cell>
        </table:table-row>
        <table:table-row table:style-name="ro1">
          <table:table-cell office:value-type="float" office:value="13935343" calcext:value-type="float">
            <text:p>13935343</text:p>
          </table:table-cell>
          <table:table-cell table:formula="of:=[.A873]/1000/(60*60*24)" office:value-type="time" office:time-value="PT03H52M15.343S" calcext:value-type="time">
            <text:p>03:52:15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4.23" calcext:value-type="float">
            <text:p>554.23</text:p>
          </table:table-cell>
          <table:table-cell office:value-type="float" office:value="1933.34" calcext:value-type="float">
            <text:p>1933.34</text:p>
          </table:table-cell>
          <table:table-cell office:value-type="float" office:value="2265.17" calcext:value-type="float">
            <text:p>2265.17</text:p>
          </table:table-cell>
        </table:table-row>
        <table:table-row table:style-name="ro1">
          <table:table-cell office:value-type="float" office:value="13951345" calcext:value-type="float">
            <text:p>13951345</text:p>
          </table:table-cell>
          <table:table-cell table:formula="of:=[.A874]/1000/(60*60*24)" office:value-type="time" office:time-value="PT03H52M31.345S" calcext:value-type="time">
            <text:p>03:52:31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4.3" calcext:value-type="float">
            <text:p>554.3</text:p>
          </table:table-cell>
          <table:table-cell office:value-type="float" office:value="1935.56" calcext:value-type="float">
            <text:p>1935.56</text:p>
          </table:table-cell>
          <table:table-cell office:value-type="float" office:value="2267.63" calcext:value-type="float">
            <text:p>2267.63</text:p>
          </table:table-cell>
        </table:table-row>
        <table:table-row table:style-name="ro1">
          <table:table-cell office:value-type="float" office:value="13967343" calcext:value-type="float">
            <text:p>13967343</text:p>
          </table:table-cell>
          <table:table-cell table:formula="of:=[.A875]/1000/(60*60*24)" office:value-type="time" office:time-value="PT03H52M47.343S" calcext:value-type="time">
            <text:p>03:52:47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2.29" calcext:value-type="float">
            <text:p>552.29</text:p>
          </table:table-cell>
          <table:table-cell office:value-type="float" office:value="1937.78" calcext:value-type="float">
            <text:p>1937.78</text:p>
          </table:table-cell>
          <table:table-cell office:value-type="float" office:value="2270.09" calcext:value-type="float">
            <text:p>2270.09</text:p>
          </table:table-cell>
        </table:table-row>
        <table:table-row table:style-name="ro1">
          <table:table-cell office:value-type="float" office:value="13983343" calcext:value-type="float">
            <text:p>13983343</text:p>
          </table:table-cell>
          <table:table-cell table:formula="of:=[.A876]/1000/(60*60*24)" office:value-type="time" office:time-value="PT03H53M03.343S" calcext:value-type="time">
            <text:p>03:53:03</text:p>
          </table:table-cell>
          <table:table-cell office:value-type="float" office:value="1.11" calcext:value-type="float">
            <text:p>1.11</text:p>
          </table:table-cell>
          <table:table-cell office:value-type="float" office:value="499.12" calcext:value-type="float">
            <text:p>499.12</text:p>
          </table:table-cell>
          <table:table-cell office:value-type="float" office:value="552" calcext:value-type="float">
            <text:p>552</text:p>
          </table:table-cell>
          <table:table-cell office:value-type="float" office:value="1940" calcext:value-type="float">
            <text:p>1940</text:p>
          </table:table-cell>
          <table:table-cell office:value-type="float" office:value="2272.55" calcext:value-type="float">
            <text:p>2272.55</text:p>
          </table:table-cell>
        </table:table-row>
        <table:table-row table:style-name="ro1">
          <table:table-cell office:value-type="float" office:value="13999344" calcext:value-type="float">
            <text:p>13999344</text:p>
          </table:table-cell>
          <table:table-cell table:formula="of:=[.A877]/1000/(60*60*24)" office:value-type="time" office:time-value="PT03H53M19.344S" calcext:value-type="time">
            <text:p>03:53:19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2.23" calcext:value-type="float">
            <text:p>552.23</text:p>
          </table:table-cell>
          <table:table-cell office:value-type="float" office:value="1942.22" calcext:value-type="float">
            <text:p>1942.22</text:p>
          </table:table-cell>
          <table:table-cell office:value-type="float" office:value="2275" calcext:value-type="float">
            <text:p>2275</text:p>
          </table:table-cell>
        </table:table-row>
        <table:table-row table:style-name="ro1">
          <table:table-cell office:value-type="float" office:value="14015343" calcext:value-type="float">
            <text:p>14015343</text:p>
          </table:table-cell>
          <table:table-cell table:formula="of:=[.A878]/1000/(60*60*24)" office:value-type="time" office:time-value="PT03H53M35.343S" calcext:value-type="time">
            <text:p>03:53:35</text:p>
          </table:table-cell>
          <table:table-cell office:value-type="float" office:value="1.11" calcext:value-type="float">
            <text:p>1.1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2.44" calcext:value-type="float">
            <text:p>552.44</text:p>
          </table:table-cell>
          <table:table-cell office:value-type="float" office:value="1944.44" calcext:value-type="float">
            <text:p>1944.44</text:p>
          </table:table-cell>
          <table:table-cell office:value-type="float" office:value="2277.46" calcext:value-type="float">
            <text:p>2277.46</text:p>
          </table:table-cell>
        </table:table-row>
        <table:table-row table:style-name="ro1">
          <table:table-cell office:value-type="float" office:value="14031343" calcext:value-type="float">
            <text:p>14031343</text:p>
          </table:table-cell>
          <table:table-cell table:formula="of:=[.A879]/1000/(60*60*24)" office:value-type="time" office:time-value="PT03H53M51.343S" calcext:value-type="time">
            <text:p>03:53:51</text:p>
          </table:table-cell>
          <table:table-cell office:value-type="float" office:value="1.11" calcext:value-type="float">
            <text:p>1.11</text:p>
          </table:table-cell>
          <table:table-cell office:value-type="float" office:value="499.6" calcext:value-type="float">
            <text:p>499.6</text:p>
          </table:table-cell>
          <table:table-cell office:value-type="float" office:value="554.52" calcext:value-type="float">
            <text:p>554.52</text:p>
          </table:table-cell>
          <table:table-cell office:value-type="float" office:value="1946.66" calcext:value-type="float">
            <text:p>1946.66</text:p>
          </table:table-cell>
          <table:table-cell office:value-type="float" office:value="2279.92" calcext:value-type="float">
            <text:p>2279.92</text:p>
          </table:table-cell>
        </table:table-row>
        <table:table-row table:style-name="ro1">
          <table:table-cell office:value-type="float" office:value="14047343" calcext:value-type="float">
            <text:p>14047343</text:p>
          </table:table-cell>
          <table:table-cell table:formula="of:=[.A880]/1000/(60*60*24)" office:value-type="time" office:time-value="PT03H54M07.343S" calcext:value-type="time">
            <text:p>03:54:07</text:p>
          </table:table-cell>
          <table:table-cell office:value-type="float" office:value="1.1" calcext:value-type="float">
            <text:p>1.1</text:p>
          </table:table-cell>
          <table:table-cell office:value-type="float" office:value="499.4" calcext:value-type="float">
            <text:p>499.4</text:p>
          </table:table-cell>
          <table:table-cell office:value-type="float" office:value="550.31" calcext:value-type="float">
            <text:p>550.31</text:p>
          </table:table-cell>
          <table:table-cell office:value-type="float" office:value="1948.88" calcext:value-type="float">
            <text:p>1948.88</text:p>
          </table:table-cell>
          <table:table-cell office:value-type="float" office:value="2282.37" calcext:value-type="float">
            <text:p>2282.37</text:p>
          </table:table-cell>
        </table:table-row>
        <table:table-row table:style-name="ro1">
          <table:table-cell office:value-type="float" office:value="14063343" calcext:value-type="float">
            <text:p>14063343</text:p>
          </table:table-cell>
          <table:table-cell table:formula="of:=[.A881]/1000/(60*60*24)" office:value-type="time" office:time-value="PT03H54M23.343S" calcext:value-type="time">
            <text:p>03:54:23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2.23" calcext:value-type="float">
            <text:p>552.23</text:p>
          </table:table-cell>
          <table:table-cell office:value-type="float" office:value="1951.1" calcext:value-type="float">
            <text:p>1951.1</text:p>
          </table:table-cell>
          <table:table-cell office:value-type="float" office:value="2284.83" calcext:value-type="float">
            <text:p>2284.83</text:p>
          </table:table-cell>
        </table:table-row>
        <table:table-row table:style-name="ro1">
          <table:table-cell office:value-type="float" office:value="14079344" calcext:value-type="float">
            <text:p>14079344</text:p>
          </table:table-cell>
          <table:table-cell table:formula="of:=[.A882]/1000/(60*60*24)" office:value-type="time" office:time-value="PT03H54M39.344S" calcext:value-type="time">
            <text:p>03:54:39</text:p>
          </table:table-cell>
          <table:table-cell office:value-type="float" office:value="1.11" calcext:value-type="float">
            <text:p>1.11</text:p>
          </table:table-cell>
          <table:table-cell office:value-type="float" office:value="499.6" calcext:value-type="float">
            <text:p>499.6</text:p>
          </table:table-cell>
          <table:table-cell office:value-type="float" office:value="552.52" calcext:value-type="float">
            <text:p>552.52</text:p>
          </table:table-cell>
          <table:table-cell office:value-type="float" office:value="1953.32" calcext:value-type="float">
            <text:p>1953.32</text:p>
          </table:table-cell>
          <table:table-cell office:value-type="float" office:value="2287.28" calcext:value-type="float">
            <text:p>2287.28</text:p>
          </table:table-cell>
        </table:table-row>
        <table:table-row table:style-name="ro1">
          <table:table-cell office:value-type="float" office:value="14095343" calcext:value-type="float">
            <text:p>14095343</text:p>
          </table:table-cell>
          <table:table-cell table:formula="of:=[.A883]/1000/(60*60*24)" office:value-type="time" office:time-value="PT03H54M55.343S" calcext:value-type="time">
            <text:p>03:54:55</text:p>
          </table:table-cell>
          <table:table-cell office:value-type="float" office:value="1.11" calcext:value-type="float">
            <text:p>1.11</text:p>
          </table:table-cell>
          <table:table-cell office:value-type="float" office:value="499.6" calcext:value-type="float">
            <text:p>499.6</text:p>
          </table:table-cell>
          <table:table-cell office:value-type="float" office:value="552.52" calcext:value-type="float">
            <text:p>552.52</text:p>
          </table:table-cell>
          <table:table-cell office:value-type="float" office:value="1955.54" calcext:value-type="float">
            <text:p>1955.54</text:p>
          </table:table-cell>
          <table:table-cell office:value-type="float" office:value="2289.74" calcext:value-type="float">
            <text:p>2289.74</text:p>
          </table:table-cell>
        </table:table-row>
        <table:table-row table:style-name="ro1">
          <table:table-cell office:value-type="float" office:value="14111343" calcext:value-type="float">
            <text:p>14111343</text:p>
          </table:table-cell>
          <table:table-cell table:formula="of:=[.A884]/1000/(60*60*24)" office:value-type="time" office:time-value="PT03H55M11.343S" calcext:value-type="time">
            <text:p>03:55:11</text:p>
          </table:table-cell>
          <table:table-cell office:value-type="float" office:value="1.11" calcext:value-type="float">
            <text:p>1.11</text:p>
          </table:table-cell>
          <table:table-cell office:value-type="float" office:value="499.6" calcext:value-type="float">
            <text:p>499.6</text:p>
          </table:table-cell>
          <table:table-cell office:value-type="float" office:value="552.52" calcext:value-type="float">
            <text:p>552.52</text:p>
          </table:table-cell>
          <table:table-cell office:value-type="float" office:value="1957.76" calcext:value-type="float">
            <text:p>1957.76</text:p>
          </table:table-cell>
          <table:table-cell office:value-type="float" office:value="2292.19" calcext:value-type="float">
            <text:p>2292.19</text:p>
          </table:table-cell>
        </table:table-row>
        <table:table-row table:style-name="ro1">
          <table:table-cell office:value-type="float" office:value="14127343" calcext:value-type="float">
            <text:p>14127343</text:p>
          </table:table-cell>
          <table:table-cell table:formula="of:=[.A885]/1000/(60*60*24)" office:value-type="time" office:time-value="PT03H55M27.343S" calcext:value-type="time">
            <text:p>03:55:27</text:p>
          </table:table-cell>
          <table:table-cell office:value-type="float" office:value="1.1" calcext:value-type="float">
            <text:p>1.1</text:p>
          </table:table-cell>
          <table:table-cell office:value-type="float" office:value="499.8" calcext:value-type="float">
            <text:p>499.8</text:p>
          </table:table-cell>
          <table:table-cell office:value-type="float" office:value="550.74" calcext:value-type="float">
            <text:p>550.74</text:p>
          </table:table-cell>
          <table:table-cell office:value-type="float" office:value="1959.98" calcext:value-type="float">
            <text:p>1959.98</text:p>
          </table:table-cell>
          <table:table-cell office:value-type="float" office:value="2294.65" calcext:value-type="float">
            <text:p>2294.65</text:p>
          </table:table-cell>
        </table:table-row>
        <table:table-row table:style-name="ro1">
          <table:table-cell office:value-type="float" office:value="14143343" calcext:value-type="float">
            <text:p>14143343</text:p>
          </table:table-cell>
          <table:table-cell table:formula="of:=[.A886]/1000/(60*60*24)" office:value-type="time" office:time-value="PT03H55M43.343S" calcext:value-type="time">
            <text:p>03:55:43</text:p>
          </table:table-cell>
          <table:table-cell office:value-type="float" office:value="1.11" calcext:value-type="float">
            <text:p>1.11</text:p>
          </table:table-cell>
          <table:table-cell office:value-type="float" office:value="499.2" calcext:value-type="float">
            <text:p>499.2</text:p>
          </table:table-cell>
          <table:table-cell office:value-type="float" office:value="552.08" calcext:value-type="float">
            <text:p>552.08</text:p>
          </table:table-cell>
          <table:table-cell office:value-type="float" office:value="1962.2" calcext:value-type="float">
            <text:p>1962.2</text:p>
          </table:table-cell>
          <table:table-cell office:value-type="float" office:value="2297.1" calcext:value-type="float">
            <text:p>2297.1</text:p>
          </table:table-cell>
        </table:table-row>
        <table:table-row table:style-name="ro1">
          <table:table-cell office:value-type="float" office:value="14159343" calcext:value-type="float">
            <text:p>14159343</text:p>
          </table:table-cell>
          <table:table-cell table:formula="of:=[.A887]/1000/(60*60*24)" office:value-type="time" office:time-value="PT03H55M59.343S" calcext:value-type="time">
            <text:p>03:55:59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2.3" calcext:value-type="float">
            <text:p>552.3</text:p>
          </table:table-cell>
          <table:table-cell office:value-type="float" office:value="1964.42" calcext:value-type="float">
            <text:p>1964.42</text:p>
          </table:table-cell>
          <table:table-cell office:value-type="float" office:value="2299.55" calcext:value-type="float">
            <text:p>2299.55</text:p>
          </table:table-cell>
        </table:table-row>
        <table:table-row table:style-name="ro1">
          <table:table-cell office:value-type="float" office:value="14175343" calcext:value-type="float">
            <text:p>14175343</text:p>
          </table:table-cell>
          <table:table-cell table:formula="of:=[.A888]/1000/(60*60*24)" office:value-type="time" office:time-value="PT03H56M15.343S" calcext:value-type="time">
            <text:p>03:56:15</text:p>
          </table:table-cell>
          <table:table-cell office:value-type="float" office:value="1.11" calcext:value-type="float">
            <text:p>1.1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2.43" calcext:value-type="float">
            <text:p>552.43</text:p>
          </table:table-cell>
          <table:table-cell office:value-type="float" office:value="1966.64" calcext:value-type="float">
            <text:p>1966.64</text:p>
          </table:table-cell>
          <table:table-cell office:value-type="float" office:value="2302" calcext:value-type="float">
            <text:p>2302</text:p>
          </table:table-cell>
        </table:table-row>
        <table:table-row table:style-name="ro1">
          <table:table-cell office:value-type="float" office:value="14191344" calcext:value-type="float">
            <text:p>14191344</text:p>
          </table:table-cell>
          <table:table-cell table:formula="of:=[.A889]/1000/(60*60*24)" office:value-type="time" office:time-value="PT03H56M31.344S" calcext:value-type="time">
            <text:p>03:56:31</text:p>
          </table:table-cell>
          <table:table-cell office:value-type="float" office:value="1.1" calcext:value-type="float">
            <text:p>1.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0.22" calcext:value-type="float">
            <text:p>550.22</text:p>
          </table:table-cell>
          <table:table-cell office:value-type="float" office:value="1968.86" calcext:value-type="float">
            <text:p>1968.86</text:p>
          </table:table-cell>
          <table:table-cell office:value-type="float" office:value="2304.45" calcext:value-type="float">
            <text:p>2304.45</text:p>
          </table:table-cell>
        </table:table-row>
        <table:table-row table:style-name="ro1">
          <table:table-cell office:value-type="float" office:value="14207343" calcext:value-type="float">
            <text:p>14207343</text:p>
          </table:table-cell>
          <table:table-cell table:formula="of:=[.A890]/1000/(60*60*24)" office:value-type="time" office:time-value="PT03H56M47.343S" calcext:value-type="time">
            <text:p>03:56:47</text:p>
          </table:table-cell>
          <table:table-cell office:value-type="float" office:value="1.11" calcext:value-type="float">
            <text:p>1.11</text:p>
          </table:table-cell>
          <table:table-cell office:value-type="float" office:value="499.2" calcext:value-type="float">
            <text:p>499.2</text:p>
          </table:table-cell>
          <table:table-cell office:value-type="float" office:value="552.09" calcext:value-type="float">
            <text:p>552.09</text:p>
          </table:table-cell>
          <table:table-cell office:value-type="float" office:value="1971.08" calcext:value-type="float">
            <text:p>1971.08</text:p>
          </table:table-cell>
          <table:table-cell office:value-type="float" office:value="2306.9" calcext:value-type="float">
            <text:p>2306.9</text:p>
          </table:table-cell>
        </table:table-row>
        <table:table-row table:style-name="ro1">
          <table:table-cell office:value-type="float" office:value="14223345" calcext:value-type="float">
            <text:p>14223345</text:p>
          </table:table-cell>
          <table:table-cell table:formula="of:=[.A891]/1000/(60*60*24)" office:value-type="time" office:time-value="PT03H57M03.345S" calcext:value-type="time">
            <text:p>03:57:03</text:p>
          </table:table-cell>
          <table:table-cell office:value-type="float" office:value="1.1" calcext:value-type="float">
            <text:p>1.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0.22" calcext:value-type="float">
            <text:p>550.22</text:p>
          </table:table-cell>
          <table:table-cell office:value-type="float" office:value="1973.3" calcext:value-type="float">
            <text:p>1973.3</text:p>
          </table:table-cell>
          <table:table-cell office:value-type="float" office:value="2309.35" calcext:value-type="float">
            <text:p>2309.35</text:p>
          </table:table-cell>
        </table:table-row>
        <table:table-row table:style-name="ro1">
          <table:table-cell office:value-type="float" office:value="14239343" calcext:value-type="float">
            <text:p>14239343</text:p>
          </table:table-cell>
          <table:table-cell table:formula="of:=[.A892]/1000/(60*60*24)" office:value-type="time" office:time-value="PT03H57M19.343S" calcext:value-type="time">
            <text:p>03:57:19</text:p>
          </table:table-cell>
          <table:table-cell office:value-type="float" office:value="1.1" calcext:value-type="float">
            <text:p>1.1</text:p>
          </table:table-cell>
          <table:table-cell office:value-type="float" office:value="499.2" calcext:value-type="float">
            <text:p>499.2</text:p>
          </table:table-cell>
          <table:table-cell office:value-type="float" office:value="550.09" calcext:value-type="float">
            <text:p>550.09</text:p>
          </table:table-cell>
          <table:table-cell office:value-type="float" office:value="1975.51" calcext:value-type="float">
            <text:p>1975.51</text:p>
          </table:table-cell>
          <table:table-cell office:value-type="float" office:value="2311.8" calcext:value-type="float">
            <text:p>2311.8</text:p>
          </table:table-cell>
        </table:table-row>
        <table:table-row table:style-name="ro1">
          <table:table-cell office:value-type="float" office:value="14255343" calcext:value-type="float">
            <text:p>14255343</text:p>
          </table:table-cell>
          <table:table-cell table:formula="of:=[.A893]/1000/(60*60*24)" office:value-type="time" office:time-value="PT03H57M35.343S" calcext:value-type="time">
            <text:p>03:57:35</text:p>
          </table:table-cell>
          <table:table-cell office:value-type="float" office:value="1.1" calcext:value-type="float">
            <text:p>1.1</text:p>
          </table:table-cell>
          <table:table-cell office:value-type="float" office:value="499.4" calcext:value-type="float">
            <text:p>499.4</text:p>
          </table:table-cell>
          <table:table-cell office:value-type="float" office:value="550.3" calcext:value-type="float">
            <text:p>550.3</text:p>
          </table:table-cell>
          <table:table-cell office:value-type="float" office:value="1977.73" calcext:value-type="float">
            <text:p>1977.73</text:p>
          </table:table-cell>
          <table:table-cell office:value-type="float" office:value="2314.25" calcext:value-type="float">
            <text:p>2314.25</text:p>
          </table:table-cell>
        </table:table-row>
        <table:table-row table:style-name="ro1">
          <table:table-cell office:value-type="float" office:value="14271344" calcext:value-type="float">
            <text:p>14271344</text:p>
          </table:table-cell>
          <table:table-cell table:formula="of:=[.A894]/1000/(60*60*24)" office:value-type="time" office:time-value="PT03H57M51.344S" calcext:value-type="time">
            <text:p>03:57:51</text:p>
          </table:table-cell>
          <table:table-cell office:value-type="float" office:value="1.1" calcext:value-type="float">
            <text:p>1.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0.22" calcext:value-type="float">
            <text:p>550.22</text:p>
          </table:table-cell>
          <table:table-cell office:value-type="float" office:value="1979.95" calcext:value-type="float">
            <text:p>1979.95</text:p>
          </table:table-cell>
          <table:table-cell office:value-type="float" office:value="2316.69" calcext:value-type="float">
            <text:p>2316.69</text:p>
          </table:table-cell>
        </table:table-row>
        <table:table-row table:style-name="ro1">
          <table:table-cell office:value-type="float" office:value="14287344" calcext:value-type="float">
            <text:p>14287344</text:p>
          </table:table-cell>
          <table:table-cell table:formula="of:=[.A895]/1000/(60*60*24)" office:value-type="time" office:time-value="PT03H58M07.344S" calcext:value-type="time">
            <text:p>03:58:07</text:p>
          </table:table-cell>
          <table:table-cell office:value-type="float" office:value="1.1" calcext:value-type="float">
            <text:p>1.1</text:p>
          </table:table-cell>
          <table:table-cell office:value-type="float" office:value="499.2" calcext:value-type="float">
            <text:p>499.2</text:p>
          </table:table-cell>
          <table:table-cell office:value-type="float" office:value="550.09" calcext:value-type="float">
            <text:p>550.09</text:p>
          </table:table-cell>
          <table:table-cell office:value-type="float" office:value="1982.17" calcext:value-type="float">
            <text:p>1982.17</text:p>
          </table:table-cell>
          <table:table-cell office:value-type="float" office:value="2319.14" calcext:value-type="float">
            <text:p>2319.14</text:p>
          </table:table-cell>
        </table:table-row>
        <table:table-row table:style-name="ro1">
          <table:table-cell office:value-type="float" office:value="14303343" calcext:value-type="float">
            <text:p>14303343</text:p>
          </table:table-cell>
          <table:table-cell table:formula="of:=[.A896]/1000/(60*60*24)" office:value-type="time" office:time-value="PT03H58M23.343S" calcext:value-type="time">
            <text:p>03:58:23</text:p>
          </table:table-cell>
          <table:table-cell office:value-type="float" office:value="1.1" calcext:value-type="float">
            <text:p>1.1</text:p>
          </table:table-cell>
          <table:table-cell office:value-type="float" office:value="499.2" calcext:value-type="float">
            <text:p>499.2</text:p>
          </table:table-cell>
          <table:table-cell office:value-type="float" office:value="550.08" calcext:value-type="float">
            <text:p>550.08</text:p>
          </table:table-cell>
          <table:table-cell office:value-type="float" office:value="1984.39" calcext:value-type="float">
            <text:p>1984.39</text:p>
          </table:table-cell>
          <table:table-cell office:value-type="float" office:value="2321.58" calcext:value-type="float">
            <text:p>2321.58</text:p>
          </table:table-cell>
        </table:table-row>
        <table:table-row table:style-name="ro1">
          <table:table-cell office:value-type="float" office:value="14319343" calcext:value-type="float">
            <text:p>14319343</text:p>
          </table:table-cell>
          <table:table-cell table:formula="of:=[.A897]/1000/(60*60*24)" office:value-type="time" office:time-value="PT03H58M39.343S" calcext:value-type="time">
            <text:p>03:58:39</text:p>
          </table:table-cell>
          <table:table-cell office:value-type="float" office:value="1.1" calcext:value-type="float">
            <text:p>1.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8.43" calcext:value-type="float">
            <text:p>548.43</text:p>
          </table:table-cell>
          <table:table-cell office:value-type="float" office:value="1986.61" calcext:value-type="float">
            <text:p>1986.61</text:p>
          </table:table-cell>
          <table:table-cell office:value-type="float" office:value="2324.02" calcext:value-type="float">
            <text:p>2324.02</text:p>
          </table:table-cell>
        </table:table-row>
        <table:table-row table:style-name="ro1">
          <table:table-cell office:value-type="float" office:value="14335343" calcext:value-type="float">
            <text:p>14335343</text:p>
          </table:table-cell>
          <table:table-cell table:formula="of:=[.A898]/1000/(60*60*24)" office:value-type="time" office:time-value="PT03H58M55.343S" calcext:value-type="time">
            <text:p>03:58:55</text:p>
          </table:table-cell>
          <table:table-cell office:value-type="float" office:value="1.1" calcext:value-type="float">
            <text:p>1.1</text:p>
          </table:table-cell>
          <table:table-cell office:value-type="float" office:value="499.4" calcext:value-type="float">
            <text:p>499.4</text:p>
          </table:table-cell>
          <table:table-cell office:value-type="float" office:value="548.31" calcext:value-type="float">
            <text:p>548.31</text:p>
          </table:table-cell>
          <table:table-cell office:value-type="float" office:value="1988.83" calcext:value-type="float">
            <text:p>1988.83</text:p>
          </table:table-cell>
          <table:table-cell office:value-type="float" office:value="2326.47" calcext:value-type="float">
            <text:p>2326.47</text:p>
          </table:table-cell>
        </table:table-row>
        <table:table-row table:style-name="ro1">
          <table:table-cell office:value-type="float" office:value="14351344" calcext:value-type="float">
            <text:p>14351344</text:p>
          </table:table-cell>
          <table:table-cell table:formula="of:=[.A899]/1000/(60*60*24)" office:value-type="time" office:time-value="PT03H59M11.344S" calcext:value-type="time">
            <text:p>03:59:11</text:p>
          </table:table-cell>
          <table:table-cell office:value-type="float" office:value="1.1" calcext:value-type="float">
            <text:p>1.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8.22" calcext:value-type="float">
            <text:p>548.22</text:p>
          </table:table-cell>
          <table:table-cell office:value-type="float" office:value="1991.05" calcext:value-type="float">
            <text:p>1991.05</text:p>
          </table:table-cell>
          <table:table-cell office:value-type="float" office:value="2328.91" calcext:value-type="float">
            <text:p>2328.91</text:p>
          </table:table-cell>
        </table:table-row>
        <table:table-row table:style-name="ro1">
          <table:table-cell office:value-type="float" office:value="14367343" calcext:value-type="float">
            <text:p>14367343</text:p>
          </table:table-cell>
          <table:table-cell table:formula="of:=[.A900]/1000/(60*60*24)" office:value-type="time" office:time-value="PT03H59M27.343S" calcext:value-type="time">
            <text:p>03:59:27</text:p>
          </table:table-cell>
          <table:table-cell office:value-type="float" office:value="1.1" calcext:value-type="float">
            <text:p>1.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0.23" calcext:value-type="float">
            <text:p>550.23</text:p>
          </table:table-cell>
          <table:table-cell office:value-type="float" office:value="1993.27" calcext:value-type="float">
            <text:p>1993.27</text:p>
          </table:table-cell>
          <table:table-cell office:value-type="float" office:value="2331.35" calcext:value-type="float">
            <text:p>2331.35</text:p>
          </table:table-cell>
        </table:table-row>
        <table:table-row table:style-name="ro1">
          <table:table-cell office:value-type="float" office:value="14383344" calcext:value-type="float">
            <text:p>14383344</text:p>
          </table:table-cell>
          <table:table-cell table:formula="of:=[.A901]/1000/(60*60*24)" office:value-type="time" office:time-value="PT03H59M43.344S" calcext:value-type="time">
            <text:p>03:59:43</text:p>
          </table:table-cell>
          <table:table-cell office:value-type="float" office:value="1.1" calcext:value-type="float">
            <text:p>1.1</text:p>
          </table:table-cell>
          <table:table-cell office:value-type="float" office:value="499.4" calcext:value-type="float">
            <text:p>499.4</text:p>
          </table:table-cell>
          <table:table-cell office:value-type="float" office:value="548.3" calcext:value-type="float">
            <text:p>548.3</text:p>
          </table:table-cell>
          <table:table-cell office:value-type="float" office:value="1995.49" calcext:value-type="float">
            <text:p>1995.49</text:p>
          </table:table-cell>
          <table:table-cell office:value-type="float" office:value="2333.79" calcext:value-type="float">
            <text:p>2333.79</text:p>
          </table:table-cell>
        </table:table-row>
        <table:table-row table:style-name="ro1">
          <table:table-cell office:value-type="float" office:value="14399343" calcext:value-type="float">
            <text:p>14399343</text:p>
          </table:table-cell>
          <table:table-cell table:formula="of:=[.A902]/1000/(60*60*24)" office:value-type="time" office:time-value="PT03H59M59.343S" calcext:value-type="time">
            <text:p>03:59:59</text:p>
          </table:table-cell>
          <table:table-cell office:value-type="float" office:value="1.1" calcext:value-type="float">
            <text:p>1.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8.21" calcext:value-type="float">
            <text:p>548.21</text:p>
          </table:table-cell>
          <table:table-cell office:value-type="float" office:value="1997.71" calcext:value-type="float">
            <text:p>1997.71</text:p>
          </table:table-cell>
          <table:table-cell office:value-type="float" office:value="2336.23" calcext:value-type="float">
            <text:p>2336.23</text:p>
          </table:table-cell>
        </table:table-row>
        <table:table-row table:style-name="ro1">
          <table:table-cell office:value-type="float" office:value="14415343" calcext:value-type="float">
            <text:p>14415343</text:p>
          </table:table-cell>
          <table:table-cell table:formula="of:=[.A903]/1000/(60*60*24)" office:value-type="time" office:time-value="PT04H00M15.343S" calcext:value-type="time">
            <text:p>04:00:15</text:p>
          </table:table-cell>
          <table:table-cell office:value-type="float" office:value="1.1" calcext:value-type="float">
            <text:p>1.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8.43" calcext:value-type="float">
            <text:p>548.43</text:p>
          </table:table-cell>
          <table:table-cell office:value-type="float" office:value="1999.93" calcext:value-type="float">
            <text:p>1999.93</text:p>
          </table:table-cell>
          <table:table-cell office:value-type="float" office:value="2338.67" calcext:value-type="float">
            <text:p>2338.67</text:p>
          </table:table-cell>
        </table:table-row>
        <table:table-row table:style-name="ro1">
          <table:table-cell office:value-type="float" office:value="14431343" calcext:value-type="float">
            <text:p>14431343</text:p>
          </table:table-cell>
          <table:table-cell table:formula="of:=[.A904]/1000/(60*60*24)" office:value-type="time" office:time-value="PT04H00M31.343S" calcext:value-type="time">
            <text:p>04:00:31</text:p>
          </table:table-cell>
          <table:table-cell office:value-type="float" office:value="1.1" calcext:value-type="float">
            <text:p>1.1</text:p>
          </table:table-cell>
          <table:table-cell office:value-type="float" office:value="499.4" calcext:value-type="float">
            <text:p>499.4</text:p>
          </table:table-cell>
          <table:table-cell office:value-type="float" office:value="548.32" calcext:value-type="float">
            <text:p>548.32</text:p>
          </table:table-cell>
          <table:table-cell office:value-type="float" office:value="2002.15" calcext:value-type="float">
            <text:p>2002.15</text:p>
          </table:table-cell>
          <table:table-cell office:value-type="float" office:value="2341.11" calcext:value-type="float">
            <text:p>2341.11</text:p>
          </table:table-cell>
        </table:table-row>
        <table:table-row table:style-name="ro1">
          <table:table-cell office:value-type="float" office:value="14447343" calcext:value-type="float">
            <text:p>14447343</text:p>
          </table:table-cell>
          <table:table-cell table:formula="of:=[.A905]/1000/(60*60*24)" office:value-type="time" office:time-value="PT04H00M47.343S" calcext:value-type="time">
            <text:p>04:00:47</text:p>
          </table:table-cell>
          <table:table-cell office:value-type="float" office:value="1.09" calcext:value-type="float">
            <text:p>1.0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6.22" calcext:value-type="float">
            <text:p>546.22</text:p>
          </table:table-cell>
          <table:table-cell office:value-type="float" office:value="2004.37" calcext:value-type="float">
            <text:p>2004.37</text:p>
          </table:table-cell>
          <table:table-cell office:value-type="float" office:value="2343.54" calcext:value-type="float">
            <text:p>2343.54</text:p>
          </table:table-cell>
        </table:table-row>
        <table:table-row table:style-name="ro1">
          <table:table-cell office:value-type="float" office:value="14463343" calcext:value-type="float">
            <text:p>14463343</text:p>
          </table:table-cell>
          <table:table-cell table:formula="of:=[.A906]/1000/(60*60*24)" office:value-type="time" office:time-value="PT04H01M03.343S" calcext:value-type="time">
            <text:p>04:01:03</text:p>
          </table:table-cell>
          <table:table-cell office:value-type="float" office:value="1.1" calcext:value-type="float">
            <text:p>1.1</text:p>
          </table:table-cell>
          <table:table-cell office:value-type="float" office:value="499.4" calcext:value-type="float">
            <text:p>499.4</text:p>
          </table:table-cell>
          <table:table-cell office:value-type="float" office:value="548.32" calcext:value-type="float">
            <text:p>548.32</text:p>
          </table:table-cell>
          <table:table-cell office:value-type="float" office:value="2006.59" calcext:value-type="float">
            <text:p>2006.59</text:p>
          </table:table-cell>
          <table:table-cell office:value-type="float" office:value="2345.98" calcext:value-type="float">
            <text:p>2345.98</text:p>
          </table:table-cell>
        </table:table-row>
        <table:table-row table:style-name="ro1">
          <table:table-cell office:value-type="float" office:value="14479343" calcext:value-type="float">
            <text:p>14479343</text:p>
          </table:table-cell>
          <table:table-cell table:formula="of:=[.A907]/1000/(60*60*24)" office:value-type="time" office:time-value="PT04H01M19.343S" calcext:value-type="time">
            <text:p>04:01:19</text:p>
          </table:table-cell>
          <table:table-cell office:value-type="float" office:value="1.1" calcext:value-type="float">
            <text:p>1.1</text:p>
          </table:table-cell>
          <table:table-cell office:value-type="float" office:value="499.4" calcext:value-type="float">
            <text:p>499.4</text:p>
          </table:table-cell>
          <table:table-cell office:value-type="float" office:value="548.31" calcext:value-type="float">
            <text:p>548.31</text:p>
          </table:table-cell>
          <table:table-cell office:value-type="float" office:value="2008.81" calcext:value-type="float">
            <text:p>2008.81</text:p>
          </table:table-cell>
          <table:table-cell office:value-type="float" office:value="2348.41" calcext:value-type="float">
            <text:p>2348.41</text:p>
          </table:table-cell>
        </table:table-row>
        <table:table-row table:style-name="ro1">
          <table:table-cell office:value-type="float" office:value="14495343" calcext:value-type="float">
            <text:p>14495343</text:p>
          </table:table-cell>
          <table:table-cell table:formula="of:=[.A908]/1000/(60*60*24)" office:value-type="time" office:time-value="PT04H01M35.343S" calcext:value-type="time">
            <text:p>04:01:35</text:p>
          </table:table-cell>
          <table:table-cell office:value-type="float" office:value="1.1" calcext:value-type="float">
            <text:p>1.1</text:p>
          </table:table-cell>
          <table:table-cell office:value-type="float" office:value="499.72" calcext:value-type="float">
            <text:p>499.72</text:p>
          </table:table-cell>
          <table:table-cell office:value-type="float" office:value="548.67" calcext:value-type="float">
            <text:p>548.67</text:p>
          </table:table-cell>
          <table:table-cell office:value-type="float" office:value="2011.03" calcext:value-type="float">
            <text:p>2011.03</text:p>
          </table:table-cell>
          <table:table-cell office:value-type="float" office:value="2350.85" calcext:value-type="float">
            <text:p>2350.85</text:p>
          </table:table-cell>
        </table:table-row>
        <table:table-row table:style-name="ro1">
          <table:table-cell office:value-type="float" office:value="14511343" calcext:value-type="float">
            <text:p>14511343</text:p>
          </table:table-cell>
          <table:table-cell table:formula="of:=[.A909]/1000/(60*60*24)" office:value-type="time" office:time-value="PT04H01M51.343S" calcext:value-type="time">
            <text:p>04:01:51</text:p>
          </table:table-cell>
          <table:table-cell office:value-type="float" office:value="1.09" calcext:value-type="float">
            <text:p>1.0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6.22" calcext:value-type="float">
            <text:p>546.22</text:p>
          </table:table-cell>
          <table:table-cell office:value-type="float" office:value="2013.25" calcext:value-type="float">
            <text:p>2013.25</text:p>
          </table:table-cell>
          <table:table-cell office:value-type="float" office:value="2353.28" calcext:value-type="float">
            <text:p>2353.28</text:p>
          </table:table-cell>
        </table:table-row>
        <table:table-row table:style-name="ro1">
          <table:table-cell office:value-type="float" office:value="14527343" calcext:value-type="float">
            <text:p>14527343</text:p>
          </table:table-cell>
          <table:table-cell table:formula="of:=[.A910]/1000/(60*60*24)" office:value-type="time" office:time-value="PT04H02M07.343S" calcext:value-type="time">
            <text:p>04:02:07</text:p>
          </table:table-cell>
          <table:table-cell office:value-type="float" office:value="1.1" calcext:value-type="float">
            <text:p>1.1</text:p>
          </table:table-cell>
          <table:table-cell office:value-type="float" office:value="499.4" calcext:value-type="float">
            <text:p>499.4</text:p>
          </table:table-cell>
          <table:table-cell office:value-type="float" office:value="548.31" calcext:value-type="float">
            <text:p>548.31</text:p>
          </table:table-cell>
          <table:table-cell office:value-type="float" office:value="2015.47" calcext:value-type="float">
            <text:p>2015.47</text:p>
          </table:table-cell>
          <table:table-cell office:value-type="float" office:value="2355.71" calcext:value-type="float">
            <text:p>2355.71</text:p>
          </table:table-cell>
        </table:table-row>
        <table:table-row table:style-name="ro1">
          <table:table-cell office:value-type="float" office:value="14543343" calcext:value-type="float">
            <text:p>14543343</text:p>
          </table:table-cell>
          <table:table-cell table:formula="of:=[.A911]/1000/(60*60*24)" office:value-type="time" office:time-value="PT04H02M23.343S" calcext:value-type="time">
            <text:p>04:02:23</text:p>
          </table:table-cell>
          <table:table-cell office:value-type="float" office:value="1.1" calcext:value-type="float">
            <text:p>1.1</text:p>
          </table:table-cell>
          <table:table-cell office:value-type="float" office:value="499.2" calcext:value-type="float">
            <text:p>499.2</text:p>
          </table:table-cell>
          <table:table-cell office:value-type="float" office:value="548.09" calcext:value-type="float">
            <text:p>548.09</text:p>
          </table:table-cell>
          <table:table-cell office:value-type="float" office:value="2017.69" calcext:value-type="float">
            <text:p>2017.69</text:p>
          </table:table-cell>
          <table:table-cell office:value-type="float" office:value="2358.15" calcext:value-type="float">
            <text:p>2358.15</text:p>
          </table:table-cell>
        </table:table-row>
        <table:table-row table:style-name="ro1">
          <table:table-cell office:value-type="float" office:value="14559344" calcext:value-type="float">
            <text:p>14559344</text:p>
          </table:table-cell>
          <table:table-cell table:formula="of:=[.A912]/1000/(60*60*24)" office:value-type="time" office:time-value="PT04H02M39.344S" calcext:value-type="time">
            <text:p>04:02:39</text:p>
          </table:table-cell>
          <table:table-cell office:value-type="float" office:value="1.1" calcext:value-type="float">
            <text:p>1.1</text:p>
          </table:table-cell>
          <table:table-cell office:value-type="float" office:value="499.4" calcext:value-type="float">
            <text:p>499.4</text:p>
          </table:table-cell>
          <table:table-cell office:value-type="float" office:value="548.33" calcext:value-type="float">
            <text:p>548.33</text:p>
          </table:table-cell>
          <table:table-cell office:value-type="float" office:value="2019.91" calcext:value-type="float">
            <text:p>2019.91</text:p>
          </table:table-cell>
          <table:table-cell office:value-type="float" office:value="2360.58" calcext:value-type="float">
            <text:p>2360.58</text:p>
          </table:table-cell>
        </table:table-row>
        <table:table-row table:style-name="ro1">
          <table:table-cell office:value-type="float" office:value="14575344" calcext:value-type="float">
            <text:p>14575344</text:p>
          </table:table-cell>
          <table:table-cell table:formula="of:=[.A913]/1000/(60*60*24)" office:value-type="time" office:time-value="PT04H02M55.344S" calcext:value-type="time">
            <text:p>04:02:55</text:p>
          </table:table-cell>
          <table:table-cell office:value-type="float" office:value="1.09" calcext:value-type="float">
            <text:p>1.0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6.43" calcext:value-type="float">
            <text:p>546.43</text:p>
          </table:table-cell>
          <table:table-cell office:value-type="float" office:value="2022.13" calcext:value-type="float">
            <text:p>2022.13</text:p>
          </table:table-cell>
          <table:table-cell office:value-type="float" office:value="2363.01" calcext:value-type="float">
            <text:p>2363.01</text:p>
          </table:table-cell>
        </table:table-row>
        <table:table-row table:style-name="ro1">
          <table:table-cell office:value-type="float" office:value="14591344" calcext:value-type="float">
            <text:p>14591344</text:p>
          </table:table-cell>
          <table:table-cell table:formula="of:=[.A914]/1000/(60*60*24)" office:value-type="time" office:time-value="PT04H03M11.344S" calcext:value-type="time">
            <text:p>04:03:11</text:p>
          </table:table-cell>
          <table:table-cell office:value-type="float" office:value="1.09" calcext:value-type="float">
            <text:p>1.09</text:p>
          </table:table-cell>
          <table:table-cell office:value-type="float" office:value="499.4" calcext:value-type="float">
            <text:p>499.4</text:p>
          </table:table-cell>
          <table:table-cell office:value-type="float" office:value="546.31" calcext:value-type="float">
            <text:p>546.31</text:p>
          </table:table-cell>
          <table:table-cell office:value-type="float" office:value="2024.34" calcext:value-type="float">
            <text:p>2024.34</text:p>
          </table:table-cell>
          <table:table-cell office:value-type="float" office:value="2365.44" calcext:value-type="float">
            <text:p>2365.44</text:p>
          </table:table-cell>
        </table:table-row>
        <table:table-row table:style-name="ro1">
          <table:table-cell office:value-type="float" office:value="14607344" calcext:value-type="float">
            <text:p>14607344</text:p>
          </table:table-cell>
          <table:table-cell table:formula="of:=[.A915]/1000/(60*60*24)" office:value-type="time" office:time-value="PT04H03M27.344S" calcext:value-type="time">
            <text:p>04:03:27</text:p>
          </table:table-cell>
          <table:table-cell office:value-type="float" office:value="1.1" calcext:value-type="float">
            <text:p>1.1</text:p>
          </table:table-cell>
          <table:table-cell office:value-type="float" office:value="499.2" calcext:value-type="float">
            <text:p>499.2</text:p>
          </table:table-cell>
          <table:table-cell office:value-type="float" office:value="548.09" calcext:value-type="float">
            <text:p>548.09</text:p>
          </table:table-cell>
          <table:table-cell office:value-type="float" office:value="2026.56" calcext:value-type="float">
            <text:p>2026.56</text:p>
          </table:table-cell>
          <table:table-cell office:value-type="float" office:value="2367.87" calcext:value-type="float">
            <text:p>2367.87</text:p>
          </table:table-cell>
        </table:table-row>
        <table:table-row table:style-name="ro1">
          <table:table-cell office:value-type="float" office:value="14623345" calcext:value-type="float">
            <text:p>14623345</text:p>
          </table:table-cell>
          <table:table-cell table:formula="of:=[.A916]/1000/(60*60*24)" office:value-type="time" office:time-value="PT04H03M43.345S" calcext:value-type="time">
            <text:p>04:03:43</text:p>
          </table:table-cell>
          <table:table-cell office:value-type="float" office:value="1.09" calcext:value-type="float">
            <text:p>1.09</text:p>
          </table:table-cell>
          <table:table-cell office:value-type="float" office:value="499.4" calcext:value-type="float">
            <text:p>499.4</text:p>
          </table:table-cell>
          <table:table-cell office:value-type="float" office:value="546.3" calcext:value-type="float">
            <text:p>546.3</text:p>
          </table:table-cell>
          <table:table-cell office:value-type="float" office:value="2028.78" calcext:value-type="float">
            <text:p>2028.78</text:p>
          </table:table-cell>
          <table:table-cell office:value-type="float" office:value="2370.29" calcext:value-type="float">
            <text:p>2370.29</text:p>
          </table:table-cell>
        </table:table-row>
        <table:table-row table:style-name="ro1">
          <table:table-cell office:value-type="float" office:value="14639343" calcext:value-type="float">
            <text:p>14639343</text:p>
          </table:table-cell>
          <table:table-cell table:formula="of:=[.A917]/1000/(60*60*24)" office:value-type="time" office:time-value="PT04H03M59.343S" calcext:value-type="time">
            <text:p>04:03:59</text:p>
          </table:table-cell>
          <table:table-cell office:value-type="float" office:value="1.09" calcext:value-type="float">
            <text:p>1.0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6.22" calcext:value-type="float">
            <text:p>546.22</text:p>
          </table:table-cell>
          <table:table-cell office:value-type="float" office:value="2031" calcext:value-type="float">
            <text:p>2031</text:p>
          </table:table-cell>
          <table:table-cell office:value-type="float" office:value="2372.72" calcext:value-type="float">
            <text:p>2372.72</text:p>
          </table:table-cell>
        </table:table-row>
        <table:table-row table:style-name="ro1">
          <table:table-cell office:value-type="float" office:value="14655343" calcext:value-type="float">
            <text:p>14655343</text:p>
          </table:table-cell>
          <table:table-cell table:formula="of:=[.A918]/1000/(60*60*24)" office:value-type="time" office:time-value="PT04H04M15.343S" calcext:value-type="time">
            <text:p>04:04:15</text:p>
          </table:table-cell>
          <table:table-cell office:value-type="float" office:value="1.09" calcext:value-type="float">
            <text:p>1.0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6.45" calcext:value-type="float">
            <text:p>546.45</text:p>
          </table:table-cell>
          <table:table-cell office:value-type="float" office:value="2033.22" calcext:value-type="float">
            <text:p>2033.22</text:p>
          </table:table-cell>
          <table:table-cell office:value-type="float" office:value="2375.15" calcext:value-type="float">
            <text:p>2375.15</text:p>
          </table:table-cell>
        </table:table-row>
        <table:table-row table:style-name="ro1">
          <table:table-cell office:value-type="float" office:value="14671343" calcext:value-type="float">
            <text:p>14671343</text:p>
          </table:table-cell>
          <table:table-cell table:formula="of:=[.A919]/1000/(60*60*24)" office:value-type="time" office:time-value="PT04H04M31.343S" calcext:value-type="time">
            <text:p>04:04:31</text:p>
          </table:table-cell>
          <table:table-cell office:value-type="float" office:value="1.09" calcext:value-type="float">
            <text:p>1.0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6.23" calcext:value-type="float">
            <text:p>546.23</text:p>
          </table:table-cell>
          <table:table-cell office:value-type="float" office:value="2035.44" calcext:value-type="float">
            <text:p>2035.44</text:p>
          </table:table-cell>
          <table:table-cell office:value-type="float" office:value="2377.57" calcext:value-type="float">
            <text:p>2377.57</text:p>
          </table:table-cell>
        </table:table-row>
        <table:table-row table:style-name="ro1">
          <table:table-cell office:value-type="float" office:value="14687343" calcext:value-type="float">
            <text:p>14687343</text:p>
          </table:table-cell>
          <table:table-cell table:formula="of:=[.A920]/1000/(60*60*24)" office:value-type="time" office:time-value="PT04H04M47.343S" calcext:value-type="time">
            <text:p>04:04:47</text:p>
          </table:table-cell>
          <table:table-cell office:value-type="float" office:value="1.09" calcext:value-type="float">
            <text:p>1.09</text:p>
          </table:table-cell>
          <table:table-cell office:value-type="float" office:value="499.6" calcext:value-type="float">
            <text:p>499.6</text:p>
          </table:table-cell>
          <table:table-cell office:value-type="float" office:value="544.53" calcext:value-type="float">
            <text:p>544.53</text:p>
          </table:table-cell>
          <table:table-cell office:value-type="float" office:value="2037.66" calcext:value-type="float">
            <text:p>2037.66</text:p>
          </table:table-cell>
          <table:table-cell office:value-type="float" office:value="2380" calcext:value-type="float">
            <text:p>2380</text:p>
          </table:table-cell>
        </table:table-row>
        <table:table-row table:style-name="ro1">
          <table:table-cell office:value-type="float" office:value="14703343" calcext:value-type="float">
            <text:p>14703343</text:p>
          </table:table-cell>
          <table:table-cell table:formula="of:=[.A921]/1000/(60*60*24)" office:value-type="time" office:time-value="PT04H05M03.343S" calcext:value-type="time">
            <text:p>04:05:03</text:p>
          </table:table-cell>
          <table:table-cell office:value-type="float" office:value="1.09" calcext:value-type="float">
            <text:p>1.0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4.23" calcext:value-type="float">
            <text:p>544.23</text:p>
          </table:table-cell>
          <table:table-cell office:value-type="float" office:value="2039.88" calcext:value-type="float">
            <text:p>2039.88</text:p>
          </table:table-cell>
          <table:table-cell office:value-type="float" office:value="2382.43" calcext:value-type="float">
            <text:p>2382.43</text:p>
          </table:table-cell>
        </table:table-row>
        <table:table-row table:style-name="ro1">
          <table:table-cell office:value-type="float" office:value="14719344" calcext:value-type="float">
            <text:p>14719344</text:p>
          </table:table-cell>
          <table:table-cell table:formula="of:=[.A922]/1000/(60*60*24)" office:value-type="time" office:time-value="PT04H05M19.344S" calcext:value-type="time">
            <text:p>04:05:19</text:p>
          </table:table-cell>
          <table:table-cell office:value-type="float" office:value="1.09" calcext:value-type="float">
            <text:p>1.09</text:p>
          </table:table-cell>
          <table:table-cell office:value-type="float" office:value="499.4" calcext:value-type="float">
            <text:p>499.4</text:p>
          </table:table-cell>
          <table:table-cell office:value-type="float" office:value="546.3" calcext:value-type="float">
            <text:p>546.3</text:p>
          </table:table-cell>
          <table:table-cell office:value-type="float" office:value="2042.1" calcext:value-type="float">
            <text:p>2042.1</text:p>
          </table:table-cell>
          <table:table-cell office:value-type="float" office:value="2384.85" calcext:value-type="float">
            <text:p>2384.85</text:p>
          </table:table-cell>
        </table:table-row>
        <table:table-row table:style-name="ro1">
          <table:table-cell office:value-type="float" office:value="14735344" calcext:value-type="float">
            <text:p>14735344</text:p>
          </table:table-cell>
          <table:table-cell table:formula="of:=[.A923]/1000/(60*60*24)" office:value-type="time" office:time-value="PT04H05M35.344S" calcext:value-type="time">
            <text:p>04:05:35</text:p>
          </table:table-cell>
          <table:table-cell office:value-type="float" office:value="1.09" calcext:value-type="float">
            <text:p>1.09</text:p>
          </table:table-cell>
          <table:table-cell office:value-type="float" office:value="499.4" calcext:value-type="float">
            <text:p>499.4</text:p>
          </table:table-cell>
          <table:table-cell office:value-type="float" office:value="544.31" calcext:value-type="float">
            <text:p>544.31</text:p>
          </table:table-cell>
          <table:table-cell office:value-type="float" office:value="2044.32" calcext:value-type="float">
            <text:p>2044.32</text:p>
          </table:table-cell>
          <table:table-cell office:value-type="float" office:value="2387.27" calcext:value-type="float">
            <text:p>2387.27</text:p>
          </table:table-cell>
        </table:table-row>
        <table:table-row table:style-name="ro1">
          <table:table-cell office:value-type="float" office:value="14751343" calcext:value-type="float">
            <text:p>14751343</text:p>
          </table:table-cell>
          <table:table-cell table:formula="of:=[.A924]/1000/(60*60*24)" office:value-type="time" office:time-value="PT04H05M51.343S" calcext:value-type="time">
            <text:p>04:05:51</text:p>
          </table:table-cell>
          <table:table-cell office:value-type="float" office:value="1.09" calcext:value-type="float">
            <text:p>1.0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4.23" calcext:value-type="float">
            <text:p>544.23</text:p>
          </table:table-cell>
          <table:table-cell office:value-type="float" office:value="2046.54" calcext:value-type="float">
            <text:p>2046.54</text:p>
          </table:table-cell>
          <table:table-cell office:value-type="float" office:value="2389.69" calcext:value-type="float">
            <text:p>2389.69</text:p>
          </table:table-cell>
        </table:table-row>
        <table:table-row table:style-name="ro1">
          <table:table-cell office:value-type="float" office:value="14767343" calcext:value-type="float">
            <text:p>14767343</text:p>
          </table:table-cell>
          <table:table-cell table:formula="of:=[.A925]/1000/(60*60*24)" office:value-type="time" office:time-value="PT04H06M07.343S" calcext:value-type="time">
            <text:p>04:06:07</text:p>
          </table:table-cell>
          <table:table-cell office:value-type="float" office:value="1.09" calcext:value-type="float">
            <text:p>1.0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2.24" calcext:value-type="float">
            <text:p>542.24</text:p>
          </table:table-cell>
          <table:table-cell office:value-type="float" office:value="2048.76" calcext:value-type="float">
            <text:p>2048.76</text:p>
          </table:table-cell>
          <table:table-cell office:value-type="float" office:value="2392.11" calcext:value-type="float">
            <text:p>2392.11</text:p>
          </table:table-cell>
        </table:table-row>
        <table:table-row table:style-name="ro1">
          <table:table-cell office:value-type="float" office:value="14783344" calcext:value-type="float">
            <text:p>14783344</text:p>
          </table:table-cell>
          <table:table-cell table:formula="of:=[.A926]/1000/(60*60*24)" office:value-type="time" office:time-value="PT04H06M23.344S" calcext:value-type="time">
            <text:p>04:06:23</text:p>
          </table:table-cell>
          <table:table-cell office:value-type="float" office:value="1.09" calcext:value-type="float">
            <text:p>1.09</text:p>
          </table:table-cell>
          <table:table-cell office:value-type="float" office:value="499.2" calcext:value-type="float">
            <text:p>499.2</text:p>
          </table:table-cell>
          <table:table-cell office:value-type="float" office:value="546.09" calcext:value-type="float">
            <text:p>546.09</text:p>
          </table:table-cell>
          <table:table-cell office:value-type="float" office:value="2050.98" calcext:value-type="float">
            <text:p>2050.98</text:p>
          </table:table-cell>
          <table:table-cell office:value-type="float" office:value="2394.54" calcext:value-type="float">
            <text:p>2394.54</text:p>
          </table:table-cell>
        </table:table-row>
        <table:table-row table:style-name="ro1">
          <table:table-cell office:value-type="float" office:value="14799344" calcext:value-type="float">
            <text:p>14799344</text:p>
          </table:table-cell>
          <table:table-cell table:formula="of:=[.A927]/1000/(60*60*24)" office:value-type="time" office:time-value="PT04H06M39.344S" calcext:value-type="time">
            <text:p>04:06:39</text:p>
          </table:table-cell>
          <table:table-cell office:value-type="float" office:value="1.09" calcext:value-type="float">
            <text:p>1.09</text:p>
          </table:table-cell>
          <table:table-cell office:value-type="float" office:value="499.12" calcext:value-type="float">
            <text:p>499.12</text:p>
          </table:table-cell>
          <table:table-cell office:value-type="float" office:value="544.02" calcext:value-type="float">
            <text:p>544.02</text:p>
          </table:table-cell>
          <table:table-cell office:value-type="float" office:value="2053.2" calcext:value-type="float">
            <text:p>2053.2</text:p>
          </table:table-cell>
          <table:table-cell office:value-type="float" office:value="2396.95" calcext:value-type="float">
            <text:p>2396.95</text:p>
          </table:table-cell>
        </table:table-row>
        <table:table-row table:style-name="ro1">
          <table:table-cell office:value-type="float" office:value="14815343" calcext:value-type="float">
            <text:p>14815343</text:p>
          </table:table-cell>
          <table:table-cell table:formula="of:=[.A928]/1000/(60*60*24)" office:value-type="time" office:time-value="PT04H06M55.343S" calcext:value-type="time">
            <text:p>04:06:55</text:p>
          </table:table-cell>
          <table:table-cell office:value-type="float" office:value="1.09" calcext:value-type="float">
            <text:p>1.09</text:p>
          </table:table-cell>
          <table:table-cell office:value-type="float" office:value="499.6" calcext:value-type="float">
            <text:p>499.6</text:p>
          </table:table-cell>
          <table:table-cell office:value-type="float" office:value="544.55" calcext:value-type="float">
            <text:p>544.55</text:p>
          </table:table-cell>
          <table:table-cell office:value-type="float" office:value="2055.42" calcext:value-type="float">
            <text:p>2055.42</text:p>
          </table:table-cell>
          <table:table-cell office:value-type="float" office:value="2399.37" calcext:value-type="float">
            <text:p>2399.37</text:p>
          </table:table-cell>
        </table:table-row>
        <table:table-row table:style-name="ro1">
          <table:table-cell office:value-type="float" office:value="14831343" calcext:value-type="float">
            <text:p>14831343</text:p>
          </table:table-cell>
          <table:table-cell table:formula="of:=[.A929]/1000/(60*60*24)" office:value-type="time" office:time-value="PT04H07M11.343S" calcext:value-type="time">
            <text:p>04:07:11</text:p>
          </table:table-cell>
          <table:table-cell office:value-type="float" office:value="1.09" calcext:value-type="float">
            <text:p>1.0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2.44" calcext:value-type="float">
            <text:p>542.44</text:p>
          </table:table-cell>
          <table:table-cell office:value-type="float" office:value="2057.64" calcext:value-type="float">
            <text:p>2057.64</text:p>
          </table:table-cell>
          <table:table-cell office:value-type="float" office:value="2401.79" calcext:value-type="float">
            <text:p>2401.79</text:p>
          </table:table-cell>
        </table:table-row>
        <table:table-row table:style-name="ro1">
          <table:table-cell office:value-type="float" office:value="14847343" calcext:value-type="float">
            <text:p>14847343</text:p>
          </table:table-cell>
          <table:table-cell table:formula="of:=[.A930]/1000/(60*60*24)" office:value-type="time" office:time-value="PT04H07M27.343S" calcext:value-type="time">
            <text:p>04:07:27</text:p>
          </table:table-cell>
          <table:table-cell office:value-type="float" office:value="1.09" calcext:value-type="float">
            <text:p>1.0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2.24" calcext:value-type="float">
            <text:p>542.24</text:p>
          </table:table-cell>
          <table:table-cell office:value-type="float" office:value="2059.86" calcext:value-type="float">
            <text:p>2059.86</text:p>
          </table:table-cell>
          <table:table-cell office:value-type="float" office:value="2404.21" calcext:value-type="float">
            <text:p>2404.21</text:p>
          </table:table-cell>
        </table:table-row>
        <table:table-row table:style-name="ro1">
          <table:table-cell office:value-type="float" office:value="14863345" calcext:value-type="float">
            <text:p>14863345</text:p>
          </table:table-cell>
          <table:table-cell table:formula="of:=[.A931]/1000/(60*60*24)" office:value-type="time" office:time-value="PT04H07M43.345S" calcext:value-type="time">
            <text:p>04:07:43</text:p>
          </table:table-cell>
          <table:table-cell office:value-type="float" office:value="1.09" calcext:value-type="float">
            <text:p>1.0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2.23" calcext:value-type="float">
            <text:p>542.23</text:p>
          </table:table-cell>
          <table:table-cell office:value-type="float" office:value="2062.08" calcext:value-type="float">
            <text:p>2062.08</text:p>
          </table:table-cell>
          <table:table-cell office:value-type="float" office:value="2406.63" calcext:value-type="float">
            <text:p>2406.63</text:p>
          </table:table-cell>
        </table:table-row>
        <table:table-row table:style-name="ro1">
          <table:table-cell office:value-type="float" office:value="14879343" calcext:value-type="float">
            <text:p>14879343</text:p>
          </table:table-cell>
          <table:table-cell table:formula="of:=[.A932]/1000/(60*60*24)" office:value-type="time" office:time-value="PT04H07M59.343S" calcext:value-type="time">
            <text:p>04:07:59</text:p>
          </table:table-cell>
          <table:table-cell office:value-type="float" office:value="1.09" calcext:value-type="float">
            <text:p>1.09</text:p>
          </table:table-cell>
          <table:table-cell office:value-type="float" office:value="499.2" calcext:value-type="float">
            <text:p>499.2</text:p>
          </table:table-cell>
          <table:table-cell office:value-type="float" office:value="542.11" calcext:value-type="float">
            <text:p>542.11</text:p>
          </table:table-cell>
          <table:table-cell office:value-type="float" office:value="2064.3" calcext:value-type="float">
            <text:p>2064.3</text:p>
          </table:table-cell>
          <table:table-cell office:value-type="float" office:value="2409.04" calcext:value-type="float">
            <text:p>2409.04</text:p>
          </table:table-cell>
        </table:table-row>
        <table:table-row table:style-name="ro1">
          <table:table-cell office:value-type="float" office:value="14895343" calcext:value-type="float">
            <text:p>14895343</text:p>
          </table:table-cell>
          <table:table-cell table:formula="of:=[.A933]/1000/(60*60*24)" office:value-type="time" office:time-value="PT04H08M15.343S" calcext:value-type="time">
            <text:p>04:08:15</text:p>
          </table:table-cell>
          <table:table-cell office:value-type="float" office:value="1.09" calcext:value-type="float">
            <text:p>1.09</text:p>
          </table:table-cell>
          <table:table-cell office:value-type="float" office:value="499.6" calcext:value-type="float">
            <text:p>499.6</text:p>
          </table:table-cell>
          <table:table-cell office:value-type="float" office:value="542.55" calcext:value-type="float">
            <text:p>542.55</text:p>
          </table:table-cell>
          <table:table-cell office:value-type="float" office:value="2066.52" calcext:value-type="float">
            <text:p>2066.52</text:p>
          </table:table-cell>
          <table:table-cell office:value-type="float" office:value="2411.46" calcext:value-type="float">
            <text:p>2411.46</text:p>
          </table:table-cell>
        </table:table-row>
        <table:table-row table:style-name="ro1">
          <table:table-cell office:value-type="float" office:value="14911344" calcext:value-type="float">
            <text:p>14911344</text:p>
          </table:table-cell>
          <table:table-cell table:formula="of:=[.A934]/1000/(60*60*24)" office:value-type="time" office:time-value="PT04H08M31.344S" calcext:value-type="time">
            <text:p>04:08:31</text:p>
          </table:table-cell>
          <table:table-cell office:value-type="float" office:value="1.09" calcext:value-type="float">
            <text:p>1.09</text:p>
          </table:table-cell>
          <table:table-cell office:value-type="float" office:value="499.4" calcext:value-type="float">
            <text:p>499.4</text:p>
          </table:table-cell>
          <table:table-cell office:value-type="float" office:value="542.33" calcext:value-type="float">
            <text:p>542.33</text:p>
          </table:table-cell>
          <table:table-cell office:value-type="float" office:value="2068.74" calcext:value-type="float">
            <text:p>2068.74</text:p>
          </table:table-cell>
          <table:table-cell office:value-type="float" office:value="2413.87" calcext:value-type="float">
            <text:p>2413.87</text:p>
          </table:table-cell>
        </table:table-row>
        <table:table-row table:style-name="ro1">
          <table:table-cell office:value-type="float" office:value="14927343" calcext:value-type="float">
            <text:p>14927343</text:p>
          </table:table-cell>
          <table:table-cell table:formula="of:=[.A935]/1000/(60*60*24)" office:value-type="time" office:time-value="PT04H08M47.343S" calcext:value-type="time">
            <text:p>04:08:47</text:p>
          </table:table-cell>
          <table:table-cell office:value-type="float" office:value="1.09" calcext:value-type="float">
            <text:p>1.0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2.46" calcext:value-type="float">
            <text:p>542.46</text:p>
          </table:table-cell>
          <table:table-cell office:value-type="float" office:value="2070.95" calcext:value-type="float">
            <text:p>2070.95</text:p>
          </table:table-cell>
          <table:table-cell office:value-type="float" office:value="2416.28" calcext:value-type="float">
            <text:p>2416.28</text:p>
          </table:table-cell>
        </table:table-row>
        <table:table-row table:style-name="ro1">
          <table:table-cell office:value-type="float" office:value="14943343" calcext:value-type="float">
            <text:p>14943343</text:p>
          </table:table-cell>
          <table:table-cell table:formula="of:=[.A936]/1000/(60*60*24)" office:value-type="time" office:time-value="PT04H09M03.343S" calcext:value-type="time">
            <text:p>04:09:03</text:p>
          </table:table-cell>
          <table:table-cell office:value-type="float" office:value="1.09" calcext:value-type="float">
            <text:p>1.0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2.45" calcext:value-type="float">
            <text:p>542.45</text:p>
          </table:table-cell>
          <table:table-cell office:value-type="float" office:value="2073.17" calcext:value-type="float">
            <text:p>2073.17</text:p>
          </table:table-cell>
          <table:table-cell office:value-type="float" office:value="2418.69" calcext:value-type="float">
            <text:p>2418.69</text:p>
          </table:table-cell>
        </table:table-row>
        <table:table-row table:style-name="ro1">
          <table:table-cell office:value-type="float" office:value="14959343" calcext:value-type="float">
            <text:p>14959343</text:p>
          </table:table-cell>
          <table:table-cell table:formula="of:=[.A937]/1000/(60*60*24)" office:value-type="time" office:time-value="PT04H09M19.343S" calcext:value-type="time">
            <text:p>04:09:19</text:p>
          </table:table-cell>
          <table:table-cell office:value-type="float" office:value="1.09" calcext:value-type="float">
            <text:p>1.0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2.24" calcext:value-type="float">
            <text:p>542.24</text:p>
          </table:table-cell>
          <table:table-cell office:value-type="float" office:value="2075.39" calcext:value-type="float">
            <text:p>2075.39</text:p>
          </table:table-cell>
          <table:table-cell office:value-type="float" office:value="2421.11" calcext:value-type="float">
            <text:p>2421.11</text:p>
          </table:table-cell>
        </table:table-row>
        <table:table-row table:style-name="ro1">
          <table:table-cell office:value-type="float" office:value="14975343" calcext:value-type="float">
            <text:p>14975343</text:p>
          </table:table-cell>
          <table:table-cell table:formula="of:=[.A938]/1000/(60*60*24)" office:value-type="time" office:time-value="PT04H09M35.343S" calcext:value-type="time">
            <text:p>04:09:35</text:p>
          </table:table-cell>
          <table:table-cell office:value-type="float" office:value="1.09" calcext:value-type="float">
            <text:p>1.09</text:p>
          </table:table-cell>
          <table:table-cell office:value-type="float" office:value="499.4" calcext:value-type="float">
            <text:p>499.4</text:p>
          </table:table-cell>
          <table:table-cell office:value-type="float" office:value="542.33" calcext:value-type="float">
            <text:p>542.33</text:p>
          </table:table-cell>
          <table:table-cell office:value-type="float" office:value="2077.61" calcext:value-type="float">
            <text:p>2077.61</text:p>
          </table:table-cell>
          <table:table-cell office:value-type="float" office:value="2423.52" calcext:value-type="float">
            <text:p>2423.52</text:p>
          </table:table-cell>
        </table:table-row>
        <table:table-row table:style-name="ro1">
          <table:table-cell office:value-type="float" office:value="14991345" calcext:value-type="float">
            <text:p>14991345</text:p>
          </table:table-cell>
          <table:table-cell table:formula="of:=[.A939]/1000/(60*60*24)" office:value-type="time" office:time-value="PT04H09M51.345S" calcext:value-type="time">
            <text:p>04:09:51</text:p>
          </table:table-cell>
          <table:table-cell office:value-type="float" office:value="1.09" calcext:value-type="float">
            <text:p>1.0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2.45" calcext:value-type="float">
            <text:p>542.45</text:p>
          </table:table-cell>
          <table:table-cell office:value-type="float" office:value="2079.83" calcext:value-type="float">
            <text:p>2079.83</text:p>
          </table:table-cell>
          <table:table-cell office:value-type="float" office:value="2425.92" calcext:value-type="float">
            <text:p>2425.92</text:p>
          </table:table-cell>
        </table:table-row>
        <table:table-row table:style-name="ro1">
          <table:table-cell office:value-type="float" office:value="15007343" calcext:value-type="float">
            <text:p>15007343</text:p>
          </table:table-cell>
          <table:table-cell table:formula="of:=[.A940]/1000/(60*60*24)" office:value-type="time" office:time-value="PT04H10M07.343S" calcext:value-type="time">
            <text:p>04:10:07</text:p>
          </table:table-cell>
          <table:table-cell office:value-type="float" office:value="1.09" calcext:value-type="float">
            <text:p>1.0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2.23" calcext:value-type="float">
            <text:p>542.23</text:p>
          </table:table-cell>
          <table:table-cell office:value-type="float" office:value="2082.05" calcext:value-type="float">
            <text:p>2082.05</text:p>
          </table:table-cell>
          <table:table-cell office:value-type="float" office:value="2428.33" calcext:value-type="float">
            <text:p>2428.33</text:p>
          </table:table-cell>
        </table:table-row>
        <table:table-row table:style-name="ro1">
          <table:table-cell office:value-type="float" office:value="15023343" calcext:value-type="float">
            <text:p>15023343</text:p>
          </table:table-cell>
          <table:table-cell table:formula="of:=[.A941]/1000/(60*60*24)" office:value-type="time" office:time-value="PT04H10M23.343S" calcext:value-type="time">
            <text:p>04:10:23</text:p>
          </table:table-cell>
          <table:table-cell office:value-type="float" office:value="1.09" calcext:value-type="float">
            <text:p>1.09</text:p>
          </table:table-cell>
          <table:table-cell office:value-type="float" office:value="499.12" calcext:value-type="float">
            <text:p>499.12</text:p>
          </table:table-cell>
          <table:table-cell office:value-type="float" office:value="542.01" calcext:value-type="float">
            <text:p>542.01</text:p>
          </table:table-cell>
          <table:table-cell office:value-type="float" office:value="2084.27" calcext:value-type="float">
            <text:p>2084.27</text:p>
          </table:table-cell>
          <table:table-cell office:value-type="float" office:value="2430.74" calcext:value-type="float">
            <text:p>2430.74</text:p>
          </table:table-cell>
        </table:table-row>
        <table:table-row table:style-name="ro1">
          <table:table-cell office:value-type="float" office:value="15039343" calcext:value-type="float">
            <text:p>15039343</text:p>
          </table:table-cell>
          <table:table-cell table:formula="of:=[.A942]/1000/(60*60*24)" office:value-type="time" office:time-value="PT04H10M39.343S" calcext:value-type="time">
            <text:p>04:10:39</text:p>
          </table:table-cell>
          <table:table-cell office:value-type="float" office:value="1.08" calcext:value-type="float">
            <text:p>1.0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0.23" calcext:value-type="float">
            <text:p>540.23</text:p>
          </table:table-cell>
          <table:table-cell office:value-type="float" office:value="2086.49" calcext:value-type="float">
            <text:p>2086.49</text:p>
          </table:table-cell>
          <table:table-cell office:value-type="float" office:value="2433.14" calcext:value-type="float">
            <text:p>2433.14</text:p>
          </table:table-cell>
        </table:table-row>
        <table:table-row table:style-name="ro1">
          <table:table-cell office:value-type="float" office:value="15055344" calcext:value-type="float">
            <text:p>15055344</text:p>
          </table:table-cell>
          <table:table-cell table:formula="of:=[.A943]/1000/(60*60*24)" office:value-type="time" office:time-value="PT04H10M55.344S" calcext:value-type="time">
            <text:p>04:10:55</text:p>
          </table:table-cell>
          <table:table-cell office:value-type="float" office:value="1.09" calcext:value-type="float">
            <text:p>1.0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2.45" calcext:value-type="float">
            <text:p>542.45</text:p>
          </table:table-cell>
          <table:table-cell office:value-type="float" office:value="2088.71" calcext:value-type="float">
            <text:p>2088.71</text:p>
          </table:table-cell>
          <table:table-cell office:value-type="float" office:value="2435.55" calcext:value-type="float">
            <text:p>2435.55</text:p>
          </table:table-cell>
        </table:table-row>
        <table:table-row table:style-name="ro1">
          <table:table-cell office:value-type="float" office:value="15071343" calcext:value-type="float">
            <text:p>15071343</text:p>
          </table:table-cell>
          <table:table-cell table:formula="of:=[.A944]/1000/(60*60*24)" office:value-type="time" office:time-value="PT04H11M11.343S" calcext:value-type="time">
            <text:p>04:11:11</text:p>
          </table:table-cell>
          <table:table-cell office:value-type="float" office:value="1.09" calcext:value-type="float">
            <text:p>1.0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2.24" calcext:value-type="float">
            <text:p>542.24</text:p>
          </table:table-cell>
          <table:table-cell office:value-type="float" office:value="2090.93" calcext:value-type="float">
            <text:p>2090.93</text:p>
          </table:table-cell>
          <table:table-cell office:value-type="float" office:value="2437.95" calcext:value-type="float">
            <text:p>2437.95</text:p>
          </table:table-cell>
        </table:table-row>
        <table:table-row table:style-name="ro1">
          <table:table-cell office:value-type="float" office:value="15087343" calcext:value-type="float">
            <text:p>15087343</text:p>
          </table:table-cell>
          <table:table-cell table:formula="of:=[.A945]/1000/(60*60*24)" office:value-type="time" office:time-value="PT04H11M27.343S" calcext:value-type="time">
            <text:p>04:11:27</text:p>
          </table:table-cell>
          <table:table-cell office:value-type="float" office:value="1.08" calcext:value-type="float">
            <text:p>1.08</text:p>
          </table:table-cell>
          <table:table-cell office:value-type="float" office:value="499.4" calcext:value-type="float">
            <text:p>499.4</text:p>
          </table:table-cell>
          <table:table-cell office:value-type="float" office:value="540.32" calcext:value-type="float">
            <text:p>540.32</text:p>
          </table:table-cell>
          <table:table-cell office:value-type="float" office:value="2093.15" calcext:value-type="float">
            <text:p>2093.15</text:p>
          </table:table-cell>
          <table:table-cell office:value-type="float" office:value="2440.35" calcext:value-type="float">
            <text:p>2440.35</text:p>
          </table:table-cell>
        </table:table-row>
        <table:table-row table:style-name="ro1">
          <table:table-cell office:value-type="float" office:value="15103343" calcext:value-type="float">
            <text:p>15103343</text:p>
          </table:table-cell>
          <table:table-cell table:formula="of:=[.A946]/1000/(60*60*24)" office:value-type="time" office:time-value="PT04H11M43.343S" calcext:value-type="time">
            <text:p>04:11:43</text:p>
          </table:table-cell>
          <table:table-cell office:value-type="float" office:value="1.08" calcext:value-type="float">
            <text:p>1.0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0.46" calcext:value-type="float">
            <text:p>540.46</text:p>
          </table:table-cell>
          <table:table-cell office:value-type="float" office:value="2095.37" calcext:value-type="float">
            <text:p>2095.37</text:p>
          </table:table-cell>
          <table:table-cell office:value-type="float" office:value="2442.76" calcext:value-type="float">
            <text:p>2442.76</text:p>
          </table:table-cell>
        </table:table-row>
        <table:table-row table:style-name="ro1">
          <table:table-cell office:value-type="float" office:value="15119343" calcext:value-type="float">
            <text:p>15119343</text:p>
          </table:table-cell>
          <table:table-cell table:formula="of:=[.A947]/1000/(60*60*24)" office:value-type="time" office:time-value="PT04H11M59.343S" calcext:value-type="time">
            <text:p>04:11:59</text:p>
          </table:table-cell>
          <table:table-cell office:value-type="float" office:value="1.08" calcext:value-type="float">
            <text:p>1.08</text:p>
          </table:table-cell>
          <table:table-cell office:value-type="float" office:value="499.4" calcext:value-type="float">
            <text:p>499.4</text:p>
          </table:table-cell>
          <table:table-cell office:value-type="float" office:value="540.32" calcext:value-type="float">
            <text:p>540.32</text:p>
          </table:table-cell>
          <table:table-cell office:value-type="float" office:value="2097.59" calcext:value-type="float">
            <text:p>2097.59</text:p>
          </table:table-cell>
          <table:table-cell office:value-type="float" office:value="2445.16" calcext:value-type="float">
            <text:p>2445.16</text:p>
          </table:table-cell>
        </table:table-row>
        <table:table-row table:style-name="ro1">
          <table:table-cell office:value-type="float" office:value="15135343" calcext:value-type="float">
            <text:p>15135343</text:p>
          </table:table-cell>
          <table:table-cell table:formula="of:=[.A948]/1000/(60*60*24)" office:value-type="time" office:time-value="PT04H12M15.343S" calcext:value-type="time">
            <text:p>04:12:15</text:p>
          </table:table-cell>
          <table:table-cell office:value-type="float" office:value="1.08" calcext:value-type="float">
            <text:p>1.0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0.46" calcext:value-type="float">
            <text:p>540.46</text:p>
          </table:table-cell>
          <table:table-cell office:value-type="float" office:value="2099.81" calcext:value-type="float">
            <text:p>2099.81</text:p>
          </table:table-cell>
          <table:table-cell office:value-type="float" office:value="2447.56" calcext:value-type="float">
            <text:p>2447.56</text:p>
          </table:table-cell>
        </table:table-row>
        <table:table-row table:style-name="ro1">
          <table:table-cell office:value-type="float" office:value="15151343" calcext:value-type="float">
            <text:p>15151343</text:p>
          </table:table-cell>
          <table:table-cell table:formula="of:=[.A949]/1000/(60*60*24)" office:value-type="time" office:time-value="PT04H12M31.343S" calcext:value-type="time">
            <text:p>04:12:31</text:p>
          </table:table-cell>
          <table:table-cell office:value-type="float" office:value="1.08" calcext:value-type="float">
            <text:p>1.08</text:p>
          </table:table-cell>
          <table:table-cell office:value-type="float" office:value="499.4" calcext:value-type="float">
            <text:p>499.4</text:p>
          </table:table-cell>
          <table:table-cell office:value-type="float" office:value="538.32" calcext:value-type="float">
            <text:p>538.32</text:p>
          </table:table-cell>
          <table:table-cell office:value-type="float" office:value="2102.03" calcext:value-type="float">
            <text:p>2102.03</text:p>
          </table:table-cell>
          <table:table-cell office:value-type="float" office:value="2449.95" calcext:value-type="float">
            <text:p>2449.95</text:p>
          </table:table-cell>
        </table:table-row>
        <table:table-row table:style-name="ro1">
          <table:table-cell office:value-type="float" office:value="15167343" calcext:value-type="float">
            <text:p>15167343</text:p>
          </table:table-cell>
          <table:table-cell table:formula="of:=[.A950]/1000/(60*60*24)" office:value-type="time" office:time-value="PT04H12M47.343S" calcext:value-type="time">
            <text:p>04:12:47</text:p>
          </table:table-cell>
          <table:table-cell office:value-type="float" office:value="1.08" calcext:value-type="float">
            <text:p>1.08</text:p>
          </table:table-cell>
          <table:table-cell office:value-type="float" office:value="499.2" calcext:value-type="float">
            <text:p>499.2</text:p>
          </table:table-cell>
          <table:table-cell office:value-type="float" office:value="540.09" calcext:value-type="float">
            <text:p>540.09</text:p>
          </table:table-cell>
          <table:table-cell office:value-type="float" office:value="2104.25" calcext:value-type="float">
            <text:p>2104.25</text:p>
          </table:table-cell>
          <table:table-cell office:value-type="float" office:value="2452.35" calcext:value-type="float">
            <text:p>2452.35</text:p>
          </table:table-cell>
        </table:table-row>
        <table:table-row table:style-name="ro1">
          <table:table-cell office:value-type="float" office:value="15183343" calcext:value-type="float">
            <text:p>15183343</text:p>
          </table:table-cell>
          <table:table-cell table:formula="of:=[.A951]/1000/(60*60*24)" office:value-type="time" office:time-value="PT04H13M03.343S" calcext:value-type="time">
            <text:p>04:13:03</text:p>
          </table:table-cell>
          <table:table-cell office:value-type="float" office:value="1.08" calcext:value-type="float">
            <text:p>1.0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0.23" calcext:value-type="float">
            <text:p>540.23</text:p>
          </table:table-cell>
          <table:table-cell office:value-type="float" office:value="2106.47" calcext:value-type="float">
            <text:p>2106.47</text:p>
          </table:table-cell>
          <table:table-cell office:value-type="float" office:value="2454.75" calcext:value-type="float">
            <text:p>2454.75</text:p>
          </table:table-cell>
        </table:table-row>
        <table:table-row table:style-name="ro1">
          <table:table-cell office:value-type="float" office:value="15199343" calcext:value-type="float">
            <text:p>15199343</text:p>
          </table:table-cell>
          <table:table-cell table:formula="of:=[.A952]/1000/(60*60*24)" office:value-type="time" office:time-value="PT04H13M19.343S" calcext:value-type="time">
            <text:p>04:13:19</text:p>
          </table:table-cell>
          <table:table-cell office:value-type="float" office:value="1.08" calcext:value-type="float">
            <text:p>1.08</text:p>
          </table:table-cell>
          <table:table-cell office:value-type="float" office:value="499.6" calcext:value-type="float">
            <text:p>499.6</text:p>
          </table:table-cell>
          <table:table-cell office:value-type="float" office:value="538.54" calcext:value-type="float">
            <text:p>538.54</text:p>
          </table:table-cell>
          <table:table-cell office:value-type="float" office:value="2108.69" calcext:value-type="float">
            <text:p>2108.69</text:p>
          </table:table-cell>
          <table:table-cell office:value-type="float" office:value="2457.14" calcext:value-type="float">
            <text:p>2457.14</text:p>
          </table:table-cell>
        </table:table-row>
        <table:table-row table:style-name="ro1">
          <table:table-cell office:value-type="float" office:value="15215344" calcext:value-type="float">
            <text:p>15215344</text:p>
          </table:table-cell>
          <table:table-cell table:formula="of:=[.A953]/1000/(60*60*24)" office:value-type="time" office:time-value="PT04H13M35.344S" calcext:value-type="time">
            <text:p>04:13:35</text:p>
          </table:table-cell>
          <table:table-cell office:value-type="float" office:value="1.08" calcext:value-type="float">
            <text:p>1.0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38.23" calcext:value-type="float">
            <text:p>538.23</text:p>
          </table:table-cell>
          <table:table-cell office:value-type="float" office:value="2110.91" calcext:value-type="float">
            <text:p>2110.91</text:p>
          </table:table-cell>
          <table:table-cell office:value-type="float" office:value="2459.54" calcext:value-type="float">
            <text:p>2459.54</text:p>
          </table:table-cell>
        </table:table-row>
        <table:table-row table:style-name="ro1">
          <table:table-cell office:value-type="float" office:value="15231343" calcext:value-type="float">
            <text:p>15231343</text:p>
          </table:table-cell>
          <table:table-cell table:formula="of:=[.A954]/1000/(60*60*24)" office:value-type="time" office:time-value="PT04H13M51.343S" calcext:value-type="time">
            <text:p>04:13:51</text:p>
          </table:table-cell>
          <table:table-cell office:value-type="float" office:value="1.08" calcext:value-type="float">
            <text:p>1.08</text:p>
          </table:table-cell>
          <table:table-cell office:value-type="float" office:value="499.6" calcext:value-type="float">
            <text:p>499.6</text:p>
          </table:table-cell>
          <table:table-cell office:value-type="float" office:value="538.55" calcext:value-type="float">
            <text:p>538.55</text:p>
          </table:table-cell>
          <table:table-cell office:value-type="float" office:value="2113.13" calcext:value-type="float">
            <text:p>2113.13</text:p>
          </table:table-cell>
          <table:table-cell office:value-type="float" office:value="2461.93" calcext:value-type="float">
            <text:p>2461.93</text:p>
          </table:table-cell>
        </table:table-row>
        <table:table-row table:style-name="ro1">
          <table:table-cell office:value-type="float" office:value="15247345" calcext:value-type="float">
            <text:p>15247345</text:p>
          </table:table-cell>
          <table:table-cell table:formula="of:=[.A955]/1000/(60*60*24)" office:value-type="time" office:time-value="PT04H14M07.345S" calcext:value-type="time">
            <text:p>04:14:07</text:p>
          </table:table-cell>
          <table:table-cell office:value-type="float" office:value="1.08" calcext:value-type="float">
            <text:p>1.08</text:p>
          </table:table-cell>
          <table:table-cell office:value-type="float" office:value="499.6" calcext:value-type="float">
            <text:p>499.6</text:p>
          </table:table-cell>
          <table:table-cell office:value-type="float" office:value="538.53" calcext:value-type="float">
            <text:p>538.53</text:p>
          </table:table-cell>
          <table:table-cell office:value-type="float" office:value="2115.35" calcext:value-type="float">
            <text:p>2115.35</text:p>
          </table:table-cell>
          <table:table-cell office:value-type="float" office:value="2464.32" calcext:value-type="float">
            <text:p>2464.32</text:p>
          </table:table-cell>
        </table:table-row>
        <table:table-row table:style-name="ro1">
          <table:table-cell office:value-type="float" office:value="15263343" calcext:value-type="float">
            <text:p>15263343</text:p>
          </table:table-cell>
          <table:table-cell table:formula="of:=[.A956]/1000/(60*60*24)" office:value-type="time" office:time-value="PT04H14M23.343S" calcext:value-type="time">
            <text:p>04:14:23</text:p>
          </table:table-cell>
          <table:table-cell office:value-type="float" office:value="1.08" calcext:value-type="float">
            <text:p>1.08</text:p>
          </table:table-cell>
          <table:table-cell office:value-type="float" office:value="499.4" calcext:value-type="float">
            <text:p>499.4</text:p>
          </table:table-cell>
          <table:table-cell office:value-type="float" office:value="538.33" calcext:value-type="float">
            <text:p>538.33</text:p>
          </table:table-cell>
          <table:table-cell office:value-type="float" office:value="2117.57" calcext:value-type="float">
            <text:p>2117.57</text:p>
          </table:table-cell>
          <table:table-cell office:value-type="float" office:value="2466.72" calcext:value-type="float">
            <text:p>2466.72</text:p>
          </table:table-cell>
        </table:table-row>
        <table:table-row table:style-name="ro1">
          <table:table-cell office:value-type="float" office:value="15279345" calcext:value-type="float">
            <text:p>15279345</text:p>
          </table:table-cell>
          <table:table-cell table:formula="of:=[.A957]/1000/(60*60*24)" office:value-type="time" office:time-value="PT04H14M39.345S" calcext:value-type="time">
            <text:p>04:14:39</text:p>
          </table:table-cell>
          <table:table-cell office:value-type="float" office:value="1.08" calcext:value-type="float">
            <text:p>1.08</text:p>
          </table:table-cell>
          <table:table-cell office:value-type="float" office:value="499.4" calcext:value-type="float">
            <text:p>499.4</text:p>
          </table:table-cell>
          <table:table-cell office:value-type="float" office:value="538.32" calcext:value-type="float">
            <text:p>538.32</text:p>
          </table:table-cell>
          <table:table-cell office:value-type="float" office:value="2119.79" calcext:value-type="float">
            <text:p>2119.79</text:p>
          </table:table-cell>
          <table:table-cell office:value-type="float" office:value="2469.1" calcext:value-type="float">
            <text:p>2469.1</text:p>
          </table:table-cell>
        </table:table-row>
        <table:table-row table:style-name="ro1">
          <table:table-cell office:value-type="float" office:value="15295345" calcext:value-type="float">
            <text:p>15295345</text:p>
          </table:table-cell>
          <table:table-cell table:formula="of:=[.A958]/1000/(60*60*24)" office:value-type="time" office:time-value="PT04H14M55.345S" calcext:value-type="time">
            <text:p>04:14:55</text:p>
          </table:table-cell>
          <table:table-cell office:value-type="float" office:value="1.07" calcext:value-type="float">
            <text:p>1.0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36.67" calcext:value-type="float">
            <text:p>536.67</text:p>
          </table:table-cell>
          <table:table-cell office:value-type="float" office:value="2122.01" calcext:value-type="float">
            <text:p>2122.01</text:p>
          </table:table-cell>
          <table:table-cell office:value-type="float" office:value="2471.49" calcext:value-type="float">
            <text:p>2471.49</text:p>
          </table:table-cell>
        </table:table-row>
        <table:table-row table:style-name="ro1">
          <table:table-cell office:value-type="float" office:value="15311343" calcext:value-type="float">
            <text:p>15311343</text:p>
          </table:table-cell>
          <table:table-cell table:formula="of:=[.A959]/1000/(60*60*24)" office:value-type="time" office:time-value="PT04H15M11.343S" calcext:value-type="time">
            <text:p>04:15:11</text:p>
          </table:table-cell>
          <table:table-cell office:value-type="float" office:value="1.07" calcext:value-type="float">
            <text:p>1.0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36.23" calcext:value-type="float">
            <text:p>536.23</text:p>
          </table:table-cell>
          <table:table-cell office:value-type="float" office:value="2124.23" calcext:value-type="float">
            <text:p>2124.23</text:p>
          </table:table-cell>
          <table:table-cell office:value-type="float" office:value="2473.88" calcext:value-type="float">
            <text:p>2473.88</text:p>
          </table:table-cell>
        </table:table-row>
        <table:table-row table:style-name="ro1">
          <table:table-cell office:value-type="float" office:value="15327345" calcext:value-type="float">
            <text:p>15327345</text:p>
          </table:table-cell>
          <table:table-cell table:formula="of:=[.A960]/1000/(60*60*24)" office:value-type="time" office:time-value="PT04H15M27.345S" calcext:value-type="time">
            <text:p>04:15:27</text:p>
          </table:table-cell>
          <table:table-cell office:value-type="float" office:value="1.07" calcext:value-type="float">
            <text:p>1.07</text:p>
          </table:table-cell>
          <table:table-cell office:value-type="float" office:value="499.2" calcext:value-type="float">
            <text:p>499.2</text:p>
          </table:table-cell>
          <table:table-cell office:value-type="float" office:value="536.11" calcext:value-type="float">
            <text:p>536.11</text:p>
          </table:table-cell>
          <table:table-cell office:value-type="float" office:value="2126.45" calcext:value-type="float">
            <text:p>2126.45</text:p>
          </table:table-cell>
          <table:table-cell office:value-type="float" office:value="2476.27" calcext:value-type="float">
            <text:p>2476.27</text:p>
          </table:table-cell>
        </table:table-row>
        <table:table-row table:style-name="ro1">
          <table:table-cell office:value-type="float" office:value="15343343" calcext:value-type="float">
            <text:p>15343343</text:p>
          </table:table-cell>
          <table:table-cell table:formula="of:=[.A961]/1000/(60*60*24)" office:value-type="time" office:time-value="PT04H15M43.343S" calcext:value-type="time">
            <text:p>04:15:43</text:p>
          </table:table-cell>
          <table:table-cell office:value-type="float" office:value="1.07" calcext:value-type="float">
            <text:p>1.07</text:p>
          </table:table-cell>
          <table:table-cell office:value-type="float" office:value="499.4" calcext:value-type="float">
            <text:p>499.4</text:p>
          </table:table-cell>
          <table:table-cell office:value-type="float" office:value="536.32" calcext:value-type="float">
            <text:p>536.32</text:p>
          </table:table-cell>
          <table:table-cell office:value-type="float" office:value="2128.67" calcext:value-type="float">
            <text:p>2128.67</text:p>
          </table:table-cell>
          <table:table-cell office:value-type="float" office:value="2478.65" calcext:value-type="float">
            <text:p>2478.65</text:p>
          </table:table-cell>
        </table:table-row>
        <table:table-row table:style-name="ro1">
          <table:table-cell office:value-type="float" office:value="15359343" calcext:value-type="float">
            <text:p>15359343</text:p>
          </table:table-cell>
          <table:table-cell table:formula="of:=[.A962]/1000/(60*60*24)" office:value-type="time" office:time-value="PT04H15M59.343S" calcext:value-type="time">
            <text:p>04:15:59</text:p>
          </table:table-cell>
          <table:table-cell office:value-type="float" office:value="1.07" calcext:value-type="float">
            <text:p>1.0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36.45" calcext:value-type="float">
            <text:p>536.45</text:p>
          </table:table-cell>
          <table:table-cell office:value-type="float" office:value="2130.89" calcext:value-type="float">
            <text:p>2130.89</text:p>
          </table:table-cell>
          <table:table-cell office:value-type="float" office:value="2481.04" calcext:value-type="float">
            <text:p>2481.04</text:p>
          </table:table-cell>
        </table:table-row>
        <table:table-row table:style-name="ro1">
          <table:table-cell office:value-type="float" office:value="15375344" calcext:value-type="float">
            <text:p>15375344</text:p>
          </table:table-cell>
          <table:table-cell table:formula="of:=[.A963]/1000/(60*60*24)" office:value-type="time" office:time-value="PT04H16M15.344S" calcext:value-type="time">
            <text:p>04:16:15</text:p>
          </table:table-cell>
          <table:table-cell office:value-type="float" office:value="1.07" calcext:value-type="float">
            <text:p>1.0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36.23" calcext:value-type="float">
            <text:p>536.23</text:p>
          </table:table-cell>
          <table:table-cell office:value-type="float" office:value="2133.11" calcext:value-type="float">
            <text:p>2133.11</text:p>
          </table:table-cell>
          <table:table-cell office:value-type="float" office:value="2483.42" calcext:value-type="float">
            <text:p>2483.42</text:p>
          </table:table-cell>
        </table:table-row>
        <table:table-row table:style-name="ro1">
          <table:table-cell office:value-type="float" office:value="15391345" calcext:value-type="float">
            <text:p>15391345</text:p>
          </table:table-cell>
          <table:table-cell table:formula="of:=[.A964]/1000/(60*60*24)" office:value-type="time" office:time-value="PT04H16M31.345S" calcext:value-type="time">
            <text:p>04:16:31</text:p>
          </table:table-cell>
          <table:table-cell office:value-type="float" office:value="1.07" calcext:value-type="float">
            <text:p>1.0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36.25" calcext:value-type="float">
            <text:p>536.25</text:p>
          </table:table-cell>
          <table:table-cell office:value-type="float" office:value="2135.33" calcext:value-type="float">
            <text:p>2135.33</text:p>
          </table:table-cell>
          <table:table-cell office:value-type="float" office:value="2485.8" calcext:value-type="float">
            <text:p>2485.8</text:p>
          </table:table-cell>
        </table:table-row>
        <table:table-row table:style-name="ro1">
          <table:table-cell office:value-type="float" office:value="15407343" calcext:value-type="float">
            <text:p>15407343</text:p>
          </table:table-cell>
          <table:table-cell table:formula="of:=[.A965]/1000/(60*60*24)" office:value-type="time" office:time-value="PT04H16M47.343S" calcext:value-type="time">
            <text:p>04:16:47</text:p>
          </table:table-cell>
          <table:table-cell office:value-type="float" office:value="1.07" calcext:value-type="float">
            <text:p>1.07</text:p>
          </table:table-cell>
          <table:table-cell office:value-type="float" office:value="499.4" calcext:value-type="float">
            <text:p>499.4</text:p>
          </table:table-cell>
          <table:table-cell office:value-type="float" office:value="534.33" calcext:value-type="float">
            <text:p>534.33</text:p>
          </table:table-cell>
          <table:table-cell office:value-type="float" office:value="2137.55" calcext:value-type="float">
            <text:p>2137.55</text:p>
          </table:table-cell>
          <table:table-cell office:value-type="float" office:value="2488.18" calcext:value-type="float">
            <text:p>2488.18</text:p>
          </table:table-cell>
        </table:table-row>
        <table:table-row table:style-name="ro1">
          <table:table-cell office:value-type="float" office:value="15423343" calcext:value-type="float">
            <text:p>15423343</text:p>
          </table:table-cell>
          <table:table-cell table:formula="of:=[.A966]/1000/(60*60*24)" office:value-type="time" office:time-value="PT04H17M03.343S" calcext:value-type="time">
            <text:p>04:17:03</text:p>
          </table:table-cell>
          <table:table-cell office:value-type="float" office:value="1.07" calcext:value-type="float">
            <text:p>1.0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34.24" calcext:value-type="float">
            <text:p>534.24</text:p>
          </table:table-cell>
          <table:table-cell office:value-type="float" office:value="2139.77" calcext:value-type="float">
            <text:p>2139.77</text:p>
          </table:table-cell>
          <table:table-cell office:value-type="float" office:value="2490.56" calcext:value-type="float">
            <text:p>2490.56</text:p>
          </table:table-cell>
        </table:table-row>
        <table:table-row table:style-name="ro1">
          <table:table-cell office:value-type="float" office:value="15439345" calcext:value-type="float">
            <text:p>15439345</text:p>
          </table:table-cell>
          <table:table-cell table:formula="of:=[.A967]/1000/(60*60*24)" office:value-type="time" office:time-value="PT04H17M19.345S" calcext:value-type="time">
            <text:p>04:17:19</text:p>
          </table:table-cell>
          <table:table-cell office:value-type="float" office:value="1.07" calcext:value-type="float">
            <text:p>1.07</text:p>
          </table:table-cell>
          <table:table-cell office:value-type="float" office:value="499.4" calcext:value-type="float">
            <text:p>499.4</text:p>
          </table:table-cell>
          <table:table-cell office:value-type="float" office:value="534.32" calcext:value-type="float">
            <text:p>534.32</text:p>
          </table:table-cell>
          <table:table-cell office:value-type="float" office:value="2141.99" calcext:value-type="float">
            <text:p>2141.99</text:p>
          </table:table-cell>
          <table:table-cell office:value-type="float" office:value="2492.94" calcext:value-type="float">
            <text:p>2492.94</text:p>
          </table:table-cell>
        </table:table-row>
        <table:table-row table:style-name="ro1">
          <table:table-cell office:value-type="float" office:value="15455343" calcext:value-type="float">
            <text:p>15455343</text:p>
          </table:table-cell>
          <table:table-cell table:formula="of:=[.A968]/1000/(60*60*24)" office:value-type="time" office:time-value="PT04H17M35.343S" calcext:value-type="time">
            <text:p>04:17:35</text:p>
          </table:table-cell>
          <table:table-cell office:value-type="float" office:value="1.07" calcext:value-type="float">
            <text:p>1.0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36.45" calcext:value-type="float">
            <text:p>536.45</text:p>
          </table:table-cell>
          <table:table-cell office:value-type="float" office:value="2144.2" calcext:value-type="float">
            <text:p>2144.2</text:p>
          </table:table-cell>
          <table:table-cell office:value-type="float" office:value="2495.31" calcext:value-type="float">
            <text:p>2495.31</text:p>
          </table:table-cell>
        </table:table-row>
        <table:table-row table:style-name="ro1">
          <table:table-cell office:value-type="float" office:value="15471343" calcext:value-type="float">
            <text:p>15471343</text:p>
          </table:table-cell>
          <table:table-cell table:formula="of:=[.A969]/1000/(60*60*24)" office:value-type="time" office:time-value="PT04H17M51.343S" calcext:value-type="time">
            <text:p>04:17:51</text:p>
          </table:table-cell>
          <table:table-cell office:value-type="float" office:value="1.07" calcext:value-type="float">
            <text:p>1.07</text:p>
          </table:table-cell>
          <table:table-cell office:value-type="float" office:value="499.6" calcext:value-type="float">
            <text:p>499.6</text:p>
          </table:table-cell>
          <table:table-cell office:value-type="float" office:value="534.53" calcext:value-type="float">
            <text:p>534.53</text:p>
          </table:table-cell>
          <table:table-cell office:value-type="float" office:value="2146.42" calcext:value-type="float">
            <text:p>2146.42</text:p>
          </table:table-cell>
          <table:table-cell office:value-type="float" office:value="2497.69" calcext:value-type="float">
            <text:p>2497.69</text:p>
          </table:table-cell>
        </table:table-row>
        <table:table-row table:style-name="ro1">
          <table:table-cell office:value-type="float" office:value="15487345" calcext:value-type="float">
            <text:p>15487345</text:p>
          </table:table-cell>
          <table:table-cell table:formula="of:=[.A970]/1000/(60*60*24)" office:value-type="time" office:time-value="PT04H18M07.345S" calcext:value-type="time">
            <text:p>04:18:07</text:p>
          </table:table-cell>
          <table:table-cell office:value-type="float" office:value="1.07" calcext:value-type="float">
            <text:p>1.07</text:p>
          </table:table-cell>
          <table:table-cell office:value-type="float" office:value="499.6" calcext:value-type="float">
            <text:p>499.6</text:p>
          </table:table-cell>
          <table:table-cell office:value-type="float" office:value="534.56" calcext:value-type="float">
            <text:p>534.56</text:p>
          </table:table-cell>
          <table:table-cell office:value-type="float" office:value="2148.64" calcext:value-type="float">
            <text:p>2148.64</text:p>
          </table:table-cell>
          <table:table-cell office:value-type="float" office:value="2500.06" calcext:value-type="float">
            <text:p>2500.06</text:p>
          </table:table-cell>
        </table:table-row>
        <table:table-row table:style-name="ro1">
          <table:table-cell office:value-type="float" office:value="15503343" calcext:value-type="float">
            <text:p>15503343</text:p>
          </table:table-cell>
          <table:table-cell table:formula="of:=[.A971]/1000/(60*60*24)" office:value-type="time" office:time-value="PT04H18M23.343S" calcext:value-type="time">
            <text:p>04:18:23</text:p>
          </table:table-cell>
          <table:table-cell office:value-type="float" office:value="1.07" calcext:value-type="float">
            <text:p>1.0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34.23" calcext:value-type="float">
            <text:p>534.23</text:p>
          </table:table-cell>
          <table:table-cell office:value-type="float" office:value="2150.86" calcext:value-type="float">
            <text:p>2150.86</text:p>
          </table:table-cell>
          <table:table-cell office:value-type="float" office:value="2502.43" calcext:value-type="float">
            <text:p>2502.43</text:p>
          </table:table-cell>
        </table:table-row>
        <table:table-row table:style-name="ro1">
          <table:table-cell office:value-type="float" office:value="15519343" calcext:value-type="float">
            <text:p>15519343</text:p>
          </table:table-cell>
          <table:table-cell table:formula="of:=[.A972]/1000/(60*60*24)" office:value-type="time" office:time-value="PT04H18M39.343S" calcext:value-type="time">
            <text:p>04:18:39</text:p>
          </table:table-cell>
          <table:table-cell office:value-type="float" office:value="1.07" calcext:value-type="float">
            <text:p>1.0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32.03" calcext:value-type="float">
            <text:p>532.03</text:p>
          </table:table-cell>
          <table:table-cell office:value-type="float" office:value="2153.08" calcext:value-type="float">
            <text:p>2153.08</text:p>
          </table:table-cell>
          <table:table-cell office:value-type="float" office:value="2504.8" calcext:value-type="float">
            <text:p>2504.8</text:p>
          </table:table-cell>
        </table:table-row>
        <table:table-row table:style-name="ro1">
          <table:table-cell office:value-type="float" office:value="15535343" calcext:value-type="float">
            <text:p>15535343</text:p>
          </table:table-cell>
          <table:table-cell table:formula="of:=[.A973]/1000/(60*60*24)" office:value-type="time" office:time-value="PT04H18M55.343S" calcext:value-type="time">
            <text:p>04:18:55</text:p>
          </table:table-cell>
          <table:table-cell office:value-type="float" office:value="1.07" calcext:value-type="float">
            <text:p>1.0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32.67" calcext:value-type="float">
            <text:p>532.67</text:p>
          </table:table-cell>
          <table:table-cell office:value-type="float" office:value="2155.3" calcext:value-type="float">
            <text:p>2155.3</text:p>
          </table:table-cell>
          <table:table-cell office:value-type="float" office:value="2507.17" calcext:value-type="float">
            <text:p>2507.17</text:p>
          </table:table-cell>
        </table:table-row>
        <table:table-row table:style-name="ro1">
          <table:table-cell office:value-type="float" office:value="15551343" calcext:value-type="float">
            <text:p>15551343</text:p>
          </table:table-cell>
          <table:table-cell table:formula="of:=[.A974]/1000/(60*60*24)" office:value-type="time" office:time-value="PT04H19M11.343S" calcext:value-type="time">
            <text:p>04:19:11</text:p>
          </table:table-cell>
          <table:table-cell office:value-type="float" office:value="1.07" calcext:value-type="float">
            <text:p>1.07</text:p>
          </table:table-cell>
          <table:table-cell office:value-type="float" office:value="499.4" calcext:value-type="float">
            <text:p>499.4</text:p>
          </table:table-cell>
          <table:table-cell office:value-type="float" office:value="534.32" calcext:value-type="float">
            <text:p>534.32</text:p>
          </table:table-cell>
          <table:table-cell office:value-type="float" office:value="2157.52" calcext:value-type="float">
            <text:p>2157.52</text:p>
          </table:table-cell>
          <table:table-cell office:value-type="float" office:value="2509.54" calcext:value-type="float">
            <text:p>2509.54</text:p>
          </table:table-cell>
        </table:table-row>
        <table:table-row table:style-name="ro1">
          <table:table-cell office:value-type="float" office:value="15567343" calcext:value-type="float">
            <text:p>15567343</text:p>
          </table:table-cell>
          <table:table-cell table:formula="of:=[.A975]/1000/(60*60*24)" office:value-type="time" office:time-value="PT04H19M27.343S" calcext:value-type="time">
            <text:p>04:19:27</text:p>
          </table:table-cell>
          <table:table-cell office:value-type="float" office:value="1.07" calcext:value-type="float">
            <text:p>1.07</text:p>
          </table:table-cell>
          <table:table-cell office:value-type="float" office:value="499.4" calcext:value-type="float">
            <text:p>499.4</text:p>
          </table:table-cell>
          <table:table-cell office:value-type="float" office:value="532.33" calcext:value-type="float">
            <text:p>532.33</text:p>
          </table:table-cell>
          <table:table-cell office:value-type="float" office:value="2159.74" calcext:value-type="float">
            <text:p>2159.74</text:p>
          </table:table-cell>
          <table:table-cell office:value-type="float" office:value="2511.9" calcext:value-type="float">
            <text:p>2511.9</text:p>
          </table:table-cell>
        </table:table-row>
        <table:table-row table:style-name="ro1">
          <table:table-cell office:value-type="float" office:value="15583345" calcext:value-type="float">
            <text:p>15583345</text:p>
          </table:table-cell>
          <table:table-cell table:formula="of:=[.A976]/1000/(60*60*24)" office:value-type="time" office:time-value="PT04H19M43.345S" calcext:value-type="time">
            <text:p>04:19:43</text:p>
          </table:table-cell>
          <table:table-cell office:value-type="float" office:value="1.07" calcext:value-type="float">
            <text:p>1.07</text:p>
          </table:table-cell>
          <table:table-cell office:value-type="float" office:value="499.2" calcext:value-type="float">
            <text:p>499.2</text:p>
          </table:table-cell>
          <table:table-cell office:value-type="float" office:value="532.11" calcext:value-type="float">
            <text:p>532.11</text:p>
          </table:table-cell>
          <table:table-cell office:value-type="float" office:value="2161.96" calcext:value-type="float">
            <text:p>2161.96</text:p>
          </table:table-cell>
          <table:table-cell office:value-type="float" office:value="2514.27" calcext:value-type="float">
            <text:p>2514.27</text:p>
          </table:table-cell>
        </table:table-row>
        <table:table-row table:style-name="ro1">
          <table:table-cell office:value-type="float" office:value="15599343" calcext:value-type="float">
            <text:p>15599343</text:p>
          </table:table-cell>
          <table:table-cell table:formula="of:=[.A977]/1000/(60*60*24)" office:value-type="time" office:time-value="PT04H19M59.343S" calcext:value-type="time">
            <text:p>04:19:59</text:p>
          </table:table-cell>
          <table:table-cell office:value-type="float" office:value="1.07" calcext:value-type="float">
            <text:p>1.07</text:p>
          </table:table-cell>
          <table:table-cell office:value-type="float" office:value="499.4" calcext:value-type="float">
            <text:p>499.4</text:p>
          </table:table-cell>
          <table:table-cell office:value-type="float" office:value="532.35" calcext:value-type="float">
            <text:p>532.35</text:p>
          </table:table-cell>
          <table:table-cell office:value-type="float" office:value="2164.18" calcext:value-type="float">
            <text:p>2164.18</text:p>
          </table:table-cell>
          <table:table-cell office:value-type="float" office:value="2516.63" calcext:value-type="float">
            <text:p>2516.63</text:p>
          </table:table-cell>
        </table:table-row>
        <table:table-row table:style-name="ro1">
          <table:table-cell office:value-type="float" office:value="15615343" calcext:value-type="float">
            <text:p>15615343</text:p>
          </table:table-cell>
          <table:table-cell table:formula="of:=[.A978]/1000/(60*60*24)" office:value-type="time" office:time-value="PT04H20M15.343S" calcext:value-type="time">
            <text:p>04:20:15</text:p>
          </table:table-cell>
          <table:table-cell office:value-type="float" office:value="1.07" calcext:value-type="float">
            <text:p>1.07</text:p>
          </table:table-cell>
          <table:table-cell office:value-type="float" office:value="499" calcext:value-type="float">
            <text:p>499</text:p>
          </table:table-cell>
          <table:table-cell office:value-type="float" office:value="531.89" calcext:value-type="float">
            <text:p>531.89</text:p>
          </table:table-cell>
          <table:table-cell office:value-type="float" office:value="2166.4" calcext:value-type="float">
            <text:p>2166.4</text:p>
          </table:table-cell>
          <table:table-cell office:value-type="float" office:value="2519" calcext:value-type="float">
            <text:p>2519</text:p>
          </table:table-cell>
        </table:table-row>
        <table:table-row table:style-name="ro1">
          <table:table-cell office:value-type="float" office:value="15631343" calcext:value-type="float">
            <text:p>15631343</text:p>
          </table:table-cell>
          <table:table-cell table:formula="of:=[.A979]/1000/(60*60*24)" office:value-type="time" office:time-value="PT04H20M31.343S" calcext:value-type="time">
            <text:p>04:20:31</text:p>
          </table:table-cell>
          <table:table-cell office:value-type="float" office:value="1.07" calcext:value-type="float">
            <text:p>1.0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32.48" calcext:value-type="float">
            <text:p>532.48</text:p>
          </table:table-cell>
          <table:table-cell office:value-type="float" office:value="2168.62" calcext:value-type="float">
            <text:p>2168.62</text:p>
          </table:table-cell>
          <table:table-cell office:value-type="float" office:value="2521.36" calcext:value-type="float">
            <text:p>2521.36</text:p>
          </table:table-cell>
        </table:table-row>
        <table:table-row table:style-name="ro1">
          <table:table-cell office:value-type="float" office:value="15647343" calcext:value-type="float">
            <text:p>15647343</text:p>
          </table:table-cell>
          <table:table-cell table:formula="of:=[.A980]/1000/(60*60*24)" office:value-type="time" office:time-value="PT04H20M47.343S" calcext:value-type="time">
            <text:p>04:20:47</text:p>
          </table:table-cell>
          <table:table-cell office:value-type="float" office:value="1.07" calcext:value-type="float">
            <text:p>1.07</text:p>
          </table:table-cell>
          <table:table-cell office:value-type="float" office:value="499.2" calcext:value-type="float">
            <text:p>499.2</text:p>
          </table:table-cell>
          <table:table-cell office:value-type="float" office:value="532.12" calcext:value-type="float">
            <text:p>532.12</text:p>
          </table:table-cell>
          <table:table-cell office:value-type="float" office:value="2170.84" calcext:value-type="float">
            <text:p>2170.84</text:p>
          </table:table-cell>
          <table:table-cell office:value-type="float" office:value="2523.72" calcext:value-type="float">
            <text:p>2523.72</text:p>
          </table:table-cell>
        </table:table-row>
        <table:table-row table:style-name="ro1">
          <table:table-cell office:value-type="float" office:value="15663344" calcext:value-type="float">
            <text:p>15663344</text:p>
          </table:table-cell>
          <table:table-cell table:formula="of:=[.A981]/1000/(60*60*24)" office:value-type="time" office:time-value="PT04H21M03.344S" calcext:value-type="time">
            <text:p>04:21:03</text:p>
          </table:table-cell>
          <table:table-cell office:value-type="float" office:value="1.06" calcext:value-type="float">
            <text:p>1.06</text:p>
          </table:table-cell>
          <table:table-cell office:value-type="float" office:value="499.4" calcext:value-type="float">
            <text:p>499.4</text:p>
          </table:table-cell>
          <table:table-cell office:value-type="float" office:value="530.33" calcext:value-type="float">
            <text:p>530.33</text:p>
          </table:table-cell>
          <table:table-cell office:value-type="float" office:value="2173.06" calcext:value-type="float">
            <text:p>2173.06</text:p>
          </table:table-cell>
          <table:table-cell office:value-type="float" office:value="2526.08" calcext:value-type="float">
            <text:p>2526.08</text:p>
          </table:table-cell>
        </table:table-row>
        <table:table-row table:style-name="ro1">
          <table:table-cell office:value-type="float" office:value="15679343" calcext:value-type="float">
            <text:p>15679343</text:p>
          </table:table-cell>
          <table:table-cell table:formula="of:=[.A982]/1000/(60*60*24)" office:value-type="time" office:time-value="PT04H21M19.343S" calcext:value-type="time">
            <text:p>04:21:19</text:p>
          </table:table-cell>
          <table:table-cell office:value-type="float" office:value="1.06" calcext:value-type="float">
            <text:p>1.0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30.46" calcext:value-type="float">
            <text:p>530.46</text:p>
          </table:table-cell>
          <table:table-cell office:value-type="float" office:value="2175.28" calcext:value-type="float">
            <text:p>2175.28</text:p>
          </table:table-cell>
          <table:table-cell office:value-type="float" office:value="2528.43" calcext:value-type="float">
            <text:p>2528.43</text:p>
          </table:table-cell>
        </table:table-row>
        <table:table-row table:style-name="ro1">
          <table:table-cell office:value-type="float" office:value="15695343" calcext:value-type="float">
            <text:p>15695343</text:p>
          </table:table-cell>
          <table:table-cell table:formula="of:=[.A983]/1000/(60*60*24)" office:value-type="time" office:time-value="PT04H21M35.343S" calcext:value-type="time">
            <text:p>04:21:35</text:p>
          </table:table-cell>
          <table:table-cell office:value-type="float" office:value="1.06" calcext:value-type="float">
            <text:p>1.0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30.03" calcext:value-type="float">
            <text:p>530.03</text:p>
          </table:table-cell>
          <table:table-cell office:value-type="float" office:value="2177.5" calcext:value-type="float">
            <text:p>2177.5</text:p>
          </table:table-cell>
          <table:table-cell office:value-type="float" office:value="2530.79" calcext:value-type="float">
            <text:p>2530.79</text:p>
          </table:table-cell>
        </table:table-row>
        <table:table-row table:style-name="ro1">
          <table:table-cell office:value-type="float" office:value="15711343" calcext:value-type="float">
            <text:p>15711343</text:p>
          </table:table-cell>
          <table:table-cell table:formula="of:=[.A984]/1000/(60*60*24)" office:value-type="time" office:time-value="PT04H21M51.343S" calcext:value-type="time">
            <text:p>04:21:51</text:p>
          </table:table-cell>
          <table:table-cell office:value-type="float" office:value="1.06" calcext:value-type="float">
            <text:p>1.0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30.24" calcext:value-type="float">
            <text:p>530.24</text:p>
          </table:table-cell>
          <table:table-cell office:value-type="float" office:value="2179.72" calcext:value-type="float">
            <text:p>2179.72</text:p>
          </table:table-cell>
          <table:table-cell office:value-type="float" office:value="2533.15" calcext:value-type="float">
            <text:p>2533.15</text:p>
          </table:table-cell>
        </table:table-row>
        <table:table-row table:style-name="ro1">
          <table:table-cell office:value-type="float" office:value="15727343" calcext:value-type="float">
            <text:p>15727343</text:p>
          </table:table-cell>
          <table:table-cell table:formula="of:=[.A985]/1000/(60*60*24)" office:value-type="time" office:time-value="PT04H22M07.343S" calcext:value-type="time">
            <text:p>04:22:07</text:p>
          </table:table-cell>
          <table:table-cell office:value-type="float" office:value="1.06" calcext:value-type="float">
            <text:p>1.0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28.05" calcext:value-type="float">
            <text:p>528.05</text:p>
          </table:table-cell>
          <table:table-cell office:value-type="float" office:value="2181.94" calcext:value-type="float">
            <text:p>2181.94</text:p>
          </table:table-cell>
          <table:table-cell office:value-type="float" office:value="2535.5" calcext:value-type="float">
            <text:p>2535.5</text:p>
          </table:table-cell>
        </table:table-row>
        <table:table-row table:style-name="ro1">
          <table:table-cell office:value-type="float" office:value="15743343" calcext:value-type="float">
            <text:p>15743343</text:p>
          </table:table-cell>
          <table:table-cell table:formula="of:=[.A986]/1000/(60*60*24)" office:value-type="time" office:time-value="PT04H22M23.343S" calcext:value-type="time">
            <text:p>04:22:23</text:p>
          </table:table-cell>
          <table:table-cell office:value-type="float" office:value="1.06" calcext:value-type="float">
            <text:p>1.0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28.46" calcext:value-type="float">
            <text:p>528.46</text:p>
          </table:table-cell>
          <table:table-cell office:value-type="float" office:value="2184.16" calcext:value-type="float">
            <text:p>2184.16</text:p>
          </table:table-cell>
          <table:table-cell office:value-type="float" office:value="2537.85" calcext:value-type="float">
            <text:p>2537.85</text:p>
          </table:table-cell>
        </table:table-row>
        <table:table-row table:style-name="ro1">
          <table:table-cell office:value-type="float" office:value="15759343" calcext:value-type="float">
            <text:p>15759343</text:p>
          </table:table-cell>
          <table:table-cell table:formula="of:=[.A987]/1000/(60*60*24)" office:value-type="time" office:time-value="PT04H22M39.343S" calcext:value-type="time">
            <text:p>04:22:39</text:p>
          </table:table-cell>
          <table:table-cell office:value-type="float" office:value="1.06" calcext:value-type="float">
            <text:p>1.0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30.45" calcext:value-type="float">
            <text:p>530.45</text:p>
          </table:table-cell>
          <table:table-cell office:value-type="float" office:value="2186.38" calcext:value-type="float">
            <text:p>2186.38</text:p>
          </table:table-cell>
          <table:table-cell office:value-type="float" office:value="2540.2" calcext:value-type="float">
            <text:p>2540.2</text:p>
          </table:table-cell>
        </table:table-row>
        <table:table-row table:style-name="ro1">
          <table:table-cell office:value-type="float" office:value="15775343" calcext:value-type="float">
            <text:p>15775343</text:p>
          </table:table-cell>
          <table:table-cell table:formula="of:=[.A988]/1000/(60*60*24)" office:value-type="time" office:time-value="PT04H22M55.343S" calcext:value-type="time">
            <text:p>04:22:55</text:p>
          </table:table-cell>
          <table:table-cell office:value-type="float" office:value="1.06" calcext:value-type="float">
            <text:p>1.06</text:p>
          </table:table-cell>
          <table:table-cell office:value-type="float" office:value="499.4" calcext:value-type="float">
            <text:p>499.4</text:p>
          </table:table-cell>
          <table:table-cell office:value-type="float" office:value="528.34" calcext:value-type="float">
            <text:p>528.34</text:p>
          </table:table-cell>
          <table:table-cell office:value-type="float" office:value="2188.6" calcext:value-type="float">
            <text:p>2188.6</text:p>
          </table:table-cell>
          <table:table-cell office:value-type="float" office:value="2542.55" calcext:value-type="float">
            <text:p>2542.55</text:p>
          </table:table-cell>
        </table:table-row>
        <table:table-row table:style-name="ro1">
          <table:table-cell office:value-type="float" office:value="15791343" calcext:value-type="float">
            <text:p>15791343</text:p>
          </table:table-cell>
          <table:table-cell table:formula="of:=[.A989]/1000/(60*60*24)" office:value-type="time" office:time-value="PT04H23M11.343S" calcext:value-type="time">
            <text:p>04:23:11</text:p>
          </table:table-cell>
          <table:table-cell office:value-type="float" office:value="1.06" calcext:value-type="float">
            <text:p>1.06</text:p>
          </table:table-cell>
          <table:table-cell office:value-type="float" office:value="499.72" calcext:value-type="float">
            <text:p>499.72</text:p>
          </table:table-cell>
          <table:table-cell office:value-type="float" office:value="528.68" calcext:value-type="float">
            <text:p>528.68</text:p>
          </table:table-cell>
          <table:table-cell office:value-type="float" office:value="2190.82" calcext:value-type="float">
            <text:p>2190.82</text:p>
          </table:table-cell>
          <table:table-cell office:value-type="float" office:value="2544.89" calcext:value-type="float">
            <text:p>2544.89</text:p>
          </table:table-cell>
        </table:table-row>
        <table:table-row table:style-name="ro1">
          <table:table-cell office:value-type="float" office:value="15807343" calcext:value-type="float">
            <text:p>15807343</text:p>
          </table:table-cell>
          <table:table-cell table:formula="of:=[.A990]/1000/(60*60*24)" office:value-type="time" office:time-value="PT04H23M27.343S" calcext:value-type="time">
            <text:p>04:23:27</text:p>
          </table:table-cell>
          <table:table-cell office:value-type="float" office:value="1.06" calcext:value-type="float">
            <text:p>1.06</text:p>
          </table:table-cell>
          <table:table-cell office:value-type="float" office:value="499.2" calcext:value-type="float">
            <text:p>499.2</text:p>
          </table:table-cell>
          <table:table-cell office:value-type="float" office:value="528.14" calcext:value-type="float">
            <text:p>528.14</text:p>
          </table:table-cell>
          <table:table-cell office:value-type="float" office:value="2193.04" calcext:value-type="float">
            <text:p>2193.04</text:p>
          </table:table-cell>
          <table:table-cell office:value-type="float" office:value="2547.24" calcext:value-type="float">
            <text:p>2547.24</text:p>
          </table:table-cell>
        </table:table-row>
        <table:table-row table:style-name="ro1">
          <table:table-cell office:value-type="float" office:value="15823343" calcext:value-type="float">
            <text:p>15823343</text:p>
          </table:table-cell>
          <table:table-cell table:formula="of:=[.A991]/1000/(60*60*24)" office:value-type="time" office:time-value="PT04H23M43.343S" calcext:value-type="time">
            <text:p>04:23:43</text:p>
          </table:table-cell>
          <table:table-cell office:value-type="float" office:value="1.05" calcext:value-type="float">
            <text:p>1.05</text:p>
          </table:table-cell>
          <table:table-cell office:value-type="float" office:value="499.6" calcext:value-type="float">
            <text:p>499.6</text:p>
          </table:table-cell>
          <table:table-cell office:value-type="float" office:value="526.55" calcext:value-type="float">
            <text:p>526.55</text:p>
          </table:table-cell>
          <table:table-cell office:value-type="float" office:value="2195.26" calcext:value-type="float">
            <text:p>2195.26</text:p>
          </table:table-cell>
          <table:table-cell office:value-type="float" office:value="2549.58" calcext:value-type="float">
            <text:p>2549.58</text:p>
          </table:table-cell>
        </table:table-row>
        <table:table-row table:style-name="ro1">
          <table:table-cell office:value-type="float" office:value="15839343" calcext:value-type="float">
            <text:p>15839343</text:p>
          </table:table-cell>
          <table:table-cell table:formula="of:=[.A992]/1000/(60*60*24)" office:value-type="time" office:time-value="PT04H23M59.343S" calcext:value-type="time">
            <text:p>04:23:59</text:p>
          </table:table-cell>
          <table:table-cell office:value-type="float" office:value="1.05" calcext:value-type="float">
            <text:p>1.0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26.67" calcext:value-type="float">
            <text:p>526.67</text:p>
          </table:table-cell>
          <table:table-cell office:value-type="float" office:value="2197.48" calcext:value-type="float">
            <text:p>2197.48</text:p>
          </table:table-cell>
          <table:table-cell office:value-type="float" office:value="2551.92" calcext:value-type="float">
            <text:p>2551.92</text:p>
          </table:table-cell>
        </table:table-row>
        <table:table-row table:style-name="ro1">
          <table:table-cell office:value-type="float" office:value="15855343" calcext:value-type="float">
            <text:p>15855343</text:p>
          </table:table-cell>
          <table:table-cell table:formula="of:=[.A993]/1000/(60*60*24)" office:value-type="time" office:time-value="PT04H24M15.343S" calcext:value-type="time">
            <text:p>04:24:15</text:p>
          </table:table-cell>
          <table:table-cell office:value-type="float" office:value="1.05" calcext:value-type="float">
            <text:p>1.0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24.48" calcext:value-type="float">
            <text:p>524.48</text:p>
          </table:table-cell>
          <table:table-cell office:value-type="float" office:value="2199.7" calcext:value-type="float">
            <text:p>2199.7</text:p>
          </table:table-cell>
          <table:table-cell office:value-type="float" office:value="2554.26" calcext:value-type="float">
            <text:p>2554.26</text:p>
          </table:table-cell>
        </table:table-row>
        <table:table-row table:style-name="ro1">
          <table:table-cell office:value-type="float" office:value="15871343" calcext:value-type="float">
            <text:p>15871343</text:p>
          </table:table-cell>
          <table:table-cell table:formula="of:=[.A994]/1000/(60*60*24)" office:value-type="time" office:time-value="PT04H24M31.343S" calcext:value-type="time">
            <text:p>04:24:31</text:p>
          </table:table-cell>
          <table:table-cell office:value-type="float" office:value="1.05" calcext:value-type="float">
            <text:p>1.0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24.25" calcext:value-type="float">
            <text:p>524.25</text:p>
          </table:table-cell>
          <table:table-cell office:value-type="float" office:value="2201.92" calcext:value-type="float">
            <text:p>2201.92</text:p>
          </table:table-cell>
          <table:table-cell office:value-type="float" office:value="2556.6" calcext:value-type="float">
            <text:p>2556.6</text:p>
          </table:table-cell>
        </table:table-row>
        <table:table-row table:style-name="ro1">
          <table:table-cell office:value-type="float" office:value="15887343" calcext:value-type="float">
            <text:p>15887343</text:p>
          </table:table-cell>
          <table:table-cell table:formula="of:=[.A995]/1000/(60*60*24)" office:value-type="time" office:time-value="PT04H24M47.343S" calcext:value-type="time">
            <text:p>04:24:47</text:p>
          </table:table-cell>
          <table:table-cell office:value-type="float" office:value="1.05" calcext:value-type="float">
            <text:p>1.0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24.48" calcext:value-type="float">
            <text:p>524.48</text:p>
          </table:table-cell>
          <table:table-cell office:value-type="float" office:value="2204.14" calcext:value-type="float">
            <text:p>2204.14</text:p>
          </table:table-cell>
          <table:table-cell office:value-type="float" office:value="2558.93" calcext:value-type="float">
            <text:p>2558.93</text:p>
          </table:table-cell>
        </table:table-row>
        <table:table-row table:style-name="ro1">
          <table:table-cell office:value-type="float" office:value="15903343" calcext:value-type="float">
            <text:p>15903343</text:p>
          </table:table-cell>
          <table:table-cell table:formula="of:=[.A996]/1000/(60*60*24)" office:value-type="time" office:time-value="PT04H25M03.343S" calcext:value-type="time">
            <text:p>04:25:03</text:p>
          </table:table-cell>
          <table:table-cell office:value-type="float" office:value="1.05" calcext:value-type="float">
            <text:p>1.05</text:p>
          </table:table-cell>
          <table:table-cell office:value-type="float" office:value="499.4" calcext:value-type="float">
            <text:p>499.4</text:p>
          </table:table-cell>
          <table:table-cell office:value-type="float" office:value="524.34" calcext:value-type="float">
            <text:p>524.34</text:p>
          </table:table-cell>
          <table:table-cell office:value-type="float" office:value="2206.36" calcext:value-type="float">
            <text:p>2206.36</text:p>
          </table:table-cell>
          <table:table-cell office:value-type="float" office:value="2561.26" calcext:value-type="float">
            <text:p>2561.26</text:p>
          </table:table-cell>
        </table:table-row>
        <table:table-row table:style-name="ro1">
          <table:table-cell office:value-type="float" office:value="15919344" calcext:value-type="float">
            <text:p>15919344</text:p>
          </table:table-cell>
          <table:table-cell table:formula="of:=[.A997]/1000/(60*60*24)" office:value-type="time" office:time-value="PT04H25M19.344S" calcext:value-type="time">
            <text:p>04:25:19</text:p>
          </table:table-cell>
          <table:table-cell office:value-type="float" office:value="1.05" calcext:value-type="float">
            <text:p>1.0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24.47" calcext:value-type="float">
            <text:p>524.47</text:p>
          </table:table-cell>
          <table:table-cell office:value-type="float" office:value="2208.58" calcext:value-type="float">
            <text:p>2208.58</text:p>
          </table:table-cell>
          <table:table-cell office:value-type="float" office:value="2563.59" calcext:value-type="float">
            <text:p>2563.59</text:p>
          </table:table-cell>
        </table:table-row>
        <table:table-row table:style-name="ro1">
          <table:table-cell office:value-type="float" office:value="15935343" calcext:value-type="float">
            <text:p>15935343</text:p>
          </table:table-cell>
          <table:table-cell table:formula="of:=[.A998]/1000/(60*60*24)" office:value-type="time" office:time-value="PT04H25M35.343S" calcext:value-type="time">
            <text:p>04:25:35</text:p>
          </table:table-cell>
          <table:table-cell office:value-type="float" office:value="1.05" calcext:value-type="float">
            <text:p>1.0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24.26" calcext:value-type="float">
            <text:p>524.26</text:p>
          </table:table-cell>
          <table:table-cell office:value-type="float" office:value="2210.8" calcext:value-type="float">
            <text:p>2210.8</text:p>
          </table:table-cell>
          <table:table-cell office:value-type="float" office:value="2565.92" calcext:value-type="float">
            <text:p>2565.92</text:p>
          </table:table-cell>
        </table:table-row>
        <table:table-row table:style-name="ro1">
          <table:table-cell office:value-type="float" office:value="15951343" calcext:value-type="float">
            <text:p>15951343</text:p>
          </table:table-cell>
          <table:table-cell table:formula="of:=[.A999]/1000/(60*60*24)" office:value-type="time" office:time-value="PT04H25M51.343S" calcext:value-type="time">
            <text:p>04:25:51</text:p>
          </table:table-cell>
          <table:table-cell office:value-type="float" office:value="1.05" calcext:value-type="float">
            <text:p>1.0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22.48" calcext:value-type="float">
            <text:p>522.48</text:p>
          </table:table-cell>
          <table:table-cell office:value-type="float" office:value="2213.02" calcext:value-type="float">
            <text:p>2213.02</text:p>
          </table:table-cell>
          <table:table-cell office:value-type="float" office:value="2568.25" calcext:value-type="float">
            <text:p>2568.25</text:p>
          </table:table-cell>
        </table:table-row>
        <table:table-row table:style-name="ro1">
          <table:table-cell office:value-type="float" office:value="15967343" calcext:value-type="float">
            <text:p>15967343</text:p>
          </table:table-cell>
          <table:table-cell table:formula="of:=[.A1000]/1000/(60*60*24)" office:value-type="time" office:time-value="PT04H26M07.343S" calcext:value-type="time">
            <text:p>04:26:07</text:p>
          </table:table-cell>
          <table:table-cell office:value-type="float" office:value="1.05" calcext:value-type="float">
            <text:p>1.05</text:p>
          </table:table-cell>
          <table:table-cell office:value-type="float" office:value="499.4" calcext:value-type="float">
            <text:p>499.4</text:p>
          </table:table-cell>
          <table:table-cell office:value-type="float" office:value="522.34" calcext:value-type="float">
            <text:p>522.34</text:p>
          </table:table-cell>
          <table:table-cell office:value-type="float" office:value="2215.24" calcext:value-type="float">
            <text:p>2215.24</text:p>
          </table:table-cell>
          <table:table-cell office:value-type="float" office:value="2570.57" calcext:value-type="float">
            <text:p>2570.57</text:p>
          </table:table-cell>
        </table:table-row>
        <table:table-row table:style-name="ro1">
          <table:table-cell office:value-type="float" office:value="15983343" calcext:value-type="float">
            <text:p>15983343</text:p>
          </table:table-cell>
          <table:table-cell table:formula="of:=[.A1001]/1000/(60*60*24)" office:value-type="time" office:time-value="PT04H26M23.343S" calcext:value-type="time">
            <text:p>04:26:23</text:p>
          </table:table-cell>
          <table:table-cell office:value-type="float" office:value="1.05" calcext:value-type="float">
            <text:p>1.05</text:p>
          </table:table-cell>
          <table:table-cell office:value-type="float" office:value="499.6" calcext:value-type="float">
            <text:p>499.6</text:p>
          </table:table-cell>
          <table:table-cell office:value-type="float" office:value="522.55" calcext:value-type="float">
            <text:p>522.55</text:p>
          </table:table-cell>
          <table:table-cell office:value-type="float" office:value="2217.46" calcext:value-type="float">
            <text:p>2217.46</text:p>
          </table:table-cell>
          <table:table-cell office:value-type="float" office:value="2572.89" calcext:value-type="float">
            <text:p>2572.89</text:p>
          </table:table-cell>
        </table:table-row>
        <table:table-row table:style-name="ro1">
          <table:table-cell office:value-type="float" office:value="15999343" calcext:value-type="float">
            <text:p>15999343</text:p>
          </table:table-cell>
          <table:table-cell table:formula="of:=[.A1002]/1000/(60*60*24)" office:value-type="time" office:time-value="PT04H26M39.343S" calcext:value-type="time">
            <text:p>04:26:39</text:p>
          </table:table-cell>
          <table:table-cell office:value-type="float" office:value="1.05" calcext:value-type="float">
            <text:p>1.05</text:p>
          </table:table-cell>
          <table:table-cell office:value-type="float" office:value="499.2" calcext:value-type="float">
            <text:p>499.2</text:p>
          </table:table-cell>
          <table:table-cell office:value-type="float" office:value="522.15" calcext:value-type="float">
            <text:p>522.15</text:p>
          </table:table-cell>
          <table:table-cell office:value-type="float" office:value="2219.68" calcext:value-type="float">
            <text:p>2219.68</text:p>
          </table:table-cell>
          <table:table-cell office:value-type="float" office:value="2575.21" calcext:value-type="float">
            <text:p>2575.21</text:p>
          </table:table-cell>
        </table:table-row>
        <table:table-row table:style-name="ro1">
          <table:table-cell office:value-type="float" office:value="16015343" calcext:value-type="float">
            <text:p>16015343</text:p>
          </table:table-cell>
          <table:table-cell table:formula="of:=[.A1003]/1000/(60*60*24)" office:value-type="time" office:time-value="PT04H26M55.343S" calcext:value-type="time">
            <text:p>04:26:55</text:p>
          </table:table-cell>
          <table:table-cell office:value-type="float" office:value="1.04" calcext:value-type="float">
            <text:p>1.0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20.47" calcext:value-type="float">
            <text:p>520.47</text:p>
          </table:table-cell>
          <table:table-cell office:value-type="float" office:value="2221.9" calcext:value-type="float">
            <text:p>2221.9</text:p>
          </table:table-cell>
          <table:table-cell office:value-type="float" office:value="2577.53" calcext:value-type="float">
            <text:p>2577.53</text:p>
          </table:table-cell>
        </table:table-row>
        <table:table-row table:style-name="ro1">
          <table:table-cell office:value-type="float" office:value="16031343" calcext:value-type="float">
            <text:p>16031343</text:p>
          </table:table-cell>
          <table:table-cell table:formula="of:=[.A1004]/1000/(60*60*24)" office:value-type="time" office:time-value="PT04H27M11.343S" calcext:value-type="time">
            <text:p>04:27:11</text:p>
          </table:table-cell>
          <table:table-cell office:value-type="float" office:value="1.04" calcext:value-type="float">
            <text:p>1.04</text:p>
          </table:table-cell>
          <table:table-cell office:value-type="float" office:value="499.4" calcext:value-type="float">
            <text:p>499.4</text:p>
          </table:table-cell>
          <table:table-cell office:value-type="float" office:value="520.35" calcext:value-type="float">
            <text:p>520.35</text:p>
          </table:table-cell>
          <table:table-cell office:value-type="float" office:value="2224.12" calcext:value-type="float">
            <text:p>2224.12</text:p>
          </table:table-cell>
          <table:table-cell office:value-type="float" office:value="2579.85" calcext:value-type="float">
            <text:p>2579.85</text:p>
          </table:table-cell>
        </table:table-row>
        <table:table-row table:style-name="ro1">
          <table:table-cell office:value-type="float" office:value="16047343" calcext:value-type="float">
            <text:p>16047343</text:p>
          </table:table-cell>
          <table:table-cell table:formula="of:=[.A1005]/1000/(60*60*24)" office:value-type="time" office:time-value="PT04H27M27.343S" calcext:value-type="time">
            <text:p>04:27:27</text:p>
          </table:table-cell>
          <table:table-cell office:value-type="float" office:value="1.04" calcext:value-type="float">
            <text:p>1.0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20.48" calcext:value-type="float">
            <text:p>520.48</text:p>
          </table:table-cell>
          <table:table-cell office:value-type="float" office:value="2226.34" calcext:value-type="float">
            <text:p>2226.34</text:p>
          </table:table-cell>
          <table:table-cell office:value-type="float" office:value="2582.16" calcext:value-type="float">
            <text:p>2582.16</text:p>
          </table:table-cell>
        </table:table-row>
        <table:table-row table:style-name="ro1">
          <table:table-cell office:value-type="float" office:value="16063343" calcext:value-type="float">
            <text:p>16063343</text:p>
          </table:table-cell>
          <table:table-cell table:formula="of:=[.A1006]/1000/(60*60*24)" office:value-type="time" office:time-value="PT04H27M43.343S" calcext:value-type="time">
            <text:p>04:27:43</text:p>
          </table:table-cell>
          <table:table-cell office:value-type="float" office:value="1.04" calcext:value-type="float">
            <text:p>1.04</text:p>
          </table:table-cell>
          <table:table-cell office:value-type="float" office:value="499.6" calcext:value-type="float">
            <text:p>499.6</text:p>
          </table:table-cell>
          <table:table-cell office:value-type="float" office:value="520.55" calcext:value-type="float">
            <text:p>520.55</text:p>
          </table:table-cell>
          <table:table-cell office:value-type="float" office:value="2228.56" calcext:value-type="float">
            <text:p>2228.56</text:p>
          </table:table-cell>
          <table:table-cell office:value-type="float" office:value="2584.47" calcext:value-type="float">
            <text:p>2584.47</text:p>
          </table:table-cell>
        </table:table-row>
        <table:table-row table:style-name="ro1">
          <table:table-cell office:value-type="float" office:value="16079344" calcext:value-type="float">
            <text:p>16079344</text:p>
          </table:table-cell>
          <table:table-cell table:formula="of:=[.A1007]/1000/(60*60*24)" office:value-type="time" office:time-value="PT04H27M59.344S" calcext:value-type="time">
            <text:p>04:27:59</text:p>
          </table:table-cell>
          <table:table-cell office:value-type="float" office:value="1.04" calcext:value-type="float">
            <text:p>1.0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18.48" calcext:value-type="float">
            <text:p>518.48</text:p>
          </table:table-cell>
          <table:table-cell office:value-type="float" office:value="2230.77" calcext:value-type="float">
            <text:p>2230.77</text:p>
          </table:table-cell>
          <table:table-cell office:value-type="float" office:value="2586.78" calcext:value-type="float">
            <text:p>2586.78</text:p>
          </table:table-cell>
        </table:table-row>
        <table:table-row table:style-name="ro1">
          <table:table-cell office:value-type="float" office:value="16095343" calcext:value-type="float">
            <text:p>16095343</text:p>
          </table:table-cell>
          <table:table-cell table:formula="of:=[.A1008]/1000/(60*60*24)" office:value-type="time" office:time-value="PT04H28M15.343S" calcext:value-type="time">
            <text:p>04:28:15</text:p>
          </table:table-cell>
          <table:table-cell office:value-type="float" office:value="1.04" calcext:value-type="float">
            <text:p>1.0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18.47" calcext:value-type="float">
            <text:p>518.47</text:p>
          </table:table-cell>
          <table:table-cell office:value-type="float" office:value="2232.99" calcext:value-type="float">
            <text:p>2232.99</text:p>
          </table:table-cell>
          <table:table-cell office:value-type="float" office:value="2589.08" calcext:value-type="float">
            <text:p>2589.08</text:p>
          </table:table-cell>
        </table:table-row>
        <table:table-row table:style-name="ro1">
          <table:table-cell office:value-type="float" office:value="16111343" calcext:value-type="float">
            <text:p>16111343</text:p>
          </table:table-cell>
          <table:table-cell table:formula="of:=[.A1009]/1000/(60*60*24)" office:value-type="time" office:time-value="PT04H28M31.343S" calcext:value-type="time">
            <text:p>04:28:31</text:p>
          </table:table-cell>
          <table:table-cell office:value-type="float" office:value="1.04" calcext:value-type="float">
            <text:p>1.04</text:p>
          </table:table-cell>
          <table:table-cell office:value-type="float" office:value="499.4" calcext:value-type="float">
            <text:p>499.4</text:p>
          </table:table-cell>
          <table:table-cell office:value-type="float" office:value="518.35" calcext:value-type="float">
            <text:p>518.35</text:p>
          </table:table-cell>
          <table:table-cell office:value-type="float" office:value="2235.21" calcext:value-type="float">
            <text:p>2235.21</text:p>
          </table:table-cell>
          <table:table-cell office:value-type="float" office:value="2591.39" calcext:value-type="float">
            <text:p>2591.39</text:p>
          </table:table-cell>
        </table:table-row>
        <table:table-row table:style-name="ro1">
          <table:table-cell office:value-type="float" office:value="16127343" calcext:value-type="float">
            <text:p>16127343</text:p>
          </table:table-cell>
          <table:table-cell table:formula="of:=[.A1010]/1000/(60*60*24)" office:value-type="time" office:time-value="PT04H28M47.343S" calcext:value-type="time">
            <text:p>04:28:47</text:p>
          </table:table-cell>
          <table:table-cell office:value-type="float" office:value="1.04" calcext:value-type="float">
            <text:p>1.04</text:p>
          </table:table-cell>
          <table:table-cell office:value-type="float" office:value="499.4" calcext:value-type="float">
            <text:p>499.4</text:p>
          </table:table-cell>
          <table:table-cell office:value-type="float" office:value="518.35" calcext:value-type="float">
            <text:p>518.35</text:p>
          </table:table-cell>
          <table:table-cell office:value-type="float" office:value="2237.43" calcext:value-type="float">
            <text:p>2237.43</text:p>
          </table:table-cell>
          <table:table-cell office:value-type="float" office:value="2593.69" calcext:value-type="float">
            <text:p>2593.69</text:p>
          </table:table-cell>
        </table:table-row>
        <table:table-row table:style-name="ro1">
          <table:table-cell office:value-type="float" office:value="16143343" calcext:value-type="float">
            <text:p>16143343</text:p>
          </table:table-cell>
          <table:table-cell table:formula="of:=[.A1011]/1000/(60*60*24)" office:value-type="time" office:time-value="PT04H29M03.343S" calcext:value-type="time">
            <text:p>04:29:03</text:p>
          </table:table-cell>
          <table:table-cell office:value-type="float" office:value="1.03" calcext:value-type="float">
            <text:p>1.0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16.47" calcext:value-type="float">
            <text:p>516.47</text:p>
          </table:table-cell>
          <table:table-cell office:value-type="float" office:value="2239.65" calcext:value-type="float">
            <text:p>2239.65</text:p>
          </table:table-cell>
          <table:table-cell office:value-type="float" office:value="2595.98" calcext:value-type="float">
            <text:p>2595.98</text:p>
          </table:table-cell>
        </table:table-row>
        <table:table-row table:style-name="ro1">
          <table:table-cell office:value-type="float" office:value="16159345" calcext:value-type="float">
            <text:p>16159345</text:p>
          </table:table-cell>
          <table:table-cell table:formula="of:=[.A1012]/1000/(60*60*24)" office:value-type="time" office:time-value="PT04H29M19.345S" calcext:value-type="time">
            <text:p>04:29:19</text:p>
          </table:table-cell>
          <table:table-cell office:value-type="float" office:value="1.03" calcext:value-type="float">
            <text:p>1.0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16.47" calcext:value-type="float">
            <text:p>516.47</text:p>
          </table:table-cell>
          <table:table-cell office:value-type="float" office:value="2241.87" calcext:value-type="float">
            <text:p>2241.87</text:p>
          </table:table-cell>
          <table:table-cell office:value-type="float" office:value="2598.28" calcext:value-type="float">
            <text:p>2598.28</text:p>
          </table:table-cell>
        </table:table-row>
        <table:table-row table:style-name="ro1">
          <table:table-cell office:value-type="float" office:value="16175344" calcext:value-type="float">
            <text:p>16175344</text:p>
          </table:table-cell>
          <table:table-cell table:formula="of:=[.A1013]/1000/(60*60*24)" office:value-type="time" office:time-value="PT04H29M35.344S" calcext:value-type="time">
            <text:p>04:29:35</text:p>
          </table:table-cell>
          <table:table-cell office:value-type="float" office:value="1.03" calcext:value-type="float">
            <text:p>1.03</text:p>
          </table:table-cell>
          <table:table-cell office:value-type="float" office:value="499.4" calcext:value-type="float">
            <text:p>499.4</text:p>
          </table:table-cell>
          <table:table-cell office:value-type="float" office:value="514.36" calcext:value-type="float">
            <text:p>514.36</text:p>
          </table:table-cell>
          <table:table-cell office:value-type="float" office:value="2244.09" calcext:value-type="float">
            <text:p>2244.09</text:p>
          </table:table-cell>
          <table:table-cell office:value-type="float" office:value="2600.57" calcext:value-type="float">
            <text:p>2600.57</text:p>
          </table:table-cell>
        </table:table-row>
        <table:table-row table:style-name="ro1">
          <table:table-cell office:value-type="float" office:value="16191344" calcext:value-type="float">
            <text:p>16191344</text:p>
          </table:table-cell>
          <table:table-cell table:formula="of:=[.A1014]/1000/(60*60*24)" office:value-type="time" office:time-value="PT04H29M51.344S" calcext:value-type="time">
            <text:p>04:29:51</text:p>
          </table:table-cell>
          <table:table-cell office:value-type="float" office:value="1.03" calcext:value-type="float">
            <text:p>1.03</text:p>
          </table:table-cell>
          <table:table-cell office:value-type="float" office:value="499.6" calcext:value-type="float">
            <text:p>499.6</text:p>
          </table:table-cell>
          <table:table-cell office:value-type="float" office:value="514.56" calcext:value-type="float">
            <text:p>514.56</text:p>
          </table:table-cell>
          <table:table-cell office:value-type="float" office:value="2246.31" calcext:value-type="float">
            <text:p>2246.31</text:p>
          </table:table-cell>
          <table:table-cell office:value-type="float" office:value="2602.85" calcext:value-type="float">
            <text:p>2602.85</text:p>
          </table:table-cell>
        </table:table-row>
        <table:table-row table:style-name="ro1">
          <table:table-cell office:value-type="float" office:value="16207343" calcext:value-type="float">
            <text:p>16207343</text:p>
          </table:table-cell>
          <table:table-cell table:formula="of:=[.A1015]/1000/(60*60*24)" office:value-type="time" office:time-value="PT04H30M07.343S" calcext:value-type="time">
            <text:p>04:30:07</text:p>
          </table:table-cell>
          <table:table-cell office:value-type="float" office:value="1.03" calcext:value-type="float">
            <text:p>1.03</text:p>
          </table:table-cell>
          <table:table-cell office:value-type="float" office:value="499.2" calcext:value-type="float">
            <text:p>499.2</text:p>
          </table:table-cell>
          <table:table-cell office:value-type="float" office:value="514.15" calcext:value-type="float">
            <text:p>514.15</text:p>
          </table:table-cell>
          <table:table-cell office:value-type="float" office:value="2248.53" calcext:value-type="float">
            <text:p>2248.53</text:p>
          </table:table-cell>
          <table:table-cell office:value-type="float" office:value="2605.14" calcext:value-type="float">
            <text:p>2605.14</text:p>
          </table:table-cell>
        </table:table-row>
        <table:table-row table:style-name="ro1">
          <table:table-cell office:value-type="float" office:value="16223343" calcext:value-type="float">
            <text:p>16223343</text:p>
          </table:table-cell>
          <table:table-cell table:formula="of:=[.A1016]/1000/(60*60*24)" office:value-type="time" office:time-value="PT04H30M23.343S" calcext:value-type="time">
            <text:p>04:30:23</text:p>
          </table:table-cell>
          <table:table-cell office:value-type="float" office:value="1.03" calcext:value-type="float">
            <text:p>1.0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12.28" calcext:value-type="float">
            <text:p>512.28</text:p>
          </table:table-cell>
          <table:table-cell office:value-type="float" office:value="2250.75" calcext:value-type="float">
            <text:p>2250.75</text:p>
          </table:table-cell>
          <table:table-cell office:value-type="float" office:value="2607.42" calcext:value-type="float">
            <text:p>2607.42</text:p>
          </table:table-cell>
        </table:table-row>
        <table:table-row table:style-name="ro1">
          <table:table-cell office:value-type="float" office:value="16239343" calcext:value-type="float">
            <text:p>16239343</text:p>
          </table:table-cell>
          <table:table-cell table:formula="of:=[.A1017]/1000/(60*60*24)" office:value-type="time" office:time-value="PT04H30M39.343S" calcext:value-type="time">
            <text:p>04:30:39</text:p>
          </table:table-cell>
          <table:table-cell office:value-type="float" office:value="1.03" calcext:value-type="float">
            <text:p>1.03</text:p>
          </table:table-cell>
          <table:table-cell office:value-type="float" office:value="499.6" calcext:value-type="float">
            <text:p>499.6</text:p>
          </table:table-cell>
          <table:table-cell office:value-type="float" office:value="512.56" calcext:value-type="float">
            <text:p>512.56</text:p>
          </table:table-cell>
          <table:table-cell office:value-type="float" office:value="2252.97" calcext:value-type="float">
            <text:p>2252.97</text:p>
          </table:table-cell>
          <table:table-cell office:value-type="float" office:value="2609.7" calcext:value-type="float">
            <text:p>2609.7</text:p>
          </table:table-cell>
        </table:table-row>
        <table:table-row table:style-name="ro1">
          <table:table-cell office:value-type="float" office:value="16255343" calcext:value-type="float">
            <text:p>16255343</text:p>
          </table:table-cell>
          <table:table-cell table:formula="of:=[.A1018]/1000/(60*60*24)" office:value-type="time" office:time-value="PT04H30M55.343S" calcext:value-type="time">
            <text:p>04:30:55</text:p>
          </table:table-cell>
          <table:table-cell office:value-type="float" office:value="1.03" calcext:value-type="float">
            <text:p>1.0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12.28" calcext:value-type="float">
            <text:p>512.28</text:p>
          </table:table-cell>
          <table:table-cell office:value-type="float" office:value="2255.19" calcext:value-type="float">
            <text:p>2255.19</text:p>
          </table:table-cell>
          <table:table-cell office:value-type="float" office:value="2611.97" calcext:value-type="float">
            <text:p>2611.97</text:p>
          </table:table-cell>
        </table:table-row>
        <table:table-row table:style-name="ro1">
          <table:table-cell office:value-type="float" office:value="16271345" calcext:value-type="float">
            <text:p>16271345</text:p>
          </table:table-cell>
          <table:table-cell table:formula="of:=[.A1019]/1000/(60*60*24)" office:value-type="time" office:time-value="PT04H31M11.345S" calcext:value-type="time">
            <text:p>04:31:11</text:p>
          </table:table-cell>
          <table:table-cell office:value-type="float" office:value="1.02" calcext:value-type="float">
            <text:p>1.02</text:p>
          </table:table-cell>
          <table:table-cell office:value-type="float" office:value="499.4" calcext:value-type="float">
            <text:p>499.4</text:p>
          </table:table-cell>
          <table:table-cell office:value-type="float" office:value="510.34" calcext:value-type="float">
            <text:p>510.34</text:p>
          </table:table-cell>
          <table:table-cell office:value-type="float" office:value="2257.41" calcext:value-type="float">
            <text:p>2257.41</text:p>
          </table:table-cell>
          <table:table-cell office:value-type="float" office:value="2614.24" calcext:value-type="float">
            <text:p>2614.24</text:p>
          </table:table-cell>
        </table:table-row>
        <table:table-row table:style-name="ro1">
          <table:table-cell office:value-type="float" office:value="16287343" calcext:value-type="float">
            <text:p>16287343</text:p>
          </table:table-cell>
          <table:table-cell table:formula="of:=[.A1020]/1000/(60*60*24)" office:value-type="time" office:time-value="PT04H31M27.343S" calcext:value-type="time">
            <text:p>04:31:27</text:p>
          </table:table-cell>
          <table:table-cell office:value-type="float" office:value="1.02" calcext:value-type="float">
            <text:p>1.02</text:p>
          </table:table-cell>
          <table:table-cell office:value-type="float" office:value="499.4" calcext:value-type="float">
            <text:p>499.4</text:p>
          </table:table-cell>
          <table:table-cell office:value-type="float" office:value="510.36" calcext:value-type="float">
            <text:p>510.36</text:p>
          </table:table-cell>
          <table:table-cell office:value-type="float" office:value="2259.63" calcext:value-type="float">
            <text:p>2259.63</text:p>
          </table:table-cell>
          <table:table-cell office:value-type="float" office:value="2616.51" calcext:value-type="float">
            <text:p>2616.51</text:p>
          </table:table-cell>
        </table:table-row>
        <table:table-row table:style-name="ro1">
          <table:table-cell office:value-type="float" office:value="16303343" calcext:value-type="float">
            <text:p>16303343</text:p>
          </table:table-cell>
          <table:table-cell table:formula="of:=[.A1021]/1000/(60*60*24)" office:value-type="time" office:time-value="PT04H31M43.343S" calcext:value-type="time">
            <text:p>04:31:43</text:p>
          </table:table-cell>
          <table:table-cell office:value-type="float" office:value="1.02" calcext:value-type="float">
            <text:p>1.0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08.47" calcext:value-type="float">
            <text:p>508.47</text:p>
          </table:table-cell>
          <table:table-cell office:value-type="float" office:value="2261.85" calcext:value-type="float">
            <text:p>2261.85</text:p>
          </table:table-cell>
          <table:table-cell office:value-type="float" office:value="2618.77" calcext:value-type="float">
            <text:p>2618.77</text:p>
          </table:table-cell>
        </table:table-row>
        <table:table-row table:style-name="ro1">
          <table:table-cell office:value-type="float" office:value="16319343" calcext:value-type="float">
            <text:p>16319343</text:p>
          </table:table-cell>
          <table:table-cell table:formula="of:=[.A1022]/1000/(60*60*24)" office:value-type="time" office:time-value="PT04H31M59.343S" calcext:value-type="time">
            <text:p>04:31:59</text:p>
          </table:table-cell>
          <table:table-cell office:value-type="float" office:value="1.01" calcext:value-type="float">
            <text:p>1.01</text:p>
          </table:table-cell>
          <table:table-cell office:value-type="float" office:value="499.2" calcext:value-type="float">
            <text:p>499.2</text:p>
          </table:table-cell>
          <table:table-cell office:value-type="float" office:value="506.16" calcext:value-type="float">
            <text:p>506.16</text:p>
          </table:table-cell>
          <table:table-cell office:value-type="float" office:value="2264.07" calcext:value-type="float">
            <text:p>2264.07</text:p>
          </table:table-cell>
          <table:table-cell office:value-type="float" office:value="2621.02" calcext:value-type="float">
            <text:p>2621.02</text:p>
          </table:table-cell>
        </table:table-row>
        <table:table-row table:style-name="ro1">
          <table:table-cell office:value-type="float" office:value="16335343" calcext:value-type="float">
            <text:p>16335343</text:p>
          </table:table-cell>
          <table:table-cell table:formula="of:=[.A1023]/1000/(60*60*24)" office:value-type="time" office:time-value="PT04H32M15.343S" calcext:value-type="time">
            <text:p>04:32:15</text:p>
          </table:table-cell>
          <table:table-cell office:value-type="float" office:value="1.01" calcext:value-type="float">
            <text:p>1.0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06.49" calcext:value-type="float">
            <text:p>506.49</text:p>
          </table:table-cell>
          <table:table-cell office:value-type="float" office:value="2266.29" calcext:value-type="float">
            <text:p>2266.29</text:p>
          </table:table-cell>
          <table:table-cell office:value-type="float" office:value="2623.28" calcext:value-type="float">
            <text:p>2623.28</text:p>
          </table:table-cell>
        </table:table-row>
        <table:table-row table:style-name="ro1">
          <table:table-cell office:value-type="float" office:value="16351344" calcext:value-type="float">
            <text:p>16351344</text:p>
          </table:table-cell>
          <table:table-cell table:formula="of:=[.A1024]/1000/(60*60*24)" office:value-type="time" office:time-value="PT04H32M31.344S" calcext:value-type="time">
            <text:p>04:32:31</text:p>
          </table:table-cell>
          <table:table-cell office:value-type="float" office:value="1.01" calcext:value-type="float">
            <text:p>1.0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04.29" calcext:value-type="float">
            <text:p>504.29</text:p>
          </table:table-cell>
          <table:table-cell office:value-type="float" office:value="2268.51" calcext:value-type="float">
            <text:p>2268.51</text:p>
          </table:table-cell>
          <table:table-cell office:value-type="float" office:value="2625.53" calcext:value-type="float">
            <text:p>2625.53</text:p>
          </table:table-cell>
        </table:table-row>
        <table:table-row table:style-name="ro1">
          <table:table-cell office:value-type="float" office:value="16367343" calcext:value-type="float">
            <text:p>16367343</text:p>
          </table:table-cell>
          <table:table-cell table:formula="of:=[.A1025]/1000/(60*60*24)" office:value-type="time" office:time-value="PT04H32M47.343S" calcext:value-type="time">
            <text:p>04:32:47</text:p>
          </table:table-cell>
          <table:table-cell office:value-type="float" office:value="1.01" calcext:value-type="float">
            <text:p>1.0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04.49" calcext:value-type="float">
            <text:p>504.49</text:p>
          </table:table-cell>
          <table:table-cell office:value-type="float" office:value="2270.73" calcext:value-type="float">
            <text:p>2270.73</text:p>
          </table:table-cell>
          <table:table-cell office:value-type="float" office:value="2627.77" calcext:value-type="float">
            <text:p>2627.77</text:p>
          </table:table-cell>
        </table:table-row>
        <table:table-row table:style-name="ro1">
          <table:table-cell office:value-type="float" office:value="16383343" calcext:value-type="float">
            <text:p>16383343</text:p>
          </table:table-cell>
          <table:table-cell table:formula="of:=[.A1026]/1000/(60*60*24)" office:value-type="time" office:time-value="PT04H33M03.343S" calcext:value-type="time">
            <text:p>04:33:03</text:p>
          </table:table-cell>
          <table:table-cell office:value-type="float" office:value="1" calcext:value-type="float">
            <text:p>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00.49" calcext:value-type="float">
            <text:p>500.49</text:p>
          </table:table-cell>
          <table:table-cell office:value-type="float" office:value="2272.95" calcext:value-type="float">
            <text:p>2272.95</text:p>
          </table:table-cell>
          <table:table-cell office:value-type="float" office:value="2630.01" calcext:value-type="float">
            <text:p>2630.01</text:p>
          </table:table-cell>
        </table:table-row>
        <table:table-row table:style-name="ro1">
          <table:table-cell office:value-type="float" office:value="16399343" calcext:value-type="float">
            <text:p>16399343</text:p>
          </table:table-cell>
          <table:table-cell table:formula="of:=[.A1027]/1000/(60*60*24)" office:value-type="time" office:time-value="PT04H33M19.343S" calcext:value-type="time">
            <text:p>04:33:19</text:p>
          </table:table-cell>
          <table:table-cell office:value-type="float" office:value="1.01" calcext:value-type="float">
            <text:p>1.0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02.28" calcext:value-type="float">
            <text:p>502.28</text:p>
          </table:table-cell>
          <table:table-cell office:value-type="float" office:value="2275.17" calcext:value-type="float">
            <text:p>2275.17</text:p>
          </table:table-cell>
          <table:table-cell office:value-type="float" office:value="2632.25" calcext:value-type="float">
            <text:p>2632.25</text:p>
          </table:table-cell>
        </table:table-row>
        <table:table-row table:style-name="ro1">
          <table:table-cell office:value-type="float" office:value="16415343" calcext:value-type="float">
            <text:p>16415343</text:p>
          </table:table-cell>
          <table:table-cell table:formula="of:=[.A1028]/1000/(60*60*24)" office:value-type="time" office:time-value="PT04H33M35.343S" calcext:value-type="time">
            <text:p>04:33:35</text:p>
          </table:table-cell>
          <table:table-cell office:value-type="float" office:value="1" calcext:value-type="float">
            <text:p>1</text:p>
          </table:table-cell>
          <table:table-cell office:value-type="float" office:value="499.6" calcext:value-type="float">
            <text:p>499.6</text:p>
          </table:table-cell>
          <table:table-cell office:value-type="float" office:value="500.56" calcext:value-type="float">
            <text:p>500.56</text:p>
          </table:table-cell>
          <table:table-cell office:value-type="float" office:value="2277.39" calcext:value-type="float">
            <text:p>2277.39</text:p>
          </table:table-cell>
          <table:table-cell office:value-type="float" office:value="2634.47" calcext:value-type="float">
            <text:p>2634.47</text:p>
          </table:table-cell>
        </table:table-row>
        <table:table-row table:style-name="ro1">
          <table:table-cell office:value-type="float" office:value="16418344" calcext:value-type="float">
            <text:p>16418344</text:p>
          </table:table-cell>
          <table:table-cell table:formula="of:=[.A1029]/1000/(60*60*24)" office:value-type="time" office:time-value="PT04H33M38.344S" calcext:value-type="time">
            <text:p>04:33:38</text:p>
          </table:table-cell>
          <table:table-cell office:value-type="float" office:value="1" calcext:value-type="float">
            <text:p>1</text:p>
          </table:table-cell>
          <table:table-cell office:value-type="float" office:value="499.4" calcext:value-type="float">
            <text:p>499.4</text:p>
          </table:table-cell>
          <table:table-cell office:value-type="float" office:value="498.37" calcext:value-type="float">
            <text:p>498.37</text:p>
          </table:table-cell>
          <table:table-cell office:value-type="float" office:value="2277.8" calcext:value-type="float">
            <text:p>2277.8</text:p>
          </table:table-cell>
          <table:table-cell office:value-type="float" office:value="2634.89" calcext:value-type="float">
            <text:p>2634.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7-01T11:23:11.336000000</dc:date>
    <meta:editing-duration>PT9M33S</meta:editing-duration>
    <meta:editing-cycles>2</meta:editing-cycles>
    <meta:generator>LibreOffice/6.4.4.2$Windows_X86_64 LibreOffice_project/3d775be2011f3886db32dfd395a6a6d1ca2630ff</meta:generator>
    <meta:document-statistic meta:table-count="1" meta:cell-count="7203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95" chart:maximum="1.3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013cm" svg:height="15.195cm" xlink:href=".." xlink:type="simple" chart:class="chart:line" chart:style-name="ch1">
        <chart:title svg:x="11.187cm" svg:y="0.439cm" chart:style-name="ch2">
          <text:p>Duracell AA @0.2C #1</text:p>
        </chart:title>
        <chart:legend chart:legend-position="end" svg:x="24.558cm" svg:y="7.298cm" style:legend-expansion="high" chart:style-name="ch3"/>
        <chart:plot-area chart:style-name="ch4" table:cell-range-address="LOGGER00.B1:LOGGER00.C1029" chart:data-source-has-labels="both" svg:x="0.54cm" svg:y="1.521cm" svg:width="23.478cm" svg:height="13.371cm">
          <chartooo:coordinate-region svg:x="1.452cm" svg:y="1.521cm" svg:width="22.566cm" svg:height="12.042cm"/>
          <chart:axis chart:dimension="x" chart:name="primary-x" chart:style-name="ch5" chartooo:axis-type="auto">
            <chartooo:date-scale/>
            <chart:categories table:cell-range-address="LOGGER00.B2:LOGGER00.B10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GGER00.C2:LOGGER00.C1029" chart:label-cell-address="LOGGER00.C1:LOGGER00.C1" chart:class="chart:line">
            <chart:data-point chart:repeated="10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tage</text:p>
                <draw:g>
                  <svg:desc>LOGGER00.C1:LOGGER00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OGGER00.B2:LOGGER00.B1029</svg:desc>
                </draw:g>
              </table:table-cell>
              <table:table-cell office:value-type="float" office:value="1.29">
                <text:p>1.29</text:p>
                <draw:g>
                  <svg:desc>LOGGER00.C2:LOGGER00.C1029</svg:desc>
                </draw:g>
              </table:table-cell>
            </table:table-row>
            <table:table-row>
              <table:table-cell office:value-type="float" office:value="0.000177592592592593">
                <text:p>0.00017759259259259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0362777777777778">
                <text:p>0.000362777777777778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0547962962962963">
                <text:p>0.00054796296296296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0733159722222222">
                <text:p>0.00073315972222222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0918333333333333">
                <text:p>0.00091833333333333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110351851851852">
                <text:p>0.0011035185185185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128871527777778">
                <text:p>0.0012887152777777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147388888888889">
                <text:p>0.0014738888888888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165907407407407">
                <text:p>0.0016590740740740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184427083333333">
                <text:p>0.0018442708333333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202944444444444">
                <text:p>0.0020294444444444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221462962962963">
                <text:p>0.002214629629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239982638888889">
                <text:p>0.0023998263888888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2585">
                <text:p>0.00258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277019675925926">
                <text:p>0.0027701967592592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295537037037037">
                <text:p>0.00295537037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314055555555556">
                <text:p>0.0031405555555555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332574074074074">
                <text:p>0.0033257407407407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35109375">
                <text:p>0.003510937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369611111111111">
                <text:p>0.0036961111111111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38812962962963">
                <text:p>0.0038812962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406648148148148">
                <text:p>0.0040664814814814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425166666666667">
                <text:p>0.0042516666666666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443685185185185">
                <text:p>0.0044368518518518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462203703703704">
                <text:p>0.0046220370370370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480722222222222">
                <text:p>0.00480722222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499240740740741">
                <text:p>0.00499240740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517759259259259">
                <text:p>0.00517759259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536277777777778">
                <text:p>0.0053627777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554796296296296">
                <text:p>0.00554796296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573314814814815">
                <text:p>0.00573314814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591833333333333">
                <text:p>0.00591833333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610351851851852">
                <text:p>0.00610351851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628871527777778">
                <text:p>0.00628871527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647388888888889">
                <text:p>0.00647388888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665907407407408">
                <text:p>0.0066590740740740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684425925925926">
                <text:p>0.00684425925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702944444444444">
                <text:p>0.00702944444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721462962962963">
                <text:p>0.0072146296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739981481481482">
                <text:p>0.0073998148148148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758501157407407">
                <text:p>0.00758501157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777018518518519">
                <text:p>0.00777018518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795537037037037">
                <text:p>0.0079553703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814055555555555">
                <text:p>0.0081405555555555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832575231481482">
                <text:p>0.0083257523148148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851092592592593">
                <text:p>0.00851092592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869611111111111">
                <text:p>0.00869611111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888130787037037">
                <text:p>0.0088813078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906646990740741">
                <text:p>0.00906646990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925167824074074">
                <text:p>0.00925167824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943685185185185">
                <text:p>0.00943685185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962204861111111">
                <text:p>0.00962204861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980722222222222">
                <text:p>0.0098072222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999240740740741">
                <text:p>0.00999240740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01775925925926">
                <text:p>0.0101775925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03627662037037">
                <text:p>0.0103627662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0547974537037">
                <text:p>0.010547974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07331481481481">
                <text:p>0.010733148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09183333333333">
                <text:p>0.010918333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11035069444444">
                <text:p>0.0111035069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12887152777778">
                <text:p>0.0112887152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14738888888889">
                <text:p>0.011473888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16590740740741">
                <text:p>0.011659074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18442708333333">
                <text:p>0.011844270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20294560185185">
                <text:p>0.0120294560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22146296296296">
                <text:p>0.012214629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23998148148148">
                <text:p>0.012399814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25850115740741">
                <text:p>0.0125850115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27701851851852">
                <text:p>0.012770185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29553819444444">
                <text:p>0.0129553819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31405555555556">
                <text:p>0.013140555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33257407407407">
                <text:p>0.0133257407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35109259259259">
                <text:p>0.013510925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36961111111111">
                <text:p>0.013696111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38812847222222">
                <text:p>0.0138812847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40664814814815">
                <text:p>0.014066481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42516666666667">
                <text:p>0.0142516666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44368634259259">
                <text:p>0.0144368634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46220486111111">
                <text:p>0.0146220486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48072222222222">
                <text:p>0.014807222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49924074074074">
                <text:p>0.014992407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51775810185185">
                <text:p>0.0151775810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53627777777778">
                <text:p>0.015362777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55479513888889">
                <text:p>0.0155479513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57331481481481">
                <text:p>0.0157331481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59183217592593">
                <text:p>0.0159183217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61035300925926">
                <text:p>0.0161035300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62887152777778">
                <text:p>0.0162887152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6473900462963">
                <text:p>0.016473900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66590740740741">
                <text:p>0.016659074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68442592592593">
                <text:p>0.016844259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70294328703704">
                <text:p>0.0170294328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72146296296296">
                <text:p>0.017214629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73998263888889">
                <text:p>0.0173998263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7585">
                <text:p>0.0175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77701851851852">
                <text:p>0.0177701851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79553587962963">
                <text:p>0.017955358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81405439814815">
                <text:p>0.0181405439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83257523148148">
                <text:p>0.0183257523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85109259259259">
                <text:p>0.018510925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86961111111111">
                <text:p>0.018696111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88812847222222">
                <text:p>0.0188812847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90664699074074">
                <text:p>0.0190664699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92516666666667">
                <text:p>0.019251666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94368634259259">
                <text:p>0.0194368634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9622037037037">
                <text:p>0.01962203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98072222222222">
                <text:p>0.019807222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99923958333333">
                <text:p>0.0199923958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01776041666667">
                <text:p>0.0201776041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03627662037037">
                <text:p>0.020362766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05479513888889">
                <text:p>0.0205479513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07331365740741">
                <text:p>0.0207331365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09183449074074">
                <text:p>0.020918344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11035069444444">
                <text:p>0.0211035069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12886921296296">
                <text:p>0.0212886921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14738888888889">
                <text:p>0.021473888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16590625">
                <text:p>0.02165906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18442592592593">
                <text:p>0.021844259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20294560185185">
                <text:p>0.0220294560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22146296296296">
                <text:p>0.022214629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23998148148148">
                <text:p>0.022399814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25850115740741">
                <text:p>0.0225850115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27701851851852">
                <text:p>0.0227701851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29553819444444">
                <text:p>0.0229553819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31405555555556">
                <text:p>0.0231405555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33257407407407">
                <text:p>0.023325740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35109375">
                <text:p>0.02351093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36961111111111">
                <text:p>0.023696111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38812847222222">
                <text:p>0.0238812847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40664930555556">
                <text:p>0.0240664930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42516782407407">
                <text:p>0.0242516782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44368402777778">
                <text:p>0.0244368402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46220486111111">
                <text:p>0.0246220486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48072337962963">
                <text:p>0.024807233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49923958333333">
                <text:p>0.0249923958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51775925925926">
                <text:p>0.0251775925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53627662037037">
                <text:p>0.025362766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5547962962963">
                <text:p>0.02554796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57331365740741">
                <text:p>0.0257331365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59183217592593">
                <text:p>0.0259183217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61035069444444">
                <text:p>0.0261035069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62886921296296">
                <text:p>0.0262886921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64738888888889">
                <text:p>0.0264738888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66590740740741">
                <text:p>0.0266590740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68442592592593">
                <text:p>0.0268442592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70294328703704">
                <text:p>0.0270294328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72146296296296">
                <text:p>0.0272146296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73998263888889">
                <text:p>0.0273998263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7585">
                <text:p>0.0275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77701851851852">
                <text:p>0.0277701851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79553587962963">
                <text:p>0.027955358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81405555555556">
                <text:p>0.0281405555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83257407407407">
                <text:p>0.0283257407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85109259259259">
                <text:p>0.0285109259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86961226851852">
                <text:p>0.0286961226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88812962962963">
                <text:p>0.028881296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90664699074074">
                <text:p>0.0290664699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92516666666667">
                <text:p>0.0292516666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94368402777778">
                <text:p>0.0294368402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9622037037037">
                <text:p>0.02962203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98072337962963">
                <text:p>0.029807233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99924074074074">
                <text:p>0.0299924074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01775925925926">
                <text:p>0.0301775925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03627777777778">
                <text:p>0.0303627777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0547974537037">
                <text:p>0.030547974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07331481481481">
                <text:p>0.0307331481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09183217592593">
                <text:p>0.0309183217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11035185185185">
                <text:p>0.0311035185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12887037037037">
                <text:p>0.031288703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14738888888889">
                <text:p>0.0314738888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16590856481481">
                <text:p>0.0316590856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18442708333333">
                <text:p>0.0318442708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20294444444444">
                <text:p>0.0320294444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22146180555556">
                <text:p>0.0322146180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23998263888889">
                <text:p>0.0323998263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25850115740741">
                <text:p>0.0325850115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27701851851852">
                <text:p>0.0327701851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29553819444444">
                <text:p>0.0329553819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31405555555556">
                <text:p>0.0331405555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33257291666667">
                <text:p>0.0333257291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35109259259259">
                <text:p>0.0335109259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36961111111111">
                <text:p>0.0336961111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38812847222222">
                <text:p>0.0338812847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40664930555556">
                <text:p>0.0340664930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42516550925926">
                <text:p>0.0342516550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44368518518518">
                <text:p>0.03443685185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4622037037037">
                <text:p>0.03462203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48072106481481">
                <text:p>0.0348072106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49924074074074">
                <text:p>0.0349924074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51775810185185">
                <text:p>0.0351775810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53627777777778">
                <text:p>0.0353627777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5547962962963">
                <text:p>0.03554796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57331597222222">
                <text:p>0.0357331597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59183333333333">
                <text:p>0.0359183333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61035069444444">
                <text:p>0.0361035069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62887152777778">
                <text:p>0.0362887152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64738888888889">
                <text:p>0.0364738888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66590740740741">
                <text:p>0.0366590740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68442592592593">
                <text:p>0.0368442592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70294560185185">
                <text:p>0.0370294560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72146296296296">
                <text:p>0.0372146296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73998148148148">
                <text:p>0.0373998148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7585">
                <text:p>0.0375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77701736111111">
                <text:p>0.0377701736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79553819444444">
                <text:p>0.0379553819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81405555555556">
                <text:p>0.0381405555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83257523148148">
                <text:p>0.0383257523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85109259259259">
                <text:p>0.0385109259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86961111111111">
                <text:p>0.0386961111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88812962962963">
                <text:p>0.038881296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90664814814815">
                <text:p>0.0390664814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92516550925926">
                <text:p>0.0392516550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94368402777778">
                <text:p>0.0394368402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9622037037037">
                <text:p>0.039622037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98072222222222">
                <text:p>0.0398072222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99923958333333">
                <text:p>0.0399923958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01776041666667">
                <text:p>0.0401776041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03627777777778">
                <text:p>0.0403627777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0547974537037">
                <text:p>0.040547974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07331481481481">
                <text:p>0.0407331481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09183217592593">
                <text:p>0.0409183217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11035300925926">
                <text:p>0.0411035300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12886921296296">
                <text:p>0.0412886921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1473900462963">
                <text:p>0.041473900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16590740740741">
                <text:p>0.0416590740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18442592592593">
                <text:p>0.0418442592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20294444444444">
                <text:p>0.0420294444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22146412037037">
                <text:p>0.042214641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23998148148148">
                <text:p>0.0423998148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2585">
                <text:p>0.0425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27701851851852">
                <text:p>0.0427701851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29553703703704">
                <text:p>0.0429553703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31405671296296">
                <text:p>0.0431405671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33257407407407">
                <text:p>0.0433257407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35109375">
                <text:p>0.04351093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3696099537037">
                <text:p>0.043696099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38812962962963">
                <text:p>0.043881296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40664814814815">
                <text:p>0.0440664814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42516550925926">
                <text:p>0.0442516550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44368402777778">
                <text:p>0.0444368402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4622037037037">
                <text:p>0.044622037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48072222222222">
                <text:p>0.0448072222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49924189814815">
                <text:p>0.0449924189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51776041666667">
                <text:p>0.0451776041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53627777777778">
                <text:p>0.0453627777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5547962962963">
                <text:p>0.04554796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57331365740741">
                <text:p>0.0457331365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59183217592593">
                <text:p>0.0459183217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61035185185185">
                <text:p>0.0461035185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62887152777778">
                <text:p>0.0462887152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6473900462963">
                <text:p>0.046473900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66590740740741">
                <text:p>0.0466590740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68442592592593">
                <text:p>0.0468442592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70294444444444">
                <text:p>0.0470294444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72146412037037">
                <text:p>0.047214641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73998032407407">
                <text:p>0.0473998032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7585">
                <text:p>0.0475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77701851851852">
                <text:p>0.0477701851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79553703703704">
                <text:p>0.0479553703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81405671296296">
                <text:p>0.0481405671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83257407407407">
                <text:p>0.0483257407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85109143518519">
                <text:p>0.04851091435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86961111111111">
                <text:p>0.0486961111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88813078703704">
                <text:p>0.0488813078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90664814814815">
                <text:p>0.0490664814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92516666666667">
                <text:p>0.0492516666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94368518518519">
                <text:p>0.04943685185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9622037037037">
                <text:p>0.049622037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98072222222222">
                <text:p>0.0498072222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99924074074074">
                <text:p>0.0499924074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01775925925926">
                <text:p>0.0501775925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03627777777778">
                <text:p>0.0503627777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0547974537037">
                <text:p>0.050547974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07331365740741">
                <text:p>0.0507331365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09183333333333">
                <text:p>0.0509183333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11035185185185">
                <text:p>0.0511035185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12887037037037">
                <text:p>0.0512887037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14738888888889">
                <text:p>0.0514738888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16590740740741">
                <text:p>0.0516590740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18442592592593">
                <text:p>0.0518442592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20294444444444">
                <text:p>0.0520294444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22146296296296">
                <text:p>0.0522146296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23998148148148">
                <text:p>0.0523998148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2585">
                <text:p>0.0525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27701851851852">
                <text:p>0.0527701851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29553703703704">
                <text:p>0.0529553703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31405555555556">
                <text:p>0.0531405555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33257407407407">
                <text:p>0.0533257407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35109259259259">
                <text:p>0.0535109259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36961226851852">
                <text:p>0.0536961226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38812962962963">
                <text:p>0.053881296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40664814814815">
                <text:p>0.0540664814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42516782407407">
                <text:p>0.0542516782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44368518518519">
                <text:p>0.05443685185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4622037037037">
                <text:p>0.054622037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48072222222222">
                <text:p>0.0548072222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49924074074074">
                <text:p>0.0549924074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51775925925926">
                <text:p>0.0551775925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53627662037037">
                <text:p>0.055362766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5547974537037">
                <text:p>0.055547974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57331481481481">
                <text:p>0.0557331481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59183449074074">
                <text:p>0.0559183449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61035185185185">
                <text:p>0.0561035185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62887037037037">
                <text:p>0.0562887037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64738888888889">
                <text:p>0.0564738888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66590740740741">
                <text:p>0.0566590740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68442476851852">
                <text:p>0.0568442476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70294560185185">
                <text:p>0.0570294560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72146296296296">
                <text:p>0.0572146296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73998148148148">
                <text:p>0.0573998148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7585">
                <text:p>0.0575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77701851851852">
                <text:p>0.0577701851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79553703703704">
                <text:p>0.0579553703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81405439814815">
                <text:p>0.0581405439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83257291666667">
                <text:p>0.0583257291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85109259259259">
                <text:p>0.0585109259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86961111111111">
                <text:p>0.0586961111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88812962962963">
                <text:p>0.058881296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90664699074074">
                <text:p>0.0590664699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92516666666667">
                <text:p>0.0592516666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94368518518519">
                <text:p>0.05943685185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9622037037037">
                <text:p>0.059622037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98072222222222">
                <text:p>0.0598072222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99924074074074">
                <text:p>0.0599924074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01775925925926">
                <text:p>0.0601775925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03627777777778">
                <text:p>0.0603627777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0547962962963">
                <text:p>0.06054796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07331481481481">
                <text:p>0.0607331481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09183333333333">
                <text:p>0.0609183333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11035185185185">
                <text:p>0.0611035185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12886921296296">
                <text:p>0.0612886921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1473900462963">
                <text:p>0.061473900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16590740740741">
                <text:p>0.0616590740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18442592592593">
                <text:p>0.0618442592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20294444444444">
                <text:p>0.0620294444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22146412037037">
                <text:p>0.062214641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23998148148148">
                <text:p>0.0623998148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2585">
                <text:p>0.0625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27701851851852">
                <text:p>0.0627701851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29553819444444">
                <text:p>0.0629553819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31405555555556">
                <text:p>0.0631405555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33257407407407">
                <text:p>0.0633257407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35109259259259">
                <text:p>0.0635109259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36961111111111">
                <text:p>0.0636961111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38812962962963">
                <text:p>0.063881296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40664814814815">
                <text:p>0.0640664814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42516550925926">
                <text:p>0.0642516550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44368518518519">
                <text:p>0.06443685185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4622037037037">
                <text:p>0.064622037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48072222222222">
                <text:p>0.0648072222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49924189814815">
                <text:p>0.0649924189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51775925925926">
                <text:p>0.0651775925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53627777777778">
                <text:p>0.0653627777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5547962962963">
                <text:p>0.06554796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57331597222222">
                <text:p>0.0657331597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59183217592593">
                <text:p>0.0659183217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61035300925926">
                <text:p>0.0661035300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62887152777778">
                <text:p>0.0662887152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64738888888889">
                <text:p>0.0664738888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66590740740741">
                <text:p>0.0666590740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68442592592593">
                <text:p>0.0668442592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70294444444444">
                <text:p>0.0670294444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72146180555556">
                <text:p>0.0672146180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73998148148148">
                <text:p>0.0673998148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7585">
                <text:p>0.0675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77701851851852">
                <text:p>0.0677701851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79553703703704">
                <text:p>0.0679553703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81405671296296">
                <text:p>0.0681405671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83257407407407">
                <text:p>0.0683257407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85109375">
                <text:p>0.06851093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86961226851852">
                <text:p>0.0686961226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88812962962963">
                <text:p>0.068881296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90664814814815">
                <text:p>0.0690664814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92516666666667">
                <text:p>0.0692516666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94368518518519">
                <text:p>0.06943685185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9622025462963">
                <text:p>0.069622025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698072337962963">
                <text:p>0.069807233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99923958333333">
                <text:p>0.0699923958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701775925925926">
                <text:p>0.0701775925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703627893518518">
                <text:p>0.070362789351851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0547974537037">
                <text:p>0.070547974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707331481481481">
                <text:p>0.0707331481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09183449074074">
                <text:p>0.0709183449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711035069444444">
                <text:p>0.0711035069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12886921296296">
                <text:p>0.0712886921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14738773148148">
                <text:p>0.0714738773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716590856481482">
                <text:p>0.071659085648148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18442592592593">
                <text:p>0.0718442592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720294328703704">
                <text:p>0.0720294328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22146180555556">
                <text:p>0.0722146180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23998032407407">
                <text:p>0.0723998032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725850115740741">
                <text:p>0.0725850115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727701851851852">
                <text:p>0.0727701851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29553703703704">
                <text:p>0.0729553703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31405671296296">
                <text:p>0.0731405671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33257523148148">
                <text:p>0.0733257523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35109259259259">
                <text:p>0.0735109259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36961111111111">
                <text:p>0.0736961111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738812847222222">
                <text:p>0.0738812847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740664814814815">
                <text:p>0.0740664814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42516666666667">
                <text:p>0.0742516666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744368402777778">
                <text:p>0.0744368402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746220486111111">
                <text:p>0.0746220486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48072337962963">
                <text:p>0.074807233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49924189814815">
                <text:p>0.0749924189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751775810185185">
                <text:p>0.0751775810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53627893518519">
                <text:p>0.0753627893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55479513888889">
                <text:p>0.0755479513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57331365740741">
                <text:p>0.0757331365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59183217592593">
                <text:p>0.0759183217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61035069444444">
                <text:p>0.0761035069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62887152777778">
                <text:p>0.0762887152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64738773148148">
                <text:p>0.0764738773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766590856481481">
                <text:p>0.0766590856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68442476851852">
                <text:p>0.0768442476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70294328703704">
                <text:p>0.0770294328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772146412037037">
                <text:p>0.077214641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73998148148148">
                <text:p>0.0773998148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75849884259259">
                <text:p>0.0775849884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77701736111111">
                <text:p>0.0777701736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79553703703704">
                <text:p>0.0779553703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81405671296296">
                <text:p>0.0781405671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83257291666667">
                <text:p>0.0783257291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85109259259259">
                <text:p>0.0785109259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86961226851852">
                <text:p>0.0786961226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88812847222222">
                <text:p>0.0788812847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90664699074074">
                <text:p>0.0790664699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92516782407407">
                <text:p>0.0792516782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94368634259259">
                <text:p>0.0794368634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9622025462963">
                <text:p>0.079622025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98072337962963">
                <text:p>0.079807233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99924189814815">
                <text:p>0.0799924189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01775810185185">
                <text:p>0.0801775810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03627893518519">
                <text:p>0.0803627893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0547974537037">
                <text:p>0.080547974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07331365740741">
                <text:p>0.0807331365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09183333333333">
                <text:p>0.0809183333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11035069444444">
                <text:p>0.0811035069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12887037037037">
                <text:p>0.081288703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14738888888889">
                <text:p>0.0814738888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16590740740741">
                <text:p>0.0816590740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18442476851852">
                <text:p>0.0818442476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20294328703704">
                <text:p>0.0820294328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22146180555555">
                <text:p>0.082214618055555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23998148148148">
                <text:p>0.0823998148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25850115740741">
                <text:p>0.0825850115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27701851851852">
                <text:p>0.0827701851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29553587962963">
                <text:p>0.082955358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31405439814815">
                <text:p>0.0831405439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33257407407407">
                <text:p>0.0833257407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35109259259259">
                <text:p>0.0835109259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3696099537037">
                <text:p>0.083696099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38813078703704">
                <text:p>0.0838813078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40664699074074">
                <text:p>0.0840664699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42516782407408">
                <text:p>0.084251678240740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44368402777778">
                <text:p>0.0844368402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4622025462963">
                <text:p>0.084622025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48072337962963">
                <text:p>0.084807233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49924189814815">
                <text:p>0.0849924189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51775810185185">
                <text:p>0.0851775810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53627662037037">
                <text:p>0.085362766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55479513888889">
                <text:p>0.0855479513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57331365740741">
                <text:p>0.0857331365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59183217592593">
                <text:p>0.0859183217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61035069444445">
                <text:p>0.086103506944444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62886921296296">
                <text:p>0.0862886921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64738773148148">
                <text:p>0.0864738773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66590856481482">
                <text:p>0.086659085648148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68442592592593">
                <text:p>0.0868442592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70294328703704">
                <text:p>0.0870294328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72146180555555">
                <text:p>0.087214618055555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73998263888889">
                <text:p>0.0873998263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75850115740741">
                <text:p>0.0875850115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77701736111111">
                <text:p>0.0877701736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79553587962963">
                <text:p>0.087955358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81405439814815">
                <text:p>0.0881405439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83257407407407">
                <text:p>0.0883257407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85109143518518">
                <text:p>0.088510914351851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8696099537037">
                <text:p>0.088696099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88813078703704">
                <text:p>0.0888813078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90664699074074">
                <text:p>0.0890664699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92516550925926">
                <text:p>0.0892516550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94368402777778">
                <text:p>0.0894368402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9622025462963">
                <text:p>0.089622025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98072337962963">
                <text:p>0.089807233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99923958333333">
                <text:p>0.0899923958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01775810185185">
                <text:p>0.0901775810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03627662037037">
                <text:p>0.090362766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0547974537037">
                <text:p>0.090547974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07331365740741">
                <text:p>0.0907331365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09183217592593">
                <text:p>0.0909183217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11035069444444">
                <text:p>0.0911035069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12887152777778">
                <text:p>0.0912887152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1473900462963">
                <text:p>0.091473900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16590625">
                <text:p>0.09165906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18442476851852">
                <text:p>0.0918442476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20294560185185">
                <text:p>0.0920294560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22146180555556">
                <text:p>0.0922146180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23998148148148">
                <text:p>0.0923998148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25850115740741">
                <text:p>0.0925850115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27701967592593">
                <text:p>0.0927701967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29553587962963">
                <text:p>0.092955358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31405439814815">
                <text:p>0.0931405439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33257407407407">
                <text:p>0.0933257407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35109375">
                <text:p>0.09351093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3696099537037">
                <text:p>0.093696099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38813078703704">
                <text:p>0.0938813078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40664699074074">
                <text:p>0.0940664699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42516782407407">
                <text:p>0.0942516782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44368634259259">
                <text:p>0.0944368634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46220486111111">
                <text:p>0.0946220486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48072337962963">
                <text:p>0.094807233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49924189814815">
                <text:p>0.0949924189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51776041666667">
                <text:p>0.0951776041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53627662037037">
                <text:p>0.095362766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55479513888889">
                <text:p>0.0955479513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57331597222222">
                <text:p>0.0957331597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59183217592593">
                <text:p>0.0959183217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61035300925926">
                <text:p>0.0961035300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62886921296296">
                <text:p>0.0962886921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64738773148148">
                <text:p>0.0964738773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66590856481481">
                <text:p>0.0966590856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68442476851852">
                <text:p>0.0968442476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70294328703704">
                <text:p>0.0970294328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72146180555556">
                <text:p>0.0972146180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73998032407408">
                <text:p>0.097399803240740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7585">
                <text:p>0.0975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77701736111111">
                <text:p>0.0977701736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79553587962963">
                <text:p>0.097955358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81405439814815">
                <text:p>0.0981405439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83257291666667">
                <text:p>0.0983257291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85109143518519">
                <text:p>0.0985109143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86960995370371">
                <text:p>0.098696099537037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88813078703704">
                <text:p>0.0988813078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90664699074074">
                <text:p>0.0990664699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92516666666667">
                <text:p>0.0992516666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94368518518519">
                <text:p>0.0994368518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96220486111111">
                <text:p>0.0996220486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98072106481482">
                <text:p>0.099807210648148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99923958333334">
                <text:p>0.099992395833333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0177581018519">
                <text:p>0.1001775810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0362766203704">
                <text:p>0.1003627662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0547951388889">
                <text:p>0.1005479513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0733136574074">
                <text:p>0.1007331365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0918321759259">
                <text:p>0.1009183217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1103518518519">
                <text:p>0.101103518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1288715277778">
                <text:p>0.1012887152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1473877314815">
                <text:p>0.1014738773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16590625">
                <text:p>0.10165906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1844247685185">
                <text:p>0.1018442476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2029456018519">
                <text:p>0.1020294560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2214618055556">
                <text:p>0.1022146180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2399803240741">
                <text:p>0.1023998032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2584988425926">
                <text:p>0.1025849884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2770173611111">
                <text:p>0.1027701736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2955381944444">
                <text:p>0.1029553819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3140543981482">
                <text:p>0.10314054398148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3325729166667">
                <text:p>0.1033257291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35109375">
                <text:p>0.10351093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3696099537037">
                <text:p>0.103696099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3881284722222">
                <text:p>0.1038812847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4066469907407">
                <text:p>0.1040664699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4251655092593">
                <text:p>0.1042516550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4436840277778">
                <text:p>0.1044368402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4622025462963">
                <text:p>0.104622025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4807222222222">
                <text:p>0.104807222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4992407407407">
                <text:p>0.104992407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5177581018519">
                <text:p>0.1051775810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5362789351852">
                <text:p>0.1053627893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5547951388889">
                <text:p>0.1055479513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5733136574074">
                <text:p>0.1057331365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5918321759259">
                <text:p>0.1059183217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6103506944444">
                <text:p>0.1061035069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628869212963">
                <text:p>0.1062886921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6473877314815">
                <text:p>0.1064738773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66590625">
                <text:p>0.10665906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6844247685185">
                <text:p>0.1068442476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702943287037">
                <text:p>0.1070294328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7214618055556">
                <text:p>0.1072146180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7399826388889">
                <text:p>0.1073998263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7584988425926">
                <text:p>0.1075849884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7770173611111">
                <text:p>0.1077701736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795537037037">
                <text:p>0.10795537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814056712963">
                <text:p>0.1081405671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8325729166667">
                <text:p>0.1083257291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8510914351852">
                <text:p>0.1085109143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8696099537037">
                <text:p>0.108696099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8881284722222">
                <text:p>0.1088812847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9066469907407">
                <text:p>0.1090664699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9251655092593">
                <text:p>0.1092516550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9436840277778">
                <text:p>0.1094368402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9622025462963">
                <text:p>0.109622025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9807233796296">
                <text:p>0.1098072337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9992395833333">
                <text:p>0.1099923958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0177581018519">
                <text:p>0.1101775810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0362789351852">
                <text:p>0.1103627893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0547951388889">
                <text:p>0.1105479513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0733136574074">
                <text:p>0.1107331365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0918321759259">
                <text:p>0.1109183217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1103506944444">
                <text:p>0.1111035069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128869212963">
                <text:p>0.1112886921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1473877314815">
                <text:p>0.1114738773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16590625">
                <text:p>0.11165906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1844259259259">
                <text:p>0.111844259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202943287037">
                <text:p>0.1120294328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221462962963">
                <text:p>0.1122146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2399803240741">
                <text:p>0.1123998032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2585011574074">
                <text:p>0.1125850115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2770173611111">
                <text:p>0.1127701736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2955358796296">
                <text:p>0.1129553587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3140543981481">
                <text:p>0.1131405439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3325729166667">
                <text:p>0.1133257291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3510914351852">
                <text:p>0.1135109143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3696099537037">
                <text:p>0.113696099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3881284722222">
                <text:p>0.1138812847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4066469907407">
                <text:p>0.1140664699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4251655092593">
                <text:p>0.1142516550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4436851851852">
                <text:p>0.114436851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4622025462963">
                <text:p>0.114622025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4807233796296">
                <text:p>0.1148072337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4992418981481">
                <text:p>0.1149924189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5177592592593">
                <text:p>0.115177592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5362766203704">
                <text:p>0.1153627662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5547951388889">
                <text:p>0.1155479513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5733136574074">
                <text:p>0.1157331365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5918321759259">
                <text:p>0.1159183217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6103530092593">
                <text:p>0.1161035300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6288715277778">
                <text:p>0.1162887152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6473900462963">
                <text:p>0.1164739004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6659074074074">
                <text:p>0.116659074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6844247685185">
                <text:p>0.1168442476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7029444444444">
                <text:p>0.117029444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7214618055556">
                <text:p>0.1172146180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7399826388889">
                <text:p>0.1173998263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7584988425926">
                <text:p>0.1175849884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7770196759259">
                <text:p>0.1177701967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7955358796296">
                <text:p>0.1179553587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8140543981481">
                <text:p>0.1181405439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8325729166667">
                <text:p>0.1183257291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8510914351852">
                <text:p>0.1185109143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8696099537037">
                <text:p>0.118696099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888130787037">
                <text:p>0.1188813078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9066493055556">
                <text:p>0.1190664930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9251678240741">
                <text:p>0.1192516782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9436863425926">
                <text:p>0.1194368634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9622025462963">
                <text:p>0.1196220254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9807210648148">
                <text:p>0.1198072106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9992395833333">
                <text:p>0.1199923958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20177581018519">
                <text:p>0.12017758101851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0362766203704">
                <text:p>0.1203627662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20547951388889">
                <text:p>0.1205479513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0733136574074">
                <text:p>0.1207331365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0918321759259">
                <text:p>0.1209183217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1103506944444">
                <text:p>0.1211035069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1288715277778">
                <text:p>0.1212887152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1473888888889">
                <text:p>0.1214738888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1659085648148">
                <text:p>0.1216590856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1844247685185">
                <text:p>0.1218442476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202943287037">
                <text:p>0.1220294328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2214618055556">
                <text:p>0.1222146180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2399803240741">
                <text:p>0.1223998032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2585011574074">
                <text:p>0.1225850115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2770173611111">
                <text:p>0.1227701736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2955358796296">
                <text:p>0.1229553587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314056712963">
                <text:p>0.1231405671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3325729166667">
                <text:p>0.1233257291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3510914351852">
                <text:p>0.1235109143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3696099537037">
                <text:p>0.1236960995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3881284722222">
                <text:p>0.1238812847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4066493055556">
                <text:p>0.1240664930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4251678240741">
                <text:p>0.1242516782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4436840277778">
                <text:p>0.1244368402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4622048611111">
                <text:p>0.1246220486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4807233796296">
                <text:p>0.1248072337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4992395833333">
                <text:p>0.1249923958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5177604166667">
                <text:p>0.1251776041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5362766203704">
                <text:p>0.1253627662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5547951388889">
                <text:p>0.1255479513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5733136574074">
                <text:p>0.1257331365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5918321759259">
                <text:p>0.1259183217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6103506944444">
                <text:p>0.1261035069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628869212963">
                <text:p>0.1262886921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6473900462963">
                <text:p>0.1264739004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66590625">
                <text:p>0.126659062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6844247685185">
                <text:p>0.1268442476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702943287037">
                <text:p>0.1270294328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7214618055556">
                <text:p>0.1272146180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7399803240741">
                <text:p>0.1273998032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7584988425926">
                <text:p>0.1275849884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7770196759259">
                <text:p>0.1277701967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7955381944444">
                <text:p>0.1279553819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814056712963">
                <text:p>0.1281405671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8325752314815">
                <text:p>0.1283257523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8510925925926">
                <text:p>0.1285109259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8696099537037">
                <text:p>0.1286960995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888130787037">
                <text:p>0.1288813078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9066469907407">
                <text:p>0.1290664699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9251655092593">
                <text:p>0.1292516550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9436863425926">
                <text:p>0.1294368634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9622037037037">
                <text:p>0.129622037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9807210648148">
                <text:p>0.1298072106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9992395833333">
                <text:p>0.1299923958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0177604166667">
                <text:p>0.1301776041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0362766203704">
                <text:p>0.1303627662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0547962962963">
                <text:p>0.130547962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0733159722222">
                <text:p>0.1307331597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0918344907407">
                <text:p>0.1309183449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1103506944444">
                <text:p>0.1311035069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1288703703704">
                <text:p>0.1312887037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1473877314815">
                <text:p>0.1314738773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16590625">
                <text:p>0.131659062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1844247685185">
                <text:p>0.1318442476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202943287037">
                <text:p>0.1320294328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2214641203704">
                <text:p>0.1322146412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2399803240741">
                <text:p>0.1323998032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2584988425926">
                <text:p>0.1325849884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2770173611111">
                <text:p>0.1327701736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2955358796296">
                <text:p>0.1329553587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314056712963">
                <text:p>0.1331405671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3325729166667">
                <text:p>0.1333257291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3510914351852">
                <text:p>0.1335109143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3696099537037">
                <text:p>0.1336960995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3881296296296">
                <text:p>0.1338812962962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4066493055556">
                <text:p>0.13406649305555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4251678240741">
                <text:p>0.13425167824074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4436840277778">
                <text:p>0.13443684027777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4622048611111">
                <text:p>0.1346220486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4807210648148">
                <text:p>0.13480721064814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4992418981481">
                <text:p>0.13499241898148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5177604166667">
                <text:p>0.1351776041666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5362789351852">
                <text:p>0.13536278935185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5547951388889">
                <text:p>0.1355479513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5733136574074">
                <text:p>0.13573313657407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5918321759259">
                <text:p>0.13591832175925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6103506944444">
                <text:p>0.13610350694444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628869212963">
                <text:p>0.1362886921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6473877314815">
                <text:p>0.13647387731481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66590625">
                <text:p>0.136659062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6844259259259">
                <text:p>0.13684425925925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702943287037">
                <text:p>0.1370294328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7214618055556">
                <text:p>0.13721461805555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7399803240741">
                <text:p>0.13739980324074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7585011574074">
                <text:p>0.13758501157407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7770196759259">
                <text:p>0.13777019675925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7955358796296">
                <text:p>0.1379553587962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8140543981481">
                <text:p>0.13814054398148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8325729166667">
                <text:p>0.1383257291666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85109375">
                <text:p>0.138510937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8696099537037">
                <text:p>0.1386960995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8881284722222">
                <text:p>0.13888128472222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9066469907407">
                <text:p>0.1390664699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9251655092593">
                <text:p>0.13925165509259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9436840277778">
                <text:p>0.13943684027777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9622025462963">
                <text:p>0.1396220254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9807210648148">
                <text:p>0.13980721064814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9992418981481">
                <text:p>0.13999241898148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0177604166667">
                <text:p>0.1401776041666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0362766203704">
                <text:p>0.14036276620370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0547951388889">
                <text:p>0.1405479513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0733159722222">
                <text:p>0.1407331597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0918333333333">
                <text:p>0.14091833333333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1103518518519">
                <text:p>0.14110351851851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128869212963">
                <text:p>0.1412886921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1473877314815">
                <text:p>0.1414738773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16590625">
                <text:p>0.141659062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1844247685185">
                <text:p>0.1418442476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2029444444444">
                <text:p>0.14202944444444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2214618055556">
                <text:p>0.14221461805555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2399803240741">
                <text:p>0.14239980324074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2584988425926">
                <text:p>0.1425849884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2770196759259">
                <text:p>0.1427701967592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2955381944444">
                <text:p>0.14295538194444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3140543981481">
                <text:p>0.14314054398148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3325729166667">
                <text:p>0.1433257291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3510914351852">
                <text:p>0.14351091435185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3696111111111">
                <text:p>0.14369611111111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3881284722222">
                <text:p>0.1438812847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4066469907407">
                <text:p>0.1440664699074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4251655092593">
                <text:p>0.1442516550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4436863425926">
                <text:p>0.1444368634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4622025462963">
                <text:p>0.1446220254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4807210648148">
                <text:p>0.1448072106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4992395833333">
                <text:p>0.14499239583333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5177581018519">
                <text:p>0.14517758101851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5362766203704">
                <text:p>0.14536276620370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5547951388889">
                <text:p>0.14554795138888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5733148148148">
                <text:p>0.1457331481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5918321759259">
                <text:p>0.1459183217592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6103506944444">
                <text:p>0.14610350694444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6288715277778">
                <text:p>0.1462887152777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6473877314815">
                <text:p>0.1464738773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66590625">
                <text:p>0.146659062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6844247685185">
                <text:p>0.1468442476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7029456018519">
                <text:p>0.14702945601851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7214618055556">
                <text:p>0.14721461805555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7399803240741">
                <text:p>0.14739980324074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7584988425926">
                <text:p>0.1475849884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7770196759259">
                <text:p>0.1477701967592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7955381944444">
                <text:p>0.14795538194444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814056712963">
                <text:p>0.1481405671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8325752314815">
                <text:p>0.1483257523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8510914351852">
                <text:p>0.14851091435185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8696099537037">
                <text:p>0.1486960995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8881284722222">
                <text:p>0.1488812847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9066469907407">
                <text:p>0.1490664699074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9251655092593">
                <text:p>0.1492516550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9436863425926">
                <text:p>0.1494368634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9622025462963">
                <text:p>0.1496220254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9807210648148">
                <text:p>0.1498072106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9992395833333">
                <text:p>0.14999239583333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0177581018519">
                <text:p>0.15017758101851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0362766203704">
                <text:p>0.15036276620370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0547951388889">
                <text:p>0.15054795138888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0733136574074">
                <text:p>0.15073313657407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0918321759259">
                <text:p>0.1509183217592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1103530092593">
                <text:p>0.15110353009259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1288715277778">
                <text:p>0.15128871527777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1473877314815">
                <text:p>0.15147387731481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16590625">
                <text:p>0.151659062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1844270833333">
                <text:p>0.15184427083333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202943287037">
                <text:p>0.1520294328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2214618055556">
                <text:p>0.15221461805555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2399803240741">
                <text:p>0.15239980324074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2585">
                <text:p>0.15258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2770173611111">
                <text:p>0.15277017361111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2955358796296">
                <text:p>0.15295535879629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314056712963">
                <text:p>0.1531405671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3325729166667">
                <text:p>0.15332572916666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35109375">
                <text:p>0.153510937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3696099537037">
                <text:p>0.15369609953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3881284722222">
                <text:p>0.15388128472222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4066493055556">
                <text:p>0.15406649305555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4251666666667">
                <text:p>0.15425166666666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4436840277778">
                <text:p>0.15443684027777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4622025462963">
                <text:p>0.1546220254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4807210648148">
                <text:p>0.15480721064814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4992395833333">
                <text:p>0.15499239583333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5177581018519">
                <text:p>0.15517758101851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5362766203704">
                <text:p>0.15536276620370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5547951388889">
                <text:p>0.15554795138888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5733136574074">
                <text:p>0.15573313657407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5918321759259">
                <text:p>0.15591832175925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6103506944444">
                <text:p>0.15610350694444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628869212963">
                <text:p>0.1562886921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6473877314815">
                <text:p>0.15647387731481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66590625">
                <text:p>0.156659062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6844247685185">
                <text:p>0.15684424768518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7029456018519">
                <text:p>0.15702945601851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7214618055556">
                <text:p>0.15721461805555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7399803240741">
                <text:p>0.15739980324074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7585011574074">
                <text:p>0.15758501157407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7770173611111">
                <text:p>0.15777017361111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7955358796296">
                <text:p>0.15795535879629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8140543981482">
                <text:p>0.15814054398148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8325729166667">
                <text:p>0.15832572916666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8510914351852">
                <text:p>0.15851091435185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8696099537037">
                <text:p>0.1586960995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8881284722222">
                <text:p>0.15888128472222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9066469907407">
                <text:p>0.15906646990740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9251655092593">
                <text:p>0.15925165509259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9436840277778">
                <text:p>0.15943684027777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9622025462963">
                <text:p>0.1596220254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9807210648148">
                <text:p>0.15980721064814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9992395833333">
                <text:p>0.15999239583333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0177592592593">
                <text:p>0.16017759259259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0362777777778">
                <text:p>0.16036277777777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0547974537037">
                <text:p>0.1605479745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0733148148148">
                <text:p>0.16073314814814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0918321759259">
                <text:p>0.16091832175925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1103530092593">
                <text:p>0.16110353009259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128869212963">
                <text:p>0.1612886921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1473900462963">
                <text:p>0.1614739004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16590625">
                <text:p>0.161659062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1844247685185">
                <text:p>0.16184424768518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2029444444444">
                <text:p>0.16202944444444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2214618055556">
                <text:p>0.16221461805555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2399803240741">
                <text:p>0.16239980324074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2584988425926">
                <text:p>0.16258498842592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2770173611111">
                <text:p>0.16277017361111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295537037037">
                <text:p>0.162955370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3140543981481">
                <text:p>0.16314054398148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3325729166667">
                <text:p>0.16332572916666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3510914351852">
                <text:p>0.16351091435185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3696099537037">
                <text:p>0.1636960995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3881284722222">
                <text:p>0.16388128472222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4066469907407">
                <text:p>0.16406646990740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4251666666667">
                <text:p>0.16425166666666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4436840277778">
                <text:p>0.16443684027777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4622048611111">
                <text:p>0.16462204861111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4807210648148">
                <text:p>0.16480721064814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4992395833333">
                <text:p>0.16499239583333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5177592592593">
                <text:p>0.16517759259259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5362777777778">
                <text:p>0.16536277777777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5547951388889">
                <text:p>0.16554795138888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5733136574074">
                <text:p>0.16573313657407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5918321759259">
                <text:p>0.16591832175925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6103518518519">
                <text:p>0.16610351851851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628869212963">
                <text:p>0.1662886921296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6473888888889">
                <text:p>0.16647388888888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66590625">
                <text:p>0.166659062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6844247685185">
                <text:p>0.16684424768518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702943287037">
                <text:p>0.1670294328703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7214618055556">
                <text:p>0.16721461805555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7399803240741">
                <text:p>0.16739980324074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7584988425926">
                <text:p>0.16758498842592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7770173611111">
                <text:p>0.16777017361111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7955358796296">
                <text:p>0.16795535879629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8140543981481">
                <text:p>0.16814054398148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8325729166667">
                <text:p>0.16832572916666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8510925925926">
                <text:p>0.16851092592592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8696111111111">
                <text:p>0.16869611111111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8881296296296">
                <text:p>0.16888129629629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9066481481481">
                <text:p>0.16906648148148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9251678240741">
                <text:p>0.16925167824074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9436840277778">
                <text:p>0.16943684027777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9622025462963">
                <text:p>0.16962202546296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9807210648148">
                <text:p>0.16980721064814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9992395833333">
                <text:p>0.16999239583333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70177581018519">
                <text:p>0.17017758101851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70362777777778">
                <text:p>0.17036277777777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70547962962963">
                <text:p>0.17054796296296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70733136574074">
                <text:p>0.17073313657407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70918321759259">
                <text:p>0.17091832175925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71103518518519">
                <text:p>0.17110351851851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71288703703704">
                <text:p>0.17128870370370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71473877314815">
                <text:p>0.17147387731481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716590625">
                <text:p>0.171659062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71844247685185">
                <text:p>0.17184424768518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72029456018519">
                <text:p>0.17202945601851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72214618055556">
                <text:p>0.17221461805555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72399803240741">
                <text:p>0.17239980324074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72585">
                <text:p>0.17258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72770173611111">
                <text:p>0.17277017361111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72955358796296">
                <text:p>0.17295535879629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73140543981481">
                <text:p>0.17314054398148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73325729166667">
                <text:p>0.17332572916666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735109375">
                <text:p>0.173510937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73696099537037">
                <text:p>0.17369609953703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73881284722222">
                <text:p>0.17388128472222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74066469907407">
                <text:p>0.17406646990740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74251666666667">
                <text:p>0.17425166666666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74436840277778">
                <text:p>0.17443684027777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74622025462963">
                <text:p>0.17462202546296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74807210648148">
                <text:p>0.17480721064814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74992395833333">
                <text:p>0.17499239583333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75177581018519">
                <text:p>0.17517758101851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75362766203704">
                <text:p>0.17536276620370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75547951388889">
                <text:p>0.17554795138888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75733136574074">
                <text:p>0.17573313657407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75918321759259">
                <text:p>0.17591832175925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76103518518519">
                <text:p>0.17610351851851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7628869212963">
                <text:p>0.1762886921296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76473900462963">
                <text:p>0.17647390046296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766590625">
                <text:p>0.176659062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76844270833333">
                <text:p>0.17684427083333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77029456018519">
                <text:p>0.17702945601851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7214618055556">
                <text:p>0.17721461805555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7399826388889">
                <text:p>0.17739982638888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7584988425926">
                <text:p>0.17758498842592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7770173611111">
                <text:p>0.17777017361111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795537037037">
                <text:p>0.1779553703703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814056712963">
                <text:p>0.1781405671296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8325729166667">
                <text:p>0.17832572916666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8510914351852">
                <text:p>0.17851091435185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8696122685185">
                <text:p>0.17869612268518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8881284722222">
                <text:p>0.17888128472222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9066469907407">
                <text:p>0.17906646990740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9251678240741">
                <text:p>0.17925167824074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9436840277778">
                <text:p>0.17943684027777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9622025462963">
                <text:p>0.17962202546296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9807210648148">
                <text:p>0.17980721064814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9992395833333">
                <text:p>0.17999239583333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0177581018519">
                <text:p>0.18017758101851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0362789351852">
                <text:p>0.18036278935185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0547951388889">
                <text:p>0.18054795138888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0733136574074">
                <text:p>0.18073313657407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0918321759259">
                <text:p>0.18091832175925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1103506944444">
                <text:p>0.18110350694444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1288703703704">
                <text:p>0.181288703703704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81473877314815">
                <text:p>0.181473877314815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816590625">
                <text:p>0.1816590625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81844247685185">
                <text:p>0.181844247685185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8202943287037">
                <text:p>0.1820294328703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82214618055556">
                <text:p>0.18221461805555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82399803240741">
                <text:p>0.182399803240741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82584988425926">
                <text:p>0.18258498842592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82770173611111">
                <text:p>0.182770173611111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82955358796296">
                <text:p>0.18295535879629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83140543981482">
                <text:p>0.183140543981482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83325729166667">
                <text:p>0.18332572916666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83510914351852">
                <text:p>0.183510914351852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83696099537037">
                <text:p>0.18369609953703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83881284722222">
                <text:p>0.183881284722222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84066469907407">
                <text:p>0.18406646990740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84251666666667">
                <text:p>0.18425166666666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84436840277778">
                <text:p>0.184436840277778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84622025462963">
                <text:p>0.18462202546296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84807210648148">
                <text:p>0.184807210648148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84992395833333">
                <text:p>0.18499239583333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85177581018519">
                <text:p>0.185177581018519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85362766203704">
                <text:p>0.185362766203704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85547951388889">
                <text:p>0.185547951388889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85733136574074">
                <text:p>0.185733136574074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85918321759259">
                <text:p>0.185918321759259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86103518518519">
                <text:p>0.186103518518519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8628869212963">
                <text:p>0.18628869212963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86473877314815">
                <text:p>0.186473877314815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866590625">
                <text:p>0.1866590625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86844247685185">
                <text:p>0.186844247685185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87029456018519">
                <text:p>0.187029456018519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8721462962963">
                <text:p>0.1872146296296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87399814814815">
                <text:p>0.187399814814815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87584988425926">
                <text:p>0.187584988425926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87770173611111">
                <text:p>0.187770173611111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87955358796296">
                <text:p>0.187955358796296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88140543981482">
                <text:p>0.188140543981482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88325752314815">
                <text:p>0.188325752314815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188510914351852">
                <text:p>0.188510914351852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188696099537037">
                <text:p>0.188696099537037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188881284722222">
                <text:p>0.188881284722222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189066469907407">
                <text:p>0.189066469907407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189251666666667">
                <text:p>0.189251666666667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189436840277778">
                <text:p>0.189436840277778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189622025462963">
                <text:p>0.1896220254629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189807210648148">
                <text:p>0.189807210648148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189992395833333">
                <text:p>0.1899923958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19002712962963">
                <text:p>0.1900271296296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